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9211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/>
    </style:style>
    <style:style style:name="ce7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fo:color="#00B05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C9211E" style:repeat-content="false"/>
      <style:paragraph-properties fo:text-align="center"/>
      <style:text-properties fo:color="#00B050" fo:font-weight="bold" style:font-weight-asian="bold" style:font-weight-complex="bold"/>
    </style:style>
    <style:style style:name="co1" style:family="table-column">
      <style:table-column-properties fo:break-before="auto" style:column-width="12.2061111111111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5.67972222222222cm"/>
    </style:style>
    <style:style style:name="co4" style:family="table-column">
      <style:table-column-properties fo:break-before="auto" style:column-width="4.99180555555556cm"/>
    </style:style>
    <style:style style:name="co5" style:family="table-column">
      <style:table-column-properties fo:break-before="auto" style:column-width="3.08680555555556cm"/>
    </style:style>
    <style:style style:name="co6" style:family="table-column">
      <style:table-column-properties fo:break-before="auto" style:column-width="6.68513888888889cm"/>
    </style:style>
    <style:style style:name="co7" style:family="table-column">
      <style:table-column-properties fo:break-before="auto" style:column-width="6.70277777777778cm"/>
    </style:style>
    <style:style style:name="co8" style:family="table-column">
      <style:table-column-properties fo:break-before="auto" style:column-width="6.56166666666667cm"/>
    </style:style>
    <style:style style:name="co9" style:family="table-column">
      <style:table-column-properties fo:break-before="auto" style:column-width="6.49111111111111cm"/>
    </style:style>
    <style:style style:name="co10" style:family="table-column">
      <style:table-column-properties fo:break-before="auto" style:column-width="6.38527777777778cm"/>
    </style:style>
    <style:style style:name="co11" style:family="table-column">
      <style:table-column-properties fo:break-before="auto" style:column-width="5.43277777777778cm"/>
    </style:style>
    <style:style style:name="co12" style:family="table-column">
      <style:table-column-properties fo:break-before="auto" style:column-width="5.29166666666667cm"/>
    </style:style>
    <style:style style:name="co13" style:family="table-column">
      <style:table-column-properties fo:break-before="auto" style:column-width="3.88055555555556cm"/>
    </style:style>
    <style:style style:name="co14" style:family="table-column">
      <style:table-column-properties fo:break-before="auto" style:column-width="9.24277777777778cm"/>
    </style:style>
    <style:style style:name="co15" style:family="table-column">
      <style:table-column-properties fo:break-before="auto" style:column-width="9.50736111111111cm"/>
    </style:style>
    <style:style style:name="co16" style:family="table-column">
      <style:table-column-properties fo:break-before="auto" style:column-width="7.33777777777778cm"/>
    </style:style>
    <style:style style:name="co17" style:family="table-column">
      <style:table-column-properties fo:break-before="auto" style:column-width="10.00125cm"/>
    </style:style>
    <style:style style:name="co18" style:family="table-column">
      <style:table-column-properties fo:break-before="auto" style:column-width="11.4123611111111cm"/>
    </style:style>
    <style:style style:name="co19" style:family="table-column">
      <style:table-column-properties fo:break-before="auto" style:column-width="10.4598611111111cm"/>
    </style:style>
    <style:style style:name="co20" style:family="table-column">
      <style:table-column-properties fo:break-before="auto" style:column-width="9.10166666666667cm"/>
    </style:style>
    <style:style style:name="co21" style:family="table-column">
      <style:table-column-properties fo:break-before="auto" style:column-width="9.38388888888889cm"/>
    </style:style>
    <style:style style:name="co22" style:family="table-column">
      <style:table-column-properties fo:break-before="auto" style:column-width="7.19666666666667cm"/>
    </style:style>
    <style:style style:name="co23" style:family="table-column">
      <style:table-column-properties fo:break-before="auto" style:column-width="9.86013888888889cm"/>
    </style:style>
    <style:style style:name="co24" style:family="table-column">
      <style:table-column-properties fo:break-before="auto" style:column-width="11.2888888888889cm"/>
    </style:style>
    <style:style style:name="co25" style:family="table-column">
      <style:table-column-properties fo:break-before="auto" style:column-width="10.3363888888889cm"/>
    </style:style>
    <style:style style:name="co26" style:family="table-column">
      <style:table-column-properties fo:break-before="auto" style:column-width="2.89277777777778cm"/>
    </style:style>
    <style:style style:name="co27" style:family="table-column">
      <style:table-column-properties fo:break-before="auto" style:column-width="4.03930555555556cm"/>
    </style:style>
    <style:style style:name="co28" style:family="table-column">
      <style:table-column-properties fo:break-before="auto" style:column-width="5.60916666666667cm"/>
    </style:style>
    <style:style style:name="co29" style:family="table-column">
      <style:table-column-properties fo:break-before="auto" style:column-width="5.75027777777778cm"/>
    </style:style>
    <style:style style:name="co30" style:family="table-column">
      <style:table-column-properties fo:break-before="auto" style:column-width="4.18041666666667cm"/>
    </style:style>
    <style:style style:name="co31" style:family="table-column">
      <style:table-column-properties fo:break-before="auto" style:column-width="5.25638888888889cm"/>
    </style:style>
    <style:style style:name="co32" style:family="table-column">
      <style:table-column-properties fo:break-before="auto" style:column-width="6.50875cm"/>
    </style:style>
    <style:style style:name="co33" style:family="table-column">
      <style:table-column-properties fo:break-before="auto" style:column-width="4.83305555555556cm"/>
    </style:style>
    <style:style style:name="co34" style:family="table-column">
      <style:table-column-properties fo:break-before="auto" style:column-width="4.60375cm"/>
    </style:style>
    <style:style style:name="co35" style:family="table-column">
      <style:table-column-properties fo:break-before="auto" style:column-width="4.88597222222222cm"/>
    </style:style>
    <style:style style:name="co36" style:family="table-column">
      <style:table-column-properties fo:break-before="auto" style:column-width="4.35680555555555cm"/>
    </style:style>
    <style:style style:name="co37" style:family="table-column">
      <style:table-column-properties fo:break-before="auto" style:column-width="5.45041666666667cm"/>
    </style:style>
    <style:style style:name="co38" style:family="table-column">
      <style:table-column-properties fo:break-before="auto" style:column-width="5.00944444444445cm"/>
    </style:style>
    <style:style style:name="co39" style:family="table-column">
      <style:table-column-properties fo:break-before="auto" style:column-width="4.79777777777778cm"/>
    </style:style>
    <style:style style:name="co40" style:family="table-column">
      <style:table-column-properties fo:break-before="auto" style:column-width="5.08cm"/>
    </style:style>
    <style:style style:name="co41" style:family="table-column">
      <style:table-column-properties fo:break-before="auto" style:column-width="4.49791666666667cm"/>
    </style:style>
    <style:style style:name="co42" style:family="table-column">
      <style:table-column-properties fo:break-before="auto" style:column-width="5.15055555555556cm"/>
    </style:style>
    <style:style style:name="co43" style:family="table-column">
      <style:table-column-properties fo:break-before="auto" style:column-width="4.09222222222222cm"/>
    </style:style>
    <style:style style:name="co44" style:family="table-column">
      <style:table-column-properties fo:break-before="auto" style:column-width="3.28083333333333cm"/>
    </style:style>
    <style:style style:name="co45" style:family="table-column">
      <style:table-column-properties fo:break-before="auto" style:column-width="17.8505555555556cm"/>
    </style:style>
    <style:style style:name="co46" style:family="table-column">
      <style:table-column-properties fo:break-before="auto" style:column-width="2.25777777777778cm"/>
    </style:style>
    <style:style style:name="co47" style:family="table-column">
      <style:table-column-properties fo:break-before="auto" style:column-width="4.95652777777778cm" style:use-optimal-column-width="true"/>
    </style:style>
    <style:style style:name="co4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NOMAD_dayside_nadir_summ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6" table:default-cell-style-name="ce2"/>
        <table:table-column table:style-name="co30" table:default-cell-style-name="ce2"/>
        <table:table-column table:style-name="co31" table:number-columns-repeated="2" table:default-cell-style-name="ce2"/>
        <table:table-column table:style-name="co32" table:number-columns-repeated="2" table:default-cell-style-name="ce2"/>
        <table:table-column table:style-name="co33" table:default-cell-style-name="ce2"/>
        <table:table-column table:style-name="co34" table:default-cell-style-name="ce2"/>
        <table:table-column table:style-name="co31" table:default-cell-style-name="ce2"/>
        <table:table-column table:style-name="co35" table:number-columns-repeated="2" table:default-cell-style-name="ce2"/>
        <table:table-column table:style-name="co36" table:default-cell-style-name="ce2"/>
        <table:table-column table:style-name="co37" table:number-columns-repeated="2" table:default-cell-style-name="ce2"/>
        <table:table-column table:style-name="co7" table:number-columns-repeated="2" table:default-cell-style-name="ce2"/>
        <table:table-column table:style-name="co38" table:default-cell-style-name="ce2"/>
        <table:table-column table:style-name="co39" table:default-cell-style-name="ce2"/>
        <table:table-column table:style-name="co37" table:default-cell-style-name="ce2"/>
        <table:table-column table:style-name="co40" table:number-columns-repeated="2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number-columns-repeated="7" table:default-cell-style-name="ce2"/>
        <table:table-column table:style-name="co47" table:default-cell-style-name="ce2"/>
        <table:table-column table:style-name="co46" table:number-columns-repeated="958" table:default-cell-style-name="ce2"/>
        <table:table-column table:style-name="co48" table:number-columns-repeated="15360" table:default-cell-style-name="ce1"/>
        <table:table-row table:style-name="ro1">
          <table:table-cell office:value-type="string" table:style-name="ce2">
            <text:p>Orbit 80/40 or 60/60 or OFF (1-11 = 80/40; 101-111 = 60/60; 12 = switch off)</text:p>
          </table:table-cell>
          <table:table-cell office:value-type="string" table:style-name="ce2">
            <text:p>Orbit type</text:p>
          </table:table-cell>
          <table:table-cell office:value-type="string" table:style-name="ce2">
            <text:p>Dayside nadir observation number</text:p>
          </table:table-cell>
          <table:table-cell office:value-type="string" table:style-name="ce2">
            <text:p>Thermal orbit/dayside number</text:p>
          </table:table-cell>
          <table:table-cell office:value-type="string" table:style-name="ce2">
            <text:p>ESA orbit number</text:p>
          </table:table-cell>
          <table:table-cell office:value-type="string" table:style-name="ce2">
            <text:p>LNO+UVIS operating (YES = 1; NO = 0)</text:p>
          </table:table-cell>
          <table:table-cell office:value-type="string" table:style-name="ce2">
            <text:p>UVIS alone operating (YES = 1; NO = 0)</text:p>
          </table:table-cell>
          <table:table-cell office:value-type="string" table:style-name="ce2">
            <text:p>LNO alone operating (YES = 1; NO = 0)</text:p>
          </table:table-cell>
          <table:table-cell office:value-type="string" table:style-name="ce2">
            <text:p>SO+UVIS operating (YES = 1; NO = 0)</text:p>
          </table:table-cell>
          <table:table-cell office:value-type="string" table:style-name="ce2">
            <text:p>SO alone operating (YES = 1; NO = 0)</text:p>
          </table:table-cell>
          <table:table-cell office:value-type="string" table:style-name="ce2">
            <text:p>TC20 execution start time (UTC)</text:p>
          </table:table-cell>
          <table:table-cell office:value-type="string" table:style-name="ce2">
            <text:p>TC20 execution end time (UTC)</text:p>
          </table:table-cell>
          <table:table-cell office:value-type="string" table:style-name="ce2">
            <text:p>LNO start time (UTC)</text:p>
          </table:table-cell>
          <table:table-cell office:value-type="string" table:style-name="ce2">
            <text:p>LNO end time (UTC)</text:p>
          </table:table-cell>
          <table:table-cell office:value-type="string" table:style-name="ce2">
            <text:p>UVIS start time (UTC)</text:p>
          </table:table-cell>
          <table:table-cell office:value-type="string" table:style-name="ce2">
            <text:p>UVIS end time (UTC)</text:p>
          </table:table-cell>
          <table:table-cell office:value-type="string" table:style-name="ce2">
            <text:p>SubSC latitude (deg) @ TC20 execution start time (UTC)</text:p>
          </table:table-cell>
          <table:table-cell office:value-type="string" table:style-name="ce2">
            <text:p>SubSC longitude (deg) @ TC20 execution start time (UTC)</text:p>
          </table:table-cell>
          <table:table-cell office:value-type="string" table:style-name="ce2">
            <text:p>SubSC LST @ TC20 execution start time (h)</text:p>
          </table:table-cell>
          <table:table-cell office:value-type="string" table:style-name="ce2">
            <text:p>SubSC phase angle (deg) @ TC20 execution start time (UTC)</text:p>
          </table:table-cell>
          <table:table-cell office:value-type="string" table:style-name="ce2">
            <text:p>SubSC solar incidence angle (deg) @ TC20 execution start time (UTC)</text:p>
          </table:table-cell>
          <table:table-cell office:value-type="string" table:style-name="ce2">
            <text:p>SubSC emission angle (deg) @ TC20 execution start time (UTC)</text:p>
          </table:table-cell>
          <table:table-cell office:value-type="string" table:style-name="ce2">
            <text:p>SubSC latitude (deg) @ TC20 execution end time (UTC)</text:p>
          </table:table-cell>
          <table:table-cell office:value-type="string" table:style-name="ce2">
            <text:p>SubSC longitude (deg) @ TC20 execution end time (UTC)</text:p>
          </table:table-cell>
          <table:table-cell office:value-type="string" table:style-name="ce2">
            <text:p>SubSC LST @ TC20 execution end time (h)</text:p>
          </table:table-cell>
          <table:table-cell office:value-type="string" table:style-name="ce2">
            <text:p>SubSC phase angle (deg) @ TC20 execution end time (UTC)</text:p>
          </table:table-cell>
          <table:table-cell office:value-type="string" table:style-name="ce2">
            <text:p>SubSC solar incidence angle (deg) @ TC20 execution end time (UTC)</text:p>
          </table:table-cell>
          <table:table-cell office:value-type="string" table:style-name="ce2">
            <text:p>SubSC emission angle (deg) @ TC20 execution end time (UTC)</text:p>
          </table:table-cell>
          <table:table-cell office:value-type="string" table:style-name="ce2">
            <text:p>Beta angle (deg)</text:p>
          </table:table-cell>
          <table:table-cell office:value-type="string" table:style-name="ce2">
            <text:p>Solar longitude Ls (deg)</text:p>
          </table:table-cell>
          <table:table-cell office:value-type="string" table:style-name="ce2">
            <text:p>LNO+SINBAD data volume (Mbit)</text:p>
          </table:table-cell>
          <table:table-cell office:value-type="string" table:style-name="ce2">
            <text:p>UVIS+SINBAD data volume (Mbit)</text:p>
          </table:table-cell>
          <table:table-cell office:value-type="string" table:style-name="ce2">
            <text:p>LNO+UVIS+SINBAD data volume (Mbit)</text:p>
          </table:table-cell>
          <table:table-cell office:value-type="string" table:style-name="ce2">
            <text:p>TC20 SO_START_TIME</text:p>
          </table:table-cell>
          <table:table-cell office:value-type="string" table:style-name="ce2">
            <text:p>TC20 SO_START_SCIENCE_1</text:p>
          </table:table-cell>
          <table:table-cell office:value-type="string" table:style-name="ce2">
            <text:p>TC20 SO_START_SCIENCE_2</text:p>
          </table:table-cell>
          <table:table-cell office:value-type="string" table:style-name="ce2">
            <text:p>TC20 SO_DURATION_REFERENCE_1</text:p>
          </table:table-cell>
          <table:table-cell office:value-type="string" table:style-name="ce2">
            <text:p>TC20 SO_DURATION_REFERENCE_2</text:p>
          </table:table-cell>
          <table:table-cell office:value-type="string" table:style-name="ce2">
            <text:p>TC20 SO_DURATION_TIME</text:p>
          </table:table-cell>
          <table:table-cell office:value-type="string" table:style-name="ce2">
            <text:p>TC20 SO_COP_GENERAL</text:p>
          </table:table-cell>
          <table:table-cell office:value-type="string" table:style-name="ce2">
            <text:p>TC20 SO_COP_PRECOOLING</text:p>
          </table:table-cell>
          <table:table-cell office:value-type="string" table:style-name="ce2">
            <text:p>TC20 SO_COP_SCIENCE_1</text:p>
          </table:table-cell>
          <table:table-cell office:value-type="string" table:style-name="ce2">
            <text:p>TC20 SO_COP_SCIENCE_2</text:p>
          </table:table-cell>
          <table:table-cell office:value-type="string" table:style-name="ce2">
            <text:p>TC20 LNO_START_TIME</text:p>
          </table:table-cell>
          <table:table-cell office:value-type="string" table:style-name="ce2">
            <text:p>TC20 LNO_START_SCIENCE_1</text:p>
          </table:table-cell>
          <table:table-cell office:value-type="string" table:style-name="ce2">
            <text:p>TC20 LNO_START_SCIENCE_2</text:p>
          </table:table-cell>
          <table:table-cell office:value-type="string" table:style-name="ce2">
            <text:p>TC20 LNO_DURATION_REFERENCE_1</text:p>
          </table:table-cell>
          <table:table-cell office:value-type="string" table:style-name="ce2">
            <text:p>TC20 LNO_DURATION_REFERENCE_2</text:p>
          </table:table-cell>
          <table:table-cell office:value-type="string" table:style-name="ce2">
            <text:p>TC20 LNO_DURATION_TIME</text:p>
          </table:table-cell>
          <table:table-cell office:value-type="string" table:style-name="ce2">
            <text:p>TC20 LNO_COP_GENERAL</text:p>
          </table:table-cell>
          <table:table-cell office:value-type="string" table:style-name="ce2">
            <text:p>TC20 LNO_COP_PRECOOLING</text:p>
          </table:table-cell>
          <table:table-cell office:value-type="string" table:style-name="ce2">
            <text:p>TC20 LNO_COP_SCIENCE_1</text:p>
          </table:table-cell>
          <table:table-cell office:value-type="string" table:style-name="ce2">
            <text:p>TC20 LNO_COP_SCIENCE_2</text:p>
          </table:table-cell>
          <table:table-cell office:value-type="string" table:style-name="ce2">
            <text:p>TC20 UVIS_START_TIME</text:p>
          </table:table-cell>
          <table:table-cell office:value-type="string" table:style-name="ce2">
            <text:p>TC20 UVIS_DURATION_TIME</text:p>
          </table:table-cell>
          <table:table-cell office:value-type="string" table:style-name="ce2">
            <text:p>TC20 UVIS_COP_ROW</text:p>
          </table:table-cell>
          <table:table-cell office:value-type="string" table:style-name="ce2">
            <text:p>TC20 CHECKSUM</text:p>
          </table:table-cell>
          <table:table-cell office:value-type="string" table:style-name="ce2">
            <text:p>TC20 (HEX)</text:p>
          </table:table-cell>
          <table:table-cell office:value-type="string" table:style-name="ce6">
            <text:p>TC20 FIXED</text:p>
          </table:table-cell>
          <table:table-cell office:value-type="string" table:style-name="ce6">
            <text:p>TC20 PRECOOLING</text:p>
          </table:table-cell>
          <table:table-cell office:value-type="string" table:style-name="ce6">
            <text:p>TC20 SCI1</text:p>
          </table:table-cell>
          <table:table-cell office:value-type="string" table:style-name="ce6">
            <text:p>TC20 SCI2</text:p>
          </table:table-cell>
          <table:table-cell office:value-type="string" table:style-name="ce6">
            <text:p>LNO_OBSERVING (1=YES;0=NO)</text:p>
          </table:table-cell>
          <table:table-cell office:value-type="string" table:style-name="ce6">
            <text:p>OBSERVATION NUMBER</text:p>
          </table:table-cell>
          <table:table-cell office:value-type="string" table:style-name="ce6">
            <text:p>OBSERVATION TYPE</text:p>
          </table:table-cell>
          <table:table-cell office:value-type="string" table:style-name="ce6">
            <text:p>APPROX TC START TIME</text:p>
          </table:table-cell>
          <table:table-cell office:value-type="string" table:style-name="ce6">
            <text:p>COMMENTS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063" table:style-name="ce2">
            <text:p>1106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2020 MAY 16 15:22:22</text:p>
          </table:table-cell>
          <table:table-cell office:value-type="string" table:style-name="ce2">
            <text:p>2020 MAY 16 16:27:44</text:p>
          </table:table-cell>
          <table:table-cell office:value-type="string" table:style-name="ce2">
            <text:p>2020 MAY 16 15:22:32</text:p>
          </table:table-cell>
          <table:table-cell office:value-type="string" table:style-name="ce2">
            <text:p>2020 MAY 16 16:27:32</text:p>
          </table:table-cell>
          <table:table-cell office:value-type="string" table:style-name="ce2">
            <text:p>2020 MAY 16 15:22:32</text:p>
          </table:table-cell>
          <table:table-cell office:value-type="string" table:style-name="ce2">
            <text:p>2020 MAY 16 16:27:43</text:p>
          </table:table-cell>
          <table:table-cell office:value-type="float" office:value="65.887699999999995" table:style-name="ce2">
            <text:p>65,8877</text:p>
          </table:table-cell>
          <table:table-cell office:value-type="float" office:value="120.6073" table:style-name="ce2">
            <text:p>120,6073</text:p>
          </table:table-cell>
          <table:table-cell office:value-type="float" office:value="0.71055999999999997" table:style-name="ce2">
            <text:p>0,71056</text:p>
          </table:table-cell>
          <table:table-cell office:value-type="float" office:value="122.6142" table:style-name="ce2">
            <text:p>122,6142</text:p>
          </table:table-cell>
          <table:table-cell office:value-type="float" office:value="122.6142" table:style-name="ce2">
            <text:p>122,6142</text:p>
          </table:table-cell>
          <table:table-cell office:value-type="float" office:value="1.1467999999999999E-14" table:style-name="ce2">
            <text:p>1,1468E-14</text:p>
          </table:table-cell>
          <table:table-cell office:value-type="float" office:value="-74.615099999999998" table:style-name="ce2">
            <text:p>-74,6151</text:p>
          </table:table-cell>
          <table:table-cell office:value-type="float" office:value="-21.124500000000001" table:style-name="ce2">
            <text:p>-21,1245</text:p>
          </table:table-cell>
          <table:table-cell office:value-type="float" office:value="16.321899999999999" table:style-name="ce2">
            <text:p>16,3219</text:p>
          </table:table-cell>
          <table:table-cell office:value-type="float" office:value="74.634200000000007" table:style-name="ce2">
            <text:p>74,6342</text:p>
          </table:table-cell>
          <table:table-cell office:value-type="float" office:value="74.634200000000007" table:style-name="ce2">
            <text:p>74,6342</text:p>
          </table:table-cell>
          <table:table-cell office:value-type="float" office:value="1.4854E-14" table:style-name="ce2">
            <text:p>1,4854E-14</text:p>
          </table:table-cell>
          <table:table-cell office:value-type="float" office:value="23.161000000000001" table:style-name="ce2">
            <text:p>23,161</text:p>
          </table:table-cell>
          <table:table-cell office:value-type="float" office:value="202.1146" table:style-name="ce2">
            <text:p>202,1146</text:p>
          </table:table-cell>
          <table:table-cell office:value-type="float" office:value="22.9085" table:style-name="ce2">
            <text:p>22,9085</text:p>
          </table:table-cell>
          <table:table-cell office:value-type="float" office:value="593.45420000000001" table:style-name="ce2">
            <text:p>593,4542</text:p>
          </table:table-cell>
          <table:table-cell office:value-type="float" office:value="614.23820000000001" table:style-name="ce2">
            <text:p>614,23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75" table:style-name="ce2">
            <text:p>227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900" table:style-name="ce2">
            <text:p>390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911" table:style-name="ce2">
            <text:p>3911</text:p>
          </table:table-cell>
          <table:table-cell office:value-type="float" office:value="76" table:style-name="ce2">
            <text:p>76</text:p>
          </table:table-cell>
          <table:table-cell office:value-type="float" office:value="985" table:style-name="ce2">
            <text:p>985</text:p>
          </table:table-cell>
          <table:table-cell office:value-type="string" table:style-name="ce2">
            <text:p>1400002C00000000000000000000000000000000000A028008E31E1E0F3C000102750275000A0F47004C03D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68" table:style-name="ce6">
            <text:p>1368</text:p>
          </table:table-cell>
          <table:table-cell office:value-type="float" office:value="1368" table:style-name="ce6">
            <text:p>1368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6 15:34:2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1064" table:style-name="ce2">
            <text:p>1106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6 17:30:16</text:p>
          </table:table-cell>
          <table:table-cell office:value-type="string" table:style-name="ce2">
            <text:p>2020 MAY 16 18:33:02</text:p>
          </table:table-cell>
          <table:table-cell office:value-type="string" table:style-name="ce2">
            <text:p>2020 MAY 16 17:30:26</text:p>
          </table:table-cell>
          <table:table-cell office:value-type="string" table:style-name="ce2">
            <text:p>2020 MAY 16 18:32:56</text:p>
          </table:table-cell>
          <table:table-cell office:value-type="string" table:style-name="ce2">
            <text:p>2020 MAY 16 17:30:26</text:p>
          </table:table-cell>
          <table:table-cell office:value-type="string" table:style-name="ce2">
            <text:p>2020 MAY 16 18:33:01</text:p>
          </table:table-cell>
          <table:table-cell office:value-type="float" office:value="70.890600000000006" table:style-name="ce2">
            <text:p>70,8906</text:p>
          </table:table-cell>
          <table:table-cell office:value-type="float" office:value="178.73220000000001" table:style-name="ce2">
            <text:p>178,7322</text:p>
          </table:table-cell>
          <table:table-cell office:value-type="float" office:value="6.66" table:style-name="ce2">
            <text:p>6,66</text:p>
          </table:table-cell>
          <table:table-cell office:value-type="float" office:value="95.568100000000001" table:style-name="ce2">
            <text:p>95,5681</text:p>
          </table:table-cell>
          <table:table-cell office:value-type="float" office:value="95.568100000000001" table:style-name="ce2">
            <text:p>95,5681</text:p>
          </table:table-cell>
          <table:table-cell office:value-type="float" office:value="3.5560999999999999E-14" table:style-name="ce2">
            <text:p>3,5561E-14</text:p>
          </table:table-cell>
          <table:table-cell office:value-type="float" office:value="-62.050600000000003" table:style-name="ce2">
            <text:p>-62,0506</text:p>
          </table:table-cell>
          <table:table-cell office:value-type="float" office:value="4.5433000000000003" table:style-name="ce2">
            <text:p>4,5433</text:p>
          </table:table-cell>
          <table:table-cell office:value-type="float" office:value="20.065300000000001" table:style-name="ce2">
            <text:p>20,0653</text:p>
          </table:table-cell>
          <table:table-cell office:value-type="float" office:value="95.365600000000001" table:style-name="ce2">
            <text:p>95,3656</text:p>
          </table:table-cell>
          <table:table-cell office:value-type="float" office:value="95.365600000000001" table:style-name="ce2">
            <text:p>95,3656</text:p>
          </table:table-cell>
          <table:table-cell office:value-type="float" office:value="6.9431999999999997E-15" table:style-name="ce2">
            <text:p>6,9432E-15</text:p>
          </table:table-cell>
          <table:table-cell office:value-type="float" office:value="23.43" table:style-name="ce2">
            <text:p>23,43</text:p>
          </table:table-cell>
          <table:table-cell office:value-type="float" office:value="202.1677" table:style-name="ce2">
            <text:p>202,1677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78279999999995" table:style-name="ce2">
            <text:p>569,7828</text:p>
          </table:table-cell>
          <table:table-cell office:value-type="float" office:value="589.62580000000003" table:style-name="ce2">
            <text:p>589,62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5" table:style-name="ce2">
            <text:p>3755</text:p>
          </table:table-cell>
          <table:table-cell office:value-type="float" office:value="76" table:style-name="ce2">
            <text:p>76</text:p>
          </table:table-cell>
          <table:table-cell office:value-type="float" office:value="1114" table:style-name="ce2">
            <text:p>1114</text:p>
          </table:table-cell>
          <table:table-cell office:value-type="string" table:style-name="ce2">
            <text:p>1400002C00000000000000000000000000000000000A028008981E1E0EA6000102750275000A0EAB004C045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6 17:32:1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1065" table:style-name="ce2">
            <text:p>110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6 19:28:13</text:p>
          </table:table-cell>
          <table:table-cell office:value-type="string" table:style-name="ce2">
            <text:p>2020 MAY 16 20:23:4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6 19:28:23</text:p>
          </table:table-cell>
          <table:table-cell office:value-type="string" table:style-name="ce2">
            <text:p>2020 MAY 16 20:23:42</text:p>
          </table:table-cell>
          <table:table-cell office:value-type="float" office:value="70.753799999999998" table:style-name="ce2">
            <text:p>70,7538</text:p>
          </table:table-cell>
          <table:table-cell office:value-type="float" office:value="149.99969999999999" table:style-name="ce2">
            <text:p>149,9997</text:p>
          </table:table-cell>
          <table:table-cell office:value-type="float" office:value="6.6574999999999998" table:style-name="ce2">
            <text:p>6,6575</text:p>
          </table:table-cell>
          <table:table-cell office:value-type="float" office:value="95.569299999999998" table:style-name="ce2">
            <text:p>95,5693</text:p>
          </table:table-cell>
          <table:table-cell office:value-type="float" office:value="95.569299999999998" table:style-name="ce2">
            <text:p>95,5693</text:p>
          </table:table-cell>
          <table:table-cell office:value-type="float" office:value="2.9538E-14" table:style-name="ce2">
            <text:p>2,9538E-14</text:p>
          </table:table-cell>
          <table:table-cell office:value-type="float" office:value="-74.494500000000002" table:style-name="ce2">
            <text:p>-74,4945</text:p>
          </table:table-cell>
          <table:table-cell office:value-type="float" office:value="-76.997" table:style-name="ce2">
            <text:p>-76,997</text:p>
          </table:table-cell>
          <table:table-cell office:value-type="float" office:value="16.424399999999999" table:style-name="ce2">
            <text:p>16,4244</text:p>
          </table:table-cell>
          <table:table-cell office:value-type="float" office:value="74.930599999999998" table:style-name="ce2">
            <text:p>74,9306</text:p>
          </table:table-cell>
          <table:table-cell office:value-type="float" office:value="74.930599999999998" table:style-name="ce2">
            <text:p>74,9306</text:p>
          </table:table-cell>
          <table:table-cell office:value-type="float" office:value="1.9285E-14" table:style-name="ce2">
            <text:p>1,9285E-14</text:p>
          </table:table-cell>
          <table:table-cell office:value-type="float" office:value="23.6463" table:style-name="ce2">
            <text:p>23,6463</text:p>
          </table:table-cell>
          <table:table-cell office:value-type="float" office:value="202.2167" table:style-name="ce2">
            <text:p>202,2167</text:p>
          </table:table-cell>
          <table:table-cell office:value-type="string" table:style-name="ce2">
            <text:p>N/A</text:p>
          </table:table-cell>
          <table:table-cell office:value-type="float" office:value="503.62970000000001" table:style-name="ce2">
            <text:p>503,6297</text:p>
          </table:table-cell>
          <table:table-cell office:value-type="float" office:value="503.62970000000001" table:style-name="ce2">
            <text:p>503,62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19" table:style-name="ce2">
            <text:p>3319</text:p>
          </table:table-cell>
          <table:table-cell office:value-type="float" office:value="76" table:style-name="ce2">
            <text:p>76</text:p>
          </table:table-cell>
          <table:table-cell office:value-type="float" office:value="409" table:style-name="ce2">
            <text:p>409</text:p>
          </table:table-cell>
          <table:table-cell office:value-type="string" table:style-name="ce2">
            <text:p>1400002C0000000000000000000000000000000000000000000000000000000000000000000A0CF7004C019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6 19:30:1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1066" table:style-name="ce2">
            <text:p>1106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6 21:26:13</text:p>
          </table:table-cell>
          <table:table-cell office:value-type="string" table:style-name="ce2">
            <text:p>2020 MAY 16 22:29:00</text:p>
          </table:table-cell>
          <table:table-cell office:value-type="string" table:style-name="ce2">
            <text:p>2020 MAY 16 21:26:23</text:p>
          </table:table-cell>
          <table:table-cell office:value-type="string" table:style-name="ce2">
            <text:p>2020 MAY 16 22:28:53</text:p>
          </table:table-cell>
          <table:table-cell office:value-type="string" table:style-name="ce2">
            <text:p>2020 MAY 16 21:26:23</text:p>
          </table:table-cell>
          <table:table-cell office:value-type="string" table:style-name="ce2">
            <text:p>2020 MAY 16 22:28:59</text:p>
          </table:table-cell>
          <table:table-cell office:value-type="float" office:value="70.627799999999993" table:style-name="ce2">
            <text:p>70,6278</text:p>
          </table:table-cell>
          <table:table-cell office:value-type="float" office:value="121.35039999999999" table:style-name="ce2">
            <text:p>121,3504</text:p>
          </table:table-cell>
          <table:table-cell office:value-type="float" office:value="6.6614000000000004" table:style-name="ce2">
            <text:p>6,6614</text:p>
          </table:table-cell>
          <table:table-cell office:value-type="float" office:value="95.542299999999997" table:style-name="ce2">
            <text:p>95,5423</text:p>
          </table:table-cell>
          <table:table-cell office:value-type="float" office:value="95.542299999999997" table:style-name="ce2">
            <text:p>95,5423</text:p>
          </table:table-cell>
          <table:table-cell office:value-type="float" office:value="4.1863999999999997E-14" table:style-name="ce2">
            <text:p>4,1864E-14</text:p>
          </table:table-cell>
          <table:table-cell office:value-type="float" office:value="-61.811399999999999" table:style-name="ce2">
            <text:p>-61,8114</text:p>
          </table:table-cell>
          <table:table-cell office:value-type="float" office:value="-53.154699999999998" table:style-name="ce2">
            <text:p>-53,1547</text:p>
          </table:table-cell>
          <table:table-cell office:value-type="float" office:value="20.046099999999999" table:style-name="ce2">
            <text:p>20,0461</text:p>
          </table:table-cell>
          <table:table-cell office:value-type="float" office:value="95.339500000000001" table:style-name="ce2">
            <text:p>95,3395</text:p>
          </table:table-cell>
          <table:table-cell office:value-type="float" office:value="95.339500000000001" table:style-name="ce2">
            <text:p>95,3395</text:p>
          </table:table-cell>
          <table:table-cell office:value-type="float" office:value="4.1346999999999999E-14" table:style-name="ce2">
            <text:p>4,1347E-14</text:p>
          </table:table-cell>
          <table:table-cell office:value-type="float" office:value="23.879300000000001" table:style-name="ce2">
            <text:p>23,8793</text:p>
          </table:table-cell>
          <table:table-cell office:value-type="float" office:value="202.26570000000001" table:style-name="ce2">
            <text:p>202,2657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93449999999996" table:style-name="ce2">
            <text:p>569,9345</text:p>
          </table:table-cell>
          <table:table-cell office:value-type="float" office:value="589.77760000000001" table:style-name="ce2">
            <text:p>589,77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6" table:style-name="ce2">
            <text:p>3756</text:p>
          </table:table-cell>
          <table:table-cell office:value-type="float" office:value="76" table:style-name="ce2">
            <text:p>76</text:p>
          </table:table-cell>
          <table:table-cell office:value-type="float" office:value="1115" table:style-name="ce2">
            <text:p>1115</text:p>
          </table:table-cell>
          <table:table-cell office:value-type="string" table:style-name="ce2">
            <text:p>1400002C00000000000000000000000000000000000A028008981E1E0EA6000102750275000A0EAC004C045B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532" table:style-name="ce6">
            <text:p>1532</text:p>
          </table:table-cell>
          <table:table-cell office:value-type="float" office:value="1532" table:style-name="ce6">
            <text:p>1532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6 21:28:13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1067" table:style-name="ce2">
            <text:p>1106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6 23:24:13</text:p>
          </table:table-cell>
          <table:table-cell office:value-type="string" table:style-name="ce2">
            <text:p>2020 MAY 17 00:19:4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6 23:24:23</text:p>
          </table:table-cell>
          <table:table-cell office:value-type="string" table:style-name="ce2">
            <text:p>2020 MAY 17 00:19:40</text:p>
          </table:table-cell>
          <table:table-cell office:value-type="float" office:value="70.554299999999998" table:style-name="ce2">
            <text:p>70,5543</text:p>
          </table:table-cell>
          <table:table-cell office:value-type="float" office:value="92.730199999999996" table:style-name="ce2">
            <text:p>92,7302</text:p>
          </table:table-cell>
          <table:table-cell office:value-type="float" office:value="6.6672000000000002" table:style-name="ce2">
            <text:p>6,6672</text:p>
          </table:table-cell>
          <table:table-cell office:value-type="float" office:value="95.516900000000007" table:style-name="ce2">
            <text:p>95,5169</text:p>
          </table:table-cell>
          <table:table-cell office:value-type="float" office:value="95.516900000000007" table:style-name="ce2">
            <text:p>95,5169</text:p>
          </table:table-cell>
          <table:table-cell office:value-type="float" office:value="1.4224000000000001E-14" table:style-name="ce2">
            <text:p>1,4224E-14</text:p>
          </table:table-cell>
          <table:table-cell office:value-type="float" office:value="-74.487899999999996" table:style-name="ce2">
            <text:p>-74,4879</text:p>
          </table:table-cell>
          <table:table-cell office:value-type="float" office:value="-133.8631" table:style-name="ce2">
            <text:p>-133,8631</text:p>
          </table:table-cell>
          <table:table-cell office:value-type="float" office:value="16.460599999999999" table:style-name="ce2">
            <text:p>16,4606</text:p>
          </table:table-cell>
          <table:table-cell office:value-type="float" office:value="75.024900000000002" table:style-name="ce2">
            <text:p>75,0249</text:p>
          </table:table-cell>
          <table:table-cell office:value-type="float" office:value="75.024900000000002" table:style-name="ce2">
            <text:p>75,0249</text:p>
          </table:table-cell>
          <table:table-cell office:value-type="float" office:value="1.9671E-14" table:style-name="ce2">
            <text:p>1,9671E-14</text:p>
          </table:table-cell>
          <table:table-cell office:value-type="float" office:value="24.133700000000001" table:style-name="ce2">
            <text:p>24,1337</text:p>
          </table:table-cell>
          <table:table-cell office:value-type="float" office:value="202.31469999999999" table:style-name="ce2">
            <text:p>202,3147</text:p>
          </table:table-cell>
          <table:table-cell office:value-type="string" table:style-name="ce2">
            <text:p>N/A</text:p>
          </table:table-cell>
          <table:table-cell office:value-type="float" office:value="503.32619999999997" table:style-name="ce2">
            <text:p>503,3262</text:p>
          </table:table-cell>
          <table:table-cell office:value-type="float" office:value="503.32619999999997" table:style-name="ce2">
            <text:p>503,32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17" table:style-name="ce2">
            <text:p>3317</text:p>
          </table:table-cell>
          <table:table-cell office:value-type="float" office:value="76" table:style-name="ce2">
            <text:p>76</text:p>
          </table:table-cell>
          <table:table-cell office:value-type="float" office:value="407" table:style-name="ce2">
            <text:p>407</text:p>
          </table:table-cell>
          <table:table-cell office:value-type="string" table:style-name="ce2">
            <text:p>1400002C0000000000000000000000000000000000000000000000000000000000000000000A0CF5004C0197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6 23:26:1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1068" table:style-name="ce2">
            <text:p>1106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01:22:10</text:p>
          </table:table-cell>
          <table:table-cell office:value-type="string" table:style-name="ce2">
            <text:p>2020 MAY 17 02:24:53</text:p>
          </table:table-cell>
          <table:table-cell office:value-type="string" table:style-name="ce2">
            <text:p>2020 MAY 17 01:22:20</text:p>
          </table:table-cell>
          <table:table-cell office:value-type="string" table:style-name="ce2">
            <text:p>2020 MAY 17 02:24:50</text:p>
          </table:table-cell>
          <table:table-cell office:value-type="string" table:style-name="ce2">
            <text:p>2020 MAY 17 01:22:20</text:p>
          </table:table-cell>
          <table:table-cell office:value-type="string" table:style-name="ce2">
            <text:p>2020 MAY 17 02:24:52</text:p>
          </table:table-cell>
          <table:table-cell office:value-type="float" office:value="70.549099999999996" table:style-name="ce2">
            <text:p>70,5491</text:p>
          </table:table-cell>
          <table:table-cell office:value-type="float" office:value="64.027100000000004" table:style-name="ce2">
            <text:p>64,0271</text:p>
          </table:table-cell>
          <table:table-cell office:value-type="float" office:value="6.6666999999999996" table:style-name="ce2">
            <text:p>6,6667</text:p>
          </table:table-cell>
          <table:table-cell office:value-type="float" office:value="95.536600000000007" table:style-name="ce2">
            <text:p>95,5366</text:p>
          </table:table-cell>
          <table:table-cell office:value-type="float" office:value="95.536600000000007" table:style-name="ce2">
            <text:p>95,5366</text:p>
          </table:table-cell>
          <table:table-cell office:value-type="float" office:value="3.5560000000000002E-14" table:style-name="ce2">
            <text:p>3,556E-14</text:p>
          </table:table-cell>
          <table:table-cell office:value-type="float" office:value="-61.680199999999999" table:style-name="ce2">
            <text:p>-61,6802</text:p>
          </table:table-cell>
          <table:table-cell office:value-type="float" office:value="-110.7619" table:style-name="ce2">
            <text:p>-110,7619</text:p>
          </table:table-cell>
          <table:table-cell office:value-type="float" office:value="20.031400000000001" table:style-name="ce2">
            <text:p>20,0314</text:p>
          </table:table-cell>
          <table:table-cell office:value-type="float" office:value="95.283900000000003" table:style-name="ce2">
            <text:p>95,2839</text:p>
          </table:table-cell>
          <table:table-cell office:value-type="float" office:value="95.283900000000003" table:style-name="ce2">
            <text:p>95,2839</text:p>
          </table:table-cell>
          <table:table-cell office:value-type="float" office:value="1.5982000000000001E-14" table:style-name="ce2">
            <text:p>1,5982E-14</text:p>
          </table:table-cell>
          <table:table-cell office:value-type="float" office:value="24.3932" table:style-name="ce2">
            <text:p>24,3932</text:p>
          </table:table-cell>
          <table:table-cell office:value-type="float" office:value="202.3638" table:style-name="ce2">
            <text:p>202,3638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32759999999996" table:style-name="ce2">
            <text:p>569,3276</text:p>
          </table:table-cell>
          <table:table-cell office:value-type="float" office:value="589.17060000000004" table:style-name="ce2">
            <text:p>589,17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2" table:style-name="ce2">
            <text:p>3752</text:p>
          </table:table-cell>
          <table:table-cell office:value-type="float" office:value="76" table:style-name="ce2">
            <text:p>76</text:p>
          </table:table-cell>
          <table:table-cell office:value-type="float" office:value="1111" table:style-name="ce2">
            <text:p>1111</text:p>
          </table:table-cell>
          <table:table-cell office:value-type="string" table:style-name="ce2">
            <text:p>1400002C00000000000000000000000000000000000A028008981E1E0EA6000102750275000A0EA8004C0457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68" table:style-name="ce6">
            <text:p>1368</text:p>
          </table:table-cell>
          <table:table-cell office:value-type="float" office:value="1368" table:style-name="ce6">
            <text:p>1368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7 01:24:10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11069" table:style-name="ce2">
            <text:p>1106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03:20:05</text:p>
          </table:table-cell>
          <table:table-cell office:value-type="string" table:style-name="ce2">
            <text:p>2020 MAY 17 04:22:48</text:p>
          </table:table-cell>
          <table:table-cell office:value-type="string" table:style-name="ce2">
            <text:p>2020 MAY 17 03:20:15</text:p>
          </table:table-cell>
          <table:table-cell office:value-type="string" table:style-name="ce2">
            <text:p>2020 MAY 17 04:22:45</text:p>
          </table:table-cell>
          <table:table-cell office:value-type="string" table:style-name="ce2">
            <text:p>2020 MAY 17 03:20:15</text:p>
          </table:table-cell>
          <table:table-cell office:value-type="string" table:style-name="ce2">
            <text:p>2020 MAY 17 04:22:47</text:p>
          </table:table-cell>
          <table:table-cell office:value-type="float" office:value="70.523399999999995" table:style-name="ce2">
            <text:p>70,5234</text:p>
          </table:table-cell>
          <table:table-cell office:value-type="float" office:value="35.413200000000003" table:style-name="ce2">
            <text:p>35,4132</text:p>
          </table:table-cell>
          <table:table-cell office:value-type="float" office:value="6.6717000000000004" table:style-name="ce2">
            <text:p>6,6717</text:p>
          </table:table-cell>
          <table:table-cell office:value-type="float" office:value="95.525800000000004" table:style-name="ce2">
            <text:p>95,5258</text:p>
          </table:table-cell>
          <table:table-cell office:value-type="float" office:value="95.525800000000004" table:style-name="ce2">
            <text:p>95,5258</text:p>
          </table:table-cell>
          <table:table-cell office:value-type="float" office:value="1.8062E-14" table:style-name="ce2">
            <text:p>1,8062E-14</text:p>
          </table:table-cell>
          <table:table-cell office:value-type="float" office:value="-61.567" table:style-name="ce2">
            <text:p>-61,567</text:p>
          </table:table-cell>
          <table:table-cell office:value-type="float" office:value="-139.47110000000001" table:style-name="ce2">
            <text:p>-139,4711</text:p>
          </table:table-cell>
          <table:table-cell office:value-type="float" office:value="20.03" table:style-name="ce2">
            <text:p>20,03</text:p>
          </table:table-cell>
          <table:table-cell office:value-type="float" office:value="95.315899999999999" table:style-name="ce2">
            <text:p>95,3159</text:p>
          </table:table-cell>
          <table:table-cell office:value-type="float" office:value="95.315899999999999" table:style-name="ce2">
            <text:p>95,3159</text:p>
          </table:table-cell>
          <table:table-cell office:value-type="float" office:value="1.1467999999999999E-14" table:style-name="ce2">
            <text:p>1,1468E-14</text:p>
          </table:table-cell>
          <table:table-cell office:value-type="float" office:value="24.636299999999999" table:style-name="ce2">
            <text:p>24,6363</text:p>
          </table:table-cell>
          <table:table-cell office:value-type="float" office:value="202.4128" table:style-name="ce2">
            <text:p>202,4128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32759999999996" table:style-name="ce2">
            <text:p>569,3276</text:p>
          </table:table-cell>
          <table:table-cell office:value-type="float" office:value="589.17060000000004" table:style-name="ce2">
            <text:p>589,17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2" table:style-name="ce2">
            <text:p>3752</text:p>
          </table:table-cell>
          <table:table-cell office:value-type="float" office:value="76" table:style-name="ce2">
            <text:p>76</text:p>
          </table:table-cell>
          <table:table-cell office:value-type="float" office:value="1111" table:style-name="ce2">
            <text:p>1111</text:p>
          </table:table-cell>
          <table:table-cell office:value-type="string" table:style-name="ce2">
            <text:p>1400002C00000000000000000000000000000000000A028008981E1E0EA6000102750275000A0EA8004C0457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352" table:style-name="ce6">
            <text:p>2352</text:p>
          </table:table-cell>
          <table:table-cell office:value-type="float" office:value="2352" table:style-name="ce6">
            <text:p>2352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7 03:22:05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1070" table:style-name="ce2">
            <text:p>1107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05:07:59</text:p>
          </table:table-cell>
          <table:table-cell office:value-type="string" table:style-name="ce2">
            <text:p>2020 MAY 17 06:20:42</text:p>
          </table:table-cell>
          <table:table-cell office:value-type="string" table:style-name="ce2">
            <text:p>2020 MAY 17 05:08:09</text:p>
          </table:table-cell>
          <table:table-cell office:value-type="string" table:style-name="ce2">
            <text:p>2020 MAY 17 06:20:39</text:p>
          </table:table-cell>
          <table:table-cell office:value-type="string" table:style-name="ce2">
            <text:p>2020 MAY 17 05:08:09</text:p>
          </table:table-cell>
          <table:table-cell office:value-type="string" table:style-name="ce2">
            <text:p>2020 MAY 17 06:20:41</text:p>
          </table:table-cell>
          <table:table-cell office:value-type="float" office:value="66.551299999999998" table:style-name="ce2">
            <text:p>66,5513</text:p>
          </table:table-cell>
          <table:table-cell office:value-type="float" office:value="-80.6554" table:style-name="ce2">
            <text:p>-80,6554</text:p>
          </table:table-cell>
          <table:table-cell office:value-type="float" office:value="0.68389" table:style-name="ce2">
            <text:p>0,68389</text:p>
          </table:table-cell>
          <table:table-cell office:value-type="float" office:value="122.14100000000001" table:style-name="ce2">
            <text:p>122,141</text:p>
          </table:table-cell>
          <table:table-cell office:value-type="float" office:value="122.14100000000001" table:style-name="ce2">
            <text:p>122,141</text:p>
          </table:table-cell>
          <table:table-cell office:value-type="float" office:value="1.5903E-14" table:style-name="ce2">
            <text:p>1,5903E-14</text:p>
          </table:table-cell>
          <table:table-cell office:value-type="float" office:value="-61.464199999999998" table:style-name="ce2">
            <text:p>-61,4642</text:p>
          </table:table-cell>
          <table:table-cell office:value-type="float" office:value="-168.32499999999999" table:style-name="ce2">
            <text:p>-168,325</text:p>
          </table:table-cell>
          <table:table-cell office:value-type="float" office:value="20.018599999999999" table:style-name="ce2">
            <text:p>20,0186</text:p>
          </table:table-cell>
          <table:table-cell office:value-type="float" office:value="95.282300000000006" table:style-name="ce2">
            <text:p>95,2823</text:p>
          </table:table-cell>
          <table:table-cell office:value-type="float" office:value="95.282300000000006" table:style-name="ce2">
            <text:p>95,2823</text:p>
          </table:table-cell>
          <table:table-cell office:value-type="float" office:value="2.9592000000000003E-14" table:style-name="ce2">
            <text:p>2,9592E-14</text:p>
          </table:table-cell>
          <table:table-cell office:value-type="float" office:value="24.830500000000001" table:style-name="ce2">
            <text:p>24,8305</text:p>
          </table:table-cell>
          <table:table-cell office:value-type="float" office:value="202.45760000000001" table:style-name="ce2">
            <text:p>202,4576</text:p>
          </table:table-cell>
          <table:table-cell office:value-type="float" office:value="25.9771" table:style-name="ce2">
            <text:p>25,9771</text:p>
          </table:table-cell>
          <table:table-cell office:value-type="float" office:value="660.37139999999999" table:style-name="ce2">
            <text:p>660,3714</text:p>
          </table:table-cell>
          <table:table-cell office:value-type="float" office:value="683.97829999999999" table:style-name="ce2">
            <text:p>683,97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500" table:style-name="ce2">
            <text:p>25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50" table:style-name="ce2">
            <text:p>43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52" table:style-name="ce2">
            <text:p>4352</text:p>
          </table:table-cell>
          <table:table-cell office:value-type="float" office:value="76" table:style-name="ce2">
            <text:p>76</text:p>
          </table:table-cell>
          <table:table-cell office:value-type="float" office:value="1081" table:style-name="ce2">
            <text:p>1081</text:p>
          </table:table-cell>
          <table:table-cell office:value-type="string" table:style-name="ce2">
            <text:p>1400002C00000000000000000000000000000000000A028009C41E1E10FE000102750275000A1100004C043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7 05:19:5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1071" table:style-name="ce2">
            <text:p>1107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07:15:56</text:p>
          </table:table-cell>
          <table:table-cell office:value-type="string" table:style-name="ce2">
            <text:p>2020 MAY 17 08:18:40</text:p>
          </table:table-cell>
          <table:table-cell office:value-type="string" table:style-name="ce2">
            <text:p>2020 MAY 17 07:16:06</text:p>
          </table:table-cell>
          <table:table-cell office:value-type="string" table:style-name="ce2">
            <text:p>2020 MAY 17 08:18:36</text:p>
          </table:table-cell>
          <table:table-cell office:value-type="string" table:style-name="ce2">
            <text:p>2020 MAY 17 07:16:06</text:p>
          </table:table-cell>
          <table:table-cell office:value-type="string" table:style-name="ce2">
            <text:p>2020 MAY 17 08:18:39</text:p>
          </table:table-cell>
          <table:table-cell office:value-type="float" office:value="70.272099999999995" table:style-name="ce2">
            <text:p>70,2721</text:p>
          </table:table-cell>
          <table:table-cell office:value-type="float" office:value="-21.880199999999999" table:style-name="ce2">
            <text:p>-21,8802</text:p>
          </table:table-cell>
          <table:table-cell office:value-type="float" office:value="6.6775000000000002" table:style-name="ce2">
            <text:p>6,6775</text:p>
          </table:table-cell>
          <table:table-cell office:value-type="float" office:value="95.4803" table:style-name="ce2">
            <text:p>95,4803</text:p>
          </table:table-cell>
          <table:table-cell office:value-type="float" office:value="95.4803" table:style-name="ce2">
            <text:p>95,4803</text:p>
          </table:table-cell>
          <table:table-cell office:value-type="float" office:value="2.5094E-14" table:style-name="ce2">
            <text:p>2,5094E-14</text:p>
          </table:table-cell>
          <table:table-cell office:value-type="float" office:value="-61.298900000000003" table:style-name="ce2">
            <text:p>-61,2989</text:p>
          </table:table-cell>
          <table:table-cell office:value-type="float" office:value="162.7784" table:style-name="ce2">
            <text:p>162,7784</text:p>
          </table:table-cell>
          <table:table-cell office:value-type="float" office:value="20.005600000000001" table:style-name="ce2">
            <text:p>20,0056</text:p>
          </table:table-cell>
          <table:table-cell office:value-type="float" office:value="95.269300000000001" table:style-name="ce2">
            <text:p>95,2693</text:p>
          </table:table-cell>
          <table:table-cell office:value-type="float" office:value="95.269300000000001" table:style-name="ce2">
            <text:p>95,2693</text:p>
          </table:table-cell>
          <table:table-cell office:value-type="float" office:value="1.5903E-15" table:style-name="ce2">
            <text:p>1,5903E-15</text:p>
          </table:table-cell>
          <table:table-cell office:value-type="float" office:value="25.091699999999999" table:style-name="ce2">
            <text:p>25,0917</text:p>
          </table:table-cell>
          <table:table-cell office:value-type="float" office:value="202.51079999999999" table:style-name="ce2">
            <text:p>202,5108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47929999999997" table:style-name="ce2">
            <text:p>569,4793</text:p>
          </table:table-cell>
          <table:table-cell office:value-type="float" office:value="589.32240000000002" table:style-name="ce2">
            <text:p>589,32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3" table:style-name="ce2">
            <text:p>3753</text:p>
          </table:table-cell>
          <table:table-cell office:value-type="float" office:value="76" table:style-name="ce2">
            <text:p>76</text:p>
          </table:table-cell>
          <table:table-cell office:value-type="float" office:value="1112" table:style-name="ce2">
            <text:p>1112</text:p>
          </table:table-cell>
          <table:table-cell office:value-type="string" table:style-name="ce2">
            <text:p>1400002C00000000000000000000000000000000000A028008981E1E0EA6000102750275000A0EA9004C045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7 07:17:5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072" table:style-name="ce2">
            <text:p>1107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09:13:55</text:p>
          </table:table-cell>
          <table:table-cell office:value-type="string" table:style-name="ce2">
            <text:p>2020 MAY 17 10:16:4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7 09:14:05</text:p>
          </table:table-cell>
          <table:table-cell office:value-type="string" table:style-name="ce2">
            <text:p>2020 MAY 17 10:16:39</text:p>
          </table:table-cell>
          <table:table-cell office:value-type="float" office:value="70.158299999999997" table:style-name="ce2">
            <text:p>70,1583</text:p>
          </table:table-cell>
          <table:table-cell office:value-type="float" office:value="-50.570599999999999" table:style-name="ce2">
            <text:p>-50,5706</text:p>
          </table:table-cell>
          <table:table-cell office:value-type="float" office:value="6.6783000000000001" table:style-name="ce2">
            <text:p>6,6783</text:p>
          </table:table-cell>
          <table:table-cell office:value-type="float" office:value="95.4696" table:style-name="ce2">
            <text:p>95,4696</text:p>
          </table:table-cell>
          <table:table-cell office:value-type="float" office:value="95.4696" table:style-name="ce2">
            <text:p>95,4696</text:p>
          </table:table-cell>
          <table:table-cell office:value-type="float" office:value="6.5568999999999997E-15" table:style-name="ce2">
            <text:p>6,5569E-15</text:p>
          </table:table-cell>
          <table:table-cell office:value-type="float" office:value="-61.179499999999997" table:style-name="ce2">
            <text:p>-61,1795</text:p>
          </table:table-cell>
          <table:table-cell office:value-type="float" office:value="133.89349999999999" table:style-name="ce2">
            <text:p>133,8935</text:p>
          </table:table-cell>
          <table:table-cell office:value-type="float" office:value="19.993600000000001" table:style-name="ce2">
            <text:p>19,9936</text:p>
          </table:table-cell>
          <table:table-cell office:value-type="float" office:value="95.240099999999998" table:style-name="ce2">
            <text:p>95,2401</text:p>
          </table:table-cell>
          <table:table-cell office:value-type="float" office:value="95.240099999999998" table:style-name="ce2">
            <text:p>95,2401</text:p>
          </table:table-cell>
          <table:table-cell office:value-type="float" office:value="2.3371999999999999E-14" table:style-name="ce2">
            <text:p>2,3372E-14</text:p>
          </table:table-cell>
          <table:table-cell office:value-type="float" office:value="25.3262" table:style-name="ce2">
            <text:p>25,3262</text:p>
          </table:table-cell>
          <table:table-cell office:value-type="float" office:value="202.5598" table:style-name="ce2">
            <text:p>202,5598</text:p>
          </table:table-cell>
          <table:table-cell office:value-type="string" table:style-name="ce2">
            <text:p>N/A</text:p>
          </table:table-cell>
          <table:table-cell office:value-type="float" office:value="569.63649999999996" table:style-name="ce2">
            <text:p>569,6365</text:p>
          </table:table-cell>
          <table:table-cell office:value-type="float" office:value="569.63649999999996" table:style-name="ce2">
            <text:p>569,63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54" table:style-name="ce2">
            <text:p>3754</text:p>
          </table:table-cell>
          <table:table-cell office:value-type="float" office:value="76" table:style-name="ce2">
            <text:p>76</text:p>
          </table:table-cell>
          <table:table-cell office:value-type="float" office:value="334" table:style-name="ce2">
            <text:p>334</text:p>
          </table:table-cell>
          <table:table-cell office:value-type="string" table:style-name="ce2">
            <text:p>1400002C0000000000000000000000000000000000000000000000000000000000000000000A0EAA004C014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7 09:15:5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073" table:style-name="ce2">
            <text:p>1107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11:11:54</text:p>
          </table:table-cell>
          <table:table-cell office:value-type="string" table:style-name="ce2">
            <text:p>2020 MAY 17 12:14:41</text:p>
          </table:table-cell>
          <table:table-cell office:value-type="string" table:style-name="ce2">
            <text:p>2020 MAY 17 11:12:04</text:p>
          </table:table-cell>
          <table:table-cell office:value-type="string" table:style-name="ce2">
            <text:p>2020 MAY 17 12:14:34</text:p>
          </table:table-cell>
          <table:table-cell office:value-type="string" table:style-name="ce2">
            <text:p>2020 MAY 17 11:12:04</text:p>
          </table:table-cell>
          <table:table-cell office:value-type="string" table:style-name="ce2">
            <text:p>2020 MAY 17 12:14:40</text:p>
          </table:table-cell>
          <table:table-cell office:value-type="float" office:value="70.090599999999995" table:style-name="ce2">
            <text:p>70,0906</text:p>
          </table:table-cell>
          <table:table-cell office:value-type="float" office:value="-79.276799999999994" table:style-name="ce2">
            <text:p>-79,2768</text:p>
          </table:table-cell>
          <table:table-cell office:value-type="float" office:value="6.6780999999999997" table:style-name="ce2">
            <text:p>6,6781</text:p>
          </table:table-cell>
          <table:table-cell office:value-type="float" office:value="95.474000000000004" table:style-name="ce2">
            <text:p>95,474</text:p>
          </table:table-cell>
          <table:table-cell office:value-type="float" office:value="95.474000000000004" table:style-name="ce2">
            <text:p>95,474</text:p>
          </table:table-cell>
          <table:table-cell office:value-type="float" office:value="1.7293000000000001E-14" table:style-name="ce2">
            <text:p>1,7293E-14</text:p>
          </table:table-cell>
          <table:table-cell office:value-type="float" office:value="-61.058399999999999" table:style-name="ce2">
            <text:p>-61,0584</text:p>
          </table:table-cell>
          <table:table-cell office:value-type="float" office:value="105.13030000000001" table:style-name="ce2">
            <text:p>105,1303</text:p>
          </table:table-cell>
          <table:table-cell office:value-type="float" office:value="19.990300000000001" table:style-name="ce2">
            <text:p>19,9903</text:p>
          </table:table-cell>
          <table:table-cell office:value-type="float" office:value="95.262900000000002" table:style-name="ce2">
            <text:p>95,2629</text:p>
          </table:table-cell>
          <table:table-cell office:value-type="float" office:value="95.262900000000002" table:style-name="ce2">
            <text:p>95,2629</text:p>
          </table:table-cell>
          <table:table-cell office:value-type="float" office:value="3.1365000000000001E-14" table:style-name="ce2">
            <text:p>3,1365E-14</text:p>
          </table:table-cell>
          <table:table-cell office:value-type="float" office:value="25.565799999999999" table:style-name="ce2">
            <text:p>25,5658</text:p>
          </table:table-cell>
          <table:table-cell office:value-type="float" office:value="202.60890000000001" table:style-name="ce2">
            <text:p>202,6089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93449999999996" table:style-name="ce2">
            <text:p>569,9345</text:p>
          </table:table-cell>
          <table:table-cell office:value-type="float" office:value="589.77760000000001" table:style-name="ce2">
            <text:p>589,77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6" table:style-name="ce2">
            <text:p>3756</text:p>
          </table:table-cell>
          <table:table-cell office:value-type="float" office:value="76" table:style-name="ce2">
            <text:p>76</text:p>
          </table:table-cell>
          <table:table-cell office:value-type="float" office:value="1115" table:style-name="ce2">
            <text:p>1115</text:p>
          </table:table-cell>
          <table:table-cell office:value-type="string" table:style-name="ce2">
            <text:p>1400002C00000000000000000000000000000000000A028008981E1E0EA6000102750275000A0EAC004C045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7 11:13:5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074" table:style-name="ce2">
            <text:p>1107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12:59:52</text:p>
          </table:table-cell>
          <table:table-cell office:value-type="string" table:style-name="ce2">
            <text:p>2020 MAY 17 14:12:38</text:p>
          </table:table-cell>
          <table:table-cell office:value-type="string" table:style-name="ce2">
            <text:p>2020 MAY 17 13:00:02</text:p>
          </table:table-cell>
          <table:table-cell office:value-type="string" table:style-name="ce2">
            <text:p>2020 MAY 17 14:12:32</text:p>
          </table:table-cell>
          <table:table-cell office:value-type="string" table:style-name="ce2">
            <text:p>2020 MAY 17 13:00:02</text:p>
          </table:table-cell>
          <table:table-cell office:value-type="string" table:style-name="ce2">
            <text:p>2020 MAY 17 14:12:37</text:p>
          </table:table-cell>
          <table:table-cell office:value-type="float" office:value="66.928399999999996" table:style-name="ce2">
            <text:p>66,9284</text:p>
          </table:table-cell>
          <table:table-cell office:value-type="float" office:value="164.5137" table:style-name="ce2">
            <text:p>164,5137</text:p>
          </table:table-cell>
          <table:table-cell office:value-type="float" office:value="0.68193999999999999" table:style-name="ce2">
            <text:p>0,68194</text:p>
          </table:table-cell>
          <table:table-cell office:value-type="float" office:value="121.8552" table:style-name="ce2">
            <text:p>121,8552</text:p>
          </table:table-cell>
          <table:table-cell office:value-type="float" office:value="121.8552" table:style-name="ce2">
            <text:p>121,8552</text:p>
          </table:table-cell>
          <table:table-cell office:value-type="float" office:value="4.9196000000000002E-14" table:style-name="ce2">
            <text:p>4,9196E-14</text:p>
          </table:table-cell>
          <table:table-cell office:value-type="float" office:value="-61.016100000000002" table:style-name="ce2">
            <text:p>-61,0161</text:p>
          </table:table-cell>
          <table:table-cell office:value-type="float" office:value="76.348299999999995" table:style-name="ce2">
            <text:p>76,3483</text:p>
          </table:table-cell>
          <table:table-cell office:value-type="float" office:value="19.984400000000001" table:style-name="ce2">
            <text:p>19,9844</text:p>
          </table:table-cell>
          <table:table-cell office:value-type="float" office:value="95.231099999999998" table:style-name="ce2">
            <text:p>95,2311</text:p>
          </table:table-cell>
          <table:table-cell office:value-type="float" office:value="95.231099999999998" table:style-name="ce2">
            <text:p>95,2311</text:p>
          </table:table-cell>
          <table:table-cell office:value-type="float" office:value="3.2910000000000002E-14" table:style-name="ce2">
            <text:p>3,291E-14</text:p>
          </table:table-cell>
          <table:table-cell office:value-type="float" office:value="25.776900000000001" table:style-name="ce2">
            <text:p>25,7769</text:p>
          </table:table-cell>
          <table:table-cell office:value-type="float" office:value="202.65379999999999" table:style-name="ce2">
            <text:p>202,6538</text:p>
          </table:table-cell>
          <table:table-cell office:value-type="float" office:value="25.9771" table:style-name="ce2">
            <text:p>25,9771</text:p>
          </table:table-cell>
          <table:table-cell office:value-type="float" office:value="660.82659999999998" table:style-name="ce2">
            <text:p>660,8266</text:p>
          </table:table-cell>
          <table:table-cell office:value-type="float" office:value="684.43349999999998" table:style-name="ce2">
            <text:p>684,43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500" table:style-name="ce2">
            <text:p>25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50" table:style-name="ce2">
            <text:p>43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55" table:style-name="ce2">
            <text:p>4355</text:p>
          </table:table-cell>
          <table:table-cell office:value-type="float" office:value="76" table:style-name="ce2">
            <text:p>76</text:p>
          </table:table-cell>
          <table:table-cell office:value-type="float" office:value="1084" table:style-name="ce2">
            <text:p>1084</text:p>
          </table:table-cell>
          <table:table-cell office:value-type="string" table:style-name="ce2">
            <text:p>1400002C00000000000000000000000000000000000A028009C41E1E10FE000102750275000A1103004C043C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532" table:style-name="ce6">
            <text:p>1532</text:p>
          </table:table-cell>
          <table:table-cell office:value-type="float" office:value="1532" table:style-name="ce6">
            <text:p>1532</text:p>
          </table:table-cell>
          <table:table-cell office:value-type="float" office:value="1" table:style-name="ce6">
            <text:p>1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7 13:11:5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075" table:style-name="ce2">
            <text:p>1107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15:07:48</text:p>
          </table:table-cell>
          <table:table-cell office:value-type="string" table:style-name="ce2">
            <text:p>2020 MAY 17 16:10:3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7 15:07:58</text:p>
          </table:table-cell>
          <table:table-cell office:value-type="string" table:style-name="ce2">
            <text:p>2020 MAY 17 16:10:31</text:p>
          </table:table-cell>
          <table:table-cell office:value-type="float" office:value="70.008399999999995" table:style-name="ce2">
            <text:p>70,0084</text:p>
          </table:table-cell>
          <table:table-cell office:value-type="float" office:value="-136.56989999999999" table:style-name="ce2">
            <text:p>-136,5699</text:p>
          </table:table-cell>
          <table:table-cell office:value-type="float" office:value="6.6847000000000003" table:style-name="ce2">
            <text:p>6,6847</text:p>
          </table:table-cell>
          <table:table-cell office:value-type="float" office:value="95.460300000000004" table:style-name="ce2">
            <text:p>95,4603</text:p>
          </table:table-cell>
          <table:table-cell office:value-type="float" office:value="95.460300000000004" table:style-name="ce2">
            <text:p>95,4603</text:p>
          </table:table-cell>
          <table:table-cell office:value-type="float" office:value="1.9671E-14" table:style-name="ce2">
            <text:p>1,9671E-14</text:p>
          </table:table-cell>
          <table:table-cell office:value-type="float" office:value="-60.941899999999997" table:style-name="ce2">
            <text:p>-60,9419</text:p>
          </table:table-cell>
          <table:table-cell office:value-type="float" office:value="47.589599999999997" table:style-name="ce2">
            <text:p>47,5896</text:p>
          </table:table-cell>
          <table:table-cell office:value-type="float" office:value="19.979399999999998" table:style-name="ce2">
            <text:p>19,9794</text:p>
          </table:table-cell>
          <table:table-cell office:value-type="float" office:value="95.22" table:style-name="ce2">
            <text:p>95,22</text:p>
          </table:table-cell>
          <table:table-cell office:value-type="float" office:value="95.22" table:style-name="ce2">
            <text:p>95,22</text:p>
          </table:table-cell>
          <table:table-cell office:value-type="float" office:value="1.3114E-14" table:style-name="ce2">
            <text:p>1,3114E-14</text:p>
          </table:table-cell>
          <table:table-cell office:value-type="float" office:value="26.060199999999998" table:style-name="ce2">
            <text:p>26,0602</text:p>
          </table:table-cell>
          <table:table-cell office:value-type="float" office:value="202.70699999999999" table:style-name="ce2">
            <text:p>202,707</text:p>
          </table:table-cell>
          <table:table-cell office:value-type="string" table:style-name="ce2">
            <text:p>N/A</text:p>
          </table:table-cell>
          <table:table-cell office:value-type="float" office:value="569.48479999999995" table:style-name="ce2">
            <text:p>569,4848</text:p>
          </table:table-cell>
          <table:table-cell office:value-type="float" office:value="569.48479999999995" table:style-name="ce2">
            <text:p>569,48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53" table:style-name="ce2">
            <text:p>3753</text:p>
          </table:table-cell>
          <table:table-cell office:value-type="float" office:value="76" table:style-name="ce2">
            <text:p>76</text:p>
          </table:table-cell>
          <table:table-cell office:value-type="float" office:value="333" table:style-name="ce2">
            <text:p>333</text:p>
          </table:table-cell>
          <table:table-cell office:value-type="string" table:style-name="ce2">
            <text:p>1400002C0000000000000000000000000000000000000000000000000000000000000000000A0EA9004C014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7 15:09:4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076" table:style-name="ce2">
            <text:p>1107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17:05:43</text:p>
          </table:table-cell>
          <table:table-cell office:value-type="string" table:style-name="ce2">
            <text:p>2020 MAY 17 18:01:13</text:p>
          </table:table-cell>
          <table:table-cell office:value-type="string" table:style-name="ce2">
            <text:p>2020 MAY 17 17:05:53</text:p>
          </table:table-cell>
          <table:table-cell office:value-type="string" table:style-name="ce2">
            <text:p>2020 MAY 17 18:01:08</text:p>
          </table:table-cell>
          <table:table-cell office:value-type="string" table:style-name="ce2">
            <text:p>2020 MAY 17 17:05:53</text:p>
          </table:table-cell>
          <table:table-cell office:value-type="string" table:style-name="ce2">
            <text:p>2020 MAY 17 18:01:12</text:p>
          </table:table-cell>
          <table:table-cell office:value-type="float" office:value="69.931200000000004" table:style-name="ce2">
            <text:p>69,9312</text:p>
          </table:table-cell>
          <table:table-cell office:value-type="float" office:value="-165.1369" table:style-name="ce2">
            <text:p>-165,1369</text:p>
          </table:table-cell>
          <table:table-cell office:value-type="float" office:value="6.6928000000000001" table:style-name="ce2">
            <text:p>6,6928</text:p>
          </table:table-cell>
          <table:table-cell office:value-type="float" office:value="95.421700000000001" table:style-name="ce2">
            <text:p>95,4217</text:p>
          </table:table-cell>
          <table:table-cell office:value-type="float" office:value="95.421700000000001" table:style-name="ce2">
            <text:p>95,4217</text:p>
          </table:table-cell>
          <table:table-cell office:value-type="float" office:value="1.5002999999999999E-14" table:style-name="ce2">
            <text:p>1,5003E-14</text:p>
          </table:table-cell>
          <table:table-cell office:value-type="float" office:value="-74.358500000000006" table:style-name="ce2">
            <text:p>-74,3585</text:p>
          </table:table-cell>
          <table:table-cell office:value-type="float" office:value="-29.722799999999999" table:style-name="ce2">
            <text:p>-29,7228</text:p>
          </table:table-cell>
          <table:table-cell office:value-type="float" office:value="16.6206" table:style-name="ce2">
            <text:p>16,6206</text:p>
          </table:table-cell>
          <table:table-cell office:value-type="float" office:value="75.416899999999998" table:style-name="ce2">
            <text:p>75,4169</text:p>
          </table:table-cell>
          <table:table-cell office:value-type="float" office:value="75.416899999999998" table:style-name="ce2">
            <text:p>75,4169</text:p>
          </table:table-cell>
          <table:table-cell office:value-type="float" office:value="6.3611E-15" table:style-name="ce2">
            <text:p>6,3611E-15</text:p>
          </table:table-cell>
          <table:table-cell office:value-type="float" office:value="26.305" table:style-name="ce2">
            <text:p>26,305</text:p>
          </table:table-cell>
          <table:table-cell office:value-type="float" office:value="202.756" table:style-name="ce2">
            <text:p>202,756</text:p>
          </table:table-cell>
          <table:table-cell office:value-type="float" office:value="18.9192" table:style-name="ce2">
            <text:p>18,9192</text:p>
          </table:table-cell>
          <table:table-cell office:value-type="float" office:value="503.62419999999997" table:style-name="ce2">
            <text:p>503,6242</text:p>
          </table:table-cell>
          <table:table-cell office:value-type="float" office:value="520.73850000000004" table:style-name="ce2">
            <text:p>520,73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75" table:style-name="ce2">
            <text:p>197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315" table:style-name="ce2">
            <text:p>33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319" table:style-name="ce2">
            <text:p>3319</text:p>
          </table:table-cell>
          <table:table-cell office:value-type="float" office:value="76" table:style-name="ce2">
            <text:p>76</text:p>
          </table:table-cell>
          <table:table-cell office:value-type="float" office:value="1293" table:style-name="ce2">
            <text:p>1293</text:p>
          </table:table-cell>
          <table:table-cell office:value-type="string" table:style-name="ce2">
            <text:p>1400002C00000000000000000000000000000000000A028007B71E1E0CF3000102750275000A0CF7004C050D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44" table:style-name="ce6">
            <text:p>944</text:p>
          </table:table-cell>
          <table:table-cell office:value-type="float" office:value="944" table:style-name="ce6">
            <text:p>944</text:p>
          </table:table-cell>
          <table:table-cell office:value-type="float" office:value="1" table:style-name="ce6">
            <text:p>1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7 17:07:43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1077" table:style-name="ce2">
            <text:p>1107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19:03:38</text:p>
          </table:table-cell>
          <table:table-cell office:value-type="string" table:style-name="ce2">
            <text:p>2020 MAY 17 20:06:25</text:p>
          </table:table-cell>
          <table:table-cell office:value-type="string" table:style-name="ce2">
            <text:p>2020 MAY 17 19:03:48</text:p>
          </table:table-cell>
          <table:table-cell office:value-type="string" table:style-name="ce2">
            <text:p>2020 MAY 17 20:06:18</text:p>
          </table:table-cell>
          <table:table-cell office:value-type="string" table:style-name="ce2">
            <text:p>2020 MAY 17 19:03:48</text:p>
          </table:table-cell>
          <table:table-cell office:value-type="string" table:style-name="ce2">
            <text:p>2020 MAY 17 20:06:24</text:p>
          </table:table-cell>
          <table:table-cell office:value-type="float" office:value="69.825100000000006" table:style-name="ce2">
            <text:p>69,8251</text:p>
          </table:table-cell>
          <table:table-cell office:value-type="float" office:value="166.09299999999999" table:style-name="ce2">
            <text:p>166,093</text:p>
          </table:table-cell>
          <table:table-cell office:value-type="float" office:value="6.6871999999999998" table:style-name="ce2">
            <text:p>6,6872</text:p>
          </table:table-cell>
          <table:table-cell office:value-type="float" office:value="95.443899999999999" table:style-name="ce2">
            <text:p>95,4439</text:p>
          </table:table-cell>
          <table:table-cell office:value-type="float" office:value="95.443899999999999" table:style-name="ce2">
            <text:p>95,4439</text:p>
          </table:table-cell>
          <table:table-cell office:value-type="float" office:value="2.2264E-14" table:style-name="ce2">
            <text:p>2,2264E-14</text:p>
          </table:table-cell>
          <table:table-cell office:value-type="float" office:value="-60.624400000000001" table:style-name="ce2">
            <text:p>-60,6244</text:p>
          </table:table-cell>
          <table:table-cell office:value-type="float" office:value="-10.0806" table:style-name="ce2">
            <text:p>-10,0806</text:p>
          </table:table-cell>
          <table:table-cell office:value-type="float" office:value="19.960799999999999" table:style-name="ce2">
            <text:p>19,9608</text:p>
          </table:table-cell>
          <table:table-cell office:value-type="float" office:value="95.227000000000004" table:style-name="ce2">
            <text:p>95,227</text:p>
          </table:table-cell>
          <table:table-cell office:value-type="float" office:value="95.227000000000004" table:style-name="ce2">
            <text:p>95,227</text:p>
          </table:table-cell>
          <table:table-cell office:value-type="float" office:value="2.0505E-14" table:style-name="ce2">
            <text:p>2,0505E-14</text:p>
          </table:table-cell>
          <table:table-cell office:value-type="float" office:value="26.526299999999999" table:style-name="ce2">
            <text:p>26,5263</text:p>
          </table:table-cell>
          <table:table-cell office:value-type="float" office:value="202.80510000000001" table:style-name="ce2">
            <text:p>202,8051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93449999999996" table:style-name="ce2">
            <text:p>569,9345</text:p>
          </table:table-cell>
          <table:table-cell office:value-type="float" office:value="589.77760000000001" table:style-name="ce2">
            <text:p>589,77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6" table:style-name="ce2">
            <text:p>3756</text:p>
          </table:table-cell>
          <table:table-cell office:value-type="float" office:value="76" table:style-name="ce2">
            <text:p>76</text:p>
          </table:table-cell>
          <table:table-cell office:value-type="float" office:value="1115" table:style-name="ce2">
            <text:p>1115</text:p>
          </table:table-cell>
          <table:table-cell office:value-type="string" table:style-name="ce2">
            <text:p>1400002C00000000000000000000000000000000000A028008981E1E0EA6000102750275000A0EAC004C045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7 19:05:3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1078" table:style-name="ce2">
            <text:p>1107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21:01:37</text:p>
          </table:table-cell>
          <table:table-cell office:value-type="string" table:style-name="ce2">
            <text:p>2020 MAY 17 21:57: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7 21:01:47</text:p>
          </table:table-cell>
          <table:table-cell office:value-type="string" table:style-name="ce2">
            <text:p>2020 MAY 17 21:57:15</text:p>
          </table:table-cell>
          <table:table-cell office:value-type="float" office:value="69.6845" table:style-name="ce2">
            <text:p>69,6845</text:p>
          </table:table-cell>
          <table:table-cell office:value-type="float" office:value="137.36099999999999" table:style-name="ce2">
            <text:p>137,361</text:p>
          </table:table-cell>
          <table:table-cell office:value-type="float" office:value="6.6856" table:style-name="ce2">
            <text:p>6,6856</text:p>
          </table:table-cell>
          <table:table-cell office:value-type="float" office:value="95.440600000000003" table:style-name="ce2">
            <text:p>95,4406</text:p>
          </table:table-cell>
          <table:table-cell office:value-type="float" office:value="95.440600000000003" table:style-name="ce2">
            <text:p>95,4406</text:p>
          </table:table-cell>
          <table:table-cell office:value-type="float" office:value="2.7954999999999999E-14" table:style-name="ce2">
            <text:p>2,7955E-14</text:p>
          </table:table-cell>
          <table:table-cell office:value-type="float" office:value="-74.182699999999997" table:style-name="ce2">
            <text:p>-74,1827</text:p>
          </table:table-cell>
          <table:table-cell office:value-type="float" office:value="-85.546300000000002" table:style-name="ce2">
            <text:p>-85,5463</text:p>
          </table:table-cell>
          <table:table-cell office:value-type="float" office:value="16.727499999999999" table:style-name="ce2">
            <text:p>16,7275</text:p>
          </table:table-cell>
          <table:table-cell office:value-type="float" office:value="75.741" table:style-name="ce2">
            <text:p>75,741</text:p>
          </table:table-cell>
          <table:table-cell office:value-type="float" office:value="75.741" table:style-name="ce2">
            <text:p>75,741</text:p>
          </table:table-cell>
          <table:table-cell office:value-type="float" office:value="1.4335999999999999E-14" table:style-name="ce2">
            <text:p>1,4336E-14</text:p>
          </table:table-cell>
          <table:table-cell office:value-type="float" office:value="26.7469" table:style-name="ce2">
            <text:p>26,7469</text:p>
          </table:table-cell>
          <table:table-cell office:value-type="float" office:value="202.85419999999999" table:style-name="ce2">
            <text:p>202,8542</text:p>
          </table:table-cell>
          <table:table-cell office:value-type="string" table:style-name="ce2">
            <text:p>N/A</text:p>
          </table:table-cell>
          <table:table-cell office:value-type="float" office:value="504.99540000000002" table:style-name="ce2">
            <text:p>504,9954</text:p>
          </table:table-cell>
          <table:table-cell office:value-type="float" office:value="504.99540000000002" table:style-name="ce2">
            <text:p>504,99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28" table:style-name="ce2">
            <text:p>3328</text:p>
          </table:table-cell>
          <table:table-cell office:value-type="float" office:value="76" table:style-name="ce2">
            <text:p>76</text:p>
          </table:table-cell>
          <table:table-cell office:value-type="float" office:value="163" table:style-name="ce2">
            <text:p>163</text:p>
          </table:table-cell>
          <table:table-cell office:value-type="string" table:style-name="ce2">
            <text:p>1400002C0000000000000000000000000000000000000000000000000000000000000000000A0D00004C00A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7 21:03:3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1079" table:style-name="ce2">
            <text:p>1107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22:59:37</text:p>
          </table:table-cell>
          <table:table-cell office:value-type="string" table:style-name="ce2">
            <text:p>2020 MAY 18 00:02:23</text:p>
          </table:table-cell>
          <table:table-cell office:value-type="string" table:style-name="ce2">
            <text:p>2020 MAY 17 22:59:47</text:p>
          </table:table-cell>
          <table:table-cell office:value-type="string" table:style-name="ce2">
            <text:p>2020 MAY 18 00:02:17</text:p>
          </table:table-cell>
          <table:table-cell office:value-type="string" table:style-name="ce2">
            <text:p>2020 MAY 17 22:59:47</text:p>
          </table:table-cell>
          <table:table-cell office:value-type="string" table:style-name="ce2">
            <text:p>2020 MAY 18 00:02:22</text:p>
          </table:table-cell>
          <table:table-cell office:value-type="float" office:value="69.589100000000002" table:style-name="ce2">
            <text:p>69,5891</text:p>
          </table:table-cell>
          <table:table-cell office:value-type="float" office:value="108.6708" table:style-name="ce2">
            <text:p>108,6708</text:p>
          </table:table-cell>
          <table:table-cell office:value-type="float" office:value="6.6867000000000001" table:style-name="ce2">
            <text:p>6,6867</text:p>
          </table:table-cell>
          <table:table-cell office:value-type="float" office:value="95.431899999999999" table:style-name="ce2">
            <text:p>95,4319</text:p>
          </table:table-cell>
          <table:table-cell office:value-type="float" office:value="95.431899999999999" table:style-name="ce2">
            <text:p>95,4319</text:p>
          </table:table-cell>
          <table:table-cell office:value-type="float" office:value="1.1927E-14" table:style-name="ce2">
            <text:p>1,1927E-14</text:p>
          </table:table-cell>
          <table:table-cell office:value-type="float" office:value="-60.396500000000003" table:style-name="ce2">
            <text:p>-60,3965</text:p>
          </table:table-cell>
          <table:table-cell office:value-type="float" office:value="-67.757499999999993" table:style-name="ce2">
            <text:p>-67,7575</text:p>
          </table:table-cell>
          <table:table-cell office:value-type="float" office:value="19.942799999999998" table:style-name="ce2">
            <text:p>19,9428</text:p>
          </table:table-cell>
          <table:table-cell office:value-type="float" office:value="95.192400000000006" table:style-name="ce2">
            <text:p>95,1924</text:p>
          </table:table-cell>
          <table:table-cell office:value-type="float" office:value="95.192400000000006" table:style-name="ce2">
            <text:p>95,1924</text:p>
          </table:table-cell>
          <table:table-cell office:value-type="float" office:value="3.5560000000000002E-15" table:style-name="ce2">
            <text:p>3,556E-15</text:p>
          </table:table-cell>
          <table:table-cell office:value-type="float" office:value="26.990300000000001" table:style-name="ce2">
            <text:p>26,9903</text:p>
          </table:table-cell>
          <table:table-cell office:value-type="float" office:value="202.9033" table:style-name="ce2">
            <text:p>202,9033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78279999999995" table:style-name="ce2">
            <text:p>569,7828</text:p>
          </table:table-cell>
          <table:table-cell office:value-type="float" office:value="589.62580000000003" table:style-name="ce2">
            <text:p>589,62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5" table:style-name="ce2">
            <text:p>3755</text:p>
          </table:table-cell>
          <table:table-cell office:value-type="float" office:value="76" table:style-name="ce2">
            <text:p>76</text:p>
          </table:table-cell>
          <table:table-cell office:value-type="float" office:value="1114" table:style-name="ce2">
            <text:p>1114</text:p>
          </table:table-cell>
          <table:table-cell office:value-type="string" table:style-name="ce2">
            <text:p>1400002C00000000000000000000000000000000000A028008981E1E0EA6000102750275000A0EAB004C045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68" table:style-name="ce6">
            <text:p>1368</text:p>
          </table:table-cell>
          <table:table-cell office:value-type="float" office:value="1368" table:style-name="ce6">
            <text:p>1368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7 23:01:3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1080" table:style-name="ce2">
            <text:p>110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00:57:36</text:p>
          </table:table-cell>
          <table:table-cell office:value-type="string" table:style-name="ce2">
            <text:p>2020 MAY 18 01:53: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8 00:57:46</text:p>
          </table:table-cell>
          <table:table-cell office:value-type="string" table:style-name="ce2">
            <text:p>2020 MAY 18 01:53:10</text:p>
          </table:table-cell>
          <table:table-cell office:value-type="float" office:value="69.537700000000001" table:style-name="ce2">
            <text:p>69,5377</text:p>
          </table:table-cell>
          <table:table-cell office:value-type="float" office:value="80.032700000000006" table:style-name="ce2">
            <text:p>80,0327</text:p>
          </table:table-cell>
          <table:table-cell office:value-type="float" office:value="6.6910999999999996" table:style-name="ce2">
            <text:p>6,6911</text:p>
          </table:table-cell>
          <table:table-cell office:value-type="float" office:value="95.416600000000003" table:style-name="ce2">
            <text:p>95,4166</text:p>
          </table:table-cell>
          <table:table-cell office:value-type="float" office:value="95.416600000000003" table:style-name="ce2">
            <text:p>95,4166</text:p>
          </table:table-cell>
          <table:table-cell office:value-type="float" office:value="7.9514000000000004E-16" table:style-name="ce2">
            <text:p>7,9514E-16</text:p>
          </table:table-cell>
          <table:table-cell office:value-type="float" office:value="-74.180800000000005" table:style-name="ce2">
            <text:p>-74,1808</text:p>
          </table:table-cell>
          <table:table-cell office:value-type="float" office:value="-142.69659999999999" table:style-name="ce2">
            <text:p>-142,6966</text:p>
          </table:table-cell>
          <table:table-cell office:value-type="float" office:value="16.7439" table:style-name="ce2">
            <text:p>16,7439</text:p>
          </table:table-cell>
          <table:table-cell office:value-type="float" office:value="75.766499999999994" table:style-name="ce2">
            <text:p>75,7665</text:p>
          </table:table-cell>
          <table:table-cell office:value-type="float" office:value="75.766499999999994" table:style-name="ce2">
            <text:p>75,7665</text:p>
          </table:table-cell>
          <table:table-cell office:value-type="float" office:value="1.1245E-14" table:style-name="ce2">
            <text:p>1,1245E-14</text:p>
          </table:table-cell>
          <table:table-cell office:value-type="float" office:value="27.249300000000002" table:style-name="ce2">
            <text:p>27,2493</text:p>
          </table:table-cell>
          <table:table-cell office:value-type="float" office:value="202.95240000000001" table:style-name="ce2">
            <text:p>202,9524</text:p>
          </table:table-cell>
          <table:table-cell office:value-type="string" table:style-name="ce2">
            <text:p>N/A</text:p>
          </table:table-cell>
          <table:table-cell office:value-type="float" office:value="504.38839999999999" table:style-name="ce2">
            <text:p>504,3884</text:p>
          </table:table-cell>
          <table:table-cell office:value-type="float" office:value="504.38839999999999" table:style-name="ce2">
            <text:p>504,38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24" table:style-name="ce2">
            <text:p>3324</text:p>
          </table:table-cell>
          <table:table-cell office:value-type="float" office:value="76" table:style-name="ce2">
            <text:p>76</text:p>
          </table:table-cell>
          <table:table-cell office:value-type="float" office:value="414" table:style-name="ce2">
            <text:p>414</text:p>
          </table:table-cell>
          <table:table-cell office:value-type="string" table:style-name="ce2">
            <text:p>1400002C0000000000000000000000000000000000000000000000000000000000000000000A0CFC004C019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8 00:59:3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1081" table:style-name="ce2">
            <text:p>1108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02:55:33</text:p>
          </table:table-cell>
          <table:table-cell office:value-type="string" table:style-name="ce2">
            <text:p>2020 MAY 18 03:58:15</text:p>
          </table:table-cell>
          <table:table-cell office:value-type="string" table:style-name="ce2">
            <text:p>2020 MAY 18 02:55:43</text:p>
          </table:table-cell>
          <table:table-cell office:value-type="string" table:style-name="ce2">
            <text:p>2020 MAY 18 03:58:13</text:p>
          </table:table-cell>
          <table:table-cell office:value-type="string" table:style-name="ce2">
            <text:p>2020 MAY 18 02:55:43</text:p>
          </table:table-cell>
          <table:table-cell office:value-type="string" table:style-name="ce2">
            <text:p>2020 MAY 18 03:58:14</text:p>
          </table:table-cell>
          <table:table-cell office:value-type="float" office:value="69.482399999999998" table:style-name="ce2">
            <text:p>69,4824</text:p>
          </table:table-cell>
          <table:table-cell office:value-type="float" office:value="51.487200000000001" table:style-name="ce2">
            <text:p>51,4872</text:p>
          </table:table-cell>
          <table:table-cell office:value-type="float" office:value="6.7011000000000003" table:style-name="ce2">
            <text:p>6,7011</text:p>
          </table:table-cell>
          <table:table-cell office:value-type="float" office:value="95.371799999999993" table:style-name="ce2">
            <text:p>95,3718</text:p>
          </table:table-cell>
          <table:table-cell office:value-type="float" office:value="95.371799999999993" table:style-name="ce2">
            <text:p>95,3718</text:p>
          </table:table-cell>
          <table:table-cell office:value-type="float" office:value="1.4662E-14" table:style-name="ce2">
            <text:p>1,4662E-14</text:p>
          </table:table-cell>
          <table:table-cell office:value-type="float" office:value="-60.217399999999998" table:style-name="ce2">
            <text:p>-60,2174</text:p>
          </table:table-cell>
          <table:table-cell office:value-type="float" office:value="-125.28789999999999" table:style-name="ce2">
            <text:p>-125,2879</text:p>
          </table:table-cell>
          <table:table-cell office:value-type="float" office:value="19.9331" table:style-name="ce2">
            <text:p>19,9331</text:p>
          </table:table-cell>
          <table:table-cell office:value-type="float" office:value="95.183999999999997" table:style-name="ce2">
            <text:p>95,184</text:p>
          </table:table-cell>
          <table:table-cell office:value-type="float" office:value="95.183999999999997" table:style-name="ce2">
            <text:p>95,184</text:p>
          </table:table-cell>
          <table:table-cell office:value-type="float" office:value="1.2722E-14" table:style-name="ce2">
            <text:p>1,2722E-14</text:p>
          </table:table-cell>
          <table:table-cell office:value-type="float" office:value="27.499099999999999" table:style-name="ce2">
            <text:p>27,4991</text:p>
          </table:table-cell>
          <table:table-cell office:value-type="float" office:value="203.00139999999999" table:style-name="ce2">
            <text:p>203,0014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17579999999998" table:style-name="ce2">
            <text:p>569,1758</text:p>
          </table:table-cell>
          <table:table-cell office:value-type="float" office:value="589.01890000000003" table:style-name="ce2">
            <text:p>589,01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1" table:style-name="ce2">
            <text:p>3751</text:p>
          </table:table-cell>
          <table:table-cell office:value-type="float" office:value="76" table:style-name="ce2">
            <text:p>76</text:p>
          </table:table-cell>
          <table:table-cell office:value-type="float" office:value="1110" table:style-name="ce2">
            <text:p>1110</text:p>
          </table:table-cell>
          <table:table-cell office:value-type="string" table:style-name="ce2">
            <text:p>1400002C00000000000000000000000000000000000A028008981E1E0EA6000102750275000A0EA7004C045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8 02:57:3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1082" table:style-name="ce2">
            <text:p>1108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04:43:26</text:p>
          </table:table-cell>
          <table:table-cell office:value-type="string" table:style-name="ce2">
            <text:p>2020 MAY 18 05:49:02</text:p>
          </table:table-cell>
          <table:table-cell office:value-type="string" table:style-name="ce2">
            <text:p>2020 MAY 18 04:43:36</text:p>
          </table:table-cell>
          <table:table-cell office:value-type="string" table:style-name="ce2">
            <text:p>2020 MAY 18 05:48:51</text:p>
          </table:table-cell>
          <table:table-cell office:value-type="string" table:style-name="ce2">
            <text:p>2020 MAY 18 04:43:36</text:p>
          </table:table-cell>
          <table:table-cell office:value-type="string" table:style-name="ce2">
            <text:p>2020 MAY 18 05:49:01</text:p>
          </table:table-cell>
          <table:table-cell office:value-type="float" office:value="67.716700000000003" table:style-name="ce2">
            <text:p>67,7167</text:p>
          </table:table-cell>
          <table:table-cell office:value-type="float" office:value="-65.511799999999994" table:style-name="ce2">
            <text:p>-65,5118</text:p>
          </table:table-cell>
          <table:table-cell office:value-type="float" office:value="0.65083000000000002" table:style-name="ce2">
            <text:p>0,65083</text:p>
          </table:table-cell>
          <table:table-cell office:value-type="float" office:value="121.2808" table:style-name="ce2">
            <text:p>121,2808</text:p>
          </table:table-cell>
          <table:table-cell office:value-type="float" office:value="121.2808" table:style-name="ce2">
            <text:p>121,2808</text:p>
          </table:table-cell>
          <table:table-cell office:value-type="float" office:value="9.1353999999999993E-15" table:style-name="ce2">
            <text:p>9,1354E-15</text:p>
          </table:table-cell>
          <table:table-cell office:value-type="float" office:value="-74.143900000000002" table:style-name="ce2">
            <text:p>-74,1439</text:p>
          </table:table-cell>
          <table:table-cell office:value-type="float" office:value="160.7413" table:style-name="ce2">
            <text:p>160,7413</text:p>
          </table:table-cell>
          <table:table-cell office:value-type="float" office:value="16.798300000000001" table:style-name="ce2">
            <text:p>16,7983</text:p>
          </table:table-cell>
          <table:table-cell office:value-type="float" office:value="75.932199999999995" table:style-name="ce2">
            <text:p>75,9322</text:p>
          </table:table-cell>
          <table:table-cell office:value-type="float" office:value="75.932199999999995" table:style-name="ce2">
            <text:p>75,9322</text:p>
          </table:table-cell>
          <table:table-cell office:value-type="float" office:value="3.5560000000000002E-15" table:style-name="ce2">
            <text:p>3,556E-15</text:p>
          </table:table-cell>
          <table:table-cell office:value-type="float" office:value="27.697600000000001" table:style-name="ce2">
            <text:p>27,6976</text:p>
          </table:table-cell>
          <table:table-cell office:value-type="float" office:value="203.0463" table:style-name="ce2">
            <text:p>203,0463</text:p>
          </table:table-cell>
          <table:table-cell office:value-type="float" office:value="23.0108" table:style-name="ce2">
            <text:p>23,0108</text:p>
          </table:table-cell>
          <table:table-cell office:value-type="float" office:value="595.57849999999996" table:style-name="ce2">
            <text:p>595,5785</text:p>
          </table:table-cell>
          <table:table-cell office:value-type="float" office:value="616.45659999999998" table:style-name="ce2">
            <text:p>616,45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75" table:style-name="ce2">
            <text:p>227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915" table:style-name="ce2">
            <text:p>39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925" table:style-name="ce2">
            <text:p>3925</text:p>
          </table:table-cell>
          <table:table-cell office:value-type="float" office:value="76" table:style-name="ce2">
            <text:p>76</text:p>
          </table:table-cell>
          <table:table-cell office:value-type="float" office:value="1014" table:style-name="ce2">
            <text:p>1014</text:p>
          </table:table-cell>
          <table:table-cell office:value-type="string" table:style-name="ce2">
            <text:p>1400002C00000000000000000000000000000000000A028008E31E1E0F4B000102750275000A0F55004C03F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8 04:55:2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1083" table:style-name="ce2">
            <text:p>1108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06:51:22</text:p>
          </table:table-cell>
          <table:table-cell office:value-type="string" table:style-name="ce2">
            <text:p>2020 MAY 18 07:54:05</text:p>
          </table:table-cell>
          <table:table-cell office:value-type="string" table:style-name="ce2">
            <text:p>2020 MAY 18 06:51:32</text:p>
          </table:table-cell>
          <table:table-cell office:value-type="string" table:style-name="ce2">
            <text:p>2020 MAY 18 07:54:02</text:p>
          </table:table-cell>
          <table:table-cell office:value-type="string" table:style-name="ce2">
            <text:p>2020 MAY 18 06:51:32</text:p>
          </table:table-cell>
          <table:table-cell office:value-type="string" table:style-name="ce2">
            <text:p>2020 MAY 18 07:54:04</text:p>
          </table:table-cell>
          <table:table-cell office:value-type="float" office:value="69.286000000000001" table:style-name="ce2">
            <text:p>69,286</text:p>
          </table:table-cell>
          <table:table-cell office:value-type="float" office:value="-5.8676000000000004" table:style-name="ce2">
            <text:p>-5,8676</text:p>
          </table:table-cell>
          <table:table-cell office:value-type="float" office:value="6.7022000000000004" table:style-name="ce2">
            <text:p>6,7022</text:p>
          </table:table-cell>
          <table:table-cell office:value-type="float" office:value="95.358500000000006" table:style-name="ce2">
            <text:p>95,3585</text:p>
          </table:table-cell>
          <table:table-cell office:value-type="float" office:value="95.358500000000006" table:style-name="ce2">
            <text:p>95,3585</text:p>
          </table:table-cell>
          <table:table-cell office:value-type="float" office:value="3.1335E-14" table:style-name="ce2">
            <text:p>3,1335E-14</text:p>
          </table:table-cell>
          <table:table-cell office:value-type="float" office:value="-59.959800000000001" table:style-name="ce2">
            <text:p>-59,9598</text:p>
          </table:table-cell>
          <table:table-cell office:value-type="float" office:value="177.04660000000001" table:style-name="ce2">
            <text:p>177,0466</text:p>
          </table:table-cell>
          <table:table-cell office:value-type="float" office:value="19.913599999999999" table:style-name="ce2">
            <text:p>19,9136</text:p>
          </table:table-cell>
          <table:table-cell office:value-type="float" office:value="95.152000000000001" table:style-name="ce2">
            <text:p>95,152</text:p>
          </table:table-cell>
          <table:table-cell office:value-type="float" office:value="95.152000000000001" table:style-name="ce2">
            <text:p>95,152</text:p>
          </table:table-cell>
          <table:table-cell office:value-type="float" office:value="3.1821E-14" table:style-name="ce2">
            <text:p>3,1821E-14</text:p>
          </table:table-cell>
          <table:table-cell office:value-type="float" office:value="27.951599999999999" table:style-name="ce2">
            <text:p>27,9516</text:p>
          </table:table-cell>
          <table:table-cell office:value-type="float" office:value="203.09960000000001" table:style-name="ce2">
            <text:p>203,0996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32759999999996" table:style-name="ce2">
            <text:p>569,3276</text:p>
          </table:table-cell>
          <table:table-cell office:value-type="float" office:value="589.17060000000004" table:style-name="ce2">
            <text:p>589,17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2" table:style-name="ce2">
            <text:p>3752</text:p>
          </table:table-cell>
          <table:table-cell office:value-type="float" office:value="76" table:style-name="ce2">
            <text:p>76</text:p>
          </table:table-cell>
          <table:table-cell office:value-type="float" office:value="1111" table:style-name="ce2">
            <text:p>1111</text:p>
          </table:table-cell>
          <table:table-cell office:value-type="string" table:style-name="ce2">
            <text:p>1400002C00000000000000000000000000000000000A028008981E1E0EA6000102750275000A0EA8004C0457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872" table:style-name="ce6">
            <text:p>872</text:p>
          </table:table-cell>
          <table:table-cell office:value-type="float" office:value="872" table:style-name="ce6">
            <text:p>872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8 06:53:2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1084" table:style-name="ce2">
            <text:p>1108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08:49:20</text:p>
          </table:table-cell>
          <table:table-cell office:value-type="string" table:style-name="ce2">
            <text:p>2020 MAY 18 09:52:04</text:p>
          </table:table-cell>
          <table:table-cell office:value-type="string" table:style-name="ce2">
            <text:p>2020 MAY 18 08:49:30</text:p>
          </table:table-cell>
          <table:table-cell office:value-type="string" table:style-name="ce2">
            <text:p>2020 MAY 18 09:52:00</text:p>
          </table:table-cell>
          <table:table-cell office:value-type="string" table:style-name="ce2">
            <text:p>2020 MAY 18 08:49:30</text:p>
          </table:table-cell>
          <table:table-cell office:value-type="string" table:style-name="ce2">
            <text:p>2020 MAY 18 09:52:03</text:p>
          </table:table-cell>
          <table:table-cell office:value-type="float" office:value="69.153599999999997" table:style-name="ce2">
            <text:p>69,1536</text:p>
          </table:table-cell>
          <table:table-cell office:value-type="float" office:value="-34.604100000000003" table:style-name="ce2">
            <text:p>-34,6041</text:p>
          </table:table-cell>
          <table:table-cell office:value-type="float" office:value="6.6997" table:style-name="ce2">
            <text:p>6,6997</text:p>
          </table:table-cell>
          <table:table-cell office:value-type="float" office:value="95.359399999999994" table:style-name="ce2">
            <text:p>95,3594</text:p>
          </table:table-cell>
          <table:table-cell office:value-type="float" office:value="95.359399999999994" table:style-name="ce2">
            <text:p>95,3594</text:p>
          </table:table-cell>
          <table:table-cell office:value-type="float" office:value="9.1353999999999993E-15" table:style-name="ce2">
            <text:p>9,1354E-15</text:p>
          </table:table-cell>
          <table:table-cell office:value-type="float" office:value="-59.824399999999997" table:style-name="ce2">
            <text:p>-59,8244</text:p>
          </table:table-cell>
          <table:table-cell office:value-type="float" office:value="148.12989999999999" table:style-name="ce2">
            <text:p>148,1299</text:p>
          </table:table-cell>
          <table:table-cell office:value-type="float" office:value="19.8994" table:style-name="ce2">
            <text:p>19,8994</text:p>
          </table:table-cell>
          <table:table-cell office:value-type="float" office:value="95.109099999999998" table:style-name="ce2">
            <text:p>95,1091</text:p>
          </table:table-cell>
          <table:table-cell office:value-type="float" office:value="95.109099999999998" table:style-name="ce2">
            <text:p>95,1091</text:p>
          </table:table-cell>
          <table:table-cell office:value-type="float" office:value="1.5581000000000001E-14" table:style-name="ce2">
            <text:p>1,5581E-14</text:p>
          </table:table-cell>
          <table:table-cell office:value-type="float" office:value="28.179200000000002" table:style-name="ce2">
            <text:p>28,1792</text:p>
          </table:table-cell>
          <table:table-cell office:value-type="float" office:value="203.14869999999999" table:style-name="ce2">
            <text:p>203,1487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47929999999997" table:style-name="ce2">
            <text:p>569,4793</text:p>
          </table:table-cell>
          <table:table-cell office:value-type="float" office:value="589.32240000000002" table:style-name="ce2">
            <text:p>589,32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3" table:style-name="ce2">
            <text:p>3753</text:p>
          </table:table-cell>
          <table:table-cell office:value-type="float" office:value="76" table:style-name="ce2">
            <text:p>76</text:p>
          </table:table-cell>
          <table:table-cell office:value-type="float" office:value="1112" table:style-name="ce2">
            <text:p>1112</text:p>
          </table:table-cell>
          <table:table-cell office:value-type="string" table:style-name="ce2">
            <text:p>1400002C00000000000000000000000000000000000A028008981E1E0EA6000102750275000A0EA9004C045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8 08:51:2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11085" table:style-name="ce2">
            <text:p>1108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10:47:20</text:p>
          </table:table-cell>
          <table:table-cell office:value-type="string" table:style-name="ce2">
            <text:p>2020 MAY 18 11:50:0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8 10:47:30</text:p>
          </table:table-cell>
          <table:table-cell office:value-type="string" table:style-name="ce2">
            <text:p>2020 MAY 18 11:50:04</text:p>
          </table:table-cell>
          <table:table-cell office:value-type="float" office:value="69.024100000000004" table:style-name="ce2">
            <text:p>69,0241</text:p>
          </table:table-cell>
          <table:table-cell office:value-type="float" office:value="-63.223399999999998" table:style-name="ce2">
            <text:p>-63,2234</text:p>
          </table:table-cell>
          <table:table-cell office:value-type="float" office:value="6.7055999999999996" table:style-name="ce2">
            <text:p>6,7056</text:p>
          </table:table-cell>
          <table:table-cell office:value-type="float" office:value="95.317899999999995" table:style-name="ce2">
            <text:p>95,3179</text:p>
          </table:table-cell>
          <table:table-cell office:value-type="float" office:value="95.317899999999995" table:style-name="ce2">
            <text:p>95,3179</text:p>
          </table:table-cell>
          <table:table-cell office:value-type="float" office:value="1.2821000000000001E-14" table:style-name="ce2">
            <text:p>1,2821E-14</text:p>
          </table:table-cell>
          <table:table-cell office:value-type="float" office:value="-59.678899999999999" table:style-name="ce2">
            <text:p>-59,6789</text:p>
          </table:table-cell>
          <table:table-cell office:value-type="float" office:value="119.3223" table:style-name="ce2">
            <text:p>119,3223</text:p>
          </table:table-cell>
          <table:table-cell office:value-type="float" office:value="19.8931" table:style-name="ce2">
            <text:p>19,8931</text:p>
          </table:table-cell>
          <table:table-cell office:value-type="float" office:value="95.121300000000005" table:style-name="ce2">
            <text:p>95,1213</text:p>
          </table:table-cell>
          <table:table-cell office:value-type="float" office:value="95.121300000000005" table:style-name="ce2">
            <text:p>95,1213</text:p>
          </table:table-cell>
          <table:table-cell office:value-type="float" office:value="9.5416999999999996E-15" table:style-name="ce2">
            <text:p>9,5417E-15</text:p>
          </table:table-cell>
          <table:table-cell office:value-type="float" office:value="28.4131" table:style-name="ce2">
            <text:p>28,4131</text:p>
          </table:table-cell>
          <table:table-cell office:value-type="float" office:value="203.1978" table:style-name="ce2">
            <text:p>203,1978</text:p>
          </table:table-cell>
          <table:table-cell office:value-type="string" table:style-name="ce2">
            <text:p>N/A</text:p>
          </table:table-cell>
          <table:table-cell office:value-type="float" office:value="569.63649999999996" table:style-name="ce2">
            <text:p>569,6365</text:p>
          </table:table-cell>
          <table:table-cell office:value-type="float" office:value="569.63649999999996" table:style-name="ce2">
            <text:p>569,63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54" table:style-name="ce2">
            <text:p>3754</text:p>
          </table:table-cell>
          <table:table-cell office:value-type="float" office:value="76" table:style-name="ce2">
            <text:p>76</text:p>
          </table:table-cell>
          <table:table-cell office:value-type="float" office:value="334" table:style-name="ce2">
            <text:p>334</text:p>
          </table:table-cell>
          <table:table-cell office:value-type="string" table:style-name="ce2">
            <text:p>1400002C0000000000000000000000000000000000000000000000000000000000000000000A0EAA004C014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8 10:49:2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1086" table:style-name="ce2">
            <text:p>1108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12:45:18</text:p>
          </table:table-cell>
          <table:table-cell office:value-type="string" table:style-name="ce2">
            <text:p>2020 MAY 18 13:48:04</text:p>
          </table:table-cell>
          <table:table-cell office:value-type="string" table:style-name="ce2">
            <text:p>2020 MAY 18 12:45:28</text:p>
          </table:table-cell>
          <table:table-cell office:value-type="string" table:style-name="ce2">
            <text:p>2020 MAY 18 13:47:58</text:p>
          </table:table-cell>
          <table:table-cell office:value-type="string" table:style-name="ce2">
            <text:p>2020 MAY 18 12:45:28</text:p>
          </table:table-cell>
          <table:table-cell office:value-type="string" table:style-name="ce2">
            <text:p>2020 MAY 18 13:48:03</text:p>
          </table:table-cell>
          <table:table-cell office:value-type="float" office:value="68.968800000000002" table:style-name="ce2">
            <text:p>68,9688</text:p>
          </table:table-cell>
          <table:table-cell office:value-type="float" office:value="-91.951400000000007" table:style-name="ce2">
            <text:p>-91,9514</text:p>
          </table:table-cell>
          <table:table-cell office:value-type="float" office:value="6.7035999999999998" table:style-name="ce2">
            <text:p>6,7036</text:p>
          </table:table-cell>
          <table:table-cell office:value-type="float" office:value="95.333299999999994" table:style-name="ce2">
            <text:p>95,3333</text:p>
          </table:table-cell>
          <table:table-cell office:value-type="float" office:value="95.333299999999994" table:style-name="ce2">
            <text:p>95,3333</text:p>
          </table:table-cell>
          <table:table-cell office:value-type="float" office:value="2.2957000000000001E-14" table:style-name="ce2">
            <text:p>2,2957E-14</text:p>
          </table:table-cell>
          <table:table-cell office:value-type="float" office:value="-59.586300000000001" table:style-name="ce2">
            <text:p>-59,5863</text:p>
          </table:table-cell>
          <table:table-cell office:value-type="float" office:value="90.563299999999998" table:style-name="ce2">
            <text:p>90,5633</text:p>
          </table:table-cell>
          <table:table-cell office:value-type="float" office:value="19.889399999999998" table:style-name="ce2">
            <text:p>19,8894</text:p>
          </table:table-cell>
          <table:table-cell office:value-type="float" office:value="95.124899999999997" table:style-name="ce2">
            <text:p>95,1249</text:p>
          </table:table-cell>
          <table:table-cell office:value-type="float" office:value="95.124899999999997" table:style-name="ce2">
            <text:p>95,1249</text:p>
          </table:table-cell>
          <table:table-cell office:value-type="float" office:value="3.9757000000000002E-16" table:style-name="ce2">
            <text:p>3,9757E-16</text:p>
          </table:table-cell>
          <table:table-cell office:value-type="float" office:value="28.651800000000001" table:style-name="ce2">
            <text:p>28,6518</text:p>
          </table:table-cell>
          <table:table-cell office:value-type="float" office:value="203.24700000000001" table:style-name="ce2">
            <text:p>203,247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78279999999995" table:style-name="ce2">
            <text:p>569,7828</text:p>
          </table:table-cell>
          <table:table-cell office:value-type="float" office:value="589.62580000000003" table:style-name="ce2">
            <text:p>589,62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5" table:style-name="ce2">
            <text:p>3755</text:p>
          </table:table-cell>
          <table:table-cell office:value-type="float" office:value="76" table:style-name="ce2">
            <text:p>76</text:p>
          </table:table-cell>
          <table:table-cell office:value-type="float" office:value="1114" table:style-name="ce2">
            <text:p>1114</text:p>
          </table:table-cell>
          <table:table-cell office:value-type="string" table:style-name="ce2">
            <text:p>1400002C00000000000000000000000000000000000A028008981E1E0EA6000102750275000A0EAB004C045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60" table:style-name="ce6">
            <text:p>1360</text:p>
          </table:table-cell>
          <table:table-cell office:value-type="float" office:value="1360" table:style-name="ce6">
            <text:p>1360</text:p>
          </table:table-cell>
          <table:table-cell office:value-type="float" office:value="1" table:style-name="ce6">
            <text:p>1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8 12:47:1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11087" table:style-name="ce2">
            <text:p>1108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14:43:15</text:p>
          </table:table-cell>
          <table:table-cell office:value-type="string" table:style-name="ce2">
            <text:p>2020 MAY 18 15:45:5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8 14:43:25</text:p>
          </table:table-cell>
          <table:table-cell office:value-type="string" table:style-name="ce2">
            <text:p>2020 MAY 18 15:45:58</text:p>
          </table:table-cell>
          <table:table-cell office:value-type="float" office:value="68.911600000000007" table:style-name="ce2">
            <text:p>68,9116</text:p>
          </table:table-cell>
          <table:table-cell office:value-type="float" office:value="-120.56229999999999" table:style-name="ce2">
            <text:p>-120,5623</text:p>
          </table:table-cell>
          <table:table-cell office:value-type="float" office:value="6.7093999999999996" table:style-name="ce2">
            <text:p>6,7094</text:p>
          </table:table-cell>
          <table:table-cell office:value-type="float" office:value="95.309100000000001" table:style-name="ce2">
            <text:p>95,3091</text:p>
          </table:table-cell>
          <table:table-cell office:value-type="float" office:value="95.309100000000001" table:style-name="ce2">
            <text:p>95,3091</text:p>
          </table:table-cell>
          <table:table-cell office:value-type="float" office:value="2.8492E-14" table:style-name="ce2">
            <text:p>2,8492E-14</text:p>
          </table:table-cell>
          <table:table-cell office:value-type="float" office:value="-59.522799999999997" table:style-name="ce2">
            <text:p>-59,5228</text:p>
          </table:table-cell>
          <table:table-cell office:value-type="float" office:value="61.804900000000004" table:style-name="ce2">
            <text:p>61,8049</text:p>
          </table:table-cell>
          <table:table-cell office:value-type="float" office:value="19.884699999999999" table:style-name="ce2">
            <text:p>19,8847</text:p>
          </table:table-cell>
          <table:table-cell office:value-type="float" office:value="95.107500000000002" table:style-name="ce2">
            <text:p>95,1075</text:p>
          </table:table-cell>
          <table:table-cell office:value-type="float" office:value="95.107500000000002" table:style-name="ce2">
            <text:p>95,1075</text:p>
          </table:table-cell>
          <table:table-cell office:value-type="float" office:value="7.7906999999999994E-15" table:style-name="ce2">
            <text:p>7,7907E-15</text:p>
          </table:table-cell>
          <table:table-cell office:value-type="float" office:value="28.898800000000001" table:style-name="ce2">
            <text:p>28,8988</text:p>
          </table:table-cell>
          <table:table-cell office:value-type="float" office:value="203.2961" table:style-name="ce2">
            <text:p>203,2961</text:p>
          </table:table-cell>
          <table:table-cell office:value-type="string" table:style-name="ce2">
            <text:p>N/A</text:p>
          </table:table-cell>
          <table:table-cell office:value-type="float" office:value="569.48479999999995" table:style-name="ce2">
            <text:p>569,4848</text:p>
          </table:table-cell>
          <table:table-cell office:value-type="float" office:value="569.48479999999995" table:style-name="ce2">
            <text:p>569,48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53" table:style-name="ce2">
            <text:p>3753</text:p>
          </table:table-cell>
          <table:table-cell office:value-type="float" office:value="76" table:style-name="ce2">
            <text:p>76</text:p>
          </table:table-cell>
          <table:table-cell office:value-type="float" office:value="333" table:style-name="ce2">
            <text:p>333</text:p>
          </table:table-cell>
          <table:table-cell office:value-type="string" table:style-name="ce2">
            <text:p>1400002C0000000000000000000000000000000000000000000000000000000000000000000A0EA9004C014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8 14:45:1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11088" table:style-name="ce2">
            <text:p>1108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16:41:09</text:p>
          </table:table-cell>
          <table:table-cell office:value-type="string" table:style-name="ce2">
            <text:p>2020 MAY 18 17:36:48</text:p>
          </table:table-cell>
          <table:table-cell office:value-type="string" table:style-name="ce2">
            <text:p>2020 MAY 18 16:41:19</text:p>
          </table:table-cell>
          <table:table-cell office:value-type="string" table:style-name="ce2">
            <text:p>2020 MAY 18 17:36:34</text:p>
          </table:table-cell>
          <table:table-cell office:value-type="string" table:style-name="ce2">
            <text:p>2020 MAY 18 16:41:19</text:p>
          </table:table-cell>
          <table:table-cell office:value-type="string" table:style-name="ce2">
            <text:p>2020 MAY 18 17:36:47</text:p>
          </table:table-cell>
          <table:table-cell office:value-type="float" office:value="68.878500000000003" table:style-name="ce2">
            <text:p>68,8785</text:p>
          </table:table-cell>
          <table:table-cell office:value-type="float" office:value="-149.26009999999999" table:style-name="ce2">
            <text:p>-149,2601</text:p>
          </table:table-cell>
          <table:table-cell office:value-type="float" office:value="6.7083000000000004" table:style-name="ce2">
            <text:p>6,7083</text:p>
          </table:table-cell>
          <table:table-cell office:value-type="float" office:value="95.324700000000007" table:style-name="ce2">
            <text:p>95,3247</text:p>
          </table:table-cell>
          <table:table-cell office:value-type="float" office:value="95.324700000000007" table:style-name="ce2">
            <text:p>95,3247</text:p>
          </table:table-cell>
          <table:table-cell office:value-type="float" office:value="2.8492E-14" table:style-name="ce2">
            <text:p>2,8492E-14</text:p>
          </table:table-cell>
          <table:table-cell office:value-type="float" office:value="-73.885499999999993" table:style-name="ce2">
            <text:p>-73,8855</text:p>
          </table:table-cell>
          <table:table-cell office:value-type="float" office:value="-9.7263999999999999" table:style-name="ce2">
            <text:p>-9,7264</text:p>
          </table:table-cell>
          <table:table-cell office:value-type="float" office:value="16.9133" table:style-name="ce2">
            <text:p>16,9133</text:p>
          </table:table-cell>
          <table:table-cell office:value-type="float" office:value="76.213200000000001" table:style-name="ce2">
            <text:p>76,2132</text:p>
          </table:table-cell>
          <table:table-cell office:value-type="float" office:value="76.213200000000001" table:style-name="ce2">
            <text:p>76,2132</text:p>
          </table:table-cell>
          <table:table-cell office:value-type="float" office:value="6.4105999999999997E-15" table:style-name="ce2">
            <text:p>6,4106E-15</text:p>
          </table:table-cell>
          <table:table-cell office:value-type="float" office:value="29.145600000000002" table:style-name="ce2">
            <text:p>29,1456</text:p>
          </table:table-cell>
          <table:table-cell office:value-type="float" office:value="203.34520000000001" table:style-name="ce2">
            <text:p>203,3452</text:p>
          </table:table-cell>
          <table:table-cell office:value-type="float" office:value="18.9192" table:style-name="ce2">
            <text:p>18,9192</text:p>
          </table:table-cell>
          <table:table-cell office:value-type="float" office:value="504.98989999999998" table:style-name="ce2">
            <text:p>504,9899</text:p>
          </table:table-cell>
          <table:table-cell office:value-type="float" office:value="522.10419999999999" table:style-name="ce2">
            <text:p>522,10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75" table:style-name="ce2">
            <text:p>197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315" table:style-name="ce2">
            <text:p>33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328" table:style-name="ce2">
            <text:p>3328</text:p>
          </table:table-cell>
          <table:table-cell office:value-type="float" office:value="76" table:style-name="ce2">
            <text:p>76</text:p>
          </table:table-cell>
          <table:table-cell office:value-type="float" office:value="1047" table:style-name="ce2">
            <text:p>1047</text:p>
          </table:table-cell>
          <table:table-cell office:value-type="string" table:style-name="ce2">
            <text:p>1400002C00000000000000000000000000000000000A028007B71E1E0CF3000102750275000A0D00004C0417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6" table:style-name="ce6">
            <text:p>2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8 16:43:0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11089" table:style-name="ce2">
            <text:p>1108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18:39:04</text:p>
          </table:table-cell>
          <table:table-cell office:value-type="string" table:style-name="ce2">
            <text:p>2020 MAY 18 19:41:49</text:p>
          </table:table-cell>
          <table:table-cell office:value-type="string" table:style-name="ce2">
            <text:p>2020 MAY 18 18:39:14</text:p>
          </table:table-cell>
          <table:table-cell office:value-type="string" table:style-name="ce2">
            <text:p>2020 MAY 18 19:41:44</text:p>
          </table:table-cell>
          <table:table-cell office:value-type="string" table:style-name="ce2">
            <text:p>2020 MAY 18 18:39:14</text:p>
          </table:table-cell>
          <table:table-cell office:value-type="string" table:style-name="ce2">
            <text:p>2020 MAY 18 19:41:48</text:p>
          </table:table-cell>
          <table:table-cell office:value-type="float" office:value="68.755399999999995" table:style-name="ce2">
            <text:p>68,7554</text:p>
          </table:table-cell>
          <table:table-cell office:value-type="float" office:value="-177.9066" table:style-name="ce2">
            <text:p>-177,9066</text:p>
          </table:table-cell>
          <table:table-cell office:value-type="float" office:value="6.7111000000000001" table:style-name="ce2">
            <text:p>6,7111</text:p>
          </table:table-cell>
          <table:table-cell office:value-type="float" office:value="95.300399999999996" table:style-name="ce2">
            <text:p>95,3004</text:p>
          </table:table-cell>
          <table:table-cell office:value-type="float" office:value="95.300399999999996" table:style-name="ce2">
            <text:p>95,3004</text:p>
          </table:table-cell>
          <table:table-cell office:value-type="float" office:value="1.1529999999999999E-14" table:style-name="ce2">
            <text:p>1,153E-14</text:p>
          </table:table-cell>
          <table:table-cell office:value-type="float" office:value="-59.226199999999999" table:style-name="ce2">
            <text:p>-59,2262</text:p>
          </table:table-cell>
          <table:table-cell office:value-type="float" office:value="4.1337000000000002" table:style-name="ce2">
            <text:p>4,1337</text:p>
          </table:table-cell>
          <table:table-cell office:value-type="float" office:value="19.864999999999998" table:style-name="ce2">
            <text:p>19,865</text:p>
          </table:table-cell>
          <table:table-cell office:value-type="float" office:value="95.086100000000002" table:style-name="ce2">
            <text:p>95,0861</text:p>
          </table:table-cell>
          <table:table-cell office:value-type="float" office:value="95.086100000000002" table:style-name="ce2">
            <text:p>95,0861</text:p>
          </table:table-cell>
          <table:table-cell office:value-type="float" office:value="4.6325000000000001E-14" table:style-name="ce2">
            <text:p>4,6325E-14</text:p>
          </table:table-cell>
          <table:table-cell office:value-type="float" office:value="29.3719" table:style-name="ce2">
            <text:p>29,3719</text:p>
          </table:table-cell>
          <table:table-cell office:value-type="float" office:value="203.39429999999999" table:style-name="ce2">
            <text:p>203,3943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63099999999997" table:style-name="ce2">
            <text:p>569,631</text:p>
          </table:table-cell>
          <table:table-cell office:value-type="float" office:value="589.47410000000002" table:style-name="ce2">
            <text:p>589,47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4" table:style-name="ce2">
            <text:p>3754</text:p>
          </table:table-cell>
          <table:table-cell office:value-type="float" office:value="76" table:style-name="ce2">
            <text:p>76</text:p>
          </table:table-cell>
          <table:table-cell office:value-type="float" office:value="1113" table:style-name="ce2">
            <text:p>1113</text:p>
          </table:table-cell>
          <table:table-cell office:value-type="string" table:style-name="ce2">
            <text:p>1400002C00000000000000000000000000000000000A028008981E1E0EA6000102750275000A0EAA004C045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24" table:style-name="ce6">
            <text:p>1324</text:p>
          </table:table-cell>
          <table:table-cell office:value-type="float" office:value="1324" table:style-name="ce6">
            <text:p>132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8 18:41:0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11090" table:style-name="ce2">
            <text:p>110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20:37:02</text:p>
          </table:table-cell>
          <table:table-cell office:value-type="string" table:style-name="ce2">
            <text:p>2020 MAY 18 21:32:4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8 20:37:12</text:p>
          </table:table-cell>
          <table:table-cell office:value-type="string" table:style-name="ce2">
            <text:p>2020 MAY 18 21:32:48</text:p>
          </table:table-cell>
          <table:table-cell office:value-type="float" office:value="68.592200000000005" table:style-name="ce2">
            <text:p>68,5922</text:p>
          </table:table-cell>
          <table:table-cell office:value-type="float" office:value="153.34200000000001" table:style-name="ce2">
            <text:p>153,342</text:p>
          </table:table-cell>
          <table:table-cell office:value-type="float" office:value="6.7077999999999998" table:style-name="ce2">
            <text:p>6,7078</text:p>
          </table:table-cell>
          <table:table-cell office:value-type="float" office:value="95.299199999999999" table:style-name="ce2">
            <text:p>95,2992</text:p>
          </table:table-cell>
          <table:table-cell office:value-type="float" office:value="95.299199999999999" table:style-name="ce2">
            <text:p>95,2992</text:p>
          </table:table-cell>
          <table:table-cell office:value-type="float" office:value="1.0668000000000001E-14" table:style-name="ce2">
            <text:p>1,0668E-14</text:p>
          </table:table-cell>
          <table:table-cell office:value-type="float" office:value="-73.613200000000006" table:style-name="ce2">
            <text:p>-73,6132</text:p>
          </table:table-cell>
          <table:table-cell office:value-type="float" office:value="-65.694500000000005" table:style-name="ce2">
            <text:p>-65,6945</text:p>
          </table:table-cell>
          <table:table-cell office:value-type="float" office:value="17.010000000000002" table:style-name="ce2">
            <text:p>17,01</text:p>
          </table:table-cell>
          <table:table-cell office:value-type="float" office:value="76.5107" table:style-name="ce2">
            <text:p>76,5107</text:p>
          </table:table-cell>
          <table:table-cell office:value-type="float" office:value="76.5107" table:style-name="ce2">
            <text:p>76,5107</text:p>
          </table:table-cell>
          <table:table-cell office:value-type="float" office:value="1.2821000000000001E-14" table:style-name="ce2">
            <text:p>1,2821E-14</text:p>
          </table:table-cell>
          <table:table-cell office:value-type="float" office:value="29.58" table:style-name="ce2">
            <text:p>29,58</text:p>
          </table:table-cell>
          <table:table-cell office:value-type="float" office:value="203.4434" table:style-name="ce2">
            <text:p>203,4434</text:p>
          </table:table-cell>
          <table:table-cell office:value-type="string" table:style-name="ce2">
            <text:p>N/A</text:p>
          </table:table-cell>
          <table:table-cell office:value-type="float" office:value="506.20929999999998" table:style-name="ce2">
            <text:p>506,2093</text:p>
          </table:table-cell>
          <table:table-cell office:value-type="float" office:value="506.20929999999998" table:style-name="ce2">
            <text:p>506,20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36" table:style-name="ce2">
            <text:p>3336</text:p>
          </table:table-cell>
          <table:table-cell office:value-type="float" office:value="76" table:style-name="ce2">
            <text:p>76</text:p>
          </table:table-cell>
          <table:table-cell office:value-type="float" office:value="171" table:style-name="ce2">
            <text:p>171</text:p>
          </table:table-cell>
          <table:table-cell office:value-type="string" table:style-name="ce2">
            <text:p>1400002C0000000000000000000000000000000000000000000000000000000000000000000A0D08004C00A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8 20:39:0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11091" table:style-name="ce2">
            <text:p>1109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22:35:02</text:p>
          </table:table-cell>
          <table:table-cell office:value-type="string" table:style-name="ce2">
            <text:p>2020 MAY 18 23:37:48</text:p>
          </table:table-cell>
          <table:table-cell office:value-type="string" table:style-name="ce2">
            <text:p>2020 MAY 18 22:35:12</text:p>
          </table:table-cell>
          <table:table-cell office:value-type="string" table:style-name="ce2">
            <text:p>2020 MAY 18 23:37:42</text:p>
          </table:table-cell>
          <table:table-cell office:value-type="string" table:style-name="ce2">
            <text:p>2020 MAY 18 22:35:12</text:p>
          </table:table-cell>
          <table:table-cell office:value-type="string" table:style-name="ce2">
            <text:p>2020 MAY 18 23:37:47</text:p>
          </table:table-cell>
          <table:table-cell office:value-type="float" office:value="68.462800000000001" table:style-name="ce2">
            <text:p>68,4628</text:p>
          </table:table-cell>
          <table:table-cell office:value-type="float" office:value="124.6182" table:style-name="ce2">
            <text:p>124,6182</text:p>
          </table:table-cell>
          <table:table-cell office:value-type="float" office:value="6.7066999999999997" table:style-name="ce2">
            <text:p>6,7067</text:p>
          </table:table-cell>
          <table:table-cell office:value-type="float" office:value="95.293300000000002" table:style-name="ce2">
            <text:p>95,2933</text:p>
          </table:table-cell>
          <table:table-cell office:value-type="float" office:value="95.293300000000002" table:style-name="ce2">
            <text:p>95,2933</text:p>
          </table:table-cell>
          <table:table-cell office:value-type="float" office:value="2.1863E-14" table:style-name="ce2">
            <text:p>2,1863E-14</text:p>
          </table:table-cell>
          <table:table-cell office:value-type="float" office:value="-58.945799999999998" table:style-name="ce2">
            <text:p>-58,9458</text:p>
          </table:table-cell>
          <table:table-cell office:value-type="float" office:value="-53.558799999999998" table:style-name="ce2">
            <text:p>-53,5588</text:p>
          </table:table-cell>
          <table:table-cell office:value-type="float" office:value="19.8461" table:style-name="ce2">
            <text:p>19,8461</text:p>
          </table:table-cell>
          <table:table-cell office:value-type="float" office:value="95.061300000000003" table:style-name="ce2">
            <text:p>95,0613</text:p>
          </table:table-cell>
          <table:table-cell office:value-type="float" office:value="95.061300000000003" table:style-name="ce2">
            <text:p>95,0613</text:p>
          </table:table-cell>
          <table:table-cell office:value-type="float" office:value="2.0365E-14" table:style-name="ce2">
            <text:p>2,0365E-14</text:p>
          </table:table-cell>
          <table:table-cell office:value-type="float" office:value="29.809000000000001" table:style-name="ce2">
            <text:p>29,809</text:p>
          </table:table-cell>
          <table:table-cell office:value-type="float" office:value="203.49260000000001" table:style-name="ce2">
            <text:p>203,4926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78279999999995" table:style-name="ce2">
            <text:p>569,7828</text:p>
          </table:table-cell>
          <table:table-cell office:value-type="float" office:value="589.62580000000003" table:style-name="ce2">
            <text:p>589,62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5" table:style-name="ce2">
            <text:p>3755</text:p>
          </table:table-cell>
          <table:table-cell office:value-type="float" office:value="76" table:style-name="ce2">
            <text:p>76</text:p>
          </table:table-cell>
          <table:table-cell office:value-type="float" office:value="1114" table:style-name="ce2">
            <text:p>1114</text:p>
          </table:table-cell>
          <table:table-cell office:value-type="string" table:style-name="ce2">
            <text:p>1400002C00000000000000000000000000000000000A028008981E1E0EA6000102750275000A0EAB004C045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8 22:37:0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092" table:style-name="ce2">
            <text:p>1109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00:23:02</text:p>
          </table:table-cell>
          <table:table-cell office:value-type="string" table:style-name="ce2">
            <text:p>2020 MAY 19 01:28:47</text:p>
          </table:table-cell>
          <table:table-cell office:value-type="string" table:style-name="ce2">
            <text:p>2020 MAY 19 00:23:12</text:p>
          </table:table-cell>
          <table:table-cell office:value-type="string" table:style-name="ce2">
            <text:p>2020 MAY 19 01:28:42</text:p>
          </table:table-cell>
          <table:table-cell office:value-type="string" table:style-name="ce2">
            <text:p>2020 MAY 19 00:23:12</text:p>
          </table:table-cell>
          <table:table-cell office:value-type="string" table:style-name="ce2">
            <text:p>2020 MAY 19 01:28:46</text:p>
          </table:table-cell>
          <table:table-cell office:value-type="float" office:value="68.69" table:style-name="ce2">
            <text:p>68,69</text:p>
          </table:table-cell>
          <table:table-cell office:value-type="float" office:value="7.8579999999999997" table:style-name="ce2">
            <text:p>7,858</text:p>
          </table:table-cell>
          <table:table-cell office:value-type="float" office:value="0.67444000000000004" table:style-name="ce2">
            <text:p>0,67444</text:p>
          </table:table-cell>
          <table:table-cell office:value-type="float" office:value="120.5038" table:style-name="ce2">
            <text:p>120,5038</text:p>
          </table:table-cell>
          <table:table-cell office:value-type="float" office:value="120.5038" table:style-name="ce2">
            <text:p>120,5038</text:p>
          </table:table-cell>
          <table:table-cell office:value-type="float" office:value="9.5416999999999996E-15" table:style-name="ce2">
            <text:p>9,5417E-15</text:p>
          </table:table-cell>
          <table:table-cell office:value-type="float" office:value="-73.531599999999997" table:style-name="ce2">
            <text:p>-73,5316</text:p>
          </table:table-cell>
          <table:table-cell office:value-type="float" office:value="-122.587" table:style-name="ce2">
            <text:p>-122,587</text:p>
          </table:table-cell>
          <table:table-cell office:value-type="float" office:value="17.0444" table:style-name="ce2">
            <text:p>17,0444</text:p>
          </table:table-cell>
          <table:table-cell office:value-type="float" office:value="76.598699999999994" table:style-name="ce2">
            <text:p>76,5987</text:p>
          </table:table-cell>
          <table:table-cell office:value-type="float" office:value="76.598699999999994" table:style-name="ce2">
            <text:p>76,5987</text:p>
          </table:table-cell>
          <table:table-cell office:value-type="float" office:value="1.2821000000000001E-14" table:style-name="ce2">
            <text:p>1,2821E-14</text:p>
          </table:table-cell>
          <table:table-cell office:value-type="float" office:value="30.020199999999999" table:style-name="ce2">
            <text:p>30,0202</text:p>
          </table:table-cell>
          <table:table-cell office:value-type="float" office:value="203.5376" table:style-name="ce2">
            <text:p>203,5376</text:p>
          </table:table-cell>
          <table:table-cell office:value-type="float" office:value="23.113099999999999" table:style-name="ce2">
            <text:p>23,1131</text:p>
          </table:table-cell>
          <table:table-cell office:value-type="float" office:value="596.94420000000002" table:style-name="ce2">
            <text:p>596,9442</text:p>
          </table:table-cell>
          <table:table-cell office:value-type="float" office:value="617.91639999999995" table:style-name="ce2">
            <text:p>617,91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90" table:style-name="ce2">
            <text:p>229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930" table:style-name="ce2">
            <text:p>39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934" table:style-name="ce2">
            <text:p>3934</text:p>
          </table:table-cell>
          <table:table-cell office:value-type="float" office:value="76" table:style-name="ce2">
            <text:p>76</text:p>
          </table:table-cell>
          <table:table-cell office:value-type="float" office:value="1053" table:style-name="ce2">
            <text:p>1053</text:p>
          </table:table-cell>
          <table:table-cell office:value-type="string" table:style-name="ce2">
            <text:p>1400002C00000000000000000000000000000000000A028008F21E1E0F5A000102750275000A0F5E004C041D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532" table:style-name="ce6">
            <text:p>1532</text:p>
          </table:table-cell>
          <table:table-cell office:value-type="float" office:value="1532" table:style-name="ce6">
            <text:p>1532</text:p>
          </table:table-cell>
          <table:table-cell office:value-type="float" office:value="1" table:style-name="ce6">
            <text:p>1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9 00:35:0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11093" table:style-name="ce2">
            <text:p>1109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02:31:00</text:p>
          </table:table-cell>
          <table:table-cell office:value-type="string" table:style-name="ce2">
            <text:p>2020 MAY 19 03:33:41</text:p>
          </table:table-cell>
          <table:table-cell office:value-type="string" table:style-name="ce2">
            <text:p>2020 MAY 19 02:31:10</text:p>
          </table:table-cell>
          <table:table-cell office:value-type="string" table:style-name="ce2">
            <text:p>2020 MAY 19 03:33:40</text:p>
          </table:table-cell>
          <table:table-cell office:value-type="string" table:style-name="ce2">
            <text:p>2020 MAY 19 02:31:10</text:p>
          </table:table-cell>
          <table:table-cell office:value-type="string" table:style-name="ce2">
            <text:p>2020 MAY 19 03:33:40</text:p>
          </table:table-cell>
          <table:table-cell office:value-type="float" office:value="68.3125" table:style-name="ce2">
            <text:p>68,3125</text:p>
          </table:table-cell>
          <table:table-cell office:value-type="float" office:value="67.362799999999993" table:style-name="ce2">
            <text:p>67,3628</text:p>
          </table:table-cell>
          <table:table-cell office:value-type="float" office:value="6.7167000000000003" table:style-name="ce2">
            <text:p>6,7167</text:p>
          </table:table-cell>
          <table:table-cell office:value-type="float" office:value="95.241" table:style-name="ce2">
            <text:p>95,241</text:p>
          </table:table-cell>
          <table:table-cell office:value-type="float" office:value="95.241" table:style-name="ce2">
            <text:p>95,241</text:p>
          </table:table-cell>
          <table:table-cell office:value-type="float" office:value="1.7780000000000001E-14" table:style-name="ce2">
            <text:p>1,778E-14</text:p>
          </table:table-cell>
          <table:table-cell office:value-type="float" office:value="-58.779400000000003" table:style-name="ce2">
            <text:p>-58,7794</text:p>
          </table:table-cell>
          <table:table-cell office:value-type="float" office:value="-111.17019999999999" table:style-name="ce2">
            <text:p>-111,1702</text:p>
          </table:table-cell>
          <table:table-cell office:value-type="float" office:value="19.831399999999999" table:style-name="ce2">
            <text:p>19,8314</text:p>
          </table:table-cell>
          <table:table-cell office:value-type="float" office:value="95.005499999999998" table:style-name="ce2">
            <text:p>95,0055</text:p>
          </table:table-cell>
          <table:table-cell office:value-type="float" office:value="95.005499999999998" table:style-name="ce2">
            <text:p>95,0055</text:p>
          </table:table-cell>
          <table:table-cell office:value-type="float" office:value="2.1336000000000001E-14" table:style-name="ce2">
            <text:p>2,1336E-14</text:p>
          </table:table-cell>
          <table:table-cell office:value-type="float" office:value="30.315200000000001" table:style-name="ce2">
            <text:p>30,3152</text:p>
          </table:table-cell>
          <table:table-cell office:value-type="float" office:value="203.5909" table:style-name="ce2">
            <text:p>203,5909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02409999999998" table:style-name="ce2">
            <text:p>569,0241</text:p>
          </table:table-cell>
          <table:table-cell office:value-type="float" office:value="588.86710000000005" table:style-name="ce2">
            <text:p>588,86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0" table:style-name="ce2">
            <text:p>3750</text:p>
          </table:table-cell>
          <table:table-cell office:value-type="float" office:value="76" table:style-name="ce2">
            <text:p>76</text:p>
          </table:table-cell>
          <table:table-cell office:value-type="float" office:value="1109" table:style-name="ce2">
            <text:p>1109</text:p>
          </table:table-cell>
          <table:table-cell office:value-type="string" table:style-name="ce2">
            <text:p>1400002C00000000000000000000000000000000000A028008981E1E0EA6000102750275000A0EA6004C0455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9 02:33:0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11094" table:style-name="ce2">
            <text:p>1109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04:28:55</text:p>
          </table:table-cell>
          <table:table-cell office:value-type="string" table:style-name="ce2">
            <text:p>2020 MAY 19 05:31:35</text:p>
          </table:table-cell>
          <table:table-cell office:value-type="string" table:style-name="ce2">
            <text:p>2020 MAY 19 04:29:05</text:p>
          </table:table-cell>
          <table:table-cell office:value-type="string" table:style-name="ce2">
            <text:p>2020 MAY 19 05:31:20</text:p>
          </table:table-cell>
          <table:table-cell office:value-type="string" table:style-name="ce2">
            <text:p>2020 MAY 19 04:29:05</text:p>
          </table:table-cell>
          <table:table-cell office:value-type="string" table:style-name="ce2">
            <text:p>2020 MAY 19 05:31:34</text:p>
          </table:table-cell>
          <table:table-cell office:value-type="float" office:value="68.2547" table:style-name="ce2">
            <text:p>68,2547</text:p>
          </table:table-cell>
          <table:table-cell office:value-type="float" office:value="38.739800000000002" table:style-name="ce2">
            <text:p>38,7398</text:p>
          </table:table-cell>
          <table:table-cell office:value-type="float" office:value="6.7210999999999999" table:style-name="ce2">
            <text:p>6,7211</text:p>
          </table:table-cell>
          <table:table-cell office:value-type="float" office:value="95.222700000000003" table:style-name="ce2">
            <text:p>95,2227</text:p>
          </table:table-cell>
          <table:table-cell office:value-type="float" office:value="95.222700000000003" table:style-name="ce2">
            <text:p>95,2227</text:p>
          </table:table-cell>
          <table:table-cell office:value-type="float" office:value="3.0548E-14" table:style-name="ce2">
            <text:p>3,0548E-14</text:p>
          </table:table-cell>
          <table:table-cell office:value-type="float" office:value="-58.6905" table:style-name="ce2">
            <text:p>-58,6905</text:p>
          </table:table-cell>
          <table:table-cell office:value-type="float" office:value="-139.95009999999999" table:style-name="ce2">
            <text:p>-139,9501</text:p>
          </table:table-cell>
          <table:table-cell office:value-type="float" office:value="19.8247" table:style-name="ce2">
            <text:p>19,8247</text:p>
          </table:table-cell>
          <table:table-cell office:value-type="float" office:value="94.986900000000006" table:style-name="ce2">
            <text:p>94,9869</text:p>
          </table:table-cell>
          <table:table-cell office:value-type="float" office:value="94.986900000000006" table:style-name="ce2">
            <text:p>94,9869</text:p>
          </table:table-cell>
          <table:table-cell office:value-type="float" office:value="4.4980000000000001E-15" table:style-name="ce2">
            <text:p>4,498E-15</text:p>
          </table:table-cell>
          <table:table-cell office:value-type="float" office:value="30.552" table:style-name="ce2">
            <text:p>30,552</text:p>
          </table:table-cell>
          <table:table-cell office:value-type="float" office:value="203.64009999999999" table:style-name="ce2">
            <text:p>203,6401</text:p>
          </table:table-cell>
          <table:table-cell office:value-type="float" office:value="21.783300000000001" table:style-name="ce2">
            <text:p>21,7833</text:p>
          </table:table-cell>
          <table:table-cell office:value-type="float" office:value="568.8723" table:style-name="ce2">
            <text:p>568,8723</text:p>
          </table:table-cell>
          <table:table-cell office:value-type="float" office:value="588.62130000000002" table:style-name="ce2">
            <text:p>588,62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185" table:style-name="ce2">
            <text:p>21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35" table:style-name="ce2">
            <text:p>37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9" table:style-name="ce2">
            <text:p>3749</text:p>
          </table:table-cell>
          <table:table-cell office:value-type="float" office:value="76" table:style-name="ce2">
            <text:p>76</text:p>
          </table:table-cell>
          <table:table-cell office:value-type="float" office:value="1078" table:style-name="ce2">
            <text:p>1078</text:p>
          </table:table-cell>
          <table:table-cell office:value-type="string" table:style-name="ce2">
            <text:p>1400002C00000000000000000000000000000000000A028008891E1E0E97000102750275000A0EA5004C043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2" table:style-name="ce6">
            <text:p>3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9 04:30:5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11095" table:style-name="ce2">
            <text:p>1109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06:16:49</text:p>
          </table:table-cell>
          <table:table-cell office:value-type="string" table:style-name="ce2">
            <text:p>2020 MAY 19 07:29:31</text:p>
          </table:table-cell>
          <table:table-cell office:value-type="string" table:style-name="ce2">
            <text:p>2020 MAY 19 06:16:59</text:p>
          </table:table-cell>
          <table:table-cell office:value-type="string" table:style-name="ce2">
            <text:p>2020 MAY 19 07:29:29</text:p>
          </table:table-cell>
          <table:table-cell office:value-type="string" table:style-name="ce2">
            <text:p>2020 MAY 19 06:16:59</text:p>
          </table:table-cell>
          <table:table-cell office:value-type="string" table:style-name="ce2">
            <text:p>2020 MAY 19 07:29:30</text:p>
          </table:table-cell>
          <table:table-cell office:value-type="float" office:value="69.009699999999995" table:style-name="ce2">
            <text:p>69,0097</text:p>
          </table:table-cell>
          <table:table-cell office:value-type="float" office:value="-78.3245" table:style-name="ce2">
            <text:p>-78,3245</text:p>
          </table:table-cell>
          <table:table-cell office:value-type="float" office:value="0.66693999999999998" table:style-name="ce2">
            <text:p>0,66694</text:p>
          </table:table-cell>
          <table:table-cell office:value-type="float" office:value="120.2594" table:style-name="ce2">
            <text:p>120,2594</text:p>
          </table:table-cell>
          <table:table-cell office:value-type="float" office:value="120.2594" table:style-name="ce2">
            <text:p>120,2594</text:p>
          </table:table-cell>
          <table:table-cell office:value-type="float" office:value="3.1486000000000001E-14" table:style-name="ce2">
            <text:p>3,1486E-14</text:p>
          </table:table-cell>
          <table:table-cell office:value-type="float" office:value="-58.505800000000001" table:style-name="ce2">
            <text:p>-58,5058</text:p>
          </table:table-cell>
          <table:table-cell office:value-type="float" office:value="-168.7604" table:style-name="ce2">
            <text:p>-168,7604</text:p>
          </table:table-cell>
          <table:table-cell office:value-type="float" office:value="19.8169" table:style-name="ce2">
            <text:p>19,8169</text:p>
          </table:table-cell>
          <table:table-cell office:value-type="float" office:value="95.003399999999999" table:style-name="ce2">
            <text:p>95,0034</text:p>
          </table:table-cell>
          <table:table-cell office:value-type="float" office:value="95.003399999999999" table:style-name="ce2">
            <text:p>95,0034</text:p>
          </table:table-cell>
          <table:table-cell office:value-type="float" office:value="8.4523999999999998E-15" table:style-name="ce2">
            <text:p>8,4524E-15</text:p>
          </table:table-cell>
          <table:table-cell office:value-type="float" office:value="30.737100000000002" table:style-name="ce2">
            <text:p>30,7371</text:p>
          </table:table-cell>
          <table:table-cell office:value-type="float" office:value="203.685" table:style-name="ce2">
            <text:p>203,685</text:p>
          </table:table-cell>
          <table:table-cell office:value-type="float" office:value="25.9771" table:style-name="ce2">
            <text:p>25,9771</text:p>
          </table:table-cell>
          <table:table-cell office:value-type="float" office:value="660.21969999999999" table:style-name="ce2">
            <text:p>660,2197</text:p>
          </table:table-cell>
          <table:table-cell office:value-type="float" office:value="683.82659999999998" table:style-name="ce2">
            <text:p>683,82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500" table:style-name="ce2">
            <text:p>25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50" table:style-name="ce2">
            <text:p>43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51" table:style-name="ce2">
            <text:p>4351</text:p>
          </table:table-cell>
          <table:table-cell office:value-type="float" office:value="76" table:style-name="ce2">
            <text:p>76</text:p>
          </table:table-cell>
          <table:table-cell office:value-type="float" office:value="1335" table:style-name="ce2">
            <text:p>1335</text:p>
          </table:table-cell>
          <table:table-cell office:value-type="string" table:style-name="ce2">
            <text:p>1400002C00000000000000000000000000000000000A028009C41E1E10FE000102750275000A10FF004C0537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9 06:28:4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11096" table:style-name="ce2">
            <text:p>1109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08:24:47</text:p>
          </table:table-cell>
          <table:table-cell office:value-type="string" table:style-name="ce2">
            <text:p>2020 MAY 19 09:27:30</text:p>
          </table:table-cell>
          <table:table-cell office:value-type="string" table:style-name="ce2">
            <text:p>2020 MAY 19 08:24:57</text:p>
          </table:table-cell>
          <table:table-cell office:value-type="string" table:style-name="ce2">
            <text:p>2020 MAY 19 09:27:27</text:p>
          </table:table-cell>
          <table:table-cell office:value-type="string" table:style-name="ce2">
            <text:p>2020 MAY 19 08:24:57</text:p>
          </table:table-cell>
          <table:table-cell office:value-type="string" table:style-name="ce2">
            <text:p>2020 MAY 19 09:27:29</text:p>
          </table:table-cell>
          <table:table-cell office:value-type="float" office:value="67.956900000000005" table:style-name="ce2">
            <text:p>67,9569</text:p>
          </table:table-cell>
          <table:table-cell office:value-type="float" office:value="-18.6739" table:style-name="ce2">
            <text:p>-18,6739</text:p>
          </table:table-cell>
          <table:table-cell office:value-type="float" office:value="6.7191999999999998" table:style-name="ce2">
            <text:p>6,7192</text:p>
          </table:table-cell>
          <table:table-cell office:value-type="float" office:value="95.200299999999999" table:style-name="ce2">
            <text:p>95,2003</text:p>
          </table:table-cell>
          <table:table-cell office:value-type="float" office:value="95.200299999999999" table:style-name="ce2">
            <text:p>95,2003</text:p>
          </table:table-cell>
          <table:table-cell office:value-type="float" office:value="7.1118999999999995E-15" table:style-name="ce2">
            <text:p>7,1119E-15</text:p>
          </table:table-cell>
          <table:table-cell office:value-type="float" office:value="-58.317500000000003" table:style-name="ce2">
            <text:p>-58,3175</text:p>
          </table:table-cell>
          <table:table-cell office:value-type="float" office:value="162.34309999999999" table:style-name="ce2">
            <text:p>162,3431</text:p>
          </table:table-cell>
          <table:table-cell office:value-type="float" office:value="19.804200000000002" table:style-name="ce2">
            <text:p>19,8042</text:p>
          </table:table-cell>
          <table:table-cell office:value-type="float" office:value="94.987099999999998" table:style-name="ce2">
            <text:p>94,9871</text:p>
          </table:table-cell>
          <table:table-cell office:value-type="float" office:value="94.987099999999998" table:style-name="ce2">
            <text:p>94,9871</text:p>
          </table:table-cell>
          <table:table-cell office:value-type="float" office:value="3.2591E-14" table:style-name="ce2">
            <text:p>3,2591E-14</text:p>
          </table:table-cell>
          <table:table-cell office:value-type="float" office:value="30.989599999999999" table:style-name="ce2">
            <text:p>30,9896</text:p>
          </table:table-cell>
          <table:table-cell office:value-type="float" office:value="203.73840000000001" table:style-name="ce2">
            <text:p>203,7384</text:p>
          </table:table-cell>
          <table:table-cell office:value-type="float" office:value="21.8856" table:style-name="ce2">
            <text:p>21,8856</text:p>
          </table:table-cell>
          <table:table-cell office:value-type="float" office:value="569.32759999999996" table:style-name="ce2">
            <text:p>569,3276</text:p>
          </table:table-cell>
          <table:table-cell office:value-type="float" office:value="589.17060000000004" table:style-name="ce2">
            <text:p>589,17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00" table:style-name="ce2">
            <text:p>22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750" table:style-name="ce2">
            <text:p>37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2" table:style-name="ce2">
            <text:p>3752</text:p>
          </table:table-cell>
          <table:table-cell office:value-type="float" office:value="76" table:style-name="ce2">
            <text:p>76</text:p>
          </table:table-cell>
          <table:table-cell office:value-type="float" office:value="1111" table:style-name="ce2">
            <text:p>1111</text:p>
          </table:table-cell>
          <table:table-cell office:value-type="string" table:style-name="ce2">
            <text:p>1400002C00000000000000000000000000000000000A028008981E1E0EA6000102750275000A0EA8004C0457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44" table:style-name="ce6">
            <text:p>944</text:p>
          </table:table-cell>
          <table:table-cell office:value-type="float" office:value="944" table:style-name="ce6">
            <text:p>944</text:p>
          </table:table-cell>
          <table:table-cell office:value-type="float" office:value="1" table:style-name="ce6">
            <text:p>1</text:p>
          </table:table-cell>
          <table:table-cell office:value-type="float" office:value="34" table:style-name="ce6">
            <text:p>3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9 08:26:4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11097" table:style-name="ce2">
            <text:p>1109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10:22:46</text:p>
          </table:table-cell>
          <table:table-cell office:value-type="string" table:style-name="ce2">
            <text:p>2020 MAY 19 11:18:3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10:22:56</text:p>
          </table:table-cell>
          <table:table-cell office:value-type="string" table:style-name="ce2">
            <text:p>2020 MAY 19 11:18:36</text:p>
          </table:table-cell>
          <table:table-cell office:value-type="float" office:value="67.841800000000006" table:style-name="ce2">
            <text:p>67,8418</text:p>
          </table:table-cell>
          <table:table-cell office:value-type="float" office:value="-47.438200000000002" table:style-name="ce2">
            <text:p>-47,4382</text:p>
          </table:table-cell>
          <table:table-cell office:value-type="float" office:value="6.7149999999999999" table:style-name="ce2">
            <text:p>6,715</text:p>
          </table:table-cell>
          <table:table-cell office:value-type="float" office:value="95.213499999999996" table:style-name="ce2">
            <text:p>95,2135</text:p>
          </table:table-cell>
          <table:table-cell office:value-type="float" office:value="95.213499999999996" table:style-name="ce2">
            <text:p>95,2135</text:p>
          </table:table-cell>
          <table:table-cell office:value-type="float" office:value="2.4841000000000001E-14" table:style-name="ce2">
            <text:p>2,4841E-14</text:p>
          </table:table-cell>
          <table:table-cell office:value-type="float" office:value="-73.1113" table:style-name="ce2">
            <text:p>-73,1113</text:p>
          </table:table-cell>
          <table:table-cell office:value-type="float" office:value="95.792100000000005" table:style-name="ce2">
            <text:p>95,7921</text:p>
          </table:table-cell>
          <table:table-cell office:value-type="float" office:value="17.1694" table:style-name="ce2">
            <text:p>17,1694</text:p>
          </table:table-cell>
          <table:table-cell office:value-type="float" office:value="76.957400000000007" table:style-name="ce2">
            <text:p>76,9574</text:p>
          </table:table-cell>
          <table:table-cell office:value-type="float" office:value="76.957400000000007" table:style-name="ce2">
            <text:p>76,9574</text:p>
          </table:table-cell>
          <table:table-cell office:value-type="float" office:value="9.5499E-15" table:style-name="ce2">
            <text:p>9,5499E-15</text:p>
          </table:table-cell>
          <table:table-cell office:value-type="float" office:value="31.217300000000002" table:style-name="ce2">
            <text:p>31,2173</text:p>
          </table:table-cell>
          <table:table-cell office:value-type="float" office:value="203.7876" table:style-name="ce2">
            <text:p>203,7876</text:p>
          </table:table-cell>
          <table:table-cell office:value-type="string" table:style-name="ce2">
            <text:p>N/A</text:p>
          </table:table-cell>
          <table:table-cell office:value-type="float" office:value="506.81619999999998" table:style-name="ce2">
            <text:p>506,8162</text:p>
          </table:table-cell>
          <table:table-cell office:value-type="float" office:value="506.81619999999998" table:style-name="ce2">
            <text:p>506,81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40" table:style-name="ce2">
            <text:p>3340</text:p>
          </table:table-cell>
          <table:table-cell office:value-type="float" office:value="76" table:style-name="ce2">
            <text:p>76</text:p>
          </table:table-cell>
          <table:table-cell office:value-type="float" office:value="175" table:style-name="ce2">
            <text:p>175</text:p>
          </table:table-cell>
          <table:table-cell office:value-type="string" table:style-name="ce2">
            <text:p>1400002C0000000000000000000000000000000000000000000000000000000000000000000A0D0C004C00A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5" table:style-name="ce6">
            <text:p>3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9 10:24:4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36" table:style-name="ce2">
            <text:p>36</text:p>
          </table:table-cell>
          <table:table-cell office:value-type="float" office:value="11098" table:style-name="ce2">
            <text:p>1109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12:20:46</text:p>
          </table:table-cell>
          <table:table-cell office:value-type="string" table:style-name="ce2">
            <text:p>2020 MAY 19 13:23:31</text:p>
          </table:table-cell>
          <table:table-cell office:value-type="string" table:style-name="ce2">
            <text:p>2020 MAY 19 12:20:56</text:p>
          </table:table-cell>
          <table:table-cell office:value-type="string" table:style-name="ce2">
            <text:p>2020 MAY 19 13:14:56</text:p>
          </table:table-cell>
          <table:table-cell office:value-type="string" table:style-name="ce2">
            <text:p>2020 MAY 19 12:20:56</text:p>
          </table:table-cell>
          <table:table-cell office:value-type="string" table:style-name="ce2">
            <text:p>2020 MAY 19 13:23:30</text:p>
          </table:table-cell>
          <table:table-cell office:value-type="float" office:value="67.726900000000001" table:style-name="ce2">
            <text:p>67,7269</text:p>
          </table:table-cell>
          <table:table-cell office:value-type="float" office:value="-76.085599999999999" table:style-name="ce2">
            <text:p>-76,0856</text:p>
          </table:table-cell>
          <table:table-cell office:value-type="float" office:value="6.7191999999999998" table:style-name="ce2">
            <text:p>6,7192</text:p>
          </table:table-cell>
          <table:table-cell office:value-type="float" office:value="95.182699999999997" table:style-name="ce2">
            <text:p>95,1827</text:p>
          </table:table-cell>
          <table:table-cell office:value-type="float" office:value="95.182699999999997" table:style-name="ce2">
            <text:p>95,1827</text:p>
          </table:table-cell>
          <table:table-cell office:value-type="float" office:value="3.4632E-14" table:style-name="ce2">
            <text:p>3,4632E-14</text:p>
          </table:table-cell>
          <table:table-cell office:value-type="float" office:value="-58.066400000000002" table:style-name="ce2">
            <text:p>-58,0664</text:p>
          </table:table-cell>
          <table:table-cell office:value-type="float" office:value="104.6724" table:style-name="ce2">
            <text:p>104,6724</text:p>
          </table:table-cell>
          <table:table-cell office:value-type="float" office:value="19.787199999999999" table:style-name="ce2">
            <text:p>19,7872</text:p>
          </table:table-cell>
          <table:table-cell office:value-type="float" office:value="94.954899999999995" table:style-name="ce2">
            <text:p>94,9549</text:p>
          </table:table-cell>
          <table:table-cell office:value-type="float" office:value="94.954899999999995" table:style-name="ce2">
            <text:p>94,9549</text:p>
          </table:table-cell>
          <table:table-cell office:value-type="float" office:value="3.7397000000000001E-14" table:style-name="ce2">
            <text:p>3,7397E-14</text:p>
          </table:table-cell>
          <table:table-cell office:value-type="float" office:value="31.452300000000001" table:style-name="ce2">
            <text:p>31,4523</text:p>
          </table:table-cell>
          <table:table-cell office:value-type="float" office:value="203.83680000000001" table:style-name="ce2">
            <text:p>203,8368</text:p>
          </table:table-cell>
          <table:table-cell office:value-type="float" office:value="18.407800000000002" table:style-name="ce2">
            <text:p>18,4078</text:p>
          </table:table-cell>
          <table:table-cell office:value-type="float" office:value="569.63099999999997" table:style-name="ce2">
            <text:p>569,631</text:p>
          </table:table-cell>
          <table:table-cell office:value-type="float" office:value="586.27480000000003" table:style-name="ce2">
            <text:p>586,27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45" table:style-name="ce2">
            <text:p>194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240" table:style-name="ce2">
            <text:p>32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4" table:style-name="ce2">
            <text:p>3754</text:p>
          </table:table-cell>
          <table:table-cell office:value-type="float" office:value="76" table:style-name="ce2">
            <text:p>76</text:p>
          </table:table-cell>
          <table:table-cell office:value-type="float" office:value="1113" table:style-name="ce2">
            <text:p>1113</text:p>
          </table:table-cell>
          <table:table-cell office:value-type="string" table:style-name="ce2">
            <text:p>1400002C00000000000000000000000000000000000A028007991E1E0CA8000102750275000A0EAA004C045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6" table:style-name="ce6">
            <text:p>3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9 12:22:4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37" table:style-name="ce2">
            <text:p>37</text:p>
          </table:table-cell>
          <table:table-cell office:value-type="float" office:value="37" table:style-name="ce2">
            <text:p>37</text:p>
          </table:table-cell>
          <table:table-cell office:value-type="float" office:value="11099" table:style-name="ce2">
            <text:p>1109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14:09:44</text:p>
          </table:table-cell>
          <table:table-cell office:value-type="string" table:style-name="ce2">
            <text:p>2020 MAY 19 15:20:28</text:p>
          </table:table-cell>
          <table:table-cell office:value-type="string" table:style-name="ce2">
            <text:p>2020 MAY 19 14:09:54</text:p>
          </table:table-cell>
          <table:table-cell office:value-type="string" table:style-name="ce2">
            <text:p>2020 MAY 19 15:20:24</text:p>
          </table:table-cell>
          <table:table-cell office:value-type="string" table:style-name="ce2">
            <text:p>2020 MAY 19 14:09:54</text:p>
          </table:table-cell>
          <table:table-cell office:value-type="string" table:style-name="ce2">
            <text:p>2020 MAY 19 15:20:27</text:p>
          </table:table-cell>
          <table:table-cell office:value-type="float" office:value="71.247100000000003" table:style-name="ce2">
            <text:p>71,2471</text:p>
          </table:table-cell>
          <table:table-cell office:value-type="float" office:value="174.09819999999999" table:style-name="ce2">
            <text:p>174,0982</text:p>
          </table:table-cell>
          <table:table-cell office:value-type="float" office:value="1.1653" table:style-name="ce2">
            <text:p>1,1653</text:p>
          </table:table-cell>
          <table:table-cell office:value-type="float" office:value="117.5343" table:style-name="ce2">
            <text:p>117,5343</text:p>
          </table:table-cell>
          <table:table-cell office:value-type="float" office:value="117.5343" table:style-name="ce2">
            <text:p>117,5343</text:p>
          </table:table-cell>
          <table:table-cell office:value-type="float" office:value="1.6080999999999999E-14" table:style-name="ce2">
            <text:p>1,6081E-14</text:p>
          </table:table-cell>
          <table:table-cell office:value-type="float" office:value="-60.636099999999999" table:style-name="ce2">
            <text:p>-60,6361</text:p>
          </table:table-cell>
          <table:table-cell office:value-type="float" office:value="72.982699999999994" table:style-name="ce2">
            <text:p>72,9827</text:p>
          </table:table-cell>
          <table:table-cell office:value-type="float" office:value="19.571400000000001" table:style-name="ce2">
            <text:p>19,5714</text:p>
          </table:table-cell>
          <table:table-cell office:value-type="float" office:value="92.328199999999995" table:style-name="ce2">
            <text:p>92,3282</text:p>
          </table:table-cell>
          <table:table-cell office:value-type="float" office:value="92.328199999999995" table:style-name="ce2">
            <text:p>92,3282</text:p>
          </table:table-cell>
          <table:table-cell office:value-type="float" office:value="1.3955000000000001E-14" table:style-name="ce2">
            <text:p>1,3955E-14</text:p>
          </table:table-cell>
          <table:table-cell office:value-type="float" office:value="31.662500000000001" table:style-name="ce2">
            <text:p>31,6625</text:p>
          </table:table-cell>
          <table:table-cell office:value-type="float" office:value="203.88220000000001" table:style-name="ce2">
            <text:p>203,8822</text:p>
          </table:table-cell>
          <table:table-cell office:value-type="float" office:value="25.158799999999999" table:style-name="ce2">
            <text:p>25,1588</text:p>
          </table:table-cell>
          <table:table-cell office:value-type="float" office:value="642.31439999999998" table:style-name="ce2">
            <text:p>642,3144</text:p>
          </table:table-cell>
          <table:table-cell office:value-type="float" office:value="665.16849999999999" table:style-name="ce2">
            <text:p>665,16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40" table:style-name="ce2">
            <text:p>244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230" table:style-name="ce2">
            <text:p>42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233" table:style-name="ce2">
            <text:p>4233</text:p>
          </table:table-cell>
          <table:table-cell office:value-type="float" office:value="76" table:style-name="ce2">
            <text:p>76</text:p>
          </table:table-cell>
          <table:table-cell office:value-type="float" office:value="1037" table:style-name="ce2">
            <text:p>1037</text:p>
          </table:table-cell>
          <table:table-cell office:value-type="string" table:style-name="ce2">
            <text:p>1400002C00000000000000000000000000000000000A028009881E1E1086000102750275000A1089004C040D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028" table:style-name="ce6">
            <text:p>1028</text:p>
          </table:table-cell>
          <table:table-cell office:value-type="float" office:value="1028" table:style-name="ce6">
            <text:p>1028</text:p>
          </table:table-cell>
          <table:table-cell office:value-type="float" office:value="1" table:style-name="ce6">
            <text:p>1</text:p>
          </table:table-cell>
          <table:table-cell office:value-type="float" office:value="37" table:style-name="ce6">
            <text:p>37</text:p>
          </table:table-cell>
          <table:table-cell office:value-type="string" table:style-name="ce6">
            <text:p>limb</text:p>
          </table:table-cell>
          <table:table-cell office:value-type="string" table:style-name="ce6">
            <text:p>2020 MAY 19 14:20:4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11100" table:style-name="ce2">
            <text:p>1110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16:16:40</text:p>
          </table:table-cell>
          <table:table-cell office:value-type="string" table:style-name="ce2">
            <text:p>2020 MAY 19 17:12:2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16:16:50</text:p>
          </table:table-cell>
          <table:table-cell office:value-type="string" table:style-name="ce2">
            <text:p>2020 MAY 19 17:12:27</text:p>
          </table:table-cell>
          <table:table-cell office:value-type="float" office:value="67.595399999999998" table:style-name="ce2">
            <text:p>67,5954</text:p>
          </table:table-cell>
          <table:table-cell office:value-type="float" office:value="-133.39779999999999" table:style-name="ce2">
            <text:p>-133,3978</text:p>
          </table:table-cell>
          <table:table-cell office:value-type="float" office:value="6.7244000000000002" table:style-name="ce2">
            <text:p>6,7244</text:p>
          </table:table-cell>
          <table:table-cell office:value-type="float" office:value="95.159000000000006" table:style-name="ce2">
            <text:p>95,159</text:p>
          </table:table-cell>
          <table:table-cell office:value-type="float" office:value="95.159000000000006" table:style-name="ce2">
            <text:p>95,159</text:p>
          </table:table-cell>
          <table:table-cell office:value-type="float" office:value="2.1571999999999999E-14" table:style-name="ce2">
            <text:p>2,1572E-14</text:p>
          </table:table-cell>
          <table:table-cell office:value-type="float" office:value="-73.074100000000001" table:style-name="ce2">
            <text:p>-73,0741</text:p>
          </table:table-cell>
          <table:table-cell office:value-type="float" office:value="10.203900000000001" table:style-name="ce2">
            <text:p>10,2039</text:p>
          </table:table-cell>
          <table:table-cell office:value-type="float" office:value="17.2028" table:style-name="ce2">
            <text:p>17,2028</text:p>
          </table:table-cell>
          <table:table-cell office:value-type="float" office:value="77.037700000000001" table:style-name="ce2">
            <text:p>77,0377</text:p>
          </table:table-cell>
          <table:table-cell office:value-type="float" office:value="77.037700000000001" table:style-name="ce2">
            <text:p>77,0377</text:p>
          </table:table-cell>
          <table:table-cell office:value-type="float" office:value="2.3854000000000001E-15" table:style-name="ce2">
            <text:p>2,3854E-15</text:p>
          </table:table-cell>
          <table:table-cell office:value-type="float" office:value="31.939699999999998" table:style-name="ce2">
            <text:p>31,9397</text:p>
          </table:table-cell>
          <table:table-cell office:value-type="float" office:value="203.93510000000001" table:style-name="ce2">
            <text:p>203,9351</text:p>
          </table:table-cell>
          <table:table-cell office:value-type="string" table:style-name="ce2">
            <text:p>N/A</text:p>
          </table:table-cell>
          <table:table-cell office:value-type="float" office:value="506.36099999999999" table:style-name="ce2">
            <text:p>506,361</text:p>
          </table:table-cell>
          <table:table-cell office:value-type="float" office:value="506.36099999999999" table:style-name="ce2">
            <text:p>506,3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37" table:style-name="ce2">
            <text:p>3337</text:p>
          </table:table-cell>
          <table:table-cell office:value-type="float" office:value="76" table:style-name="ce2">
            <text:p>76</text:p>
          </table:table-cell>
          <table:table-cell office:value-type="float" office:value="172" table:style-name="ce2">
            <text:p>172</text:p>
          </table:table-cell>
          <table:table-cell office:value-type="string" table:style-name="ce2">
            <text:p>1400002C0000000000000000000000000000000000000000000000000000000000000000000A0D09004C00AC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8" table:style-name="ce6">
            <text:p>3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9 16:18:4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39" table:style-name="ce2">
            <text:p>39</text:p>
          </table:table-cell>
          <table:table-cell office:value-type="float" office:value="11101" table:style-name="ce2">
            <text:p>1110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18:14:35</text:p>
          </table:table-cell>
          <table:table-cell office:value-type="string" table:style-name="ce2">
            <text:p>2020 MAY 19 19:10:24</text:p>
          </table:table-cell>
          <table:table-cell office:value-type="string" table:style-name="ce2">
            <text:p>2020 MAY 19 18:17:34</text:p>
          </table:table-cell>
          <table:table-cell office:value-type="string" table:style-name="ce2">
            <text:p>2020 MAY 19 19:04:49</text:p>
          </table:table-cell>
          <table:table-cell office:value-type="string" table:style-name="ce2">
            <text:p>2020 MAY 19 18:14:45</text:p>
          </table:table-cell>
          <table:table-cell office:value-type="string" table:style-name="ce2">
            <text:p>2020 MAY 19 19:10:23</text:p>
          </table:table-cell>
          <table:table-cell office:value-type="float" office:value="67.489900000000006" table:style-name="ce2">
            <text:p>67,4899</text:p>
          </table:table-cell>
          <table:table-cell office:value-type="float" office:value="-162.02269999999999" table:style-name="ce2">
            <text:p>-162,0227</text:p>
          </table:table-cell>
          <table:table-cell office:value-type="float" office:value="6.7286000000000001" table:style-name="ce2">
            <text:p>6,7286</text:p>
          </table:table-cell>
          <table:table-cell office:value-type="float" office:value="95.129099999999994" table:style-name="ce2">
            <text:p>95,1291</text:p>
          </table:table-cell>
          <table:table-cell office:value-type="float" office:value="95.129099999999994" table:style-name="ce2">
            <text:p>95,1291</text:p>
          </table:table-cell>
          <table:table-cell office:value-type="float" office:value="8.5639000000000002E-15" table:style-name="ce2">
            <text:p>8,5639E-15</text:p>
          </table:table-cell>
          <table:table-cell office:value-type="float" office:value="-72.9405" table:style-name="ce2">
            <text:p>-72,9405</text:p>
          </table:table-cell>
          <table:table-cell office:value-type="float" office:value="-18.086099999999998" table:style-name="ce2">
            <text:p>-18,0861</text:p>
          </table:table-cell>
          <table:table-cell office:value-type="float" office:value="17.229399999999998" table:style-name="ce2">
            <text:p>17,2294</text:p>
          </table:table-cell>
          <table:table-cell office:value-type="float" office:value="77.114599999999996" table:style-name="ce2">
            <text:p>77,1146</text:p>
          </table:table-cell>
          <table:table-cell office:value-type="float" office:value="77.114599999999996" table:style-name="ce2">
            <text:p>77,1146</text:p>
          </table:table-cell>
          <table:table-cell office:value-type="float" office:value="1.8614000000000002E-14" table:style-name="ce2">
            <text:p>1,8614E-14</text:p>
          </table:table-cell>
          <table:table-cell office:value-type="float" office:value="32.176499999999997" table:style-name="ce2">
            <text:p>32,1765</text:p>
          </table:table-cell>
          <table:table-cell office:value-type="float" office:value="203.98429999999999" table:style-name="ce2">
            <text:p>203,9843</text:p>
          </table:table-cell>
          <table:table-cell office:value-type="float" office:value="15.646000000000001" table:style-name="ce2">
            <text:p>15,646</text:p>
          </table:table-cell>
          <table:table-cell office:value-type="float" office:value="506.50729999999999" table:style-name="ce2">
            <text:p>506,5073</text:p>
          </table:table-cell>
          <table:table-cell office:value-type="float" office:value="520.6105" table:style-name="ce2">
            <text:p>520,61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9" table:style-name="ce2">
            <text:p>179</text:p>
          </table:table-cell>
          <table:table-cell office:value-type="float" office:value="809" table:style-name="ce2">
            <text:p>809</text:p>
          </table:table-cell>
          <table:table-cell office:value-type="float" office:value="1904" table:style-name="ce2">
            <text:p>190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35" table:style-name="ce2">
            <text:p>28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338" table:style-name="ce2">
            <text:p>3338</text:p>
          </table:table-cell>
          <table:table-cell office:value-type="float" office:value="76" table:style-name="ce2">
            <text:p>76</text:p>
          </table:table-cell>
          <table:table-cell office:value-type="float" office:value="844" table:style-name="ce2">
            <text:p>844</text:p>
          </table:table-cell>
          <table:table-cell office:value-type="string" table:style-name="ce2">
            <text:p>1400002C0000000000000000000000000000000000B3032907701E1E0B13000102750275000A0D0A004C034C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9" table:style-name="ce6">
            <text:p>3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9 18:16:3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11102" table:style-name="ce2">
            <text:p>1110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20:12:31</text:p>
          </table:table-cell>
          <table:table-cell office:value-type="string" table:style-name="ce2">
            <text:p>2020 MAY 19 21:15:16</text:p>
          </table:table-cell>
          <table:table-cell office:value-type="string" table:style-name="ce2">
            <text:p>2020 MAY 19 20:12:41</text:p>
          </table:table-cell>
          <table:table-cell office:value-type="string" table:style-name="ce2">
            <text:p>2020 MAY 19 21:06:26</text:p>
          </table:table-cell>
          <table:table-cell office:value-type="string" table:style-name="ce2">
            <text:p>2020 MAY 19 20:12:41</text:p>
          </table:table-cell>
          <table:table-cell office:value-type="string" table:style-name="ce2">
            <text:p>2020 MAY 19 21:15:15</text:p>
          </table:table-cell>
          <table:table-cell office:value-type="float" office:value="67.347999999999999" table:style-name="ce2">
            <text:p>67,348</text:p>
          </table:table-cell>
          <table:table-cell office:value-type="float" office:value="169.19540000000001" table:style-name="ce2">
            <text:p>169,1954</text:p>
          </table:table-cell>
          <table:table-cell office:value-type="float" office:value="6.7225000000000001" table:style-name="ce2">
            <text:p>6,7225</text:p>
          </table:table-cell>
          <table:table-cell office:value-type="float" office:value="95.146799999999999" table:style-name="ce2">
            <text:p>95,1468</text:p>
          </table:table-cell>
          <table:table-cell office:value-type="float" office:value="95.146799999999999" table:style-name="ce2">
            <text:p>95,1468</text:p>
          </table:table-cell>
          <table:table-cell office:value-type="float" office:value="1.8149E-14" table:style-name="ce2">
            <text:p>1,8149E-14</text:p>
          </table:table-cell>
          <table:table-cell office:value-type="float" office:value="-57.536000000000001" table:style-name="ce2">
            <text:p>-57,536</text:p>
          </table:table-cell>
          <table:table-cell office:value-type="float" office:value="-10.572100000000001" table:style-name="ce2">
            <text:p>-10,5721</text:p>
          </table:table-cell>
          <table:table-cell office:value-type="float" office:value="19.755800000000001" table:style-name="ce2">
            <text:p>19,7558</text:p>
          </table:table-cell>
          <table:table-cell office:value-type="float" office:value="94.9114" table:style-name="ce2">
            <text:p>94,9114</text:p>
          </table:table-cell>
          <table:table-cell office:value-type="float" office:value="94.9114" table:style-name="ce2">
            <text:p>94,9114</text:p>
          </table:table-cell>
          <table:table-cell office:value-type="float" office:value="1.6698000000000001E-14" table:style-name="ce2">
            <text:p>1,6698E-14</text:p>
          </table:table-cell>
          <table:table-cell office:value-type="float" office:value="32.386800000000001" table:style-name="ce2">
            <text:p>32,3868</text:p>
          </table:table-cell>
          <table:table-cell office:value-type="float" office:value="204.0335" table:style-name="ce2">
            <text:p>204,0335</text:p>
          </table:table-cell>
          <table:table-cell office:value-type="float" office:value="18.305499999999999" table:style-name="ce2">
            <text:p>18,3055</text:p>
          </table:table-cell>
          <table:table-cell office:value-type="float" office:value="569.63099999999997" table:style-name="ce2">
            <text:p>569,631</text:p>
          </table:table-cell>
          <table:table-cell office:value-type="float" office:value="586.1807" table:style-name="ce2">
            <text:p>586,18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30" table:style-name="ce2">
            <text:p>19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225" table:style-name="ce2">
            <text:p>32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4" table:style-name="ce2">
            <text:p>3754</text:p>
          </table:table-cell>
          <table:table-cell office:value-type="float" office:value="76" table:style-name="ce2">
            <text:p>76</text:p>
          </table:table-cell>
          <table:table-cell office:value-type="float" office:value="1083" table:style-name="ce2">
            <text:p>1083</text:p>
          </table:table-cell>
          <table:table-cell office:value-type="string" table:style-name="ce2">
            <text:p>1400002C00000000000000000000000000000000000A0280078A1E1E0C99000102750275000A0EAA004C043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9 20:14:3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2">
            <text:p>41</text:p>
          </table:table-cell>
          <table:table-cell office:value-type="float" office:value="11103" table:style-name="ce2">
            <text:p>1110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22:10:31</text:p>
          </table:table-cell>
          <table:table-cell office:value-type="string" table:style-name="ce2">
            <text:p>2020 MAY 19 23:06:2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22:10:41</text:p>
          </table:table-cell>
          <table:table-cell office:value-type="string" table:style-name="ce2">
            <text:p>2020 MAY 19 23:06:28</text:p>
          </table:table-cell>
          <table:table-cell office:value-type="float" office:value="67.171800000000005" table:style-name="ce2">
            <text:p>67,1718</text:p>
          </table:table-cell>
          <table:table-cell office:value-type="float" office:value="140.47630000000001" table:style-name="ce2">
            <text:p>140,4763</text:p>
          </table:table-cell>
          <table:table-cell office:value-type="float" office:value="6.7217000000000002" table:style-name="ce2">
            <text:p>6,7217</text:p>
          </table:table-cell>
          <table:table-cell office:value-type="float" office:value="95.127399999999994" table:style-name="ce2">
            <text:p>95,1274</text:p>
          </table:table-cell>
          <table:table-cell office:value-type="float" office:value="95.127399999999994" table:style-name="ce2">
            <text:p>95,1274</text:p>
          </table:table-cell>
          <table:table-cell office:value-type="float" office:value="1.4312000000000001E-14" table:style-name="ce2">
            <text:p>1,4312E-14</text:p>
          </table:table-cell>
          <table:table-cell office:value-type="float" office:value="-72.5886" table:style-name="ce2">
            <text:p>-72,5886</text:p>
          </table:table-cell>
          <table:table-cell office:value-type="float" office:value="-74.052800000000005" table:style-name="ce2">
            <text:p>-74,0528</text:p>
          </table:table-cell>
          <table:table-cell office:value-type="float" office:value="17.327500000000001" table:style-name="ce2">
            <text:p>17,3275</text:p>
          </table:table-cell>
          <table:table-cell office:value-type="float" office:value="77.459500000000006" table:style-name="ce2">
            <text:p>77,4595</text:p>
          </table:table-cell>
          <table:table-cell office:value-type="float" office:value="77.459500000000006" table:style-name="ce2">
            <text:p>77,4595</text:p>
          </table:table-cell>
          <table:table-cell office:value-type="float" office:value="1.4769E-14" table:style-name="ce2">
            <text:p>1,4769E-14</text:p>
          </table:table-cell>
          <table:table-cell office:value-type="float" office:value="32.601300000000002" table:style-name="ce2">
            <text:p>32,6013</text:p>
          </table:table-cell>
          <table:table-cell office:value-type="float" office:value="204.08269999999999" table:style-name="ce2">
            <text:p>204,0827</text:p>
          </table:table-cell>
          <table:table-cell office:value-type="string" table:style-name="ce2">
            <text:p>N/A</text:p>
          </table:table-cell>
          <table:table-cell office:value-type="float" office:value="507.8784" table:style-name="ce2">
            <text:p>507,8784</text:p>
          </table:table-cell>
          <table:table-cell office:value-type="float" office:value="507.8784" table:style-name="ce2">
            <text:p>507,87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47" table:style-name="ce2">
            <text:p>3347</text:p>
          </table:table-cell>
          <table:table-cell office:value-type="float" office:value="76" table:style-name="ce2">
            <text:p>76</text:p>
          </table:table-cell>
          <table:table-cell office:value-type="float" office:value="182" table:style-name="ce2">
            <text:p>182</text:p>
          </table:table-cell>
          <table:table-cell office:value-type="string" table:style-name="ce2">
            <text:p>1400002C0000000000000000000000000000000000000000000000000000000000000000000A0D13004C00B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41" table:style-name="ce6">
            <text:p>4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19 22:12:3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11104" table:style-name="ce2">
            <text:p>1110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00:08:31</text:p>
          </table:table-cell>
          <table:table-cell office:value-type="string" table:style-name="ce2">
            <text:p>2020 MAY 20 01:11:15</text:p>
          </table:table-cell>
          <table:table-cell office:value-type="string" table:style-name="ce2">
            <text:p>2020 MAY 20 00:08:41</text:p>
          </table:table-cell>
          <table:table-cell office:value-type="string" table:style-name="ce2">
            <text:p>2020 MAY 20 01:02:26</text:p>
          </table:table-cell>
          <table:table-cell office:value-type="string" table:style-name="ce2">
            <text:p>2020 MAY 20 00:08:41</text:p>
          </table:table-cell>
          <table:table-cell office:value-type="string" table:style-name="ce2">
            <text:p>2020 MAY 20 01:11:14</text:p>
          </table:table-cell>
          <table:table-cell office:value-type="float" office:value="67.065899999999999" table:style-name="ce2">
            <text:p>67,0659</text:p>
          </table:table-cell>
          <table:table-cell office:value-type="float" office:value="111.7443" table:style-name="ce2">
            <text:p>111,7443</text:p>
          </table:table-cell>
          <table:table-cell office:value-type="float" office:value="6.72" table:style-name="ce2">
            <text:p>6,72</text:p>
          </table:table-cell>
          <table:table-cell office:value-type="float" office:value="95.129400000000004" table:style-name="ce2">
            <text:p>95,1294</text:p>
          </table:table-cell>
          <table:table-cell office:value-type="float" office:value="95.129400000000004" table:style-name="ce2">
            <text:p>95,1294</text:p>
          </table:table-cell>
          <table:table-cell office:value-type="float" office:value="2.8492E-14" table:style-name="ce2">
            <text:p>2,8492E-14</text:p>
          </table:table-cell>
          <table:table-cell office:value-type="float" office:value="-57.243099999999998" table:style-name="ce2">
            <text:p>-57,2431</text:p>
          </table:table-cell>
          <table:table-cell office:value-type="float" office:value="-68.229600000000005" table:style-name="ce2">
            <text:p>-68,2296</text:p>
          </table:table-cell>
          <table:table-cell office:value-type="float" office:value="19.7392" table:style-name="ce2">
            <text:p>19,7392</text:p>
          </table:table-cell>
          <table:table-cell office:value-type="float" office:value="94.895399999999995" table:style-name="ce2">
            <text:p>94,8954</text:p>
          </table:table-cell>
          <table:table-cell office:value-type="float" office:value="94.895399999999995" table:style-name="ce2">
            <text:p>94,8954</text:p>
          </table:table-cell>
          <table:table-cell office:value-type="float" office:value="3.8725999999999997E-14" table:style-name="ce2">
            <text:p>3,8726E-14</text:p>
          </table:table-cell>
          <table:table-cell office:value-type="float" office:value="32.841000000000001" table:style-name="ce2">
            <text:p>32,841</text:p>
          </table:table-cell>
          <table:table-cell office:value-type="float" office:value="204.13200000000001" table:style-name="ce2">
            <text:p>204,132</text:p>
          </table:table-cell>
          <table:table-cell office:value-type="float" office:value="18.305499999999999" table:style-name="ce2">
            <text:p>18,3055</text:p>
          </table:table-cell>
          <table:table-cell office:value-type="float" office:value="569.47929999999997" table:style-name="ce2">
            <text:p>569,4793</text:p>
          </table:table-cell>
          <table:table-cell office:value-type="float" office:value="586.029" table:style-name="ce2">
            <text:p>586,0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30" table:style-name="ce2">
            <text:p>19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225" table:style-name="ce2">
            <text:p>32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3" table:style-name="ce2">
            <text:p>3753</text:p>
          </table:table-cell>
          <table:table-cell office:value-type="float" office:value="76" table:style-name="ce2">
            <text:p>76</text:p>
          </table:table-cell>
          <table:table-cell office:value-type="float" office:value="1082" table:style-name="ce2">
            <text:p>1082</text:p>
          </table:table-cell>
          <table:table-cell office:value-type="string" table:style-name="ce2">
            <text:p>1400002C00000000000000000000000000000000000A0280078A1E1E0C99000102750275000A0EA9004C043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532" table:style-name="ce6">
            <text:p>1532</text:p>
          </table:table-cell>
          <table:table-cell office:value-type="float" office:value="1532" table:style-name="ce6">
            <text:p>1532</text:p>
          </table:table-cell>
          <table:table-cell office:value-type="float" office:value="1" table:style-name="ce6">
            <text:p>1</text:p>
          </table:table-cell>
          <table:table-cell office:value-type="float" office:value="42" table:style-name="ce6">
            <text:p>4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00:10:31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11105" table:style-name="ce2">
            <text:p>1110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02:06:30</text:p>
          </table:table-cell>
          <table:table-cell office:value-type="string" table:style-name="ce2">
            <text:p>2020 MAY 20 03:09: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02:06:40</text:p>
          </table:table-cell>
          <table:table-cell office:value-type="string" table:style-name="ce2">
            <text:p>2020 MAY 20 03:09:10</text:p>
          </table:table-cell>
          <table:table-cell office:value-type="float" office:value="66.990600000000001" table:style-name="ce2">
            <text:p>66,9906</text:p>
          </table:table-cell>
          <table:table-cell office:value-type="float" office:value="83.090100000000007" table:style-name="ce2">
            <text:p>83,0901</text:p>
          </table:table-cell>
          <table:table-cell office:value-type="float" office:value="6.7233000000000001" table:style-name="ce2">
            <text:p>6,7233</text:p>
          </table:table-cell>
          <table:table-cell office:value-type="float" office:value="95.111000000000004" table:style-name="ce2">
            <text:p>95,111</text:p>
          </table:table-cell>
          <table:table-cell office:value-type="float" office:value="95.111000000000004" table:style-name="ce2">
            <text:p>95,111</text:p>
          </table:table-cell>
          <table:table-cell office:value-type="float" office:value="1.7169000000000001E-14" table:style-name="ce2">
            <text:p>1,7169E-14</text:p>
          </table:table-cell>
          <table:table-cell office:value-type="float" office:value="-57.168900000000001" table:style-name="ce2">
            <text:p>-57,1689</text:p>
          </table:table-cell>
          <table:table-cell office:value-type="float" office:value="-97.049599999999998" table:style-name="ce2">
            <text:p>-97,0496</text:p>
          </table:table-cell>
          <table:table-cell office:value-type="float" office:value="19.730799999999999" table:style-name="ce2">
            <text:p>19,7308</text:p>
          </table:table-cell>
          <table:table-cell office:value-type="float" office:value="94.851100000000002" table:style-name="ce2">
            <text:p>94,8511</text:p>
          </table:table-cell>
          <table:table-cell office:value-type="float" office:value="94.851100000000002" table:style-name="ce2">
            <text:p>94,8511</text:p>
          </table:table-cell>
          <table:table-cell office:value-type="float" office:value="1.8009000000000001E-14" table:style-name="ce2">
            <text:p>1,8009E-14</text:p>
          </table:table-cell>
          <table:table-cell office:value-type="float" office:value="33.095799999999997" table:style-name="ce2">
            <text:p>33,0958</text:p>
          </table:table-cell>
          <table:table-cell office:value-type="float" office:value="204.18119999999999" table:style-name="ce2">
            <text:p>204,1812</text:p>
          </table:table-cell>
          <table:table-cell office:value-type="string" table:style-name="ce2">
            <text:p>N/A</text:p>
          </table:table-cell>
          <table:table-cell office:value-type="float" office:value="569.02949999999998" table:style-name="ce2">
            <text:p>569,0295</text:p>
          </table:table-cell>
          <table:table-cell office:value-type="float" office:value="569.02949999999998" table:style-name="ce2">
            <text:p>569,02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50" table:style-name="ce2">
            <text:p>3750</text:p>
          </table:table-cell>
          <table:table-cell office:value-type="float" office:value="76" table:style-name="ce2">
            <text:p>76</text:p>
          </table:table-cell>
          <table:table-cell office:value-type="float" office:value="330" table:style-name="ce2">
            <text:p>330</text:p>
          </table:table-cell>
          <table:table-cell office:value-type="string" table:style-name="ce2">
            <text:p>1400002C0000000000000000000000000000000000000000000000000000000000000000000A0EA6004C014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43" table:style-name="ce6">
            <text:p>4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02:08:3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11106" table:style-name="ce2">
            <text:p>1110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03:54:26</text:p>
          </table:table-cell>
          <table:table-cell office:value-type="string" table:style-name="ce2">
            <text:p>2020 MAY 20 05:00:19</text:p>
          </table:table-cell>
          <table:table-cell office:value-type="string" table:style-name="ce2">
            <text:p>2020 MAY 20 03:54:36</text:p>
          </table:table-cell>
          <table:table-cell office:value-type="string" table:style-name="ce2">
            <text:p>2020 MAY 20 05:00:06</text:p>
          </table:table-cell>
          <table:table-cell office:value-type="string" table:style-name="ce2">
            <text:p>2020 MAY 20 03:54:36</text:p>
          </table:table-cell>
          <table:table-cell office:value-type="string" table:style-name="ce2">
            <text:p>2020 MAY 20 05:00:18</text:p>
          </table:table-cell>
          <table:table-cell office:value-type="float" office:value="70.127499999999998" table:style-name="ce2">
            <text:p>70,1275</text:p>
          </table:table-cell>
          <table:table-cell office:value-type="float" office:value="-33.296599999999998" table:style-name="ce2">
            <text:p>-33,2966</text:p>
          </table:table-cell>
          <table:table-cell office:value-type="float" office:value="0.71472000000000002" table:style-name="ce2">
            <text:p>0,71472</text:p>
          </table:table-cell>
          <table:table-cell office:value-type="float" office:value="119.3374" table:style-name="ce2">
            <text:p>119,3374</text:p>
          </table:table-cell>
          <table:table-cell office:value-type="float" office:value="119.3374" table:style-name="ce2">
            <text:p>119,3374</text:p>
          </table:table-cell>
          <table:table-cell office:value-type="float" office:value="3.3243999999999998E-14" table:style-name="ce2">
            <text:p>3,3244E-14</text:p>
          </table:table-cell>
          <table:table-cell office:value-type="float" office:value="-72.489699999999999" table:style-name="ce2">
            <text:p>-72,4897</text:p>
          </table:table-cell>
          <table:table-cell office:value-type="float" office:value="-159.6926" table:style-name="ce2">
            <text:p>-159,6926</text:p>
          </table:table-cell>
          <table:table-cell office:value-type="float" office:value="17.3569" table:style-name="ce2">
            <text:p>17,3569</text:p>
          </table:table-cell>
          <table:table-cell office:value-type="float" office:value="77.523499999999999" table:style-name="ce2">
            <text:p>77,5235</text:p>
          </table:table-cell>
          <table:table-cell office:value-type="float" office:value="77.523499999999999" table:style-name="ce2">
            <text:p>77,5235</text:p>
          </table:table-cell>
          <table:table-cell office:value-type="float" office:value="1.4224000000000001E-14" table:style-name="ce2">
            <text:p>1,4224E-14</text:p>
          </table:table-cell>
          <table:table-cell office:value-type="float" office:value="33.304299999999998" table:style-name="ce2">
            <text:p>33,3043</text:p>
          </table:table-cell>
          <table:table-cell office:value-type="float" office:value="204.22630000000001" table:style-name="ce2">
            <text:p>204,2263</text:p>
          </table:table-cell>
          <table:table-cell office:value-type="float" office:value="23.113099999999999" table:style-name="ce2">
            <text:p>23,1131</text:p>
          </table:table-cell>
          <table:table-cell office:value-type="float" office:value="598.15809999999999" table:style-name="ce2">
            <text:p>598,1581</text:p>
          </table:table-cell>
          <table:table-cell office:value-type="float" office:value="619.13030000000003" table:style-name="ce2">
            <text:p>619,13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90" table:style-name="ce2">
            <text:p>229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930" table:style-name="ce2">
            <text:p>39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942" table:style-name="ce2">
            <text:p>3942</text:p>
          </table:table-cell>
          <table:table-cell office:value-type="float" office:value="76" table:style-name="ce2">
            <text:p>76</text:p>
          </table:table-cell>
          <table:table-cell office:value-type="float" office:value="1061" table:style-name="ce2">
            <text:p>1061</text:p>
          </table:table-cell>
          <table:table-cell office:value-type="string" table:style-name="ce2">
            <text:p>1400002C00000000000000000000000000000000000A028008F21E1E0F5A000102750275000A0F66004C0425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558" table:style-name="ce6">
            <text:p>3558</text:p>
          </table:table-cell>
          <table:table-cell office:value-type="float" office:value="3558" table:style-name="ce6">
            <text:p>3558</text:p>
          </table:table-cell>
          <table:table-cell office:value-type="float" office:value="1" table:style-name="ce6">
            <text:p>1</text:p>
          </table:table-cell>
          <table:table-cell office:value-type="float" office:value="44" table:style-name="ce6">
            <text:p>4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04:06:2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11107" table:style-name="ce2">
            <text:p>1110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06:02:20</text:p>
          </table:table-cell>
          <table:table-cell office:value-type="string" table:style-name="ce2">
            <text:p>2020 MAY 20 07:05:01</text:p>
          </table:table-cell>
          <table:table-cell office:value-type="string" table:style-name="ce2">
            <text:p>2020 MAY 20 06:02:30</text:p>
          </table:table-cell>
          <table:table-cell office:value-type="string" table:style-name="ce2">
            <text:p>2020 MAY 20 06:56:00</text:p>
          </table:table-cell>
          <table:table-cell office:value-type="string" table:style-name="ce2">
            <text:p>2020 MAY 20 06:02:30</text:p>
          </table:table-cell>
          <table:table-cell office:value-type="string" table:style-name="ce2">
            <text:p>2020 MAY 20 07:05:00</text:p>
          </table:table-cell>
          <table:table-cell office:value-type="float" office:value="66.834299999999999" table:style-name="ce2">
            <text:p>66,8343</text:p>
          </table:table-cell>
          <table:table-cell office:value-type="float" office:value="25.768999999999998" table:style-name="ce2">
            <text:p>25,769</text:p>
          </table:table-cell>
          <table:table-cell office:value-type="float" office:value="6.7268999999999997" table:style-name="ce2">
            <text:p>6,7269</text:p>
          </table:table-cell>
          <table:table-cell office:value-type="float" office:value="95.089399999999998" table:style-name="ce2">
            <text:p>95,0894</text:p>
          </table:table-cell>
          <table:table-cell office:value-type="float" office:value="95.089399999999998" table:style-name="ce2">
            <text:p>95,0894</text:p>
          </table:table-cell>
          <table:table-cell office:value-type="float" office:value="4.6554999999999997E-14" table:style-name="ce2">
            <text:p>4,6555E-14</text:p>
          </table:table-cell>
          <table:table-cell office:value-type="float" office:value="-56.898600000000002" table:style-name="ce2">
            <text:p>-56,8986</text:p>
          </table:table-cell>
          <table:table-cell office:value-type="float" office:value="-154.5975" table:style-name="ce2">
            <text:p>-154,5975</text:p>
          </table:table-cell>
          <table:table-cell office:value-type="float" office:value="19.719200000000001" table:style-name="ce2">
            <text:p>19,7192</text:p>
          </table:table-cell>
          <table:table-cell office:value-type="float" office:value="94.857200000000006" table:style-name="ce2">
            <text:p>94,8572</text:p>
          </table:table-cell>
          <table:table-cell office:value-type="float" office:value="94.857200000000006" table:style-name="ce2">
            <text:p>94,8572</text:p>
          </table:table-cell>
          <table:table-cell office:value-type="float" office:value="1.5903E-14" table:style-name="ce2">
            <text:p>1,5903E-14</text:p>
          </table:table-cell>
          <table:table-cell office:value-type="float" office:value="33.562600000000003" table:style-name="ce2">
            <text:p>33,5626</text:p>
          </table:table-cell>
          <table:table-cell office:value-type="float" office:value="204.27959999999999" table:style-name="ce2">
            <text:p>204,2796</text:p>
          </table:table-cell>
          <table:table-cell office:value-type="float" office:value="18.203199999999999" table:style-name="ce2">
            <text:p>18,2032</text:p>
          </table:table-cell>
          <table:table-cell office:value-type="float" office:value="569.02409999999998" table:style-name="ce2">
            <text:p>569,0241</text:p>
          </table:table-cell>
          <table:table-cell office:value-type="float" office:value="585.47969999999998" table:style-name="ce2">
            <text:p>585,47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30" table:style-name="ce2">
            <text:p>19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210" table:style-name="ce2">
            <text:p>32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0" table:style-name="ce2">
            <text:p>3750</text:p>
          </table:table-cell>
          <table:table-cell office:value-type="float" office:value="76" table:style-name="ce2">
            <text:p>76</text:p>
          </table:table-cell>
          <table:table-cell office:value-type="float" office:value="1064" table:style-name="ce2">
            <text:p>1064</text:p>
          </table:table-cell>
          <table:table-cell office:value-type="string" table:style-name="ce2">
            <text:p>1400002C00000000000000000000000000000000000A0280078A1E1E0C8A000102750275000A0EA6004C042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45" table:style-name="ce6">
            <text:p>4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06:04:2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11108" table:style-name="ce2">
            <text:p>1110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07:50:17</text:p>
          </table:table-cell>
          <table:table-cell office:value-type="string" table:style-name="ce2">
            <text:p>2020 MAY 20 08:56:16</text:p>
          </table:table-cell>
          <table:table-cell office:value-type="string" table:style-name="ce2">
            <text:p>2020 MAY 20 07:50:27</text:p>
          </table:table-cell>
          <table:table-cell office:value-type="string" table:style-name="ce2">
            <text:p>2020 MAY 20 08:56:12</text:p>
          </table:table-cell>
          <table:table-cell office:value-type="string" table:style-name="ce2">
            <text:p>2020 MAY 20 07:50:27</text:p>
          </table:table-cell>
          <table:table-cell office:value-type="string" table:style-name="ce2">
            <text:p>2020 MAY 20 08:56:15</text:p>
          </table:table-cell>
          <table:table-cell office:value-type="float" office:value="70.324100000000001" table:style-name="ce2">
            <text:p>70,3241</text:p>
          </table:table-cell>
          <table:table-cell office:value-type="float" office:value="-90.289400000000001" table:style-name="ce2">
            <text:p>-90,2894</text:p>
          </table:table-cell>
          <table:table-cell office:value-type="float" office:value="0.74056" table:style-name="ce2">
            <text:p>0,74056</text:p>
          </table:table-cell>
          <table:table-cell office:value-type="float" office:value="119.1581" table:style-name="ce2">
            <text:p>119,1581</text:p>
          </table:table-cell>
          <table:table-cell office:value-type="float" office:value="119.1581" table:style-name="ce2">
            <text:p>119,1581</text:p>
          </table:table-cell>
          <table:table-cell office:value-type="float" office:value="3.1325000000000002E-14" table:style-name="ce2">
            <text:p>3,1325E-14</text:p>
          </table:table-cell>
          <table:table-cell office:value-type="float" office:value="-72.126000000000005" table:style-name="ce2">
            <text:p>-72,126</text:p>
          </table:table-cell>
          <table:table-cell office:value-type="float" office:value="144.1551" table:style-name="ce2">
            <text:p>144,1551</text:p>
          </table:table-cell>
          <table:table-cell office:value-type="float" office:value="17.440300000000001" table:style-name="ce2">
            <text:p>17,4403</text:p>
          </table:table-cell>
          <table:table-cell office:value-type="float" office:value="77.825999999999993" table:style-name="ce2">
            <text:p>77,826</text:p>
          </table:table-cell>
          <table:table-cell office:value-type="float" office:value="77.825999999999993" table:style-name="ce2">
            <text:p>77,826</text:p>
          </table:table-cell>
          <table:table-cell office:value-type="float" office:value="1.6980000000000001E-14" table:style-name="ce2">
            <text:p>1,698E-14</text:p>
          </table:table-cell>
          <table:table-cell office:value-type="float" office:value="33.740200000000002" table:style-name="ce2">
            <text:p>33,7402</text:p>
          </table:table-cell>
          <table:table-cell office:value-type="float" office:value="204.32470000000001" table:style-name="ce2">
            <text:p>204,3247</text:p>
          </table:table-cell>
          <table:table-cell office:value-type="float" office:value="23.215299999999999" table:style-name="ce2">
            <text:p>23,2153</text:p>
          </table:table-cell>
          <table:table-cell office:value-type="float" office:value="599.06849999999997" table:style-name="ce2">
            <text:p>599,0685</text:p>
          </table:table-cell>
          <table:table-cell office:value-type="float" office:value="620.13490000000002" table:style-name="ce2">
            <text:p>620,13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90" table:style-name="ce2">
            <text:p>229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945" table:style-name="ce2">
            <text:p>39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948" table:style-name="ce2">
            <text:p>3948</text:p>
          </table:table-cell>
          <table:table-cell office:value-type="float" office:value="76" table:style-name="ce2">
            <text:p>76</text:p>
          </table:table-cell>
          <table:table-cell office:value-type="float" office:value="1082" table:style-name="ce2">
            <text:p>1082</text:p>
          </table:table-cell>
          <table:table-cell office:value-type="string" table:style-name="ce2">
            <text:p>1400002C00000000000000000000000000000000000A028008F21E1E0F69000102750275000A0F6C004C043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46" table:style-name="ce6">
            <text:p>4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08:02:1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11109" table:style-name="ce2">
            <text:p>1110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09:58:16</text:p>
          </table:table-cell>
          <table:table-cell office:value-type="string" table:style-name="ce2">
            <text:p>2020 MAY 20 10:54:16</text:p>
          </table:table-cell>
          <table:table-cell office:value-type="string" table:style-name="ce2">
            <text:p>2020 MAY 20 10:01:19</text:p>
          </table:table-cell>
          <table:table-cell office:value-type="string" table:style-name="ce2">
            <text:p>2020 MAY 20 10:48:19</text:p>
          </table:table-cell>
          <table:table-cell office:value-type="string" table:style-name="ce2">
            <text:p>2020 MAY 20 09:58:26</text:p>
          </table:table-cell>
          <table:table-cell office:value-type="string" table:style-name="ce2">
            <text:p>2020 MAY 20 10:54:15</text:p>
          </table:table-cell>
          <table:table-cell office:value-type="float" office:value="66.465599999999995" table:style-name="ce2">
            <text:p>66,4656</text:p>
          </table:table-cell>
          <table:table-cell office:value-type="float" office:value="-31.6235" table:style-name="ce2">
            <text:p>-31,6235</text:p>
          </table:table-cell>
          <table:table-cell office:value-type="float" office:value="6.7275" table:style-name="ce2">
            <text:p>6,7275</text:p>
          </table:table-cell>
          <table:table-cell office:value-type="float" office:value="95.034499999999994" table:style-name="ce2">
            <text:p>95,0345</text:p>
          </table:table-cell>
          <table:table-cell office:value-type="float" office:value="95.034499999999994" table:style-name="ce2">
            <text:p>95,0345</text:p>
          </table:table-cell>
          <table:table-cell office:value-type="float" office:value="3.7766999999999997E-14" table:style-name="ce2">
            <text:p>3,7767E-14</text:p>
          </table:table-cell>
          <table:table-cell office:value-type="float" office:value="-72.006699999999995" table:style-name="ce2">
            <text:p>-72,0067</text:p>
          </table:table-cell>
          <table:table-cell office:value-type="float" office:value="115.5672" table:style-name="ce2">
            <text:p>115,5672</text:p>
          </table:table-cell>
          <table:table-cell office:value-type="float" office:value="17.4483" table:style-name="ce2">
            <text:p>17,4483</text:p>
          </table:table-cell>
          <table:table-cell office:value-type="float" office:value="77.8339" table:style-name="ce2">
            <text:p>77,8339</text:p>
          </table:table-cell>
          <table:table-cell office:value-type="float" office:value="77.8339" table:style-name="ce2">
            <text:p>77,8339</text:p>
          </table:table-cell>
          <table:table-cell office:value-type="float" office:value="1.5903E-15" table:style-name="ce2">
            <text:p>1,5903E-15</text:p>
          </table:table-cell>
          <table:table-cell office:value-type="float" office:value="33.992899999999999" table:style-name="ce2">
            <text:p>33,9929</text:p>
          </table:table-cell>
          <table:table-cell office:value-type="float" office:value="204.37809999999999" table:style-name="ce2">
            <text:p>204,3781</text:p>
          </table:table-cell>
          <table:table-cell office:value-type="float" office:value="15.543699999999999" table:style-name="ce2">
            <text:p>15,5437</text:p>
          </table:table-cell>
          <table:table-cell office:value-type="float" office:value="508.1764" table:style-name="ce2">
            <text:p>508,1764</text:p>
          </table:table-cell>
          <table:table-cell office:value-type="float" office:value="522.18550000000005" table:style-name="ce2">
            <text:p>522,18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3" table:style-name="ce2">
            <text:p>183</text:p>
          </table:table-cell>
          <table:table-cell office:value-type="float" office:value="813" table:style-name="ce2">
            <text:p>813</text:p>
          </table:table-cell>
          <table:table-cell office:value-type="float" office:value="1908" table:style-name="ce2">
            <text:p>190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20" table:style-name="ce2">
            <text:p>28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349" table:style-name="ce2">
            <text:p>3349</text:p>
          </table:table-cell>
          <table:table-cell office:value-type="float" office:value="76" table:style-name="ce2">
            <text:p>76</text:p>
          </table:table-cell>
          <table:table-cell office:value-type="float" office:value="852" table:style-name="ce2">
            <text:p>852</text:p>
          </table:table-cell>
          <table:table-cell office:value-type="string" table:style-name="ce2">
            <text:p>1400002C0000000000000000000000000000000000B7032D07741E1E0B04000102750275000A0D15004C035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352" table:style-name="ce6">
            <text:p>2352</text:p>
          </table:table-cell>
          <table:table-cell office:value-type="float" office:value="2352" table:style-name="ce6">
            <text:p>2352</text:p>
          </table:table-cell>
          <table:table-cell office:value-type="float" office:value="1" table:style-name="ce6">
            <text:p>1</text:p>
          </table:table-cell>
          <table:table-cell office:value-type="float" office:value="47" table:style-name="ce6">
            <text:p>4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10:00:1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office:value-type="float" office:value="11110" table:style-name="ce2">
            <text:p>111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11:56:16</text:p>
          </table:table-cell>
          <table:table-cell office:value-type="string" table:style-name="ce2">
            <text:p>2020 MAY 20 12:58:59</text:p>
          </table:table-cell>
          <table:table-cell office:value-type="string" table:style-name="ce2">
            <text:p>2020 MAY 20 11:56:26</text:p>
          </table:table-cell>
          <table:table-cell office:value-type="string" table:style-name="ce2">
            <text:p>2020 MAY 20 12:49:56</text:p>
          </table:table-cell>
          <table:table-cell office:value-type="string" table:style-name="ce2">
            <text:p>2020 MAY 20 11:56:26</text:p>
          </table:table-cell>
          <table:table-cell office:value-type="string" table:style-name="ce2">
            <text:p>2020 MAY 20 12:58:58</text:p>
          </table:table-cell>
          <table:table-cell office:value-type="float" office:value="66.326899999999995" table:style-name="ce2">
            <text:p>66,3269</text:p>
          </table:table-cell>
          <table:table-cell office:value-type="float" office:value="-60.315800000000003" table:style-name="ce2">
            <text:p>-60,3158</text:p>
          </table:table-cell>
          <table:table-cell office:value-type="float" office:value="6.7282999999999999" table:style-name="ce2">
            <text:p>6,7283</text:p>
          </table:table-cell>
          <table:table-cell office:value-type="float" office:value="95.013199999999998" table:style-name="ce2">
            <text:p>95,0132</text:p>
          </table:table-cell>
          <table:table-cell office:value-type="float" office:value="95.013199999999998" table:style-name="ce2">
            <text:p>95,0132</text:p>
          </table:table-cell>
          <table:table-cell office:value-type="float" office:value="3.6298999999999998E-14" table:style-name="ce2">
            <text:p>3,6299E-14</text:p>
          </table:table-cell>
          <table:table-cell office:value-type="float" office:value="-56.4011" table:style-name="ce2">
            <text:p>-56,4011</text:p>
          </table:table-cell>
          <table:table-cell office:value-type="float" office:value="118.79810000000001" table:style-name="ce2">
            <text:p>118,7981</text:p>
          </table:table-cell>
          <table:table-cell office:value-type="float" office:value="19.686699999999998" table:style-name="ce2">
            <text:p>19,6867</text:p>
          </table:table-cell>
          <table:table-cell office:value-type="float" office:value="94.793099999999995" table:style-name="ce2">
            <text:p>94,7931</text:p>
          </table:table-cell>
          <table:table-cell office:value-type="float" office:value="94.793099999999995" table:style-name="ce2">
            <text:p>94,7931</text:p>
          </table:table-cell>
          <table:table-cell office:value-type="float" office:value="1.9605999999999999E-14" table:style-name="ce2">
            <text:p>1,9606E-14</text:p>
          </table:table-cell>
          <table:table-cell office:value-type="float" office:value="34.220599999999997" table:style-name="ce2">
            <text:p>34,2206</text:p>
          </table:table-cell>
          <table:table-cell office:value-type="float" office:value="204.42740000000001" table:style-name="ce2">
            <text:p>204,4274</text:p>
          </table:table-cell>
          <table:table-cell office:value-type="float" office:value="18.203199999999999" table:style-name="ce2">
            <text:p>18,2032</text:p>
          </table:table-cell>
          <table:table-cell office:value-type="float" office:value="569.32759999999996" table:style-name="ce2">
            <text:p>569,3276</text:p>
          </table:table-cell>
          <table:table-cell office:value-type="float" office:value="585.78319999999997" table:style-name="ce2">
            <text:p>585,78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30" table:style-name="ce2">
            <text:p>19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210" table:style-name="ce2">
            <text:p>32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2" table:style-name="ce2">
            <text:p>3752</text:p>
          </table:table-cell>
          <table:table-cell office:value-type="float" office:value="76" table:style-name="ce2">
            <text:p>76</text:p>
          </table:table-cell>
          <table:table-cell office:value-type="float" office:value="1066" table:style-name="ce2">
            <text:p>1066</text:p>
          </table:table-cell>
          <table:table-cell office:value-type="string" table:style-name="ce2">
            <text:p>1400002C00000000000000000000000000000000000A0280078A1E1E0C8A000102750275000A0EA8004C042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48" table:style-name="ce6">
            <text:p>4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11:58:1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2">
            <text:p>49</text:p>
          </table:table-cell>
          <table:table-cell office:value-type="float" office:value="11111" table:style-name="ce2">
            <text:p>111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13:54:14</text:p>
          </table:table-cell>
          <table:table-cell office:value-type="string" table:style-name="ce2">
            <text:p>2020 MAY 20 14:56:5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13:54:24</text:p>
          </table:table-cell>
          <table:table-cell office:value-type="string" table:style-name="ce2">
            <text:p>2020 MAY 20 14:56:57</text:p>
          </table:table-cell>
          <table:table-cell office:value-type="float" office:value="66.255399999999995" table:style-name="ce2">
            <text:p>66,2554</text:p>
          </table:table-cell>
          <table:table-cell office:value-type="float" office:value="-89.066900000000004" table:style-name="ce2">
            <text:p>-89,0669</text:p>
          </table:table-cell>
          <table:table-cell office:value-type="float" office:value="6.7249999999999996" table:style-name="ce2">
            <text:p>6,725</text:p>
          </table:table-cell>
          <table:table-cell office:value-type="float" office:value="95.033799999999999" table:style-name="ce2">
            <text:p>95,0338</text:p>
          </table:table-cell>
          <table:table-cell office:value-type="float" office:value="95.033799999999999" table:style-name="ce2">
            <text:p>95,0338</text:p>
          </table:table-cell>
          <table:table-cell office:value-type="float" office:value="1.714E-14" table:style-name="ce2">
            <text:p>1,714E-14</text:p>
          </table:table-cell>
          <table:table-cell office:value-type="float" office:value="-56.283499999999997" table:style-name="ce2">
            <text:p>-56,2835</text:p>
          </table:table-cell>
          <table:table-cell office:value-type="float" office:value="90.030900000000003" table:style-name="ce2">
            <text:p>90,0309</text:p>
          </table:table-cell>
          <table:table-cell office:value-type="float" office:value="19.682200000000002" table:style-name="ce2">
            <text:p>19,6822</text:p>
          </table:table-cell>
          <table:table-cell office:value-type="float" office:value="94.797700000000006" table:style-name="ce2">
            <text:p>94,7977</text:p>
          </table:table-cell>
          <table:table-cell office:value-type="float" office:value="94.797700000000006" table:style-name="ce2">
            <text:p>94,7977</text:p>
          </table:table-cell>
          <table:table-cell office:value-type="float" office:value="5.3976000000000001E-14" table:style-name="ce2">
            <text:p>5,3976E-14</text:p>
          </table:table-cell>
          <table:table-cell office:value-type="float" office:value="34.454300000000003" table:style-name="ce2">
            <text:p>34,4543</text:p>
          </table:table-cell>
          <table:table-cell office:value-type="float" office:value="204.47659999999999" table:style-name="ce2">
            <text:p>204,4766</text:p>
          </table:table-cell>
          <table:table-cell office:value-type="string" table:style-name="ce2">
            <text:p>N/A</text:p>
          </table:table-cell>
          <table:table-cell office:value-type="float" office:value="569.48479999999995" table:style-name="ce2">
            <text:p>569,4848</text:p>
          </table:table-cell>
          <table:table-cell office:value-type="float" office:value="569.48479999999995" table:style-name="ce2">
            <text:p>569,48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53" table:style-name="ce2">
            <text:p>3753</text:p>
          </table:table-cell>
          <table:table-cell office:value-type="float" office:value="76" table:style-name="ce2">
            <text:p>76</text:p>
          </table:table-cell>
          <table:table-cell office:value-type="float" office:value="333" table:style-name="ce2">
            <text:p>333</text:p>
          </table:table-cell>
          <table:table-cell office:value-type="string" table:style-name="ce2">
            <text:p>1400002C0000000000000000000000000000000000000000000000000000000000000000000A0EA9004C014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49" table:style-name="ce6">
            <text:p>4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13:56:1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1112" table:style-name="ce2">
            <text:p>1111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15:42:11</text:p>
          </table:table-cell>
          <table:table-cell office:value-type="string" table:style-name="ce2">
            <text:p>2020 MAY 20 16:48:11</text:p>
          </table:table-cell>
          <table:table-cell office:value-type="string" table:style-name="ce2">
            <text:p>2020 MAY 20 15:42:21</text:p>
          </table:table-cell>
          <table:table-cell office:value-type="string" table:style-name="ce2">
            <text:p>2020 MAY 20 16:48:06</text:p>
          </table:table-cell>
          <table:table-cell office:value-type="string" table:style-name="ce2">
            <text:p>2020 MAY 20 15:42:21</text:p>
          </table:table-cell>
          <table:table-cell office:value-type="string" table:style-name="ce2">
            <text:p>2020 MAY 20 16:48:10</text:p>
          </table:table-cell>
          <table:table-cell office:value-type="float" office:value="70.714600000000004" table:style-name="ce2">
            <text:p>70,7146</text:p>
          </table:table-cell>
          <table:table-cell office:value-type="float" office:value="155.2961" table:style-name="ce2">
            <text:p>155,2961</text:p>
          </table:table-cell>
          <table:table-cell office:value-type="float" office:value="0.76666999999999996" table:style-name="ce2">
            <text:p>0,76667</text:p>
          </table:table-cell>
          <table:table-cell office:value-type="float" office:value="118.8296" table:style-name="ce2">
            <text:p>118,8296</text:p>
          </table:table-cell>
          <table:table-cell office:value-type="float" office:value="118.8296" table:style-name="ce2">
            <text:p>118,8296</text:p>
          </table:table-cell>
          <table:table-cell office:value-type="float" office:value="2.1097E-14" table:style-name="ce2">
            <text:p>2,1097E-14</text:p>
          </table:table-cell>
          <table:table-cell office:value-type="float" office:value="-71.865600000000001" table:style-name="ce2">
            <text:p>-71,8656</text:p>
          </table:table-cell>
          <table:table-cell office:value-type="float" office:value="30.081499999999998" table:style-name="ce2">
            <text:p>30,0815</text:p>
          </table:table-cell>
          <table:table-cell office:value-type="float" office:value="17.4894" table:style-name="ce2">
            <text:p>17,4894</text:p>
          </table:table-cell>
          <table:table-cell office:value-type="float" office:value="77.956500000000005" table:style-name="ce2">
            <text:p>77,9565</text:p>
          </table:table-cell>
          <table:table-cell office:value-type="float" office:value="77.956500000000005" table:style-name="ce2">
            <text:p>77,9565</text:p>
          </table:table-cell>
          <table:table-cell office:value-type="float" office:value="2.0365E-14" table:style-name="ce2">
            <text:p>2,0365E-14</text:p>
          </table:table-cell>
          <table:table-cell office:value-type="float" office:value="34.663499999999999" table:style-name="ce2">
            <text:p>34,6635</text:p>
          </table:table-cell>
          <table:table-cell office:value-type="float" office:value="204.52170000000001" table:style-name="ce2">
            <text:p>204,5217</text:p>
          </table:table-cell>
          <table:table-cell office:value-type="float" office:value="23.215299999999999" table:style-name="ce2">
            <text:p>23,2153</text:p>
          </table:table-cell>
          <table:table-cell office:value-type="float" office:value="599.22029999999995" table:style-name="ce2">
            <text:p>599,2203</text:p>
          </table:table-cell>
          <table:table-cell office:value-type="float" office:value="620.28660000000002" table:style-name="ce2">
            <text:p>620,28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90" table:style-name="ce2">
            <text:p>229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945" table:style-name="ce2">
            <text:p>39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949" table:style-name="ce2">
            <text:p>3949</text:p>
          </table:table-cell>
          <table:table-cell office:value-type="float" office:value="76" table:style-name="ce2">
            <text:p>76</text:p>
          </table:table-cell>
          <table:table-cell office:value-type="float" office:value="1083" table:style-name="ce2">
            <text:p>1083</text:p>
          </table:table-cell>
          <table:table-cell office:value-type="string" table:style-name="ce2">
            <text:p>1400002C00000000000000000000000000000000000A028008F21E1E0F69000102750275000A0F6D004C043B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08" table:style-name="ce6">
            <text:p>908</text:p>
          </table:table-cell>
          <table:table-cell office:value-type="float" office:value="908" table:style-name="ce6">
            <text:p>908</text:p>
          </table:table-cell>
          <table:table-cell office:value-type="float" office:value="1" table:style-name="ce6">
            <text:p>1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15:54:11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" table:style-name="ce2">
            <text:p>51</text:p>
          </table:table-cell>
          <table:table-cell office:value-type="float" office:value="51" table:style-name="ce2">
            <text:p>51</text:p>
          </table:table-cell>
          <table:table-cell office:value-type="float" office:value="11113" table:style-name="ce2">
            <text:p>1111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17:50:06</text:p>
          </table:table-cell>
          <table:table-cell office:value-type="string" table:style-name="ce2">
            <text:p>2020 MAY 20 18:52:47</text:p>
          </table:table-cell>
          <table:table-cell office:value-type="string" table:style-name="ce2">
            <text:p>2020 MAY 20 17:50:16</text:p>
          </table:table-cell>
          <table:table-cell office:value-type="string" table:style-name="ce2">
            <text:p>2020 MAY 20 18:43:31</text:p>
          </table:table-cell>
          <table:table-cell office:value-type="string" table:style-name="ce2">
            <text:p>2020 MAY 20 17:50:16</text:p>
          </table:table-cell>
          <table:table-cell office:value-type="string" table:style-name="ce2">
            <text:p>2020 MAY 20 18:52:46</text:p>
          </table:table-cell>
          <table:table-cell office:value-type="float" office:value="66.079899999999995" table:style-name="ce2">
            <text:p>66,0799</text:p>
          </table:table-cell>
          <table:table-cell office:value-type="float" office:value="-146.36109999999999" table:style-name="ce2">
            <text:p>-146,3611</text:p>
          </table:table-cell>
          <table:table-cell office:value-type="float" office:value="6.7308000000000003" table:style-name="ce2">
            <text:p>6,7308</text:p>
          </table:table-cell>
          <table:table-cell office:value-type="float" office:value="94.992800000000003" table:style-name="ce2">
            <text:p>94,9928</text:p>
          </table:table-cell>
          <table:table-cell office:value-type="float" office:value="94.992800000000003" table:style-name="ce2">
            <text:p>94,9928</text:p>
          </table:table-cell>
          <table:table-cell office:value-type="float" office:value="1.8546000000000001E-14" table:style-name="ce2">
            <text:p>1,8546E-14</text:p>
          </table:table-cell>
          <table:table-cell office:value-type="float" office:value="-56.035899999999998" table:style-name="ce2">
            <text:p>-56,0359</text:p>
          </table:table-cell>
          <table:table-cell office:value-type="float" office:value="32.441600000000001" table:style-name="ce2">
            <text:p>32,4416</text:p>
          </table:table-cell>
          <table:table-cell office:value-type="float" office:value="19.6678" table:style-name="ce2">
            <text:p>19,6678</text:p>
          </table:table-cell>
          <table:table-cell office:value-type="float" office:value="94.766499999999994" table:style-name="ce2">
            <text:p>94,7665</text:p>
          </table:table-cell>
          <table:table-cell office:value-type="float" office:value="94.766499999999994" table:style-name="ce2">
            <text:p>94,7665</text:p>
          </table:table-cell>
          <table:table-cell office:value-type="float" office:value="1.3114E-14" table:style-name="ce2">
            <text:p>1,3114E-14</text:p>
          </table:table-cell>
          <table:table-cell office:value-type="float" office:value="34.936900000000001" table:style-name="ce2">
            <text:p>34,9369</text:p>
          </table:table-cell>
          <table:table-cell office:value-type="float" office:value="204.57509999999999" table:style-name="ce2">
            <text:p>204,5751</text:p>
          </table:table-cell>
          <table:table-cell office:value-type="float" office:value="18.100899999999999" table:style-name="ce2">
            <text:p>18,1009</text:p>
          </table:table-cell>
          <table:table-cell office:value-type="float" office:value="569.02409999999998" table:style-name="ce2">
            <text:p>569,0241</text:p>
          </table:table-cell>
          <table:table-cell office:value-type="float" office:value="585.38559999999995" table:style-name="ce2">
            <text:p>585,38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15" table:style-name="ce2">
            <text:p>191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195" table:style-name="ce2">
            <text:p>319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0" table:style-name="ce2">
            <text:p>3750</text:p>
          </table:table-cell>
          <table:table-cell office:value-type="float" office:value="76" table:style-name="ce2">
            <text:p>76</text:p>
          </table:table-cell>
          <table:table-cell office:value-type="float" office:value="1034" table:style-name="ce2">
            <text:p>1034</text:p>
          </table:table-cell>
          <table:table-cell office:value-type="string" table:style-name="ce2">
            <text:p>1400002C00000000000000000000000000000000000A0280077B1E1E0C7B000102750275000A0EA6004C040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51" table:style-name="ce6">
            <text:p>5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17:52:0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11114" table:style-name="ce2">
            <text:p>1111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19:48:02</text:p>
          </table:table-cell>
          <table:table-cell office:value-type="string" table:style-name="ce2">
            <text:p>2020 MAY 20 20:50:45</text:p>
          </table:table-cell>
          <table:table-cell office:value-type="string" table:style-name="ce2">
            <text:p>2020 MAY 20 19:55:12</text:p>
          </table:table-cell>
          <table:table-cell office:value-type="string" table:style-name="ce2">
            <text:p>2020 MAY 20 20:33:57</text:p>
          </table:table-cell>
          <table:table-cell office:value-type="string" table:style-name="ce2">
            <text:p>2020 MAY 20 19:48:12</text:p>
          </table:table-cell>
          <table:table-cell office:value-type="string" table:style-name="ce2">
            <text:p>2020 MAY 20 20:50:44</text:p>
          </table:table-cell>
          <table:table-cell office:value-type="float" office:value="65.9114" table:style-name="ce2">
            <text:p>65,9114</text:p>
          </table:table-cell>
          <table:table-cell office:value-type="float" office:value="-175.03800000000001" table:style-name="ce2">
            <text:p>-175,038</text:p>
          </table:table-cell>
          <table:table-cell office:value-type="float" office:value="6.7319000000000004" table:style-name="ce2">
            <text:p>6,7319</text:p>
          </table:table-cell>
          <table:table-cell office:value-type="float" office:value="94.964200000000005" table:style-name="ce2">
            <text:p>94,9642</text:p>
          </table:table-cell>
          <table:table-cell office:value-type="float" office:value="94.964200000000005" table:style-name="ce2">
            <text:p>94,9642</text:p>
          </table:table-cell>
          <table:table-cell office:value-type="float" office:value="9.3068999999999998E-15" table:style-name="ce2">
            <text:p>9,3069E-15</text:p>
          </table:table-cell>
          <table:table-cell office:value-type="float" office:value="-55.834899999999998" table:style-name="ce2">
            <text:p>-55,8349</text:p>
          </table:table-cell>
          <table:table-cell office:value-type="float" office:value="3.5743" table:style-name="ce2">
            <text:p>3,5743</text:p>
          </table:table-cell>
          <table:table-cell office:value-type="float" office:value="19.656700000000001" table:style-name="ce2">
            <text:p>19,6567</text:p>
          </table:table-cell>
          <table:table-cell office:value-type="float" office:value="94.755300000000005" table:style-name="ce2">
            <text:p>94,7553</text:p>
          </table:table-cell>
          <table:table-cell office:value-type="float" office:value="94.755300000000005" table:style-name="ce2">
            <text:p>94,7553</text:p>
          </table:table-cell>
          <table:table-cell office:value-type="float" office:value="2.2989999999999998E-14" table:style-name="ce2">
            <text:p>2,299E-14</text:p>
          </table:table-cell>
          <table:table-cell office:value-type="float" office:value="35.150700000000001" table:style-name="ce2">
            <text:p>35,1507</text:p>
          </table:table-cell>
          <table:table-cell office:value-type="float" office:value="204.62440000000001" table:style-name="ce2">
            <text:p>204,6244</text:p>
          </table:table-cell>
          <table:table-cell office:value-type="float" office:value="12.168200000000001" table:style-name="ce2">
            <text:p>12,1682</text:p>
          </table:table-cell>
          <table:table-cell office:value-type="float" office:value="569.32759999999996" table:style-name="ce2">
            <text:p>569,3276</text:p>
          </table:table-cell>
          <table:table-cell office:value-type="float" office:value="580.23149999999998" table:style-name="ce2">
            <text:p>580,23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0" table:style-name="ce2">
            <text:p>430</text:p>
          </table:table-cell>
          <table:table-cell office:value-type="float" office:value="1060" table:style-name="ce2">
            <text:p>1060</text:p>
          </table:table-cell>
          <table:table-cell office:value-type="float" office:value="1900" table:style-name="ce2">
            <text:p>19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325" table:style-name="ce2">
            <text:p>23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2" table:style-name="ce2">
            <text:p>3752</text:p>
          </table:table-cell>
          <table:table-cell office:value-type="float" office:value="76" table:style-name="ce2">
            <text:p>76</text:p>
          </table:table-cell>
          <table:table-cell office:value-type="float" office:value="991" table:style-name="ce2">
            <text:p>991</text:p>
          </table:table-cell>
          <table:table-cell office:value-type="string" table:style-name="ce2">
            <text:p>1400002C0000000000000000000000000000000001AE0424076C1E1E0915000102750275000A0EA8004C03D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52" table:style-name="ce6">
            <text:p>5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19:50:0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11115" table:style-name="ce2">
            <text:p>111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21:46:01</text:p>
          </table:table-cell>
          <table:table-cell office:value-type="string" table:style-name="ce2">
            <text:p>2020 MAY 20 22:42: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21:46:11</text:p>
          </table:table-cell>
          <table:table-cell office:value-type="string" table:style-name="ce2">
            <text:p>2020 MAY 20 22:42:09</text:p>
          </table:table-cell>
          <table:table-cell office:value-type="float" office:value="65.718599999999995" table:style-name="ce2">
            <text:p>65,7186</text:p>
          </table:table-cell>
          <table:table-cell office:value-type="float" office:value="156.1917" table:style-name="ce2">
            <text:p>156,1917</text:p>
          </table:table-cell>
          <table:table-cell office:value-type="float" office:value="6.7275" table:style-name="ce2">
            <text:p>6,7275</text:p>
          </table:table-cell>
          <table:table-cell office:value-type="float" office:value="94.961600000000004" table:style-name="ce2">
            <text:p>94,9616</text:p>
          </table:table-cell>
          <table:table-cell office:value-type="float" office:value="94.961600000000004" table:style-name="ce2">
            <text:p>94,9616</text:p>
          </table:table-cell>
          <table:table-cell office:value-type="float" office:value="8.5639000000000002E-15" table:style-name="ce2">
            <text:p>8,5639E-15</text:p>
          </table:table-cell>
          <table:table-cell office:value-type="float" office:value="-71.278999999999996" table:style-name="ce2">
            <text:p>-71,279</text:p>
          </table:table-cell>
          <table:table-cell office:value-type="float" office:value="-54.505299999999998" table:style-name="ce2">
            <text:p>-54,5053</text:p>
          </table:table-cell>
          <table:table-cell office:value-type="float" office:value="17.591699999999999" table:style-name="ce2">
            <text:p>17,5917</text:p>
          </table:table-cell>
          <table:table-cell office:value-type="float" office:value="78.346000000000004" table:style-name="ce2">
            <text:p>78,346</text:p>
          </table:table-cell>
          <table:table-cell office:value-type="float" office:value="78.346000000000004" table:style-name="ce2">
            <text:p>78,346</text:p>
          </table:table-cell>
          <table:table-cell office:value-type="float" office:value="7.9514000000000006E-15" table:style-name="ce2">
            <text:p>7,9514E-15</text:p>
          </table:table-cell>
          <table:table-cell office:value-type="float" office:value="35.349899999999998" table:style-name="ce2">
            <text:p>35,3499</text:p>
          </table:table-cell>
          <table:table-cell office:value-type="float" office:value="204.6737" table:style-name="ce2">
            <text:p>204,6737</text:p>
          </table:table-cell>
          <table:table-cell office:value-type="string" table:style-name="ce2">
            <text:p>N/A</text:p>
          </table:table-cell>
          <table:table-cell office:value-type="float" office:value="509.54759999999999" table:style-name="ce2">
            <text:p>509,5476</text:p>
          </table:table-cell>
          <table:table-cell office:value-type="float" office:value="509.54759999999999" table:style-name="ce2">
            <text:p>509,54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58" table:style-name="ce2">
            <text:p>3358</text:p>
          </table:table-cell>
          <table:table-cell office:value-type="float" office:value="76" table:style-name="ce2">
            <text:p>76</text:p>
          </table:table-cell>
          <table:table-cell office:value-type="float" office:value="193" table:style-name="ce2">
            <text:p>193</text:p>
          </table:table-cell>
          <table:table-cell office:value-type="string" table:style-name="ce2">
            <text:p>1400002C0000000000000000000000000000000000000000000000000000000000000000000A0D1E004C00C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53" table:style-name="ce6">
            <text:p>5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21:48:0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11116" table:style-name="ce2">
            <text:p>1111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23:44:01</text:p>
          </table:table-cell>
          <table:table-cell office:value-type="string" table:style-name="ce2">
            <text:p>2020 MAY 21 00:40:11</text:p>
          </table:table-cell>
          <table:table-cell office:value-type="string" table:style-name="ce2">
            <text:p>2020 MAY 20 23:47:10</text:p>
          </table:table-cell>
          <table:table-cell office:value-type="string" table:style-name="ce2">
            <text:p>2020 MAY 21 00:33:55</text:p>
          </table:table-cell>
          <table:table-cell office:value-type="string" table:style-name="ce2">
            <text:p>2020 MAY 20 23:44:11</text:p>
          </table:table-cell>
          <table:table-cell office:value-type="string" table:style-name="ce2">
            <text:p>2020 MAY 21 00:40:10</text:p>
          </table:table-cell>
          <table:table-cell office:value-type="float" office:value="65.587000000000003" table:style-name="ce2">
            <text:p>65,587</text:p>
          </table:table-cell>
          <table:table-cell office:value-type="float" office:value="127.4087" table:style-name="ce2">
            <text:p>127,4087</text:p>
          </table:table-cell>
          <table:table-cell office:value-type="float" office:value="6.7225000000000001" table:style-name="ce2">
            <text:p>6,7225</text:p>
          </table:table-cell>
          <table:table-cell office:value-type="float" office:value="94.977500000000006" table:style-name="ce2">
            <text:p>94,9775</text:p>
          </table:table-cell>
          <table:table-cell office:value-type="float" office:value="94.977500000000006" table:style-name="ce2">
            <text:p>94,9775</text:p>
          </table:table-cell>
          <table:table-cell office:value-type="float" office:value="1.2420000000000001E-14" table:style-name="ce2">
            <text:p>1,242E-14</text:p>
          </table:table-cell>
          <table:table-cell office:value-type="float" office:value="-71.1494" table:style-name="ce2">
            <text:p>-71,1494</text:p>
          </table:table-cell>
          <table:table-cell office:value-type="float" office:value="-82.878" table:style-name="ce2">
            <text:p>-82,878</text:p>
          </table:table-cell>
          <table:table-cell office:value-type="float" office:value="17.6142" table:style-name="ce2">
            <text:p>17,6142</text:p>
          </table:table-cell>
          <table:table-cell office:value-type="float" office:value="78.430300000000003" table:style-name="ce2">
            <text:p>78,4303</text:p>
          </table:table-cell>
          <table:table-cell office:value-type="float" office:value="78.430300000000003" table:style-name="ce2">
            <text:p>78,4303</text:p>
          </table:table-cell>
          <table:table-cell office:value-type="float" office:value="3.1388E-14" table:style-name="ce2">
            <text:p>3,1388E-14</text:p>
          </table:table-cell>
          <table:table-cell office:value-type="float" office:value="35.573500000000003" table:style-name="ce2">
            <text:p>35,5735</text:p>
          </table:table-cell>
          <table:table-cell office:value-type="float" office:value="204.72300000000001" table:style-name="ce2">
            <text:p>204,723</text:p>
          </table:table-cell>
          <table:table-cell office:value-type="float" office:value="15.4415" table:style-name="ce2">
            <text:p>15,4415</text:p>
          </table:table-cell>
          <table:table-cell office:value-type="float" office:value="509.69380000000001" table:style-name="ce2">
            <text:p>509,6938</text:p>
          </table:table-cell>
          <table:table-cell office:value-type="float" office:value="523.60879999999997" table:style-name="ce2">
            <text:p>523,60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9" table:style-name="ce2">
            <text:p>189</text:p>
          </table:table-cell>
          <table:table-cell office:value-type="float" office:value="819" table:style-name="ce2">
            <text:p>819</text:p>
          </table:table-cell>
          <table:table-cell office:value-type="float" office:value="1899" table:style-name="ce2">
            <text:p>189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05" table:style-name="ce2">
            <text:p>280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359" table:style-name="ce2">
            <text:p>3359</text:p>
          </table:table-cell>
          <table:table-cell office:value-type="float" office:value="76" table:style-name="ce2">
            <text:p>76</text:p>
          </table:table-cell>
          <table:table-cell office:value-type="float" office:value="1105" table:style-name="ce2">
            <text:p>1105</text:p>
          </table:table-cell>
          <table:table-cell office:value-type="string" table:style-name="ce2">
            <text:p>1400002C0000000000000000000000000000000000BD0333076B1E1E0AF5000102750275000A0D1F004C045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68" table:style-name="ce6">
            <text:p>1368</text:p>
          </table:table-cell>
          <table:table-cell office:value-type="float" office:value="1368" table:style-name="ce6">
            <text:p>1368</text:p>
          </table:table-cell>
          <table:table-cell office:value-type="float" office:value="1" table:style-name="ce6">
            <text:p>1</text:p>
          </table:table-cell>
          <table:table-cell office:value-type="float" office:value="54" table:style-name="ce6">
            <text:p>5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0 23:46:0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11117" table:style-name="ce2">
            <text:p>1111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01:42:02</text:p>
          </table:table-cell>
          <table:table-cell office:value-type="string" table:style-name="ce2">
            <text:p>2020 MAY 21 02:44:43</text:p>
          </table:table-cell>
          <table:table-cell office:value-type="string" table:style-name="ce2">
            <text:p>2020 MAY 21 01:42:12</text:p>
          </table:table-cell>
          <table:table-cell office:value-type="string" table:style-name="ce2">
            <text:p>2020 MAY 21 02:35:12</text:p>
          </table:table-cell>
          <table:table-cell office:value-type="string" table:style-name="ce2">
            <text:p>2020 MAY 21 01:42:12</text:p>
          </table:table-cell>
          <table:table-cell office:value-type="string" table:style-name="ce2">
            <text:p>2020 MAY 21 02:44:42</text:p>
          </table:table-cell>
          <table:table-cell office:value-type="float" office:value="65.445099999999996" table:style-name="ce2">
            <text:p>65,4451</text:p>
          </table:table-cell>
          <table:table-cell office:value-type="float" office:value="98.785300000000007" table:style-name="ce2">
            <text:p>98,7853</text:p>
          </table:table-cell>
          <table:table-cell office:value-type="float" office:value="6.7282999999999999" table:style-name="ce2">
            <text:p>6,7283</text:p>
          </table:table-cell>
          <table:table-cell office:value-type="float" office:value="94.925799999999995" table:style-name="ce2">
            <text:p>94,9258</text:p>
          </table:table-cell>
          <table:table-cell office:value-type="float" office:value="94.925799999999995" table:style-name="ce2">
            <text:p>94,9258</text:p>
          </table:table-cell>
          <table:table-cell office:value-type="float" office:value="1.5922999999999999E-14" table:style-name="ce2">
            <text:p>1,5923E-14</text:p>
          </table:table-cell>
          <table:table-cell office:value-type="float" office:value="-55.3718" table:style-name="ce2">
            <text:p>-55,3718</text:p>
          </table:table-cell>
          <table:table-cell office:value-type="float" office:value="-82.922899999999998" table:style-name="ce2">
            <text:p>-82,9229</text:p>
          </table:table-cell>
          <table:table-cell office:value-type="float" office:value="19.6311" table:style-name="ce2">
            <text:p>19,6311</text:p>
          </table:table-cell>
          <table:table-cell office:value-type="float" office:value="94.716399999999993" table:style-name="ce2">
            <text:p>94,7164</text:p>
          </table:table-cell>
          <table:table-cell office:value-type="float" office:value="94.716399999999993" table:style-name="ce2">
            <text:p>94,7164</text:p>
          </table:table-cell>
          <table:table-cell office:value-type="float" office:value="8.9960000000000002E-15" table:style-name="ce2">
            <text:p>8,996E-15</text:p>
          </table:table-cell>
          <table:table-cell office:value-type="float" office:value="35.820799999999998" table:style-name="ce2">
            <text:p>35,8208</text:p>
          </table:table-cell>
          <table:table-cell office:value-type="float" office:value="204.7723" table:style-name="ce2">
            <text:p>204,7723</text:p>
          </table:table-cell>
          <table:table-cell office:value-type="float" office:value="17.998699999999999" table:style-name="ce2">
            <text:p>17,9987</text:p>
          </table:table-cell>
          <table:table-cell office:value-type="float" office:value="569.02409999999998" table:style-name="ce2">
            <text:p>569,0241</text:p>
          </table:table-cell>
          <table:table-cell office:value-type="float" office:value="585.29150000000004" table:style-name="ce2">
            <text:p>585,29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15" table:style-name="ce2">
            <text:p>191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180" table:style-name="ce2">
            <text:p>31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0" table:style-name="ce2">
            <text:p>3750</text:p>
          </table:table-cell>
          <table:table-cell office:value-type="float" office:value="76" table:style-name="ce2">
            <text:p>76</text:p>
          </table:table-cell>
          <table:table-cell office:value-type="float" office:value="1019" table:style-name="ce2">
            <text:p>1019</text:p>
          </table:table-cell>
          <table:table-cell office:value-type="string" table:style-name="ce2">
            <text:p>1400002C00000000000000000000000000000000000A0280077B1E1E0C6C000102750275000A0EA6004C03F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55" table:style-name="ce6">
            <text:p>5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1 01:44:0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11118" table:style-name="ce2">
            <text:p>1111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03:39:59</text:p>
          </table:table-cell>
          <table:table-cell office:value-type="string" table:style-name="ce2">
            <text:p>2020 MAY 21 04:36:0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03:40:09</text:p>
          </table:table-cell>
          <table:table-cell office:value-type="string" table:style-name="ce2">
            <text:p>2020 MAY 21 04:36:04</text:p>
          </table:table-cell>
          <table:table-cell office:value-type="float" office:value="65.392300000000006" table:style-name="ce2">
            <text:p>65,3923</text:p>
          </table:table-cell>
          <table:table-cell office:value-type="float" office:value="70.084699999999998" table:style-name="ce2">
            <text:p>70,0847</text:p>
          </table:table-cell>
          <table:table-cell office:value-type="float" office:value="6.7281000000000004" table:style-name="ce2">
            <text:p>6,7281</text:p>
          </table:table-cell>
          <table:table-cell office:value-type="float" office:value="94.9328" table:style-name="ce2">
            <text:p>94,9328</text:p>
          </table:table-cell>
          <table:table-cell office:value-type="float" office:value="94.9328" table:style-name="ce2">
            <text:p>94,9328</text:p>
          </table:table-cell>
          <table:table-cell office:value-type="float" office:value="2.2036000000000001E-14" table:style-name="ce2">
            <text:p>2,2036E-14</text:p>
          </table:table-cell>
          <table:table-cell office:value-type="float" office:value="-71.037800000000004" table:style-name="ce2">
            <text:p>-71,0378</text:p>
          </table:table-cell>
          <table:table-cell office:value-type="float" office:value="-139.96449999999999" table:style-name="ce2">
            <text:p>-139,9645</text:p>
          </table:table-cell>
          <table:table-cell office:value-type="float" office:value="17.634399999999999" table:style-name="ce2">
            <text:p>17,6344</text:p>
          </table:table-cell>
          <table:table-cell office:value-type="float" office:value="78.487399999999994" table:style-name="ce2">
            <text:p>78,4874</text:p>
          </table:table-cell>
          <table:table-cell office:value-type="float" office:value="78.487399999999994" table:style-name="ce2">
            <text:p>78,4874</text:p>
          </table:table-cell>
          <table:table-cell office:value-type="float" office:value="1.0183E-14" table:style-name="ce2">
            <text:p>1,0183E-14</text:p>
          </table:table-cell>
          <table:table-cell office:value-type="float" office:value="36.068399999999997" table:style-name="ce2">
            <text:p>36,0684</text:p>
          </table:table-cell>
          <table:table-cell office:value-type="float" office:value="204.82159999999999" table:style-name="ce2">
            <text:p>204,8216</text:p>
          </table:table-cell>
          <table:table-cell office:value-type="string" table:style-name="ce2">
            <text:p>N/A</text:p>
          </table:table-cell>
          <table:table-cell office:value-type="float" office:value="509.09230000000002" table:style-name="ce2">
            <text:p>509,0923</text:p>
          </table:table-cell>
          <table:table-cell office:value-type="float" office:value="509.09230000000002" table:style-name="ce2">
            <text:p>509,09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55" table:style-name="ce2">
            <text:p>3355</text:p>
          </table:table-cell>
          <table:table-cell office:value-type="float" office:value="76" table:style-name="ce2">
            <text:p>76</text:p>
          </table:table-cell>
          <table:table-cell office:value-type="float" office:value="190" table:style-name="ce2">
            <text:p>190</text:p>
          </table:table-cell>
          <table:table-cell office:value-type="string" table:style-name="ce2">
            <text:p>1400002C0000000000000000000000000000000000000000000000000000000000000000000A0D1B004C00B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1 03:41:5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11119" table:style-name="ce2">
            <text:p>1111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05:37:54</text:p>
          </table:table-cell>
          <table:table-cell office:value-type="string" table:style-name="ce2">
            <text:p>2020 MAY 21 06:40:33</text:p>
          </table:table-cell>
          <table:table-cell office:value-type="string" table:style-name="ce2">
            <text:p>2020 MAY 21 05:38:04</text:p>
          </table:table-cell>
          <table:table-cell office:value-type="string" table:style-name="ce2">
            <text:p>2020 MAY 21 06:31:04</text:p>
          </table:table-cell>
          <table:table-cell office:value-type="string" table:style-name="ce2">
            <text:p>2020 MAY 21 05:38:04</text:p>
          </table:table-cell>
          <table:table-cell office:value-type="string" table:style-name="ce2">
            <text:p>2020 MAY 21 06:40:32</text:p>
          </table:table-cell>
          <table:table-cell office:value-type="float" office:value="65.3001" table:style-name="ce2">
            <text:p>65,3001</text:p>
          </table:table-cell>
          <table:table-cell office:value-type="float" office:value="41.433900000000001" table:style-name="ce2">
            <text:p>41,4339</text:p>
          </table:table-cell>
          <table:table-cell office:value-type="float" office:value="6.7302999999999997" table:style-name="ce2">
            <text:p>6,7303</text:p>
          </table:table-cell>
          <table:table-cell office:value-type="float" office:value="94.913499999999999" table:style-name="ce2">
            <text:p>94,9135</text:p>
          </table:table-cell>
          <table:table-cell office:value-type="float" office:value="94.913499999999999" table:style-name="ce2">
            <text:p>94,9135</text:p>
          </table:table-cell>
          <table:table-cell office:value-type="float" office:value="1.4575E-14" table:style-name="ce2">
            <text:p>1,4575E-14</text:p>
          </table:table-cell>
          <table:table-cell office:value-type="float" office:value="-55.150300000000001" table:style-name="ce2">
            <text:p>-55,1503</text:p>
          </table:table-cell>
          <table:table-cell office:value-type="float" office:value="-140.50569999999999" table:style-name="ce2">
            <text:p>-140,5057</text:p>
          </table:table-cell>
          <table:table-cell office:value-type="float" office:value="19.6172" table:style-name="ce2">
            <text:p>19,6172</text:p>
          </table:table-cell>
          <table:table-cell office:value-type="float" office:value="94.673900000000003" table:style-name="ce2">
            <text:p>94,6739</text:p>
          </table:table-cell>
          <table:table-cell office:value-type="float" office:value="94.673900000000003" table:style-name="ce2">
            <text:p>94,6739</text:p>
          </table:table-cell>
          <table:table-cell office:value-type="float" office:value="1.8546000000000001E-14" table:style-name="ce2">
            <text:p>1,8546E-14</text:p>
          </table:table-cell>
          <table:table-cell office:value-type="float" office:value="36.296900000000001" table:style-name="ce2">
            <text:p>36,2969</text:p>
          </table:table-cell>
          <table:table-cell office:value-type="float" office:value="204.87090000000001" table:style-name="ce2">
            <text:p>204,8709</text:p>
          </table:table-cell>
          <table:table-cell office:value-type="float" office:value="17.998699999999999" table:style-name="ce2">
            <text:p>17,9987</text:p>
          </table:table-cell>
          <table:table-cell office:value-type="float" office:value="568.72059999999999" table:style-name="ce2">
            <text:p>568,7206</text:p>
          </table:table-cell>
          <table:table-cell office:value-type="float" office:value="584.98800000000006" table:style-name="ce2">
            <text:p>584,9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15" table:style-name="ce2">
            <text:p>191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180" table:style-name="ce2">
            <text:p>31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8" table:style-name="ce2">
            <text:p>3748</text:p>
          </table:table-cell>
          <table:table-cell office:value-type="float" office:value="76" table:style-name="ce2">
            <text:p>76</text:p>
          </table:table-cell>
          <table:table-cell office:value-type="float" office:value="1017" table:style-name="ce2">
            <text:p>1017</text:p>
          </table:table-cell>
          <table:table-cell office:value-type="string" table:style-name="ce2">
            <text:p>1400002C00000000000000000000000000000000000A0280077B1E1E0C6C000102750275000A0EA4004C03F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44" table:style-name="ce6">
            <text:p>944</text:p>
          </table:table-cell>
          <table:table-cell office:value-type="float" office:value="944" table:style-name="ce6">
            <text:p>944</text:p>
          </table:table-cell>
          <table:table-cell office:value-type="float" office:value="1" table:style-name="ce6">
            <text:p>1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1 05:39:5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11120" table:style-name="ce2">
            <text:p>111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07:25:49</text:p>
          </table:table-cell>
          <table:table-cell office:value-type="string" table:style-name="ce2">
            <text:p>2020 MAY 21 08:38:29</text:p>
          </table:table-cell>
          <table:table-cell office:value-type="string" table:style-name="ce2">
            <text:p>2020 MAY 21 07:25:59</text:p>
          </table:table-cell>
          <table:table-cell office:value-type="string" table:style-name="ce2">
            <text:p>2020 MAY 21 08:38:14</text:p>
          </table:table-cell>
          <table:table-cell office:value-type="string" table:style-name="ce2">
            <text:p>2020 MAY 21 07:25:59</text:p>
          </table:table-cell>
          <table:table-cell office:value-type="string" table:style-name="ce2">
            <text:p>2020 MAY 21 08:38:28</text:p>
          </table:table-cell>
          <table:table-cell office:value-type="float" office:value="71.487399999999994" table:style-name="ce2">
            <text:p>71,4874</text:p>
          </table:table-cell>
          <table:table-cell office:value-type="float" office:value="-73.020499999999998" table:style-name="ce2">
            <text:p>-73,0205</text:p>
          </table:table-cell>
          <table:table-cell office:value-type="float" office:value="0.85028000000000004" table:style-name="ce2">
            <text:p>0,85028</text:p>
          </table:table-cell>
          <table:table-cell office:value-type="float" office:value="118.1455" table:style-name="ce2">
            <text:p>118,1455</text:p>
          </table:table-cell>
          <table:table-cell office:value-type="float" office:value="118.1455" table:style-name="ce2">
            <text:p>118,1455</text:p>
          </table:table-cell>
          <table:table-cell office:value-type="float" office:value="3.2784000000000002E-15" table:style-name="ce2">
            <text:p>3,2784E-15</text:p>
          </table:table-cell>
          <table:table-cell office:value-type="float" office:value="-54.976300000000002" table:style-name="ce2">
            <text:p>-54,9763</text:p>
          </table:table-cell>
          <table:table-cell office:value-type="float" office:value="-169.37379999999999" table:style-name="ce2">
            <text:p>-169,3738</text:p>
          </table:table-cell>
          <table:table-cell office:value-type="float" office:value="19.6053" table:style-name="ce2">
            <text:p>19,6053</text:p>
          </table:table-cell>
          <table:table-cell office:value-type="float" office:value="94.642300000000006" table:style-name="ce2">
            <text:p>94,6423</text:p>
          </table:table-cell>
          <table:table-cell office:value-type="float" office:value="94.642300000000006" table:style-name="ce2">
            <text:p>94,6423</text:p>
          </table:table-cell>
          <table:table-cell office:value-type="float" office:value="1.9362999999999999E-14" table:style-name="ce2">
            <text:p>1,9363E-14</text:p>
          </table:table-cell>
          <table:table-cell office:value-type="float" office:value="36.470100000000002" table:style-name="ce2">
            <text:p>36,4701</text:p>
          </table:table-cell>
          <table:table-cell office:value-type="float" office:value="204.916" table:style-name="ce2">
            <text:p>204,916</text:p>
          </table:table-cell>
          <table:table-cell office:value-type="float" office:value="25.8748" table:style-name="ce2">
            <text:p>25,8748</text:p>
          </table:table-cell>
          <table:table-cell office:value-type="float" office:value="659.9162" table:style-name="ce2">
            <text:p>659,9162</text:p>
          </table:table-cell>
          <table:table-cell office:value-type="float" office:value="683.42899999999997" table:style-name="ce2">
            <text:p>683,4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49" table:style-name="ce2">
            <text:p>4349</text:p>
          </table:table-cell>
          <table:table-cell office:value-type="float" office:value="76" table:style-name="ce2">
            <text:p>76</text:p>
          </table:table-cell>
          <table:table-cell office:value-type="float" office:value="1303" table:style-name="ce2">
            <text:p>1303</text:p>
          </table:table-cell>
          <table:table-cell office:value-type="string" table:style-name="ce2">
            <text:p>1400002C00000000000000000000000000000000000A028009B51E1E10EF000102750275000A10FD004C0517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1 07:37:4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11121" table:style-name="ce2">
            <text:p>1112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09:23:48</text:p>
          </table:table-cell>
          <table:table-cell office:value-type="string" table:style-name="ce2">
            <text:p>2020 MAY 21 10:30:01</text:p>
          </table:table-cell>
          <table:table-cell office:value-type="string" table:style-name="ce2">
            <text:p>2020 MAY 21 09:23:58</text:p>
          </table:table-cell>
          <table:table-cell office:value-type="string" table:style-name="ce2">
            <text:p>2020 MAY 21 10:29:58</text:p>
          </table:table-cell>
          <table:table-cell office:value-type="string" table:style-name="ce2">
            <text:p>2020 MAY 21 09:23:58</text:p>
          </table:table-cell>
          <table:table-cell office:value-type="string" table:style-name="ce2">
            <text:p>2020 MAY 21 10:30:00</text:p>
          </table:table-cell>
          <table:table-cell office:value-type="float" office:value="71.577399999999997" table:style-name="ce2">
            <text:p>71,5774</text:p>
          </table:table-cell>
          <table:table-cell office:value-type="float" office:value="-101.2514" table:style-name="ce2">
            <text:p>-101,2514</text:p>
          </table:table-cell>
          <table:table-cell office:value-type="float" office:value="0.88193999999999995" table:style-name="ce2">
            <text:p>0,88194</text:p>
          </table:table-cell>
          <table:table-cell office:value-type="float" office:value="118.04130000000001" table:style-name="ce2">
            <text:p>118,0413</text:p>
          </table:table-cell>
          <table:table-cell office:value-type="float" office:value="118.04130000000001" table:style-name="ce2">
            <text:p>118,0413</text:p>
          </table:table-cell>
          <table:table-cell office:value-type="float" office:value="1.9082999999999999E-14" table:style-name="ce2">
            <text:p>1,9083E-14</text:p>
          </table:table-cell>
          <table:table-cell office:value-type="float" office:value="-70.4739" table:style-name="ce2">
            <text:p>-70,4739</text:p>
          </table:table-cell>
          <table:table-cell office:value-type="float" office:value="135.08240000000001" table:style-name="ce2">
            <text:p>135,0824</text:p>
          </table:table-cell>
          <table:table-cell office:value-type="float" office:value="17.711400000000001" table:style-name="ce2">
            <text:p>17,7114</text:p>
          </table:table-cell>
          <table:table-cell office:value-type="float" office:value="78.796599999999998" table:style-name="ce2">
            <text:p>78,7966</text:p>
          </table:table-cell>
          <table:table-cell office:value-type="float" office:value="78.796599999999998" table:style-name="ce2">
            <text:p>78,7966</text:p>
          </table:table-cell>
          <table:table-cell office:value-type="float" office:value="1.1577E-14" table:style-name="ce2">
            <text:p>1,1577E-14</text:p>
          </table:table-cell>
          <table:table-cell office:value-type="float" office:value="36.677700000000002" table:style-name="ce2">
            <text:p>36,6777</text:p>
          </table:table-cell>
          <table:table-cell office:value-type="float" office:value="204.96530000000001" table:style-name="ce2">
            <text:p>204,9653</text:p>
          </table:table-cell>
          <table:table-cell office:value-type="float" office:value="23.317599999999999" table:style-name="ce2">
            <text:p>23,3176</text:p>
          </table:table-cell>
          <table:table-cell office:value-type="float" office:value="601.19290000000001" table:style-name="ce2">
            <text:p>601,1929</text:p>
          </table:table-cell>
          <table:table-cell office:value-type="float" office:value="622.35329999999999" table:style-name="ce2">
            <text:p>622,35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305" table:style-name="ce2">
            <text:p>230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960" table:style-name="ce2">
            <text:p>396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962" table:style-name="ce2">
            <text:p>3962</text:p>
          </table:table-cell>
          <table:table-cell office:value-type="float" office:value="76" table:style-name="ce2">
            <text:p>76</text:p>
          </table:table-cell>
          <table:table-cell office:value-type="float" office:value="871" table:style-name="ce2">
            <text:p>871</text:p>
          </table:table-cell>
          <table:table-cell office:value-type="string" table:style-name="ce2">
            <text:p>1400002C00000000000000000000000000000000000A028009011E1E0F78000102750275000A0F7A004C0367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893" table:style-name="ce6">
            <text:p>1893</text:p>
          </table:table-cell>
          <table:table-cell office:value-type="float" office:value="1893" table:style-name="ce6">
            <text:p>1893</text:p>
          </table:table-cell>
          <table:table-cell office:value-type="float" office:value="1" table:style-name="ce6">
            <text:p>1</text:p>
          </table:table-cell>
          <table:table-cell office:value-type="float" office:value="59" table:style-name="ce6">
            <text:p>5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1 09:35:4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11122" table:style-name="ce2">
            <text:p>1112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11:31:48</text:p>
          </table:table-cell>
          <table:table-cell office:value-type="string" table:style-name="ce2">
            <text:p>2020 MAY 21 12:34:31</text:p>
          </table:table-cell>
          <table:table-cell office:value-type="string" table:style-name="ce2">
            <text:p>2020 MAY 21 11:31:58</text:p>
          </table:table-cell>
          <table:table-cell office:value-type="string" table:style-name="ce2">
            <text:p>2020 MAY 21 12:24:58</text:p>
          </table:table-cell>
          <table:table-cell office:value-type="string" table:style-name="ce2">
            <text:p>2020 MAY 21 11:31:58</text:p>
          </table:table-cell>
          <table:table-cell office:value-type="string" table:style-name="ce2">
            <text:p>2020 MAY 21 12:34:30</text:p>
          </table:table-cell>
          <table:table-cell office:value-type="float" office:value="64.772800000000004" table:style-name="ce2">
            <text:p>64,7728</text:p>
          </table:table-cell>
          <table:table-cell office:value-type="float" office:value="-44.781300000000002" table:style-name="ce2">
            <text:p>-44,7813</text:p>
          </table:table-cell>
          <table:table-cell office:value-type="float" office:value="6.7225000000000001" table:style-name="ce2">
            <text:p>6,7225</text:p>
          </table:table-cell>
          <table:table-cell office:value-type="float" office:value="94.885599999999997" table:style-name="ce2">
            <text:p>94,8856</text:p>
          </table:table-cell>
          <table:table-cell office:value-type="float" office:value="94.885599999999997" table:style-name="ce2">
            <text:p>94,8856</text:p>
          </table:table-cell>
          <table:table-cell office:value-type="float" office:value="2.7909000000000001E-14" table:style-name="ce2">
            <text:p>2,7909E-14</text:p>
          </table:table-cell>
          <table:table-cell office:value-type="float" office:value="-54.553199999999997" table:style-name="ce2">
            <text:p>-54,5532</text:p>
          </table:table-cell>
          <table:table-cell office:value-type="float" office:value="132.90190000000001" table:style-name="ce2">
            <text:p>132,9019</text:p>
          </table:table-cell>
          <table:table-cell office:value-type="float" office:value="19.5853" table:style-name="ce2">
            <text:p>19,5853</text:p>
          </table:table-cell>
          <table:table-cell office:value-type="float" office:value="94.6357" table:style-name="ce2">
            <text:p>94,6357</text:p>
          </table:table-cell>
          <table:table-cell office:value-type="float" office:value="94.6357" table:style-name="ce2">
            <text:p>94,6357</text:p>
          </table:table-cell>
          <table:table-cell office:value-type="float" office:value="2.3371999999999999E-14" table:style-name="ce2">
            <text:p>2,3372E-14</text:p>
          </table:table-cell>
          <table:table-cell office:value-type="float" office:value="36.930300000000003" table:style-name="ce2">
            <text:p>36,9303</text:p>
          </table:table-cell>
          <table:table-cell office:value-type="float" office:value="205.0188" table:style-name="ce2">
            <text:p>205,0188</text:p>
          </table:table-cell>
          <table:table-cell office:value-type="float" office:value="17.998699999999999" table:style-name="ce2">
            <text:p>17,9987</text:p>
          </table:table-cell>
          <table:table-cell office:value-type="float" office:value="569.32759999999996" table:style-name="ce2">
            <text:p>569,3276</text:p>
          </table:table-cell>
          <table:table-cell office:value-type="float" office:value="585.59500000000003" table:style-name="ce2">
            <text:p>585,5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15" table:style-name="ce2">
            <text:p>191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180" table:style-name="ce2">
            <text:p>31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2" table:style-name="ce2">
            <text:p>3752</text:p>
          </table:table-cell>
          <table:table-cell office:value-type="float" office:value="76" table:style-name="ce2">
            <text:p>76</text:p>
          </table:table-cell>
          <table:table-cell office:value-type="float" office:value="1021" table:style-name="ce2">
            <text:p>1021</text:p>
          </table:table-cell>
          <table:table-cell office:value-type="string" table:style-name="ce2">
            <text:p>1400002C00000000000000000000000000000000000A0280077B1E1E0C6C000102750275000A0EA8004C03F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1 11:33:4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11123" table:style-name="ce2">
            <text:p>1112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13:29:48</text:p>
          </table:table-cell>
          <table:table-cell office:value-type="string" table:style-name="ce2">
            <text:p>2020 MAY 21 14:26:0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13:29:58</text:p>
          </table:table-cell>
          <table:table-cell office:value-type="string" table:style-name="ce2">
            <text:p>2020 MAY 21 14:26:02</text:p>
          </table:table-cell>
          <table:table-cell office:value-type="float" office:value="64.639300000000006" table:style-name="ce2">
            <text:p>64,6393</text:p>
          </table:table-cell>
          <table:table-cell office:value-type="float" office:value="-73.476900000000001" table:style-name="ce2">
            <text:p>-73,4769</text:p>
          </table:table-cell>
          <table:table-cell office:value-type="float" office:value="6.7233000000000001" table:style-name="ce2">
            <text:p>6,7233</text:p>
          </table:table-cell>
          <table:table-cell office:value-type="float" office:value="94.865899999999996" table:style-name="ce2">
            <text:p>94,8659</text:p>
          </table:table-cell>
          <table:table-cell office:value-type="float" office:value="94.865899999999996" table:style-name="ce2">
            <text:p>94,8659</text:p>
          </table:table-cell>
          <table:table-cell office:value-type="float" office:value="1.2006E-14" table:style-name="ce2">
            <text:p>1,2006E-14</text:p>
          </table:table-cell>
          <table:table-cell office:value-type="float" office:value="-70.274500000000003" table:style-name="ce2">
            <text:p>-70,2745</text:p>
          </table:table-cell>
          <table:table-cell office:value-type="float" office:value="77.998500000000007" table:style-name="ce2">
            <text:p>77,9985</text:p>
          </table:table-cell>
          <table:table-cell office:value-type="float" office:value="17.733899999999998" table:style-name="ce2">
            <text:p>17,7339</text:p>
          </table:table-cell>
          <table:table-cell office:value-type="float" office:value="78.871399999999994" table:style-name="ce2">
            <text:p>78,8714</text:p>
          </table:table-cell>
          <table:table-cell office:value-type="float" office:value="78.871399999999994" table:style-name="ce2">
            <text:p>78,8714</text:p>
          </table:table-cell>
          <table:table-cell office:value-type="float" office:value="7.7906999999999994E-15" table:style-name="ce2">
            <text:p>7,7907E-15</text:p>
          </table:table-cell>
          <table:table-cell office:value-type="float" office:value="37.158799999999999" table:style-name="ce2">
            <text:p>37,1588</text:p>
          </table:table-cell>
          <table:table-cell office:value-type="float" office:value="205.06809999999999" table:style-name="ce2">
            <text:p>205,0681</text:p>
          </table:table-cell>
          <table:table-cell office:value-type="string" table:style-name="ce2">
            <text:p>N/A</text:p>
          </table:table-cell>
          <table:table-cell office:value-type="float" office:value="510.45800000000003" table:style-name="ce2">
            <text:p>510,458</text:p>
          </table:table-cell>
          <table:table-cell office:value-type="float" office:value="510.45800000000003" table:style-name="ce2">
            <text:p>510,4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64" table:style-name="ce2">
            <text:p>3364</text:p>
          </table:table-cell>
          <table:table-cell office:value-type="float" office:value="76" table:style-name="ce2">
            <text:p>76</text:p>
          </table:table-cell>
          <table:table-cell office:value-type="float" office:value="199" table:style-name="ce2">
            <text:p>199</text:p>
          </table:table-cell>
          <table:table-cell office:value-type="string" table:style-name="ce2">
            <text:p>1400002C0000000000000000000000000000000000000000000000000000000000000000000A0D24004C00C7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61" table:style-name="ce6">
            <text:p>6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1 13:31:4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11124" table:style-name="ce2">
            <text:p>1112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15:27:46</text:p>
          </table:table-cell>
          <table:table-cell office:value-type="string" table:style-name="ce2">
            <text:p>2020 MAY 21 16:30:28</text:p>
          </table:table-cell>
          <table:table-cell office:value-type="string" table:style-name="ce2">
            <text:p>2020 MAY 21 15:27:56</text:p>
          </table:table-cell>
          <table:table-cell office:value-type="string" table:style-name="ce2">
            <text:p>2020 MAY 21 16:20:41</text:p>
          </table:table-cell>
          <table:table-cell office:value-type="string" table:style-name="ce2">
            <text:p>2020 MAY 21 15:27:56</text:p>
          </table:table-cell>
          <table:table-cell office:value-type="string" table:style-name="ce2">
            <text:p>2020 MAY 21 16:30:27</text:p>
          </table:table-cell>
          <table:table-cell office:value-type="float" office:value="64.546099999999996" table:style-name="ce2">
            <text:p>64,5461</text:p>
          </table:table-cell>
          <table:table-cell office:value-type="float" office:value="-102.1647" table:style-name="ce2">
            <text:p>-102,1647</text:p>
          </table:table-cell>
          <table:table-cell office:value-type="float" office:value="6.7241999999999997" table:style-name="ce2">
            <text:p>6,7242</text:p>
          </table:table-cell>
          <table:table-cell office:value-type="float" office:value="94.855999999999995" table:style-name="ce2">
            <text:p>94,856</text:p>
          </table:table-cell>
          <table:table-cell office:value-type="float" office:value="94.855999999999995" table:style-name="ce2">
            <text:p>94,856</text:p>
          </table:table-cell>
          <table:table-cell office:value-type="float" office:value="1.2420000000000001E-14" table:style-name="ce2">
            <text:p>1,242E-14</text:p>
          </table:table-cell>
          <table:table-cell office:value-type="float" office:value="-54.3399" table:style-name="ce2">
            <text:p>-54,3399</text:p>
          </table:table-cell>
          <table:table-cell office:value-type="float" office:value="75.309299999999993" table:style-name="ce2">
            <text:p>75,3093</text:p>
          </table:table-cell>
          <table:table-cell office:value-type="float" office:value="19.572800000000001" table:style-name="ce2">
            <text:p>19,5728</text:p>
          </table:table-cell>
          <table:table-cell office:value-type="float" office:value="94.594999999999999" table:style-name="ce2">
            <text:p>94,595</text:p>
          </table:table-cell>
          <table:table-cell office:value-type="float" office:value="94.594999999999999" table:style-name="ce2">
            <text:p>94,595</text:p>
          </table:table-cell>
          <table:table-cell office:value-type="float" office:value="2.3425999999999998E-14" table:style-name="ce2">
            <text:p>2,3426E-14</text:p>
          </table:table-cell>
          <table:table-cell office:value-type="float" office:value="37.395699999999998" table:style-name="ce2">
            <text:p>37,3957</text:p>
          </table:table-cell>
          <table:table-cell office:value-type="float" office:value="205.1174" table:style-name="ce2">
            <text:p>205,1174</text:p>
          </table:table-cell>
          <table:table-cell office:value-type="float" office:value="17.8964" table:style-name="ce2">
            <text:p>17,8964</text:p>
          </table:table-cell>
          <table:table-cell office:value-type="float" office:value="569.17579999999998" table:style-name="ce2">
            <text:p>569,1758</text:p>
          </table:table-cell>
          <table:table-cell office:value-type="float" office:value="585.34910000000002" table:style-name="ce2">
            <text:p>585,34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00" table:style-name="ce2">
            <text:p>19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165" table:style-name="ce2">
            <text:p>31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1" table:style-name="ce2">
            <text:p>3751</text:p>
          </table:table-cell>
          <table:table-cell office:value-type="float" office:value="76" table:style-name="ce2">
            <text:p>76</text:p>
          </table:table-cell>
          <table:table-cell office:value-type="float" office:value="990" table:style-name="ce2">
            <text:p>990</text:p>
          </table:table-cell>
          <table:table-cell office:value-type="string" table:style-name="ce2">
            <text:p>1400002C00000000000000000000000000000000000A0280076C1E1E0C5D000102750275000A0EA7004C03DE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44" table:style-name="ce6">
            <text:p>944</text:p>
          </table:table-cell>
          <table:table-cell office:value-type="float" office:value="944" table:style-name="ce6">
            <text:p>944</text:p>
          </table:table-cell>
          <table:table-cell office:value-type="float" office:value="1" table:style-name="ce6">
            <text:p>1</text:p>
          </table:table-cell>
          <table:table-cell office:value-type="float" office:value="62" table:style-name="ce6">
            <text:p>6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1 15:29:4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11125" table:style-name="ce2">
            <text:p>111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17:25:42</text:p>
          </table:table-cell>
          <table:table-cell office:value-type="string" table:style-name="ce2">
            <text:p>2020 MAY 21 18:28: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17:25:52</text:p>
          </table:table-cell>
          <table:table-cell office:value-type="string" table:style-name="ce2">
            <text:p>2020 MAY 21 18:28:21</text:p>
          </table:table-cell>
          <table:table-cell office:value-type="float" office:value="64.452299999999994" table:style-name="ce2">
            <text:p>64,4523</text:p>
          </table:table-cell>
          <table:table-cell office:value-type="float" office:value="-130.83240000000001" table:style-name="ce2">
            <text:p>-130,8324</text:p>
          </table:table-cell>
          <table:table-cell office:value-type="float" office:value="6.7257999999999996" table:style-name="ce2">
            <text:p>6,7258</text:p>
          </table:table-cell>
          <table:table-cell office:value-type="float" office:value="94.840900000000005" table:style-name="ce2">
            <text:p>94,8409</text:p>
          </table:table-cell>
          <table:table-cell office:value-type="float" office:value="94.840900000000005" table:style-name="ce2">
            <text:p>94,8409</text:p>
          </table:table-cell>
          <table:table-cell office:value-type="float" office:value="1.9082999999999999E-14" table:style-name="ce2">
            <text:p>1,9083E-14</text:p>
          </table:table-cell>
          <table:table-cell office:value-type="float" office:value="-54.197299999999998" table:style-name="ce2">
            <text:p>-54,1973</text:p>
          </table:table-cell>
          <table:table-cell office:value-type="float" office:value="46.525599999999997" table:style-name="ce2">
            <text:p>46,5256</text:p>
          </table:table-cell>
          <table:table-cell office:value-type="float" office:value="19.565799999999999" table:style-name="ce2">
            <text:p>19,5658</text:p>
          </table:table-cell>
          <table:table-cell office:value-type="float" office:value="94.586500000000001" table:style-name="ce2">
            <text:p>94,5865</text:p>
          </table:table-cell>
          <table:table-cell office:value-type="float" office:value="94.586500000000001" table:style-name="ce2">
            <text:p>94,5865</text:p>
          </table:table-cell>
          <table:table-cell office:value-type="float" office:value="4.3143000000000002E-14" table:style-name="ce2">
            <text:p>4,3143E-14</text:p>
          </table:table-cell>
          <table:table-cell office:value-type="float" office:value="37.635399999999997" table:style-name="ce2">
            <text:p>37,6354</text:p>
          </table:table-cell>
          <table:table-cell office:value-type="float" office:value="205.16679999999999" table:style-name="ce2">
            <text:p>205,1668</text:p>
          </table:table-cell>
          <table:table-cell office:value-type="string" table:style-name="ce2">
            <text:p>N/A</text:p>
          </table:table-cell>
          <table:table-cell office:value-type="float" office:value="568.87779999999998" table:style-name="ce2">
            <text:p>568,8778</text:p>
          </table:table-cell>
          <table:table-cell office:value-type="float" office:value="568.87779999999998" table:style-name="ce2">
            <text:p>568,87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49" table:style-name="ce2">
            <text:p>3749</text:p>
          </table:table-cell>
          <table:table-cell office:value-type="float" office:value="76" table:style-name="ce2">
            <text:p>76</text:p>
          </table:table-cell>
          <table:table-cell office:value-type="float" office:value="329" table:style-name="ce2">
            <text:p>329</text:p>
          </table:table-cell>
          <table:table-cell office:value-type="string" table:style-name="ce2">
            <text:p>1400002C0000000000000000000000000000000000000000000000000000000000000000000A0EA5004C014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63" table:style-name="ce6">
            <text:p>6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1 17:27:4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11126" table:style-name="ce2">
            <text:p>1112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19:13:37</text:p>
          </table:table-cell>
          <table:table-cell office:value-type="string" table:style-name="ce2">
            <text:p>2020 MAY 21 20:19:52</text:p>
          </table:table-cell>
          <table:table-cell office:value-type="string" table:style-name="ce2">
            <text:p>2020 MAY 21 19:13:47</text:p>
          </table:table-cell>
          <table:table-cell office:value-type="string" table:style-name="ce2">
            <text:p>2020 MAY 21 20:19:47</text:p>
          </table:table-cell>
          <table:table-cell office:value-type="string" table:style-name="ce2">
            <text:p>2020 MAY 21 19:13:47</text:p>
          </table:table-cell>
          <table:table-cell office:value-type="string" table:style-name="ce2">
            <text:p>2020 MAY 21 20:19:51</text:p>
          </table:table-cell>
          <table:table-cell office:value-type="float" office:value="72.077500000000001" table:style-name="ce2">
            <text:p>72,0775</text:p>
          </table:table-cell>
          <table:table-cell office:value-type="float" office:value="116.0513" table:style-name="ce2">
            <text:p>116,0513</text:p>
          </table:table-cell>
          <table:table-cell office:value-type="float" office:value="0.93500000000000005" table:style-name="ce2">
            <text:p>0,935</text:p>
          </table:table-cell>
          <table:table-cell office:value-type="float" office:value="117.59520000000001" table:style-name="ce2">
            <text:p>117,5952</text:p>
          </table:table-cell>
          <table:table-cell office:value-type="float" office:value="117.59520000000001" table:style-name="ce2">
            <text:p>117,5952</text:p>
          </table:table-cell>
          <table:table-cell office:value-type="float" office:value="1.9411999999999999E-14" table:style-name="ce2">
            <text:p>1,9412E-14</text:p>
          </table:table-cell>
          <table:table-cell office:value-type="float" office:value="-69.909099999999995" table:style-name="ce2">
            <text:p>-69,9091</text:p>
          </table:table-cell>
          <table:table-cell office:value-type="float" office:value="-7.3890000000000002" table:style-name="ce2">
            <text:p>-7,389</text:p>
          </table:table-cell>
          <table:table-cell office:value-type="float" office:value="17.78" table:style-name="ce2">
            <text:p>17,78</text:p>
          </table:table-cell>
          <table:table-cell office:value-type="float" office:value="79.050399999999996" table:style-name="ce2">
            <text:p>79,0504</text:p>
          </table:table-cell>
          <table:table-cell office:value-type="float" office:value="79.050399999999996" table:style-name="ce2">
            <text:p>79,0504</text:p>
          </table:table-cell>
          <table:table-cell office:value-type="float" office:value="9.1353999999999993E-15" table:style-name="ce2">
            <text:p>9,1354E-15</text:p>
          </table:table-cell>
          <table:table-cell office:value-type="float" office:value="37.825699999999998" table:style-name="ce2">
            <text:p>37,8257</text:p>
          </table:table-cell>
          <table:table-cell office:value-type="float" office:value="205.21190000000001" table:style-name="ce2">
            <text:p>205,2119</text:p>
          </table:table-cell>
          <table:table-cell office:value-type="float" office:value="23.317599999999999" table:style-name="ce2">
            <text:p>23,3176</text:p>
          </table:table-cell>
          <table:table-cell office:value-type="float" office:value="601.49639999999999" table:style-name="ce2">
            <text:p>601,4964</text:p>
          </table:table-cell>
          <table:table-cell office:value-type="float" office:value="622.65679999999998" table:style-name="ce2">
            <text:p>622,65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305" table:style-name="ce2">
            <text:p>230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960" table:style-name="ce2">
            <text:p>396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964" table:style-name="ce2">
            <text:p>3964</text:p>
          </table:table-cell>
          <table:table-cell office:value-type="float" office:value="76" table:style-name="ce2">
            <text:p>76</text:p>
          </table:table-cell>
          <table:table-cell office:value-type="float" office:value="873" table:style-name="ce2">
            <text:p>873</text:p>
          </table:table-cell>
          <table:table-cell office:value-type="string" table:style-name="ce2">
            <text:p>1400002C00000000000000000000000000000000000A028009011E1E0F78000102750275000A0F7C004C036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420" table:style-name="ce6">
            <text:p>1420</text:p>
          </table:table-cell>
          <table:table-cell office:value-type="float" office:value="1420" table:style-name="ce6">
            <text:p>1420</text:p>
          </table:table-cell>
          <table:table-cell office:value-type="float" office:value="1" table:style-name="ce6">
            <text:p>1</text:p>
          </table:table-cell>
          <table:table-cell office:value-type="float" office:value="64" table:style-name="ce6">
            <text:p>6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1 19:25:3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11127" table:style-name="ce2">
            <text:p>1112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21:21:35</text:p>
          </table:table-cell>
          <table:table-cell office:value-type="string" table:style-name="ce2">
            <text:p>2020 MAY 21 22:24:18</text:p>
          </table:table-cell>
          <table:table-cell office:value-type="string" table:style-name="ce2">
            <text:p>2020 MAY 21 21:21:45</text:p>
          </table:table-cell>
          <table:table-cell office:value-type="string" table:style-name="ce2">
            <text:p>2020 MAY 21 22:14:30</text:p>
          </table:table-cell>
          <table:table-cell office:value-type="string" table:style-name="ce2">
            <text:p>2020 MAY 21 21:21:45</text:p>
          </table:table-cell>
          <table:table-cell office:value-type="string" table:style-name="ce2">
            <text:p>2020 MAY 21 22:24:17</text:p>
          </table:table-cell>
          <table:table-cell office:value-type="float" office:value="64.109800000000007" table:style-name="ce2">
            <text:p>64,1098</text:p>
          </table:table-cell>
          <table:table-cell office:value-type="float" office:value="171.71770000000001" table:style-name="ce2">
            <text:p>171,7177</text:p>
          </table:table-cell>
          <table:table-cell office:value-type="float" office:value="6.7214" table:style-name="ce2">
            <text:p>6,7214</text:p>
          </table:table-cell>
          <table:table-cell office:value-type="float" office:value="94.818600000000004" table:style-name="ce2">
            <text:p>94,8186</text:p>
          </table:table-cell>
          <table:table-cell office:value-type="float" office:value="94.818600000000004" table:style-name="ce2">
            <text:p>94,8186</text:p>
          </table:table-cell>
          <table:table-cell office:value-type="float" office:value="2.5522000000000001E-14" table:style-name="ce2">
            <text:p>2,5522E-14</text:p>
          </table:table-cell>
          <table:table-cell office:value-type="float" office:value="-53.780299999999997" table:style-name="ce2">
            <text:p>-53,7803</text:p>
          </table:table-cell>
          <table:table-cell office:value-type="float" office:value="-11.189" table:style-name="ce2">
            <text:p>-11,189</text:p>
          </table:table-cell>
          <table:table-cell office:value-type="float" office:value="19.545000000000002" table:style-name="ce2">
            <text:p>19,545</text:p>
          </table:table-cell>
          <table:table-cell office:value-type="float" office:value="94.562899999999999" table:style-name="ce2">
            <text:p>94,5629</text:p>
          </table:table-cell>
          <table:table-cell office:value-type="float" office:value="94.562899999999999" table:style-name="ce2">
            <text:p>94,5629</text:p>
          </table:table-cell>
          <table:table-cell office:value-type="float" office:value="2.3425999999999998E-14" table:style-name="ce2">
            <text:p>2,3426E-14</text:p>
          </table:table-cell>
          <table:table-cell office:value-type="float" office:value="38.0535" table:style-name="ce2">
            <text:p>38,0535</text:p>
          </table:table-cell>
          <table:table-cell office:value-type="float" office:value="205.2654" table:style-name="ce2">
            <text:p>205,2654</text:p>
          </table:table-cell>
          <table:table-cell office:value-type="float" office:value="17.8964" table:style-name="ce2">
            <text:p>17,8964</text:p>
          </table:table-cell>
          <table:table-cell office:value-type="float" office:value="569.32759999999996" table:style-name="ce2">
            <text:p>569,3276</text:p>
          </table:table-cell>
          <table:table-cell office:value-type="float" office:value="585.5009" table:style-name="ce2">
            <text:p>585,50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900" table:style-name="ce2">
            <text:p>19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165" table:style-name="ce2">
            <text:p>31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2" table:style-name="ce2">
            <text:p>3752</text:p>
          </table:table-cell>
          <table:table-cell office:value-type="float" office:value="76" table:style-name="ce2">
            <text:p>76</text:p>
          </table:table-cell>
          <table:table-cell office:value-type="float" office:value="991" table:style-name="ce2">
            <text:p>991</text:p>
          </table:table-cell>
          <table:table-cell office:value-type="string" table:style-name="ce2">
            <text:p>1400002C00000000000000000000000000000000000A0280076C1E1E0C5D000102750275000A0EA8004C03D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65" table:style-name="ce6">
            <text:p>6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1 21:23:3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11128" table:style-name="ce2">
            <text:p>1112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23:19:36</text:p>
          </table:table-cell>
          <table:table-cell office:value-type="string" table:style-name="ce2">
            <text:p>2020 MAY 22 00:15:5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23:19:46</text:p>
          </table:table-cell>
          <table:table-cell office:value-type="string" table:style-name="ce2">
            <text:p>2020 MAY 22 00:15:58</text:p>
          </table:table-cell>
          <table:table-cell office:value-type="float" office:value="63.8962" table:style-name="ce2">
            <text:p>63,8962</text:p>
          </table:table-cell>
          <table:table-cell office:value-type="float" office:value="142.98480000000001" table:style-name="ce2">
            <text:p>142,9848</text:p>
          </table:table-cell>
          <table:table-cell office:value-type="float" office:value="6.72" table:style-name="ce2">
            <text:p>6,72</text:p>
          </table:table-cell>
          <table:table-cell office:value-type="float" office:value="94.793000000000006" table:style-name="ce2">
            <text:p>94,793</text:p>
          </table:table-cell>
          <table:table-cell office:value-type="float" office:value="94.793000000000006" table:style-name="ce2">
            <text:p>94,793</text:p>
          </table:table-cell>
          <table:table-cell office:value-type="float" office:value="5.0087000000000002E-14" table:style-name="ce2">
            <text:p>5,0087E-14</text:p>
          </table:table-cell>
          <table:table-cell office:value-type="float" office:value="-69.378500000000003" table:style-name="ce2">
            <text:p>-69,3785</text:p>
          </table:table-cell>
          <table:table-cell office:value-type="float" office:value="-63.771599999999999" table:style-name="ce2">
            <text:p>-63,7716</text:p>
          </table:table-cell>
          <table:table-cell office:value-type="float" office:value="17.8508" table:style-name="ce2">
            <text:p>17,8508</text:p>
          </table:table-cell>
          <table:table-cell office:value-type="float" office:value="79.388900000000007" table:style-name="ce2">
            <text:p>79,3889</text:p>
          </table:table-cell>
          <table:table-cell office:value-type="float" office:value="79.388900000000007" table:style-name="ce2">
            <text:p>79,3889</text:p>
          </table:table-cell>
          <table:table-cell office:value-type="float" office:value="1.7127999999999999E-14" table:style-name="ce2">
            <text:p>1,7128E-14</text:p>
          </table:table-cell>
          <table:table-cell office:value-type="float" office:value="38.259799999999998" table:style-name="ce2">
            <text:p>38,2598</text:p>
          </table:table-cell>
          <table:table-cell office:value-type="float" office:value="205.31479999999999" table:style-name="ce2">
            <text:p>205,3148</text:p>
          </table:table-cell>
          <table:table-cell office:value-type="string" table:style-name="ce2">
            <text:p>N/A</text:p>
          </table:table-cell>
          <table:table-cell office:value-type="float" office:value="511.67189999999999" table:style-name="ce2">
            <text:p>511,6719</text:p>
          </table:table-cell>
          <table:table-cell office:value-type="float" office:value="511.67189999999999" table:style-name="ce2">
            <text:p>511,67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72" table:style-name="ce2">
            <text:p>3372</text:p>
          </table:table-cell>
          <table:table-cell office:value-type="float" office:value="76" table:style-name="ce2">
            <text:p>76</text:p>
          </table:table-cell>
          <table:table-cell office:value-type="float" office:value="207" table:style-name="ce2">
            <text:p>207</text:p>
          </table:table-cell>
          <table:table-cell office:value-type="string" table:style-name="ce2">
            <text:p>1400002C0000000000000000000000000000000000000000000000000000000000000000000A0D2C004C00C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66" table:style-name="ce6">
            <text:p>6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1 23:21:3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11129" table:style-name="ce2">
            <text:p>1112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01:17:37</text:p>
          </table:table-cell>
          <table:table-cell office:value-type="string" table:style-name="ce2">
            <text:p>2020 MAY 22 02:20:18</text:p>
          </table:table-cell>
          <table:table-cell office:value-type="string" table:style-name="ce2">
            <text:p>2020 MAY 22 01:17:50</text:p>
          </table:table-cell>
          <table:table-cell office:value-type="string" table:style-name="ce2">
            <text:p>2020 MAY 22 02:10:35</text:p>
          </table:table-cell>
          <table:table-cell office:value-type="string" table:style-name="ce2">
            <text:p>2020 MAY 22 01:17:47</text:p>
          </table:table-cell>
          <table:table-cell office:value-type="string" table:style-name="ce2">
            <text:p>2020 MAY 22 02:20:17</text:p>
          </table:table-cell>
          <table:table-cell office:value-type="float" office:value="63.743699999999997" table:style-name="ce2">
            <text:p>63,7437</text:p>
          </table:table-cell>
          <table:table-cell office:value-type="float" office:value="114.27119999999999" table:style-name="ce2">
            <text:p>114,2712</text:p>
          </table:table-cell>
          <table:table-cell office:value-type="float" office:value="6.72" table:style-name="ce2">
            <text:p>6,72</text:p>
          </table:table-cell>
          <table:table-cell office:value-type="float" office:value="94.774000000000001" table:style-name="ce2">
            <text:p>94,774</text:p>
          </table:table-cell>
          <table:table-cell office:value-type="float" office:value="94.774000000000001" table:style-name="ce2">
            <text:p>94,774</text:p>
          </table:table-cell>
          <table:table-cell office:value-type="float" office:value="2.4013E-14" table:style-name="ce2">
            <text:p>2,4013E-14</text:p>
          </table:table-cell>
          <table:table-cell office:value-type="float" office:value="-53.427399999999999" table:style-name="ce2">
            <text:p>-53,4274</text:p>
          </table:table-cell>
          <table:table-cell office:value-type="float" office:value="-68.851600000000005" table:style-name="ce2">
            <text:p>-68,8516</text:p>
          </table:table-cell>
          <table:table-cell office:value-type="float" office:value="19.528300000000002" table:style-name="ce2">
            <text:p>19,5283</text:p>
          </table:table-cell>
          <table:table-cell office:value-type="float" office:value="94.545699999999997" table:style-name="ce2">
            <text:p>94,5457</text:p>
          </table:table-cell>
          <table:table-cell office:value-type="float" office:value="94.545699999999997" table:style-name="ce2">
            <text:p>94,5457</text:p>
          </table:table-cell>
          <table:table-cell office:value-type="float" office:value="6.5568999999999997E-15" table:style-name="ce2">
            <text:p>6,5569E-15</text:p>
          </table:table-cell>
          <table:table-cell office:value-type="float" office:value="38.493699999999997" table:style-name="ce2">
            <text:p>38,4937</text:p>
          </table:table-cell>
          <table:table-cell office:value-type="float" office:value="205.36420000000001" table:style-name="ce2">
            <text:p>205,3642</text:p>
          </table:table-cell>
          <table:table-cell office:value-type="float" office:value="17.8964" table:style-name="ce2">
            <text:p>17,8964</text:p>
          </table:table-cell>
          <table:table-cell office:value-type="float" office:value="569.02409999999998" table:style-name="ce2">
            <text:p>569,0241</text:p>
          </table:table-cell>
          <table:table-cell office:value-type="float" office:value="585.19740000000002" table:style-name="ce2">
            <text:p>585,19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643" table:style-name="ce2">
            <text:p>643</text:p>
          </table:table-cell>
          <table:table-cell office:value-type="float" office:value="1903" table:style-name="ce2">
            <text:p>190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165" table:style-name="ce2">
            <text:p>31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0" table:style-name="ce2">
            <text:p>3750</text:p>
          </table:table-cell>
          <table:table-cell office:value-type="float" office:value="76" table:style-name="ce2">
            <text:p>76</text:p>
          </table:table-cell>
          <table:table-cell office:value-type="float" office:value="998" table:style-name="ce2">
            <text:p>998</text:p>
          </table:table-cell>
          <table:table-cell office:value-type="string" table:style-name="ce2">
            <text:p>1400002C00000000000000000000000000000000000D0283076F1E1E0C5D000102750275000A0EA6004C03E6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370" table:style-name="ce6">
            <text:p>2370</text:p>
          </table:table-cell>
          <table:table-cell office:value-type="float" office:value="2370" table:style-name="ce6">
            <text:p>2370</text:p>
          </table:table-cell>
          <table:table-cell office:value-type="float" office:value="1" table:style-name="ce6">
            <text:p>1</text:p>
          </table:table-cell>
          <table:table-cell office:value-type="float" office:value="67" table:style-name="ce6">
            <text:p>6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2 01:19:3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11130" table:style-name="ce2">
            <text:p>111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03:15:36</text:p>
          </table:table-cell>
          <table:table-cell office:value-type="string" table:style-name="ce2">
            <text:p>2020 MAY 22 04:11:5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03:15:46</text:p>
          </table:table-cell>
          <table:table-cell office:value-type="string" table:style-name="ce2">
            <text:p>2020 MAY 22 04:11:54</text:p>
          </table:table-cell>
          <table:table-cell office:value-type="float" office:value="63.644500000000001" table:style-name="ce2">
            <text:p>63,6445</text:p>
          </table:table-cell>
          <table:table-cell office:value-type="float" office:value="85.583699999999993" table:style-name="ce2">
            <text:p>85,5837</text:p>
          </table:table-cell>
          <table:table-cell office:value-type="float" office:value="6.7207999999999997" table:style-name="ce2">
            <text:p>6,7208</text:p>
          </table:table-cell>
          <table:table-cell office:value-type="float" office:value="94.760400000000004" table:style-name="ce2">
            <text:p>94,7604</text:p>
          </table:table-cell>
          <table:table-cell office:value-type="float" office:value="94.760400000000004" table:style-name="ce2">
            <text:p>94,7604</text:p>
          </table:table-cell>
          <table:table-cell office:value-type="float" office:value="2.8473E-14" table:style-name="ce2">
            <text:p>2,8473E-14</text:p>
          </table:table-cell>
          <table:table-cell office:value-type="float" office:value="-69.204300000000003" table:style-name="ce2">
            <text:p>-69,2043</text:p>
          </table:table-cell>
          <table:table-cell office:value-type="float" office:value="-120.93300000000001" table:style-name="ce2">
            <text:p>-120,933</text:p>
          </table:table-cell>
          <table:table-cell office:value-type="float" office:value="17.866700000000002" table:style-name="ce2">
            <text:p>17,8667</text:p>
          </table:table-cell>
          <table:table-cell office:value-type="float" office:value="79.441000000000003" table:style-name="ce2">
            <text:p>79,441</text:p>
          </table:table-cell>
          <table:table-cell office:value-type="float" office:value="79.441000000000003" table:style-name="ce2">
            <text:p>79,441</text:p>
          </table:table-cell>
          <table:table-cell office:value-type="float" office:value="2.3801E-14" table:style-name="ce2">
            <text:p>2,3801E-14</text:p>
          </table:table-cell>
          <table:table-cell office:value-type="float" office:value="38.741599999999998" table:style-name="ce2">
            <text:p>38,7416</text:p>
          </table:table-cell>
          <table:table-cell office:value-type="float" office:value="205.4135" table:style-name="ce2">
            <text:p>205,4135</text:p>
          </table:table-cell>
          <table:table-cell office:value-type="string" table:style-name="ce2">
            <text:p>N/A</text:p>
          </table:table-cell>
          <table:table-cell office:value-type="float" office:value="511.06490000000002" table:style-name="ce2">
            <text:p>511,0649</text:p>
          </table:table-cell>
          <table:table-cell office:value-type="float" office:value="511.06490000000002" table:style-name="ce2">
            <text:p>511,06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68" table:style-name="ce2">
            <text:p>3368</text:p>
          </table:table-cell>
          <table:table-cell office:value-type="float" office:value="76" table:style-name="ce2">
            <text:p>76</text:p>
          </table:table-cell>
          <table:table-cell office:value-type="float" office:value="203" table:style-name="ce2">
            <text:p>203</text:p>
          </table:table-cell>
          <table:table-cell office:value-type="string" table:style-name="ce2">
            <text:p>1400002C0000000000000000000000000000000000000000000000000000000000000000000A0D28004C00C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68" table:style-name="ce6">
            <text:p>6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2 03:17:3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11131" table:style-name="ce2">
            <text:p>1113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05:13:32</text:p>
          </table:table-cell>
          <table:table-cell office:value-type="string" table:style-name="ce2">
            <text:p>2020 MAY 22 06:16:10</text:p>
          </table:table-cell>
          <table:table-cell office:value-type="string" table:style-name="ce2">
            <text:p>2020 MAY 22 05:13:49</text:p>
          </table:table-cell>
          <table:table-cell office:value-type="string" table:style-name="ce2">
            <text:p>2020 MAY 22 06:06:19</text:p>
          </table:table-cell>
          <table:table-cell office:value-type="string" table:style-name="ce2">
            <text:p>2020 MAY 22 05:13:42</text:p>
          </table:table-cell>
          <table:table-cell office:value-type="string" table:style-name="ce2">
            <text:p>2020 MAY 22 06:16:09</text:p>
          </table:table-cell>
          <table:table-cell office:value-type="float" office:value="63.563299999999998" table:style-name="ce2">
            <text:p>63,5633</text:p>
          </table:table-cell>
          <table:table-cell office:value-type="float" office:value="56.901800000000001" table:style-name="ce2">
            <text:p>56,9018</text:p>
          </table:table-cell>
          <table:table-cell office:value-type="float" office:value="6.7217000000000002" table:style-name="ce2">
            <text:p>6,7217</text:p>
          </table:table-cell>
          <table:table-cell office:value-type="float" office:value="94.753900000000002" table:style-name="ce2">
            <text:p>94,7539</text:p>
          </table:table-cell>
          <table:table-cell office:value-type="float" office:value="94.753900000000002" table:style-name="ce2">
            <text:p>94,7539</text:p>
          </table:table-cell>
          <table:table-cell office:value-type="float" office:value="3.4586000000000002E-14" table:style-name="ce2">
            <text:p>3,4586E-14</text:p>
          </table:table-cell>
          <table:table-cell office:value-type="float" office:value="-53.170400000000001" table:style-name="ce2">
            <text:p>-53,1704</text:p>
          </table:table-cell>
          <table:table-cell office:value-type="float" office:value="-126.4365" table:style-name="ce2">
            <text:p>-126,4365</text:p>
          </table:table-cell>
          <table:table-cell office:value-type="float" office:value="19.515000000000001" table:style-name="ce2">
            <text:p>19,515</text:p>
          </table:table-cell>
          <table:table-cell office:value-type="float" office:value="94.510999999999996" table:style-name="ce2">
            <text:p>94,511</text:p>
          </table:table-cell>
          <table:table-cell office:value-type="float" office:value="94.510999999999996" table:style-name="ce2">
            <text:p>94,511</text:p>
          </table:table-cell>
          <table:table-cell office:value-type="float" office:value="1.3494E-14" table:style-name="ce2">
            <text:p>1,3494E-14</text:p>
          </table:table-cell>
          <table:table-cell office:value-type="float" office:value="38.976199999999999" table:style-name="ce2">
            <text:p>38,9762</text:p>
          </table:table-cell>
          <table:table-cell office:value-type="float" office:value="205.46289999999999" table:style-name="ce2">
            <text:p>205,4629</text:p>
          </table:table-cell>
          <table:table-cell office:value-type="float" office:value="17.7941" table:style-name="ce2">
            <text:p>17,7941</text:p>
          </table:table-cell>
          <table:table-cell office:value-type="float" office:value="568.56889999999999" table:style-name="ce2">
            <text:p>568,5689</text:p>
          </table:table-cell>
          <table:table-cell office:value-type="float" office:value="584.6481" table:style-name="ce2">
            <text:p>584,64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647" table:style-name="ce2">
            <text:p>647</text:p>
          </table:table-cell>
          <table:table-cell office:value-type="float" office:value="1907" table:style-name="ce2">
            <text:p>190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150" table:style-name="ce2">
            <text:p>31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7" table:style-name="ce2">
            <text:p>3747</text:p>
          </table:table-cell>
          <table:table-cell office:value-type="float" office:value="76" table:style-name="ce2">
            <text:p>76</text:p>
          </table:table-cell>
          <table:table-cell office:value-type="float" office:value="992" table:style-name="ce2">
            <text:p>992</text:p>
          </table:table-cell>
          <table:table-cell office:value-type="string" table:style-name="ce2">
            <text:p>1400002C000000000000000000000000000000000011028707731E1E0C4E000102750275000A0EA3004C03E0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69" table:style-name="ce6">
            <text:p>6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2 05:15:3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11132" table:style-name="ce2">
            <text:p>1113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07:11:27</text:p>
          </table:table-cell>
          <table:table-cell office:value-type="string" table:style-name="ce2">
            <text:p>2020 MAY 22 08:07:5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07:11:37</text:p>
          </table:table-cell>
          <table:table-cell office:value-type="string" table:style-name="ce2">
            <text:p>2020 MAY 22 08:07:49</text:p>
          </table:table-cell>
          <table:table-cell office:value-type="float" office:value="63.3979" table:style-name="ce2">
            <text:p>63,3979</text:p>
          </table:table-cell>
          <table:table-cell office:value-type="float" office:value="28.223600000000001" table:style-name="ce2">
            <text:p>28,2236</text:p>
          </table:table-cell>
          <table:table-cell office:value-type="float" office:value="6.7222" table:style-name="ce2">
            <text:p>6,7222</text:p>
          </table:table-cell>
          <table:table-cell office:value-type="float" office:value="94.726799999999997" table:style-name="ce2">
            <text:p>94,7268</text:p>
          </table:table-cell>
          <table:table-cell office:value-type="float" office:value="94.726799999999997" table:style-name="ce2">
            <text:p>94,7268</text:p>
          </table:table-cell>
          <table:table-cell office:value-type="float" office:value="2.8624999999999998E-14" table:style-name="ce2">
            <text:p>2,8625E-14</text:p>
          </table:table-cell>
          <table:table-cell office:value-type="float" office:value="-68.823999999999998" table:style-name="ce2">
            <text:p>-68,824</text:p>
          </table:table-cell>
          <table:table-cell office:value-type="float" office:value="-177.57409999999999" table:style-name="ce2">
            <text:p>-177,5741</text:p>
          </table:table-cell>
          <table:table-cell office:value-type="float" office:value="17.916899999999998" table:style-name="ce2">
            <text:p>17,9169</text:p>
          </table:table-cell>
          <table:table-cell office:value-type="float" office:value="79.686700000000002" table:style-name="ce2">
            <text:p>79,6867</text:p>
          </table:table-cell>
          <table:table-cell office:value-type="float" office:value="79.686700000000002" table:style-name="ce2">
            <text:p>79,6867</text:p>
          </table:table-cell>
          <table:table-cell office:value-type="float" office:value="1.5918E-14" table:style-name="ce2">
            <text:p>1,5918E-14</text:p>
          </table:table-cell>
          <table:table-cell office:value-type="float" office:value="39.186799999999998" table:style-name="ce2">
            <text:p>39,1868</text:p>
          </table:table-cell>
          <table:table-cell office:value-type="float" office:value="205.51220000000001" table:style-name="ce2">
            <text:p>205,5122</text:p>
          </table:table-cell>
          <table:table-cell office:value-type="string" table:style-name="ce2">
            <text:p>N/A</text:p>
          </table:table-cell>
          <table:table-cell office:value-type="float" office:value="511.67189999999999" table:style-name="ce2">
            <text:p>511,6719</text:p>
          </table:table-cell>
          <table:table-cell office:value-type="float" office:value="511.67189999999999" table:style-name="ce2">
            <text:p>511,67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72" table:style-name="ce2">
            <text:p>3372</text:p>
          </table:table-cell>
          <table:table-cell office:value-type="float" office:value="76" table:style-name="ce2">
            <text:p>76</text:p>
          </table:table-cell>
          <table:table-cell office:value-type="float" office:value="207" table:style-name="ce2">
            <text:p>207</text:p>
          </table:table-cell>
          <table:table-cell office:value-type="string" table:style-name="ce2">
            <text:p>1400002C0000000000000000000000000000000000000000000000000000000000000000000A0D2C004C00C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70" table:style-name="ce6">
            <text:p>7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2 07:13:2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11133" table:style-name="ce2">
            <text:p>1113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09:09:24</text:p>
          </table:table-cell>
          <table:table-cell office:value-type="string" table:style-name="ce2">
            <text:p>2020 MAY 22 10:12:04</text:p>
          </table:table-cell>
          <table:table-cell office:value-type="string" table:style-name="ce2">
            <text:p>2020 MAY 22 09:09:44</text:p>
          </table:table-cell>
          <table:table-cell office:value-type="string" table:style-name="ce2">
            <text:p>2020 MAY 22 10:02:14</text:p>
          </table:table-cell>
          <table:table-cell office:value-type="string" table:style-name="ce2">
            <text:p>2020 MAY 22 09:09:34</text:p>
          </table:table-cell>
          <table:table-cell office:value-type="string" table:style-name="ce2">
            <text:p>2020 MAY 22 10:12:03</text:p>
          </table:table-cell>
          <table:table-cell office:value-type="float" office:value="63.196599999999997" table:style-name="ce2">
            <text:p>63,1966</text:p>
          </table:table-cell>
          <table:table-cell office:value-type="float" office:value="-0.55739000000000005" table:style-name="ce2">
            <text:p>-0,55739</text:p>
          </table:table-cell>
          <table:table-cell office:value-type="float" office:value="6.7164000000000001" table:style-name="ce2">
            <text:p>6,7164</text:p>
          </table:table-cell>
          <table:table-cell office:value-type="float" office:value="94.731700000000004" table:style-name="ce2">
            <text:p>94,7317</text:p>
          </table:table-cell>
          <table:table-cell office:value-type="float" office:value="94.731700000000004" table:style-name="ce2">
            <text:p>94,7317</text:p>
          </table:table-cell>
          <table:table-cell office:value-type="float" office:value="2.0366E-14" table:style-name="ce2">
            <text:p>2,0366E-14</text:p>
          </table:table-cell>
          <table:table-cell office:value-type="float" office:value="-52.762799999999999" table:style-name="ce2">
            <text:p>-52,7628</text:p>
          </table:table-cell>
          <table:table-cell office:value-type="float" office:value="175.85939999999999" table:style-name="ce2">
            <text:p>175,8594</text:p>
          </table:table-cell>
          <table:table-cell office:value-type="float" office:value="19.4939" table:style-name="ce2">
            <text:p>19,4939</text:p>
          </table:table-cell>
          <table:table-cell office:value-type="float" office:value="94.476100000000002" table:style-name="ce2">
            <text:p>94,4761</text:p>
          </table:table-cell>
          <table:table-cell office:value-type="float" office:value="94.476100000000002" table:style-name="ce2">
            <text:p>94,4761</text:p>
          </table:table-cell>
          <table:table-cell office:value-type="float" office:value="3.5993000000000002E-14" table:style-name="ce2">
            <text:p>3,5993E-14</text:p>
          </table:table-cell>
          <table:table-cell office:value-type="float" office:value="39.384599999999999" table:style-name="ce2">
            <text:p>39,3846</text:p>
          </table:table-cell>
          <table:table-cell office:value-type="float" office:value="205.5616" table:style-name="ce2">
            <text:p>205,5616</text:p>
          </table:table-cell>
          <table:table-cell office:value-type="float" office:value="17.7941" table:style-name="ce2">
            <text:p>17,7941</text:p>
          </table:table-cell>
          <table:table-cell office:value-type="float" office:value="568.8723" table:style-name="ce2">
            <text:p>568,8723</text:p>
          </table:table-cell>
          <table:table-cell office:value-type="float" office:value="584.95159999999998" table:style-name="ce2">
            <text:p>584,95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650" table:style-name="ce2">
            <text:p>650</text:p>
          </table:table-cell>
          <table:table-cell office:value-type="float" office:value="1910" table:style-name="ce2">
            <text:p>191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150" table:style-name="ce2">
            <text:p>31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9" table:style-name="ce2">
            <text:p>3749</text:p>
          </table:table-cell>
          <table:table-cell office:value-type="float" office:value="76" table:style-name="ce2">
            <text:p>76</text:p>
          </table:table-cell>
          <table:table-cell office:value-type="float" office:value="1003" table:style-name="ce2">
            <text:p>1003</text:p>
          </table:table-cell>
          <table:table-cell office:value-type="string" table:style-name="ce2">
            <text:p>1400002C000000000000000000000000000000000014028A07761E1E0C4E000102750275000A0EA5004C03EB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60" table:style-name="ce6">
            <text:p>1360</text:p>
          </table:table-cell>
          <table:table-cell office:value-type="float" office:value="1360" table:style-name="ce6">
            <text:p>1360</text:p>
          </table:table-cell>
          <table:table-cell office:value-type="float" office:value="1" table:style-name="ce6">
            <text:p>1</text:p>
          </table:table-cell>
          <table:table-cell office:value-type="float" office:value="71" table:style-name="ce6">
            <text:p>7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2 09:11:2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11134" table:style-name="ce2">
            <text:p>1113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11:07:25</text:p>
          </table:table-cell>
          <table:table-cell office:value-type="string" table:style-name="ce2">
            <text:p>2020 MAY 22 12:03:5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11:07:35</text:p>
          </table:table-cell>
          <table:table-cell office:value-type="string" table:style-name="ce2">
            <text:p>2020 MAY 22 12:03:51</text:p>
          </table:table-cell>
          <table:table-cell office:value-type="float" office:value="62.964300000000001" table:style-name="ce2">
            <text:p>62,9643</text:p>
          </table:table-cell>
          <table:table-cell office:value-type="float" office:value="-29.262599999999999" table:style-name="ce2">
            <text:p>-29,2626</text:p>
          </table:table-cell>
          <table:table-cell office:value-type="float" office:value="6.7168999999999999" table:style-name="ce2">
            <text:p>6,7169</text:p>
          </table:table-cell>
          <table:table-cell office:value-type="float" office:value="94.689300000000003" table:style-name="ce2">
            <text:p>94,6893</text:p>
          </table:table-cell>
          <table:table-cell office:value-type="float" office:value="94.689300000000003" table:style-name="ce2">
            <text:p>94,6893</text:p>
          </table:table-cell>
          <table:table-cell office:value-type="float" office:value="1.8546000000000001E-14" table:style-name="ce2">
            <text:p>1,8546E-14</text:p>
          </table:table-cell>
          <table:table-cell office:value-type="float" office:value="-68.372299999999996" table:style-name="ce2">
            <text:p>-68,3723</text:p>
          </table:table-cell>
          <table:table-cell office:value-type="float" office:value="125.39319999999999" table:style-name="ce2">
            <text:p>125,3932</text:p>
          </table:table-cell>
          <table:table-cell office:value-type="float" office:value="17.942799999999998" table:style-name="ce2">
            <text:p>17,9428</text:p>
          </table:table-cell>
          <table:table-cell office:value-type="float" office:value="79.814099999999996" table:style-name="ce2">
            <text:p>79,8141</text:p>
          </table:table-cell>
          <table:table-cell office:value-type="float" office:value="79.814099999999996" table:style-name="ce2">
            <text:p>79,8141</text:p>
          </table:table-cell>
          <table:table-cell office:value-type="float" office:value="5.7338000000000002E-15" table:style-name="ce2">
            <text:p>5,7338E-15</text:p>
          </table:table-cell>
          <table:table-cell office:value-type="float" office:value="39.5931" table:style-name="ce2">
            <text:p>39,5931</text:p>
          </table:table-cell>
          <table:table-cell office:value-type="float" office:value="205.61099999999999" table:style-name="ce2">
            <text:p>205,611</text:p>
          </table:table-cell>
          <table:table-cell office:value-type="string" table:style-name="ce2">
            <text:p>N/A</text:p>
          </table:table-cell>
          <table:table-cell office:value-type="float" office:value="512.27890000000002" table:style-name="ce2">
            <text:p>512,2789</text:p>
          </table:table-cell>
          <table:table-cell office:value-type="float" office:value="512.27890000000002" table:style-name="ce2">
            <text:p>512,27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76" table:style-name="ce2">
            <text:p>3376</text:p>
          </table:table-cell>
          <table:table-cell office:value-type="float" office:value="76" table:style-name="ce2">
            <text:p>76</text:p>
          </table:table-cell>
          <table:table-cell office:value-type="float" office:value="211" table:style-name="ce2">
            <text:p>211</text:p>
          </table:table-cell>
          <table:table-cell office:value-type="string" table:style-name="ce2">
            <text:p>1400002C0000000000000000000000000000000000000000000000000000000000000000000A0D30004C00D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72" table:style-name="ce6">
            <text:p>7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2 11:09:2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" table:style-name="ce2">
            <text:p>73</text:p>
          </table:table-cell>
          <table:table-cell office:value-type="float" office:value="73" table:style-name="ce2">
            <text:p>73</text:p>
          </table:table-cell>
          <table:table-cell office:value-type="float" office:value="11135" table:style-name="ce2">
            <text:p>111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13:05:25</text:p>
          </table:table-cell>
          <table:table-cell office:value-type="string" table:style-name="ce2">
            <text:p>2020 MAY 22 14:08:07</text:p>
          </table:table-cell>
          <table:table-cell office:value-type="string" table:style-name="ce2">
            <text:p>2020 MAY 22 13:05:48</text:p>
          </table:table-cell>
          <table:table-cell office:value-type="string" table:style-name="ce2">
            <text:p>2020 MAY 22 13:58:03</text:p>
          </table:table-cell>
          <table:table-cell office:value-type="string" table:style-name="ce2">
            <text:p>2020 MAY 22 13:05:35</text:p>
          </table:table-cell>
          <table:table-cell office:value-type="string" table:style-name="ce2">
            <text:p>2020 MAY 22 14:08:06</text:p>
          </table:table-cell>
          <table:table-cell office:value-type="float" office:value="62.826099999999997" table:style-name="ce2">
            <text:p>62,8261</text:p>
          </table:table-cell>
          <table:table-cell office:value-type="float" office:value="-58.028300000000002" table:style-name="ce2">
            <text:p>-58,0283</text:p>
          </table:table-cell>
          <table:table-cell office:value-type="float" office:value="6.7130999999999998" table:style-name="ce2">
            <text:p>6,7131</text:p>
          </table:table-cell>
          <table:table-cell office:value-type="float" office:value="94.698099999999997" table:style-name="ce2">
            <text:p>94,6981</text:p>
          </table:table-cell>
          <table:table-cell office:value-type="float" office:value="94.698099999999997" table:style-name="ce2">
            <text:p>94,6981</text:p>
          </table:table-cell>
          <table:table-cell office:value-type="float" office:value="2.2934999999999999E-14" table:style-name="ce2">
            <text:p>2,2935E-14</text:p>
          </table:table-cell>
          <table:table-cell office:value-type="float" office:value="-52.374400000000001" table:style-name="ce2">
            <text:p>-52,3744</text:p>
          </table:table-cell>
          <table:table-cell office:value-type="float" office:value="118.15600000000001" table:style-name="ce2">
            <text:p>118,156</text:p>
          </table:table-cell>
          <table:table-cell office:value-type="float" office:value="19.4756" table:style-name="ce2">
            <text:p>19,4756</text:p>
          </table:table-cell>
          <table:table-cell office:value-type="float" office:value="94.450500000000005" table:style-name="ce2">
            <text:p>94,4505</text:p>
          </table:table-cell>
          <table:table-cell office:value-type="float" office:value="94.450500000000005" table:style-name="ce2">
            <text:p>94,4505</text:p>
          </table:table-cell>
          <table:table-cell office:value-type="float" office:value="2.6227999999999999E-14" table:style-name="ce2">
            <text:p>2,6228E-14</text:p>
          </table:table-cell>
          <table:table-cell office:value-type="float" office:value="39.812800000000003" table:style-name="ce2">
            <text:p>39,8128</text:p>
          </table:table-cell>
          <table:table-cell office:value-type="float" office:value="205.66040000000001" table:style-name="ce2">
            <text:p>205,6604</text:p>
          </table:table-cell>
          <table:table-cell office:value-type="float" office:value="17.691800000000001" table:style-name="ce2">
            <text:p>17,6918</text:p>
          </table:table-cell>
          <table:table-cell office:value-type="float" office:value="569.17579999999998" table:style-name="ce2">
            <text:p>569,1758</text:p>
          </table:table-cell>
          <table:table-cell office:value-type="float" office:value="585.16089999999997" table:style-name="ce2">
            <text:p>585,16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653" table:style-name="ce2">
            <text:p>653</text:p>
          </table:table-cell>
          <table:table-cell office:value-type="float" office:value="1898" table:style-name="ce2">
            <text:p>189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135" table:style-name="ce2">
            <text:p>31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1" table:style-name="ce2">
            <text:p>3751</text:p>
          </table:table-cell>
          <table:table-cell office:value-type="float" office:value="76" table:style-name="ce2">
            <text:p>76</text:p>
          </table:table-cell>
          <table:table-cell office:value-type="float" office:value="984" table:style-name="ce2">
            <text:p>984</text:p>
          </table:table-cell>
          <table:table-cell office:value-type="string" table:style-name="ce2">
            <text:p>1400002C000000000000000000000000000000000017028D076A1E1E0C3F000102750275000A0EA7004C03D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73" table:style-name="ce6">
            <text:p>7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2 13:07:2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11136" table:style-name="ce2">
            <text:p>1113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15:03:25</text:p>
          </table:table-cell>
          <table:table-cell office:value-type="string" table:style-name="ce2">
            <text:p>2020 MAY 22 16:06:0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15:03:35</text:p>
          </table:table-cell>
          <table:table-cell office:value-type="string" table:style-name="ce2">
            <text:p>2020 MAY 22 16:06:05</text:p>
          </table:table-cell>
          <table:table-cell office:value-type="float" office:value="62.665599999999998" table:style-name="ce2">
            <text:p>62,6656</text:p>
          </table:table-cell>
          <table:table-cell office:value-type="float" office:value="-86.698099999999997" table:style-name="ce2">
            <text:p>-86,6981</text:p>
          </table:table-cell>
          <table:table-cell office:value-type="float" office:value="6.7156000000000002" table:style-name="ce2">
            <text:p>6,7156</text:p>
          </table:table-cell>
          <table:table-cell office:value-type="float" office:value="94.659499999999994" table:style-name="ce2">
            <text:p>94,6595</text:p>
          </table:table-cell>
          <table:table-cell office:value-type="float" office:value="94.659499999999994" table:style-name="ce2">
            <text:p>94,6595</text:p>
          </table:table-cell>
          <table:table-cell office:value-type="float" office:value="1.7138E-14" table:style-name="ce2">
            <text:p>1,7138E-14</text:p>
          </table:table-cell>
          <table:table-cell office:value-type="float" office:value="-52.240499999999997" table:style-name="ce2">
            <text:p>-52,2405</text:p>
          </table:table-cell>
          <table:table-cell office:value-type="float" office:value="89.367599999999996" table:style-name="ce2">
            <text:p>89,3676</text:p>
          </table:table-cell>
          <table:table-cell office:value-type="float" office:value="19.47" table:style-name="ce2">
            <text:p>19,47</text:p>
          </table:table-cell>
          <table:table-cell office:value-type="float" office:value="94.441699999999997" table:style-name="ce2">
            <text:p>94,4417</text:p>
          </table:table-cell>
          <table:table-cell office:value-type="float" office:value="94.441699999999997" table:style-name="ce2">
            <text:p>94,4417</text:p>
          </table:table-cell>
          <table:table-cell office:value-type="float" office:value="4.9682000000000002E-14" table:style-name="ce2">
            <text:p>4,9682E-14</text:p>
          </table:table-cell>
          <table:table-cell office:value-type="float" office:value="40.040100000000002" table:style-name="ce2">
            <text:p>40,0401</text:p>
          </table:table-cell>
          <table:table-cell office:value-type="float" office:value="205.7098" table:style-name="ce2">
            <text:p>205,7098</text:p>
          </table:table-cell>
          <table:table-cell office:value-type="string" table:style-name="ce2">
            <text:p>N/A</text:p>
          </table:table-cell>
          <table:table-cell office:value-type="float" office:value="569.02949999999998" table:style-name="ce2">
            <text:p>569,0295</text:p>
          </table:table-cell>
          <table:table-cell office:value-type="float" office:value="569.02949999999998" table:style-name="ce2">
            <text:p>569,02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50" table:style-name="ce2">
            <text:p>3750</text:p>
          </table:table-cell>
          <table:table-cell office:value-type="float" office:value="76" table:style-name="ce2">
            <text:p>76</text:p>
          </table:table-cell>
          <table:table-cell office:value-type="float" office:value="330" table:style-name="ce2">
            <text:p>330</text:p>
          </table:table-cell>
          <table:table-cell office:value-type="string" table:style-name="ce2">
            <text:p>1400002C0000000000000000000000000000000000000000000000000000000000000000000A0EA6004C014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74" table:style-name="ce6">
            <text:p>7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2 15:05:2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11137" table:style-name="ce2">
            <text:p>1113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16:51:22</text:p>
          </table:table-cell>
          <table:table-cell office:value-type="string" table:style-name="ce2">
            <text:p>2020 MAY 22 18:04:01</text:p>
          </table:table-cell>
          <table:table-cell office:value-type="string" table:style-name="ce2">
            <text:p>2020 MAY 22 16:51:32</text:p>
          </table:table-cell>
          <table:table-cell office:value-type="string" table:style-name="ce2">
            <text:p>2020 MAY 22 18:03:47</text:p>
          </table:table-cell>
          <table:table-cell office:value-type="string" table:style-name="ce2">
            <text:p>2020 MAY 22 16:51:32</text:p>
          </table:table-cell>
          <table:table-cell office:value-type="string" table:style-name="ce2">
            <text:p>2020 MAY 22 18:04:00</text:p>
          </table:table-cell>
          <table:table-cell office:value-type="float" office:value="73.046099999999996" table:style-name="ce2">
            <text:p>73,0461</text:p>
          </table:table-cell>
          <table:table-cell office:value-type="float" office:value="163.79079999999999" table:style-name="ce2">
            <text:p>163,7908</text:p>
          </table:table-cell>
          <table:table-cell office:value-type="float" office:value="1.1656" table:style-name="ce2">
            <text:p>1,1656</text:p>
          </table:table-cell>
          <table:table-cell office:value-type="float" office:value="116.58459999999999" table:style-name="ce2">
            <text:p>116,5846</text:p>
          </table:table-cell>
          <table:table-cell office:value-type="float" office:value="116.58459999999999" table:style-name="ce2">
            <text:p>116,5846</text:p>
          </table:table-cell>
          <table:table-cell office:value-type="float" office:value="1.0183E-14" table:style-name="ce2">
            <text:p>1,0183E-14</text:p>
          </table:table-cell>
          <table:table-cell office:value-type="float" office:value="-52.126600000000003" table:style-name="ce2">
            <text:p>-52,1266</text:p>
          </table:table-cell>
          <table:table-cell office:value-type="float" office:value="60.576500000000003" table:style-name="ce2">
            <text:p>60,5765</text:p>
          </table:table-cell>
          <table:table-cell office:value-type="float" office:value="19.463100000000001" table:style-name="ce2">
            <text:p>19,4631</text:p>
          </table:table-cell>
          <table:table-cell office:value-type="float" office:value="94.414100000000005" table:style-name="ce2">
            <text:p>94,4141</text:p>
          </table:table-cell>
          <table:table-cell office:value-type="float" office:value="94.414100000000005" table:style-name="ce2">
            <text:p>94,4141</text:p>
          </table:table-cell>
          <table:table-cell office:value-type="float" office:value="1.4224000000000001E-14" table:style-name="ce2">
            <text:p>1,4224E-14</text:p>
          </table:table-cell>
          <table:table-cell office:value-type="float" office:value="40.241999999999997" table:style-name="ce2">
            <text:p>40,242</text:p>
          </table:table-cell>
          <table:table-cell office:value-type="float" office:value="205.755" table:style-name="ce2">
            <text:p>205,755</text:p>
          </table:table-cell>
          <table:table-cell office:value-type="float" office:value="25.8748" table:style-name="ce2">
            <text:p>25,8748</text:p>
          </table:table-cell>
          <table:table-cell office:value-type="float" office:value="659.76440000000002" table:style-name="ce2">
            <text:p>659,7644</text:p>
          </table:table-cell>
          <table:table-cell office:value-type="float" office:value="683.27729999999997" table:style-name="ce2">
            <text:p>683,27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48" table:style-name="ce2">
            <text:p>4348</text:p>
          </table:table-cell>
          <table:table-cell office:value-type="float" office:value="76" table:style-name="ce2">
            <text:p>76</text:p>
          </table:table-cell>
          <table:table-cell office:value-type="float" office:value="1302" table:style-name="ce2">
            <text:p>1302</text:p>
          </table:table-cell>
          <table:table-cell office:value-type="string" table:style-name="ce2">
            <text:p>1400002C00000000000000000000000000000000000A028009B51E1E10EF000102750275000A10FC004C0516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04" table:style-name="ce6">
            <text:p>904</text:p>
          </table:table-cell>
          <table:table-cell office:value-type="float" office:value="904" table:style-name="ce6">
            <text:p>904</text:p>
          </table:table-cell>
          <table:table-cell office:value-type="float" office:value="1" table:style-name="ce6">
            <text:p>1</text:p>
          </table:table-cell>
          <table:table-cell office:value-type="float" office:value="75" table:style-name="ce6">
            <text:p>7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2 17:03:2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4" table:style-name="ce4">
            <text:p>14</text:p>
          </table:table-cell>
          <table:table-cell office:value-type="float" office:value="76" table:style-name="ce4">
            <text:p>76</text:p>
          </table:table-cell>
          <table:table-cell office:value-type="float" office:value="76" table:style-name="ce4">
            <text:p>76</text:p>
          </table:table-cell>
          <table:table-cell office:value-type="float" office:value="11138" table:style-name="ce4">
            <text:p>1113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020 MAY 22 18:59:17</text:p>
          </table:table-cell>
          <table:table-cell office:value-type="string" table:style-name="ce4">
            <text:p>2020 MAY 22 20:01:56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2020 MAY 22 18:59:27</text:p>
          </table:table-cell>
          <table:table-cell office:value-type="string" table:style-name="ce4">
            <text:p>2020 MAY 22 20:01:55</text:p>
          </table:table-cell>
          <table:table-cell office:value-type="float" office:value="62.458599999999997" table:style-name="ce4">
            <text:p>62,4586</text:p>
          </table:table-cell>
          <table:table-cell office:value-type="float" office:value="-144.1155" table:style-name="ce4">
            <text:p>-144,1155</text:p>
          </table:table-cell>
          <table:table-cell office:value-type="float" office:value="6.7130999999999998" table:style-name="ce4">
            <text:p>6,7131</text:p>
          </table:table-cell>
          <table:table-cell office:value-type="float" office:value="94.6584" table:style-name="ce4">
            <text:p>94,6584</text:p>
          </table:table-cell>
          <table:table-cell office:value-type="float" office:value="94.6584" table:style-name="ce4">
            <text:p>94,6584</text:p>
          </table:table-cell>
          <table:table-cell office:value-type="float" office:value="1.8271E-14" table:style-name="ce4">
            <text:p>1,8271E-14</text:p>
          </table:table-cell>
          <table:table-cell office:value-type="float" office:value="-51.936500000000002" table:style-name="ce4">
            <text:p>-51,9365</text:p>
          </table:table-cell>
          <table:table-cell office:value-type="float" office:value="31.742799999999999" table:style-name="ce4">
            <text:p>31,7428</text:p>
          </table:table-cell>
          <table:table-cell office:value-type="float" office:value="19.453099999999999" table:style-name="ce4">
            <text:p>19,4531</text:p>
          </table:table-cell>
          <table:table-cell office:value-type="float" office:value="94.392899999999997" table:style-name="ce4">
            <text:p>94,3929</text:p>
          </table:table-cell>
          <table:table-cell office:value-type="float" office:value="94.392899999999997" table:style-name="ce4">
            <text:p>94,3929</text:p>
          </table:table-cell>
          <table:table-cell office:value-type="float" office:value="2.3801E-14" table:style-name="ce4">
            <text:p>2,3801E-14</text:p>
          </table:table-cell>
          <table:table-cell office:value-type="float" office:value="40.505699999999997" table:style-name="ce4">
            <text:p>40,5057</text:p>
          </table:table-cell>
          <table:table-cell office:value-type="float" office:value="205.80860000000001" table:style-name="ce4">
            <text:p>205,8086</text:p>
          </table:table-cell>
          <table:table-cell office:value-type="string" table:style-name="ce4">
            <text:p>N/A</text:p>
          </table:table-cell>
          <table:table-cell office:value-type="float" office:value="568.72609999999997" table:style-name="ce4">
            <text:p>568,7261</text:p>
          </table:table-cell>
          <table:table-cell office:value-type="float" office:value="568.72609999999997" table:style-name="ce4">
            <text:p>568,72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3748" table:style-name="ce4">
            <text:p>3748</text:p>
          </table:table-cell>
          <table:table-cell office:value-type="float" office:value="76" table:style-name="ce4">
            <text:p>76</text:p>
          </table:table-cell>
          <table:table-cell office:value-type="float" office:value="328" table:style-name="ce4">
            <text:p>328</text:p>
          </table:table-cell>
          <table:table-cell office:value-type="string" table:style-name="ce4">
            <text:p>1400002C0000000000000000000000000000000000000000000000000000000000000000000A0EA4004C0148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76" table:style-name="ce7">
            <text:p>76</text:p>
          </table:table-cell>
          <table:table-cell office:value-type="string" table:style-name="ce7">
            <text:p>dayside</text:p>
          </table:table-cell>
          <table:table-cell office:value-type="string" table:style-name="ce7">
            <text:p>2020 MAY 22 19:01:17</text:p>
          </table:table-cell>
          <table:table-cell office:value-type="string" table:style-name="ce7">
            <text:p>LNO OFF</text:p>
          </table:table-cell>
          <table:table-cell table:number-columns-repeated="16317" table:style-name="ce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11139" table:style-name="ce2">
            <text:p>1113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20:47:14</text:p>
          </table:table-cell>
          <table:table-cell office:value-type="string" table:style-name="ce2">
            <text:p>2020 MAY 22 21:53:49</text:p>
          </table:table-cell>
          <table:table-cell office:value-type="string" table:style-name="ce2">
            <text:p>2020 MAY 22 20:47:24</text:p>
          </table:table-cell>
          <table:table-cell office:value-type="string" table:style-name="ce2">
            <text:p>2020 MAY 22 21:53:39</text:p>
          </table:table-cell>
          <table:table-cell office:value-type="string" table:style-name="ce2">
            <text:p>2020 MAY 22 20:47:24</text:p>
          </table:table-cell>
          <table:table-cell office:value-type="string" table:style-name="ce2">
            <text:p>2020 MAY 22 21:53:48</text:p>
          </table:table-cell>
          <table:table-cell office:value-type="float" office:value="73.203599999999994" table:style-name="ce2">
            <text:p>73,2036</text:p>
          </table:table-cell>
          <table:table-cell office:value-type="float" office:value="107.1324" table:style-name="ce2">
            <text:p>107,1324</text:p>
          </table:table-cell>
          <table:table-cell office:value-type="float" office:value="1.2139" table:style-name="ce2">
            <text:p>1,2139</text:p>
          </table:table-cell>
          <table:table-cell office:value-type="float" office:value="116.4061" table:style-name="ce2">
            <text:p>116,4061</text:p>
          </table:table-cell>
          <table:table-cell office:value-type="float" office:value="116.4061" table:style-name="ce2">
            <text:p>116,4061</text:p>
          </table:table-cell>
          <table:table-cell office:value-type="float" office:value="2.9592000000000003E-14" table:style-name="ce2">
            <text:p>2,9592E-14</text:p>
          </table:table-cell>
          <table:table-cell office:value-type="float" office:value="-67.470500000000001" table:style-name="ce2">
            <text:p>-67,4705</text:p>
          </table:table-cell>
          <table:table-cell office:value-type="float" office:value="-16.915500000000002" table:style-name="ce2">
            <text:p>-16,9155</text:p>
          </table:table-cell>
          <table:table-cell office:value-type="float" office:value="18.023900000000001" table:style-name="ce2">
            <text:p>18,0239</text:p>
          </table:table-cell>
          <table:table-cell office:value-type="float" office:value="80.235100000000003" table:style-name="ce2">
            <text:p>80,2351</text:p>
          </table:table-cell>
          <table:table-cell office:value-type="float" office:value="80.235100000000003" table:style-name="ce2">
            <text:p>80,2351</text:p>
          </table:table-cell>
          <table:table-cell office:value-type="float" office:value="2.3385999999999999E-14" table:style-name="ce2">
            <text:p>2,3386E-14</text:p>
          </table:table-cell>
          <table:table-cell office:value-type="float" office:value="40.668799999999997" table:style-name="ce2">
            <text:p>40,6688</text:p>
          </table:table-cell>
          <table:table-cell office:value-type="float" office:value="205.85380000000001" table:style-name="ce2">
            <text:p>205,8538</text:p>
          </table:table-cell>
          <table:table-cell office:value-type="float" office:value="23.419899999999998" table:style-name="ce2">
            <text:p>23,4199</text:p>
          </table:table-cell>
          <table:table-cell office:value-type="float" office:value="604.53120000000001" table:style-name="ce2">
            <text:p>604,5312</text:p>
          </table:table-cell>
          <table:table-cell office:value-type="float" office:value="625.78570000000002" table:style-name="ce2">
            <text:p>625,78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305" table:style-name="ce2">
            <text:p>230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975" table:style-name="ce2">
            <text:p>397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984" table:style-name="ce2">
            <text:p>3984</text:p>
          </table:table-cell>
          <table:table-cell office:value-type="float" office:value="76" table:style-name="ce2">
            <text:p>76</text:p>
          </table:table-cell>
          <table:table-cell office:value-type="float" office:value="908" table:style-name="ce2">
            <text:p>908</text:p>
          </table:table-cell>
          <table:table-cell office:value-type="string" table:style-name="ce2">
            <text:p>1400002C00000000000000000000000000000000000A028009011E1E0F87000102750275000A0F90004C038C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40" table:style-name="ce6">
            <text:p>1340</text:p>
          </table:table-cell>
          <table:table-cell office:value-type="float" office:value="1340" table:style-name="ce6">
            <text:p>1340</text:p>
          </table:table-cell>
          <table:table-cell office:value-type="float" office:value="1" table:style-name="ce6">
            <text:p>1</text:p>
          </table:table-cell>
          <table:table-cell office:value-type="float" office:value="77" table:style-name="ce6">
            <text:p>7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2 20:59:1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11140" table:style-name="ce2">
            <text:p>111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22:55:15</text:p>
          </table:table-cell>
          <table:table-cell office:value-type="string" table:style-name="ce2">
            <text:p>2020 MAY 22 23:57:57</text:p>
          </table:table-cell>
          <table:table-cell office:value-type="string" table:style-name="ce2">
            <text:p>2020 MAY 22 22:55:47</text:p>
          </table:table-cell>
          <table:table-cell office:value-type="string" table:style-name="ce2">
            <text:p>2020 MAY 22 23:47:47</text:p>
          </table:table-cell>
          <table:table-cell office:value-type="string" table:style-name="ce2">
            <text:p>2020 MAY 22 22:55:25</text:p>
          </table:table-cell>
          <table:table-cell office:value-type="string" table:style-name="ce2">
            <text:p>2020 MAY 22 23:57:56</text:p>
          </table:table-cell>
          <table:table-cell office:value-type="float" office:value="61.987699999999997" table:style-name="ce2">
            <text:p>61,9877</text:p>
          </table:table-cell>
          <table:table-cell office:value-type="float" office:value="158.41579999999999" table:style-name="ce2">
            <text:p>158,4158</text:p>
          </table:table-cell>
          <table:table-cell office:value-type="float" office:value="6.7088999999999999" table:style-name="ce2">
            <text:p>6,7089</text:p>
          </table:table-cell>
          <table:table-cell office:value-type="float" office:value="94.604600000000005" table:style-name="ce2">
            <text:p>94,6046</text:p>
          </table:table-cell>
          <table:table-cell office:value-type="float" office:value="94.604600000000005" table:style-name="ce2">
            <text:p>94,6046</text:p>
          </table:table-cell>
          <table:table-cell office:value-type="float" office:value="1.7200999999999998E-14" table:style-name="ce2">
            <text:p>1,7201E-14</text:p>
          </table:table-cell>
          <table:table-cell office:value-type="float" office:value="-51.472200000000001" table:style-name="ce2">
            <text:p>-51,4722</text:p>
          </table:table-cell>
          <table:table-cell office:value-type="float" office:value="-25.970500000000001" table:style-name="ce2">
            <text:p>-25,9705</text:p>
          </table:table-cell>
          <table:table-cell office:value-type="float" office:value="19.433599999999998" table:style-name="ce2">
            <text:p>19,4336</text:p>
          </table:table-cell>
          <table:table-cell office:value-type="float" office:value="94.381200000000007" table:style-name="ce2">
            <text:p>94,3812</text:p>
          </table:table-cell>
          <table:table-cell office:value-type="float" office:value="94.381200000000007" table:style-name="ce2">
            <text:p>94,3812</text:p>
          </table:table-cell>
          <table:table-cell office:value-type="float" office:value="1.4575E-14" table:style-name="ce2">
            <text:p>1,4575E-14</text:p>
          </table:table-cell>
          <table:table-cell office:value-type="float" office:value="40.891800000000003" table:style-name="ce2">
            <text:p>40,8918</text:p>
          </table:table-cell>
          <table:table-cell office:value-type="float" office:value="205.9074" table:style-name="ce2">
            <text:p>205,9074</text:p>
          </table:table-cell>
          <table:table-cell office:value-type="float" office:value="17.589500000000001" table:style-name="ce2">
            <text:p>17,5895</text:p>
          </table:table-cell>
          <table:table-cell office:value-type="float" office:value="569.17579999999998" table:style-name="ce2">
            <text:p>569,1758</text:p>
          </table:table-cell>
          <table:table-cell office:value-type="float" office:value="585.06679999999994" table:style-name="ce2">
            <text:p>585,06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662" table:style-name="ce2">
            <text:p>662</text:p>
          </table:table-cell>
          <table:table-cell office:value-type="float" office:value="1907" table:style-name="ce2">
            <text:p>190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120" table:style-name="ce2">
            <text:p>31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1" table:style-name="ce2">
            <text:p>3751</text:p>
          </table:table-cell>
          <table:table-cell office:value-type="float" office:value="76" table:style-name="ce2">
            <text:p>76</text:p>
          </table:table-cell>
          <table:table-cell office:value-type="float" office:value="996" table:style-name="ce2">
            <text:p>996</text:p>
          </table:table-cell>
          <table:table-cell office:value-type="string" table:style-name="ce2">
            <text:p>1400002C000000000000000000000000000000000020029607731E1E0C30000102750275000A0EA7004C03E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78" table:style-name="ce6">
            <text:p>7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2 22:57:1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office:value-type="float" office:value="79" table:style-name="ce2">
            <text:p>79</text:p>
          </table:table-cell>
          <table:table-cell office:value-type="float" office:value="11141" table:style-name="ce2">
            <text:p>1114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00:53:16</text:p>
          </table:table-cell>
          <table:table-cell office:value-type="string" table:style-name="ce2">
            <text:p>2020 MAY 23 01:49:5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00:53:26</text:p>
          </table:table-cell>
          <table:table-cell office:value-type="string" table:style-name="ce2">
            <text:p>2020 MAY 23 01:49:53</text:p>
          </table:table-cell>
          <table:table-cell office:value-type="float" office:value="61.816600000000001" table:style-name="ce2">
            <text:p>61,8166</text:p>
          </table:table-cell>
          <table:table-cell office:value-type="float" office:value="129.63820000000001" table:style-name="ce2">
            <text:p>129,6382</text:p>
          </table:table-cell>
          <table:table-cell office:value-type="float" office:value="6.7046999999999999" table:style-name="ce2">
            <text:p>6,7047</text:p>
          </table:table-cell>
          <table:table-cell office:value-type="float" office:value="94.6096" table:style-name="ce2">
            <text:p>94,6096</text:p>
          </table:table-cell>
          <table:table-cell office:value-type="float" office:value="94.6096" table:style-name="ce2">
            <text:p>94,6096</text:p>
          </table:table-cell>
          <table:table-cell office:value-type="float" office:value="2.4013E-14" table:style-name="ce2">
            <text:p>2,4013E-14</text:p>
          </table:table-cell>
          <table:table-cell office:value-type="float" office:value="-67.007499999999993" table:style-name="ce2">
            <text:p>-67,0075</text:p>
          </table:table-cell>
          <table:table-cell office:value-type="float" office:value="-73.8142" table:style-name="ce2">
            <text:p>-73,8142</text:p>
          </table:table-cell>
          <table:table-cell office:value-type="float" office:value="18.059699999999999" table:style-name="ce2">
            <text:p>18,0597</text:p>
          </table:table-cell>
          <table:table-cell office:value-type="float" office:value="80.442099999999996" table:style-name="ce2">
            <text:p>80,4421</text:p>
          </table:table-cell>
          <table:table-cell office:value-type="float" office:value="80.442099999999996" table:style-name="ce2">
            <text:p>80,4421</text:p>
          </table:table-cell>
          <table:table-cell office:value-type="float" office:value="1.0814999999999999E-14" table:style-name="ce2">
            <text:p>1,0815E-14</text:p>
          </table:table-cell>
          <table:table-cell office:value-type="float" office:value="41.107900000000001" table:style-name="ce2">
            <text:p>41,1079</text:p>
          </table:table-cell>
          <table:table-cell office:value-type="float" office:value="205.95679999999999" table:style-name="ce2">
            <text:p>205,9568</text:p>
          </table:table-cell>
          <table:table-cell office:value-type="string" table:style-name="ce2">
            <text:p>N/A</text:p>
          </table:table-cell>
          <table:table-cell office:value-type="float" office:value="513.94799999999998" table:style-name="ce2">
            <text:p>513,948</text:p>
          </table:table-cell>
          <table:table-cell office:value-type="float" office:value="513.94799999999998" table:style-name="ce2">
            <text:p>513,9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387" table:style-name="ce2">
            <text:p>3387</text:p>
          </table:table-cell>
          <table:table-cell office:value-type="float" office:value="76" table:style-name="ce2">
            <text:p>76</text:p>
          </table:table-cell>
          <table:table-cell office:value-type="float" office:value="222" table:style-name="ce2">
            <text:p>222</text:p>
          </table:table-cell>
          <table:table-cell office:value-type="string" table:style-name="ce2">
            <text:p>1400002C0000000000000000000000000000000000000000000000000000000000000000000A0D3B004C00D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79" table:style-name="ce6">
            <text:p>7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3 00:55:1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11142" table:style-name="ce2">
            <text:p>1114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02:51:17</text:p>
          </table:table-cell>
          <table:table-cell office:value-type="string" table:style-name="ce2">
            <text:p>2020 MAY 23 03:47:53</text:p>
          </table:table-cell>
          <table:table-cell office:value-type="string" table:style-name="ce2">
            <text:p>2020 MAY 23 02:54:54</text:p>
          </table:table-cell>
          <table:table-cell office:value-type="string" table:style-name="ce2">
            <text:p>2020 MAY 23 03:40:39</text:p>
          </table:table-cell>
          <table:table-cell office:value-type="string" table:style-name="ce2">
            <text:p>2020 MAY 23 02:51:27</text:p>
          </table:table-cell>
          <table:table-cell office:value-type="string" table:style-name="ce2">
            <text:p>2020 MAY 23 03:47:52</text:p>
          </table:table-cell>
          <table:table-cell office:value-type="float" office:value="61.658700000000003" table:style-name="ce2">
            <text:p>61,6587</text:p>
          </table:table-cell>
          <table:table-cell office:value-type="float" office:value="100.95140000000001" table:style-name="ce2">
            <text:p>100,9514</text:p>
          </table:table-cell>
          <table:table-cell office:value-type="float" office:value="6.7061000000000002" table:style-name="ce2">
            <text:p>6,7061</text:p>
          </table:table-cell>
          <table:table-cell office:value-type="float" office:value="94.576700000000002" table:style-name="ce2">
            <text:p>94,5767</text:p>
          </table:table-cell>
          <table:table-cell office:value-type="float" office:value="94.576700000000002" table:style-name="ce2">
            <text:p>94,5767</text:p>
          </table:table-cell>
          <table:table-cell office:value-type="float" office:value="7.9514000000000004E-16" table:style-name="ce2">
            <text:p>7,9514E-16</text:p>
          </table:table-cell>
          <table:table-cell office:value-type="float" office:value="-66.8673" table:style-name="ce2">
            <text:p>-66,8673</text:p>
          </table:table-cell>
          <table:table-cell office:value-type="float" office:value="-102.3605" table:style-name="ce2">
            <text:p>-102,3605</text:p>
          </table:table-cell>
          <table:table-cell office:value-type="float" office:value="18.07" table:style-name="ce2">
            <text:p>18,07</text:p>
          </table:table-cell>
          <table:table-cell office:value-type="float" office:value="80.497399999999999" table:style-name="ce2">
            <text:p>80,4974</text:p>
          </table:table-cell>
          <table:table-cell office:value-type="float" office:value="80.497399999999999" table:style-name="ce2">
            <text:p>80,4974</text:p>
          </table:table-cell>
          <table:table-cell office:value-type="float" office:value="2.8624999999999998E-14" table:style-name="ce2">
            <text:p>2,8625E-14</text:p>
          </table:table-cell>
          <table:table-cell office:value-type="float" office:value="41.348100000000002" table:style-name="ce2">
            <text:p>41,3481</text:p>
          </table:table-cell>
          <table:table-cell office:value-type="float" office:value="206.00630000000001" table:style-name="ce2">
            <text:p>206,0063</text:p>
          </table:table-cell>
          <table:table-cell office:value-type="float" office:value="15.032299999999999" table:style-name="ce2">
            <text:p>15,0323</text:p>
          </table:table-cell>
          <table:table-cell office:value-type="float" office:value="513.63909999999998" table:style-name="ce2">
            <text:p>513,6391</text:p>
          </table:table-cell>
          <table:table-cell office:value-type="float" office:value="527.17769999999996" table:style-name="ce2">
            <text:p>527,17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7" table:style-name="ce2">
            <text:p>217</text:p>
          </table:table-cell>
          <table:table-cell office:value-type="float" office:value="847" table:style-name="ce2">
            <text:p>847</text:p>
          </table:table-cell>
          <table:table-cell office:value-type="float" office:value="1897" table:style-name="ce2">
            <text:p>189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45" table:style-name="ce2">
            <text:p>27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385" table:style-name="ce2">
            <text:p>3385</text:p>
          </table:table-cell>
          <table:table-cell office:value-type="float" office:value="76" table:style-name="ce2">
            <text:p>76</text:p>
          </table:table-cell>
          <table:table-cell office:value-type="float" office:value="1125" table:style-name="ce2">
            <text:p>1125</text:p>
          </table:table-cell>
          <table:table-cell office:value-type="string" table:style-name="ce2">
            <text:p>1400002C0000000000000000000000000000000000D9034F07691E1E0AB9000102750275000A0D39004C0465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941" table:style-name="ce6">
            <text:p>1941</text:p>
          </table:table-cell>
          <table:table-cell office:value-type="float" office:value="1941" table:style-name="ce6">
            <text:p>1941</text:p>
          </table:table-cell>
          <table:table-cell office:value-type="float" office:value="1" table:style-name="ce6">
            <text:p>1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3 02:53:1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" table:style-name="ce2">
            <text:p>81</text:p>
          </table:table-cell>
          <table:table-cell office:value-type="float" office:value="81" table:style-name="ce2">
            <text:p>81</text:p>
          </table:table-cell>
          <table:table-cell office:value-type="float" office:value="11143" table:style-name="ce2">
            <text:p>1114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04:49:15</text:p>
          </table:table-cell>
          <table:table-cell office:value-type="string" table:style-name="ce2">
            <text:p>2020 MAY 23 05:51:52</text:p>
          </table:table-cell>
          <table:table-cell office:value-type="string" table:style-name="ce2">
            <text:p>2020 MAY 23 04:49:53</text:p>
          </table:table-cell>
          <table:table-cell office:value-type="string" table:style-name="ce2">
            <text:p>2020 MAY 23 05:41:38</text:p>
          </table:table-cell>
          <table:table-cell office:value-type="string" table:style-name="ce2">
            <text:p>2020 MAY 23 04:49:25</text:p>
          </table:table-cell>
          <table:table-cell office:value-type="string" table:style-name="ce2">
            <text:p>2020 MAY 23 05:51:51</text:p>
          </table:table-cell>
          <table:table-cell office:value-type="float" office:value="61.542000000000002" table:style-name="ce2">
            <text:p>61,542</text:p>
          </table:table-cell>
          <table:table-cell office:value-type="float" office:value="72.276200000000003" table:style-name="ce2">
            <text:p>72,2762</text:p>
          </table:table-cell>
          <table:table-cell office:value-type="float" office:value="6.7077999999999998" table:style-name="ce2">
            <text:p>6,7078</text:p>
          </table:table-cell>
          <table:table-cell office:value-type="float" office:value="94.554000000000002" table:style-name="ce2">
            <text:p>94,554</text:p>
          </table:table-cell>
          <table:table-cell office:value-type="float" office:value="94.554000000000002" table:style-name="ce2">
            <text:p>94,554</text:p>
          </table:table-cell>
          <table:table-cell office:value-type="float" office:value="5.4441999999999999E-14" table:style-name="ce2">
            <text:p>5,4442E-14</text:p>
          </table:table-cell>
          <table:table-cell office:value-type="float" office:value="-50.971699999999998" table:style-name="ce2">
            <text:p>-50,9717</text:p>
          </table:table-cell>
          <table:table-cell office:value-type="float" office:value="-112.40600000000001" table:style-name="ce2">
            <text:p>-112,406</text:p>
          </table:table-cell>
          <table:table-cell office:value-type="float" office:value="19.4114" table:style-name="ce2">
            <text:p>19,4114</text:p>
          </table:table-cell>
          <table:table-cell office:value-type="float" office:value="94.341899999999995" table:style-name="ce2">
            <text:p>94,3419</text:p>
          </table:table-cell>
          <table:table-cell office:value-type="float" office:value="94.341899999999995" table:style-name="ce2">
            <text:p>94,3419</text:p>
          </table:table-cell>
          <table:table-cell office:value-type="float" office:value="3.7125E-14" table:style-name="ce2">
            <text:p>3,7125E-14</text:p>
          </table:table-cell>
          <table:table-cell office:value-type="float" office:value="41.586100000000002" table:style-name="ce2">
            <text:p>41,5861</text:p>
          </table:table-cell>
          <table:table-cell office:value-type="float" office:value="206.0557" table:style-name="ce2">
            <text:p>206,0557</text:p>
          </table:table-cell>
          <table:table-cell office:value-type="float" office:value="17.487200000000001" table:style-name="ce2">
            <text:p>17,4872</text:p>
          </table:table-cell>
          <table:table-cell office:value-type="float" office:value="568.4171" table:style-name="ce2">
            <text:p>568,4171</text:p>
          </table:table-cell>
          <table:table-cell office:value-type="float" office:value="584.21400000000006" table:style-name="ce2">
            <text:p>584,2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668" table:style-name="ce2">
            <text:p>668</text:p>
          </table:table-cell>
          <table:table-cell office:value-type="float" office:value="1898" table:style-name="ce2">
            <text:p>189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105" table:style-name="ce2">
            <text:p>310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6" table:style-name="ce2">
            <text:p>3746</text:p>
          </table:table-cell>
          <table:table-cell office:value-type="float" office:value="76" table:style-name="ce2">
            <text:p>76</text:p>
          </table:table-cell>
          <table:table-cell office:value-type="float" office:value="979" table:style-name="ce2">
            <text:p>979</text:p>
          </table:table-cell>
          <table:table-cell office:value-type="string" table:style-name="ce2">
            <text:p>1400002C000000000000000000000000000000000026029C076A1E1E0C21000102750275000A0EA2004C03D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81" table:style-name="ce6">
            <text:p>8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3 04:51:1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office:value-type="float" office:value="82" table:style-name="ce2">
            <text:p>82</text:p>
          </table:table-cell>
          <table:table-cell office:value-type="float" office:value="11144" table:style-name="ce2">
            <text:p>1114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06:47:10</text:p>
          </table:table-cell>
          <table:table-cell office:value-type="string" table:style-name="ce2">
            <text:p>2020 MAY 23 07:49:4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06:47:20</text:p>
          </table:table-cell>
          <table:table-cell office:value-type="string" table:style-name="ce2">
            <text:p>2020 MAY 23 07:49:46</text:p>
          </table:table-cell>
          <table:table-cell office:value-type="float" office:value="61.418599999999998" table:style-name="ce2">
            <text:p>61,4186</text:p>
          </table:table-cell>
          <table:table-cell office:value-type="float" office:value="43.576599999999999" table:style-name="ce2">
            <text:p>43,5766</text:p>
          </table:table-cell>
          <table:table-cell office:value-type="float" office:value="6.7069000000000001" table:style-name="ce2">
            <text:p>6,7069</text:p>
          </table:table-cell>
          <table:table-cell office:value-type="float" office:value="94.546300000000002" table:style-name="ce2">
            <text:p>94,5463</text:p>
          </table:table-cell>
          <table:table-cell office:value-type="float" office:value="94.546300000000002" table:style-name="ce2">
            <text:p>94,5463</text:p>
          </table:table-cell>
          <table:table-cell office:value-type="float" office:value="1.8271E-14" table:style-name="ce2">
            <text:p>1,8271E-14</text:p>
          </table:table-cell>
          <table:table-cell office:value-type="float" office:value="-50.811599999999999" table:style-name="ce2">
            <text:p>-50,8116</text:p>
          </table:table-cell>
          <table:table-cell office:value-type="float" office:value="-141.20590000000001" table:style-name="ce2">
            <text:p>-141,2059</text:p>
          </table:table-cell>
          <table:table-cell office:value-type="float" office:value="19.403600000000001" table:style-name="ce2">
            <text:p>19,4036</text:p>
          </table:table-cell>
          <table:table-cell office:value-type="float" office:value="94.324200000000005" table:style-name="ce2">
            <text:p>94,3242</text:p>
          </table:table-cell>
          <table:table-cell office:value-type="float" office:value="94.324200000000005" table:style-name="ce2">
            <text:p>94,3242</text:p>
          </table:table-cell>
          <table:table-cell office:value-type="float" office:value="2.9322999999999998E-14" table:style-name="ce2">
            <text:p>2,9323E-14</text:p>
          </table:table-cell>
          <table:table-cell office:value-type="float" office:value="41.802700000000002" table:style-name="ce2">
            <text:p>41,8027</text:p>
          </table:table-cell>
          <table:table-cell office:value-type="float" office:value="206.10509999999999" table:style-name="ce2">
            <text:p>206,1051</text:p>
          </table:table-cell>
          <table:table-cell office:value-type="string" table:style-name="ce2">
            <text:p>N/A</text:p>
          </table:table-cell>
          <table:table-cell office:value-type="float" office:value="568.42259999999999" table:style-name="ce2">
            <text:p>568,4226</text:p>
          </table:table-cell>
          <table:table-cell office:value-type="float" office:value="568.42259999999999" table:style-name="ce2">
            <text:p>568,42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46" table:style-name="ce2">
            <text:p>3746</text:p>
          </table:table-cell>
          <table:table-cell office:value-type="float" office:value="76" table:style-name="ce2">
            <text:p>76</text:p>
          </table:table-cell>
          <table:table-cell office:value-type="float" office:value="326" table:style-name="ce2">
            <text:p>326</text:p>
          </table:table-cell>
          <table:table-cell office:value-type="string" table:style-name="ce2">
            <text:p>1400002C0000000000000000000000000000000000000000000000000000000000000000000A0EA2004C014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82" table:style-name="ce6">
            <text:p>8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3 06:49:1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83" table:style-name="ce2">
            <text:p>83</text:p>
          </table:table-cell>
          <table:table-cell office:value-type="float" office:value="83" table:style-name="ce2">
            <text:p>83</text:p>
          </table:table-cell>
          <table:table-cell office:value-type="float" office:value="11145" table:style-name="ce2">
            <text:p>1114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08:35:06</text:p>
          </table:table-cell>
          <table:table-cell office:value-type="string" table:style-name="ce2">
            <text:p>2020 MAY 23 09:41:48</text:p>
          </table:table-cell>
          <table:table-cell office:value-type="string" table:style-name="ce2">
            <text:p>2020 MAY 23 08:35:16</text:p>
          </table:table-cell>
          <table:table-cell office:value-type="string" table:style-name="ce2">
            <text:p>2020 MAY 23 09:41:46</text:p>
          </table:table-cell>
          <table:table-cell office:value-type="string" table:style-name="ce2">
            <text:p>2020 MAY 23 08:35:16</text:p>
          </table:table-cell>
          <table:table-cell office:value-type="string" table:style-name="ce2">
            <text:p>2020 MAY 23 09:41:47</text:p>
          </table:table-cell>
          <table:table-cell office:value-type="float" office:value="73.645499999999998" table:style-name="ce2">
            <text:p>73,6455</text:p>
          </table:table-cell>
          <table:table-cell office:value-type="float" office:value="-62.715600000000002" table:style-name="ce2">
            <text:p>-62,7156</text:p>
          </table:table-cell>
          <table:table-cell office:value-type="float" office:value="1.3714" table:style-name="ce2">
            <text:p>1,3714</text:p>
          </table:table-cell>
          <table:table-cell office:value-type="float" office:value="115.8712" table:style-name="ce2">
            <text:p>115,8712</text:p>
          </table:table-cell>
          <table:table-cell office:value-type="float" office:value="115.8712" table:style-name="ce2">
            <text:p>115,8712</text:p>
          </table:table-cell>
          <table:table-cell office:value-type="float" office:value="6.3611E-15" table:style-name="ce2">
            <text:p>6,3611E-15</text:p>
          </table:table-cell>
          <table:table-cell office:value-type="float" office:value="-66.189800000000005" table:style-name="ce2">
            <text:p>-66,1898</text:p>
          </table:table-cell>
          <table:table-cell office:value-type="float" office:value="172.30959999999999" table:style-name="ce2">
            <text:p>172,3096</text:p>
          </table:table-cell>
          <table:table-cell office:value-type="float" office:value="18.121700000000001" table:style-name="ce2">
            <text:p>18,1217</text:p>
          </table:table-cell>
          <table:table-cell office:value-type="float" office:value="80.813000000000002" table:style-name="ce2">
            <text:p>80,813</text:p>
          </table:table-cell>
          <table:table-cell office:value-type="float" office:value="80.813000000000002" table:style-name="ce2">
            <text:p>80,813</text:p>
          </table:table-cell>
          <table:table-cell office:value-type="float" office:value="1.9671E-14" table:style-name="ce2">
            <text:p>1,9671E-14</text:p>
          </table:table-cell>
          <table:table-cell office:value-type="float" office:value="41.9621" table:style-name="ce2">
            <text:p>41,9621</text:p>
          </table:table-cell>
          <table:table-cell office:value-type="float" office:value="206.15039999999999" table:style-name="ce2">
            <text:p>206,1504</text:p>
          </table:table-cell>
          <table:table-cell office:value-type="float" office:value="23.522200000000002" table:style-name="ce2">
            <text:p>23,5222</text:p>
          </table:table-cell>
          <table:table-cell office:value-type="float" office:value="605.59339999999997" table:style-name="ce2">
            <text:p>605,5934</text:p>
          </table:table-cell>
          <table:table-cell office:value-type="float" office:value="626.94200000000001" table:style-name="ce2">
            <text:p>626,9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320" table:style-name="ce2">
            <text:p>232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990" table:style-name="ce2">
            <text:p>39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991" table:style-name="ce2">
            <text:p>3991</text:p>
          </table:table-cell>
          <table:table-cell office:value-type="float" office:value="76" table:style-name="ce2">
            <text:p>76</text:p>
          </table:table-cell>
          <table:table-cell office:value-type="float" office:value="945" table:style-name="ce2">
            <text:p>945</text:p>
          </table:table-cell>
          <table:table-cell office:value-type="string" table:style-name="ce2">
            <text:p>1400002C00000000000000000000000000000000000A028009101E1E0F96000102750275000A0F97004C03B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532" table:style-name="ce6">
            <text:p>1532</text:p>
          </table:table-cell>
          <table:table-cell office:value-type="float" office:value="1532" table:style-name="ce6">
            <text:p>1532</text:p>
          </table:table-cell>
          <table:table-cell office:value-type="float" office:value="1" table:style-name="ce6">
            <text:p>1</text:p>
          </table:table-cell>
          <table:table-cell office:value-type="float" office:value="83" table:style-name="ce6">
            <text:p>8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3 08:47:0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" table:style-name="ce2">
            <text:p>84</text:p>
          </table:table-cell>
          <table:table-cell office:value-type="float" office:value="84" table:style-name="ce2">
            <text:p>84</text:p>
          </table:table-cell>
          <table:table-cell office:value-type="float" office:value="11146" table:style-name="ce2">
            <text:p>1114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10:43:06</text:p>
          </table:table-cell>
          <table:table-cell office:value-type="string" table:style-name="ce2">
            <text:p>2020 MAY 23 11:45:46</text:p>
          </table:table-cell>
          <table:table-cell office:value-type="string" table:style-name="ce2">
            <text:p>2020 MAY 23 10:43:50</text:p>
          </table:table-cell>
          <table:table-cell office:value-type="string" table:style-name="ce2">
            <text:p>2020 MAY 23 11:35:20</text:p>
          </table:table-cell>
          <table:table-cell office:value-type="string" table:style-name="ce2">
            <text:p>2020 MAY 23 10:43:16</text:p>
          </table:table-cell>
          <table:table-cell office:value-type="string" table:style-name="ce2">
            <text:p>2020 MAY 23 11:45:45</text:p>
          </table:table-cell>
          <table:table-cell office:value-type="float" office:value="60.981400000000001" table:style-name="ce2">
            <text:p>60,9814</text:p>
          </table:table-cell>
          <table:table-cell office:value-type="float" office:value="-13.969099999999999" table:style-name="ce2">
            <text:p>-13,9691</text:p>
          </table:table-cell>
          <table:table-cell office:value-type="float" office:value="6.6971999999999996" table:style-name="ce2">
            <text:p>6,6972</text:p>
          </table:table-cell>
          <table:table-cell office:value-type="float" office:value="94.540599999999998" table:style-name="ce2">
            <text:p>94,5406</text:p>
          </table:table-cell>
          <table:table-cell office:value-type="float" office:value="94.540599999999998" table:style-name="ce2">
            <text:p>94,5406</text:p>
          </table:table-cell>
          <table:table-cell office:value-type="float" office:value="1.5763E-14" table:style-name="ce2">
            <text:p>1,5763E-14</text:p>
          </table:table-cell>
          <table:table-cell office:value-type="float" office:value="-50.313099999999999" table:style-name="ce2">
            <text:p>-50,3131</text:p>
          </table:table-cell>
          <table:table-cell office:value-type="float" office:value="161.05439999999999" table:style-name="ce2">
            <text:p>161,0544</text:p>
          </table:table-cell>
          <table:table-cell office:value-type="float" office:value="19.381699999999999" table:style-name="ce2">
            <text:p>19,3817</text:p>
          </table:table-cell>
          <table:table-cell office:value-type="float" office:value="94.296800000000005" table:style-name="ce2">
            <text:p>94,2968</text:p>
          </table:table-cell>
          <table:table-cell office:value-type="float" office:value="94.296800000000005" table:style-name="ce2">
            <text:p>94,2968</text:p>
          </table:table-cell>
          <table:table-cell office:value-type="float" office:value="1.1132E-14" table:style-name="ce2">
            <text:p>1,1132E-14</text:p>
          </table:table-cell>
          <table:table-cell office:value-type="float" office:value="42.188099999999999" table:style-name="ce2">
            <text:p>42,1881</text:p>
          </table:table-cell>
          <table:table-cell office:value-type="float" office:value="206.20400000000001" table:style-name="ce2">
            <text:p>206,204</text:p>
          </table:table-cell>
          <table:table-cell office:value-type="float" office:value="17.384899999999998" table:style-name="ce2">
            <text:p>17,3849</text:p>
          </table:table-cell>
          <table:table-cell office:value-type="float" office:value="568.8723" table:style-name="ce2">
            <text:p>568,8723</text:p>
          </table:table-cell>
          <table:table-cell office:value-type="float" office:value="584.5752" table:style-name="ce2">
            <text:p>584,57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float" office:value="674" table:style-name="ce2">
            <text:p>674</text:p>
          </table:table-cell>
          <table:table-cell office:value-type="float" office:value="1904" table:style-name="ce2">
            <text:p>190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90" table:style-name="ce2">
            <text:p>30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9" table:style-name="ce2">
            <text:p>3749</text:p>
          </table:table-cell>
          <table:table-cell office:value-type="float" office:value="76" table:style-name="ce2">
            <text:p>76</text:p>
          </table:table-cell>
          <table:table-cell office:value-type="float" office:value="985" table:style-name="ce2">
            <text:p>985</text:p>
          </table:table-cell>
          <table:table-cell office:value-type="string" table:style-name="ce2">
            <text:p>1400002C00000000000000000000000000000000002C02A207701E1E0C12000102750275000A0EA5004C03D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84" table:style-name="ce6">
            <text:p>8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3 10:45:0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85" table:style-name="ce5">
            <text:p>85</text:p>
          </table:table-cell>
          <table:table-cell office:value-type="float" office:value="85" table:style-name="ce5">
            <text:p>85</text:p>
          </table:table-cell>
          <table:table-cell office:value-type="float" office:value="11147" table:style-name="ce5">
            <text:p>1114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2020 MAY 23 12:41:07</text:p>
          </table:table-cell>
          <table:table-cell office:value-type="string" table:style-name="ce5">
            <text:p>2020 MAY 23 13:43:48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2020 MAY 23 12:41:17</text:p>
          </table:table-cell>
          <table:table-cell office:value-type="string" table:style-name="ce5">
            <text:p>2020 MAY 23 13:43:47</text:p>
          </table:table-cell>
          <table:table-cell office:value-type="float" office:value="60.7834" table:style-name="ce5">
            <text:p>60,7834</text:p>
          </table:table-cell>
          <table:table-cell office:value-type="float" office:value="-42.7254" table:style-name="ce5">
            <text:p>-42,7254</text:p>
          </table:table-cell>
          <table:table-cell office:value-type="float" office:value="6.6942000000000004" table:style-name="ce5">
            <text:p>6,6942</text:p>
          </table:table-cell>
          <table:table-cell office:value-type="float" office:value="94.529899999999998" table:style-name="ce5">
            <text:p>94,5299</text:p>
          </table:table-cell>
          <table:table-cell office:value-type="float" office:value="94.529899999999998" table:style-name="ce5">
            <text:p>94,5299</text:p>
          </table:table-cell>
          <table:table-cell office:value-type="float" office:value="2.8624999999999998E-14" table:style-name="ce5">
            <text:p>2,8625E-14</text:p>
          </table:table-cell>
          <table:table-cell office:value-type="float" office:value="-50.105499999999999" table:style-name="ce5">
            <text:p>-50,1055</text:p>
          </table:table-cell>
          <table:table-cell office:value-type="float" office:value="132.19839999999999" table:style-name="ce5">
            <text:p>132,1984</text:p>
          </table:table-cell>
          <table:table-cell office:value-type="float" office:value="19.372499999999999" table:style-name="ce5">
            <text:p>19,3725</text:p>
          </table:table-cell>
          <table:table-cell office:value-type="float" office:value="94.279300000000006" table:style-name="ce5">
            <text:p>94,2793</text:p>
          </table:table-cell>
          <table:table-cell office:value-type="float" office:value="94.279300000000006" table:style-name="ce5">
            <text:p>94,2793</text:p>
          </table:table-cell>
          <table:table-cell office:value-type="float" office:value="3.4985999999999999E-14" table:style-name="ce5">
            <text:p>3,4986E-14</text:p>
          </table:table-cell>
          <table:table-cell office:value-type="float" office:value="42.396099999999997" table:style-name="ce5">
            <text:p>42,3961</text:p>
          </table:table-cell>
          <table:table-cell office:value-type="float" office:value="206.2535" table:style-name="ce5">
            <text:p>206,2535</text:p>
          </table:table-cell>
          <table:table-cell office:value-type="string" table:style-name="ce5">
            <text:p>N/A</text:p>
          </table:table-cell>
          <table:table-cell office:value-type="float" office:value="569.02949999999998" table:style-name="ce5">
            <text:p>569,0295</text:p>
          </table:table-cell>
          <table:table-cell office:value-type="float" office:value="569.02949999999998" table:style-name="ce5">
            <text:p>569,0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3750" table:style-name="ce5">
            <text:p>3750</text:p>
          </table:table-cell>
          <table:table-cell office:value-type="float" office:value="76" table:style-name="ce5">
            <text:p>76</text:p>
          </table:table-cell>
          <table:table-cell office:value-type="float" office:value="330" table:style-name="ce5">
            <text:p>330</text:p>
          </table:table-cell>
          <table:table-cell office:value-type="string" table:style-name="ce5">
            <text:p>1400002C0000000000000000000000000000000000000000000000000000000000000000000A0EA6004C014A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85" table:style-name="ce8">
            <text:p>85</text:p>
          </table:table-cell>
          <table:table-cell office:value-type="string" table:style-name="ce8">
            <text:p>dayside</text:p>
          </table:table-cell>
          <table:table-cell office:value-type="string" table:style-name="ce8">
            <text:p>2020 MAY 23 12:43:08</text:p>
          </table:table-cell>
          <table:table-cell office:value-type="string" table:style-name="ce8">
            <text:p>ALL OFF</text:p>
          </table:table-cell>
          <table:table-cell table:number-columns-repeated="16317" table:style-name="ce5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86" table:style-name="ce5">
            <text:p>86</text:p>
          </table:table-cell>
          <table:table-cell office:value-type="float" office:value="86" table:style-name="ce5">
            <text:p>86</text:p>
          </table:table-cell>
          <table:table-cell office:value-type="float" office:value="11148" table:style-name="ce5">
            <text:p>11148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2020 MAY 23 14:39:08</text:p>
          </table:table-cell>
          <table:table-cell office:value-type="string" table:style-name="ce5">
            <text:p>2020 MAY 23 15:41:49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2020 MAY 23 14:39:18</text:p>
          </table:table-cell>
          <table:table-cell office:value-type="string" table:style-name="ce5">
            <text:p>2020 MAY 23 15:41:48</text:p>
          </table:table-cell>
          <table:table-cell office:value-type="float" office:value="60.5901" table:style-name="ce5">
            <text:p>60,5901</text:p>
          </table:table-cell>
          <table:table-cell office:value-type="float" office:value="-71.417900000000003" table:style-name="ce5">
            <text:p>-71,4179</text:p>
          </table:table-cell>
          <table:table-cell office:value-type="float" office:value="6.6955999999999998" table:style-name="ce5">
            <text:p>6,6956</text:p>
          </table:table-cell>
          <table:table-cell office:value-type="float" office:value="94.490399999999994" table:style-name="ce5">
            <text:p>94,4904</text:p>
          </table:table-cell>
          <table:table-cell office:value-type="float" office:value="94.490399999999994" table:style-name="ce5">
            <text:p>94,4904</text:p>
          </table:table-cell>
          <table:table-cell office:value-type="float" office:value="7.9514000000000006E-15" table:style-name="ce5">
            <text:p>7,9514E-15</text:p>
          </table:table-cell>
          <table:table-cell office:value-type="float" office:value="-49.9285" table:style-name="ce5">
            <text:p>-49,9285</text:p>
          </table:table-cell>
          <table:table-cell office:value-type="float" office:value="103.4004" table:style-name="ce5">
            <text:p>103,4004</text:p>
          </table:table-cell>
          <table:table-cell office:value-type="float" office:value="19.366700000000002" table:style-name="ce5">
            <text:p>19,3667</text:p>
          </table:table-cell>
          <table:table-cell office:value-type="float" office:value="94.281199999999998" table:style-name="ce5">
            <text:p>94,2812</text:p>
          </table:table-cell>
          <table:table-cell office:value-type="float" office:value="94.281199999999998" table:style-name="ce5">
            <text:p>94,2812</text:p>
          </table:table-cell>
          <table:table-cell office:value-type="float" office:value="3.7090999999999999E-14" table:style-name="ce5">
            <text:p>3,7091E-14</text:p>
          </table:table-cell>
          <table:table-cell office:value-type="float" office:value="42.615499999999997" table:style-name="ce5">
            <text:p>42,6155</text:p>
          </table:table-cell>
          <table:table-cell office:value-type="float" office:value="206.30289999999999" table:style-name="ce5">
            <text:p>206,3029</text:p>
          </table:table-cell>
          <table:table-cell office:value-type="string" table:style-name="ce5">
            <text:p>N/A</text:p>
          </table:table-cell>
          <table:table-cell office:value-type="float" office:value="569.02949999999998" table:style-name="ce5">
            <text:p>569,0295</text:p>
          </table:table-cell>
          <table:table-cell office:value-type="float" office:value="569.02949999999998" table:style-name="ce5">
            <text:p>569,0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3750" table:style-name="ce5">
            <text:p>3750</text:p>
          </table:table-cell>
          <table:table-cell office:value-type="float" office:value="76" table:style-name="ce5">
            <text:p>76</text:p>
          </table:table-cell>
          <table:table-cell office:value-type="float" office:value="330" table:style-name="ce5">
            <text:p>330</text:p>
          </table:table-cell>
          <table:table-cell office:value-type="string" table:style-name="ce5">
            <text:p>1400002C0000000000000000000000000000000000000000000000000000000000000000000A0EA6004C014A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86" table:style-name="ce8">
            <text:p>86</text:p>
          </table:table-cell>
          <table:table-cell office:value-type="string" table:style-name="ce8">
            <text:p>dayside</text:p>
          </table:table-cell>
          <table:table-cell office:value-type="string" table:style-name="ce8">
            <text:p>2020 MAY 23 14:41:08</text:p>
          </table:table-cell>
          <table:table-cell office:value-type="string" table:style-name="ce8">
            <text:p>ALL OFF</text:p>
          </table:table-cell>
          <table:table-cell table:number-columns-repeated="16317" table:style-name="ce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11149" table:style-name="ce2">
            <text:p>1114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16:27:06</text:p>
          </table:table-cell>
          <table:table-cell office:value-type="string" table:style-name="ce2">
            <text:p>2020 MAY 23 17:39:45</text:p>
          </table:table-cell>
          <table:table-cell office:value-type="string" table:style-name="ce2">
            <text:p>2020 MAY 23 16:27:16</text:p>
          </table:table-cell>
          <table:table-cell office:value-type="string" table:style-name="ce2">
            <text:p>2020 MAY 23 17:39:31</text:p>
          </table:table-cell>
          <table:table-cell office:value-type="string" table:style-name="ce2">
            <text:p>2020 MAY 23 16:27:16</text:p>
          </table:table-cell>
          <table:table-cell office:value-type="string" table:style-name="ce2">
            <text:p>2020 MAY 23 17:39:44</text:p>
          </table:table-cell>
          <table:table-cell office:value-type="float" office:value="73.9101" table:style-name="ce2">
            <text:p>73,9101</text:p>
          </table:table-cell>
          <table:table-cell office:value-type="float" office:value="-175.5446" table:style-name="ce2">
            <text:p>-175,5446</text:p>
          </table:table-cell>
          <table:table-cell office:value-type="float" office:value="1.5046999999999999" table:style-name="ce2">
            <text:p>1,5047</text:p>
          </table:table-cell>
          <table:table-cell office:value-type="float" office:value="115.4863" table:style-name="ce2">
            <text:p>115,4863</text:p>
          </table:table-cell>
          <table:table-cell office:value-type="float" office:value="115.4863" table:style-name="ce2">
            <text:p>115,4863</text:p>
          </table:table-cell>
          <table:table-cell office:value-type="float" office:value="2.0281E-14" table:style-name="ce2">
            <text:p>2,0281E-14</text:p>
          </table:table-cell>
          <table:table-cell office:value-type="float" office:value="-49.838500000000003" table:style-name="ce2">
            <text:p>-49,8385</text:p>
          </table:table-cell>
          <table:table-cell office:value-type="float" office:value="74.588899999999995" table:style-name="ce2">
            <text:p>74,5889</text:p>
          </table:table-cell>
          <table:table-cell office:value-type="float" office:value="19.358599999999999" table:style-name="ce2">
            <text:p>19,3586</text:p>
          </table:table-cell>
          <table:table-cell office:value-type="float" office:value="94.229399999999998" table:style-name="ce2">
            <text:p>94,2294</text:p>
          </table:table-cell>
          <table:table-cell office:value-type="float" office:value="94.229399999999998" table:style-name="ce2">
            <text:p>94,2294</text:p>
          </table:table-cell>
          <table:table-cell office:value-type="float" office:value="2.0177999999999999E-14" table:style-name="ce2">
            <text:p>2,0178E-14</text:p>
          </table:table-cell>
          <table:table-cell office:value-type="float" office:value="42.809899999999999" table:style-name="ce2">
            <text:p>42,8099</text:p>
          </table:table-cell>
          <table:table-cell office:value-type="float" office:value="206.34819999999999" table:style-name="ce2">
            <text:p>206,3482</text:p>
          </table:table-cell>
          <table:table-cell office:value-type="float" office:value="25.8748" table:style-name="ce2">
            <text:p>25,8748</text:p>
          </table:table-cell>
          <table:table-cell office:value-type="float" office:value="659.76440000000002" table:style-name="ce2">
            <text:p>659,7644</text:p>
          </table:table-cell>
          <table:table-cell office:value-type="float" office:value="683.27729999999997" table:style-name="ce2">
            <text:p>683,27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48" table:style-name="ce2">
            <text:p>4348</text:p>
          </table:table-cell>
          <table:table-cell office:value-type="float" office:value="76" table:style-name="ce2">
            <text:p>76</text:p>
          </table:table-cell>
          <table:table-cell office:value-type="float" office:value="1302" table:style-name="ce2">
            <text:p>1302</text:p>
          </table:table-cell>
          <table:table-cell office:value-type="string" table:style-name="ce2">
            <text:p>1400002C00000000000000000000000000000000000A028009B51E1E10EF000102750275000A10FC004C0516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44" table:style-name="ce6">
            <text:p>944</text:p>
          </table:table-cell>
          <table:table-cell office:value-type="float" office:value="944" table:style-name="ce6">
            <text:p>944</text:p>
          </table:table-cell>
          <table:table-cell office:value-type="float" office:value="1" table:style-name="ce6">
            <text:p>1</text:p>
          </table:table-cell>
          <table:table-cell office:value-type="float" office:value="87" table:style-name="ce6">
            <text:p>8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3 16:39:0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11150" table:style-name="ce2">
            <text:p>111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18:25:02</text:p>
          </table:table-cell>
          <table:table-cell office:value-type="string" table:style-name="ce2">
            <text:p>2020 MAY 23 19:31:45</text:p>
          </table:table-cell>
          <table:table-cell office:value-type="string" table:style-name="ce2">
            <text:p>2020 MAY 23 18:25:12</text:p>
          </table:table-cell>
          <table:table-cell office:value-type="string" table:style-name="ce2">
            <text:p>2020 MAY 23 19:31:42</text:p>
          </table:table-cell>
          <table:table-cell office:value-type="string" table:style-name="ce2">
            <text:p>2020 MAY 23 18:25:12</text:p>
          </table:table-cell>
          <table:table-cell office:value-type="string" table:style-name="ce2">
            <text:p>2020 MAY 23 19:31:44</text:p>
          </table:table-cell>
          <table:table-cell office:value-type="float" office:value="73.995999999999995" table:style-name="ce2">
            <text:p>73,996</text:p>
          </table:table-cell>
          <table:table-cell office:value-type="float" office:value="156.0128" table:style-name="ce2">
            <text:p>156,0128</text:p>
          </table:table-cell>
          <table:table-cell office:value-type="float" office:value="1.5214000000000001" table:style-name="ce2">
            <text:p>1,5214</text:p>
          </table:table-cell>
          <table:table-cell office:value-type="float" office:value="115.3997" table:style-name="ce2">
            <text:p>115,3997</text:p>
          </table:table-cell>
          <table:table-cell office:value-type="float" office:value="115.3997" table:style-name="ce2">
            <text:p>115,3997</text:p>
          </table:table-cell>
          <table:table-cell office:value-type="float" office:value="7.5013000000000006E-15" table:style-name="ce2">
            <text:p>7,5013E-15</text:p>
          </table:table-cell>
          <table:table-cell office:value-type="float" office:value="-65.361800000000002" table:style-name="ce2">
            <text:p>-65,3618</text:p>
          </table:table-cell>
          <table:table-cell office:value-type="float" office:value="29.2898" table:style-name="ce2">
            <text:p>29,2898</text:p>
          </table:table-cell>
          <table:table-cell office:value-type="float" office:value="18.1553" table:style-name="ce2">
            <text:p>18,1553</text:p>
          </table:table-cell>
          <table:table-cell office:value-type="float" office:value="81.019800000000004" table:style-name="ce2">
            <text:p>81,0198</text:p>
          </table:table-cell>
          <table:table-cell office:value-type="float" office:value="81.019800000000004" table:style-name="ce2">
            <text:p>81,0198</text:p>
          </table:table-cell>
          <table:table-cell office:value-type="float" office:value="2.3209E-14" table:style-name="ce2">
            <text:p>2,3209E-14</text:p>
          </table:table-cell>
          <table:table-cell office:value-type="float" office:value="43.042200000000001" table:style-name="ce2">
            <text:p>43,0422</text:p>
          </table:table-cell>
          <table:table-cell office:value-type="float" office:value="206.39769999999999" table:style-name="ce2">
            <text:p>206,3977</text:p>
          </table:table-cell>
          <table:table-cell office:value-type="float" office:value="23.522200000000002" table:style-name="ce2">
            <text:p>23,5222</text:p>
          </table:table-cell>
          <table:table-cell office:value-type="float" office:value="605.74509999999998" table:style-name="ce2">
            <text:p>605,7451</text:p>
          </table:table-cell>
          <table:table-cell office:value-type="float" office:value="627.09370000000001" table:style-name="ce2">
            <text:p>627,09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320" table:style-name="ce2">
            <text:p>232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990" table:style-name="ce2">
            <text:p>39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992" table:style-name="ce2">
            <text:p>3992</text:p>
          </table:table-cell>
          <table:table-cell office:value-type="float" office:value="76" table:style-name="ce2">
            <text:p>76</text:p>
          </table:table-cell>
          <table:table-cell office:value-type="float" office:value="946" table:style-name="ce2">
            <text:p>946</text:p>
          </table:table-cell>
          <table:table-cell office:value-type="string" table:style-name="ce2">
            <text:p>1400002C00000000000000000000000000000000000A028009101E1E0F96000102750275000A0F98004C03B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88" table:style-name="ce6">
            <text:p>8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3 18:37:0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11151" table:style-name="ce2">
            <text:p>1115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20:32:58</text:p>
          </table:table-cell>
          <table:table-cell office:value-type="string" table:style-name="ce2">
            <text:p>2020 MAY 23 21:29:46</text:p>
          </table:table-cell>
          <table:table-cell office:value-type="string" table:style-name="ce2">
            <text:p>2020 MAY 23 20:36:47</text:p>
          </table:table-cell>
          <table:table-cell office:value-type="string" table:style-name="ce2">
            <text:p>2020 MAY 23 21:22:17</text:p>
          </table:table-cell>
          <table:table-cell office:value-type="string" table:style-name="ce2">
            <text:p>2020 MAY 23 20:33:08</text:p>
          </table:table-cell>
          <table:table-cell office:value-type="string" table:style-name="ce2">
            <text:p>2020 MAY 23 21:29:45</text:p>
          </table:table-cell>
          <table:table-cell office:value-type="float" office:value="60.1629" table:style-name="ce2">
            <text:p>60,1629</text:p>
          </table:table-cell>
          <table:table-cell office:value-type="float" office:value="-157.57169999999999" table:style-name="ce2">
            <text:p>-157,5717</text:p>
          </table:table-cell>
          <table:table-cell office:value-type="float" office:value="6.6905999999999999" table:style-name="ce2">
            <text:p>6,6906</text:p>
          </table:table-cell>
          <table:table-cell office:value-type="float" office:value="94.470100000000002" table:style-name="ce2">
            <text:p>94,4701</text:p>
          </table:table-cell>
          <table:table-cell office:value-type="float" office:value="94.470100000000002" table:style-name="ce2">
            <text:p>94,4701</text:p>
          </table:table-cell>
          <table:table-cell office:value-type="float" office:value="2.3371999999999999E-14" table:style-name="ce2">
            <text:p>2,3372E-14</text:p>
          </table:table-cell>
          <table:table-cell office:value-type="float" office:value="-64.984800000000007" table:style-name="ce2">
            <text:p>-64,9848</text:p>
          </table:table-cell>
          <table:table-cell office:value-type="float" office:value="0.88700999999999997" table:style-name="ce2">
            <text:p>0,88701</text:p>
          </table:table-cell>
          <table:table-cell office:value-type="float" office:value="18.175799999999999" table:style-name="ce2">
            <text:p>18,1758</text:p>
          </table:table-cell>
          <table:table-cell office:value-type="float" office:value="81.174199999999999" table:style-name="ce2">
            <text:p>81,1742</text:p>
          </table:table-cell>
          <table:table-cell office:value-type="float" office:value="81.174199999999999" table:style-name="ce2">
            <text:p>81,1742</text:p>
          </table:table-cell>
          <table:table-cell office:value-type="float" office:value="2.8624999999999998E-14" table:style-name="ce2">
            <text:p>2,8625E-14</text:p>
          </table:table-cell>
          <table:table-cell office:value-type="float" office:value="43.280900000000003" table:style-name="ce2">
            <text:p>43,2809</text:p>
          </table:table-cell>
          <table:table-cell office:value-type="float" office:value="206.4513" table:style-name="ce2">
            <text:p>206,4513</text:p>
          </table:table-cell>
          <table:table-cell office:value-type="float" office:value="14.93" table:style-name="ce2">
            <text:p>14,93</text:p>
          </table:table-cell>
          <table:table-cell office:value-type="float" office:value="515.45989999999995" table:style-name="ce2">
            <text:p>515,4599</text:p>
          </table:table-cell>
          <table:table-cell office:value-type="float" office:value="528.90449999999998" table:style-name="ce2">
            <text:p>528,90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9" table:style-name="ce2">
            <text:p>229</text:p>
          </table:table-cell>
          <table:table-cell office:value-type="float" office:value="859" table:style-name="ce2">
            <text:p>859</text:p>
          </table:table-cell>
          <table:table-cell office:value-type="float" office:value="1909" table:style-name="ce2">
            <text:p>190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30" table:style-name="ce2">
            <text:p>27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397" table:style-name="ce2">
            <text:p>3397</text:p>
          </table:table-cell>
          <table:table-cell office:value-type="float" office:value="76" table:style-name="ce2">
            <text:p>76</text:p>
          </table:table-cell>
          <table:table-cell office:value-type="float" office:value="1158" table:style-name="ce2">
            <text:p>1158</text:p>
          </table:table-cell>
          <table:table-cell office:value-type="string" table:style-name="ce2">
            <text:p>1400002C0000000000000000000000000000000000E5035B07751E1E0AAA000102750275000A0D45004C048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89" table:style-name="ce6">
            <text:p>8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3 20:34:5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11152" table:style-name="ce2">
            <text:p>1115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22:30:58</text:p>
          </table:table-cell>
          <table:table-cell office:value-type="string" table:style-name="ce2">
            <text:p>2020 MAY 23 23:33:39</text:p>
          </table:table-cell>
          <table:table-cell office:value-type="string" table:style-name="ce2">
            <text:p>2020 MAY 23 22:31:54</text:p>
          </table:table-cell>
          <table:table-cell office:value-type="string" table:style-name="ce2">
            <text:p>2020 MAY 23 23:23:09</text:p>
          </table:table-cell>
          <table:table-cell office:value-type="string" table:style-name="ce2">
            <text:p>2020 MAY 23 22:31:08</text:p>
          </table:table-cell>
          <table:table-cell office:value-type="string" table:style-name="ce2">
            <text:p>2020 MAY 23 23:33:38</text:p>
          </table:table-cell>
          <table:table-cell office:value-type="float" office:value="59.879300000000001" table:style-name="ce2">
            <text:p>59,8793</text:p>
          </table:table-cell>
          <table:table-cell office:value-type="float" office:value="173.66849999999999" table:style-name="ce2">
            <text:p>173,6685</text:p>
          </table:table-cell>
          <table:table-cell office:value-type="float" office:value="6.6868999999999996" table:style-name="ce2">
            <text:p>6,6869</text:p>
          </table:table-cell>
          <table:table-cell office:value-type="float" office:value="94.442300000000003" table:style-name="ce2">
            <text:p>94,4423</text:p>
          </table:table-cell>
          <table:table-cell office:value-type="float" office:value="94.442300000000003" table:style-name="ce2">
            <text:p>94,4423</text:p>
          </table:table-cell>
          <table:table-cell office:value-type="float" office:value="7.2875999999999995E-15" table:style-name="ce2">
            <text:p>7,2876E-15</text:p>
          </table:table-cell>
          <table:table-cell office:value-type="float" office:value="-49.123100000000001" table:style-name="ce2">
            <text:p>-49,1231</text:p>
          </table:table-cell>
          <table:table-cell office:value-type="float" office:value="-11.9171" table:style-name="ce2">
            <text:p>-11,9171</text:p>
          </table:table-cell>
          <table:table-cell office:value-type="float" office:value="19.331399999999999" table:style-name="ce2">
            <text:p>19,3314</text:p>
          </table:table-cell>
          <table:table-cell office:value-type="float" office:value="94.212599999999995" table:style-name="ce2">
            <text:p>94,2126</text:p>
          </table:table-cell>
          <table:table-cell office:value-type="float" office:value="94.212599999999995" table:style-name="ce2">
            <text:p>94,2126</text:p>
          </table:table-cell>
          <table:table-cell office:value-type="float" office:value="3.0005000000000001E-14" table:style-name="ce2">
            <text:p>3,0005E-14</text:p>
          </table:table-cell>
          <table:table-cell office:value-type="float" office:value="43.4544" table:style-name="ce2">
            <text:p>43,4544</text:p>
          </table:table-cell>
          <table:table-cell office:value-type="float" office:value="206.5008" table:style-name="ce2">
            <text:p>206,5008</text:p>
          </table:table-cell>
          <table:table-cell office:value-type="float" office:value="17.282599999999999" table:style-name="ce2">
            <text:p>17,2826</text:p>
          </table:table-cell>
          <table:table-cell office:value-type="float" office:value="569.02409999999998" table:style-name="ce2">
            <text:p>569,0241</text:p>
          </table:table-cell>
          <table:table-cell office:value-type="float" office:value="584.63279999999997" table:style-name="ce2">
            <text:p>584,63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" table:style-name="ce2">
            <text:p>56</text:p>
          </table:table-cell>
          <table:table-cell office:value-type="float" office:value="686" table:style-name="ce2">
            <text:p>686</text:p>
          </table:table-cell>
          <table:table-cell office:value-type="float" office:value="1901" table:style-name="ce2">
            <text:p>190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75" table:style-name="ce2">
            <text:p>307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50" table:style-name="ce2">
            <text:p>3750</text:p>
          </table:table-cell>
          <table:table-cell office:value-type="float" office:value="76" table:style-name="ce2">
            <text:p>76</text:p>
          </table:table-cell>
          <table:table-cell office:value-type="float" office:value="992" table:style-name="ce2">
            <text:p>992</text:p>
          </table:table-cell>
          <table:table-cell office:value-type="string" table:style-name="ce2">
            <text:p>1400002C00000000000000000000000000000000003802AE076D1E1E0C03000102750275000A0EA6004C03E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570" table:style-name="ce6">
            <text:p>3570</text:p>
          </table:table-cell>
          <table:table-cell office:value-type="float" office:value="3570" table:style-name="ce6">
            <text:p>3570</text:p>
          </table:table-cell>
          <table:table-cell office:value-type="float" office:value="1" table:style-name="ce6">
            <text:p>1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3 22:32:5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11153" table:style-name="ce2">
            <text:p>1115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00:29:00</text:p>
          </table:table-cell>
          <table:table-cell office:value-type="string" table:style-name="ce2">
            <text:p>2020 MAY 24 01:25:5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00:29:10</text:p>
          </table:table-cell>
          <table:table-cell office:value-type="string" table:style-name="ce2">
            <text:p>2020 MAY 24 01:25:54</text:p>
          </table:table-cell>
          <table:table-cell office:value-type="float" office:value="59.628799999999998" table:style-name="ce2">
            <text:p>59,6288</text:p>
          </table:table-cell>
          <table:table-cell office:value-type="float" office:value="144.90620000000001" table:style-name="ce2">
            <text:p>144,9062</text:p>
          </table:table-cell>
          <table:table-cell office:value-type="float" office:value="6.6839000000000004" table:style-name="ce2">
            <text:p>6,6839</text:p>
          </table:table-cell>
          <table:table-cell office:value-type="float" office:value="94.420100000000005" table:style-name="ce2">
            <text:p>94,4201</text:p>
          </table:table-cell>
          <table:table-cell office:value-type="float" office:value="94.420100000000005" table:style-name="ce2">
            <text:p>94,4201</text:p>
          </table:table-cell>
          <table:table-cell office:value-type="float" office:value="2.9494999999999998E-14" table:style-name="ce2">
            <text:p>2,9495E-14</text:p>
          </table:table-cell>
          <table:table-cell office:value-type="float" office:value="-64.302700000000002" table:style-name="ce2">
            <text:p>-64,3027</text:p>
          </table:table-cell>
          <table:table-cell office:value-type="float" office:value="-55.960999999999999" table:style-name="ce2">
            <text:p>-55,961</text:p>
          </table:table-cell>
          <table:table-cell office:value-type="float" office:value="18.215800000000002" table:style-name="ce2">
            <text:p>18,2158</text:p>
          </table:table-cell>
          <table:table-cell office:value-type="float" office:value="81.479399999999998" table:style-name="ce2">
            <text:p>81,4794</text:p>
          </table:table-cell>
          <table:table-cell office:value-type="float" office:value="81.479399999999998" table:style-name="ce2">
            <text:p>81,4794</text:p>
          </table:table-cell>
          <table:table-cell office:value-type="float" office:value="7.1118999999999995E-15" table:style-name="ce2">
            <text:p>7,1119E-15</text:p>
          </table:table-cell>
          <table:table-cell office:value-type="float" office:value="43.6496" table:style-name="ce2">
            <text:p>43,6496</text:p>
          </table:table-cell>
          <table:table-cell office:value-type="float" office:value="206.55029999999999" table:style-name="ce2">
            <text:p>206,5503</text:p>
          </table:table-cell>
          <table:table-cell office:value-type="string" table:style-name="ce2">
            <text:p>N/A</text:p>
          </table:table-cell>
          <table:table-cell office:value-type="float" office:value="516.52760000000001" table:style-name="ce2">
            <text:p>516,5276</text:p>
          </table:table-cell>
          <table:table-cell office:value-type="float" office:value="516.52760000000001" table:style-name="ce2">
            <text:p>516,52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04" table:style-name="ce2">
            <text:p>3404</text:p>
          </table:table-cell>
          <table:table-cell office:value-type="float" office:value="76" table:style-name="ce2">
            <text:p>76</text:p>
          </table:table-cell>
          <table:table-cell office:value-type="float" office:value="239" table:style-name="ce2">
            <text:p>239</text:p>
          </table:table-cell>
          <table:table-cell office:value-type="string" table:style-name="ce2">
            <text:p>1400002C0000000000000000000000000000000000000000000000000000000000000000000A0D4C004C00E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91" table:style-name="ce6">
            <text:p>9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4 00:31:0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11154" table:style-name="ce2">
            <text:p>1115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02:27:01</text:p>
          </table:table-cell>
          <table:table-cell office:value-type="string" table:style-name="ce2">
            <text:p>2020 MAY 24 03:29:40</text:p>
          </table:table-cell>
          <table:table-cell office:value-type="string" table:style-name="ce2">
            <text:p>2020 MAY 24 02:28:02</text:p>
          </table:table-cell>
          <table:table-cell office:value-type="string" table:style-name="ce2">
            <text:p>2020 MAY 24 03:19:02</text:p>
          </table:table-cell>
          <table:table-cell office:value-type="string" table:style-name="ce2">
            <text:p>2020 MAY 24 02:27:11</text:p>
          </table:table-cell>
          <table:table-cell office:value-type="string" table:style-name="ce2">
            <text:p>2020 MAY 24 03:29:39</text:p>
          </table:table-cell>
          <table:table-cell office:value-type="float" office:value="59.470599999999997" table:style-name="ce2">
            <text:p>59,4706</text:p>
          </table:table-cell>
          <table:table-cell office:value-type="float" office:value="116.1331" table:style-name="ce2">
            <text:p>116,1331</text:p>
          </table:table-cell>
          <table:table-cell office:value-type="float" office:value="6.6797000000000004" table:style-name="ce2">
            <text:p>6,6797</text:p>
          </table:table-cell>
          <table:table-cell office:value-type="float" office:value="94.428100000000001" table:style-name="ce2">
            <text:p>94,4281</text:p>
          </table:table-cell>
          <table:table-cell office:value-type="float" office:value="94.428100000000001" table:style-name="ce2">
            <text:p>94,4281</text:p>
          </table:table-cell>
          <table:table-cell office:value-type="float" office:value="2.6276E-14" table:style-name="ce2">
            <text:p>2,6276E-14</text:p>
          </table:table-cell>
          <table:table-cell office:value-type="float" office:value="-48.712600000000002" table:style-name="ce2">
            <text:p>-48,7126</text:p>
          </table:table-cell>
          <table:table-cell office:value-type="float" office:value="-69.599000000000004" table:style-name="ce2">
            <text:p>-69,599</text:p>
          </table:table-cell>
          <table:table-cell office:value-type="float" office:value="19.3139" table:style-name="ce2">
            <text:p>19,3139</text:p>
          </table:table-cell>
          <table:table-cell office:value-type="float" office:value="94.177999999999997" table:style-name="ce2">
            <text:p>94,178</text:p>
          </table:table-cell>
          <table:table-cell office:value-type="float" office:value="94.177999999999997" table:style-name="ce2">
            <text:p>94,178</text:p>
          </table:table-cell>
          <table:table-cell office:value-type="float" office:value="4.7602E-14" table:style-name="ce2">
            <text:p>4,7602E-14</text:p>
          </table:table-cell>
          <table:table-cell office:value-type="float" office:value="43.874299999999998" table:style-name="ce2">
            <text:p>43,8743</text:p>
          </table:table-cell>
          <table:table-cell office:value-type="float" office:value="206.59979999999999" table:style-name="ce2">
            <text:p>206,5998</text:p>
          </table:table-cell>
          <table:table-cell office:value-type="float" office:value="17.180399999999999" table:style-name="ce2">
            <text:p>17,1804</text:p>
          </table:table-cell>
          <table:table-cell office:value-type="float" office:value="568.72059999999999" table:style-name="ce2">
            <text:p>568,7206</text:p>
          </table:table-cell>
          <table:table-cell office:value-type="float" office:value="584.23519999999996" table:style-name="ce2">
            <text:p>584,23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691" table:style-name="ce2">
            <text:p>691</text:p>
          </table:table-cell>
          <table:table-cell office:value-type="float" office:value="1906" table:style-name="ce2">
            <text:p>190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60" table:style-name="ce2">
            <text:p>306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8" table:style-name="ce2">
            <text:p>3748</text:p>
          </table:table-cell>
          <table:table-cell office:value-type="float" office:value="76" table:style-name="ce2">
            <text:p>76</text:p>
          </table:table-cell>
          <table:table-cell office:value-type="float" office:value="1245" table:style-name="ce2">
            <text:p>1245</text:p>
          </table:table-cell>
          <table:table-cell office:value-type="string" table:style-name="ce2">
            <text:p>1400002C00000000000000000000000000000000003D02B307721E1E0BF4000102750275000A0EA4004C04D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92" table:style-name="ce6">
            <text:p>9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4 02:29:0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93" table:style-name="ce2">
            <text:p>93</text:p>
          </table:table-cell>
          <table:table-cell office:value-type="float" office:value="93" table:style-name="ce2">
            <text:p>93</text:p>
          </table:table-cell>
          <table:table-cell office:value-type="float" office:value="11155" table:style-name="ce2">
            <text:p>1115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04:25:01</text:p>
          </table:table-cell>
          <table:table-cell office:value-type="string" table:style-name="ce2">
            <text:p>2020 MAY 24 05:21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04:25:11</text:p>
          </table:table-cell>
          <table:table-cell office:value-type="string" table:style-name="ce2">
            <text:p>2020 MAY 24 05:21:52</text:p>
          </table:table-cell>
          <table:table-cell office:value-type="float" office:value="59.306699999999999" table:style-name="ce2">
            <text:p>59,3067</text:p>
          </table:table-cell>
          <table:table-cell office:value-type="float" office:value="87.450999999999993" table:style-name="ce2">
            <text:p>87,451</text:p>
          </table:table-cell>
          <table:table-cell office:value-type="float" office:value="6.6814" table:style-name="ce2">
            <text:p>6,6814</text:p>
          </table:table-cell>
          <table:table-cell office:value-type="float" office:value="94.392200000000003" table:style-name="ce2">
            <text:p>94,3922</text:p>
          </table:table-cell>
          <table:table-cell office:value-type="float" office:value="94.392200000000003" table:style-name="ce2">
            <text:p>94,3922</text:p>
          </table:table-cell>
          <table:table-cell office:value-type="float" office:value="9.0047000000000006E-15" table:style-name="ce2">
            <text:p>9,0047E-15</text:p>
          </table:table-cell>
          <table:table-cell office:value-type="float" office:value="-63.982799999999997" table:style-name="ce2">
            <text:p>-63,9828</text:p>
          </table:table-cell>
          <table:table-cell office:value-type="float" office:value="-113.19370000000001" table:style-name="ce2">
            <text:p>-113,1937</text:p>
          </table:table-cell>
          <table:table-cell office:value-type="float" office:value="18.227499999999999" table:style-name="ce2">
            <text:p>18,2275</text:p>
          </table:table-cell>
          <table:table-cell office:value-type="float" office:value="81.562100000000001" table:style-name="ce2">
            <text:p>81,5621</text:p>
          </table:table-cell>
          <table:table-cell office:value-type="float" office:value="81.562100000000001" table:style-name="ce2">
            <text:p>81,5621</text:p>
          </table:table-cell>
          <table:table-cell office:value-type="float" office:value="2.3209E-14" table:style-name="ce2">
            <text:p>2,3209E-14</text:p>
          </table:table-cell>
          <table:table-cell office:value-type="float" office:value="44.111600000000003" table:style-name="ce2">
            <text:p>44,1116</text:p>
          </table:table-cell>
          <table:table-cell office:value-type="float" office:value="206.64930000000001" table:style-name="ce2">
            <text:p>206,6493</text:p>
          </table:table-cell>
          <table:table-cell office:value-type="string" table:style-name="ce2">
            <text:p>N/A</text:p>
          </table:table-cell>
          <table:table-cell office:value-type="float" office:value="516.07240000000002" table:style-name="ce2">
            <text:p>516,0724</text:p>
          </table:table-cell>
          <table:table-cell office:value-type="float" office:value="516.07240000000002" table:style-name="ce2">
            <text:p>516,07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01" table:style-name="ce2">
            <text:p>3401</text:p>
          </table:table-cell>
          <table:table-cell office:value-type="float" office:value="76" table:style-name="ce2">
            <text:p>76</text:p>
          </table:table-cell>
          <table:table-cell office:value-type="float" office:value="236" table:style-name="ce2">
            <text:p>236</text:p>
          </table:table-cell>
          <table:table-cell office:value-type="string" table:style-name="ce2">
            <text:p>1400002C0000000000000000000000000000000000000000000000000000000000000000000A0D49004C00EC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93" table:style-name="ce6">
            <text:p>9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4 04:27:0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4" table:style-name="ce2">
            <text:p>94</text:p>
          </table:table-cell>
          <table:table-cell office:value-type="float" office:value="94" table:style-name="ce2">
            <text:p>94</text:p>
          </table:table-cell>
          <table:table-cell office:value-type="float" office:value="11156" table:style-name="ce2">
            <text:p>1115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06:22:57</text:p>
          </table:table-cell>
          <table:table-cell office:value-type="string" table:style-name="ce2">
            <text:p>2020 MAY 24 07:19:51</text:p>
          </table:table-cell>
          <table:table-cell office:value-type="string" table:style-name="ce2">
            <text:p>2020 MAY 24 06:26:54</text:p>
          </table:table-cell>
          <table:table-cell office:value-type="string" table:style-name="ce2">
            <text:p>2020 MAY 24 07:11:54</text:p>
          </table:table-cell>
          <table:table-cell office:value-type="string" table:style-name="ce2">
            <text:p>2020 MAY 24 06:23:07</text:p>
          </table:table-cell>
          <table:table-cell office:value-type="string" table:style-name="ce2">
            <text:p>2020 MAY 24 07:19:50</text:p>
          </table:table-cell>
          <table:table-cell office:value-type="float" office:value="59.198900000000002" table:style-name="ce2">
            <text:p>59,1989</text:p>
          </table:table-cell>
          <table:table-cell office:value-type="float" office:value="58.7286" table:style-name="ce2">
            <text:p>58,7286</text:p>
          </table:table-cell>
          <table:table-cell office:value-type="float" office:value="6.6794000000000002" table:style-name="ce2">
            <text:p>6,6794</text:p>
          </table:table-cell>
          <table:table-cell office:value-type="float" office:value="94.3977" table:style-name="ce2">
            <text:p>94,3977</text:p>
          </table:table-cell>
          <table:table-cell office:value-type="float" office:value="94.3977" table:style-name="ce2">
            <text:p>94,3977</text:p>
          </table:table-cell>
          <table:table-cell office:value-type="float" office:value="1.7127999999999999E-14" table:style-name="ce2">
            <text:p>1,7128E-14</text:p>
          </table:table-cell>
          <table:table-cell office:value-type="float" office:value="-63.755200000000002" table:style-name="ce2">
            <text:p>-63,7552</text:p>
          </table:table-cell>
          <table:table-cell office:value-type="float" office:value="-141.6722" table:style-name="ce2">
            <text:p>-141,6722</text:p>
          </table:table-cell>
          <table:table-cell office:value-type="float" office:value="18.2422" table:style-name="ce2">
            <text:p>18,2422</text:p>
          </table:table-cell>
          <table:table-cell office:value-type="float" office:value="81.671599999999998" table:style-name="ce2">
            <text:p>81,6716</text:p>
          </table:table-cell>
          <table:table-cell office:value-type="float" office:value="81.671599999999998" table:style-name="ce2">
            <text:p>81,6716</text:p>
          </table:table-cell>
          <table:table-cell office:value-type="float" office:value="4.6419000000000003E-14" table:style-name="ce2">
            <text:p>4,6419E-14</text:p>
          </table:table-cell>
          <table:table-cell office:value-type="float" office:value="44.333799999999997" table:style-name="ce2">
            <text:p>44,3338</text:p>
          </table:table-cell>
          <table:table-cell office:value-type="float" office:value="206.69880000000001" table:style-name="ce2">
            <text:p>206,6988</text:p>
          </table:table-cell>
          <table:table-cell office:value-type="float" office:value="14.7254" table:style-name="ce2">
            <text:p>14,7254</text:p>
          </table:table-cell>
          <table:table-cell office:value-type="float" office:value="516.37040000000002" table:style-name="ce2">
            <text:p>516,3704</text:p>
          </table:table-cell>
          <table:table-cell office:value-type="float" office:value="529.62670000000003" table:style-name="ce2">
            <text:p>529,62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7" table:style-name="ce2">
            <text:p>237</text:p>
          </table:table-cell>
          <table:table-cell office:value-type="float" office:value="867" table:style-name="ce2">
            <text:p>867</text:p>
          </table:table-cell>
          <table:table-cell office:value-type="float" office:value="1902" table:style-name="ce2">
            <text:p>190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00" table:style-name="ce2">
            <text:p>270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403" table:style-name="ce2">
            <text:p>3403</text:p>
          </table:table-cell>
          <table:table-cell office:value-type="float" office:value="76" table:style-name="ce2">
            <text:p>76</text:p>
          </table:table-cell>
          <table:table-cell office:value-type="float" office:value="1143" table:style-name="ce2">
            <text:p>1143</text:p>
          </table:table-cell>
          <table:table-cell office:value-type="string" table:style-name="ce2">
            <text:p>1400002C0000000000000000000000000000000000ED0363076E1E1E0A8C000102750275000A0D4B004C0477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44" table:style-name="ce6">
            <text:p>944</text:p>
          </table:table-cell>
          <table:table-cell office:value-type="float" office:value="944" table:style-name="ce6">
            <text:p>944</text:p>
          </table:table-cell>
          <table:table-cell office:value-type="float" office:value="1" table:style-name="ce6">
            <text:p>1</text:p>
          </table:table-cell>
          <table:table-cell office:value-type="float" office:value="94" table:style-name="ce6">
            <text:p>9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4 06:24:5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5" table:style-name="ce2">
            <text:p>95</text:p>
          </table:table-cell>
          <table:table-cell office:value-type="float" office:value="95" table:style-name="ce2">
            <text:p>95</text:p>
          </table:table-cell>
          <table:table-cell office:value-type="float" office:value="11157" table:style-name="ce2">
            <text:p>1115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08:20:53</text:p>
          </table:table-cell>
          <table:table-cell office:value-type="string" table:style-name="ce2">
            <text:p>2020 MAY 24 09:23:30</text:p>
          </table:table-cell>
          <table:table-cell office:value-type="string" table:style-name="ce2">
            <text:p>2020 MAY 24 08:22:01</text:p>
          </table:table-cell>
          <table:table-cell office:value-type="string" table:style-name="ce2">
            <text:p>2020 MAY 24 09:12:46</text:p>
          </table:table-cell>
          <table:table-cell office:value-type="string" table:style-name="ce2">
            <text:p>2020 MAY 24 08:21:03</text:p>
          </table:table-cell>
          <table:table-cell office:value-type="string" table:style-name="ce2">
            <text:p>2020 MAY 24 09:23:29</text:p>
          </table:table-cell>
          <table:table-cell office:value-type="float" office:value="58.977400000000003" table:style-name="ce2">
            <text:p>58,9774</text:p>
          </table:table-cell>
          <table:table-cell office:value-type="float" office:value="30.012699999999999" table:style-name="ce2">
            <text:p>30,0127</text:p>
          </table:table-cell>
          <table:table-cell office:value-type="float" office:value="6.6778000000000004" table:style-name="ce2">
            <text:p>6,6778</text:p>
          </table:table-cell>
          <table:table-cell office:value-type="float" office:value="94.372100000000003" table:style-name="ce2">
            <text:p>94,3721</text:p>
          </table:table-cell>
          <table:table-cell office:value-type="float" office:value="94.372100000000003" table:style-name="ce2">
            <text:p>94,3721</text:p>
          </table:table-cell>
          <table:table-cell office:value-type="float" office:value="2.1336000000000001E-14" table:style-name="ce2">
            <text:p>2,1336E-14</text:p>
          </table:table-cell>
          <table:table-cell office:value-type="float" office:value="-48.145499999999998" table:style-name="ce2">
            <text:p>-48,1455</text:p>
          </table:table-cell>
          <table:table-cell office:value-type="float" office:value="-156.03030000000001" table:style-name="ce2">
            <text:p>-156,0303</text:p>
          </table:table-cell>
          <table:table-cell office:value-type="float" office:value="19.290299999999998" table:style-name="ce2">
            <text:p>19,2903</text:p>
          </table:table-cell>
          <table:table-cell office:value-type="float" office:value="94.130300000000005" table:style-name="ce2">
            <text:p>94,1303</text:p>
          </table:table-cell>
          <table:table-cell office:value-type="float" office:value="94.130300000000005" table:style-name="ce2">
            <text:p>94,1303</text:p>
          </table:table-cell>
          <table:table-cell office:value-type="float" office:value="2.0365E-14" table:style-name="ce2">
            <text:p>2,0365E-14</text:p>
          </table:table-cell>
          <table:table-cell office:value-type="float" office:value="44.526800000000001" table:style-name="ce2">
            <text:p>44,5268</text:p>
          </table:table-cell>
          <table:table-cell office:value-type="float" office:value="206.7483" table:style-name="ce2">
            <text:p>206,7483</text:p>
          </table:table-cell>
          <table:table-cell office:value-type="float" office:value="17.078099999999999" table:style-name="ce2">
            <text:p>17,0781</text:p>
          </table:table-cell>
          <table:table-cell office:value-type="float" office:value="568.4171" table:style-name="ce2">
            <text:p>568,4171</text:p>
          </table:table-cell>
          <table:table-cell office:value-type="float" office:value="583.83770000000004" table:style-name="ce2">
            <text:p>583,83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8" table:style-name="ce2">
            <text:p>68</text:p>
          </table:table-cell>
          <table:table-cell office:value-type="float" office:value="698" table:style-name="ce2">
            <text:p>698</text:p>
          </table:table-cell>
          <table:table-cell office:value-type="float" office:value="1898" table:style-name="ce2">
            <text:p>189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45" table:style-name="ce2">
            <text:p>30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6" table:style-name="ce2">
            <text:p>3746</text:p>
          </table:table-cell>
          <table:table-cell office:value-type="float" office:value="76" table:style-name="ce2">
            <text:p>76</text:p>
          </table:table-cell>
          <table:table-cell office:value-type="float" office:value="1234" table:style-name="ce2">
            <text:p>1234</text:p>
          </table:table-cell>
          <table:table-cell office:value-type="string" table:style-name="ce2">
            <text:p>1400002C00000000000000000000000000000000004402BA076A1E1E0BE5000102750275000A0EA2004C04D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95" table:style-name="ce6">
            <text:p>9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4 08:22:5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11158" table:style-name="ce2">
            <text:p>1115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10:18:52</text:p>
          </table:table-cell>
          <table:table-cell office:value-type="string" table:style-name="ce2">
            <text:p>2020 MAY 24 11:15:5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10:19:02</text:p>
          </table:table-cell>
          <table:table-cell office:value-type="string" table:style-name="ce2">
            <text:p>2020 MAY 24 11:15:53</text:p>
          </table:table-cell>
          <table:table-cell office:value-type="float" office:value="58.710599999999999" table:style-name="ce2">
            <text:p>58,7106</text:p>
          </table:table-cell>
          <table:table-cell office:value-type="float" office:value="1.2239" table:style-name="ce2">
            <text:p>1,2239</text:p>
          </table:table-cell>
          <table:table-cell office:value-type="float" office:value="6.6718999999999999" table:style-name="ce2">
            <text:p>6,6719</text:p>
          </table:table-cell>
          <table:table-cell office:value-type="float" office:value="94.365700000000004" table:style-name="ce2">
            <text:p>94,3657</text:p>
          </table:table-cell>
          <table:table-cell office:value-type="float" office:value="94.365700000000004" table:style-name="ce2">
            <text:p>94,3657</text:p>
          </table:table-cell>
          <table:table-cell office:value-type="float" office:value="1.4259000000000001E-14" table:style-name="ce2">
            <text:p>1,4259E-14</text:p>
          </table:table-cell>
          <table:table-cell office:value-type="float" office:value="-63.023600000000002" table:style-name="ce2">
            <text:p>-63,0236</text:p>
          </table:table-cell>
          <table:table-cell office:value-type="float" office:value="161.34479999999999" table:style-name="ce2">
            <text:p>161,3448</text:p>
          </table:table-cell>
          <table:table-cell office:value-type="float" office:value="18.271699999999999" table:style-name="ce2">
            <text:p>18,2717</text:p>
          </table:table-cell>
          <table:table-cell office:value-type="float" office:value="81.937700000000007" table:style-name="ce2">
            <text:p>81,9377</text:p>
          </table:table-cell>
          <table:table-cell office:value-type="float" office:value="81.937700000000007" table:style-name="ce2">
            <text:p>81,9377</text:p>
          </table:table-cell>
          <table:table-cell office:value-type="float" office:value="1.5982000000000001E-14" table:style-name="ce2">
            <text:p>1,5982E-14</text:p>
          </table:table-cell>
          <table:table-cell office:value-type="float" office:value="44.706600000000002" table:style-name="ce2">
            <text:p>44,7066</text:p>
          </table:table-cell>
          <table:table-cell office:value-type="float" office:value="206.7978" table:style-name="ce2">
            <text:p>206,7978</text:p>
          </table:table-cell>
          <table:table-cell office:value-type="string" table:style-name="ce2">
            <text:p>N/A</text:p>
          </table:table-cell>
          <table:table-cell office:value-type="float" office:value="517.58979999999997" table:style-name="ce2">
            <text:p>517,5898</text:p>
          </table:table-cell>
          <table:table-cell office:value-type="float" office:value="517.58979999999997" table:style-name="ce2">
            <text:p>517,58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11" table:style-name="ce2">
            <text:p>3411</text:p>
          </table:table-cell>
          <table:table-cell office:value-type="float" office:value="76" table:style-name="ce2">
            <text:p>76</text:p>
          </table:table-cell>
          <table:table-cell office:value-type="float" office:value="246" table:style-name="ce2">
            <text:p>246</text:p>
          </table:table-cell>
          <table:table-cell office:value-type="string" table:style-name="ce2">
            <text:p>1400002C0000000000000000000000000000000000000000000000000000000000000000000A0D53004C00F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96" table:style-name="ce6">
            <text:p>9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4 10:20:5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11159" table:style-name="ce2">
            <text:p>1115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12:16:54</text:p>
          </table:table-cell>
          <table:table-cell office:value-type="string" table:style-name="ce2">
            <text:p>2020 MAY 24 13:19:33</text:p>
          </table:table-cell>
          <table:table-cell office:value-type="string" table:style-name="ce2">
            <text:p>2020 MAY 24 12:18:06</text:p>
          </table:table-cell>
          <table:table-cell office:value-type="string" table:style-name="ce2">
            <text:p>2020 MAY 24 13:08:51</text:p>
          </table:table-cell>
          <table:table-cell office:value-type="string" table:style-name="ce2">
            <text:p>2020 MAY 24 12:17:04</text:p>
          </table:table-cell>
          <table:table-cell office:value-type="string" table:style-name="ce2">
            <text:p>2020 MAY 24 13:19:32</text:p>
          </table:table-cell>
          <table:table-cell office:value-type="float" office:value="58.447899999999997" table:style-name="ce2">
            <text:p>58,4479</text:p>
          </table:table-cell>
          <table:table-cell office:value-type="float" office:value="-27.529900000000001" table:style-name="ce2">
            <text:p>-27,5299</text:p>
          </table:table-cell>
          <table:table-cell office:value-type="float" office:value="6.6694000000000004" table:style-name="ce2">
            <text:p>6,6694</text:p>
          </table:table-cell>
          <table:table-cell office:value-type="float" office:value="94.337000000000003" table:style-name="ce2">
            <text:p>94,337</text:p>
          </table:table-cell>
          <table:table-cell office:value-type="float" office:value="94.337000000000003" table:style-name="ce2">
            <text:p>94,337</text:p>
          </table:table-cell>
          <table:table-cell office:value-type="float" office:value="2.5494E-14" table:style-name="ce2">
            <text:p>2,5494E-14</text:p>
          </table:table-cell>
          <table:table-cell office:value-type="float" office:value="-47.604300000000002" table:style-name="ce2">
            <text:p>-47,6043</text:p>
          </table:table-cell>
          <table:table-cell office:value-type="float" office:value="146.2139" table:style-name="ce2">
            <text:p>146,2139</text:p>
          </table:table-cell>
          <table:table-cell office:value-type="float" office:value="19.2683" table:style-name="ce2">
            <text:p>19,2683</text:p>
          </table:table-cell>
          <table:table-cell office:value-type="float" office:value="94.096400000000003" table:style-name="ce2">
            <text:p>94,0964</text:p>
          </table:table-cell>
          <table:table-cell office:value-type="float" office:value="94.096400000000003" table:style-name="ce2">
            <text:p>94,0964</text:p>
          </table:table-cell>
          <table:table-cell office:value-type="float" office:value="3.6124000000000001E-14" table:style-name="ce2">
            <text:p>3,6124E-14</text:p>
          </table:table-cell>
          <table:table-cell office:value-type="float" office:value="44.900700000000001" table:style-name="ce2">
            <text:p>44,9007</text:p>
          </table:table-cell>
          <table:table-cell office:value-type="float" office:value="206.84729999999999" table:style-name="ce2">
            <text:p>206,8473</text:p>
          </table:table-cell>
          <table:table-cell office:value-type="float" office:value="17.078099999999999" table:style-name="ce2">
            <text:p>17,0781</text:p>
          </table:table-cell>
          <table:table-cell office:value-type="float" office:value="568.72059999999999" table:style-name="ce2">
            <text:p>568,7206</text:p>
          </table:table-cell>
          <table:table-cell office:value-type="float" office:value="584.14110000000005" table:style-name="ce2">
            <text:p>584,14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2" table:style-name="ce2">
            <text:p>72</text:p>
          </table:table-cell>
          <table:table-cell office:value-type="float" office:value="702" table:style-name="ce2">
            <text:p>702</text:p>
          </table:table-cell>
          <table:table-cell office:value-type="float" office:value="1902" table:style-name="ce2">
            <text:p>190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45" table:style-name="ce2">
            <text:p>30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8" table:style-name="ce2">
            <text:p>3748</text:p>
          </table:table-cell>
          <table:table-cell office:value-type="float" office:value="76" table:style-name="ce2">
            <text:p>76</text:p>
          </table:table-cell>
          <table:table-cell office:value-type="float" office:value="1248" table:style-name="ce2">
            <text:p>1248</text:p>
          </table:table-cell>
          <table:table-cell office:value-type="string" table:style-name="ce2">
            <text:p>1400002C00000000000000000000000000000000004802BE076E1E1E0BE5000102750275000A0EA4004C04E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24" table:style-name="ce6">
            <text:p>1324</text:p>
          </table:table-cell>
          <table:table-cell office:value-type="float" office:value="1324" table:style-name="ce6">
            <text:p>1324</text:p>
          </table:table-cell>
          <table:table-cell office:value-type="float" office:value="1" table:style-name="ce6">
            <text:p>1</text:p>
          </table:table-cell>
          <table:table-cell office:value-type="float" office:value="97" table:style-name="ce6">
            <text:p>9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4 12:18:5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11160" table:style-name="ce2">
            <text:p>1116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14:14:56</text:p>
          </table:table-cell>
          <table:table-cell office:value-type="string" table:style-name="ce2">
            <text:p>2020 MAY 24 15:17:3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14:15:06</text:p>
          </table:table-cell>
          <table:table-cell office:value-type="string" table:style-name="ce2">
            <text:p>2020 MAY 24 15:17:34</text:p>
          </table:table-cell>
          <table:table-cell office:value-type="float" office:value="58.224400000000003" table:style-name="ce2">
            <text:p>58,2244</text:p>
          </table:table-cell>
          <table:table-cell office:value-type="float" office:value="-56.260899999999999" table:style-name="ce2">
            <text:p>-56,2609</text:p>
          </table:table-cell>
          <table:table-cell office:value-type="float" office:value="6.6683000000000003" table:style-name="ce2">
            <text:p>6,6683</text:p>
          </table:table-cell>
          <table:table-cell office:value-type="float" office:value="94.3065" table:style-name="ce2">
            <text:p>94,3065</text:p>
          </table:table-cell>
          <table:table-cell office:value-type="float" office:value="94.3065" table:style-name="ce2">
            <text:p>94,3065</text:p>
          </table:table-cell>
          <table:table-cell office:value-type="float" office:value="7.1118999999999995E-15" table:style-name="ce2">
            <text:p>7,1119E-15</text:p>
          </table:table-cell>
          <table:table-cell office:value-type="float" office:value="-47.4146" table:style-name="ce2">
            <text:p>-47,4146</text:p>
          </table:table-cell>
          <table:table-cell office:value-type="float" office:value="117.3729" table:style-name="ce2">
            <text:p>117,3729</text:p>
          </table:table-cell>
          <table:table-cell office:value-type="float" office:value="19.260000000000002" table:style-name="ce2">
            <text:p>19,26</text:p>
          </table:table-cell>
          <table:table-cell office:value-type="float" office:value="94.072500000000005" table:style-name="ce2">
            <text:p>94,0725</text:p>
          </table:table-cell>
          <table:table-cell office:value-type="float" office:value="94.072500000000005" table:style-name="ce2">
            <text:p>94,0725</text:p>
          </table:table-cell>
          <table:table-cell office:value-type="float" office:value="1.4575E-14" table:style-name="ce2">
            <text:p>1,4575E-14</text:p>
          </table:table-cell>
          <table:table-cell office:value-type="float" office:value="45.1096" table:style-name="ce2">
            <text:p>45,1096</text:p>
          </table:table-cell>
          <table:table-cell office:value-type="float" office:value="206.89689999999999" table:style-name="ce2">
            <text:p>206,8969</text:p>
          </table:table-cell>
          <table:table-cell office:value-type="string" table:style-name="ce2">
            <text:p>N/A</text:p>
          </table:table-cell>
          <table:table-cell office:value-type="float" office:value="568.72609999999997" table:style-name="ce2">
            <text:p>568,7261</text:p>
          </table:table-cell>
          <table:table-cell office:value-type="float" office:value="568.72609999999997" table:style-name="ce2">
            <text:p>568,72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48" table:style-name="ce2">
            <text:p>3748</text:p>
          </table:table-cell>
          <table:table-cell office:value-type="float" office:value="76" table:style-name="ce2">
            <text:p>76</text:p>
          </table:table-cell>
          <table:table-cell office:value-type="float" office:value="328" table:style-name="ce2">
            <text:p>328</text:p>
          </table:table-cell>
          <table:table-cell office:value-type="string" table:style-name="ce2">
            <text:p>1400002C0000000000000000000000000000000000000000000000000000000000000000000A0EA4004C014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98" table:style-name="ce6">
            <text:p>9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4 14:16:5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11161" table:style-name="ce2">
            <text:p>1116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16:03:56</text:p>
          </table:table-cell>
          <table:table-cell office:value-type="string" table:style-name="ce2">
            <text:p>2020 MAY 24 17:08:59</text:p>
          </table:table-cell>
          <table:table-cell office:value-type="string" table:style-name="ce2">
            <text:p>2020 MAY 24 16:04:06</text:p>
          </table:table-cell>
          <table:table-cell office:value-type="string" table:style-name="ce2">
            <text:p>2020 MAY 24 17:08:51</text:p>
          </table:table-cell>
          <table:table-cell office:value-type="string" table:style-name="ce2">
            <text:p>2020 MAY 24 16:04:06</text:p>
          </table:table-cell>
          <table:table-cell office:value-type="string" table:style-name="ce2">
            <text:p>2020 MAY 24 17:08:58</text:p>
          </table:table-cell>
          <table:table-cell office:value-type="float" office:value="74.506500000000003" table:style-name="ce2">
            <text:p>74,5065</text:p>
          </table:table-cell>
          <table:table-cell office:value-type="float" office:value="-142.02440000000001" table:style-name="ce2">
            <text:p>-142,0244</text:p>
          </table:table-cell>
          <table:table-cell office:value-type="float" office:value="2.7185999999999999" table:style-name="ce2">
            <text:p>2,7186</text:p>
          </table:table-cell>
          <table:table-cell office:value-type="float" office:value="112.4799" table:style-name="ce2">
            <text:p>112,4799</text:p>
          </table:table-cell>
          <table:table-cell office:value-type="float" office:value="112.4799" table:style-name="ce2">
            <text:p>112,4799</text:p>
          </table:table-cell>
          <table:table-cell office:value-type="float" office:value="1.8681999999999999E-14" table:style-name="ce2">
            <text:p>1,8682E-14</text:p>
          </table:table-cell>
          <table:table-cell office:value-type="float" office:value="-64.932500000000005" table:style-name="ce2">
            <text:p>-64,9325</text:p>
          </table:table-cell>
          <table:table-cell office:value-type="float" office:value="71.425399999999996" table:style-name="ce2">
            <text:p>71,4254</text:p>
          </table:table-cell>
          <table:table-cell office:value-type="float" office:value="18.003599999999999" table:style-name="ce2">
            <text:p>18,0036</text:p>
          </table:table-cell>
          <table:table-cell office:value-type="float" office:value="79.929900000000004" table:style-name="ce2">
            <text:p>79,9299</text:p>
          </table:table-cell>
          <table:table-cell office:value-type="float" office:value="79.929900000000004" table:style-name="ce2">
            <text:p>79,9299</text:p>
          </table:table-cell>
          <table:table-cell office:value-type="float" office:value="2.6419999999999999E-14" table:style-name="ce2">
            <text:p>2,642E-14</text:p>
          </table:table-cell>
          <table:table-cell office:value-type="float" office:value="45.294499999999999" table:style-name="ce2">
            <text:p>45,2945</text:p>
          </table:table-cell>
          <table:table-cell office:value-type="float" office:value="206.9426" table:style-name="ce2">
            <text:p>206,9426</text:p>
          </table:table-cell>
          <table:table-cell office:value-type="float" office:value="22.8062" table:style-name="ce2">
            <text:p>22,8062</text:p>
          </table:table-cell>
          <table:table-cell office:value-type="float" office:value="590.5711" table:style-name="ce2">
            <text:p>590,5711</text:p>
          </table:table-cell>
          <table:table-cell office:value-type="float" office:value="611.26099999999997" table:style-name="ce2">
            <text:p>611,2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260" table:style-name="ce2">
            <text:p>226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885" table:style-name="ce2">
            <text:p>388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892" table:style-name="ce2">
            <text:p>3892</text:p>
          </table:table-cell>
          <table:table-cell office:value-type="float" office:value="76" table:style-name="ce2">
            <text:p>76</text:p>
          </table:table-cell>
          <table:table-cell office:value-type="float" office:value="936" table:style-name="ce2">
            <text:p>936</text:p>
          </table:table-cell>
          <table:table-cell office:value-type="string" table:style-name="ce2">
            <text:p>1400002C00000000000000000000000000000000000A028008D41E1E0F2D000102750275000A0F34004C03A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644" table:style-name="ce6">
            <text:p>1644</text:p>
          </table:table-cell>
          <table:table-cell office:value-type="float" office:value="1644" table:style-name="ce6">
            <text:p>1644</text:p>
          </table:table-cell>
          <table:table-cell office:value-type="float" office:value="1" table:style-name="ce6">
            <text:p>1</text:p>
          </table:table-cell>
          <table:table-cell office:value-type="float" office:value="99" table:style-name="ce6">
            <text:p>99</text:p>
          </table:table-cell>
          <table:table-cell office:value-type="string" table:style-name="ce6">
            <text:p>limb</text:p>
          </table:table-cell>
          <table:table-cell office:value-type="string" table:style-name="ce6">
            <text:p>2020 MAY 24 16:14:5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1162" table:style-name="ce2">
            <text:p>1116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18:10:53</text:p>
          </table:table-cell>
          <table:table-cell office:value-type="string" table:style-name="ce2">
            <text:p>2020 MAY 24 19:13:30</text:p>
          </table:table-cell>
          <table:table-cell office:value-type="string" table:style-name="ce2">
            <text:p>2020 MAY 24 18:12:14</text:p>
          </table:table-cell>
          <table:table-cell office:value-type="string" table:style-name="ce2">
            <text:p>2020 MAY 24 19:02:29</text:p>
          </table:table-cell>
          <table:table-cell office:value-type="string" table:style-name="ce2">
            <text:p>2020 MAY 24 18:11:03</text:p>
          </table:table-cell>
          <table:table-cell office:value-type="string" table:style-name="ce2">
            <text:p>2020 MAY 24 19:13:29</text:p>
          </table:table-cell>
          <table:table-cell office:value-type="float" office:value="57.927799999999998" table:style-name="ce2">
            <text:p>57,9278</text:p>
          </table:table-cell>
          <table:table-cell office:value-type="float" office:value="-113.7333" table:style-name="ce2">
            <text:p>-113,7333</text:p>
          </table:table-cell>
          <table:table-cell office:value-type="float" office:value="6.6635999999999997" table:style-name="ce2">
            <text:p>6,6636</text:p>
          </table:table-cell>
          <table:table-cell office:value-type="float" office:value="94.302300000000002" table:style-name="ce2">
            <text:p>94,3023</text:p>
          </table:table-cell>
          <table:table-cell office:value-type="float" office:value="94.302300000000002" table:style-name="ce2">
            <text:p>94,3023</text:p>
          </table:table-cell>
          <table:table-cell office:value-type="float" office:value="1.5982000000000001E-14" table:style-name="ce2">
            <text:p>1,5982E-14</text:p>
          </table:table-cell>
          <table:table-cell office:value-type="float" office:value="-47.076999999999998" table:style-name="ce2">
            <text:p>-47,077</text:p>
          </table:table-cell>
          <table:table-cell office:value-type="float" office:value="59.777900000000002" table:style-name="ce2">
            <text:p>59,7779</text:p>
          </table:table-cell>
          <table:table-cell office:value-type="float" office:value="19.246700000000001" table:style-name="ce2">
            <text:p>19,2467</text:p>
          </table:table-cell>
          <table:table-cell office:value-type="float" office:value="94.039699999999996" table:style-name="ce2">
            <text:p>94,0397</text:p>
          </table:table-cell>
          <table:table-cell office:value-type="float" office:value="94.039699999999996" table:style-name="ce2">
            <text:p>94,0397</text:p>
          </table:table-cell>
          <table:table-cell office:value-type="float" office:value="8.9960000000000002E-15" table:style-name="ce2">
            <text:p>8,996E-15</text:p>
          </table:table-cell>
          <table:table-cell office:value-type="float" office:value="45.552500000000002" table:style-name="ce2">
            <text:p>45,5525</text:p>
          </table:table-cell>
          <table:table-cell office:value-type="float" office:value="206.99590000000001" table:style-name="ce2">
            <text:p>206,9959</text:p>
          </table:table-cell>
          <table:table-cell office:value-type="float" office:value="16.8735" table:style-name="ce2">
            <text:p>16,8735</text:p>
          </table:table-cell>
          <table:table-cell office:value-type="float" office:value="568.4171" table:style-name="ce2">
            <text:p>568,4171</text:p>
          </table:table-cell>
          <table:table-cell office:value-type="float" office:value="583.64949999999999" table:style-name="ce2">
            <text:p>583,64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" table:style-name="ce2">
            <text:p>81</text:p>
          </table:table-cell>
          <table:table-cell office:value-type="float" office:value="711" table:style-name="ce2">
            <text:p>711</text:p>
          </table:table-cell>
          <table:table-cell office:value-type="float" office:value="1896" table:style-name="ce2">
            <text:p>189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15" table:style-name="ce2">
            <text:p>30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6" table:style-name="ce2">
            <text:p>3746</text:p>
          </table:table-cell>
          <table:table-cell office:value-type="float" office:value="76" table:style-name="ce2">
            <text:p>76</text:p>
          </table:table-cell>
          <table:table-cell office:value-type="float" office:value="1228" table:style-name="ce2">
            <text:p>1228</text:p>
          </table:table-cell>
          <table:table-cell office:value-type="string" table:style-name="ce2">
            <text:p>1400002C00000000000000000000000000000000005102C707681E1E0BC7000102750275000A0EA2004C04CC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4 18:12:5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office:value-type="float" office:value="11163" table:style-name="ce2">
            <text:p>1116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20:08:50</text:p>
          </table:table-cell>
          <table:table-cell office:value-type="string" table:style-name="ce2">
            <text:p>2020 MAY 24 21:05:5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20:09:00</text:p>
          </table:table-cell>
          <table:table-cell office:value-type="string" table:style-name="ce2">
            <text:p>2020 MAY 24 21:05:53</text:p>
          </table:table-cell>
          <table:table-cell office:value-type="float" office:value="57.7254" table:style-name="ce2">
            <text:p>57,7254</text:p>
          </table:table-cell>
          <table:table-cell office:value-type="float" office:value="-142.428" table:style-name="ce2">
            <text:p>-142,428</text:p>
          </table:table-cell>
          <table:table-cell office:value-type="float" office:value="6.6635999999999997" table:style-name="ce2">
            <text:p>6,6636</text:p>
          </table:table-cell>
          <table:table-cell office:value-type="float" office:value="94.268799999999999" table:style-name="ce2">
            <text:p>94,2688</text:p>
          </table:table-cell>
          <table:table-cell office:value-type="float" office:value="94.268799999999999" table:style-name="ce2">
            <text:p>94,2688</text:p>
          </table:table-cell>
          <table:table-cell office:value-type="float" office:value="2.2490000000000001E-14" table:style-name="ce2">
            <text:p>2,249E-14</text:p>
          </table:table-cell>
          <table:table-cell office:value-type="float" office:value="-61.968000000000004" table:style-name="ce2">
            <text:p>-61,968</text:p>
          </table:table-cell>
          <table:table-cell office:value-type="float" office:value="18.215199999999999" table:style-name="ce2">
            <text:p>18,2152</text:p>
          </table:table-cell>
          <table:table-cell office:value-type="float" office:value="18.2989" table:style-name="ce2">
            <text:p>18,2989</text:p>
          </table:table-cell>
          <table:table-cell office:value-type="float" office:value="82.198499999999996" table:style-name="ce2">
            <text:p>82,1985</text:p>
          </table:table-cell>
          <table:table-cell office:value-type="float" office:value="82.198499999999996" table:style-name="ce2">
            <text:p>82,1985</text:p>
          </table:table-cell>
          <table:table-cell office:value-type="float" office:value="1.2420000000000001E-14" table:style-name="ce2">
            <text:p>1,242E-14</text:p>
          </table:table-cell>
          <table:table-cell office:value-type="float" office:value="45.767200000000003" table:style-name="ce2">
            <text:p>45,7672</text:p>
          </table:table-cell>
          <table:table-cell office:value-type="float" office:value="207.0455" table:style-name="ce2">
            <text:p>207,0455</text:p>
          </table:table-cell>
          <table:table-cell office:value-type="string" table:style-name="ce2">
            <text:p>N/A</text:p>
          </table:table-cell>
          <table:table-cell office:value-type="float" office:value="517.89319999999998" table:style-name="ce2">
            <text:p>517,8932</text:p>
          </table:table-cell>
          <table:table-cell office:value-type="float" office:value="517.89319999999998" table:style-name="ce2">
            <text:p>517,89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13" table:style-name="ce2">
            <text:p>3413</text:p>
          </table:table-cell>
          <table:table-cell office:value-type="float" office:value="76" table:style-name="ce2">
            <text:p>76</text:p>
          </table:table-cell>
          <table:table-cell office:value-type="float" office:value="248" table:style-name="ce2">
            <text:p>248</text:p>
          </table:table-cell>
          <table:table-cell office:value-type="string" table:style-name="ce2">
            <text:p>1400002C0000000000000000000000000000000000000000000000000000000000000000000A0D55004C00F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01" table:style-name="ce6">
            <text:p>10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4 20:10:5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11164" table:style-name="ce2">
            <text:p>1116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22:06:48</text:p>
          </table:table-cell>
          <table:table-cell office:value-type="string" table:style-name="ce2">
            <text:p>2020 MAY 24 23:03:59</text:p>
          </table:table-cell>
          <table:table-cell office:value-type="string" table:style-name="ce2">
            <text:p>2020 MAY 24 22:10:55</text:p>
          </table:table-cell>
          <table:table-cell office:value-type="string" table:style-name="ce2">
            <text:p>2020 MAY 24 22:55:40</text:p>
          </table:table-cell>
          <table:table-cell office:value-type="string" table:style-name="ce2">
            <text:p>2020 MAY 24 22:06:58</text:p>
          </table:table-cell>
          <table:table-cell office:value-type="string" table:style-name="ce2">
            <text:p>2020 MAY 24 23:03:58</text:p>
          </table:table-cell>
          <table:table-cell office:value-type="float" office:value="57.479500000000002" table:style-name="ce2">
            <text:p>57,4795</text:p>
          </table:table-cell>
          <table:table-cell office:value-type="float" office:value="-171.209" table:style-name="ce2">
            <text:p>-171,209</text:p>
          </table:table-cell>
          <table:table-cell office:value-type="float" office:value="6.6582999999999997" table:style-name="ce2">
            <text:p>6,6583</text:p>
          </table:table-cell>
          <table:table-cell office:value-type="float" office:value="94.266999999999996" table:style-name="ce2">
            <text:p>94,267</text:p>
          </table:table-cell>
          <table:table-cell office:value-type="float" office:value="94.266999999999996" table:style-name="ce2">
            <text:p>94,267</text:p>
          </table:table-cell>
          <table:table-cell office:value-type="float" office:value="1.4312000000000001E-14" table:style-name="ce2">
            <text:p>1,4312E-14</text:p>
          </table:table-cell>
          <table:table-cell office:value-type="float" office:value="-61.519300000000001" table:style-name="ce2">
            <text:p>-61,5193</text:p>
          </table:table-cell>
          <table:table-cell office:value-type="float" office:value="-10.249700000000001" table:style-name="ce2">
            <text:p>-10,2497</text:p>
          </table:table-cell>
          <table:table-cell office:value-type="float" office:value="18.316400000000002" table:style-name="ce2">
            <text:p>18,3164</text:p>
          </table:table-cell>
          <table:table-cell office:value-type="float" office:value="82.375299999999996" table:style-name="ce2">
            <text:p>82,3753</text:p>
          </table:table-cell>
          <table:table-cell office:value-type="float" office:value="82.375299999999996" table:style-name="ce2">
            <text:p>82,3753</text:p>
          </table:table-cell>
          <table:table-cell office:value-type="float" office:value="6.7936999999999999E-15" table:style-name="ce2">
            <text:p>6,7937E-15</text:p>
          </table:table-cell>
          <table:table-cell office:value-type="float" office:value="45.945099999999996" table:style-name="ce2">
            <text:p>45,9451</text:p>
          </table:table-cell>
          <table:table-cell office:value-type="float" office:value="207.095" table:style-name="ce2">
            <text:p>207,095</text:p>
          </table:table-cell>
          <table:table-cell office:value-type="float" office:value="14.623200000000001" table:style-name="ce2">
            <text:p>14,6232</text:p>
          </table:table-cell>
          <table:table-cell office:value-type="float" office:value="518.95000000000005" table:style-name="ce2">
            <text:p>518,95</text:p>
          </table:table-cell>
          <table:table-cell office:value-type="float" office:value="532.11220000000003" table:style-name="ce2">
            <text:p>532,11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7" table:style-name="ce2">
            <text:p>247</text:p>
          </table:table-cell>
          <table:table-cell office:value-type="float" office:value="877" table:style-name="ce2">
            <text:p>877</text:p>
          </table:table-cell>
          <table:table-cell office:value-type="float" office:value="1897" table:style-name="ce2">
            <text:p>189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85" table:style-name="ce2">
            <text:p>268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420" table:style-name="ce2">
            <text:p>3420</text:p>
          </table:table-cell>
          <table:table-cell office:value-type="float" office:value="76" table:style-name="ce2">
            <text:p>76</text:p>
          </table:table-cell>
          <table:table-cell office:value-type="float" office:value="1160" table:style-name="ce2">
            <text:p>1160</text:p>
          </table:table-cell>
          <table:table-cell office:value-type="string" table:style-name="ce2">
            <text:p>1400002C0000000000000000000000000000000000F7036D07691E1E0A7D000102750275000A0D5C004C048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02" table:style-name="ce6">
            <text:p>10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4 22:08:4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11165" table:style-name="ce2">
            <text:p>111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00:04:50</text:p>
          </table:table-cell>
          <table:table-cell office:value-type="string" table:style-name="ce2">
            <text:p>2020 MAY 25 01:07:30</text:p>
          </table:table-cell>
          <table:table-cell office:value-type="string" table:style-name="ce2">
            <text:p>2020 MAY 25 00:06:16</text:p>
          </table:table-cell>
          <table:table-cell office:value-type="string" table:style-name="ce2">
            <text:p>2020 MAY 25 00:56:31</text:p>
          </table:table-cell>
          <table:table-cell office:value-type="string" table:style-name="ce2">
            <text:p>2020 MAY 25 00:05:00</text:p>
          </table:table-cell>
          <table:table-cell office:value-type="string" table:style-name="ce2">
            <text:p>2020 MAY 25 01:07:29</text:p>
          </table:table-cell>
          <table:table-cell office:value-type="float" office:value="57.180399999999999" table:style-name="ce2">
            <text:p>57,1804</text:p>
          </table:table-cell>
          <table:table-cell office:value-type="float" office:value="160.01060000000001" table:style-name="ce2">
            <text:p>160,0106</text:p>
          </table:table-cell>
          <table:table-cell office:value-type="float" office:value="6.6539000000000001" table:style-name="ce2">
            <text:p>6,6539</text:p>
          </table:table-cell>
          <table:table-cell office:value-type="float" office:value="94.243799999999993" table:style-name="ce2">
            <text:p>94,2438</text:p>
          </table:table-cell>
          <table:table-cell office:value-type="float" office:value="94.243799999999993" table:style-name="ce2">
            <text:p>94,2438</text:p>
          </table:table-cell>
          <table:table-cell office:value-type="float" office:value="4.0357000000000002E-14" table:style-name="ce2">
            <text:p>4,0357E-14</text:p>
          </table:table-cell>
          <table:table-cell office:value-type="float" office:value="-46.272500000000001" table:style-name="ce2">
            <text:p>-46,2725</text:p>
          </table:table-cell>
          <table:table-cell office:value-type="float" office:value="-26.773499999999999" table:style-name="ce2">
            <text:p>-26,7735</text:p>
          </table:table-cell>
          <table:table-cell office:value-type="float" office:value="19.2181" table:style-name="ce2">
            <text:p>19,2181</text:p>
          </table:table-cell>
          <table:table-cell office:value-type="float" office:value="94.012200000000007" table:style-name="ce2">
            <text:p>94,0122</text:p>
          </table:table-cell>
          <table:table-cell office:value-type="float" office:value="94.012200000000007" table:style-name="ce2">
            <text:p>94,0122</text:p>
          </table:table-cell>
          <table:table-cell office:value-type="float" office:value="5.7952000000000001E-14" table:style-name="ce2">
            <text:p>5,7952E-14</text:p>
          </table:table-cell>
          <table:table-cell office:value-type="float" office:value="46.118200000000002" table:style-name="ce2">
            <text:p>46,1182</text:p>
          </table:table-cell>
          <table:table-cell office:value-type="float" office:value="207.1446" table:style-name="ce2">
            <text:p>207,1446</text:p>
          </table:table-cell>
          <table:table-cell office:value-type="float" office:value="16.8735" table:style-name="ce2">
            <text:p>16,8735</text:p>
          </table:table-cell>
          <table:table-cell office:value-type="float" office:value="568.8723" table:style-name="ce2">
            <text:p>568,8723</text:p>
          </table:table-cell>
          <table:table-cell office:value-type="float" office:value="584.10469999999998" table:style-name="ce2">
            <text:p>584,10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6" table:style-name="ce2">
            <text:p>86</text:p>
          </table:table-cell>
          <table:table-cell office:value-type="float" office:value="716" table:style-name="ce2">
            <text:p>716</text:p>
          </table:table-cell>
          <table:table-cell office:value-type="float" office:value="1901" table:style-name="ce2">
            <text:p>190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15" table:style-name="ce2">
            <text:p>30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9" table:style-name="ce2">
            <text:p>3749</text:p>
          </table:table-cell>
          <table:table-cell office:value-type="float" office:value="76" table:style-name="ce2">
            <text:p>76</text:p>
          </table:table-cell>
          <table:table-cell office:value-type="float" office:value="1246" table:style-name="ce2">
            <text:p>1246</text:p>
          </table:table-cell>
          <table:table-cell office:value-type="string" table:style-name="ce2">
            <text:p>1400002C00000000000000000000000000000000005602CC076D1E1E0BC7000102750275000A0EA5004C04D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03" table:style-name="ce6">
            <text:p>10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00:06:5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4" table:style-name="ce2">
            <text:p>104</text:p>
          </table:table-cell>
          <table:table-cell office:value-type="float" office:value="104" table:style-name="ce2">
            <text:p>104</text:p>
          </table:table-cell>
          <table:table-cell office:value-type="float" office:value="11166" table:style-name="ce2">
            <text:p>1116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02:02:52</text:p>
          </table:table-cell>
          <table:table-cell office:value-type="string" table:style-name="ce2">
            <text:p>2020 MAY 25 03:00:0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02:03:02</text:p>
          </table:table-cell>
          <table:table-cell office:value-type="string" table:style-name="ce2">
            <text:p>2020 MAY 25 03:00:06</text:p>
          </table:table-cell>
          <table:table-cell office:value-type="float" office:value="56.963200000000001" table:style-name="ce2">
            <text:p>56,9632</text:p>
          </table:table-cell>
          <table:table-cell office:value-type="float" office:value="131.2243" table:style-name="ce2">
            <text:p>131,2243</text:p>
          </table:table-cell>
          <table:table-cell office:value-type="float" office:value="6.6492000000000004" table:style-name="ce2">
            <text:p>6,6492</text:p>
          </table:table-cell>
          <table:table-cell office:value-type="float" office:value="94.244100000000003" table:style-name="ce2">
            <text:p>94,2441</text:p>
          </table:table-cell>
          <table:table-cell office:value-type="float" office:value="94.244100000000003" table:style-name="ce2">
            <text:p>94,2441</text:p>
          </table:table-cell>
          <table:table-cell office:value-type="float" office:value="4.6851999999999997E-14" table:style-name="ce2">
            <text:p>4,6852E-14</text:p>
          </table:table-cell>
          <table:table-cell office:value-type="float" office:value="-60.865600000000001" table:style-name="ce2">
            <text:p>-60,8656</text:p>
          </table:table-cell>
          <table:table-cell office:value-type="float" office:value="-67.368700000000004" table:style-name="ce2">
            <text:p>-67,3687</text:p>
          </table:table-cell>
          <table:table-cell office:value-type="float" office:value="18.338100000000001" table:style-name="ce2">
            <text:p>18,3381</text:p>
          </table:table-cell>
          <table:table-cell office:value-type="float" office:value="82.604900000000001" table:style-name="ce2">
            <text:p>82,6049</text:p>
          </table:table-cell>
          <table:table-cell office:value-type="float" office:value="82.604900000000001" table:style-name="ce2">
            <text:p>82,6049</text:p>
          </table:table-cell>
          <table:table-cell office:value-type="float" office:value="2.4688E-14" table:style-name="ce2">
            <text:p>2,4688E-14</text:p>
          </table:table-cell>
          <table:table-cell office:value-type="float" office:value="46.3232" table:style-name="ce2">
            <text:p>46,3232</text:p>
          </table:table-cell>
          <table:table-cell office:value-type="float" office:value="207.1942" table:style-name="ce2">
            <text:p>207,1942</text:p>
          </table:table-cell>
          <table:table-cell office:value-type="string" table:style-name="ce2">
            <text:p>N/A</text:p>
          </table:table-cell>
          <table:table-cell office:value-type="float" office:value="519.56240000000003" table:style-name="ce2">
            <text:p>519,5624</text:p>
          </table:table-cell>
          <table:table-cell office:value-type="float" office:value="519.56240000000003" table:style-name="ce2">
            <text:p>519,56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24" table:style-name="ce2">
            <text:p>3424</text:p>
          </table:table-cell>
          <table:table-cell office:value-type="float" office:value="76" table:style-name="ce2">
            <text:p>76</text:p>
          </table:table-cell>
          <table:table-cell office:value-type="float" office:value="259" table:style-name="ce2">
            <text:p>259</text:p>
          </table:table-cell>
          <table:table-cell office:value-type="string" table:style-name="ce2">
            <text:p>1400002C0000000000000000000000000000000000000000000000000000000000000000000A0D60004C010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04" table:style-name="ce6">
            <text:p>10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02:04:5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5" table:style-name="ce2">
            <text:p>105</text:p>
          </table:table-cell>
          <table:table-cell office:value-type="float" office:value="105" table:style-name="ce2">
            <text:p>105</text:p>
          </table:table-cell>
          <table:table-cell office:value-type="float" office:value="11167" table:style-name="ce2">
            <text:p>1116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04:00:53</text:p>
          </table:table-cell>
          <table:table-cell office:value-type="string" table:style-name="ce2">
            <text:p>2020 MAY 25 05:03:30</text:p>
          </table:table-cell>
          <table:table-cell office:value-type="string" table:style-name="ce2">
            <text:p>2020 MAY 25 04:02:25</text:p>
          </table:table-cell>
          <table:table-cell office:value-type="string" table:style-name="ce2">
            <text:p>2020 MAY 25 04:52:25</text:p>
          </table:table-cell>
          <table:table-cell office:value-type="string" table:style-name="ce2">
            <text:p>2020 MAY 25 04:01:03</text:p>
          </table:table-cell>
          <table:table-cell office:value-type="string" table:style-name="ce2">
            <text:p>2020 MAY 25 05:03:29</text:p>
          </table:table-cell>
          <table:table-cell office:value-type="float" office:value="56.787799999999997" table:style-name="ce2">
            <text:p>56,7878</text:p>
          </table:table-cell>
          <table:table-cell office:value-type="float" office:value="102.4829" table:style-name="ce2">
            <text:p>102,4829</text:p>
          </table:table-cell>
          <table:table-cell office:value-type="float" office:value="6.6471999999999998" table:style-name="ce2">
            <text:p>6,6472</text:p>
          </table:table-cell>
          <table:table-cell office:value-type="float" office:value="94.2333" table:style-name="ce2">
            <text:p>94,2333</text:p>
          </table:table-cell>
          <table:table-cell office:value-type="float" office:value="94.2333" table:style-name="ce2">
            <text:p>94,2333</text:p>
          </table:table-cell>
          <table:table-cell office:value-type="float" office:value="2.3601000000000001E-14" table:style-name="ce2">
            <text:p>2,3601E-14</text:p>
          </table:table-cell>
          <table:table-cell office:value-type="float" office:value="-45.822699999999998" table:style-name="ce2">
            <text:p>-45,8227</text:p>
          </table:table-cell>
          <table:table-cell office:value-type="float" office:value="-84.423299999999998" table:style-name="ce2">
            <text:p>-84,4233</text:p>
          </table:table-cell>
          <table:table-cell office:value-type="float" office:value="19.202200000000001" table:style-name="ce2">
            <text:p>19,2022</text:p>
          </table:table-cell>
          <table:table-cell office:value-type="float" office:value="93.991699999999994" table:style-name="ce2">
            <text:p>93,9917</text:p>
          </table:table-cell>
          <table:table-cell office:value-type="float" office:value="93.991699999999994" table:style-name="ce2">
            <text:p>93,9917</text:p>
          </table:table-cell>
          <table:table-cell office:value-type="float" office:value="8.1353000000000004E-14" table:style-name="ce2">
            <text:p>8,1353E-14</text:p>
          </table:table-cell>
          <table:table-cell office:value-type="float" office:value="46.551699999999997" table:style-name="ce2">
            <text:p>46,5517</text:p>
          </table:table-cell>
          <table:table-cell office:value-type="float" office:value="207.24369999999999" table:style-name="ce2">
            <text:p>207,2437</text:p>
          </table:table-cell>
          <table:table-cell office:value-type="float" office:value="16.7712" table:style-name="ce2">
            <text:p>16,7712</text:p>
          </table:table-cell>
          <table:table-cell office:value-type="float" office:value="568.4171" table:style-name="ce2">
            <text:p>568,4171</text:p>
          </table:table-cell>
          <table:table-cell office:value-type="float" office:value="583.55539999999996" table:style-name="ce2">
            <text:p>583,55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2" table:style-name="ce2">
            <text:p>92</text:p>
          </table:table-cell>
          <table:table-cell office:value-type="float" office:value="722" table:style-name="ce2">
            <text:p>722</text:p>
          </table:table-cell>
          <table:table-cell office:value-type="float" office:value="1907" table:style-name="ce2">
            <text:p>190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00" table:style-name="ce2">
            <text:p>300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6" table:style-name="ce2">
            <text:p>3746</text:p>
          </table:table-cell>
          <table:table-cell office:value-type="float" office:value="76" table:style-name="ce2">
            <text:p>76</text:p>
          </table:table-cell>
          <table:table-cell office:value-type="float" office:value="1246" table:style-name="ce2">
            <text:p>1246</text:p>
          </table:table-cell>
          <table:table-cell office:value-type="string" table:style-name="ce2">
            <text:p>1400002C00000000000000000000000000000000005C02D207731E1E0BB8000102750275000A0EA2004C04DE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893" table:style-name="ce6">
            <text:p>1893</text:p>
          </table:table-cell>
          <table:table-cell office:value-type="float" office:value="1893" table:style-name="ce6">
            <text:p>1893</text:p>
          </table:table-cell>
          <table:table-cell office:value-type="float" office:value="1" table:style-name="ce6">
            <text:p>1</text:p>
          </table:table-cell>
          <table:table-cell office:value-type="float" office:value="105" table:style-name="ce6">
            <text:p>10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04:02:5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6" table:style-name="ce2">
            <text:p>106</text:p>
          </table:table-cell>
          <table:table-cell office:value-type="float" office:value="106" table:style-name="ce2">
            <text:p>106</text:p>
          </table:table-cell>
          <table:table-cell office:value-type="float" office:value="11168" table:style-name="ce2">
            <text:p>1116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05:58:52</text:p>
          </table:table-cell>
          <table:table-cell office:value-type="string" table:style-name="ce2">
            <text:p>2020 MAY 25 06:56:0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05:59:02</text:p>
          </table:table-cell>
          <table:table-cell office:value-type="string" table:style-name="ce2">
            <text:p>2020 MAY 25 06:56:03</text:p>
          </table:table-cell>
          <table:table-cell office:value-type="float" office:value="56.600499999999997" table:style-name="ce2">
            <text:p>56,6005</text:p>
          </table:table-cell>
          <table:table-cell office:value-type="float" office:value="73.801699999999997" table:style-name="ce2">
            <text:p>73,8017</text:p>
          </table:table-cell>
          <table:table-cell office:value-type="float" office:value="6.6486000000000001" table:style-name="ce2">
            <text:p>6,6486</text:p>
          </table:table-cell>
          <table:table-cell office:value-type="float" office:value="94.1922" table:style-name="ce2">
            <text:p>94,1922</text:p>
          </table:table-cell>
          <table:table-cell office:value-type="float" office:value="94.1922" table:style-name="ce2">
            <text:p>94,1922</text:p>
          </table:table-cell>
          <table:table-cell office:value-type="float" office:value="1.4224000000000001E-14" table:style-name="ce2">
            <text:p>1,4224E-14</text:p>
          </table:table-cell>
          <table:table-cell office:value-type="float" office:value="-60.478400000000001" table:style-name="ce2">
            <text:p>-60,4784</text:p>
          </table:table-cell>
          <table:table-cell office:value-type="float" office:value="-124.6373" table:style-name="ce2">
            <text:p>-124,6373</text:p>
          </table:table-cell>
          <table:table-cell office:value-type="float" office:value="18.346900000000002" table:style-name="ce2">
            <text:p>18,3469</text:p>
          </table:table-cell>
          <table:table-cell office:value-type="float" office:value="82.701800000000006" table:style-name="ce2">
            <text:p>82,7018</text:p>
          </table:table-cell>
          <table:table-cell office:value-type="float" office:value="82.701800000000006" table:style-name="ce2">
            <text:p>82,7018</text:p>
          </table:table-cell>
          <table:table-cell office:value-type="float" office:value="9.5416999999999996E-15" table:style-name="ce2">
            <text:p>9,5417E-15</text:p>
          </table:table-cell>
          <table:table-cell office:value-type="float" office:value="46.776200000000003" table:style-name="ce2">
            <text:p>46,7762</text:p>
          </table:table-cell>
          <table:table-cell office:value-type="float" office:value="207.29329999999999" table:style-name="ce2">
            <text:p>207,2933</text:p>
          </table:table-cell>
          <table:table-cell office:value-type="string" table:style-name="ce2">
            <text:p>N/A</text:p>
          </table:table-cell>
          <table:table-cell office:value-type="float" office:value="519.10720000000003" table:style-name="ce2">
            <text:p>519,1072</text:p>
          </table:table-cell>
          <table:table-cell office:value-type="float" office:value="519.10720000000003" table:style-name="ce2">
            <text:p>519,10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21" table:style-name="ce2">
            <text:p>3421</text:p>
          </table:table-cell>
          <table:table-cell office:value-type="float" office:value="76" table:style-name="ce2">
            <text:p>76</text:p>
          </table:table-cell>
          <table:table-cell office:value-type="float" office:value="256" table:style-name="ce2">
            <text:p>256</text:p>
          </table:table-cell>
          <table:table-cell office:value-type="string" table:style-name="ce2">
            <text:p>1400002C0000000000000000000000000000000000000000000000000000000000000000000A0D5D004C0100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06" table:style-name="ce6">
            <text:p>10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06:00:5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7" table:style-name="ce2">
            <text:p>107</text:p>
          </table:table-cell>
          <table:table-cell office:value-type="float" office:value="107" table:style-name="ce2">
            <text:p>107</text:p>
          </table:table-cell>
          <table:table-cell office:value-type="float" office:value="11169" table:style-name="ce2">
            <text:p>1116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07:56:48</text:p>
          </table:table-cell>
          <table:table-cell office:value-type="string" table:style-name="ce2">
            <text:p>2020 MAY 25 08:59:23</text:p>
          </table:table-cell>
          <table:table-cell office:value-type="string" table:style-name="ce2">
            <text:p>2020 MAY 25 07:58:25</text:p>
          </table:table-cell>
          <table:table-cell office:value-type="string" table:style-name="ce2">
            <text:p>2020 MAY 25 08:48:10</text:p>
          </table:table-cell>
          <table:table-cell office:value-type="string" table:style-name="ce2">
            <text:p>2020 MAY 25 07:56:58</text:p>
          </table:table-cell>
          <table:table-cell office:value-type="string" table:style-name="ce2">
            <text:p>2020 MAY 25 08:59:22</text:p>
          </table:table-cell>
          <table:table-cell office:value-type="float" office:value="56.403199999999998" table:style-name="ce2">
            <text:p>56,4032</text:p>
          </table:table-cell>
          <table:table-cell office:value-type="float" office:value="45.091000000000001" table:style-name="ce2">
            <text:p>45,091</text:p>
          </table:table-cell>
          <table:table-cell office:value-type="float" office:value="6.6471999999999998" table:style-name="ce2">
            <text:p>6,6472</text:p>
          </table:table-cell>
          <table:table-cell office:value-type="float" office:value="94.170500000000004" table:style-name="ce2">
            <text:p>94,1705</text:p>
          </table:table-cell>
          <table:table-cell office:value-type="float" office:value="94.170500000000004" table:style-name="ce2">
            <text:p>94,1705</text:p>
          </table:table-cell>
          <table:table-cell office:value-type="float" office:value="1.0058000000000001E-14" table:style-name="ce2">
            <text:p>1,0058E-14</text:p>
          </table:table-cell>
          <table:table-cell office:value-type="float" office:value="-45.415700000000001" table:style-name="ce2">
            <text:p>-45,4157</text:p>
          </table:table-cell>
          <table:table-cell office:value-type="float" office:value="-142.0317" table:style-name="ce2">
            <text:p>-142,0317</text:p>
          </table:table-cell>
          <table:table-cell office:value-type="float" office:value="19.1875" table:style-name="ce2">
            <text:p>19,1875</text:p>
          </table:table-cell>
          <table:table-cell office:value-type="float" office:value="93.962100000000007" table:style-name="ce2">
            <text:p>93,9621</text:p>
          </table:table-cell>
          <table:table-cell office:value-type="float" office:value="93.962100000000007" table:style-name="ce2">
            <text:p>93,9621</text:p>
          </table:table-cell>
          <table:table-cell office:value-type="float" office:value="8.9960000000000002E-15" table:style-name="ce2">
            <text:p>8,996E-15</text:p>
          </table:table-cell>
          <table:table-cell office:value-type="float" office:value="46.975700000000003" table:style-name="ce2">
            <text:p>46,9757</text:p>
          </table:table-cell>
          <table:table-cell office:value-type="float" office:value="207.34280000000001" table:style-name="ce2">
            <text:p>207,3428</text:p>
          </table:table-cell>
          <table:table-cell office:value-type="float" office:value="16.668900000000001" table:style-name="ce2">
            <text:p>16,6689</text:p>
          </table:table-cell>
          <table:table-cell office:value-type="float" office:value="568.11360000000002" table:style-name="ce2">
            <text:p>568,1136</text:p>
          </table:table-cell>
          <table:table-cell office:value-type="float" office:value="583.15779999999995" table:style-name="ce2">
            <text:p>583,15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7" table:style-name="ce2">
            <text:p>97</text:p>
          </table:table-cell>
          <table:table-cell office:value-type="float" office:value="727" table:style-name="ce2">
            <text:p>727</text:p>
          </table:table-cell>
          <table:table-cell office:value-type="float" office:value="1897" table:style-name="ce2">
            <text:p>189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985" table:style-name="ce2">
            <text:p>298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4" table:style-name="ce2">
            <text:p>3744</text:p>
          </table:table-cell>
          <table:table-cell office:value-type="float" office:value="76" table:style-name="ce2">
            <text:p>76</text:p>
          </table:table-cell>
          <table:table-cell office:value-type="float" office:value="1229" table:style-name="ce2">
            <text:p>1229</text:p>
          </table:table-cell>
          <table:table-cell office:value-type="string" table:style-name="ce2">
            <text:p>1400002C00000000000000000000000000000000006102D707691E1E0BA9000102750275000A0EA0004C04C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07" table:style-name="ce6">
            <text:p>10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07:58:4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8" table:style-name="ce2">
            <text:p>108</text:p>
          </table:table-cell>
          <table:table-cell office:value-type="float" office:value="108" table:style-name="ce2">
            <text:p>108</text:p>
          </table:table-cell>
          <table:table-cell office:value-type="float" office:value="11170" table:style-name="ce2">
            <text:p>1117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09:54:46</text:p>
          </table:table-cell>
          <table:table-cell office:value-type="string" table:style-name="ce2">
            <text:p>2020 MAY 25 10:52:0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09:54:56</text:p>
          </table:table-cell>
          <table:table-cell office:value-type="string" table:style-name="ce2">
            <text:p>2020 MAY 25 10:52:05</text:p>
          </table:table-cell>
          <table:table-cell office:value-type="float" office:value="56.125799999999998" table:style-name="ce2">
            <text:p>56,1258</text:p>
          </table:table-cell>
          <table:table-cell office:value-type="float" office:value="16.3186" table:style-name="ce2">
            <text:p>16,3186</text:p>
          </table:table-cell>
          <table:table-cell office:value-type="float" office:value="6.6421999999999999" table:style-name="ce2">
            <text:p>6,6422</text:p>
          </table:table-cell>
          <table:table-cell office:value-type="float" office:value="94.157899999999998" table:style-name="ce2">
            <text:p>94,1579</text:p>
          </table:table-cell>
          <table:table-cell office:value-type="float" office:value="94.157899999999998" table:style-name="ce2">
            <text:p>94,1579</text:p>
          </table:table-cell>
          <table:table-cell office:value-type="float" office:value="1.5002999999999999E-14" table:style-name="ce2">
            <text:p>1,5003E-14</text:p>
          </table:table-cell>
          <table:table-cell office:value-type="float" office:value="-59.6967" table:style-name="ce2">
            <text:p>-59,6967</text:p>
          </table:table-cell>
          <table:table-cell office:value-type="float" office:value="178.31649999999999" table:style-name="ce2">
            <text:p>178,3165</text:p>
          </table:table-cell>
          <table:table-cell office:value-type="float" office:value="18.3719" table:style-name="ce2">
            <text:p>18,3719</text:p>
          </table:table-cell>
          <table:table-cell office:value-type="float" office:value="82.989900000000006" table:style-name="ce2">
            <text:p>82,9899</text:p>
          </table:table-cell>
          <table:table-cell office:value-type="float" office:value="82.989900000000006" table:style-name="ce2">
            <text:p>82,9899</text:p>
          </table:table-cell>
          <table:table-cell office:value-type="float" office:value="3.4302000000000002E-14" table:style-name="ce2">
            <text:p>3,4302E-14</text:p>
          </table:table-cell>
          <table:table-cell office:value-type="float" office:value="47.146700000000003" table:style-name="ce2">
            <text:p>47,1467</text:p>
          </table:table-cell>
          <table:table-cell office:value-type="float" office:value="207.39240000000001" table:style-name="ce2">
            <text:p>207,3924</text:p>
          </table:table-cell>
          <table:table-cell office:value-type="string" table:style-name="ce2">
            <text:p>N/A</text:p>
          </table:table-cell>
          <table:table-cell office:value-type="float" office:value="520.3211" table:style-name="ce2">
            <text:p>520,3211</text:p>
          </table:table-cell>
          <table:table-cell office:value-type="float" office:value="520.3211" table:style-name="ce2">
            <text:p>520,32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29" table:style-name="ce2">
            <text:p>3429</text:p>
          </table:table-cell>
          <table:table-cell office:value-type="float" office:value="76" table:style-name="ce2">
            <text:p>76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1400002C0000000000000000000000000000000000000000000000000000000000000000000A0D65004C010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08" table:style-name="ce6">
            <text:p>10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09:56:4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9" table:style-name="ce2">
            <text:p>109</text:p>
          </table:table-cell>
          <table:table-cell office:value-type="float" office:value="109" table:style-name="ce2">
            <text:p>109</text:p>
          </table:table-cell>
          <table:table-cell office:value-type="float" office:value="11171" table:style-name="ce2">
            <text:p>1117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11:52:47</text:p>
          </table:table-cell>
          <table:table-cell office:value-type="string" table:style-name="ce2">
            <text:p>2020 MAY 25 12:50:09</text:p>
          </table:table-cell>
          <table:table-cell office:value-type="string" table:style-name="ce2">
            <text:p>2020 MAY 25 11:57:05</text:p>
          </table:table-cell>
          <table:table-cell office:value-type="string" table:style-name="ce2">
            <text:p>2020 MAY 25 12:41:20</text:p>
          </table:table-cell>
          <table:table-cell office:value-type="string" table:style-name="ce2">
            <text:p>2020 MAY 25 11:52:57</text:p>
          </table:table-cell>
          <table:table-cell office:value-type="string" table:style-name="ce2">
            <text:p>2020 MAY 25 12:50:08</text:p>
          </table:table-cell>
          <table:table-cell office:value-type="float" office:value="55.850999999999999" table:style-name="ce2">
            <text:p>55,851</text:p>
          </table:table-cell>
          <table:table-cell office:value-type="float" office:value="-12.484" table:style-name="ce2">
            <text:p>-12,484</text:p>
          </table:table-cell>
          <table:table-cell office:value-type="float" office:value="6.6360999999999999" table:style-name="ce2">
            <text:p>6,6361</text:p>
          </table:table-cell>
          <table:table-cell office:value-type="float" office:value="94.156000000000006" table:style-name="ce2">
            <text:p>94,156</text:p>
          </table:table-cell>
          <table:table-cell office:value-type="float" office:value="94.156000000000006" table:style-name="ce2">
            <text:p>94,156</text:p>
          </table:table-cell>
          <table:table-cell office:value-type="float" office:value="5.4818000000000001E-14" table:style-name="ce2">
            <text:p>5,4818E-14</text:p>
          </table:table-cell>
          <table:table-cell office:value-type="float" office:value="-59.383000000000003" table:style-name="ce2">
            <text:p>-59,383</text:p>
          </table:table-cell>
          <table:table-cell office:value-type="float" office:value="149.59559999999999" table:style-name="ce2">
            <text:p>149,5956</text:p>
          </table:table-cell>
          <table:table-cell office:value-type="float" office:value="18.3719" table:style-name="ce2">
            <text:p>18,3719</text:p>
          </table:table-cell>
          <table:table-cell office:value-type="float" office:value="83.029399999999995" table:style-name="ce2">
            <text:p>83,0294</text:p>
          </table:table-cell>
          <table:table-cell office:value-type="float" office:value="83.029399999999995" table:style-name="ce2">
            <text:p>83,0294</text:p>
          </table:table-cell>
          <table:table-cell office:value-type="float" office:value="9.5416999999999996E-15" table:style-name="ce2">
            <text:p>9,5417E-15</text:p>
          </table:table-cell>
          <table:table-cell office:value-type="float" office:value="47.323099999999997" table:style-name="ce2">
            <text:p>47,3231</text:p>
          </table:table-cell>
          <table:table-cell office:value-type="float" office:value="207.44200000000001" table:style-name="ce2">
            <text:p>207,442</text:p>
          </table:table-cell>
          <table:table-cell office:value-type="float" office:value="14.4186" table:style-name="ce2">
            <text:p>14,4186</text:p>
          </table:table-cell>
          <table:table-cell office:value-type="float" office:value="520.6191" table:style-name="ce2">
            <text:p>520,6191</text:p>
          </table:table-cell>
          <table:table-cell office:value-type="float" office:value="533.59310000000005" table:style-name="ce2">
            <text:p>533,59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8" table:style-name="ce2">
            <text:p>258</text:p>
          </table:table-cell>
          <table:table-cell office:value-type="float" office:value="888" table:style-name="ce2">
            <text:p>888</text:p>
          </table:table-cell>
          <table:table-cell office:value-type="float" office:value="1893" table:style-name="ce2">
            <text:p>189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55" table:style-name="ce2">
            <text:p>265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431" table:style-name="ce2">
            <text:p>3431</text:p>
          </table:table-cell>
          <table:table-cell office:value-type="float" office:value="76" table:style-name="ce2">
            <text:p>76</text:p>
          </table:table-cell>
          <table:table-cell office:value-type="float" office:value="904" table:style-name="ce2">
            <text:p>904</text:p>
          </table:table-cell>
          <table:table-cell office:value-type="string" table:style-name="ce2">
            <text:p>1400002C000000000000000000000000000000000102037807651E1E0A5F000102750275000A0D67004C038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532" table:style-name="ce6">
            <text:p>1532</text:p>
          </table:table-cell>
          <table:table-cell office:value-type="float" office:value="1532" table:style-name="ce6">
            <text:p>1532</text:p>
          </table:table-cell>
          <table:table-cell office:value-type="float" office:value="1" table:style-name="ce6">
            <text:p>1</text:p>
          </table:table-cell>
          <table:table-cell office:value-type="float" office:value="109" table:style-name="ce6">
            <text:p>10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11:54:4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10" table:style-name="ce2">
            <text:p>110</text:p>
          </table:table-cell>
          <table:table-cell office:value-type="float" office:value="11172" table:style-name="ce2">
            <text:p>1117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13:50:49</text:p>
          </table:table-cell>
          <table:table-cell office:value-type="string" table:style-name="ce2">
            <text:p>2020 MAY 25 14:53:27</text:p>
          </table:table-cell>
          <table:table-cell office:value-type="string" table:style-name="ce2">
            <text:p>2020 MAY 25 13:52:33</text:p>
          </table:table-cell>
          <table:table-cell office:value-type="string" table:style-name="ce2">
            <text:p>2020 MAY 25 14:42:03</text:p>
          </table:table-cell>
          <table:table-cell office:value-type="string" table:style-name="ce2">
            <text:p>2020 MAY 25 13:50:59</text:p>
          </table:table-cell>
          <table:table-cell office:value-type="string" table:style-name="ce2">
            <text:p>2020 MAY 25 14:53:26</text:p>
          </table:table-cell>
          <table:table-cell office:value-type="float" office:value="55.604999999999997" table:style-name="ce2">
            <text:p>55,605</text:p>
          </table:table-cell>
          <table:table-cell office:value-type="float" office:value="-41.259700000000002" table:style-name="ce2">
            <text:p>-41,2597</text:p>
          </table:table-cell>
          <table:table-cell office:value-type="float" office:value="6.6322000000000001" table:style-name="ce2">
            <text:p>6,6322</text:p>
          </table:table-cell>
          <table:table-cell office:value-type="float" office:value="94.144900000000007" table:style-name="ce2">
            <text:p>94,1449</text:p>
          </table:table-cell>
          <table:table-cell office:value-type="float" office:value="94.144900000000007" table:style-name="ce2">
            <text:p>94,1449</text:p>
          </table:table-cell>
          <table:table-cell office:value-type="float" office:value="3.7090999999999999E-14" table:style-name="ce2">
            <text:p>3,7091E-14</text:p>
          </table:table-cell>
          <table:table-cell office:value-type="float" office:value="-44.585299999999997" table:style-name="ce2">
            <text:p>-44,5853</text:p>
          </table:table-cell>
          <table:table-cell office:value-type="float" office:value="131.36500000000001" table:style-name="ce2">
            <text:p>131,365</text:p>
          </table:table-cell>
          <table:table-cell office:value-type="float" office:value="19.156400000000001" table:style-name="ce2">
            <text:p>19,1564</text:p>
          </table:table-cell>
          <table:table-cell office:value-type="float" office:value="93.902600000000007" table:style-name="ce2">
            <text:p>93,9026</text:p>
          </table:table-cell>
          <table:table-cell office:value-type="float" office:value="93.902600000000007" table:style-name="ce2">
            <text:p>93,9026</text:p>
          </table:table-cell>
          <table:table-cell office:value-type="float" office:value="2.7727E-14" table:style-name="ce2">
            <text:p>2,7727E-14</text:p>
          </table:table-cell>
          <table:table-cell office:value-type="float" office:value="47.515999999999998" table:style-name="ce2">
            <text:p>47,516</text:p>
          </table:table-cell>
          <table:table-cell office:value-type="float" office:value="207.49160000000001" table:style-name="ce2">
            <text:p>207,4916</text:p>
          </table:table-cell>
          <table:table-cell office:value-type="float" office:value="16.566600000000001" table:style-name="ce2">
            <text:p>16,5666</text:p>
          </table:table-cell>
          <table:table-cell office:value-type="float" office:value="568.56889999999999" table:style-name="ce2">
            <text:p>568,5689</text:p>
          </table:table-cell>
          <table:table-cell office:value-type="float" office:value="583.51890000000003" table:style-name="ce2">
            <text:p>583,51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4" table:style-name="ce2">
            <text:p>104</text:p>
          </table:table-cell>
          <table:table-cell office:value-type="float" office:value="734" table:style-name="ce2">
            <text:p>734</text:p>
          </table:table-cell>
          <table:table-cell office:value-type="float" office:value="1904" table:style-name="ce2">
            <text:p>190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970" table:style-name="ce2">
            <text:p>297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7" table:style-name="ce2">
            <text:p>3747</text:p>
          </table:table-cell>
          <table:table-cell office:value-type="float" office:value="76" table:style-name="ce2">
            <text:p>76</text:p>
          </table:table-cell>
          <table:table-cell office:value-type="float" office:value="1238" table:style-name="ce2">
            <text:p>1238</text:p>
          </table:table-cell>
          <table:table-cell office:value-type="string" table:style-name="ce2">
            <text:p>1400002C00000000000000000000000000000000006802DE07701E1E0B9A000102750275000A0EA3004C04D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10" table:style-name="ce6">
            <text:p>11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13:52:4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1" table:style-name="ce2">
            <text:p>111</text:p>
          </table:table-cell>
          <table:table-cell office:value-type="float" office:value="111" table:style-name="ce2">
            <text:p>111</text:p>
          </table:table-cell>
          <table:table-cell office:value-type="float" office:value="11173" table:style-name="ce2">
            <text:p>1117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15:48:50</text:p>
          </table:table-cell>
          <table:table-cell office:value-type="string" table:style-name="ce2">
            <text:p>2020 MAY 25 16:51:2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15:49:00</text:p>
          </table:table-cell>
          <table:table-cell office:value-type="string" table:style-name="ce2">
            <text:p>2020 MAY 25 16:51:27</text:p>
          </table:table-cell>
          <table:table-cell office:value-type="float" office:value="55.388599999999997" table:style-name="ce2">
            <text:p>55,3886</text:p>
          </table:table-cell>
          <table:table-cell office:value-type="float" office:value="-70.007900000000006" table:style-name="ce2">
            <text:p>-70,0079</text:p>
          </table:table-cell>
          <table:table-cell office:value-type="float" office:value="6.6296999999999997" table:style-name="ce2">
            <text:p>6,6297</text:p>
          </table:table-cell>
          <table:table-cell office:value-type="float" office:value="94.128299999999996" table:style-name="ce2">
            <text:p>94,1283</text:p>
          </table:table-cell>
          <table:table-cell office:value-type="float" office:value="94.128299999999996" table:style-name="ce2">
            <text:p>94,1283</text:p>
          </table:table-cell>
          <table:table-cell office:value-type="float" office:value="2.2036000000000001E-14" table:style-name="ce2">
            <text:p>2,2036E-14</text:p>
          </table:table-cell>
          <table:table-cell office:value-type="float" office:value="-44.381300000000003" table:style-name="ce2">
            <text:p>-44,3813</text:p>
          </table:table-cell>
          <table:table-cell office:value-type="float" office:value="102.5508" table:style-name="ce2">
            <text:p>102,5508</text:p>
          </table:table-cell>
          <table:table-cell office:value-type="float" office:value="19.1494" table:style-name="ce2">
            <text:p>19,1494</text:p>
          </table:table-cell>
          <table:table-cell office:value-type="float" office:value="93.890500000000003" table:style-name="ce2">
            <text:p>93,8905</text:p>
          </table:table-cell>
          <table:table-cell office:value-type="float" office:value="93.890500000000003" table:style-name="ce2">
            <text:p>93,8905</text:p>
          </table:table-cell>
          <table:table-cell office:value-type="float" office:value="1.5002999999999999E-14" table:style-name="ce2">
            <text:p>1,5003E-14</text:p>
          </table:table-cell>
          <table:table-cell office:value-type="float" office:value="47.722499999999997" table:style-name="ce2">
            <text:p>47,7225</text:p>
          </table:table-cell>
          <table:table-cell office:value-type="float" office:value="207.5412" table:style-name="ce2">
            <text:p>207,5412</text:p>
          </table:table-cell>
          <table:table-cell office:value-type="string" table:style-name="ce2">
            <text:p>N/A</text:p>
          </table:table-cell>
          <table:table-cell office:value-type="float" office:value="568.57429999999999" table:style-name="ce2">
            <text:p>568,5743</text:p>
          </table:table-cell>
          <table:table-cell office:value-type="float" office:value="568.57429999999999" table:style-name="ce2">
            <text:p>568,57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47" table:style-name="ce2">
            <text:p>3747</text:p>
          </table:table-cell>
          <table:table-cell office:value-type="float" office:value="76" table:style-name="ce2">
            <text:p>76</text:p>
          </table:table-cell>
          <table:table-cell office:value-type="float" office:value="327" table:style-name="ce2">
            <text:p>327</text:p>
          </table:table-cell>
          <table:table-cell office:value-type="string" table:style-name="ce2">
            <text:p>1400002C0000000000000000000000000000000000000000000000000000000000000000000A0EA3004C0147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11" table:style-name="ce6">
            <text:p>11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15:50:5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12" table:style-name="ce2">
            <text:p>112</text:p>
          </table:table-cell>
          <table:table-cell office:value-type="float" office:value="112" table:style-name="ce2">
            <text:p>112</text:p>
          </table:table-cell>
          <table:table-cell office:value-type="float" office:value="11174" table:style-name="ce2">
            <text:p>1117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17:36:49</text:p>
          </table:table-cell>
          <table:table-cell office:value-type="string" table:style-name="ce2">
            <text:p>2020 MAY 25 18:44:12</text:p>
          </table:table-cell>
          <table:table-cell office:value-type="string" table:style-name="ce2">
            <text:p>2020 MAY 25 17:36:59</text:p>
          </table:table-cell>
          <table:table-cell office:value-type="string" table:style-name="ce2">
            <text:p>2020 MAY 25 18:43:59</text:p>
          </table:table-cell>
          <table:table-cell office:value-type="string" table:style-name="ce2">
            <text:p>2020 MAY 25 17:36:59</text:p>
          </table:table-cell>
          <table:table-cell office:value-type="string" table:style-name="ce2">
            <text:p>2020 MAY 25 18:44:11</text:p>
          </table:table-cell>
          <table:table-cell office:value-type="float" office:value="74.520899999999997" table:style-name="ce2">
            <text:p>74,5209</text:p>
          </table:table-cell>
          <table:table-cell office:value-type="float" office:value="-157.4804" table:style-name="ce2">
            <text:p>-157,4804</text:p>
          </table:table-cell>
          <table:table-cell office:value-type="float" office:value="2.5493999999999999" table:style-name="ce2">
            <text:p>2,5494</text:p>
          </table:table-cell>
          <table:table-cell office:value-type="float" office:value="113.16719999999999" table:style-name="ce2">
            <text:p>113,1672</text:p>
          </table:table-cell>
          <table:table-cell office:value-type="float" office:value="113.16719999999999" table:style-name="ce2">
            <text:p>113,1672</text:p>
          </table:table-cell>
          <table:table-cell office:value-type="float" office:value="1.3586999999999999E-14" table:style-name="ce2">
            <text:p>1,3587E-14</text:p>
          </table:table-cell>
          <table:table-cell office:value-type="float" office:value="-58.7363" table:style-name="ce2">
            <text:p>-58,7363</text:p>
          </table:table-cell>
          <table:table-cell office:value-type="float" office:value="63.618000000000002" table:style-name="ce2">
            <text:p>63,618</text:p>
          </table:table-cell>
          <table:table-cell office:value-type="float" office:value="18.382200000000001" table:style-name="ce2">
            <text:p>18,3822</text:p>
          </table:table-cell>
          <table:table-cell office:value-type="float" office:value="83.1768" table:style-name="ce2">
            <text:p>83,1768</text:p>
          </table:table-cell>
          <table:table-cell office:value-type="float" office:value="83.1768" table:style-name="ce2">
            <text:p>83,1768</text:p>
          </table:table-cell>
          <table:table-cell office:value-type="float" office:value="1.8546000000000001E-14" table:style-name="ce2">
            <text:p>1,8546E-14</text:p>
          </table:table-cell>
          <table:table-cell office:value-type="float" office:value="47.904499999999999" table:style-name="ce2">
            <text:p>47,9045</text:p>
          </table:table-cell>
          <table:table-cell office:value-type="float" office:value="207.5866" table:style-name="ce2">
            <text:p>207,5866</text:p>
          </table:table-cell>
          <table:table-cell office:value-type="float" office:value="23.726800000000001" table:style-name="ce2">
            <text:p>23,7268</text:p>
          </table:table-cell>
          <table:table-cell office:value-type="float" office:value="611.81470000000002" table:style-name="ce2">
            <text:p>611,8147</text:p>
          </table:table-cell>
          <table:table-cell office:value-type="float" office:value="633.35149999999999" table:style-name="ce2">
            <text:p>633,35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335" table:style-name="ce2">
            <text:p>233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020" table:style-name="ce2">
            <text:p>40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032" table:style-name="ce2">
            <text:p>4032</text:p>
          </table:table-cell>
          <table:table-cell office:value-type="float" office:value="76" table:style-name="ce2">
            <text:p>76</text:p>
          </table:table-cell>
          <table:table-cell office:value-type="float" office:value="1031" table:style-name="ce2">
            <text:p>1031</text:p>
          </table:table-cell>
          <table:table-cell office:value-type="string" table:style-name="ce2">
            <text:p>1400002C00000000000000000000000000000000000A0280091F1E1E0FB4000102750275000A0FC0004C0407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12" table:style-name="ce6">
            <text:p>11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17:48:4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3" table:style-name="ce2">
            <text:p>113</text:p>
          </table:table-cell>
          <table:table-cell office:value-type="float" office:value="113" table:style-name="ce2">
            <text:p>113</text:p>
          </table:table-cell>
          <table:table-cell office:value-type="float" office:value="11175" table:style-name="ce2">
            <text:p>1117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19:44:46</text:p>
          </table:table-cell>
          <table:table-cell office:value-type="string" table:style-name="ce2">
            <text:p>2020 MAY 25 20:47:21</text:p>
          </table:table-cell>
          <table:table-cell office:value-type="string" table:style-name="ce2">
            <text:p>2020 MAY 25 19:46:40</text:p>
          </table:table-cell>
          <table:table-cell office:value-type="string" table:style-name="ce2">
            <text:p>2020 MAY 25 20:35:55</text:p>
          </table:table-cell>
          <table:table-cell office:value-type="string" table:style-name="ce2">
            <text:p>2020 MAY 25 19:44:56</text:p>
          </table:table-cell>
          <table:table-cell office:value-type="string" table:style-name="ce2">
            <text:p>2020 MAY 25 20:47:20</text:p>
          </table:table-cell>
          <table:table-cell office:value-type="float" office:value="54.997700000000002" table:style-name="ce2">
            <text:p>54,9977</text:p>
          </table:table-cell>
          <table:table-cell office:value-type="float" office:value="-127.4391" table:style-name="ce2">
            <text:p>-127,4391</text:p>
          </table:table-cell>
          <table:table-cell office:value-type="float" office:value="6.6275000000000004" table:style-name="ce2">
            <text:p>6,6275</text:p>
          </table:table-cell>
          <table:table-cell office:value-type="float" office:value="94.083100000000002" table:style-name="ce2">
            <text:p>94,0831</text:p>
          </table:table-cell>
          <table:table-cell office:value-type="float" office:value="94.083100000000002" table:style-name="ce2">
            <text:p>94,0831</text:p>
          </table:table-cell>
          <table:table-cell office:value-type="float" office:value="2.5443999999999999E-14" table:style-name="ce2">
            <text:p>2,5444E-14</text:p>
          </table:table-cell>
          <table:table-cell office:value-type="float" office:value="-43.940899999999999" table:style-name="ce2">
            <text:p>-43,9409</text:p>
          </table:table-cell>
          <table:table-cell office:value-type="float" office:value="44.947099999999999" table:style-name="ce2">
            <text:p>44,9471</text:p>
          </table:table-cell>
          <table:table-cell office:value-type="float" office:value="19.135000000000002" table:style-name="ce2">
            <text:p>19,135</text:p>
          </table:table-cell>
          <table:table-cell office:value-type="float" office:value="93.867999999999995" table:style-name="ce2">
            <text:p>93,868</text:p>
          </table:table-cell>
          <table:table-cell office:value-type="float" office:value="93.867999999999995" table:style-name="ce2">
            <text:p>93,868</text:p>
          </table:table-cell>
          <table:table-cell office:value-type="float" office:value="3.2435000000000003E-14" table:style-name="ce2">
            <text:p>3,2435E-14</text:p>
          </table:table-cell>
          <table:table-cell office:value-type="float" office:value="48.153300000000002" table:style-name="ce2">
            <text:p>48,1533</text:p>
          </table:table-cell>
          <table:table-cell office:value-type="float" office:value="207.6404" table:style-name="ce2">
            <text:p>207,6404</text:p>
          </table:table-cell>
          <table:table-cell office:value-type="float" office:value="16.464300000000001" table:style-name="ce2">
            <text:p>16,4643</text:p>
          </table:table-cell>
          <table:table-cell office:value-type="float" office:value="568.11360000000002" table:style-name="ce2">
            <text:p>568,1136</text:p>
          </table:table-cell>
          <table:table-cell office:value-type="float" office:value="582.96960000000001" table:style-name="ce2">
            <text:p>582,96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4" table:style-name="ce2">
            <text:p>114</text:p>
          </table:table-cell>
          <table:table-cell office:value-type="float" office:value="744" table:style-name="ce2">
            <text:p>744</text:p>
          </table:table-cell>
          <table:table-cell office:value-type="float" office:value="1899" table:style-name="ce2">
            <text:p>189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955" table:style-name="ce2">
            <text:p>295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4" table:style-name="ce2">
            <text:p>3744</text:p>
          </table:table-cell>
          <table:table-cell office:value-type="float" office:value="76" table:style-name="ce2">
            <text:p>76</text:p>
          </table:table-cell>
          <table:table-cell office:value-type="float" office:value="1235" table:style-name="ce2">
            <text:p>1235</text:p>
          </table:table-cell>
          <table:table-cell office:value-type="string" table:style-name="ce2">
            <text:p>1400002C00000000000000000000000000000000007202E8076B1E1E0B8B000102750275000A0EA0004C04D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872" table:style-name="ce6">
            <text:p>872</text:p>
          </table:table-cell>
          <table:table-cell office:value-type="float" office:value="872" table:style-name="ce6">
            <text:p>872</text:p>
          </table:table-cell>
          <table:table-cell office:value-type="float" office:value="1" table:style-name="ce6">
            <text:p>1</text:p>
          </table:table-cell>
          <table:table-cell office:value-type="float" office:value="113" table:style-name="ce6">
            <text:p>11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19:46:4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4" table:style-name="ce2">
            <text:p>114</text:p>
          </table:table-cell>
          <table:table-cell office:value-type="float" office:value="114" table:style-name="ce2">
            <text:p>114</text:p>
          </table:table-cell>
          <table:table-cell office:value-type="float" office:value="11176" table:style-name="ce2">
            <text:p>1117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21:42:43</text:p>
          </table:table-cell>
          <table:table-cell office:value-type="string" table:style-name="ce2">
            <text:p>2020 MAY 25 22:40: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21:42:53</text:p>
          </table:table-cell>
          <table:table-cell office:value-type="string" table:style-name="ce2">
            <text:p>2020 MAY 25 22:40:12</text:p>
          </table:table-cell>
          <table:table-cell office:value-type="float" office:value="54.7639" table:style-name="ce2">
            <text:p>54,7639</text:p>
          </table:table-cell>
          <table:table-cell office:value-type="float" office:value="-156.21100000000001" table:style-name="ce2">
            <text:p>-156,211</text:p>
          </table:table-cell>
          <table:table-cell office:value-type="float" office:value="6.6222000000000003" table:style-name="ce2">
            <text:p>6,6222</text:p>
          </table:table-cell>
          <table:table-cell office:value-type="float" office:value="94.084599999999995" table:style-name="ce2">
            <text:p>94,0846</text:p>
          </table:table-cell>
          <table:table-cell office:value-type="float" office:value="94.084599999999995" table:style-name="ce2">
            <text:p>94,0846</text:p>
          </table:table-cell>
          <table:table-cell office:value-type="float" office:value="4.2701E-14" table:style-name="ce2">
            <text:p>4,2701E-14</text:p>
          </table:table-cell>
          <table:table-cell office:value-type="float" office:value="-57.942" table:style-name="ce2">
            <text:p>-57,942</text:p>
          </table:table-cell>
          <table:table-cell office:value-type="float" office:value="6.4462999999999999" table:style-name="ce2">
            <text:p>6,4463</text:p>
          </table:table-cell>
          <table:table-cell office:value-type="float" office:value="18.398599999999998" table:style-name="ce2">
            <text:p>18,3986</text:p>
          </table:table-cell>
          <table:table-cell office:value-type="float" office:value="83.419799999999995" table:style-name="ce2">
            <text:p>83,4198</text:p>
          </table:table-cell>
          <table:table-cell office:value-type="float" office:value="83.419799999999995" table:style-name="ce2">
            <text:p>83,4198</text:p>
          </table:table-cell>
          <table:table-cell office:value-type="float" office:value="7.1118999999999995E-15" table:style-name="ce2">
            <text:p>7,1119E-15</text:p>
          </table:table-cell>
          <table:table-cell office:value-type="float" office:value="48.335099999999997" table:style-name="ce2">
            <text:p>48,3351</text:p>
          </table:table-cell>
          <table:table-cell office:value-type="float" office:value="207.69" table:style-name="ce2">
            <text:p>207,69</text:p>
          </table:table-cell>
          <table:table-cell office:value-type="string" table:style-name="ce2">
            <text:p>N/A</text:p>
          </table:table-cell>
          <table:table-cell office:value-type="float" office:value="521.83849999999995" table:style-name="ce2">
            <text:p>521,8385</text:p>
          </table:table-cell>
          <table:table-cell office:value-type="float" office:value="521.83849999999995" table:style-name="ce2">
            <text:p>521,83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39" table:style-name="ce2">
            <text:p>3439</text:p>
          </table:table-cell>
          <table:table-cell office:value-type="float" office:value="76" table:style-name="ce2">
            <text:p>76</text:p>
          </table:table-cell>
          <table:table-cell office:value-type="float" office:value="274" table:style-name="ce2">
            <text:p>274</text:p>
          </table:table-cell>
          <table:table-cell office:value-type="string" table:style-name="ce2">
            <text:p>1400002C0000000000000000000000000000000000000000000000000000000000000000000A0D6F004C01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14" table:style-name="ce6">
            <text:p>11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21:44:4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5" table:style-name="ce2">
            <text:p>115</text:p>
          </table:table-cell>
          <table:table-cell office:value-type="float" office:value="115" table:style-name="ce2">
            <text:p>115</text:p>
          </table:table-cell>
          <table:table-cell office:value-type="float" office:value="11177" table:style-name="ce2">
            <text:p>1117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23:40:44</text:p>
          </table:table-cell>
          <table:table-cell office:value-type="string" table:style-name="ce2">
            <text:p>2020 MAY 26 00:38:19</text:p>
          </table:table-cell>
          <table:table-cell office:value-type="string" table:style-name="ce2">
            <text:p>2020 MAY 25 23:45:13</text:p>
          </table:table-cell>
          <table:table-cell office:value-type="string" table:style-name="ce2">
            <text:p>2020 MAY 26 00:29:13</text:p>
          </table:table-cell>
          <table:table-cell office:value-type="string" table:style-name="ce2">
            <text:p>2020 MAY 25 23:40:54</text:p>
          </table:table-cell>
          <table:table-cell office:value-type="string" table:style-name="ce2">
            <text:p>2020 MAY 26 00:38:18</text:p>
          </table:table-cell>
          <table:table-cell office:value-type="float" office:value="54.447800000000001" table:style-name="ce2">
            <text:p>54,4478</text:p>
          </table:table-cell>
          <table:table-cell office:value-type="float" office:value="174.97919999999999" table:style-name="ce2">
            <text:p>174,9792</text:p>
          </table:table-cell>
          <table:table-cell office:value-type="float" office:value="6.6158000000000001" table:style-name="ce2">
            <text:p>6,6158</text:p>
          </table:table-cell>
          <table:table-cell office:value-type="float" office:value="94.078599999999994" table:style-name="ce2">
            <text:p>94,0786</text:p>
          </table:table-cell>
          <table:table-cell office:value-type="float" office:value="94.078599999999994" table:style-name="ce2">
            <text:p>94,0786</text:p>
          </table:table-cell>
          <table:table-cell office:value-type="float" office:value="7.6602000000000003E-14" table:style-name="ce2">
            <text:p>7,6602E-14</text:p>
          </table:table-cell>
          <table:table-cell office:value-type="float" office:value="-57.499000000000002" table:style-name="ce2">
            <text:p>-57,499</text:p>
          </table:table-cell>
          <table:table-cell office:value-type="float" office:value="-22.139700000000001" table:style-name="ce2">
            <text:p>-22,1397</text:p>
          </table:table-cell>
          <table:table-cell office:value-type="float" office:value="18.408300000000001" table:style-name="ce2">
            <text:p>18,4083</text:p>
          </table:table-cell>
          <table:table-cell office:value-type="float" office:value="83.564499999999995" table:style-name="ce2">
            <text:p>83,5645</text:p>
          </table:table-cell>
          <table:table-cell office:value-type="float" office:value="83.564499999999995" table:style-name="ce2">
            <text:p>83,5645</text:p>
          </table:table-cell>
          <table:table-cell office:value-type="float" office:value="2.6419999999999999E-14" table:style-name="ce2">
            <text:p>2,642E-14</text:p>
          </table:table-cell>
          <table:table-cell office:value-type="float" office:value="48.4861" table:style-name="ce2">
            <text:p>48,4861</text:p>
          </table:table-cell>
          <table:table-cell office:value-type="float" office:value="207.7396" table:style-name="ce2">
            <text:p>207,7396</text:p>
          </table:table-cell>
          <table:table-cell office:value-type="float" office:value="14.3163" table:style-name="ce2">
            <text:p>14,3163</text:p>
          </table:table-cell>
          <table:table-cell office:value-type="float" office:value="522.59169999999995" table:style-name="ce2">
            <text:p>522,5917</text:p>
          </table:table-cell>
          <table:table-cell office:value-type="float" office:value="535.47170000000006" table:style-name="ce2">
            <text:p>535,47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9" table:style-name="ce2">
            <text:p>269</text:p>
          </table:table-cell>
          <table:table-cell office:value-type="float" office:value="899" table:style-name="ce2">
            <text:p>899</text:p>
          </table:table-cell>
          <table:table-cell office:value-type="float" office:value="1904" table:style-name="ce2">
            <text:p>190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40" table:style-name="ce2">
            <text:p>26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444" table:style-name="ce2">
            <text:p>3444</text:p>
          </table:table-cell>
          <table:table-cell office:value-type="float" office:value="76" table:style-name="ce2">
            <text:p>76</text:p>
          </table:table-cell>
          <table:table-cell office:value-type="float" office:value="935" table:style-name="ce2">
            <text:p>935</text:p>
          </table:table-cell>
          <table:table-cell office:value-type="string" table:style-name="ce2">
            <text:p>1400002C00000000000000000000000000000000010D038307701E1E0A50000102750275000A0D74004C03A7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558" table:style-name="ce6">
            <text:p>3558</text:p>
          </table:table-cell>
          <table:table-cell office:value-type="float" office:value="3558" table:style-name="ce6">
            <text:p>3558</text:p>
          </table:table-cell>
          <table:table-cell office:value-type="float" office:value="1" table:style-name="ce6">
            <text:p>1</text:p>
          </table:table-cell>
          <table:table-cell office:value-type="float" office:value="115" table:style-name="ce6">
            <text:p>11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5 23:42:4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6" table:style-name="ce2">
            <text:p>116</text:p>
          </table:table-cell>
          <table:table-cell office:value-type="float" office:value="116" table:style-name="ce2">
            <text:p>116</text:p>
          </table:table-cell>
          <table:table-cell office:value-type="float" office:value="11178" table:style-name="ce2">
            <text:p>1117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01:38:47</text:p>
          </table:table-cell>
          <table:table-cell office:value-type="string" table:style-name="ce2">
            <text:p>2020 MAY 26 02:41:25</text:p>
          </table:table-cell>
          <table:table-cell office:value-type="string" table:style-name="ce2">
            <text:p>2020 MAY 26 01:40:49</text:p>
          </table:table-cell>
          <table:table-cell office:value-type="string" table:style-name="ce2">
            <text:p>2020 MAY 26 02:29:49</text:p>
          </table:table-cell>
          <table:table-cell office:value-type="string" table:style-name="ce2">
            <text:p>2020 MAY 26 01:38:57</text:p>
          </table:table-cell>
          <table:table-cell office:value-type="string" table:style-name="ce2">
            <text:p>2020 MAY 26 02:41:24</text:p>
          </table:table-cell>
          <table:table-cell office:value-type="float" office:value="54.153100000000002" table:style-name="ce2">
            <text:p>54,1531</text:p>
          </table:table-cell>
          <table:table-cell office:value-type="float" office:value="146.1901" table:style-name="ce2">
            <text:p>146,1901</text:p>
          </table:table-cell>
          <table:table-cell office:value-type="float" office:value="6.6111000000000004" table:style-name="ce2">
            <text:p>6,6111</text:p>
          </table:table-cell>
          <table:table-cell office:value-type="float" office:value="94.062200000000004" table:style-name="ce2">
            <text:p>94,0622</text:p>
          </table:table-cell>
          <table:table-cell office:value-type="float" office:value="94.062200000000004" table:style-name="ce2">
            <text:p>94,0622</text:p>
          </table:table-cell>
          <table:table-cell office:value-type="float" office:value="2.4222E-14" table:style-name="ce2">
            <text:p>2,4222E-14</text:p>
          </table:table-cell>
          <table:table-cell office:value-type="float" office:value="-43.090600000000002" table:style-name="ce2">
            <text:p>-43,0906</text:p>
          </table:table-cell>
          <table:table-cell office:value-type="float" office:value="-41.642099999999999" table:style-name="ce2">
            <text:p>-41,6421</text:p>
          </table:table-cell>
          <table:table-cell office:value-type="float" office:value="19.104700000000001" table:style-name="ce2">
            <text:p>19,1047</text:p>
          </table:table-cell>
          <table:table-cell office:value-type="float" office:value="93.809100000000001" table:style-name="ce2">
            <text:p>93,8091</text:p>
          </table:table-cell>
          <table:table-cell office:value-type="float" office:value="93.809100000000001" table:style-name="ce2">
            <text:p>93,8091</text:p>
          </table:table-cell>
          <table:table-cell office:value-type="float" office:value="5.0087000000000002E-14" table:style-name="ce2">
            <text:p>5,0087E-14</text:p>
          </table:table-cell>
          <table:table-cell office:value-type="float" office:value="48.666200000000003" table:style-name="ce2">
            <text:p>48,6662</text:p>
          </table:table-cell>
          <table:table-cell office:value-type="float" office:value="207.7893" table:style-name="ce2">
            <text:p>207,7893</text:p>
          </table:table-cell>
          <table:table-cell office:value-type="float" office:value="16.361999999999998" table:style-name="ce2">
            <text:p>16,362</text:p>
          </table:table-cell>
          <table:table-cell office:value-type="float" office:value="568.56889999999999" table:style-name="ce2">
            <text:p>568,5689</text:p>
          </table:table-cell>
          <table:table-cell office:value-type="float" office:value="583.33069999999998" table:style-name="ce2">
            <text:p>583,33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2" table:style-name="ce2">
            <text:p>122</text:p>
          </table:table-cell>
          <table:table-cell office:value-type="float" office:value="752" table:style-name="ce2">
            <text:p>752</text:p>
          </table:table-cell>
          <table:table-cell office:value-type="float" office:value="1907" table:style-name="ce2">
            <text:p>190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940" table:style-name="ce2">
            <text:p>29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7" table:style-name="ce2">
            <text:p>3747</text:p>
          </table:table-cell>
          <table:table-cell office:value-type="float" office:value="76" table:style-name="ce2">
            <text:p>76</text:p>
          </table:table-cell>
          <table:table-cell office:value-type="float" office:value="1247" table:style-name="ce2">
            <text:p>1247</text:p>
          </table:table-cell>
          <table:table-cell office:value-type="string" table:style-name="ce2">
            <text:p>1400002C00000000000000000000000000000000007A02F007731E1E0B7C000102750275000A0EA3004C04D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16" table:style-name="ce6">
            <text:p>11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6 01:40:4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7" table:style-name="ce2">
            <text:p>117</text:p>
          </table:table-cell>
          <table:table-cell office:value-type="float" office:value="117" table:style-name="ce2">
            <text:p>117</text:p>
          </table:table-cell>
          <table:table-cell office:value-type="float" office:value="11179" table:style-name="ce2">
            <text:p>1117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03:36:50</text:p>
          </table:table-cell>
          <table:table-cell office:value-type="string" table:style-name="ce2">
            <text:p>2020 MAY 26 04:34:2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03:37:00</text:p>
          </table:table-cell>
          <table:table-cell office:value-type="string" table:style-name="ce2">
            <text:p>2020 MAY 26 04:34:25</text:p>
          </table:table-cell>
          <table:table-cell office:value-type="float" office:value="53.894599999999997" table:style-name="ce2">
            <text:p>53,8946</text:p>
          </table:table-cell>
          <table:table-cell office:value-type="float" office:value="117.44450000000001" table:style-name="ce2">
            <text:p>117,4445</text:p>
          </table:table-cell>
          <table:table-cell office:value-type="float" office:value="6.6093999999999999" table:style-name="ce2">
            <text:p>6,6094</text:p>
          </table:table-cell>
          <table:table-cell office:value-type="float" office:value="94.030199999999994" table:style-name="ce2">
            <text:p>94,0302</text:p>
          </table:table-cell>
          <table:table-cell office:value-type="float" office:value="94.030199999999994" table:style-name="ce2">
            <text:p>94,0302</text:p>
          </table:table-cell>
          <table:table-cell office:value-type="float" office:value="3.7633000000000002E-14" table:style-name="ce2">
            <text:p>3,7633E-14</text:p>
          </table:table-cell>
          <table:table-cell office:value-type="float" office:value="-56.828499999999998" table:style-name="ce2">
            <text:p>-56,8285</text:p>
          </table:table-cell>
          <table:table-cell office:value-type="float" office:value="-79.401200000000003" table:style-name="ce2">
            <text:p>-79,4012</text:p>
          </table:table-cell>
          <table:table-cell office:value-type="float" office:value="18.4206" table:style-name="ce2">
            <text:p>18,4206</text:p>
          </table:table-cell>
          <table:table-cell office:value-type="float" office:value="83.759200000000007" table:style-name="ce2">
            <text:p>83,7592</text:p>
          </table:table-cell>
          <table:table-cell office:value-type="float" office:value="83.759200000000007" table:style-name="ce2">
            <text:p>83,7592</text:p>
          </table:table-cell>
          <table:table-cell office:value-type="float" office:value="5.4772000000000003E-14" table:style-name="ce2">
            <text:p>5,4772E-14</text:p>
          </table:table-cell>
          <table:table-cell office:value-type="float" office:value="48.877299999999998" table:style-name="ce2">
            <text:p>48,8773</text:p>
          </table:table-cell>
          <table:table-cell office:value-type="float" office:value="207.8389" table:style-name="ce2">
            <text:p>207,8389</text:p>
          </table:table-cell>
          <table:table-cell office:value-type="string" table:style-name="ce2">
            <text:p>N/A</text:p>
          </table:table-cell>
          <table:table-cell office:value-type="float" office:value="522.74890000000005" table:style-name="ce2">
            <text:p>522,7489</text:p>
          </table:table-cell>
          <table:table-cell office:value-type="float" office:value="522.74890000000005" table:style-name="ce2">
            <text:p>522,74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45" table:style-name="ce2">
            <text:p>3445</text:p>
          </table:table-cell>
          <table:table-cell office:value-type="float" office:value="76" table:style-name="ce2">
            <text:p>76</text:p>
          </table:table-cell>
          <table:table-cell office:value-type="float" office:value="280" table:style-name="ce2">
            <text:p>280</text:p>
          </table:table-cell>
          <table:table-cell office:value-type="string" table:style-name="ce2">
            <text:p>1400002C0000000000000000000000000000000000000000000000000000000000000000000A0D75004C011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17" table:style-name="ce6">
            <text:p>11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6 03:38:5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8" table:style-name="ce2">
            <text:p>118</text:p>
          </table:table-cell>
          <table:table-cell office:value-type="float" office:value="118" table:style-name="ce2">
            <text:p>118</text:p>
          </table:table-cell>
          <table:table-cell office:value-type="float" office:value="11180" table:style-name="ce2">
            <text:p>1118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05:34:50</text:p>
          </table:table-cell>
          <table:table-cell office:value-type="string" table:style-name="ce2">
            <text:p>2020 MAY 26 06:37:24</text:p>
          </table:table-cell>
          <table:table-cell office:value-type="string" table:style-name="ce2">
            <text:p>2020 MAY 26 05:36:58</text:p>
          </table:table-cell>
          <table:table-cell office:value-type="string" table:style-name="ce2">
            <text:p>2020 MAY 26 06:25:43</text:p>
          </table:table-cell>
          <table:table-cell office:value-type="string" table:style-name="ce2">
            <text:p>2020 MAY 26 05:35:00</text:p>
          </table:table-cell>
          <table:table-cell office:value-type="string" table:style-name="ce2">
            <text:p>2020 MAY 26 06:37:23</text:p>
          </table:table-cell>
          <table:table-cell office:value-type="float" office:value="53.7029" table:style-name="ce2">
            <text:p>53,7029</text:p>
          </table:table-cell>
          <table:table-cell office:value-type="float" office:value="88.711600000000004" table:style-name="ce2">
            <text:p>88,7116</text:p>
          </table:table-cell>
          <table:table-cell office:value-type="float" office:value="6.6074999999999999" table:style-name="ce2">
            <text:p>6,6075</text:p>
          </table:table-cell>
          <table:table-cell office:value-type="float" office:value="94.014099999999999" table:style-name="ce2">
            <text:p>94,0141</text:p>
          </table:table-cell>
          <table:table-cell office:value-type="float" office:value="94.014099999999999" table:style-name="ce2">
            <text:p>94,0141</text:p>
          </table:table-cell>
          <table:table-cell office:value-type="float" office:value="4.9695999999999999E-16" table:style-name="ce2">
            <text:p>4,9696E-16</text:p>
          </table:table-cell>
          <table:table-cell office:value-type="float" office:value="-42.598799999999997" table:style-name="ce2">
            <text:p>-42,5988</text:p>
          </table:table-cell>
          <table:table-cell office:value-type="float" office:value="-99.271900000000002" table:style-name="ce2">
            <text:p>-99,2719</text:p>
          </table:table-cell>
          <table:table-cell office:value-type="float" office:value="19.09" table:style-name="ce2">
            <text:p>19,09</text:p>
          </table:table-cell>
          <table:table-cell office:value-type="float" office:value="93.796099999999996" table:style-name="ce2">
            <text:p>93,7961</text:p>
          </table:table-cell>
          <table:table-cell office:value-type="float" office:value="93.796099999999996" table:style-name="ce2">
            <text:p>93,7961</text:p>
          </table:table-cell>
          <table:table-cell office:value-type="float" office:value="9.3068999999999998E-15" table:style-name="ce2">
            <text:p>9,3069E-15</text:p>
          </table:table-cell>
          <table:table-cell office:value-type="float" office:value="49.098300000000002" table:style-name="ce2">
            <text:p>49,0983</text:p>
          </table:table-cell>
          <table:table-cell office:value-type="float" office:value="207.8886" table:style-name="ce2">
            <text:p>207,8886</text:p>
          </table:table-cell>
          <table:table-cell office:value-type="float" office:value="16.259799999999998" table:style-name="ce2">
            <text:p>16,2598</text:p>
          </table:table-cell>
          <table:table-cell office:value-type="float" office:value="567.96190000000001" table:style-name="ce2">
            <text:p>567,9619</text:p>
          </table:table-cell>
          <table:table-cell office:value-type="float" office:value="582.62969999999996" table:style-name="ce2">
            <text:p>582,62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8" table:style-name="ce2">
            <text:p>128</text:p>
          </table:table-cell>
          <table:table-cell office:value-type="float" office:value="758" table:style-name="ce2">
            <text:p>758</text:p>
          </table:table-cell>
          <table:table-cell office:value-type="float" office:value="1898" table:style-name="ce2">
            <text:p>189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925" table:style-name="ce2">
            <text:p>29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3" table:style-name="ce2">
            <text:p>3743</text:p>
          </table:table-cell>
          <table:table-cell office:value-type="float" office:value="76" table:style-name="ce2">
            <text:p>76</text:p>
          </table:table-cell>
          <table:table-cell office:value-type="float" office:value="1231" table:style-name="ce2">
            <text:p>1231</text:p>
          </table:table-cell>
          <table:table-cell office:value-type="string" table:style-name="ce2">
            <text:p>1400002C00000000000000000000000000000000008002F6076A1E1E0B6D000102750275000A0E9F004C04CF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44" table:style-name="ce6">
            <text:p>944</text:p>
          </table:table-cell>
          <table:table-cell office:value-type="float" office:value="944" table:style-name="ce6">
            <text:p>944</text:p>
          </table:table-cell>
          <table:table-cell office:value-type="float" office:value="1" table:style-name="ce6">
            <text:p>1</text:p>
          </table:table-cell>
          <table:table-cell office:value-type="float" office:value="118" table:style-name="ce6">
            <text:p>11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6 05:36:50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9" table:style-name="ce2">
            <text:p>119</text:p>
          </table:table-cell>
          <table:table-cell office:value-type="float" office:value="119" table:style-name="ce2">
            <text:p>119</text:p>
          </table:table-cell>
          <table:table-cell office:value-type="float" office:value="11181" table:style-name="ce2">
            <text:p>1118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07:32:47</text:p>
          </table:table-cell>
          <table:table-cell office:value-type="string" table:style-name="ce2">
            <text:p>2020 MAY 26 08:30:2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07:32:57</text:p>
          </table:table-cell>
          <table:table-cell office:value-type="string" table:style-name="ce2">
            <text:p>2020 MAY 26 08:30:23</text:p>
          </table:table-cell>
          <table:table-cell office:value-type="float" office:value="53.518099999999997" table:style-name="ce2">
            <text:p>53,5181</text:p>
          </table:table-cell>
          <table:table-cell office:value-type="float" office:value="59.985799999999998" table:style-name="ce2">
            <text:p>59,9858</text:p>
          </table:table-cell>
          <table:table-cell office:value-type="float" office:value="6.6055999999999999" table:style-name="ce2">
            <text:p>6,6056</text:p>
          </table:table-cell>
          <table:table-cell office:value-type="float" office:value="94.002499999999998" table:style-name="ce2">
            <text:p>94,0025</text:p>
          </table:table-cell>
          <table:table-cell office:value-type="float" office:value="94.002499999999998" table:style-name="ce2">
            <text:p>94,0025</text:p>
          </table:table-cell>
          <table:table-cell office:value-type="float" office:value="3.0005000000000001E-14" table:style-name="ce2">
            <text:p>3,0005E-14</text:p>
          </table:table-cell>
          <table:table-cell office:value-type="float" office:value="-56.280700000000003" table:style-name="ce2">
            <text:p>-56,2807</text:p>
          </table:table-cell>
          <table:table-cell office:value-type="float" office:value="-136.66239999999999" table:style-name="ce2">
            <text:p>-136,6624</text:p>
          </table:table-cell>
          <table:table-cell office:value-type="float" office:value="18.43" table:style-name="ce2">
            <text:p>18,43</text:p>
          </table:table-cell>
          <table:table-cell office:value-type="float" office:value="83.914400000000001" table:style-name="ce2">
            <text:p>83,9144</text:p>
          </table:table-cell>
          <table:table-cell office:value-type="float" office:value="83.914400000000001" table:style-name="ce2">
            <text:p>83,9144</text:p>
          </table:table-cell>
          <table:table-cell office:value-type="float" office:value="3.3052999999999998E-14" table:style-name="ce2">
            <text:p>3,3053E-14</text:p>
          </table:table-cell>
          <table:table-cell office:value-type="float" office:value="49.302599999999998" table:style-name="ce2">
            <text:p>49,3026</text:p>
          </table:table-cell>
          <table:table-cell office:value-type="float" office:value="207.93819999999999" table:style-name="ce2">
            <text:p>207,9382</text:p>
          </table:table-cell>
          <table:table-cell office:value-type="string" table:style-name="ce2">
            <text:p>N/A</text:p>
          </table:table-cell>
          <table:table-cell office:value-type="float" office:value="522.90070000000003" table:style-name="ce2">
            <text:p>522,9007</text:p>
          </table:table-cell>
          <table:table-cell office:value-type="float" office:value="522.90070000000003" table:style-name="ce2">
            <text:p>522,90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46" table:style-name="ce2">
            <text:p>3446</text:p>
          </table:table-cell>
          <table:table-cell office:value-type="float" office:value="76" table:style-name="ce2">
            <text:p>76</text:p>
          </table:table-cell>
          <table:table-cell office:value-type="float" office:value="281" table:style-name="ce2">
            <text:p>281</text:p>
          </table:table-cell>
          <table:table-cell office:value-type="string" table:style-name="ce2">
            <text:p>1400002C0000000000000000000000000000000000000000000000000000000000000000000A0D76004C011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19" table:style-name="ce6">
            <text:p>11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6 07:34:4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0" table:style-name="ce2">
            <text:p>120</text:p>
          </table:table-cell>
          <table:table-cell office:value-type="float" office:value="120" table:style-name="ce2">
            <text:p>120</text:p>
          </table:table-cell>
          <table:table-cell office:value-type="float" office:value="11182" table:style-name="ce2">
            <text:p>1118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09:30:44</text:p>
          </table:table-cell>
          <table:table-cell office:value-type="string" table:style-name="ce2">
            <text:p>2020 MAY 26 10:28:26</text:p>
          </table:table-cell>
          <table:table-cell office:value-type="string" table:style-name="ce2">
            <text:p>2020 MAY 26 09:35:22</text:p>
          </table:table-cell>
          <table:table-cell office:value-type="string" table:style-name="ce2">
            <text:p>2020 MAY 26 10:18:52</text:p>
          </table:table-cell>
          <table:table-cell office:value-type="string" table:style-name="ce2">
            <text:p>2020 MAY 26 09:30:54</text:p>
          </table:table-cell>
          <table:table-cell office:value-type="string" table:style-name="ce2">
            <text:p>2020 MAY 26 10:28:25</text:p>
          </table:table-cell>
          <table:table-cell office:value-type="float" office:value="53.238500000000002" table:style-name="ce2">
            <text:p>53,2385</text:p>
          </table:table-cell>
          <table:table-cell office:value-type="float" office:value="31.227399999999999" table:style-name="ce2">
            <text:p>31,2274</text:p>
          </table:table-cell>
          <table:table-cell office:value-type="float" office:value="6.6013999999999999" table:style-name="ce2">
            <text:p>6,6014</text:p>
          </table:table-cell>
          <table:table-cell office:value-type="float" office:value="93.986800000000002" table:style-name="ce2">
            <text:p>93,9868</text:p>
          </table:table-cell>
          <table:table-cell office:value-type="float" office:value="93.986800000000002" table:style-name="ce2">
            <text:p>93,9868</text:p>
          </table:table-cell>
          <table:table-cell office:value-type="float" office:value="2.4013E-14" table:style-name="ce2">
            <text:p>2,4013E-14</text:p>
          </table:table-cell>
          <table:table-cell office:value-type="float" office:value="-55.822000000000003" table:style-name="ce2">
            <text:p>-55,822</text:p>
          </table:table-cell>
          <table:table-cell office:value-type="float" office:value="-165.25110000000001" table:style-name="ce2">
            <text:p>-165,2511</text:p>
          </table:table-cell>
          <table:table-cell office:value-type="float" office:value="18.438600000000001" table:style-name="ce2">
            <text:p>18,4386</text:p>
          </table:table-cell>
          <table:table-cell office:value-type="float" office:value="84.060299999999998" table:style-name="ce2">
            <text:p>84,0603</text:p>
          </table:table-cell>
          <table:table-cell office:value-type="float" office:value="84.060299999999998" table:style-name="ce2">
            <text:p>84,0603</text:p>
          </table:table-cell>
          <table:table-cell office:value-type="float" office:value="9.5416999999999996E-15" table:style-name="ce2">
            <text:p>9,5417E-15</text:p>
          </table:table-cell>
          <table:table-cell office:value-type="float" office:value="49.470399999999998" table:style-name="ce2">
            <text:p>49,4704</text:p>
          </table:table-cell>
          <table:table-cell office:value-type="float" office:value="207.98779999999999" table:style-name="ce2">
            <text:p>207,9878</text:p>
          </table:table-cell>
          <table:table-cell office:value-type="float" office:value="14.111700000000001" table:style-name="ce2">
            <text:p>14,1117</text:p>
          </table:table-cell>
          <table:table-cell office:value-type="float" office:value="523.65390000000002" table:style-name="ce2">
            <text:p>523,6539</text:p>
          </table:table-cell>
          <table:table-cell office:value-type="float" office:value="536.34569999999997" table:style-name="ce2">
            <text:p>536,34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8" table:style-name="ce2">
            <text:p>278</text:p>
          </table:table-cell>
          <table:table-cell office:value-type="float" office:value="908" table:style-name="ce2">
            <text:p>908</text:p>
          </table:table-cell>
          <table:table-cell office:value-type="float" office:value="1898" table:style-name="ce2">
            <text:p>189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10" table:style-name="ce2">
            <text:p>26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451" table:style-name="ce2">
            <text:p>3451</text:p>
          </table:table-cell>
          <table:table-cell office:value-type="float" office:value="76" table:style-name="ce2">
            <text:p>76</text:p>
          </table:table-cell>
          <table:table-cell office:value-type="float" office:value="924" table:style-name="ce2">
            <text:p>924</text:p>
          </table:table-cell>
          <table:table-cell office:value-type="string" table:style-name="ce2">
            <text:p>1400002C000000000000000000000000000000000116038C076A1E1E0A32000102750275000A0D7B004C039C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04" table:style-name="ce6">
            <text:p>904</text:p>
          </table:table-cell>
          <table:table-cell office:value-type="float" office:value="904" table:style-name="ce6">
            <text:p>904</text:p>
          </table:table-cell>
          <table:table-cell office:value-type="float" office:value="1" table:style-name="ce6">
            <text:p>1</text:p>
          </table:table-cell>
          <table:table-cell office:value-type="float" office:value="120" table:style-name="ce6">
            <text:p>12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6 09:32:4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1" table:style-name="ce2">
            <text:p>121</text:p>
          </table:table-cell>
          <table:table-cell office:value-type="float" office:value="121" table:style-name="ce2">
            <text:p>121</text:p>
          </table:table-cell>
          <table:table-cell office:value-type="float" office:value="11183" table:style-name="ce2">
            <text:p>1118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11:28:45</text:p>
          </table:table-cell>
          <table:table-cell office:value-type="string" table:style-name="ce2">
            <text:p>2020 MAY 26 12:31:21</text:p>
          </table:table-cell>
          <table:table-cell office:value-type="string" table:style-name="ce2">
            <text:p>2020 MAY 26 11:31:01</text:p>
          </table:table-cell>
          <table:table-cell office:value-type="string" table:style-name="ce2">
            <text:p>2020 MAY 26 12:19:16</text:p>
          </table:table-cell>
          <table:table-cell office:value-type="string" table:style-name="ce2">
            <text:p>2020 MAY 26 11:28:55</text:p>
          </table:table-cell>
          <table:table-cell office:value-type="string" table:style-name="ce2">
            <text:p>2020 MAY 26 12:31:20</text:p>
          </table:table-cell>
          <table:table-cell office:value-type="float" office:value="52.904299999999999" table:style-name="ce2">
            <text:p>52,9043</text:p>
          </table:table-cell>
          <table:table-cell office:value-type="float" office:value="2.4224999999999999" table:style-name="ce2">
            <text:p>2,4225</text:p>
          </table:table-cell>
          <table:table-cell office:value-type="float" office:value="6.5949999999999998" table:style-name="ce2">
            <text:p>6,595</text:p>
          </table:table-cell>
          <table:table-cell office:value-type="float" office:value="93.975800000000007" table:style-name="ce2">
            <text:p>93,9758</text:p>
          </table:table-cell>
          <table:table-cell office:value-type="float" office:value="93.975800000000007" table:style-name="ce2">
            <text:p>93,9758</text:p>
          </table:table-cell>
          <table:table-cell office:value-type="float" office:value="1.8081E-14" table:style-name="ce2">
            <text:p>1,8081E-14</text:p>
          </table:table-cell>
          <table:table-cell office:value-type="float" office:value="-41.742800000000003" table:style-name="ce2">
            <text:p>-41,7428</text:p>
          </table:table-cell>
          <table:table-cell office:value-type="float" office:value="174.19589999999999" table:style-name="ce2">
            <text:p>174,1959</text:p>
          </table:table-cell>
          <table:table-cell office:value-type="float" office:value="19.061900000000001" table:style-name="ce2">
            <text:p>19,0619</text:p>
          </table:table-cell>
          <table:table-cell office:value-type="float" office:value="93.745699999999999" table:style-name="ce2">
            <text:p>93,7457</text:p>
          </table:table-cell>
          <table:table-cell office:value-type="float" office:value="93.745699999999999" table:style-name="ce2">
            <text:p>93,7457</text:p>
          </table:table-cell>
          <table:table-cell office:value-type="float" office:value="4.0730999999999997E-14" table:style-name="ce2">
            <text:p>4,0731E-14</text:p>
          </table:table-cell>
          <table:table-cell office:value-type="float" office:value="49.6265" table:style-name="ce2">
            <text:p>49,6265</text:p>
          </table:table-cell>
          <table:table-cell office:value-type="float" office:value="208.03749999999999" table:style-name="ce2">
            <text:p>208,0375</text:p>
          </table:table-cell>
          <table:table-cell office:value-type="float" office:value="16.055199999999999" table:style-name="ce2">
            <text:p>16,0552</text:p>
          </table:table-cell>
          <table:table-cell office:value-type="float" office:value="568.2654" table:style-name="ce2">
            <text:p>568,2654</text:p>
          </table:table-cell>
          <table:table-cell office:value-type="float" office:value="582.745" table:style-name="ce2">
            <text:p>582,7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6" table:style-name="ce2">
            <text:p>136</text:p>
          </table:table-cell>
          <table:table-cell office:value-type="float" office:value="766" table:style-name="ce2">
            <text:p>766</text:p>
          </table:table-cell>
          <table:table-cell office:value-type="float" office:value="1891" table:style-name="ce2">
            <text:p>189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95" table:style-name="ce2">
            <text:p>289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5" table:style-name="ce2">
            <text:p>3745</text:p>
          </table:table-cell>
          <table:table-cell office:value-type="float" office:value="76" table:style-name="ce2">
            <text:p>76</text:p>
          </table:table-cell>
          <table:table-cell office:value-type="float" office:value="1212" table:style-name="ce2">
            <text:p>1212</text:p>
          </table:table-cell>
          <table:table-cell office:value-type="string" table:style-name="ce2">
            <text:p>1400002C00000000000000000000000000000000008802FE07631E1E0B4F000102750275000A0EA1004C04BC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1" table:style-name="ce6">
            <text:p>12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6 11:30:4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2" table:style-name="ce2">
            <text:p>122</text:p>
          </table:table-cell>
          <table:table-cell office:value-type="float" office:value="122" table:style-name="ce2">
            <text:p>122</text:p>
          </table:table-cell>
          <table:table-cell office:value-type="float" office:value="11184" table:style-name="ce2">
            <text:p>1118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13:26:48</text:p>
          </table:table-cell>
          <table:table-cell office:value-type="string" table:style-name="ce2">
            <text:p>2020 MAY 26 14:29:2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13:26:58</text:p>
          </table:table-cell>
          <table:table-cell office:value-type="string" table:style-name="ce2">
            <text:p>2020 MAY 26 14:29:24</text:p>
          </table:table-cell>
          <table:table-cell office:value-type="float" office:value="52.601399999999998" table:style-name="ce2">
            <text:p>52,6014</text:p>
          </table:table-cell>
          <table:table-cell office:value-type="float" office:value="-26.368200000000002" table:style-name="ce2">
            <text:p>-26,3682</text:p>
          </table:table-cell>
          <table:table-cell office:value-type="float" office:value="6.5903" table:style-name="ce2">
            <text:p>6,5903</text:p>
          </table:table-cell>
          <table:table-cell office:value-type="float" office:value="93.959900000000005" table:style-name="ce2">
            <text:p>93,9599</text:p>
          </table:table-cell>
          <table:table-cell office:value-type="float" office:value="93.959900000000005" table:style-name="ce2">
            <text:p>93,9599</text:p>
          </table:table-cell>
          <table:table-cell office:value-type="float" office:value="5.8387000000000002E-14" table:style-name="ce2">
            <text:p>5,8387E-14</text:p>
          </table:table-cell>
          <table:table-cell office:value-type="float" office:value="-41.421900000000001" table:style-name="ce2">
            <text:p>-41,4219</text:p>
          </table:table-cell>
          <table:table-cell office:value-type="float" office:value="145.3331" table:style-name="ce2">
            <text:p>145,3331</text:p>
          </table:table-cell>
          <table:table-cell office:value-type="float" office:value="19.052499999999998" table:style-name="ce2">
            <text:p>19,0525</text:p>
          </table:table-cell>
          <table:table-cell office:value-type="float" office:value="93.739800000000002" table:style-name="ce2">
            <text:p>93,7398</text:p>
          </table:table-cell>
          <table:table-cell office:value-type="float" office:value="93.739800000000002" table:style-name="ce2">
            <text:p>93,7398</text:p>
          </table:table-cell>
          <table:table-cell office:value-type="float" office:value="3.7766999999999997E-14" table:style-name="ce2">
            <text:p>3,7767E-14</text:p>
          </table:table-cell>
          <table:table-cell office:value-type="float" office:value="49.801000000000002" table:style-name="ce2">
            <text:p>49,801</text:p>
          </table:table-cell>
          <table:table-cell office:value-type="float" office:value="208.08709999999999" table:style-name="ce2">
            <text:p>208,0871</text:p>
          </table:table-cell>
          <table:table-cell office:value-type="string" table:style-name="ce2">
            <text:p>N/A</text:p>
          </table:table-cell>
          <table:table-cell office:value-type="float" office:value="568.42259999999999" table:style-name="ce2">
            <text:p>568,4226</text:p>
          </table:table-cell>
          <table:table-cell office:value-type="float" office:value="568.42259999999999" table:style-name="ce2">
            <text:p>568,42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46" table:style-name="ce2">
            <text:p>3746</text:p>
          </table:table-cell>
          <table:table-cell office:value-type="float" office:value="76" table:style-name="ce2">
            <text:p>76</text:p>
          </table:table-cell>
          <table:table-cell office:value-type="float" office:value="326" table:style-name="ce2">
            <text:p>326</text:p>
          </table:table-cell>
          <table:table-cell office:value-type="string" table:style-name="ce2">
            <text:p>1400002C0000000000000000000000000000000000000000000000000000000000000000000A0EA2004C014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2" table:style-name="ce6">
            <text:p>12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6 13:28:4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23" table:style-name="ce2">
            <text:p>123</text:p>
          </table:table-cell>
          <table:table-cell office:value-type="float" office:value="123" table:style-name="ce2">
            <text:p>123</text:p>
          </table:table-cell>
          <table:table-cell office:value-type="float" office:value="11185" table:style-name="ce2">
            <text:p>1118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15:14:50</text:p>
          </table:table-cell>
          <table:table-cell office:value-type="string" table:style-name="ce2">
            <text:p>2020 MAY 26 16:27:28</text:p>
          </table:table-cell>
          <table:table-cell office:value-type="string" table:style-name="ce2">
            <text:p>2020 MAY 26 15:15:00</text:p>
          </table:table-cell>
          <table:table-cell office:value-type="string" table:style-name="ce2">
            <text:p>2020 MAY 26 16:27:15</text:p>
          </table:table-cell>
          <table:table-cell office:value-type="string" table:style-name="ce2">
            <text:p>2020 MAY 26 15:15:00</text:p>
          </table:table-cell>
          <table:table-cell office:value-type="string" table:style-name="ce2">
            <text:p>2020 MAY 26 16:27:27</text:p>
          </table:table-cell>
          <table:table-cell office:value-type="float" office:value="73.872299999999996" table:style-name="ce2">
            <text:p>73,8723</text:p>
          </table:table-cell>
          <table:table-cell office:value-type="float" office:value="-104.86020000000001" table:style-name="ce2">
            <text:p>-104,8602</text:p>
          </table:table-cell>
          <table:table-cell office:value-type="float" office:value="3.1093999999999999" table:style-name="ce2">
            <text:p>3,1094</text:p>
          </table:table-cell>
          <table:table-cell office:value-type="float" office:value="112.1985" table:style-name="ce2">
            <text:p>112,1985</text:p>
          </table:table-cell>
          <table:table-cell office:value-type="float" office:value="112.1985" table:style-name="ce2">
            <text:p>112,1985</text:p>
          </table:table-cell>
          <table:table-cell office:value-type="float" office:value="1.3955000000000001E-14" table:style-name="ce2">
            <text:p>1,3955E-14</text:p>
          </table:table-cell>
          <table:table-cell office:value-type="float" office:value="-41.170299999999997" table:style-name="ce2">
            <text:p>-41,1703</text:p>
          </table:table-cell>
          <table:table-cell office:value-type="float" office:value="116.4969" table:style-name="ce2">
            <text:p>116,4969</text:p>
          </table:table-cell>
          <table:table-cell office:value-type="float" office:value="19.044699999999999" table:style-name="ce2">
            <text:p>19,0447</text:p>
          </table:table-cell>
          <table:table-cell office:value-type="float" office:value="93.726200000000006" table:style-name="ce2">
            <text:p>93,7262</text:p>
          </table:table-cell>
          <table:table-cell office:value-type="float" office:value="93.726200000000006" table:style-name="ce2">
            <text:p>93,7262</text:p>
          </table:table-cell>
          <table:table-cell office:value-type="float" office:value="2.6988000000000001E-14" table:style-name="ce2">
            <text:p>2,6988E-14</text:p>
          </table:table-cell>
          <table:table-cell office:value-type="float" office:value="49.959200000000003" table:style-name="ce2">
            <text:p>49,9592</text:p>
          </table:table-cell>
          <table:table-cell office:value-type="float" office:value="208.1326" table:style-name="ce2">
            <text:p>208,1326</text:p>
          </table:table-cell>
          <table:table-cell office:value-type="float" office:value="25.8748" table:style-name="ce2">
            <text:p>25,8748</text:p>
          </table:table-cell>
          <table:table-cell office:value-type="float" office:value="659.61270000000002" table:style-name="ce2">
            <text:p>659,6127</text:p>
          </table:table-cell>
          <table:table-cell office:value-type="float" office:value="683.12549999999999" table:style-name="ce2">
            <text:p>683,12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47" table:style-name="ce2">
            <text:p>4347</text:p>
          </table:table-cell>
          <table:table-cell office:value-type="float" office:value="76" table:style-name="ce2">
            <text:p>76</text:p>
          </table:table-cell>
          <table:table-cell office:value-type="float" office:value="1301" table:style-name="ce2">
            <text:p>1301</text:p>
          </table:table-cell>
          <table:table-cell office:value-type="string" table:style-name="ce2">
            <text:p>1400002C00000000000000000000000000000000000A028009B51E1E10EF000102750275000A10FB004C0515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000" table:style-name="ce6">
            <text:p>3000</text:p>
          </table:table-cell>
          <table:table-cell office:value-type="float" office:value="3000" table:style-name="ce6">
            <text:p>3000</text:p>
          </table:table-cell>
          <table:table-cell office:value-type="float" office:value="1" table:style-name="ce6">
            <text:p>1</text:p>
          </table:table-cell>
          <table:table-cell office:value-type="float" office:value="123" table:style-name="ce6">
            <text:p>12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6 15:26:51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4" table:style-name="ce2">
            <text:p>124</text:p>
          </table:table-cell>
          <table:table-cell office:value-type="float" office:value="124" table:style-name="ce2">
            <text:p>124</text:p>
          </table:table-cell>
          <table:table-cell office:value-type="float" office:value="11186" table:style-name="ce2">
            <text:p>1118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17:22:51</text:p>
          </table:table-cell>
          <table:table-cell office:value-type="string" table:style-name="ce2">
            <text:p>2020 MAY 26 18:20:3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17:23:01</text:p>
          </table:table-cell>
          <table:table-cell office:value-type="string" table:style-name="ce2">
            <text:p>2020 MAY 26 18:20:37</text:p>
          </table:table-cell>
          <table:table-cell office:value-type="float" office:value="52.1233" table:style-name="ce2">
            <text:p>52,1233</text:p>
          </table:table-cell>
          <table:table-cell office:value-type="float" office:value="-83.894499999999994" table:style-name="ce2">
            <text:p>-83,8945</text:p>
          </table:table-cell>
          <table:table-cell office:value-type="float" office:value="6.5835999999999997" table:style-name="ce2">
            <text:p>6,5836</text:p>
          </table:table-cell>
          <table:table-cell office:value-type="float" office:value="93.934299999999993" table:style-name="ce2">
            <text:p>93,9343</text:p>
          </table:table-cell>
          <table:table-cell office:value-type="float" office:value="93.934299999999993" table:style-name="ce2">
            <text:p>93,9343</text:p>
          </table:table-cell>
          <table:table-cell office:value-type="float" office:value="1.2747E-14" table:style-name="ce2">
            <text:p>1,2747E-14</text:p>
          </table:table-cell>
          <table:table-cell office:value-type="float" office:value="-54.615299999999998" table:style-name="ce2">
            <text:p>-54,6153</text:p>
          </table:table-cell>
          <table:table-cell office:value-type="float" office:value="79.883399999999995" table:style-name="ce2">
            <text:p>79,8834</text:p>
          </table:table-cell>
          <table:table-cell office:value-type="float" office:value="18.4392" table:style-name="ce2">
            <text:p>18,4392</text:p>
          </table:table-cell>
          <table:table-cell office:value-type="float" office:value="84.252200000000002" table:style-name="ce2">
            <text:p>84,2522</text:p>
          </table:table-cell>
          <table:table-cell office:value-type="float" office:value="84.252200000000002" table:style-name="ce2">
            <text:p>84,2522</text:p>
          </table:table-cell>
          <table:table-cell office:value-type="float" office:value="4.0800999999999997E-14" table:style-name="ce2">
            <text:p>4,0801E-14</text:p>
          </table:table-cell>
          <table:table-cell office:value-type="float" office:value="50.199399999999997" table:style-name="ce2">
            <text:p>50,1994</text:p>
          </table:table-cell>
          <table:table-cell office:value-type="float" office:value="208.1865" table:style-name="ce2">
            <text:p>208,1865</text:p>
          </table:table-cell>
          <table:table-cell office:value-type="string" table:style-name="ce2">
            <text:p>N/A</text:p>
          </table:table-cell>
          <table:table-cell office:value-type="float" office:value="524.41800000000001" table:style-name="ce2">
            <text:p>524,418</text:p>
          </table:table-cell>
          <table:table-cell office:value-type="float" office:value="524.41800000000001" table:style-name="ce2">
            <text:p>524,4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56" table:style-name="ce2">
            <text:p>3456</text:p>
          </table:table-cell>
          <table:table-cell office:value-type="float" office:value="76" table:style-name="ce2">
            <text:p>76</text:p>
          </table:table-cell>
          <table:table-cell office:value-type="float" office:value="291" table:style-name="ce2">
            <text:p>291</text:p>
          </table:table-cell>
          <table:table-cell office:value-type="string" table:style-name="ce2">
            <text:p>1400002C0000000000000000000000000000000000000000000000000000000000000000000A0D80004C012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4" table:style-name="ce6">
            <text:p>12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6 17:24:5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5" table:style-name="ce2">
            <text:p>125</text:p>
          </table:table-cell>
          <table:table-cell office:value-type="float" office:value="125" table:style-name="ce2">
            <text:p>125</text:p>
          </table:table-cell>
          <table:table-cell office:value-type="float" office:value="11187" table:style-name="ce2">
            <text:p>1118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19:20:49</text:p>
          </table:table-cell>
          <table:table-cell office:value-type="string" table:style-name="ce2">
            <text:p>2020 MAY 26 20:23:24</text:p>
          </table:table-cell>
          <table:table-cell office:value-type="string" table:style-name="ce2">
            <text:p>2020 MAY 26 19:23:20</text:p>
          </table:table-cell>
          <table:table-cell office:value-type="string" table:style-name="ce2">
            <text:p>2020 MAY 26 20:11:20</text:p>
          </table:table-cell>
          <table:table-cell office:value-type="string" table:style-name="ce2">
            <text:p>2020 MAY 26 19:20:59</text:p>
          </table:table-cell>
          <table:table-cell office:value-type="string" table:style-name="ce2">
            <text:p>2020 MAY 26 20:23:23</text:p>
          </table:table-cell>
          <table:table-cell office:value-type="float" office:value="51.926900000000003" table:style-name="ce2">
            <text:p>51,9269</text:p>
          </table:table-cell>
          <table:table-cell office:value-type="float" office:value="-112.64319999999999" table:style-name="ce2">
            <text:p>-112,6432</text:p>
          </table:table-cell>
          <table:table-cell office:value-type="float" office:value="6.5803000000000003" table:style-name="ce2">
            <text:p>6,5803</text:p>
          </table:table-cell>
          <table:table-cell office:value-type="float" office:value="93.931899999999999" table:style-name="ce2">
            <text:p>93,9319</text:p>
          </table:table-cell>
          <table:table-cell office:value-type="float" office:value="93.931899999999999" table:style-name="ce2">
            <text:p>93,9319</text:p>
          </table:table-cell>
          <table:table-cell office:value-type="float" office:value="2.6227999999999999E-14" table:style-name="ce2">
            <text:p>2,6228E-14</text:p>
          </table:table-cell>
          <table:table-cell office:value-type="float" office:value="-40.719499999999996" table:style-name="ce2">
            <text:p>-40,7195</text:p>
          </table:table-cell>
          <table:table-cell office:value-type="float" office:value="58.884300000000003" table:style-name="ce2">
            <text:p>58,8843</text:p>
          </table:table-cell>
          <table:table-cell office:value-type="float" office:value="19.0303" table:style-name="ce2">
            <text:p>19,0303</text:p>
          </table:table-cell>
          <table:table-cell office:value-type="float" office:value="93.694000000000003" table:style-name="ce2">
            <text:p>93,694</text:p>
          </table:table-cell>
          <table:table-cell office:value-type="float" office:value="93.694000000000003" table:style-name="ce2">
            <text:p>93,694</text:p>
          </table:table-cell>
          <table:table-cell office:value-type="float" office:value="5.0087000000000002E-14" table:style-name="ce2">
            <text:p>5,0087E-14</text:p>
          </table:table-cell>
          <table:table-cell office:value-type="float" office:value="50.406100000000002" table:style-name="ce2">
            <text:p>50,4061</text:p>
          </table:table-cell>
          <table:table-cell office:value-type="float" office:value="208.23609999999999" table:style-name="ce2">
            <text:p>208,2361</text:p>
          </table:table-cell>
          <table:table-cell office:value-type="float" office:value="15.9529" table:style-name="ce2">
            <text:p>15,9529</text:p>
          </table:table-cell>
          <table:table-cell office:value-type="float" office:value="568.11360000000002" table:style-name="ce2">
            <text:p>568,1136</text:p>
          </table:table-cell>
          <table:table-cell office:value-type="float" office:value="582.4991" table:style-name="ce2">
            <text:p>582,49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1" table:style-name="ce2">
            <text:p>151</text:p>
          </table:table-cell>
          <table:table-cell office:value-type="float" office:value="781" table:style-name="ce2">
            <text:p>781</text:p>
          </table:table-cell>
          <table:table-cell office:value-type="float" office:value="1906" table:style-name="ce2">
            <text:p>190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80" table:style-name="ce2">
            <text:p>28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4" table:style-name="ce2">
            <text:p>3744</text:p>
          </table:table-cell>
          <table:table-cell office:value-type="float" office:value="76" table:style-name="ce2">
            <text:p>76</text:p>
          </table:table-cell>
          <table:table-cell office:value-type="float" office:value="986" table:style-name="ce2">
            <text:p>986</text:p>
          </table:table-cell>
          <table:table-cell office:value-type="string" table:style-name="ce2">
            <text:p>1400002C000000000000000000000000000000000097030D07721E1E0B40000102750275000A0EA0004C03D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558" table:style-name="ce6">
            <text:p>3558</text:p>
          </table:table-cell>
          <table:table-cell office:value-type="float" office:value="3558" table:style-name="ce6">
            <text:p>3558</text:p>
          </table:table-cell>
          <table:table-cell office:value-type="float" office:value="1" table:style-name="ce6">
            <text:p>1</text:p>
          </table:table-cell>
          <table:table-cell office:value-type="float" office:value="125" table:style-name="ce6">
            <text:p>12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6 19:22:50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6" table:style-name="ce2">
            <text:p>126</text:p>
          </table:table-cell>
          <table:table-cell office:value-type="float" office:value="126" table:style-name="ce2">
            <text:p>126</text:p>
          </table:table-cell>
          <table:table-cell office:value-type="float" office:value="11188" table:style-name="ce2">
            <text:p>1118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21:18:47</text:p>
          </table:table-cell>
          <table:table-cell office:value-type="string" table:style-name="ce2">
            <text:p>2020 MAY 26 22:16:3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21:18:57</text:p>
          </table:table-cell>
          <table:table-cell office:value-type="string" table:style-name="ce2">
            <text:p>2020 MAY 26 22:16:36</text:p>
          </table:table-cell>
          <table:table-cell office:value-type="float" office:value="51.658499999999997" table:style-name="ce2">
            <text:p>51,6585</text:p>
          </table:table-cell>
          <table:table-cell office:value-type="float" office:value="-141.3741" table:style-name="ce2">
            <text:p>-141,3741</text:p>
          </table:table-cell>
          <table:table-cell office:value-type="float" office:value="6.5781000000000001" table:style-name="ce2">
            <text:p>6,5781</text:p>
          </table:table-cell>
          <table:table-cell office:value-type="float" office:value="93.901700000000005" table:style-name="ce2">
            <text:p>93,9017</text:p>
          </table:table-cell>
          <table:table-cell office:value-type="float" office:value="93.901700000000005" table:style-name="ce2">
            <text:p>93,9017</text:p>
          </table:table-cell>
          <table:table-cell office:value-type="float" office:value="3.4403E-14" table:style-name="ce2">
            <text:p>3,4403E-14</text:p>
          </table:table-cell>
          <table:table-cell office:value-type="float" office:value="-53.870399999999997" table:style-name="ce2">
            <text:p>-53,8704</text:p>
          </table:table-cell>
          <table:table-cell office:value-type="float" office:value="22.591200000000001" table:style-name="ce2">
            <text:p>22,5912</text:p>
          </table:table-cell>
          <table:table-cell office:value-type="float" office:value="18.446899999999999" table:style-name="ce2">
            <text:p>18,4469</text:p>
          </table:table-cell>
          <table:table-cell office:value-type="float" office:value="84.443600000000004" table:style-name="ce2">
            <text:p>84,4436</text:p>
          </table:table-cell>
          <table:table-cell office:value-type="float" office:value="84.443600000000004" table:style-name="ce2">
            <text:p>84,4436</text:p>
          </table:table-cell>
          <table:table-cell office:value-type="float" office:value="3.3052999999999998E-14" table:style-name="ce2">
            <text:p>3,3053E-14</text:p>
          </table:table-cell>
          <table:table-cell office:value-type="float" office:value="50.597200000000001" table:style-name="ce2">
            <text:p>50,5972</text:p>
          </table:table-cell>
          <table:table-cell office:value-type="float" office:value="208.28579999999999" table:style-name="ce2">
            <text:p>208,2858</text:p>
          </table:table-cell>
          <table:table-cell office:value-type="string" table:style-name="ce2">
            <text:p>N/A</text:p>
          </table:table-cell>
          <table:table-cell office:value-type="float" office:value="524.87329999999997" table:style-name="ce2">
            <text:p>524,8733</text:p>
          </table:table-cell>
          <table:table-cell office:value-type="float" office:value="524.87329999999997" table:style-name="ce2">
            <text:p>524,87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59" table:style-name="ce2">
            <text:p>3459</text:p>
          </table:table-cell>
          <table:table-cell office:value-type="float" office:value="76" table:style-name="ce2">
            <text:p>76</text:p>
          </table:table-cell>
          <table:table-cell office:value-type="float" office:value="294" table:style-name="ce2">
            <text:p>294</text:p>
          </table:table-cell>
          <table:table-cell office:value-type="string" table:style-name="ce2">
            <text:p>1400002C0000000000000000000000000000000000000000000000000000000000000000000A0D83004C012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6" table:style-name="ce6">
            <text:p>12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6 21:20:4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7" table:style-name="ce2">
            <text:p>127</text:p>
          </table:table-cell>
          <table:table-cell office:value-type="float" office:value="127" table:style-name="ce2">
            <text:p>127</text:p>
          </table:table-cell>
          <table:table-cell office:value-type="float" office:value="11189" table:style-name="ce2">
            <text:p>1118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23:16:47</text:p>
          </table:table-cell>
          <table:table-cell office:value-type="string" table:style-name="ce2">
            <text:p>2020 MAY 27 00:14:44</text:p>
          </table:table-cell>
          <table:table-cell office:value-type="string" table:style-name="ce2">
            <text:p>2020 MAY 26 23:21:42</text:p>
          </table:table-cell>
          <table:table-cell office:value-type="string" table:style-name="ce2">
            <text:p>2020 MAY 27 00:04:57</text:p>
          </table:table-cell>
          <table:table-cell office:value-type="string" table:style-name="ce2">
            <text:p>2020 MAY 26 23:16:57</text:p>
          </table:table-cell>
          <table:table-cell office:value-type="string" table:style-name="ce2">
            <text:p>2020 MAY 27 00:14:43</text:p>
          </table:table-cell>
          <table:table-cell office:value-type="float" office:value="51.328299999999999" table:style-name="ce2">
            <text:p>51,3283</text:p>
          </table:table-cell>
          <table:table-cell office:value-type="float" office:value="-170.17070000000001" table:style-name="ce2">
            <text:p>-170,1707</text:p>
          </table:table-cell>
          <table:table-cell office:value-type="float" office:value="6.5719000000000003" table:style-name="ce2">
            <text:p>6,5719</text:p>
          </table:table-cell>
          <table:table-cell office:value-type="float" office:value="93.891300000000001" table:style-name="ce2">
            <text:p>93,8913</text:p>
          </table:table-cell>
          <table:table-cell office:value-type="float" office:value="93.891300000000001" table:style-name="ce2">
            <text:p>93,8913</text:p>
          </table:table-cell>
          <table:table-cell office:value-type="float" office:value="6.3691000000000001E-14" table:style-name="ce2">
            <text:p>6,3691E-14</text:p>
          </table:table-cell>
          <table:table-cell office:value-type="float" office:value="-53.325600000000001" table:style-name="ce2">
            <text:p>-53,3256</text:p>
          </table:table-cell>
          <table:table-cell office:value-type="float" office:value="-6.0225999999999997" table:style-name="ce2">
            <text:p>-6,0226</text:p>
          </table:table-cell>
          <table:table-cell office:value-type="float" office:value="18.454999999999998" table:style-name="ce2">
            <text:p>18,455</text:p>
          </table:table-cell>
          <table:table-cell office:value-type="float" office:value="84.613799999999998" table:style-name="ce2">
            <text:p>84,6138</text:p>
          </table:table-cell>
          <table:table-cell office:value-type="float" office:value="84.613799999999998" table:style-name="ce2">
            <text:p>84,6138</text:p>
          </table:table-cell>
          <table:table-cell office:value-type="float" office:value="9.0047000000000006E-15" table:style-name="ce2">
            <text:p>9,0047E-15</text:p>
          </table:table-cell>
          <table:table-cell office:value-type="float" office:value="50.747" table:style-name="ce2">
            <text:p>50,747</text:p>
          </table:table-cell>
          <table:table-cell office:value-type="float" office:value="208.3355" table:style-name="ce2">
            <text:p>208,3355</text:p>
          </table:table-cell>
          <table:table-cell office:value-type="float" office:value="14.009399999999999" table:style-name="ce2">
            <text:p>14,0094</text:p>
          </table:table-cell>
          <table:table-cell office:value-type="float" office:value="525.92999999999995" table:style-name="ce2">
            <text:p>525,93</text:p>
          </table:table-cell>
          <table:table-cell office:value-type="float" office:value="538.52769999999998" table:style-name="ce2">
            <text:p>538,52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5" table:style-name="ce2">
            <text:p>295</text:p>
          </table:table-cell>
          <table:table-cell office:value-type="float" office:value="925" table:style-name="ce2">
            <text:p>925</text:p>
          </table:table-cell>
          <table:table-cell office:value-type="float" office:value="1900" table:style-name="ce2">
            <text:p>19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95" table:style-name="ce2">
            <text:p>259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466" table:style-name="ce2">
            <text:p>3466</text:p>
          </table:table-cell>
          <table:table-cell office:value-type="float" office:value="76" table:style-name="ce2">
            <text:p>76</text:p>
          </table:table-cell>
          <table:table-cell office:value-type="float" office:value="960" table:style-name="ce2">
            <text:p>960</text:p>
          </table:table-cell>
          <table:table-cell office:value-type="string" table:style-name="ce2">
            <text:p>1400002C000000000000000000000000000000000127039D076C1E1E0A23000102750275000A0D8A004C03C0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7" table:style-name="ce6">
            <text:p>12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6 23:18:4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8" table:style-name="ce2">
            <text:p>128</text:p>
          </table:table-cell>
          <table:table-cell office:value-type="float" office:value="128" table:style-name="ce2">
            <text:p>128</text:p>
          </table:table-cell>
          <table:table-cell office:value-type="float" office:value="11190" table:style-name="ce2">
            <text:p>1119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01:14:50</text:p>
          </table:table-cell>
          <table:table-cell office:value-type="string" table:style-name="ce2">
            <text:p>2020 MAY 27 02:17:27</text:p>
          </table:table-cell>
          <table:table-cell office:value-type="string" table:style-name="ce2">
            <text:p>2020 MAY 27 01:17:28</text:p>
          </table:table-cell>
          <table:table-cell office:value-type="string" table:style-name="ce2">
            <text:p>2020 MAY 27 02:05:13</text:p>
          </table:table-cell>
          <table:table-cell office:value-type="string" table:style-name="ce2">
            <text:p>2020 MAY 27 01:15:00</text:p>
          </table:table-cell>
          <table:table-cell office:value-type="string" table:style-name="ce2">
            <text:p>2020 MAY 27 02:17:26</text:p>
          </table:table-cell>
          <table:table-cell office:value-type="float" office:value="50.985500000000002" table:style-name="ce2">
            <text:p>50,9855</text:p>
          </table:table-cell>
          <table:table-cell office:value-type="float" office:value="161.0181" table:style-name="ce2">
            <text:p>161,0181</text:p>
          </table:table-cell>
          <table:table-cell office:value-type="float" office:value="6.5658000000000003" table:style-name="ce2">
            <text:p>6,5658</text:p>
          </table:table-cell>
          <table:table-cell office:value-type="float" office:value="93.88" table:style-name="ce2">
            <text:p>93,88</text:p>
          </table:table-cell>
          <table:table-cell office:value-type="float" office:value="93.88" table:style-name="ce2">
            <text:p>93,88</text:p>
          </table:table-cell>
          <table:table-cell office:value-type="float" office:value="4.9707000000000001E-14" table:style-name="ce2">
            <text:p>4,9707E-14</text:p>
          </table:table-cell>
          <table:table-cell office:value-type="float" office:value="-39.787300000000002" table:style-name="ce2">
            <text:p>-39,7873</text:p>
          </table:table-cell>
          <table:table-cell office:value-type="float" office:value="-27.6981" table:style-name="ce2">
            <text:p>-27,6981</text:p>
          </table:table-cell>
          <table:table-cell office:value-type="float" office:value="19.000299999999999" table:style-name="ce2">
            <text:p>19,0003</text:p>
          </table:table-cell>
          <table:table-cell office:value-type="float" office:value="93.632000000000005" table:style-name="ce2">
            <text:p>93,632</text:p>
          </table:table-cell>
          <table:table-cell office:value-type="float" office:value="93.632000000000005" table:style-name="ce2">
            <text:p>93,632</text:p>
          </table:table-cell>
          <table:table-cell office:value-type="float" office:value="4.7708E-14" table:style-name="ce2">
            <text:p>4,7708E-14</text:p>
          </table:table-cell>
          <table:table-cell office:value-type="float" office:value="50.900100000000002" table:style-name="ce2">
            <text:p>50,9001</text:p>
          </table:table-cell>
          <table:table-cell office:value-type="float" office:value="208.3852" table:style-name="ce2">
            <text:p>208,3852</text:p>
          </table:table-cell>
          <table:table-cell office:value-type="float" office:value="15.8506" table:style-name="ce2">
            <text:p>15,8506</text:p>
          </table:table-cell>
          <table:table-cell office:value-type="float" office:value="568.4171" table:style-name="ce2">
            <text:p>568,4171</text:p>
          </table:table-cell>
          <table:table-cell office:value-type="float" office:value="582.70849999999996" table:style-name="ce2">
            <text:p>582,70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8" table:style-name="ce2">
            <text:p>158</text:p>
          </table:table-cell>
          <table:table-cell office:value-type="float" office:value="788" table:style-name="ce2">
            <text:p>788</text:p>
          </table:table-cell>
          <table:table-cell office:value-type="float" office:value="1898" table:style-name="ce2">
            <text:p>189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65" table:style-name="ce2">
            <text:p>28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6" table:style-name="ce2">
            <text:p>3746</text:p>
          </table:table-cell>
          <table:table-cell office:value-type="float" office:value="76" table:style-name="ce2">
            <text:p>76</text:p>
          </table:table-cell>
          <table:table-cell office:value-type="float" office:value="979" table:style-name="ce2">
            <text:p>979</text:p>
          </table:table-cell>
          <table:table-cell office:value-type="string" table:style-name="ce2">
            <text:p>1400002C00000000000000000000000000000000009E0314076A1E1E0B31000102750275000A0EA2004C03D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893" table:style-name="ce6">
            <text:p>1893</text:p>
          </table:table-cell>
          <table:table-cell office:value-type="float" office:value="1893" table:style-name="ce6">
            <text:p>1893</text:p>
          </table:table-cell>
          <table:table-cell office:value-type="float" office:value="1" table:style-name="ce6">
            <text:p>1</text:p>
          </table:table-cell>
          <table:table-cell office:value-type="float" office:value="128" table:style-name="ce6">
            <text:p>12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7 01:16:50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9" table:style-name="ce2">
            <text:p>129</text:p>
          </table:table-cell>
          <table:table-cell office:value-type="float" office:value="129" table:style-name="ce2">
            <text:p>129</text:p>
          </table:table-cell>
          <table:table-cell office:value-type="float" office:value="11191" table:style-name="ce2">
            <text:p>1119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03:12:54</text:p>
          </table:table-cell>
          <table:table-cell office:value-type="string" table:style-name="ce2">
            <text:p>2020 MAY 27 04:10:5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03:13:04</text:p>
          </table:table-cell>
          <table:table-cell office:value-type="string" table:style-name="ce2">
            <text:p>2020 MAY 27 04:10:53</text:p>
          </table:table-cell>
          <table:table-cell office:value-type="float" office:value="50.667400000000001" table:style-name="ce2">
            <text:p>50,6674</text:p>
          </table:table-cell>
          <table:table-cell office:value-type="float" office:value="132.24529999999999" table:style-name="ce2">
            <text:p>132,2453</text:p>
          </table:table-cell>
          <table:table-cell office:value-type="float" office:value="6.5625" table:style-name="ce2">
            <text:p>6,5625</text:p>
          </table:table-cell>
          <table:table-cell office:value-type="float" office:value="93.849100000000007" table:style-name="ce2">
            <text:p>93,8491</text:p>
          </table:table-cell>
          <table:table-cell office:value-type="float" office:value="93.849100000000007" table:style-name="ce2">
            <text:p>93,8491</text:p>
          </table:table-cell>
          <table:table-cell office:value-type="float" office:value="1.1901E-14" table:style-name="ce2">
            <text:p>1,1901E-14</text:p>
          </table:table-cell>
          <table:table-cell office:value-type="float" office:value="-52.519500000000001" table:style-name="ce2">
            <text:p>-52,5195</text:p>
          </table:table-cell>
          <table:table-cell office:value-type="float" office:value="-63.378999999999998" table:style-name="ce2">
            <text:p>-63,379</text:p>
          </table:table-cell>
          <table:table-cell office:value-type="float" office:value="18.4617" table:style-name="ce2">
            <text:p>18,4617</text:p>
          </table:table-cell>
          <table:table-cell office:value-type="float" office:value="84.813900000000004" table:style-name="ce2">
            <text:p>84,8139</text:p>
          </table:table-cell>
          <table:table-cell office:value-type="float" office:value="84.813900000000004" table:style-name="ce2">
            <text:p>84,8139</text:p>
          </table:table-cell>
          <table:table-cell office:value-type="float" office:value="2.9150000000000001E-14" table:style-name="ce2">
            <text:p>2,915E-14</text:p>
          </table:table-cell>
          <table:table-cell office:value-type="float" office:value="51.088200000000001" table:style-name="ce2">
            <text:p>51,0882</text:p>
          </table:table-cell>
          <table:table-cell office:value-type="float" office:value="208.4349" table:style-name="ce2">
            <text:p>208,4349</text:p>
          </table:table-cell>
          <table:table-cell office:value-type="string" table:style-name="ce2">
            <text:p>N/A</text:p>
          </table:table-cell>
          <table:table-cell office:value-type="float" office:value="526.39070000000004" table:style-name="ce2">
            <text:p>526,3907</text:p>
          </table:table-cell>
          <table:table-cell office:value-type="float" office:value="526.39070000000004" table:style-name="ce2">
            <text:p>526,39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69" table:style-name="ce2">
            <text:p>3469</text:p>
          </table:table-cell>
          <table:table-cell office:value-type="float" office:value="76" table:style-name="ce2">
            <text:p>76</text:p>
          </table:table-cell>
          <table:table-cell office:value-type="float" office:value="304" table:style-name="ce2">
            <text:p>304</text:p>
          </table:table-cell>
          <table:table-cell office:value-type="string" table:style-name="ce2">
            <text:p>1400002C0000000000000000000000000000000000000000000000000000000000000000000A0D8D004C0130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9" table:style-name="ce6">
            <text:p>12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7 03:14:5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0" table:style-name="ce2">
            <text:p>130</text:p>
          </table:table-cell>
          <table:table-cell office:value-type="float" office:value="130" table:style-name="ce2">
            <text:p>130</text:p>
          </table:table-cell>
          <table:table-cell office:value-type="float" office:value="11192" table:style-name="ce2">
            <text:p>1119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05:10:55</text:p>
          </table:table-cell>
          <table:table-cell office:value-type="string" table:style-name="ce2">
            <text:p>2020 MAY 27 06:13:29</text:p>
          </table:table-cell>
          <table:table-cell office:value-type="string" table:style-name="ce2">
            <text:p>2020 MAY 27 05:13:42</text:p>
          </table:table-cell>
          <table:table-cell office:value-type="string" table:style-name="ce2">
            <text:p>2020 MAY 27 06:00:57</text:p>
          </table:table-cell>
          <table:table-cell office:value-type="string" table:style-name="ce2">
            <text:p>2020 MAY 27 05:11:05</text:p>
          </table:table-cell>
          <table:table-cell office:value-type="string" table:style-name="ce2">
            <text:p>2020 MAY 27 06:13:28</text:p>
          </table:table-cell>
          <table:table-cell office:value-type="float" office:value="50.467399999999998" table:style-name="ce2">
            <text:p>50,4674</text:p>
          </table:table-cell>
          <table:table-cell office:value-type="float" office:value="103.4615" table:style-name="ce2">
            <text:p>103,4615</text:p>
          </table:table-cell>
          <table:table-cell office:value-type="float" office:value="6.5578000000000003" table:style-name="ce2">
            <text:p>6,5578</text:p>
          </table:table-cell>
          <table:table-cell office:value-type="float" office:value="93.860799999999998" table:style-name="ce2">
            <text:p>93,8608</text:p>
          </table:table-cell>
          <table:table-cell office:value-type="float" office:value="93.860799999999998" table:style-name="ce2">
            <text:p>93,8608</text:p>
          </table:table-cell>
          <table:table-cell office:value-type="float" office:value="1.9671E-14" table:style-name="ce2">
            <text:p>1,9671E-14</text:p>
          </table:table-cell>
          <table:table-cell office:value-type="float" office:value="-39.198900000000002" table:style-name="ce2">
            <text:p>-39,1989</text:p>
          </table:table-cell>
          <table:table-cell office:value-type="float" office:value="-85.350399999999993" table:style-name="ce2">
            <text:p>-85,3504</text:p>
          </table:table-cell>
          <table:table-cell office:value-type="float" office:value="18.984999999999999" table:style-name="ce2">
            <text:p>18,985</text:p>
          </table:table-cell>
          <table:table-cell office:value-type="float" office:value="93.625900000000001" table:style-name="ce2">
            <text:p>93,6259</text:p>
          </table:table-cell>
          <table:table-cell office:value-type="float" office:value="93.625900000000001" table:style-name="ce2">
            <text:p>93,6259</text:p>
          </table:table-cell>
          <table:table-cell office:value-type="float" office:value="7.2566999999999998E-14" table:style-name="ce2">
            <text:p>7,2567E-14</text:p>
          </table:table-cell>
          <table:table-cell office:value-type="float" office:value="51.298499999999997" table:style-name="ce2">
            <text:p>51,2985</text:p>
          </table:table-cell>
          <table:table-cell office:value-type="float" office:value="208.4846" table:style-name="ce2">
            <text:p>208,4846</text:p>
          </table:table-cell>
          <table:table-cell office:value-type="float" office:value="15.646000000000001" table:style-name="ce2">
            <text:p>15,646</text:p>
          </table:table-cell>
          <table:table-cell office:value-type="float" office:value="567.96190000000001" table:style-name="ce2">
            <text:p>567,9619</text:p>
          </table:table-cell>
          <table:table-cell office:value-type="float" office:value="582.06510000000003" table:style-name="ce2">
            <text:p>582,06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7" table:style-name="ce2">
            <text:p>167</text:p>
          </table:table-cell>
          <table:table-cell office:value-type="float" office:value="797" table:style-name="ce2">
            <text:p>797</text:p>
          </table:table-cell>
          <table:table-cell office:value-type="float" office:value="1892" table:style-name="ce2">
            <text:p>189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35" table:style-name="ce2">
            <text:p>28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3" table:style-name="ce2">
            <text:p>3743</text:p>
          </table:table-cell>
          <table:table-cell office:value-type="float" office:value="76" table:style-name="ce2">
            <text:p>76</text:p>
          </table:table-cell>
          <table:table-cell office:value-type="float" office:value="958" table:style-name="ce2">
            <text:p>958</text:p>
          </table:table-cell>
          <table:table-cell office:value-type="string" table:style-name="ce2">
            <text:p>1400002C0000000000000000000000000000000000A7031D07641E1E0B13000102750275000A0E9F004C03B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30" table:style-name="ce6">
            <text:p>13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7 05:12:5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1" table:style-name="ce2">
            <text:p>131</text:p>
          </table:table-cell>
          <table:table-cell office:value-type="float" office:value="131" table:style-name="ce2">
            <text:p>131</text:p>
          </table:table-cell>
          <table:table-cell office:value-type="float" office:value="11193" table:style-name="ce2">
            <text:p>1119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07:08:54</text:p>
          </table:table-cell>
          <table:table-cell office:value-type="string" table:style-name="ce2">
            <text:p>2020 MAY 27 08:06:5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07:09:04</text:p>
          </table:table-cell>
          <table:table-cell office:value-type="string" table:style-name="ce2">
            <text:p>2020 MAY 27 08:06:53</text:p>
          </table:table-cell>
          <table:table-cell office:value-type="float" office:value="50.245199999999997" table:style-name="ce2">
            <text:p>50,2452</text:p>
          </table:table-cell>
          <table:table-cell office:value-type="float" office:value="74.729399999999998" table:style-name="ce2">
            <text:p>74,7294</text:p>
          </table:table-cell>
          <table:table-cell office:value-type="float" office:value="6.5557999999999996" table:style-name="ce2">
            <text:p>6,5558</text:p>
          </table:table-cell>
          <table:table-cell office:value-type="float" office:value="93.840599999999995" table:style-name="ce2">
            <text:p>93,8406</text:p>
          </table:table-cell>
          <table:table-cell office:value-type="float" office:value="93.840599999999995" table:style-name="ce2">
            <text:p>93,8406</text:p>
          </table:table-cell>
          <table:table-cell office:value-type="float" office:value="5.4742999999999998E-14" table:style-name="ce2">
            <text:p>5,4743E-14</text:p>
          </table:table-cell>
          <table:table-cell office:value-type="float" office:value="-51.9129" table:style-name="ce2">
            <text:p>-51,9129</text:p>
          </table:table-cell>
          <table:table-cell office:value-type="float" office:value="-120.7407" table:style-name="ce2">
            <text:p>-120,7407</text:p>
          </table:table-cell>
          <table:table-cell office:value-type="float" office:value="18.465" table:style-name="ce2">
            <text:p>18,465</text:p>
          </table:table-cell>
          <table:table-cell office:value-type="float" office:value="84.9465" table:style-name="ce2">
            <text:p>84,9465</text:p>
          </table:table-cell>
          <table:table-cell office:value-type="float" office:value="84.9465" table:style-name="ce2">
            <text:p>84,9465</text:p>
          </table:table-cell>
          <table:table-cell office:value-type="float" office:value="3.6542000000000001E-14" table:style-name="ce2">
            <text:p>3,6542E-14</text:p>
          </table:table-cell>
          <table:table-cell office:value-type="float" office:value="51.503399999999999" table:style-name="ce2">
            <text:p>51,5034</text:p>
          </table:table-cell>
          <table:table-cell office:value-type="float" office:value="208.5343" table:style-name="ce2">
            <text:p>208,5343</text:p>
          </table:table-cell>
          <table:table-cell office:value-type="string" table:style-name="ce2">
            <text:p>N/A</text:p>
          </table:table-cell>
          <table:table-cell office:value-type="float" office:value="526.39070000000004" table:style-name="ce2">
            <text:p>526,3907</text:p>
          </table:table-cell>
          <table:table-cell office:value-type="float" office:value="526.39070000000004" table:style-name="ce2">
            <text:p>526,39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69" table:style-name="ce2">
            <text:p>3469</text:p>
          </table:table-cell>
          <table:table-cell office:value-type="float" office:value="76" table:style-name="ce2">
            <text:p>76</text:p>
          </table:table-cell>
          <table:table-cell office:value-type="float" office:value="304" table:style-name="ce2">
            <text:p>304</text:p>
          </table:table-cell>
          <table:table-cell office:value-type="string" table:style-name="ce2">
            <text:p>1400002C0000000000000000000000000000000000000000000000000000000000000000000A0D8D004C0130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31" table:style-name="ce6">
            <text:p>13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7 07:10:5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2" table:style-name="ce2">
            <text:p>132</text:p>
          </table:table-cell>
          <table:table-cell office:value-type="float" office:value="132" table:style-name="ce2">
            <text:p>132</text:p>
          </table:table-cell>
          <table:table-cell office:value-type="float" office:value="11194" table:style-name="ce2">
            <text:p>1119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09:06:51</text:p>
          </table:table-cell>
          <table:table-cell office:value-type="string" table:style-name="ce2">
            <text:p>2020 MAY 27 10:09:24</text:p>
          </table:table-cell>
          <table:table-cell office:value-type="string" table:style-name="ce2">
            <text:p>2020 MAY 27 09:09:44</text:p>
          </table:table-cell>
          <table:table-cell office:value-type="string" table:style-name="ce2">
            <text:p>2020 MAY 27 09:56:44</text:p>
          </table:table-cell>
          <table:table-cell office:value-type="string" table:style-name="ce2">
            <text:p>2020 MAY 27 09:07:01</text:p>
          </table:table-cell>
          <table:table-cell office:value-type="string" table:style-name="ce2">
            <text:p>2020 MAY 27 10:09:23</text:p>
          </table:table-cell>
          <table:table-cell office:value-type="float" office:value="49.968899999999998" table:style-name="ce2">
            <text:p>49,9689</text:p>
          </table:table-cell>
          <table:table-cell office:value-type="float" office:value="45.990099999999998" table:style-name="ce2">
            <text:p>45,9901</text:p>
          </table:table-cell>
          <table:table-cell office:value-type="float" office:value="6.5528000000000004" table:style-name="ce2">
            <text:p>6,5528</text:p>
          </table:table-cell>
          <table:table-cell office:value-type="float" office:value="93.816999999999993" table:style-name="ce2">
            <text:p>93,817</text:p>
          </table:table-cell>
          <table:table-cell office:value-type="float" office:value="93.816999999999993" table:style-name="ce2">
            <text:p>93,817</text:p>
          </table:table-cell>
          <table:table-cell office:value-type="float" office:value="3.0173000000000002E-14" table:style-name="ce2">
            <text:p>3,0173E-14</text:p>
          </table:table-cell>
          <table:table-cell office:value-type="float" office:value="-38.67" table:style-name="ce2">
            <text:p>-38,67</text:p>
          </table:table-cell>
          <table:table-cell office:value-type="float" office:value="-142.97999999999999" table:style-name="ce2">
            <text:p>-142,98</text:p>
          </table:table-cell>
          <table:table-cell office:value-type="float" office:value="18.969200000000001" table:style-name="ce2">
            <text:p>18,9692</text:p>
          </table:table-cell>
          <table:table-cell office:value-type="float" office:value="93.594099999999997" table:style-name="ce2">
            <text:p>93,5941</text:p>
          </table:table-cell>
          <table:table-cell office:value-type="float" office:value="93.594099999999997" table:style-name="ce2">
            <text:p>93,5941</text:p>
          </table:table-cell>
          <table:table-cell office:value-type="float" office:value="5.4069E-14" table:style-name="ce2">
            <text:p>5,4069E-14</text:p>
          </table:table-cell>
          <table:table-cell office:value-type="float" office:value="51.677199999999999" table:style-name="ce2">
            <text:p>51,6772</text:p>
          </table:table-cell>
          <table:table-cell office:value-type="float" office:value="208.584" table:style-name="ce2">
            <text:p>208,584</text:p>
          </table:table-cell>
          <table:table-cell office:value-type="float" office:value="15.543699999999999" table:style-name="ce2">
            <text:p>15,5437</text:p>
          </table:table-cell>
          <table:table-cell office:value-type="float" office:value="567.81020000000001" table:style-name="ce2">
            <text:p>567,8102</text:p>
          </table:table-cell>
          <table:table-cell office:value-type="float" office:value="581.8193" table:style-name="ce2">
            <text:p>581,81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3" table:style-name="ce2">
            <text:p>173</text:p>
          </table:table-cell>
          <table:table-cell office:value-type="float" office:value="803" table:style-name="ce2">
            <text:p>803</text:p>
          </table:table-cell>
          <table:table-cell office:value-type="float" office:value="1898" table:style-name="ce2">
            <text:p>189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20" table:style-name="ce2">
            <text:p>28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2" table:style-name="ce2">
            <text:p>3742</text:p>
          </table:table-cell>
          <table:table-cell office:value-type="float" office:value="76" table:style-name="ce2">
            <text:p>76</text:p>
          </table:table-cell>
          <table:table-cell office:value-type="float" office:value="960" table:style-name="ce2">
            <text:p>960</text:p>
          </table:table-cell>
          <table:table-cell office:value-type="string" table:style-name="ce2">
            <text:p>1400002C0000000000000000000000000000000000AD0323076A1E1E0B04000102750275000A0E9E004C03C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40" table:style-name="ce6">
            <text:p>1340</text:p>
          </table:table-cell>
          <table:table-cell office:value-type="float" office:value="1340" table:style-name="ce6">
            <text:p>1340</text:p>
          </table:table-cell>
          <table:table-cell office:value-type="float" office:value="1" table:style-name="ce6">
            <text:p>1</text:p>
          </table:table-cell>
          <table:table-cell office:value-type="float" office:value="132" table:style-name="ce6">
            <text:p>13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7 09:08:51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3" table:style-name="ce2">
            <text:p>133</text:p>
          </table:table-cell>
          <table:table-cell office:value-type="float" office:value="133" table:style-name="ce2">
            <text:p>133</text:p>
          </table:table-cell>
          <table:table-cell office:value-type="float" office:value="11195" table:style-name="ce2">
            <text:p>1119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11:04:51</text:p>
          </table:table-cell>
          <table:table-cell office:value-type="string" table:style-name="ce2">
            <text:p>2020 MAY 27 12:03:0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11:05:01</text:p>
          </table:table-cell>
          <table:table-cell office:value-type="string" table:style-name="ce2">
            <text:p>2020 MAY 27 12:02:59</text:p>
          </table:table-cell>
          <table:table-cell office:value-type="float" office:value="49.600900000000003" table:style-name="ce2">
            <text:p>49,6009</text:p>
          </table:table-cell>
          <table:table-cell office:value-type="float" office:value="17.206" table:style-name="ce2">
            <text:p>17,206</text:p>
          </table:table-cell>
          <table:table-cell office:value-type="float" office:value="6.5475000000000003" table:style-name="ce2">
            <text:p>6,5475</text:p>
          </table:table-cell>
          <table:table-cell office:value-type="float" office:value="93.792100000000005" table:style-name="ce2">
            <text:p>93,7921</text:p>
          </table:table-cell>
          <table:table-cell office:value-type="float" office:value="93.792100000000005" table:style-name="ce2">
            <text:p>93,7921</text:p>
          </table:table-cell>
          <table:table-cell office:value-type="float" office:value="4.0357000000000002E-14" table:style-name="ce2">
            <text:p>4,0357E-14</text:p>
          </table:table-cell>
          <table:table-cell office:value-type="float" office:value="-50.912999999999997" table:style-name="ce2">
            <text:p>-50,913</text:p>
          </table:table-cell>
          <table:table-cell office:value-type="float" office:value="-178.02959999999999" table:style-name="ce2">
            <text:p>-178,0296</text:p>
          </table:table-cell>
          <table:table-cell office:value-type="float" office:value="18.475000000000001" table:style-name="ce2">
            <text:p>18,475</text:p>
          </table:table-cell>
          <table:table-cell office:value-type="float" office:value="85.2273" table:style-name="ce2">
            <text:p>85,2273</text:p>
          </table:table-cell>
          <table:table-cell office:value-type="float" office:value="85.2273" table:style-name="ce2">
            <text:p>85,2273</text:p>
          </table:table-cell>
          <table:table-cell office:value-type="float" office:value="3.1855999999999997E-14" table:style-name="ce2">
            <text:p>3,1856E-14</text:p>
          </table:table-cell>
          <table:table-cell office:value-type="float" office:value="51.820399999999999" table:style-name="ce2">
            <text:p>51,8204</text:p>
          </table:table-cell>
          <table:table-cell office:value-type="float" office:value="208.6337" table:style-name="ce2">
            <text:p>208,6337</text:p>
          </table:table-cell>
          <table:table-cell office:value-type="string" table:style-name="ce2">
            <text:p>N/A</text:p>
          </table:table-cell>
          <table:table-cell office:value-type="float" office:value="527.75630000000001" table:style-name="ce2">
            <text:p>527,7563</text:p>
          </table:table-cell>
          <table:table-cell office:value-type="float" office:value="527.75630000000001" table:style-name="ce2">
            <text:p>527,75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78" table:style-name="ce2">
            <text:p>3478</text:p>
          </table:table-cell>
          <table:table-cell office:value-type="float" office:value="76" table:style-name="ce2">
            <text:p>76</text:p>
          </table:table-cell>
          <table:table-cell office:value-type="float" office:value="313" table:style-name="ce2">
            <text:p>313</text:p>
          </table:table-cell>
          <table:table-cell office:value-type="string" table:style-name="ce2">
            <text:p>1400002C0000000000000000000000000000000000000000000000000000000000000000000A0D96004C013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33" table:style-name="ce6">
            <text:p>13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7 11:06:5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4" table:style-name="ce2">
            <text:p>134</text:p>
          </table:table-cell>
          <table:table-cell office:value-type="float" office:value="134" table:style-name="ce2">
            <text:p>134</text:p>
          </table:table-cell>
          <table:table-cell office:value-type="float" office:value="11196" table:style-name="ce2">
            <text:p>1119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13:02:54</text:p>
          </table:table-cell>
          <table:table-cell office:value-type="string" table:style-name="ce2">
            <text:p>2020 MAY 27 14:01:05</text:p>
          </table:table-cell>
          <table:table-cell office:value-type="string" table:style-name="ce2">
            <text:p>2020 MAY 27 13:08:04</text:p>
          </table:table-cell>
          <table:table-cell office:value-type="string" table:style-name="ce2">
            <text:p>2020 MAY 27 13:50:34</text:p>
          </table:table-cell>
          <table:table-cell office:value-type="string" table:style-name="ce2">
            <text:p>2020 MAY 27 13:03:04</text:p>
          </table:table-cell>
          <table:table-cell office:value-type="string" table:style-name="ce2">
            <text:p>2020 MAY 27 14:01:04</text:p>
          </table:table-cell>
          <table:table-cell office:value-type="float" office:value="49.244900000000001" table:style-name="ce2">
            <text:p>49,2449</text:p>
          </table:table-cell>
          <table:table-cell office:value-type="float" office:value="-11.600099999999999" table:style-name="ce2">
            <text:p>-11,6001</text:p>
          </table:table-cell>
          <table:table-cell office:value-type="float" office:value="6.5416999999999996" table:style-name="ce2">
            <text:p>6,5417</text:p>
          </table:table-cell>
          <table:table-cell office:value-type="float" office:value="93.776600000000002" table:style-name="ce2">
            <text:p>93,7766</text:p>
          </table:table-cell>
          <table:table-cell office:value-type="float" office:value="93.776600000000002" table:style-name="ce2">
            <text:p>93,7766</text:p>
          </table:table-cell>
          <table:table-cell office:value-type="float" office:value="4.2701E-14" table:style-name="ce2">
            <text:p>4,2701E-14</text:p>
          </table:table-cell>
          <table:table-cell office:value-type="float" office:value="-50.500999999999998" table:style-name="ce2">
            <text:p>-50,501</text:p>
          </table:table-cell>
          <table:table-cell office:value-type="float" office:value="153.20160000000001" table:style-name="ce2">
            <text:p>153,2016</text:p>
          </table:table-cell>
          <table:table-cell office:value-type="float" office:value="18.472200000000001" table:style-name="ce2">
            <text:p>18,4722</text:p>
          </table:table-cell>
          <table:table-cell office:value-type="float" office:value="85.278599999999997" table:style-name="ce2">
            <text:p>85,2786</text:p>
          </table:table-cell>
          <table:table-cell office:value-type="float" office:value="85.278599999999997" table:style-name="ce2">
            <text:p>85,2786</text:p>
          </table:table-cell>
          <table:table-cell office:value-type="float" office:value="9.5416999999999996E-15" table:style-name="ce2">
            <text:p>9,5417E-15</text:p>
          </table:table-cell>
          <table:table-cell office:value-type="float" office:value="51.972000000000001" table:style-name="ce2">
            <text:p>51,972</text:p>
          </table:table-cell>
          <table:table-cell office:value-type="float" office:value="208.68340000000001" table:style-name="ce2">
            <text:p>208,6834</text:p>
          </table:table-cell>
          <table:table-cell office:value-type="float" office:value="13.7026" table:style-name="ce2">
            <text:p>13,7026</text:p>
          </table:table-cell>
          <table:table-cell office:value-type="float" office:value="528.05430000000001" table:style-name="ce2">
            <text:p>528,0543</text:p>
          </table:table-cell>
          <table:table-cell office:value-type="float" office:value="540.36969999999997" table:style-name="ce2">
            <text:p>540,36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0" table:style-name="ce2">
            <text:p>310</text:p>
          </table:table-cell>
          <table:table-cell office:value-type="float" office:value="940" table:style-name="ce2">
            <text:p>940</text:p>
          </table:table-cell>
          <table:table-cell office:value-type="float" office:value="1900" table:style-name="ce2">
            <text:p>19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50" table:style-name="ce2">
            <text:p>25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480" table:style-name="ce2">
            <text:p>3480</text:p>
          </table:table-cell>
          <table:table-cell office:value-type="float" office:value="76" table:style-name="ce2">
            <text:p>76</text:p>
          </table:table-cell>
          <table:table-cell office:value-type="float" office:value="1214" table:style-name="ce2">
            <text:p>1214</text:p>
          </table:table-cell>
          <table:table-cell office:value-type="string" table:style-name="ce2">
            <text:p>1400002C00000000000000000000000000000000013603AC076C1E1E09F6000102750275000A0D98004C04B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34" table:style-name="ce6">
            <text:p>13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7 13:04:5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5" table:style-name="ce2">
            <text:p>135</text:p>
          </table:table-cell>
          <table:table-cell office:value-type="float" office:value="135" table:style-name="ce2">
            <text:p>135</text:p>
          </table:table-cell>
          <table:table-cell office:value-type="float" office:value="11197" table:style-name="ce2">
            <text:p>1119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15:00:57</text:p>
          </table:table-cell>
          <table:table-cell office:value-type="string" table:style-name="ce2">
            <text:p>2020 MAY 27 16:03:32</text:p>
          </table:table-cell>
          <table:table-cell office:value-type="string" table:style-name="ce2">
            <text:p>2020 MAY 27 15:04:00</text:p>
          </table:table-cell>
          <table:table-cell office:value-type="string" table:style-name="ce2">
            <text:p>2020 MAY 27 15:50:45</text:p>
          </table:table-cell>
          <table:table-cell office:value-type="string" table:style-name="ce2">
            <text:p>2020 MAY 27 15:01:07</text:p>
          </table:table-cell>
          <table:table-cell office:value-type="string" table:style-name="ce2">
            <text:p>2020 MAY 27 16:03:31</text:p>
          </table:table-cell>
          <table:table-cell office:value-type="float" office:value="48.948" table:style-name="ce2">
            <text:p>48,948</text:p>
          </table:table-cell>
          <table:table-cell office:value-type="float" office:value="-40.401299999999999" table:style-name="ce2">
            <text:p>-40,4013</text:p>
          </table:table-cell>
          <table:table-cell office:value-type="float" office:value="6.5364000000000004" table:style-name="ce2">
            <text:p>6,5364</text:p>
          </table:table-cell>
          <table:table-cell office:value-type="float" office:value="93.772599999999997" table:style-name="ce2">
            <text:p>93,7726</text:p>
          </table:table-cell>
          <table:table-cell office:value-type="float" office:value="93.772599999999997" table:style-name="ce2">
            <text:p>93,7726</text:p>
          </table:table-cell>
          <table:table-cell office:value-type="float" office:value="1.3114E-14" table:style-name="ce2">
            <text:p>1,3114E-14</text:p>
          </table:table-cell>
          <table:table-cell office:value-type="float" office:value="-37.657800000000002" table:style-name="ce2">
            <text:p>-37,6578</text:p>
          </table:table-cell>
          <table:table-cell office:value-type="float" office:value="130.4179" table:style-name="ce2">
            <text:p>130,4179</text:p>
          </table:table-cell>
          <table:table-cell office:value-type="float" office:value="18.9392" table:style-name="ce2">
            <text:p>18,9392</text:p>
          </table:table-cell>
          <table:table-cell office:value-type="float" office:value="93.538399999999996" table:style-name="ce2">
            <text:p>93,5384</text:p>
          </table:table-cell>
          <table:table-cell office:value-type="float" office:value="93.538399999999996" table:style-name="ce2">
            <text:p>93,5384</text:p>
          </table:table-cell>
          <table:table-cell office:value-type="float" office:value="3.5984000000000001E-14" table:style-name="ce2">
            <text:p>3,5984E-14</text:p>
          </table:table-cell>
          <table:table-cell office:value-type="float" office:value="52.144300000000001" table:style-name="ce2">
            <text:p>52,1443</text:p>
          </table:table-cell>
          <table:table-cell office:value-type="float" office:value="208.73320000000001" table:style-name="ce2">
            <text:p>208,7332</text:p>
          </table:table-cell>
          <table:table-cell office:value-type="float" office:value="15.4415" table:style-name="ce2">
            <text:p>15,4415</text:p>
          </table:table-cell>
          <table:table-cell office:value-type="float" office:value="568.11360000000002" table:style-name="ce2">
            <text:p>568,1136</text:p>
          </table:table-cell>
          <table:table-cell office:value-type="float" office:value="582.02859999999998" table:style-name="ce2">
            <text:p>582,02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3" table:style-name="ce2">
            <text:p>183</text:p>
          </table:table-cell>
          <table:table-cell office:value-type="float" office:value="813" table:style-name="ce2">
            <text:p>813</text:p>
          </table:table-cell>
          <table:table-cell office:value-type="float" office:value="1893" table:style-name="ce2">
            <text:p>189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05" table:style-name="ce2">
            <text:p>280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4" table:style-name="ce2">
            <text:p>3744</text:p>
          </table:table-cell>
          <table:table-cell office:value-type="float" office:value="76" table:style-name="ce2">
            <text:p>76</text:p>
          </table:table-cell>
          <table:table-cell office:value-type="float" office:value="1217" table:style-name="ce2">
            <text:p>1217</text:p>
          </table:table-cell>
          <table:table-cell office:value-type="string" table:style-name="ce2">
            <text:p>1400002C0000000000000000000000000000000000B7032D07651E1E0AF5000102750275000A0EA0004C04C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000" table:style-name="ce6">
            <text:p>3000</text:p>
          </table:table-cell>
          <table:table-cell office:value-type="float" office:value="3000" table:style-name="ce6">
            <text:p>3000</text:p>
          </table:table-cell>
          <table:table-cell office:value-type="float" office:value="1" table:style-name="ce6">
            <text:p>1</text:p>
          </table:table-cell>
          <table:table-cell office:value-type="float" office:value="135" table:style-name="ce6">
            <text:p>13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7 15:02:5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6" table:style-name="ce2">
            <text:p>136</text:p>
          </table:table-cell>
          <table:table-cell office:value-type="float" office:value="136" table:style-name="ce2">
            <text:p>136</text:p>
          </table:table-cell>
          <table:table-cell office:value-type="float" office:value="11198" table:style-name="ce2">
            <text:p>1119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16:58:59</text:p>
          </table:table-cell>
          <table:table-cell office:value-type="string" table:style-name="ce2">
            <text:p>2020 MAY 27 18:01:3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16:59:09</text:p>
          </table:table-cell>
          <table:table-cell office:value-type="string" table:style-name="ce2">
            <text:p>2020 MAY 27 18:01:33</text:p>
          </table:table-cell>
          <table:table-cell office:value-type="float" office:value="48.662999999999997" table:style-name="ce2">
            <text:p>48,663</text:p>
          </table:table-cell>
          <table:table-cell office:value-type="float" office:value="-69.170900000000003" table:style-name="ce2">
            <text:p>-69,1709</text:p>
          </table:table-cell>
          <table:table-cell office:value-type="float" office:value="6.5327999999999999" table:style-name="ce2">
            <text:p>6,5328</text:p>
          </table:table-cell>
          <table:table-cell office:value-type="float" office:value="93.754199999999997" table:style-name="ce2">
            <text:p>93,7542</text:p>
          </table:table-cell>
          <table:table-cell office:value-type="float" office:value="93.754199999999997" table:style-name="ce2">
            <text:p>93,7542</text:p>
          </table:table-cell>
          <table:table-cell office:value-type="float" office:value="9.5416999999999996E-15" table:style-name="ce2">
            <text:p>9,5417E-15</text:p>
          </table:table-cell>
          <table:table-cell office:value-type="float" office:value="-37.375799999999998" table:style-name="ce2">
            <text:p>-37,3758</text:p>
          </table:table-cell>
          <table:table-cell office:value-type="float" office:value="101.60209999999999" table:style-name="ce2">
            <text:p>101,6021</text:p>
          </table:table-cell>
          <table:table-cell office:value-type="float" office:value="18.932500000000001" table:style-name="ce2">
            <text:p>18,9325</text:p>
          </table:table-cell>
          <table:table-cell office:value-type="float" office:value="93.537499999999994" table:style-name="ce2">
            <text:p>93,5375</text:p>
          </table:table-cell>
          <table:table-cell office:value-type="float" office:value="93.537499999999994" table:style-name="ce2">
            <text:p>93,5375</text:p>
          </table:table-cell>
          <table:table-cell office:value-type="float" office:value="2.2934999999999999E-14" table:style-name="ce2">
            <text:p>2,2935E-14</text:p>
          </table:table-cell>
          <table:table-cell office:value-type="float" office:value="52.332299999999996" table:style-name="ce2">
            <text:p>52,3323</text:p>
          </table:table-cell>
          <table:table-cell office:value-type="float" office:value="208.78290000000001" table:style-name="ce2">
            <text:p>208,7829</text:p>
          </table:table-cell>
          <table:table-cell office:value-type="string" table:style-name="ce2">
            <text:p>N/A</text:p>
          </table:table-cell>
          <table:table-cell office:value-type="float" office:value="568.1191" table:style-name="ce2">
            <text:p>568,1191</text:p>
          </table:table-cell>
          <table:table-cell office:value-type="float" office:value="568.1191" table:style-name="ce2">
            <text:p>568,11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44" table:style-name="ce2">
            <text:p>3744</text:p>
          </table:table-cell>
          <table:table-cell office:value-type="float" office:value="76" table:style-name="ce2">
            <text:p>76</text:p>
          </table:table-cell>
          <table:table-cell office:value-type="float" office:value="324" table:style-name="ce2">
            <text:p>324</text:p>
          </table:table-cell>
          <table:table-cell office:value-type="string" table:style-name="ce2">
            <text:p>1400002C0000000000000000000000000000000000000000000000000000000000000000000A0EA0004C014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36" table:style-name="ce6">
            <text:p>13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7 17:00:5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37" table:style-name="ce2">
            <text:p>137</text:p>
          </table:table-cell>
          <table:table-cell office:value-type="float" office:value="137" table:style-name="ce2">
            <text:p>137</text:p>
          </table:table-cell>
          <table:table-cell office:value-type="float" office:value="11199" table:style-name="ce2">
            <text:p>1119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18:46:58</text:p>
          </table:table-cell>
          <table:table-cell office:value-type="string" table:style-name="ce2">
            <text:p>2020 MAY 27 19:55:11</text:p>
          </table:table-cell>
          <table:table-cell office:value-type="string" table:style-name="ce2">
            <text:p>2020 MAY 27 18:47:08</text:p>
          </table:table-cell>
          <table:table-cell office:value-type="string" table:style-name="ce2">
            <text:p>2020 MAY 27 19:55:08</text:p>
          </table:table-cell>
          <table:table-cell office:value-type="string" table:style-name="ce2">
            <text:p>2020 MAY 27 18:47:08</text:p>
          </table:table-cell>
          <table:table-cell office:value-type="string" table:style-name="ce2">
            <text:p>2020 MAY 27 19:55:10</text:p>
          </table:table-cell>
          <table:table-cell office:value-type="float" office:value="72.2517" table:style-name="ce2">
            <text:p>72,2517</text:p>
          </table:table-cell>
          <table:table-cell office:value-type="float" office:value="-136.79390000000001" table:style-name="ce2">
            <text:p>-136,7939</text:p>
          </table:table-cell>
          <table:table-cell office:value-type="float" office:value="3.7757999999999998" table:style-name="ce2">
            <text:p>3,7758</text:p>
          </table:table-cell>
          <table:table-cell office:value-type="float" office:value="110.98090000000001" table:style-name="ce2">
            <text:p>110,9809</text:p>
          </table:table-cell>
          <table:table-cell office:value-type="float" office:value="110.98090000000001" table:style-name="ce2">
            <text:p>110,9809</text:p>
          </table:table-cell>
          <table:table-cell office:value-type="float" office:value="0" table:style-name="ce2">
            <text:p>0</text:p>
          </table:table-cell>
          <table:table-cell office:value-type="float" office:value="-49.604999999999997" table:style-name="ce2">
            <text:p>-49,605</text:p>
          </table:table-cell>
          <table:table-cell office:value-type="float" office:value="67.028700000000001" table:style-name="ce2">
            <text:p>67,0287</text:p>
          </table:table-cell>
          <table:table-cell office:value-type="float" office:value="18.470300000000002" table:style-name="ce2">
            <text:p>18,4703</text:p>
          </table:table-cell>
          <table:table-cell office:value-type="float" office:value="85.417400000000001" table:style-name="ce2">
            <text:p>85,4174</text:p>
          </table:table-cell>
          <table:table-cell office:value-type="float" office:value="85.417400000000001" table:style-name="ce2">
            <text:p>85,4174</text:p>
          </table:table-cell>
          <table:table-cell office:value-type="float" office:value="2.9836000000000003E-14" table:style-name="ce2">
            <text:p>2,9836E-14</text:p>
          </table:table-cell>
          <table:table-cell office:value-type="float" office:value="52.494900000000001" table:style-name="ce2">
            <text:p>52,4949</text:p>
          </table:table-cell>
          <table:table-cell office:value-type="float" office:value="208.82839999999999" table:style-name="ce2">
            <text:p>208,8284</text:p>
          </table:table-cell>
          <table:table-cell office:value-type="float" office:value="24.135899999999999" table:style-name="ce2">
            <text:p>24,1359</text:p>
          </table:table-cell>
          <table:table-cell office:value-type="float" office:value="619.40170000000001" table:style-name="ce2">
            <text:p>619,4017</text:p>
          </table:table-cell>
          <table:table-cell office:value-type="float" office:value="641.31479999999999" table:style-name="ce2">
            <text:p>641,31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365" table:style-name="ce2">
            <text:p>236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080" table:style-name="ce2">
            <text:p>40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082" table:style-name="ce2">
            <text:p>4082</text:p>
          </table:table-cell>
          <table:table-cell office:value-type="float" office:value="76" table:style-name="ce2">
            <text:p>76</text:p>
          </table:table-cell>
          <table:table-cell office:value-type="float" office:value="1171" table:style-name="ce2">
            <text:p>1171</text:p>
          </table:table-cell>
          <table:table-cell office:value-type="string" table:style-name="ce2">
            <text:p>1400002C00000000000000000000000000000000000A0280093D1E1E0FF0000102750275000A0FF2004C049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37" table:style-name="ce6">
            <text:p>13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7 18:58:5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8" table:style-name="ce2">
            <text:p>138</text:p>
          </table:table-cell>
          <table:table-cell office:value-type="float" office:value="138" table:style-name="ce2">
            <text:p>138</text:p>
          </table:table-cell>
          <table:table-cell office:value-type="float" office:value="11200" table:style-name="ce2">
            <text:p>1120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20:54:56</text:p>
          </table:table-cell>
          <table:table-cell office:value-type="string" table:style-name="ce2">
            <text:p>2020 MAY 27 21:57:29</text:p>
          </table:table-cell>
          <table:table-cell office:value-type="string" table:style-name="ce2">
            <text:p>2020 MAY 27 20:58:12</text:p>
          </table:table-cell>
          <table:table-cell office:value-type="string" table:style-name="ce2">
            <text:p>2020 MAY 27 21:44:27</text:p>
          </table:table-cell>
          <table:table-cell office:value-type="string" table:style-name="ce2">
            <text:p>2020 MAY 27 20:55:06</text:p>
          </table:table-cell>
          <table:table-cell office:value-type="string" table:style-name="ce2">
            <text:p>2020 MAY 27 21:57:28</text:p>
          </table:table-cell>
          <table:table-cell office:value-type="float" office:value="48.174300000000002" table:style-name="ce2">
            <text:p>48,1743</text:p>
          </table:table-cell>
          <table:table-cell office:value-type="float" office:value="-126.6828" table:style-name="ce2">
            <text:p>-126,6828</text:p>
          </table:table-cell>
          <table:table-cell office:value-type="float" office:value="6.5252999999999997" table:style-name="ce2">
            <text:p>6,5253</text:p>
          </table:table-cell>
          <table:table-cell office:value-type="float" office:value="93.737899999999996" table:style-name="ce2">
            <text:p>93,7379</text:p>
          </table:table-cell>
          <table:table-cell office:value-type="float" office:value="93.737899999999996" table:style-name="ce2">
            <text:p>93,7379</text:p>
          </table:table-cell>
          <table:table-cell office:value-type="float" office:value="6.4243999999999999E-14" table:style-name="ce2">
            <text:p>6,4244E-14</text:p>
          </table:table-cell>
          <table:table-cell office:value-type="float" office:value="-36.807400000000001" table:style-name="ce2">
            <text:p>-36,8074</text:p>
          </table:table-cell>
          <table:table-cell office:value-type="float" office:value="43.971899999999998" table:style-name="ce2">
            <text:p>43,9719</text:p>
          </table:table-cell>
          <table:table-cell office:value-type="float" office:value="18.916699999999999" table:style-name="ce2">
            <text:p>18,9167</text:p>
          </table:table-cell>
          <table:table-cell office:value-type="float" office:value="93.508899999999997" table:style-name="ce2">
            <text:p>93,5089</text:p>
          </table:table-cell>
          <table:table-cell office:value-type="float" office:value="93.508899999999997" table:style-name="ce2">
            <text:p>93,5089</text:p>
          </table:table-cell>
          <table:table-cell office:value-type="float" office:value="2.2036000000000001E-14" table:style-name="ce2">
            <text:p>2,2036E-14</text:p>
          </table:table-cell>
          <table:table-cell office:value-type="float" office:value="52.717500000000001" table:style-name="ce2">
            <text:p>52,7175</text:p>
          </table:table-cell>
          <table:table-cell office:value-type="float" office:value="208.88239999999999" table:style-name="ce2">
            <text:p>208,8824</text:p>
          </table:table-cell>
          <table:table-cell office:value-type="float" office:value="15.2369" table:style-name="ce2">
            <text:p>15,2369</text:p>
          </table:table-cell>
          <table:table-cell office:value-type="float" office:value="567.81020000000001" table:style-name="ce2">
            <text:p>567,8102</text:p>
          </table:table-cell>
          <table:table-cell office:value-type="float" office:value="581.53700000000003" table:style-name="ce2">
            <text:p>581,5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6" table:style-name="ce2">
            <text:p>196</text:p>
          </table:table-cell>
          <table:table-cell office:value-type="float" office:value="826" table:style-name="ce2">
            <text:p>826</text:p>
          </table:table-cell>
          <table:table-cell office:value-type="float" office:value="1891" table:style-name="ce2">
            <text:p>189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75" table:style-name="ce2">
            <text:p>277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2" table:style-name="ce2">
            <text:p>3742</text:p>
          </table:table-cell>
          <table:table-cell office:value-type="float" office:value="76" table:style-name="ce2">
            <text:p>76</text:p>
          </table:table-cell>
          <table:table-cell office:value-type="float" office:value="1209" table:style-name="ce2">
            <text:p>1209</text:p>
          </table:table-cell>
          <table:table-cell office:value-type="string" table:style-name="ce2">
            <text:p>1400002C0000000000000000000000000000000000C4033A07631E1E0AD7000102750275000A0E9E004C04B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40" table:style-name="ce6">
            <text:p>1340</text:p>
          </table:table-cell>
          <table:table-cell office:value-type="float" office:value="1340" table:style-name="ce6">
            <text:p>1340</text:p>
          </table:table-cell>
          <table:table-cell office:value-type="float" office:value="1" table:style-name="ce6">
            <text:p>1</text:p>
          </table:table-cell>
          <table:table-cell office:value-type="float" office:value="138" table:style-name="ce6">
            <text:p>13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7 20:56:5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9" table:style-name="ce2">
            <text:p>139</text:p>
          </table:table-cell>
          <table:table-cell office:value-type="float" office:value="139" table:style-name="ce2">
            <text:p>139</text:p>
          </table:table-cell>
          <table:table-cell office:value-type="float" office:value="11201" table:style-name="ce2">
            <text:p>1120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22:52:55</text:p>
          </table:table-cell>
          <table:table-cell office:value-type="string" table:style-name="ce2">
            <text:p>2020 MAY 27 23:51: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22:53:05</text:p>
          </table:table-cell>
          <table:table-cell office:value-type="string" table:style-name="ce2">
            <text:p>2020 MAY 27 23:51:16</text:p>
          </table:table-cell>
          <table:table-cell office:value-type="float" office:value="47.849699999999999" table:style-name="ce2">
            <text:p>47,8497</text:p>
          </table:table-cell>
          <table:table-cell office:value-type="float" office:value="-155.47069999999999" table:style-name="ce2">
            <text:p>-155,4707</text:p>
          </table:table-cell>
          <table:table-cell office:value-type="float" office:value="6.5194000000000001" table:style-name="ce2">
            <text:p>6,5194</text:p>
          </table:table-cell>
          <table:table-cell office:value-type="float" office:value="93.730400000000003" table:style-name="ce2">
            <text:p>93,7304</text:p>
          </table:table-cell>
          <table:table-cell office:value-type="float" office:value="93.730400000000003" table:style-name="ce2">
            <text:p>93,7304</text:p>
          </table:table-cell>
          <table:table-cell office:value-type="float" office:value="2.6227999999999999E-14" table:style-name="ce2">
            <text:p>2,6228E-14</text:p>
          </table:table-cell>
          <table:table-cell office:value-type="float" office:value="-48.579000000000001" table:style-name="ce2">
            <text:p>-48,579</text:p>
          </table:table-cell>
          <table:table-cell office:value-type="float" office:value="9.6694999999999993" table:style-name="ce2">
            <text:p>9,6695</text:p>
          </table:table-cell>
          <table:table-cell office:value-type="float" office:value="18.4756" table:style-name="ce2">
            <text:p>18,4756</text:p>
          </table:table-cell>
          <table:table-cell office:value-type="float" office:value="85.67" table:style-name="ce2">
            <text:p>85,67</text:p>
          </table:table-cell>
          <table:table-cell office:value-type="float" office:value="85.67" table:style-name="ce2">
            <text:p>85,67</text:p>
          </table:table-cell>
          <table:table-cell office:value-type="float" office:value="3.7633000000000002E-14" table:style-name="ce2">
            <text:p>3,7633E-14</text:p>
          </table:table-cell>
          <table:table-cell office:value-type="float" office:value="52.866799999999998" table:style-name="ce2">
            <text:p>52,8668</text:p>
          </table:table-cell>
          <table:table-cell office:value-type="float" office:value="208.93209999999999" table:style-name="ce2">
            <text:p>208,9321</text:p>
          </table:table-cell>
          <table:table-cell office:value-type="string" table:style-name="ce2">
            <text:p>N/A</text:p>
          </table:table-cell>
          <table:table-cell office:value-type="float" office:value="529.72889999999995" table:style-name="ce2">
            <text:p>529,7289</text:p>
          </table:table-cell>
          <table:table-cell office:value-type="float" office:value="529.72889999999995" table:style-name="ce2">
            <text:p>529,72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91" table:style-name="ce2">
            <text:p>3491</text:p>
          </table:table-cell>
          <table:table-cell office:value-type="float" office:value="76" table:style-name="ce2">
            <text:p>76</text:p>
          </table:table-cell>
          <table:table-cell office:value-type="float" office:value="326" table:style-name="ce2">
            <text:p>326</text:p>
          </table:table-cell>
          <table:table-cell office:value-type="string" table:style-name="ce2">
            <text:p>1400002C0000000000000000000000000000000000000000000000000000000000000000000A0DA3004C014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39" table:style-name="ce6">
            <text:p>13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7 22:54:5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0" table:style-name="ce2">
            <text:p>140</text:p>
          </table:table-cell>
          <table:table-cell office:value-type="float" office:value="140" table:style-name="ce2">
            <text:p>140</text:p>
          </table:table-cell>
          <table:table-cell office:value-type="float" office:value="11202" table:style-name="ce2">
            <text:p>1120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00:50:58</text:p>
          </table:table-cell>
          <table:table-cell office:value-type="string" table:style-name="ce2">
            <text:p>2020 MAY 28 01:49:25</text:p>
          </table:table-cell>
          <table:table-cell office:value-type="string" table:style-name="ce2">
            <text:p>2020 MAY 28 00:56:23</text:p>
          </table:table-cell>
          <table:table-cell office:value-type="string" table:style-name="ce2">
            <text:p>2020 MAY 28 01:38:23</text:p>
          </table:table-cell>
          <table:table-cell office:value-type="string" table:style-name="ce2">
            <text:p>2020 MAY 28 00:51:08</text:p>
          </table:table-cell>
          <table:table-cell office:value-type="string" table:style-name="ce2">
            <text:p>2020 MAY 28 01:49:24</text:p>
          </table:table-cell>
          <table:table-cell office:value-type="float" office:value="47.4512" table:style-name="ce2">
            <text:p>47,4512</text:p>
          </table:table-cell>
          <table:table-cell office:value-type="float" office:value="175.7114" table:style-name="ce2">
            <text:p>175,7114</text:p>
          </table:table-cell>
          <table:table-cell office:value-type="float" office:value="6.5130999999999997" table:style-name="ce2">
            <text:p>6,5131</text:p>
          </table:table-cell>
          <table:table-cell office:value-type="float" office:value="93.7149" table:style-name="ce2">
            <text:p>93,7149</text:p>
          </table:table-cell>
          <table:table-cell office:value-type="float" office:value="93.7149" table:style-name="ce2">
            <text:p>93,7149</text:p>
          </table:table-cell>
          <table:table-cell office:value-type="float" office:value="3.5993000000000002E-14" table:style-name="ce2">
            <text:p>3,5993E-14</text:p>
          </table:table-cell>
          <table:table-cell office:value-type="float" office:value="-48.035899999999998" table:style-name="ce2">
            <text:p>-48,0359</text:p>
          </table:table-cell>
          <table:table-cell office:value-type="float" office:value="-19.022300000000001" table:style-name="ce2">
            <text:p>-19,0223</text:p>
          </table:table-cell>
          <table:table-cell office:value-type="float" office:value="18.4786" table:style-name="ce2">
            <text:p>18,4786</text:p>
          </table:table-cell>
          <table:table-cell office:value-type="float" office:value="85.809899999999999" table:style-name="ce2">
            <text:p>85,8099</text:p>
          </table:table-cell>
          <table:table-cell office:value-type="float" office:value="85.809899999999999" table:style-name="ce2">
            <text:p>85,8099</text:p>
          </table:table-cell>
          <table:table-cell office:value-type="float" office:value="2.1156999999999999E-14" table:style-name="ce2">
            <text:p>2,1157E-14</text:p>
          </table:table-cell>
          <table:table-cell office:value-type="float" office:value="52.990699999999997" table:style-name="ce2">
            <text:p>52,9907</text:p>
          </table:table-cell>
          <table:table-cell office:value-type="float" office:value="208.9819" table:style-name="ce2">
            <text:p>208,9819</text:p>
          </table:table-cell>
          <table:table-cell office:value-type="float" office:value="13.497999999999999" table:style-name="ce2">
            <text:p>13,498</text:p>
          </table:table-cell>
          <table:table-cell office:value-type="float" office:value="530.48220000000003" table:style-name="ce2">
            <text:p>530,4822</text:p>
          </table:table-cell>
          <table:table-cell office:value-type="float" office:value="542.60940000000005" table:style-name="ce2">
            <text:p>542,60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5" table:style-name="ce2">
            <text:p>325</text:p>
          </table:table-cell>
          <table:table-cell office:value-type="float" office:value="955" table:style-name="ce2">
            <text:p>955</text:p>
          </table:table-cell>
          <table:table-cell office:value-type="float" office:value="1900" table:style-name="ce2">
            <text:p>19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20" table:style-name="ce2">
            <text:p>25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496" table:style-name="ce2">
            <text:p>3496</text:p>
          </table:table-cell>
          <table:table-cell office:value-type="float" office:value="76" table:style-name="ce2">
            <text:p>76</text:p>
          </table:table-cell>
          <table:table-cell office:value-type="float" office:value="1230" table:style-name="ce2">
            <text:p>1230</text:p>
          </table:table-cell>
          <table:table-cell office:value-type="string" table:style-name="ce2">
            <text:p>1400002C00000000000000000000000000000000014503BB076C1E1E09D8000102750275000A0DA8004C04C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40" table:style-name="ce6">
            <text:p>14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8 00:52:5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1" table:style-name="ce2">
            <text:p>141</text:p>
          </table:table-cell>
          <table:table-cell office:value-type="float" office:value="141" table:style-name="ce2">
            <text:p>141</text:p>
          </table:table-cell>
          <table:table-cell office:value-type="float" office:value="11203" table:style-name="ce2">
            <text:p>1120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02:49:02</text:p>
          </table:table-cell>
          <table:table-cell office:value-type="string" table:style-name="ce2">
            <text:p>2020 MAY 28 03:51:38</text:p>
          </table:table-cell>
          <table:table-cell office:value-type="string" table:style-name="ce2">
            <text:p>2020 MAY 28 02:52:28</text:p>
          </table:table-cell>
          <table:table-cell office:value-type="string" table:style-name="ce2">
            <text:p>2020 MAY 28 03:38:28</text:p>
          </table:table-cell>
          <table:table-cell office:value-type="string" table:style-name="ce2">
            <text:p>2020 MAY 28 02:49:12</text:p>
          </table:table-cell>
          <table:table-cell office:value-type="string" table:style-name="ce2">
            <text:p>2020 MAY 28 03:51:37</text:p>
          </table:table-cell>
          <table:table-cell office:value-type="float" office:value="47.107700000000001" table:style-name="ce2">
            <text:p>47,1077</text:p>
          </table:table-cell>
          <table:table-cell office:value-type="float" office:value="146.89510000000001" table:style-name="ce2">
            <text:p>146,8951</text:p>
          </table:table-cell>
          <table:table-cell office:value-type="float" office:value="6.5067000000000004" table:style-name="ce2">
            <text:p>6,5067</text:p>
          </table:table-cell>
          <table:table-cell office:value-type="float" office:value="93.709299999999999" table:style-name="ce2">
            <text:p>93,7093</text:p>
          </table:table-cell>
          <table:table-cell office:value-type="float" office:value="93.709299999999999" table:style-name="ce2">
            <text:p>93,7093</text:p>
          </table:table-cell>
          <table:table-cell office:value-type="float" office:value="1.4224000000000001E-14" table:style-name="ce2">
            <text:p>1,4224E-14</text:p>
          </table:table-cell>
          <table:table-cell office:value-type="float" office:value="-35.748699999999999" table:style-name="ce2">
            <text:p>-35,7487</text:p>
          </table:table-cell>
          <table:table-cell office:value-type="float" office:value="-42.6143" table:style-name="ce2">
            <text:p>-42,6143</text:p>
          </table:table-cell>
          <table:table-cell office:value-type="float" office:value="18.888100000000001" table:style-name="ce2">
            <text:p>18,8881</text:p>
          </table:table-cell>
          <table:table-cell office:value-type="float" office:value="93.466099999999997" table:style-name="ce2">
            <text:p>93,4661</text:p>
          </table:table-cell>
          <table:table-cell office:value-type="float" office:value="93.466099999999997" table:style-name="ce2">
            <text:p>93,4661</text:p>
          </table:table-cell>
          <table:table-cell office:value-type="float" office:value="3.5984000000000001E-14" table:style-name="ce2">
            <text:p>3,5984E-14</text:p>
          </table:table-cell>
          <table:table-cell office:value-type="float" office:value="53.1492" table:style-name="ce2">
            <text:p>53,1492</text:p>
          </table:table-cell>
          <table:table-cell office:value-type="float" office:value="209.0317" table:style-name="ce2">
            <text:p>209,0317</text:p>
          </table:table-cell>
          <table:table-cell office:value-type="float" office:value="15.134600000000001" table:style-name="ce2">
            <text:p>15,1346</text:p>
          </table:table-cell>
          <table:table-cell office:value-type="float" office:value="568.2654" table:style-name="ce2">
            <text:p>568,2654</text:p>
          </table:table-cell>
          <table:table-cell office:value-type="float" office:value="581.8981" table:style-name="ce2">
            <text:p>581,89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6" table:style-name="ce2">
            <text:p>206</text:p>
          </table:table-cell>
          <table:table-cell office:value-type="float" office:value="836" table:style-name="ce2">
            <text:p>836</text:p>
          </table:table-cell>
          <table:table-cell office:value-type="float" office:value="1901" table:style-name="ce2">
            <text:p>190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60" table:style-name="ce2">
            <text:p>276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5" table:style-name="ce2">
            <text:p>3745</text:p>
          </table:table-cell>
          <table:table-cell office:value-type="float" office:value="76" table:style-name="ce2">
            <text:p>76</text:p>
          </table:table-cell>
          <table:table-cell office:value-type="float" office:value="1227" table:style-name="ce2">
            <text:p>1227</text:p>
          </table:table-cell>
          <table:table-cell office:value-type="string" table:style-name="ce2">
            <text:p>1400002C0000000000000000000000000000000000CE0344076D1E1E0AC8000102750275000A0EA1004C04CB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893" table:style-name="ce6">
            <text:p>1893</text:p>
          </table:table-cell>
          <table:table-cell office:value-type="float" office:value="1893" table:style-name="ce6">
            <text:p>1893</text:p>
          </table:table-cell>
          <table:table-cell office:value-type="float" office:value="1" table:style-name="ce6">
            <text:p>1</text:p>
          </table:table-cell>
          <table:table-cell office:value-type="float" office:value="141" table:style-name="ce6">
            <text:p>14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8 02:51:03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2" table:style-name="ce2">
            <text:p>142</text:p>
          </table:table-cell>
          <table:table-cell office:value-type="float" office:value="142" table:style-name="ce2">
            <text:p>142</text:p>
          </table:table-cell>
          <table:table-cell office:value-type="float" office:value="11204" table:style-name="ce2">
            <text:p>1120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04:47:06</text:p>
          </table:table-cell>
          <table:table-cell office:value-type="string" table:style-name="ce2">
            <text:p>2020 MAY 28 05:45:3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04:47:16</text:p>
          </table:table-cell>
          <table:table-cell office:value-type="string" table:style-name="ce2">
            <text:p>2020 MAY 28 05:45:33</text:p>
          </table:table-cell>
          <table:table-cell office:value-type="float" office:value="46.786499999999997" table:style-name="ce2">
            <text:p>46,7865</text:p>
          </table:table-cell>
          <table:table-cell office:value-type="float" office:value="118.12139999999999" table:style-name="ce2">
            <text:p>118,1214</text:p>
          </table:table-cell>
          <table:table-cell office:value-type="float" office:value="6.5033000000000003" table:style-name="ce2">
            <text:p>6,5033</text:p>
          </table:table-cell>
          <table:table-cell office:value-type="float" office:value="93.681200000000004" table:style-name="ce2">
            <text:p>93,6812</text:p>
          </table:table-cell>
          <table:table-cell office:value-type="float" office:value="93.681200000000004" table:style-name="ce2">
            <text:p>93,6812</text:p>
          </table:table-cell>
          <table:table-cell office:value-type="float" office:value="5.1678000000000001E-14" table:style-name="ce2">
            <text:p>5,1678E-14</text:p>
          </table:table-cell>
          <table:table-cell office:value-type="float" office:value="-47.203800000000001" table:style-name="ce2">
            <text:p>-47,2038</text:p>
          </table:table-cell>
          <table:table-cell office:value-type="float" office:value="-76.463800000000006" table:style-name="ce2">
            <text:p>-76,4638</text:p>
          </table:table-cell>
          <table:table-cell office:value-type="float" office:value="18.479199999999999" table:style-name="ce2">
            <text:p>18,4792</text:p>
          </table:table-cell>
          <table:table-cell office:value-type="float" office:value="85.978099999999998" table:style-name="ce2">
            <text:p>85,9781</text:p>
          </table:table-cell>
          <table:table-cell office:value-type="float" office:value="85.978099999999998" table:style-name="ce2">
            <text:p>85,9781</text:p>
          </table:table-cell>
          <table:table-cell office:value-type="float" office:value="1.4312000000000001E-14" table:style-name="ce2">
            <text:p>1,4312E-14</text:p>
          </table:table-cell>
          <table:table-cell office:value-type="float" office:value="53.339399999999998" table:style-name="ce2">
            <text:p>53,3394</text:p>
          </table:table-cell>
          <table:table-cell office:value-type="float" office:value="209.0814" table:style-name="ce2">
            <text:p>209,0814</text:p>
          </table:table-cell>
          <table:table-cell office:value-type="string" table:style-name="ce2">
            <text:p>N/A</text:p>
          </table:table-cell>
          <table:table-cell office:value-type="float" office:value="530.63940000000002" table:style-name="ce2">
            <text:p>530,6394</text:p>
          </table:table-cell>
          <table:table-cell office:value-type="float" office:value="530.63940000000002" table:style-name="ce2">
            <text:p>530,63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497" table:style-name="ce2">
            <text:p>3497</text:p>
          </table:table-cell>
          <table:table-cell office:value-type="float" office:value="76" table:style-name="ce2">
            <text:p>76</text:p>
          </table:table-cell>
          <table:table-cell office:value-type="float" office:value="332" table:style-name="ce2">
            <text:p>332</text:p>
          </table:table-cell>
          <table:table-cell office:value-type="string" table:style-name="ce2">
            <text:p>1400002C0000000000000000000000000000000000000000000000000000000000000000000A0DA9004C014C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42" table:style-name="ce6">
            <text:p>14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8 04:49:0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3" table:style-name="ce2">
            <text:p>143</text:p>
          </table:table-cell>
          <table:table-cell office:value-type="float" office:value="143" table:style-name="ce2">
            <text:p>143</text:p>
          </table:table-cell>
          <table:table-cell office:value-type="float" office:value="11205" table:style-name="ce2">
            <text:p>1120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06:45:07</text:p>
          </table:table-cell>
          <table:table-cell office:value-type="string" table:style-name="ce2">
            <text:p>2020 MAY 28 07:47:38</text:p>
          </table:table-cell>
          <table:table-cell office:value-type="string" table:style-name="ce2">
            <text:p>2020 MAY 28 06:48:42</text:p>
          </table:table-cell>
          <table:table-cell office:value-type="string" table:style-name="ce2">
            <text:p>2020 MAY 28 07:34:27</text:p>
          </table:table-cell>
          <table:table-cell office:value-type="string" table:style-name="ce2">
            <text:p>2020 MAY 28 06:45:17</text:p>
          </table:table-cell>
          <table:table-cell office:value-type="string" table:style-name="ce2">
            <text:p>2020 MAY 28 07:47:37</text:p>
          </table:table-cell>
          <table:table-cell office:value-type="float" office:value="46.519599999999997" table:style-name="ce2">
            <text:p>46,5196</text:p>
          </table:table-cell>
          <table:table-cell office:value-type="float" office:value="89.369" table:style-name="ce2">
            <text:p>89,369</text:p>
          </table:table-cell>
          <table:table-cell office:value-type="float" office:value="6.5006000000000004" table:style-name="ce2">
            <text:p>6,5006</text:p>
          </table:table-cell>
          <table:table-cell office:value-type="float" office:value="93.6601" table:style-name="ce2">
            <text:p>93,6601</text:p>
          </table:table-cell>
          <table:table-cell office:value-type="float" office:value="93.6601" table:style-name="ce2">
            <text:p>93,6601</text:p>
          </table:table-cell>
          <table:table-cell office:value-type="float" office:value="3.1806E-14" table:style-name="ce2">
            <text:p>3,1806E-14</text:p>
          </table:table-cell>
          <table:table-cell office:value-type="float" office:value="-35.161700000000003" table:style-name="ce2">
            <text:p>-35,1617</text:p>
          </table:table-cell>
          <table:table-cell office:value-type="float" office:value="-100.26990000000001" table:style-name="ce2">
            <text:p>-100,2699</text:p>
          </table:table-cell>
          <table:table-cell office:value-type="float" office:value="18.8719" table:style-name="ce2">
            <text:p>18,8719</text:p>
          </table:table-cell>
          <table:table-cell office:value-type="float" office:value="93.431600000000003" table:style-name="ce2">
            <text:p>93,4316</text:p>
          </table:table-cell>
          <table:table-cell office:value-type="float" office:value="93.431600000000003" table:style-name="ce2">
            <text:p>93,4316</text:p>
          </table:table-cell>
          <table:table-cell office:value-type="float" office:value="1.0183E-14" table:style-name="ce2">
            <text:p>1,0183E-14</text:p>
          </table:table-cell>
          <table:table-cell office:value-type="float" office:value="53.5366" table:style-name="ce2">
            <text:p>53,5366</text:p>
          </table:table-cell>
          <table:table-cell office:value-type="float" office:value="209.13120000000001" table:style-name="ce2">
            <text:p>209,1312</text:p>
          </table:table-cell>
          <table:table-cell office:value-type="float" office:value="15.032299999999999" table:style-name="ce2">
            <text:p>15,0323</text:p>
          </table:table-cell>
          <table:table-cell office:value-type="float" office:value="567.50670000000002" table:style-name="ce2">
            <text:p>567,5067</text:p>
          </table:table-cell>
          <table:table-cell office:value-type="float" office:value="581.0453" table:style-name="ce2">
            <text:p>581,04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5" table:style-name="ce2">
            <text:p>215</text:p>
          </table:table-cell>
          <table:table-cell office:value-type="float" office:value="845" table:style-name="ce2">
            <text:p>845</text:p>
          </table:table-cell>
          <table:table-cell office:value-type="float" office:value="1895" table:style-name="ce2">
            <text:p>189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45" table:style-name="ce2">
            <text:p>27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0" table:style-name="ce2">
            <text:p>3740</text:p>
          </table:table-cell>
          <table:table-cell office:value-type="float" office:value="76" table:style-name="ce2">
            <text:p>76</text:p>
          </table:table-cell>
          <table:table-cell office:value-type="float" office:value="1219" table:style-name="ce2">
            <text:p>1219</text:p>
          </table:table-cell>
          <table:table-cell office:value-type="string" table:style-name="ce2">
            <text:p>1400002C0000000000000000000000000000000000D7034D07671E1E0AB9000102750275000A0E9C004C04C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43" table:style-name="ce6">
            <text:p>14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8 06:47:0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4" table:style-name="ce2">
            <text:p>144</text:p>
          </table:table-cell>
          <table:table-cell office:value-type="float" office:value="144" table:style-name="ce2">
            <text:p>144</text:p>
          </table:table-cell>
          <table:table-cell office:value-type="float" office:value="11206" table:style-name="ce2">
            <text:p>1120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08:43:05</text:p>
          </table:table-cell>
          <table:table-cell office:value-type="string" table:style-name="ce2">
            <text:p>2020 MAY 28 09:41:3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08:43:15</text:p>
          </table:table-cell>
          <table:table-cell office:value-type="string" table:style-name="ce2">
            <text:p>2020 MAY 28 09:41:35</text:p>
          </table:table-cell>
          <table:table-cell office:value-type="float" office:value="46.251600000000003" table:style-name="ce2">
            <text:p>46,2516</text:p>
          </table:table-cell>
          <table:table-cell office:value-type="float" office:value="60.6233" table:style-name="ce2">
            <text:p>60,6233</text:p>
          </table:table-cell>
          <table:table-cell office:value-type="float" office:value="6.4974999999999996" table:style-name="ce2">
            <text:p>6,4975</text:p>
          </table:table-cell>
          <table:table-cell office:value-type="float" office:value="93.642300000000006" table:style-name="ce2">
            <text:p>93,6423</text:p>
          </table:table-cell>
          <table:table-cell office:value-type="float" office:value="93.642300000000006" table:style-name="ce2">
            <text:p>93,6423</text:p>
          </table:table-cell>
          <table:table-cell office:value-type="float" office:value="3.0005000000000001E-14" table:style-name="ce2">
            <text:p>3,0005E-14</text:p>
          </table:table-cell>
          <table:table-cell office:value-type="float" office:value="-46.3996" table:style-name="ce2">
            <text:p>-46,3996</text:p>
          </table:table-cell>
          <table:table-cell office:value-type="float" office:value="-133.8356" table:style-name="ce2">
            <text:p>-133,8356</text:p>
          </table:table-cell>
          <table:table-cell office:value-type="float" office:value="18.482500000000002" table:style-name="ce2">
            <text:p>18,4825</text:p>
          </table:table-cell>
          <table:table-cell office:value-type="float" office:value="86.1691" table:style-name="ce2">
            <text:p>86,1691</text:p>
          </table:table-cell>
          <table:table-cell office:value-type="float" office:value="86.1691" table:style-name="ce2">
            <text:p>86,1691</text:p>
          </table:table-cell>
          <table:table-cell office:value-type="float" office:value="8.9960000000000002E-15" table:style-name="ce2">
            <text:p>8,996E-15</text:p>
          </table:table-cell>
          <table:table-cell office:value-type="float" office:value="53.715699999999998" table:style-name="ce2">
            <text:p>53,7157</text:p>
          </table:table-cell>
          <table:table-cell office:value-type="float" office:value="209.18100000000001" table:style-name="ce2">
            <text:p>209,181</text:p>
          </table:table-cell>
          <table:table-cell office:value-type="string" table:style-name="ce2">
            <text:p>N/A</text:p>
          </table:table-cell>
          <table:table-cell office:value-type="float" office:value="531.09460000000001" table:style-name="ce2">
            <text:p>531,0946</text:p>
          </table:table-cell>
          <table:table-cell office:value-type="float" office:value="531.09460000000001" table:style-name="ce2">
            <text:p>531,09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00" table:style-name="ce2">
            <text:p>3500</text:p>
          </table:table-cell>
          <table:table-cell office:value-type="float" office:value="76" table:style-name="ce2">
            <text:p>76</text:p>
          </table:table-cell>
          <table:table-cell office:value-type="float" office:value="335" table:style-name="ce2">
            <text:p>335</text:p>
          </table:table-cell>
          <table:table-cell office:value-type="string" table:style-name="ce2">
            <text:p>1400002C0000000000000000000000000000000000000000000000000000000000000000000A0DAC004C014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44" table:style-name="ce6">
            <text:p>14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8 08:45:0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5" table:style-name="ce2">
            <text:p>145</text:p>
          </table:table-cell>
          <table:table-cell office:value-type="float" office:value="145" table:style-name="ce2">
            <text:p>145</text:p>
          </table:table-cell>
          <table:table-cell office:value-type="float" office:value="11207" table:style-name="ce2">
            <text:p>1120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10:41:03</text:p>
          </table:table-cell>
          <table:table-cell office:value-type="string" table:style-name="ce2">
            <text:p>2020 MAY 28 11:39:40</text:p>
          </table:table-cell>
          <table:table-cell office:value-type="string" table:style-name="ce2">
            <text:p>2020 MAY 28 10:46:43</text:p>
          </table:table-cell>
          <table:table-cell office:value-type="string" table:style-name="ce2">
            <text:p>2020 MAY 28 11:28:13</text:p>
          </table:table-cell>
          <table:table-cell office:value-type="string" table:style-name="ce2">
            <text:p>2020 MAY 28 10:41:13</text:p>
          </table:table-cell>
          <table:table-cell office:value-type="string" table:style-name="ce2">
            <text:p>2020 MAY 28 11:39:39</text:p>
          </table:table-cell>
          <table:table-cell office:value-type="float" office:value="45.923499999999997" table:style-name="ce2">
            <text:p>45,9235</text:p>
          </table:table-cell>
          <table:table-cell office:value-type="float" office:value="31.819199999999999" table:style-name="ce2">
            <text:p>31,8192</text:p>
          </table:table-cell>
          <table:table-cell office:value-type="float" office:value="6.4903000000000004" table:style-name="ce2">
            <text:p>6,4903</text:p>
          </table:table-cell>
          <table:table-cell office:value-type="float" office:value="93.649799999999999" table:style-name="ce2">
            <text:p>93,6498</text:p>
          </table:table-cell>
          <table:table-cell office:value-type="float" office:value="93.649799999999999" table:style-name="ce2">
            <text:p>93,6498</text:p>
          </table:table-cell>
          <table:table-cell office:value-type="float" office:value="6.6411999999999998E-14" table:style-name="ce2">
            <text:p>6,6412E-14</text:p>
          </table:table-cell>
          <table:table-cell office:value-type="float" office:value="-45.846800000000002" table:style-name="ce2">
            <text:p>-45,8468</text:p>
          </table:table-cell>
          <table:table-cell office:value-type="float" office:value="-162.54040000000001" table:style-name="ce2">
            <text:p>-162,5404</text:p>
          </table:table-cell>
          <table:table-cell office:value-type="float" office:value="18.483599999999999" table:style-name="ce2">
            <text:p>18,4836</text:p>
          </table:table-cell>
          <table:table-cell office:value-type="float" office:value="86.296199999999999" table:style-name="ce2">
            <text:p>86,2962</text:p>
          </table:table-cell>
          <table:table-cell office:value-type="float" office:value="86.296199999999999" table:style-name="ce2">
            <text:p>86,2962</text:p>
          </table:table-cell>
          <table:table-cell office:value-type="float" office:value="3.7766999999999997E-14" table:style-name="ce2">
            <text:p>3,7767E-14</text:p>
          </table:table-cell>
          <table:table-cell office:value-type="float" office:value="53.848199999999999" table:style-name="ce2">
            <text:p>53,8482</text:p>
          </table:table-cell>
          <table:table-cell office:value-type="float" office:value="209.23070000000001" table:style-name="ce2">
            <text:p>209,2307</text:p>
          </table:table-cell>
          <table:table-cell office:value-type="float" office:value="13.2934" table:style-name="ce2">
            <text:p>13,2934</text:p>
          </table:table-cell>
          <table:table-cell office:value-type="float" office:value="531.99959999999999" table:style-name="ce2">
            <text:p>531,9996</text:p>
          </table:table-cell>
          <table:table-cell office:value-type="float" office:value="543.93859999999995" table:style-name="ce2">
            <text:p>543,93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0" table:style-name="ce2">
            <text:p>340</text:p>
          </table:table-cell>
          <table:table-cell office:value-type="float" office:value="970" table:style-name="ce2">
            <text:p>970</text:p>
          </table:table-cell>
          <table:table-cell office:value-type="float" office:value="1900" table:style-name="ce2">
            <text:p>19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90" table:style-name="ce2">
            <text:p>24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506" table:style-name="ce2">
            <text:p>3506</text:p>
          </table:table-cell>
          <table:table-cell office:value-type="float" office:value="76" table:style-name="ce2">
            <text:p>76</text:p>
          </table:table-cell>
          <table:table-cell office:value-type="float" office:value="1240" table:style-name="ce2">
            <text:p>1240</text:p>
          </table:table-cell>
          <table:table-cell office:value-type="string" table:style-name="ce2">
            <text:p>1400002C00000000000000000000000000000000015403CA076C1E1E09BA000102750275000A0DB2004C04D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420" table:style-name="ce6">
            <text:p>1420</text:p>
          </table:table-cell>
          <table:table-cell office:value-type="float" office:value="1420" table:style-name="ce6">
            <text:p>1420</text:p>
          </table:table-cell>
          <table:table-cell office:value-type="float" office:value="1" table:style-name="ce6">
            <text:p>1</text:p>
          </table:table-cell>
          <table:table-cell office:value-type="float" office:value="145" table:style-name="ce6">
            <text:p>14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8 10:43:03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6" table:style-name="ce2">
            <text:p>146</text:p>
          </table:table-cell>
          <table:table-cell office:value-type="float" office:value="146" table:style-name="ce2">
            <text:p>146</text:p>
          </table:table-cell>
          <table:table-cell office:value-type="float" office:value="11208" table:style-name="ce2">
            <text:p>1120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12:39:06</text:p>
          </table:table-cell>
          <table:table-cell office:value-type="string" table:style-name="ce2">
            <text:p>2020 MAY 28 13:41:40</text:p>
          </table:table-cell>
          <table:table-cell office:value-type="string" table:style-name="ce2">
            <text:p>2020 MAY 28 12:42:52</text:p>
          </table:table-cell>
          <table:table-cell office:value-type="string" table:style-name="ce2">
            <text:p>2020 MAY 28 13:28:07</text:p>
          </table:table-cell>
          <table:table-cell office:value-type="string" table:style-name="ce2">
            <text:p>2020 MAY 28 12:39:16</text:p>
          </table:table-cell>
          <table:table-cell office:value-type="string" table:style-name="ce2">
            <text:p>2020 MAY 28 13:41:39</text:p>
          </table:table-cell>
          <table:table-cell office:value-type="float" office:value="45.518000000000001" table:style-name="ce2">
            <text:p>45,518</text:p>
          </table:table-cell>
          <table:table-cell office:value-type="float" office:value="2.9971000000000001" table:style-name="ce2">
            <text:p>2,9971</text:p>
          </table:table-cell>
          <table:table-cell office:value-type="float" office:value="6.4836" table:style-name="ce2">
            <text:p>6,4836</text:p>
          </table:table-cell>
          <table:table-cell office:value-type="float" office:value="93.638199999999998" table:style-name="ce2">
            <text:p>93,6382</text:p>
          </table:table-cell>
          <table:table-cell office:value-type="float" office:value="93.638199999999998" table:style-name="ce2">
            <text:p>93,6382</text:p>
          </table:table-cell>
          <table:table-cell office:value-type="float" office:value="3.7092999999999999E-14" table:style-name="ce2">
            <text:p>3,7093E-14</text:p>
          </table:table-cell>
          <table:table-cell office:value-type="float" office:value="-34.078400000000002" table:style-name="ce2">
            <text:p>-34,0784</text:p>
          </table:table-cell>
          <table:table-cell office:value-type="float" office:value="173.18960000000001" table:style-name="ce2">
            <text:p>173,1896</text:p>
          </table:table-cell>
          <table:table-cell office:value-type="float" office:value="18.8444" table:style-name="ce2">
            <text:p>18,8444</text:p>
          </table:table-cell>
          <table:table-cell office:value-type="float" office:value="93.396100000000004" table:style-name="ce2">
            <text:p>93,3961</text:p>
          </table:table-cell>
          <table:table-cell office:value-type="float" office:value="93.396100000000004" table:style-name="ce2">
            <text:p>93,3961</text:p>
          </table:table-cell>
          <table:table-cell office:value-type="float" office:value="2.3058999999999999E-14" table:style-name="ce2">
            <text:p>2,3059E-14</text:p>
          </table:table-cell>
          <table:table-cell office:value-type="float" office:value="53.973199999999999" table:style-name="ce2">
            <text:p>53,9732</text:p>
          </table:table-cell>
          <table:table-cell office:value-type="float" office:value="209.28049999999999" table:style-name="ce2">
            <text:p>209,2805</text:p>
          </table:table-cell>
          <table:table-cell office:value-type="float" office:value="14.8277" table:style-name="ce2">
            <text:p>14,8277</text:p>
          </table:table-cell>
          <table:table-cell office:value-type="float" office:value="567.96190000000001" table:style-name="ce2">
            <text:p>567,9619</text:p>
          </table:table-cell>
          <table:table-cell office:value-type="float" office:value="581.31230000000005" table:style-name="ce2">
            <text:p>581,31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6" table:style-name="ce2">
            <text:p>226</text:p>
          </table:table-cell>
          <table:table-cell office:value-type="float" office:value="856" table:style-name="ce2">
            <text:p>856</text:p>
          </table:table-cell>
          <table:table-cell office:value-type="float" office:value="1891" table:style-name="ce2">
            <text:p>189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15" table:style-name="ce2">
            <text:p>27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3" table:style-name="ce2">
            <text:p>3743</text:p>
          </table:table-cell>
          <table:table-cell office:value-type="float" office:value="76" table:style-name="ce2">
            <text:p>76</text:p>
          </table:table-cell>
          <table:table-cell office:value-type="float" office:value="1210" table:style-name="ce2">
            <text:p>1210</text:p>
          </table:table-cell>
          <table:table-cell office:value-type="string" table:style-name="ce2">
            <text:p>1400002C0000000000000000000000000000000000E2035807631E1E0A9B000102750275000A0E9F004C04B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46" table:style-name="ce6">
            <text:p>14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8 12:41:0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7" table:style-name="ce2">
            <text:p>147</text:p>
          </table:table-cell>
          <table:table-cell office:value-type="float" office:value="147" table:style-name="ce2">
            <text:p>147</text:p>
          </table:table-cell>
          <table:table-cell office:value-type="float" office:value="11209" table:style-name="ce2">
            <text:p>1120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14:37:11</text:p>
          </table:table-cell>
          <table:table-cell office:value-type="string" table:style-name="ce2">
            <text:p>2020 MAY 28 15:35:5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14:37:21</text:p>
          </table:table-cell>
          <table:table-cell office:value-type="string" table:style-name="ce2">
            <text:p>2020 MAY 28 15:35:50</text:p>
          </table:table-cell>
          <table:table-cell office:value-type="float" office:value="45.123699999999999" table:style-name="ce2">
            <text:p>45,1237</text:p>
          </table:table-cell>
          <table:table-cell office:value-type="float" office:value="-25.8017" table:style-name="ce2">
            <text:p>-25,8017</text:p>
          </table:table-cell>
          <table:table-cell office:value-type="float" office:value="6.4786000000000001" table:style-name="ce2">
            <text:p>6,4786</text:p>
          </table:table-cell>
          <table:table-cell office:value-type="float" office:value="93.608500000000006" table:style-name="ce2">
            <text:p>93,6085</text:p>
          </table:table-cell>
          <table:table-cell office:value-type="float" office:value="93.608500000000006" table:style-name="ce2">
            <text:p>93,6085</text:p>
          </table:table-cell>
          <table:table-cell office:value-type="float" office:value="1.9082999999999999E-14" table:style-name="ce2">
            <text:p>1,9083E-14</text:p>
          </table:table-cell>
          <table:table-cell office:value-type="float" office:value="-44.9754" table:style-name="ce2">
            <text:p>-44,9754</text:p>
          </table:table-cell>
          <table:table-cell office:value-type="float" office:value="139.86009999999999" table:style-name="ce2">
            <text:p>139,8601</text:p>
          </table:table-cell>
          <table:table-cell office:value-type="float" office:value="18.4742" table:style-name="ce2">
            <text:p>18,4742</text:p>
          </table:table-cell>
          <table:table-cell office:value-type="float" office:value="86.376099999999994" table:style-name="ce2">
            <text:p>86,3761</text:p>
          </table:table-cell>
          <table:table-cell office:value-type="float" office:value="86.376099999999994" table:style-name="ce2">
            <text:p>86,3761</text:p>
          </table:table-cell>
          <table:table-cell office:value-type="float" office:value="3.3052999999999998E-14" table:style-name="ce2">
            <text:p>3,3053E-14</text:p>
          </table:table-cell>
          <table:table-cell office:value-type="float" office:value="54.120800000000003" table:style-name="ce2">
            <text:p>54,1208</text:p>
          </table:table-cell>
          <table:table-cell office:value-type="float" office:value="209.33029999999999" table:style-name="ce2">
            <text:p>209,3303</text:p>
          </table:table-cell>
          <table:table-cell office:value-type="string" table:style-name="ce2">
            <text:p>N/A</text:p>
          </table:table-cell>
          <table:table-cell office:value-type="float" office:value="532.46029999999996" table:style-name="ce2">
            <text:p>532,4603</text:p>
          </table:table-cell>
          <table:table-cell office:value-type="float" office:value="532.46029999999996" table:style-name="ce2">
            <text:p>532,46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09" table:style-name="ce2">
            <text:p>3509</text:p>
          </table:table-cell>
          <table:table-cell office:value-type="float" office:value="76" table:style-name="ce2">
            <text:p>76</text:p>
          </table:table-cell>
          <table:table-cell office:value-type="float" office:value="344" table:style-name="ce2">
            <text:p>344</text:p>
          </table:table-cell>
          <table:table-cell office:value-type="string" table:style-name="ce2">
            <text:p>1400002C0000000000000000000000000000000000000000000000000000000000000000000A0DB5004C015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47" table:style-name="ce6">
            <text:p>14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8 14:39:1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8" table:style-name="ce2">
            <text:p>148</text:p>
          </table:table-cell>
          <table:table-cell office:value-type="float" office:value="148" table:style-name="ce2">
            <text:p>148</text:p>
          </table:table-cell>
          <table:table-cell office:value-type="float" office:value="11210" table:style-name="ce2">
            <text:p>1121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16:35:15</text:p>
          </table:table-cell>
          <table:table-cell office:value-type="string" table:style-name="ce2">
            <text:p>2020 MAY 28 17:37:49</text:p>
          </table:table-cell>
          <table:table-cell office:value-type="string" table:style-name="ce2">
            <text:p>2020 MAY 28 16:39:09</text:p>
          </table:table-cell>
          <table:table-cell office:value-type="string" table:style-name="ce2">
            <text:p>2020 MAY 28 17:24:09</text:p>
          </table:table-cell>
          <table:table-cell office:value-type="string" table:style-name="ce2">
            <text:p>2020 MAY 28 16:35:25</text:p>
          </table:table-cell>
          <table:table-cell office:value-type="string" table:style-name="ce2">
            <text:p>2020 MAY 28 17:37:48</text:p>
          </table:table-cell>
          <table:table-cell office:value-type="float" office:value="44.777000000000001" table:style-name="ce2">
            <text:p>44,777</text:p>
          </table:table-cell>
          <table:table-cell office:value-type="float" office:value="-54.585799999999999" table:style-name="ce2">
            <text:p>-54,5858</text:p>
          </table:table-cell>
          <table:table-cell office:value-type="float" office:value="6.4747000000000003" table:style-name="ce2">
            <text:p>6,4747</text:p>
          </table:table-cell>
          <table:table-cell office:value-type="float" office:value="93.582899999999995" table:style-name="ce2">
            <text:p>93,5829</text:p>
          </table:table-cell>
          <table:table-cell office:value-type="float" office:value="93.582899999999995" table:style-name="ce2">
            <text:p>93,5829</text:p>
          </table:table-cell>
          <table:table-cell office:value-type="float" office:value="4.1834000000000003E-14" table:style-name="ce2">
            <text:p>4,1834E-14</text:p>
          </table:table-cell>
          <table:table-cell office:value-type="float" office:value="-33.3825" table:style-name="ce2">
            <text:p>-33,3825</text:p>
          </table:table-cell>
          <table:table-cell office:value-type="float" office:value="115.4838" table:style-name="ce2">
            <text:p>115,4838</text:p>
          </table:table-cell>
          <table:table-cell office:value-type="float" office:value="18.827200000000001" table:style-name="ce2">
            <text:p>18,8272</text:p>
          </table:table-cell>
          <table:table-cell office:value-type="float" office:value="93.375200000000007" table:style-name="ce2">
            <text:p>93,3752</text:p>
          </table:table-cell>
          <table:table-cell office:value-type="float" office:value="93.375200000000007" table:style-name="ce2">
            <text:p>93,3752</text:p>
          </table:table-cell>
          <table:table-cell office:value-type="float" office:value="3.8823999999999998E-14" table:style-name="ce2">
            <text:p>3,8824E-14</text:p>
          </table:table-cell>
          <table:table-cell office:value-type="float" office:value="54.291800000000002" table:style-name="ce2">
            <text:p>54,2918</text:p>
          </table:table-cell>
          <table:table-cell office:value-type="float" office:value="209.3802" table:style-name="ce2">
            <text:p>209,3802</text:p>
          </table:table-cell>
          <table:table-cell office:value-type="float" office:value="14.7254" table:style-name="ce2">
            <text:p>14,7254</text:p>
          </table:table-cell>
          <table:table-cell office:value-type="float" office:value="567.96190000000001" table:style-name="ce2">
            <text:p>567,9619</text:p>
          </table:table-cell>
          <table:table-cell office:value-type="float" office:value="581.21820000000002" table:style-name="ce2">
            <text:p>581,21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4" table:style-name="ce2">
            <text:p>234</text:p>
          </table:table-cell>
          <table:table-cell office:value-type="float" office:value="864" table:style-name="ce2">
            <text:p>864</text:p>
          </table:table-cell>
          <table:table-cell office:value-type="float" office:value="1899" table:style-name="ce2">
            <text:p>189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00" table:style-name="ce2">
            <text:p>270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3" table:style-name="ce2">
            <text:p>3743</text:p>
          </table:table-cell>
          <table:table-cell office:value-type="float" office:value="76" table:style-name="ce2">
            <text:p>76</text:p>
          </table:table-cell>
          <table:table-cell office:value-type="float" office:value="1219" table:style-name="ce2">
            <text:p>1219</text:p>
          </table:table-cell>
          <table:table-cell office:value-type="string" table:style-name="ce2">
            <text:p>1400002C0000000000000000000000000000000000EA0360076B1E1E0A8C000102750275000A0E9F004C04C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570" table:style-name="ce6">
            <text:p>3570</text:p>
          </table:table-cell>
          <table:table-cell office:value-type="float" office:value="3570" table:style-name="ce6">
            <text:p>3570</text:p>
          </table:table-cell>
          <table:table-cell office:value-type="float" office:value="1" table:style-name="ce6">
            <text:p>1</text:p>
          </table:table-cell>
          <table:table-cell office:value-type="float" office:value="148" table:style-name="ce6">
            <text:p>14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8 16:37:15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9" table:style-name="ce2">
            <text:p>149</text:p>
          </table:table-cell>
          <table:table-cell office:value-type="float" office:value="149" table:style-name="ce2">
            <text:p>149</text:p>
          </table:table-cell>
          <table:table-cell office:value-type="float" office:value="11211" table:style-name="ce2">
            <text:p>112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18:33:16</text:p>
          </table:table-cell>
          <table:table-cell office:value-type="string" table:style-name="ce2">
            <text:p>2020 MAY 28 19:35:4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18:33:26</text:p>
          </table:table-cell>
          <table:table-cell office:value-type="string" table:style-name="ce2">
            <text:p>2020 MAY 28 19:35:48</text:p>
          </table:table-cell>
          <table:table-cell office:value-type="float" office:value="44.503399999999999" table:style-name="ce2">
            <text:p>44,5034</text:p>
          </table:table-cell>
          <table:table-cell office:value-type="float" office:value="-83.367599999999996" table:style-name="ce2">
            <text:p>-83,3676</text:p>
          </table:table-cell>
          <table:table-cell office:value-type="float" office:value="6.4696999999999996" table:style-name="ce2">
            <text:p>6,4697</text:p>
          </table:table-cell>
          <table:table-cell office:value-type="float" office:value="93.581400000000002" table:style-name="ce2">
            <text:p>93,5814</text:p>
          </table:table-cell>
          <table:table-cell office:value-type="float" office:value="93.581400000000002" table:style-name="ce2">
            <text:p>93,5814</text:p>
          </table:table-cell>
          <table:table-cell office:value-type="float" office:value="1.4422999999999999E-14" table:style-name="ce2">
            <text:p>1,4423E-14</text:p>
          </table:table-cell>
          <table:table-cell office:value-type="float" office:value="-33.116100000000003" table:style-name="ce2">
            <text:p>-33,1161</text:p>
          </table:table-cell>
          <table:table-cell office:value-type="float" office:value="86.661799999999999" table:style-name="ce2">
            <text:p>86,6618</text:p>
          </table:table-cell>
          <table:table-cell office:value-type="float" office:value="18.819700000000001" table:style-name="ce2">
            <text:p>18,8197</text:p>
          </table:table-cell>
          <table:table-cell office:value-type="float" office:value="93.35" table:style-name="ce2">
            <text:p>93,35</text:p>
          </table:table-cell>
          <table:table-cell office:value-type="float" office:value="93.35" table:style-name="ce2">
            <text:p>93,35</text:p>
          </table:table-cell>
          <table:table-cell office:value-type="float" office:value="4.5914000000000003E-14" table:style-name="ce2">
            <text:p>4,5914E-14</text:p>
          </table:table-cell>
          <table:table-cell office:value-type="float" office:value="54.4756" table:style-name="ce2">
            <text:p>54,4756</text:p>
          </table:table-cell>
          <table:table-cell office:value-type="float" office:value="209.43" table:style-name="ce2">
            <text:p>209,43</text:p>
          </table:table-cell>
          <table:table-cell office:value-type="string" table:style-name="ce2">
            <text:p>N/A</text:p>
          </table:table-cell>
          <table:table-cell office:value-type="float" office:value="567.81560000000002" table:style-name="ce2">
            <text:p>567,8156</text:p>
          </table:table-cell>
          <table:table-cell office:value-type="float" office:value="567.81560000000002" table:style-name="ce2">
            <text:p>567,81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42" table:style-name="ce2">
            <text:p>3742</text:p>
          </table:table-cell>
          <table:table-cell office:value-type="float" office:value="76" table:style-name="ce2">
            <text:p>76</text:p>
          </table:table-cell>
          <table:table-cell office:value-type="float" office:value="322" table:style-name="ce2">
            <text:p>322</text:p>
          </table:table-cell>
          <table:table-cell office:value-type="string" table:style-name="ce2">
            <text:p>1400002C0000000000000000000000000000000000000000000000000000000000000000000A0E9E004C014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49" table:style-name="ce6">
            <text:p>14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8 18:35:1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50" table:style-name="ce2">
            <text:p>150</text:p>
          </table:table-cell>
          <table:table-cell office:value-type="float" office:value="150" table:style-name="ce2">
            <text:p>150</text:p>
          </table:table-cell>
          <table:table-cell office:value-type="float" office:value="11212" table:style-name="ce2">
            <text:p>1121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20:31:15</text:p>
          </table:table-cell>
          <table:table-cell office:value-type="string" table:style-name="ce2">
            <text:p>2020 MAY 28 21:29:5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20:31:25</text:p>
          </table:table-cell>
          <table:table-cell office:value-type="string" table:style-name="ce2">
            <text:p>2020 MAY 28 21:29:56</text:p>
          </table:table-cell>
          <table:table-cell office:value-type="float" office:value="44.229599999999998" table:style-name="ce2">
            <text:p>44,2296</text:p>
          </table:table-cell>
          <table:table-cell office:value-type="float" office:value="-112.1358" table:style-name="ce2">
            <text:p>-112,1358</text:p>
          </table:table-cell>
          <table:table-cell office:value-type="float" office:value="6.4656000000000002" table:style-name="ce2">
            <text:p>6,4656</text:p>
          </table:table-cell>
          <table:table-cell office:value-type="float" office:value="93.576400000000007" table:style-name="ce2">
            <text:p>93,5764</text:p>
          </table:table-cell>
          <table:table-cell office:value-type="float" office:value="93.576400000000007" table:style-name="ce2">
            <text:p>93,5764</text:p>
          </table:table-cell>
          <table:table-cell office:value-type="float" office:value="3.1806000000000001E-15" table:style-name="ce2">
            <text:p>3,1806E-15</text:p>
          </table:table-cell>
          <table:table-cell office:value-type="float" office:value="-43.881500000000003" table:style-name="ce2">
            <text:p>-43,8815</text:p>
          </table:table-cell>
          <table:table-cell office:value-type="float" office:value="53.6631" table:style-name="ce2">
            <text:p>53,6631</text:p>
          </table:table-cell>
          <table:table-cell office:value-type="float" office:value="18.470800000000001" table:style-name="ce2">
            <text:p>18,4708</text:p>
          </table:table-cell>
          <table:table-cell office:value-type="float" office:value="86.555300000000003" table:style-name="ce2">
            <text:p>86,5553</text:p>
          </table:table-cell>
          <table:table-cell office:value-type="float" office:value="86.555300000000003" table:style-name="ce2">
            <text:p>86,5553</text:p>
          </table:table-cell>
          <table:table-cell office:value-type="float" office:value="9.5416999999999996E-15" table:style-name="ce2">
            <text:p>9,5417E-15</text:p>
          </table:table-cell>
          <table:table-cell office:value-type="float" office:value="54.655500000000004" table:style-name="ce2">
            <text:p>54,6555</text:p>
          </table:table-cell>
          <table:table-cell office:value-type="float" office:value="209.47970000000001" table:style-name="ce2">
            <text:p>209,4797</text:p>
          </table:table-cell>
          <table:table-cell office:value-type="string" table:style-name="ce2">
            <text:p>N/A</text:p>
          </table:table-cell>
          <table:table-cell office:value-type="float" office:value="532.76369999999997" table:style-name="ce2">
            <text:p>532,7637</text:p>
          </table:table-cell>
          <table:table-cell office:value-type="float" office:value="532.76369999999997" table:style-name="ce2">
            <text:p>532,76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11" table:style-name="ce2">
            <text:p>3511</text:p>
          </table:table-cell>
          <table:table-cell office:value-type="float" office:value="76" table:style-name="ce2">
            <text:p>76</text:p>
          </table:table-cell>
          <table:table-cell office:value-type="float" office:value="346" table:style-name="ce2">
            <text:p>346</text:p>
          </table:table-cell>
          <table:table-cell office:value-type="string" table:style-name="ce2">
            <text:p>1400002C0000000000000000000000000000000000000000000000000000000000000000000A0DB7004C015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50" table:style-name="ce6">
            <text:p>15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8 20:33:1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1" table:style-name="ce2">
            <text:p>151</text:p>
          </table:table-cell>
          <table:table-cell office:value-type="float" office:value="151" table:style-name="ce2">
            <text:p>151</text:p>
          </table:table-cell>
          <table:table-cell office:value-type="float" office:value="11213" table:style-name="ce2">
            <text:p>1121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22:29:14</text:p>
          </table:table-cell>
          <table:table-cell office:value-type="string" table:style-name="ce2">
            <text:p>2020 MAY 28 23:31:46</text:p>
          </table:table-cell>
          <table:table-cell office:value-type="string" table:style-name="ce2">
            <text:p>2020 MAY 28 22:33:23</text:p>
          </table:table-cell>
          <table:table-cell office:value-type="string" table:style-name="ce2">
            <text:p>2020 MAY 28 23:17:53</text:p>
          </table:table-cell>
          <table:table-cell office:value-type="string" table:style-name="ce2">
            <text:p>2020 MAY 28 22:29:24</text:p>
          </table:table-cell>
          <table:table-cell office:value-type="string" table:style-name="ce2">
            <text:p>2020 MAY 28 23:31:45</text:p>
          </table:table-cell>
          <table:table-cell office:value-type="float" office:value="43.898200000000003" table:style-name="ce2">
            <text:p>43,8982</text:p>
          </table:table-cell>
          <table:table-cell office:value-type="float" office:value="-140.90950000000001" table:style-name="ce2">
            <text:p>-140,9095</text:p>
          </table:table-cell>
          <table:table-cell office:value-type="float" office:value="6.4607999999999999" table:style-name="ce2">
            <text:p>6,4608</text:p>
          </table:table-cell>
          <table:table-cell office:value-type="float" office:value="93.561899999999994" table:style-name="ce2">
            <text:p>93,5619</text:p>
          </table:table-cell>
          <table:table-cell office:value-type="float" office:value="93.561899999999994" table:style-name="ce2">
            <text:p>93,5619</text:p>
          </table:table-cell>
          <table:table-cell office:value-type="float" office:value="2.6227999999999999E-14" table:style-name="ce2">
            <text:p>2,6228E-14</text:p>
          </table:table-cell>
          <table:table-cell office:value-type="float" office:value="-32.404299999999999" table:style-name="ce2">
            <text:p>-32,4043</text:p>
          </table:table-cell>
          <table:table-cell office:value-type="float" office:value="29.003399999999999" table:style-name="ce2">
            <text:p>29,0034</text:p>
          </table:table-cell>
          <table:table-cell office:value-type="float" office:value="18.802499999999998" table:style-name="ce2">
            <text:p>18,8025</text:p>
          </table:table-cell>
          <table:table-cell office:value-type="float" office:value="93.328199999999995" table:style-name="ce2">
            <text:p>93,3282</text:p>
          </table:table-cell>
          <table:table-cell office:value-type="float" office:value="93.328199999999995" table:style-name="ce2">
            <text:p>93,3282</text:p>
          </table:table-cell>
          <table:table-cell office:value-type="float" office:value="5.3316000000000001E-14" table:style-name="ce2">
            <text:p>5,3316E-14</text:p>
          </table:table-cell>
          <table:table-cell office:value-type="float" office:value="54.810600000000001" table:style-name="ce2">
            <text:p>54,8106</text:p>
          </table:table-cell>
          <table:table-cell office:value-type="float" office:value="209.52950000000001" table:style-name="ce2">
            <text:p>209,5295</text:p>
          </table:table-cell>
          <table:table-cell office:value-type="float" office:value="14.520899999999999" table:style-name="ce2">
            <text:p>14,5209</text:p>
          </table:table-cell>
          <table:table-cell office:value-type="float" office:value="567.65840000000003" table:style-name="ce2">
            <text:p>567,6584</text:p>
          </table:table-cell>
          <table:table-cell office:value-type="float" office:value="580.72659999999996" table:style-name="ce2">
            <text:p>580,72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9" table:style-name="ce2">
            <text:p>249</text:p>
          </table:table-cell>
          <table:table-cell office:value-type="float" office:value="879" table:style-name="ce2">
            <text:p>879</text:p>
          </table:table-cell>
          <table:table-cell office:value-type="float" office:value="1899" table:style-name="ce2">
            <text:p>189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70" table:style-name="ce2">
            <text:p>267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1" table:style-name="ce2">
            <text:p>3741</text:p>
          </table:table-cell>
          <table:table-cell office:value-type="float" office:value="76" table:style-name="ce2">
            <text:p>76</text:p>
          </table:table-cell>
          <table:table-cell office:value-type="float" office:value="1217" table:style-name="ce2">
            <text:p>1217</text:p>
          </table:table-cell>
          <table:table-cell office:value-type="string" table:style-name="ce2">
            <text:p>1400002C0000000000000000000000000000000000F9036F076B1E1E0A6E000102750275000A0E9D004C04C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04" table:style-name="ce6">
            <text:p>904</text:p>
          </table:table-cell>
          <table:table-cell office:value-type="float" office:value="904" table:style-name="ce6">
            <text:p>904</text:p>
          </table:table-cell>
          <table:table-cell office:value-type="float" office:value="1" table:style-name="ce6">
            <text:p>1</text:p>
          </table:table-cell>
          <table:table-cell office:value-type="float" office:value="151" table:style-name="ce6">
            <text:p>15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8 22:31:1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52" table:style-name="ce2">
            <text:p>152</text:p>
          </table:table-cell>
          <table:table-cell office:value-type="float" office:value="152" table:style-name="ce2">
            <text:p>152</text:p>
          </table:table-cell>
          <table:table-cell office:value-type="float" office:value="11214" table:style-name="ce2">
            <text:p>1121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00:27:16</text:p>
          </table:table-cell>
          <table:table-cell office:value-type="string" table:style-name="ce2">
            <text:p>2020 MAY 29 01:26: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00:27:26</text:p>
          </table:table-cell>
          <table:table-cell office:value-type="string" table:style-name="ce2">
            <text:p>2020 MAY 29 01:26:09</text:p>
          </table:table-cell>
          <table:table-cell office:value-type="float" office:value="43.4863" table:style-name="ce2">
            <text:p>43,4863</text:p>
          </table:table-cell>
          <table:table-cell office:value-type="float" office:value="-169.73079999999999" table:style-name="ce2">
            <text:p>-169,7308</text:p>
          </table:table-cell>
          <table:table-cell office:value-type="float" office:value="6.4535999999999998" table:style-name="ce2">
            <text:p>6,4536</text:p>
          </table:table-cell>
          <table:table-cell office:value-type="float" office:value="93.553899999999999" table:style-name="ce2">
            <text:p>93,5539</text:p>
          </table:table-cell>
          <table:table-cell office:value-type="float" office:value="93.553899999999999" table:style-name="ce2">
            <text:p>93,5539</text:p>
          </table:table-cell>
          <table:table-cell office:value-type="float" office:value="8.9960000000000002E-15" table:style-name="ce2">
            <text:p>8,996E-15</text:p>
          </table:table-cell>
          <table:table-cell office:value-type="float" office:value="-42.6477" table:style-name="ce2">
            <text:p>-42,6477</text:p>
          </table:table-cell>
          <table:table-cell office:value-type="float" office:value="-3.7656000000000001" table:style-name="ce2">
            <text:p>-3,7656</text:p>
          </table:table-cell>
          <table:table-cell office:value-type="float" office:value="18.473299999999998" table:style-name="ce2">
            <text:p>18,4733</text:p>
          </table:table-cell>
          <table:table-cell office:value-type="float" office:value="86.8459" table:style-name="ce2">
            <text:p>86,8459</text:p>
          </table:table-cell>
          <table:table-cell office:value-type="float" office:value="86.8459" table:style-name="ce2">
            <text:p>86,8459</text:p>
          </table:table-cell>
          <table:table-cell office:value-type="float" office:value="1.8009000000000001E-14" table:style-name="ce2">
            <text:p>1,8009E-14</text:p>
          </table:table-cell>
          <table:table-cell office:value-type="float" office:value="54.920999999999999" table:style-name="ce2">
            <text:p>54,921</text:p>
          </table:table-cell>
          <table:table-cell office:value-type="float" office:value="209.57939999999999" table:style-name="ce2">
            <text:p>209,5794</text:p>
          </table:table-cell>
          <table:table-cell office:value-type="string" table:style-name="ce2">
            <text:p>N/A</text:p>
          </table:table-cell>
          <table:table-cell office:value-type="float" office:value="534.58460000000002" table:style-name="ce2">
            <text:p>534,5846</text:p>
          </table:table-cell>
          <table:table-cell office:value-type="float" office:value="534.58460000000002" table:style-name="ce2">
            <text:p>534,58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23" table:style-name="ce2">
            <text:p>3523</text:p>
          </table:table-cell>
          <table:table-cell office:value-type="float" office:value="76" table:style-name="ce2">
            <text:p>76</text:p>
          </table:table-cell>
          <table:table-cell office:value-type="float" office:value="358" table:style-name="ce2">
            <text:p>358</text:p>
          </table:table-cell>
          <table:table-cell office:value-type="string" table:style-name="ce2">
            <text:p>1400002C0000000000000000000000000000000000000000000000000000000000000000000A0DC3004C016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52" table:style-name="ce6">
            <text:p>15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9 00:29:1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3" table:style-name="ce2">
            <text:p>153</text:p>
          </table:table-cell>
          <table:table-cell office:value-type="float" office:value="153" table:style-name="ce2">
            <text:p>153</text:p>
          </table:table-cell>
          <table:table-cell office:value-type="float" office:value="11215" table:style-name="ce2">
            <text:p>112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02:25:21</text:p>
          </table:table-cell>
          <table:table-cell office:value-type="string" table:style-name="ce2">
            <text:p>2020 MAY 29 03:24:18</text:p>
          </table:table-cell>
          <table:table-cell office:value-type="string" table:style-name="ce2">
            <text:p>2020 MAY 29 02:31:23</text:p>
          </table:table-cell>
          <table:table-cell office:value-type="string" table:style-name="ce2">
            <text:p>2020 MAY 29 03:12:08</text:p>
          </table:table-cell>
          <table:table-cell office:value-type="string" table:style-name="ce2">
            <text:p>2020 MAY 29 02:25:31</text:p>
          </table:table-cell>
          <table:table-cell office:value-type="string" table:style-name="ce2">
            <text:p>2020 MAY 29 03:24:17</text:p>
          </table:table-cell>
          <table:table-cell office:value-type="float" office:value="43.053100000000001" table:style-name="ce2">
            <text:p>43,0531</text:p>
          </table:table-cell>
          <table:table-cell office:value-type="float" office:value="161.4503" table:style-name="ce2">
            <text:p>161,4503</text:p>
          </table:table-cell>
          <table:table-cell office:value-type="float" office:value="6.4474999999999998" table:style-name="ce2">
            <text:p>6,4475</text:p>
          </table:table-cell>
          <table:table-cell office:value-type="float" office:value="93.531300000000002" table:style-name="ce2">
            <text:p>93,5313</text:p>
          </table:table-cell>
          <table:table-cell office:value-type="float" office:value="93.531300000000002" table:style-name="ce2">
            <text:p>93,5313</text:p>
          </table:table-cell>
          <table:table-cell office:value-type="float" office:value="3.6018999999999998E-14" table:style-name="ce2">
            <text:p>3,6019E-14</text:p>
          </table:table-cell>
          <table:table-cell office:value-type="float" office:value="-42.106900000000003" table:style-name="ce2">
            <text:p>-42,1069</text:p>
          </table:table-cell>
          <table:table-cell office:value-type="float" office:value="-32.513100000000001" table:style-name="ce2">
            <text:p>-32,5131</text:p>
          </table:table-cell>
          <table:table-cell office:value-type="float" office:value="18.472799999999999" table:style-name="ce2">
            <text:p>18,4728</text:p>
          </table:table-cell>
          <table:table-cell office:value-type="float" office:value="86.954999999999998" table:style-name="ce2">
            <text:p>86,955</text:p>
          </table:table-cell>
          <table:table-cell office:value-type="float" office:value="86.954999999999998" table:style-name="ce2">
            <text:p>86,955</text:p>
          </table:table-cell>
          <table:table-cell office:value-type="float" office:value="5.3694000000000002E-14" table:style-name="ce2">
            <text:p>5,3694E-14</text:p>
          </table:table-cell>
          <table:table-cell office:value-type="float" office:value="55.046199999999999" table:style-name="ce2">
            <text:p>55,0462</text:p>
          </table:table-cell>
          <table:table-cell office:value-type="float" office:value="209.6292" table:style-name="ce2">
            <text:p>209,6292</text:p>
          </table:table-cell>
          <table:table-cell office:value-type="float" office:value="12.986499999999999" table:style-name="ce2">
            <text:p>12,9865</text:p>
          </table:table-cell>
          <table:table-cell office:value-type="float" office:value="535.03440000000001" table:style-name="ce2">
            <text:p>535,0344</text:p>
          </table:table-cell>
          <table:table-cell office:value-type="float" office:value="546.69110000000001" table:style-name="ce2">
            <text:p>546,69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2" table:style-name="ce2">
            <text:p>362</text:p>
          </table:table-cell>
          <table:table-cell office:value-type="float" office:value="992" table:style-name="ce2">
            <text:p>992</text:p>
          </table:table-cell>
          <table:table-cell office:value-type="float" office:value="1892" table:style-name="ce2">
            <text:p>189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45" table:style-name="ce2">
            <text:p>24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526" table:style-name="ce2">
            <text:p>3526</text:p>
          </table:table-cell>
          <table:table-cell office:value-type="float" office:value="76" table:style-name="ce2">
            <text:p>76</text:p>
          </table:table-cell>
          <table:table-cell office:value-type="float" office:value="1251" table:style-name="ce2">
            <text:p>1251</text:p>
          </table:table-cell>
          <table:table-cell office:value-type="string" table:style-name="ce2">
            <text:p>1400002C00000000000000000000000000000000016A03E007641E1E098D000102750275000A0DC6004C04E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53" table:style-name="ce6">
            <text:p>15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9 02:27:2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4" table:style-name="ce2">
            <text:p>154</text:p>
          </table:table-cell>
          <table:table-cell office:value-type="float" office:value="154" table:style-name="ce2">
            <text:p>154</text:p>
          </table:table-cell>
          <table:table-cell office:value-type="float" office:value="11216" table:style-name="ce2">
            <text:p>1121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04:23:26</text:p>
          </table:table-cell>
          <table:table-cell office:value-type="string" table:style-name="ce2">
            <text:p>2020 MAY 29 05:25:58</text:p>
          </table:table-cell>
          <table:table-cell office:value-type="string" table:style-name="ce2">
            <text:p>2020 MAY 29 04:27:46</text:p>
          </table:table-cell>
          <table:table-cell office:value-type="string" table:style-name="ce2">
            <text:p>2020 MAY 29 05:12:01</text:p>
          </table:table-cell>
          <table:table-cell office:value-type="string" table:style-name="ce2">
            <text:p>2020 MAY 29 04:23:36</text:p>
          </table:table-cell>
          <table:table-cell office:value-type="string" table:style-name="ce2">
            <text:p>2020 MAY 29 05:25:57</text:p>
          </table:table-cell>
          <table:table-cell office:value-type="float" office:value="42.678199999999997" table:style-name="ce2">
            <text:p>42,6782</text:p>
          </table:table-cell>
          <table:table-cell office:value-type="float" office:value="132.64519999999999" table:style-name="ce2">
            <text:p>132,6452</text:p>
          </table:table-cell>
          <table:table-cell office:value-type="float" office:value="6.4421999999999997" table:style-name="ce2">
            <text:p>6,4422</text:p>
          </table:table-cell>
          <table:table-cell office:value-type="float" office:value="93.512900000000002" table:style-name="ce2">
            <text:p>93,5129</text:p>
          </table:table-cell>
          <table:table-cell office:value-type="float" office:value="93.512900000000002" table:style-name="ce2">
            <text:p>93,5129</text:p>
          </table:table-cell>
          <table:table-cell office:value-type="float" office:value="3.1964000000000003E-14" table:style-name="ce2">
            <text:p>3,1964E-14</text:p>
          </table:table-cell>
          <table:table-cell office:value-type="float" office:value="-31.252199999999998" table:style-name="ce2">
            <text:p>-31,2522</text:p>
          </table:table-cell>
          <table:table-cell office:value-type="float" office:value="-57.576999999999998" table:style-name="ce2">
            <text:p>-57,577</text:p>
          </table:table-cell>
          <table:table-cell office:value-type="float" office:value="18.774999999999999" table:style-name="ce2">
            <text:p>18,775</text:p>
          </table:table-cell>
          <table:table-cell office:value-type="float" office:value="93.292400000000001" table:style-name="ce2">
            <text:p>93,2924</text:p>
          </table:table-cell>
          <table:table-cell office:value-type="float" office:value="93.292400000000001" table:style-name="ce2">
            <text:p>93,2924</text:p>
          </table:table-cell>
          <table:table-cell office:value-type="float" office:value="5.2934999999999997E-14" table:style-name="ce2">
            <text:p>5,2935E-14</text:p>
          </table:table-cell>
          <table:table-cell office:value-type="float" office:value="55.208599999999997" table:style-name="ce2">
            <text:p>55,2086</text:p>
          </table:table-cell>
          <table:table-cell office:value-type="float" office:value="209.67910000000001" table:style-name="ce2">
            <text:p>209,6791</text:p>
          </table:table-cell>
          <table:table-cell office:value-type="float" office:value="14.4186" table:style-name="ce2">
            <text:p>14,4186</text:p>
          </table:table-cell>
          <table:table-cell office:value-type="float" office:value="567.65840000000003" table:style-name="ce2">
            <text:p>567,6584</text:p>
          </table:table-cell>
          <table:table-cell office:value-type="float" office:value="580.63250000000005" table:style-name="ce2">
            <text:p>580,63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0" table:style-name="ce2">
            <text:p>260</text:p>
          </table:table-cell>
          <table:table-cell office:value-type="float" office:value="890" table:style-name="ce2">
            <text:p>890</text:p>
          </table:table-cell>
          <table:table-cell office:value-type="float" office:value="1895" table:style-name="ce2">
            <text:p>189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55" table:style-name="ce2">
            <text:p>265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1" table:style-name="ce2">
            <text:p>3741</text:p>
          </table:table-cell>
          <table:table-cell office:value-type="float" office:value="76" table:style-name="ce2">
            <text:p>76</text:p>
          </table:table-cell>
          <table:table-cell office:value-type="float" office:value="965" table:style-name="ce2">
            <text:p>965</text:p>
          </table:table-cell>
          <table:table-cell office:value-type="string" table:style-name="ce2">
            <text:p>1400002C000000000000000000000000000000000104037A07671E1E0A5F000102750275000A0E9D004C03C5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558" table:style-name="ce6">
            <text:p>3558</text:p>
          </table:table-cell>
          <table:table-cell office:value-type="float" office:value="3558" table:style-name="ce6">
            <text:p>3558</text:p>
          </table:table-cell>
          <table:table-cell office:value-type="float" office:value="1" table:style-name="ce6">
            <text:p>1</text:p>
          </table:table-cell>
          <table:table-cell office:value-type="float" office:value="154" table:style-name="ce6">
            <text:p>15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9 04:25:2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55" table:style-name="ce2">
            <text:p>155</text:p>
          </table:table-cell>
          <table:table-cell office:value-type="float" office:value="155" table:style-name="ce2">
            <text:p>155</text:p>
          </table:table-cell>
          <table:table-cell office:value-type="float" office:value="11217" table:style-name="ce2">
            <text:p>1121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06:21:29</text:p>
          </table:table-cell>
          <table:table-cell office:value-type="string" table:style-name="ce2">
            <text:p>2020 MAY 29 07:20:2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06:21:39</text:p>
          </table:table-cell>
          <table:table-cell office:value-type="string" table:style-name="ce2">
            <text:p>2020 MAY 29 07:20:25</text:p>
          </table:table-cell>
          <table:table-cell office:value-type="float" office:value="42.358699999999999" table:style-name="ce2">
            <text:p>42,3587</text:p>
          </table:table-cell>
          <table:table-cell office:value-type="float" office:value="103.8661" table:style-name="ce2">
            <text:p>103,8661</text:p>
          </table:table-cell>
          <table:table-cell office:value-type="float" office:value="6.4382999999999999" table:style-name="ce2">
            <text:p>6,4383</text:p>
          </table:table-cell>
          <table:table-cell office:value-type="float" office:value="93.494900000000001" table:style-name="ce2">
            <text:p>93,4949</text:p>
          </table:table-cell>
          <table:table-cell office:value-type="float" office:value="93.494900000000001" table:style-name="ce2">
            <text:p>93,4949</text:p>
          </table:table-cell>
          <table:table-cell office:value-type="float" office:value="3.1162999999999999E-14" table:style-name="ce2">
            <text:p>3,1163E-14</text:p>
          </table:table-cell>
          <table:table-cell office:value-type="float" office:value="-41.215600000000002" table:style-name="ce2">
            <text:p>-41,2156</text:p>
          </table:table-cell>
          <table:table-cell office:value-type="float" office:value="-90.004499999999993" table:style-name="ce2">
            <text:p>-90,0045</text:p>
          </table:table-cell>
          <table:table-cell office:value-type="float" office:value="18.4694" table:style-name="ce2">
            <text:p>18,4694</text:p>
          </table:table-cell>
          <table:table-cell office:value-type="float" office:value="87.108400000000003" table:style-name="ce2">
            <text:p>87,1084</text:p>
          </table:table-cell>
          <table:table-cell office:value-type="float" office:value="87.108400000000003" table:style-name="ce2">
            <text:p>87,1084</text:p>
          </table:table-cell>
          <table:table-cell office:value-type="float" office:value="2.0116000000000001E-14" table:style-name="ce2">
            <text:p>2,0116E-14</text:p>
          </table:table-cell>
          <table:table-cell office:value-type="float" office:value="55.391300000000001" table:style-name="ce2">
            <text:p>55,3913</text:p>
          </table:table-cell>
          <table:table-cell office:value-type="float" office:value="209.72890000000001" table:style-name="ce2">
            <text:p>209,7289</text:p>
          </table:table-cell>
          <table:table-cell office:value-type="string" table:style-name="ce2">
            <text:p>N/A</text:p>
          </table:table-cell>
          <table:table-cell office:value-type="float" office:value="535.03980000000001" table:style-name="ce2">
            <text:p>535,0398</text:p>
          </table:table-cell>
          <table:table-cell office:value-type="float" office:value="535.03980000000001" table:style-name="ce2">
            <text:p>535,03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26" table:style-name="ce2">
            <text:p>3526</text:p>
          </table:table-cell>
          <table:table-cell office:value-type="float" office:value="76" table:style-name="ce2">
            <text:p>76</text:p>
          </table:table-cell>
          <table:table-cell office:value-type="float" office:value="361" table:style-name="ce2">
            <text:p>361</text:p>
          </table:table-cell>
          <table:table-cell office:value-type="string" table:style-name="ce2">
            <text:p>1400002C0000000000000000000000000000000000000000000000000000000000000000000A0DC6004C016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55" table:style-name="ce6">
            <text:p>15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9 06:23:2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6" table:style-name="ce2">
            <text:p>156</text:p>
          </table:table-cell>
          <table:table-cell office:value-type="float" office:value="156" table:style-name="ce2">
            <text:p>156</text:p>
          </table:table-cell>
          <table:table-cell office:value-type="float" office:value="11218" table:style-name="ce2">
            <text:p>1121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08:19:28</text:p>
          </table:table-cell>
          <table:table-cell office:value-type="string" table:style-name="ce2">
            <text:p>2020 MAY 29 09:21:58</text:p>
          </table:table-cell>
          <table:table-cell office:value-type="string" table:style-name="ce2">
            <text:p>2020 MAY 29 08:24:01</text:p>
          </table:table-cell>
          <table:table-cell office:value-type="string" table:style-name="ce2">
            <text:p>2020 MAY 29 09:07:46</text:p>
          </table:table-cell>
          <table:table-cell office:value-type="string" table:style-name="ce2">
            <text:p>2020 MAY 29 08:19:38</text:p>
          </table:table-cell>
          <table:table-cell office:value-type="string" table:style-name="ce2">
            <text:p>2020 MAY 29 09:21:57</text:p>
          </table:table-cell>
          <table:table-cell office:value-type="float" office:value="42.103700000000003" table:style-name="ce2">
            <text:p>42,1037</text:p>
          </table:table-cell>
          <table:table-cell office:value-type="float" office:value="75.0886" table:style-name="ce2">
            <text:p>75,0886</text:p>
          </table:table-cell>
          <table:table-cell office:value-type="float" office:value="6.4333" table:style-name="ce2">
            <text:p>6,4333</text:p>
          </table:table-cell>
          <table:table-cell office:value-type="float" office:value="93.502499999999998" table:style-name="ce2">
            <text:p>93,5025</text:p>
          </table:table-cell>
          <table:table-cell office:value-type="float" office:value="93.502499999999998" table:style-name="ce2">
            <text:p>93,5025</text:p>
          </table:table-cell>
          <table:table-cell office:value-type="float" office:value="4.2224999999999998E-14" table:style-name="ce2">
            <text:p>4,2225E-14</text:p>
          </table:table-cell>
          <table:table-cell office:value-type="float" office:value="-30.562000000000001" table:style-name="ce2">
            <text:p>-30,562</text:p>
          </table:table-cell>
          <table:table-cell office:value-type="float" office:value="-115.21040000000001" table:style-name="ce2">
            <text:p>-115,2104</text:p>
          </table:table-cell>
          <table:table-cell office:value-type="float" office:value="18.760300000000001" table:style-name="ce2">
            <text:p>18,7603</text:p>
          </table:table-cell>
          <table:table-cell office:value-type="float" office:value="93.286799999999999" table:style-name="ce2">
            <text:p>93,2868</text:p>
          </table:table-cell>
          <table:table-cell office:value-type="float" office:value="93.286799999999999" table:style-name="ce2">
            <text:p>93,2868</text:p>
          </table:table-cell>
          <table:table-cell office:value-type="float" office:value="2.9150000000000001E-14" table:style-name="ce2">
            <text:p>2,915E-14</text:p>
          </table:table-cell>
          <table:table-cell office:value-type="float" office:value="55.568100000000001" table:style-name="ce2">
            <text:p>55,5681</text:p>
          </table:table-cell>
          <table:table-cell office:value-type="float" office:value="209.77869999999999" table:style-name="ce2">
            <text:p>209,7787</text:p>
          </table:table-cell>
          <table:table-cell office:value-type="float" office:value="14.214" table:style-name="ce2">
            <text:p>14,214</text:p>
          </table:table-cell>
          <table:table-cell office:value-type="float" office:value="567.35490000000004" table:style-name="ce2">
            <text:p>567,3549</text:p>
          </table:table-cell>
          <table:table-cell office:value-type="float" office:value="580.14080000000001" table:style-name="ce2">
            <text:p>580,14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3" table:style-name="ce2">
            <text:p>273</text:p>
          </table:table-cell>
          <table:table-cell office:value-type="float" office:value="903" table:style-name="ce2">
            <text:p>903</text:p>
          </table:table-cell>
          <table:table-cell office:value-type="float" office:value="1893" table:style-name="ce2">
            <text:p>189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25" table:style-name="ce2">
            <text:p>26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957" table:style-name="ce2">
            <text:p>957</text:p>
          </table:table-cell>
          <table:table-cell office:value-type="string" table:style-name="ce2">
            <text:p>1400002C000000000000000000000000000000000111038707651E1E0A41000102750275000A0E9B004C03B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56" table:style-name="ce6">
            <text:p>15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9 08:21:2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57" table:style-name="ce2">
            <text:p>157</text:p>
          </table:table-cell>
          <table:table-cell office:value-type="float" office:value="157" table:style-name="ce2">
            <text:p>157</text:p>
          </table:table-cell>
          <table:table-cell office:value-type="float" office:value="11219" table:style-name="ce2">
            <text:p>1121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10:17:26</text:p>
          </table:table-cell>
          <table:table-cell office:value-type="string" table:style-name="ce2">
            <text:p>2020 MAY 29 11:16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10:17:36</text:p>
          </table:table-cell>
          <table:table-cell office:value-type="string" table:style-name="ce2">
            <text:p>2020 MAY 29 11:16:30</text:p>
          </table:table-cell>
          <table:table-cell office:value-type="float" office:value="41.758400000000002" table:style-name="ce2">
            <text:p>41,7584</text:p>
          </table:table-cell>
          <table:table-cell office:value-type="float" office:value="46.309100000000001" table:style-name="ce2">
            <text:p>46,3091</text:p>
          </table:table-cell>
          <table:table-cell office:value-type="float" office:value="6.4278000000000004" table:style-name="ce2">
            <text:p>6,4278</text:p>
          </table:table-cell>
          <table:table-cell office:value-type="float" office:value="93.493899999999996" table:style-name="ce2">
            <text:p>93,4939</text:p>
          </table:table-cell>
          <table:table-cell office:value-type="float" office:value="93.493899999999996" table:style-name="ce2">
            <text:p>93,4939</text:p>
          </table:table-cell>
          <table:table-cell office:value-type="float" office:value="2.6988000000000001E-14" table:style-name="ce2">
            <text:p>2,6988E-14</text:p>
          </table:table-cell>
          <table:table-cell office:value-type="float" office:value="-40.203400000000002" table:style-name="ce2">
            <text:p>-40,2034</text:p>
          </table:table-cell>
          <table:table-cell office:value-type="float" office:value="-147.43279999999999" table:style-name="ce2">
            <text:p>-147,4328</text:p>
          </table:table-cell>
          <table:table-cell office:value-type="float" office:value="18.47" table:style-name="ce2">
            <text:p>18,47</text:p>
          </table:table-cell>
          <table:table-cell office:value-type="float" office:value="87.328800000000001" table:style-name="ce2">
            <text:p>87,3288</text:p>
          </table:table-cell>
          <table:table-cell office:value-type="float" office:value="87.328800000000001" table:style-name="ce2">
            <text:p>87,3288</text:p>
          </table:table-cell>
          <table:table-cell office:value-type="float" office:value="2.1336000000000001E-14" table:style-name="ce2">
            <text:p>2,1336E-14</text:p>
          </table:table-cell>
          <table:table-cell office:value-type="float" office:value="55.704500000000003" table:style-name="ce2">
            <text:p>55,7045</text:p>
          </table:table-cell>
          <table:table-cell office:value-type="float" office:value="209.82849999999999" table:style-name="ce2">
            <text:p>209,8285</text:p>
          </table:table-cell>
          <table:table-cell office:value-type="string" table:style-name="ce2">
            <text:p>N/A</text:p>
          </table:table-cell>
          <table:table-cell office:value-type="float" office:value="536.25369999999998" table:style-name="ce2">
            <text:p>536,2537</text:p>
          </table:table-cell>
          <table:table-cell office:value-type="float" office:value="536.25369999999998" table:style-name="ce2">
            <text:p>536,25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34" table:style-name="ce2">
            <text:p>3534</text:p>
          </table:table-cell>
          <table:table-cell office:value-type="float" office:value="76" table:style-name="ce2">
            <text:p>76</text:p>
          </table:table-cell>
          <table:table-cell office:value-type="float" office:value="369" table:style-name="ce2">
            <text:p>369</text:p>
          </table:table-cell>
          <table:table-cell office:value-type="string" table:style-name="ce2">
            <text:p>1400002C0000000000000000000000000000000000000000000000000000000000000000000A0DCE004C017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57" table:style-name="ce6">
            <text:p>15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9 10:19:2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8" table:style-name="ce2">
            <text:p>158</text:p>
          </table:table-cell>
          <table:table-cell office:value-type="float" office:value="158" table:style-name="ce2">
            <text:p>158</text:p>
          </table:table-cell>
          <table:table-cell office:value-type="float" office:value="11220" table:style-name="ce2">
            <text:p>1122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12:15:28</text:p>
          </table:table-cell>
          <table:table-cell office:value-type="string" table:style-name="ce2">
            <text:p>2020 MAY 29 13:18:00</text:p>
          </table:table-cell>
          <table:table-cell office:value-type="string" table:style-name="ce2">
            <text:p>2020 MAY 29 12:20:08</text:p>
          </table:table-cell>
          <table:table-cell office:value-type="string" table:style-name="ce2">
            <text:p>2020 MAY 29 13:03:38</text:p>
          </table:table-cell>
          <table:table-cell office:value-type="string" table:style-name="ce2">
            <text:p>2020 MAY 29 12:15:38</text:p>
          </table:table-cell>
          <table:table-cell office:value-type="string" table:style-name="ce2">
            <text:p>2020 MAY 29 13:17:59</text:p>
          </table:table-cell>
          <table:table-cell office:value-type="float" office:value="41.307000000000002" table:style-name="ce2">
            <text:p>41,307</text:p>
          </table:table-cell>
          <table:table-cell office:value-type="float" office:value="17.4968" table:style-name="ce2">
            <text:p>17,4968</text:p>
          </table:table-cell>
          <table:table-cell office:value-type="float" office:value="6.4214000000000002" table:style-name="ce2">
            <text:p>6,4214</text:p>
          </table:table-cell>
          <table:table-cell office:value-type="float" office:value="93.473100000000002" table:style-name="ce2">
            <text:p>93,4731</text:p>
          </table:table-cell>
          <table:table-cell office:value-type="float" office:value="93.473100000000002" table:style-name="ce2">
            <text:p>93,4731</text:p>
          </table:table-cell>
          <table:table-cell office:value-type="float" office:value="3.4403E-14" table:style-name="ce2">
            <text:p>3,4403E-14</text:p>
          </table:table-cell>
          <table:table-cell office:value-type="float" office:value="-29.773099999999999" table:style-name="ce2">
            <text:p>-29,7731</text:p>
          </table:table-cell>
          <table:table-cell office:value-type="float" office:value="-172.9171" table:style-name="ce2">
            <text:p>-172,9171</text:p>
          </table:table-cell>
          <table:table-cell office:value-type="float" office:value="18.741099999999999" table:style-name="ce2">
            <text:p>18,7411</text:p>
          </table:table-cell>
          <table:table-cell office:value-type="float" office:value="93.252399999999994" table:style-name="ce2">
            <text:p>93,2524</text:p>
          </table:table-cell>
          <table:table-cell office:value-type="float" office:value="93.252399999999994" table:style-name="ce2">
            <text:p>93,2524</text:p>
          </table:table-cell>
          <table:table-cell office:value-type="float" office:value="3.1964000000000003E-14" table:style-name="ce2">
            <text:p>3,1964E-14</text:p>
          </table:table-cell>
          <table:table-cell office:value-type="float" office:value="55.807499999999997" table:style-name="ce2">
            <text:p>55,8075</text:p>
          </table:table-cell>
          <table:table-cell office:value-type="float" office:value="209.8784" table:style-name="ce2">
            <text:p>209,8784</text:p>
          </table:table-cell>
          <table:table-cell office:value-type="float" office:value="14.111700000000001" table:style-name="ce2">
            <text:p>14,1117</text:p>
          </table:table-cell>
          <table:table-cell office:value-type="float" office:value="567.65840000000003" table:style-name="ce2">
            <text:p>567,6584</text:p>
          </table:table-cell>
          <table:table-cell office:value-type="float" office:value="580.35019999999997" table:style-name="ce2">
            <text:p>580,35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0" table:style-name="ce2">
            <text:p>280</text:p>
          </table:table-cell>
          <table:table-cell office:value-type="float" office:value="910" table:style-name="ce2">
            <text:p>910</text:p>
          </table:table-cell>
          <table:table-cell office:value-type="float" office:value="1900" table:style-name="ce2">
            <text:p>19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10" table:style-name="ce2">
            <text:p>26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1" table:style-name="ce2">
            <text:p>3741</text:p>
          </table:table-cell>
          <table:table-cell office:value-type="float" office:value="76" table:style-name="ce2">
            <text:p>76</text:p>
          </table:table-cell>
          <table:table-cell office:value-type="float" office:value="965" table:style-name="ce2">
            <text:p>965</text:p>
          </table:table-cell>
          <table:table-cell office:value-type="string" table:style-name="ce2">
            <text:p>1400002C000000000000000000000000000000000118038E076C1E1E0A32000102750275000A0E9D004C03C5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118" table:style-name="ce6">
            <text:p>3118</text:p>
          </table:table-cell>
          <table:table-cell office:value-type="float" office:value="3118" table:style-name="ce6">
            <text:p>3118</text:p>
          </table:table-cell>
          <table:table-cell office:value-type="float" office:value="1" table:style-name="ce6">
            <text:p>1</text:p>
          </table:table-cell>
          <table:table-cell office:value-type="float" office:value="158" table:style-name="ce6">
            <text:p>15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9 12:17:2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59" table:style-name="ce2">
            <text:p>159</text:p>
          </table:table-cell>
          <table:table-cell office:value-type="float" office:value="159" table:style-name="ce2">
            <text:p>159</text:p>
          </table:table-cell>
          <table:table-cell office:value-type="float" office:value="11221" table:style-name="ce2">
            <text:p>1122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14:03:33</text:p>
          </table:table-cell>
          <table:table-cell office:value-type="string" table:style-name="ce2">
            <text:p>2020 MAY 29 15:12:44</text:p>
          </table:table-cell>
          <table:table-cell office:value-type="string" table:style-name="ce2">
            <text:p>2020 MAY 29 14:03:43</text:p>
          </table:table-cell>
          <table:table-cell office:value-type="string" table:style-name="ce2">
            <text:p>2020 MAY 29 15:12:43</text:p>
          </table:table-cell>
          <table:table-cell office:value-type="string" table:style-name="ce2">
            <text:p>2020 MAY 29 14:03:43</text:p>
          </table:table-cell>
          <table:table-cell office:value-type="string" table:style-name="ce2">
            <text:p>2020 MAY 29 15:12:43</text:p>
          </table:table-cell>
          <table:table-cell office:value-type="float" office:value="67.133099999999999" table:style-name="ce2">
            <text:p>67,1331</text:p>
          </table:table-cell>
          <table:table-cell office:value-type="float" office:value="-36.021900000000002" table:style-name="ce2">
            <text:p>-36,0219</text:p>
          </table:table-cell>
          <table:table-cell office:value-type="float" office:value="4.6063999999999998" table:style-name="ce2">
            <text:p>4,6064</text:p>
          </table:table-cell>
          <table:table-cell office:value-type="float" office:value="109.2803" table:style-name="ce2">
            <text:p>109,2803</text:p>
          </table:table-cell>
          <table:table-cell office:value-type="float" office:value="109.2803" table:style-name="ce2">
            <text:p>109,2803</text:p>
          </table:table-cell>
          <table:table-cell office:value-type="float" office:value="1.3114E-14" table:style-name="ce2">
            <text:p>1,3114E-14</text:p>
          </table:table-cell>
          <table:table-cell office:value-type="float" office:value="-39.111800000000002" table:style-name="ce2">
            <text:p>-39,1118</text:p>
          </table:table-cell>
          <table:table-cell office:value-type="float" office:value="154.97540000000001" table:style-name="ce2">
            <text:p>154,9754</text:p>
          </table:table-cell>
          <table:table-cell office:value-type="float" office:value="18.461400000000001" table:style-name="ce2">
            <text:p>18,4614</text:p>
          </table:table-cell>
          <table:table-cell office:value-type="float" office:value="87.472200000000001" table:style-name="ce2">
            <text:p>87,4722</text:p>
          </table:table-cell>
          <table:table-cell office:value-type="float" office:value="87.472200000000001" table:style-name="ce2">
            <text:p>87,4722</text:p>
          </table:table-cell>
          <table:table-cell office:value-type="float" office:value="2.4013E-14" table:style-name="ce2">
            <text:p>2,4013E-14</text:p>
          </table:table-cell>
          <table:table-cell office:value-type="float" office:value="55.9009" table:style-name="ce2">
            <text:p>55,9009</text:p>
          </table:table-cell>
          <table:table-cell office:value-type="float" office:value="209.92410000000001" table:style-name="ce2">
            <text:p>209,9241</text:p>
          </table:table-cell>
          <table:table-cell office:value-type="float" office:value="24.545100000000001" table:style-name="ce2">
            <text:p>24,5451</text:p>
          </table:table-cell>
          <table:table-cell office:value-type="float" office:value="628.20259999999996" table:style-name="ce2">
            <text:p>628,2026</text:p>
          </table:table-cell>
          <table:table-cell office:value-type="float" office:value="650.49210000000005" table:style-name="ce2">
            <text:p>650,49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395" table:style-name="ce2">
            <text:p>239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140" table:style-name="ce2">
            <text:p>41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140" table:style-name="ce2">
            <text:p>4140</text:p>
          </table:table-cell>
          <table:table-cell office:value-type="float" office:value="76" table:style-name="ce2">
            <text:p>76</text:p>
          </table:table-cell>
          <table:table-cell office:value-type="float" office:value="809" table:style-name="ce2">
            <text:p>809</text:p>
          </table:table-cell>
          <table:table-cell office:value-type="string" table:style-name="ce2">
            <text:p>1400002C00000000000000000000000000000000000A0280095B1E1E102C000102750275000A102C004C032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59" table:style-name="ce6">
            <text:p>15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9 14:15:3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0" table:style-name="ce2">
            <text:p>160</text:p>
          </table:table-cell>
          <table:table-cell office:value-type="float" office:value="160" table:style-name="ce2">
            <text:p>160</text:p>
          </table:table-cell>
          <table:table-cell office:value-type="float" office:value="11222" table:style-name="ce2">
            <text:p>1122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16:11:38</text:p>
          </table:table-cell>
          <table:table-cell office:value-type="string" table:style-name="ce2">
            <text:p>2020 MAY 29 17:14:11</text:p>
          </table:table-cell>
          <table:table-cell office:value-type="string" table:style-name="ce2">
            <text:p>2020 MAY 29 16:16:26</text:p>
          </table:table-cell>
          <table:table-cell office:value-type="string" table:style-name="ce2">
            <text:p>2020 MAY 29 16:59:41</text:p>
          </table:table-cell>
          <table:table-cell office:value-type="string" table:style-name="ce2">
            <text:p>2020 MAY 29 16:11:48</text:p>
          </table:table-cell>
          <table:table-cell office:value-type="string" table:style-name="ce2">
            <text:p>2020 MAY 29 17:14:10</text:p>
          </table:table-cell>
          <table:table-cell office:value-type="float" office:value="40.489400000000003" table:style-name="ce2">
            <text:p>40,4894</text:p>
          </table:table-cell>
          <table:table-cell office:value-type="float" office:value="-40.140999999999998" table:style-name="ce2">
            <text:p>-40,141</text:p>
          </table:table-cell>
          <table:table-cell office:value-type="float" office:value="6.4089" table:style-name="ce2">
            <text:p>6,4089</text:p>
          </table:table-cell>
          <table:table-cell office:value-type="float" office:value="93.444699999999997" table:style-name="ce2">
            <text:p>93,4447</text:p>
          </table:table-cell>
          <table:table-cell office:value-type="float" office:value="93.444699999999997" table:style-name="ce2">
            <text:p>93,4447</text:p>
          </table:table-cell>
          <table:table-cell office:value-type="float" office:value="1.7127999999999999E-14" table:style-name="ce2">
            <text:p>1,7128E-14</text:p>
          </table:table-cell>
          <table:table-cell office:value-type="float" office:value="-28.9481" table:style-name="ce2">
            <text:p>-28,9481</text:p>
          </table:table-cell>
          <table:table-cell office:value-type="float" office:value="129.35380000000001" table:style-name="ce2">
            <text:p>129,3538</text:p>
          </table:table-cell>
          <table:table-cell office:value-type="float" office:value="18.723099999999999" table:style-name="ce2">
            <text:p>18,7231</text:p>
          </table:table-cell>
          <table:table-cell office:value-type="float" office:value="93.236099999999993" table:style-name="ce2">
            <text:p>93,2361</text:p>
          </table:table-cell>
          <table:table-cell office:value-type="float" office:value="93.236099999999993" table:style-name="ce2">
            <text:p>93,2361</text:p>
          </table:table-cell>
          <table:table-cell office:value-type="float" office:value="2.3155E-14" table:style-name="ce2">
            <text:p>2,3155E-14</text:p>
          </table:table-cell>
          <table:table-cell office:value-type="float" office:value="56.069200000000002" table:style-name="ce2">
            <text:p>56,0692</text:p>
          </table:table-cell>
          <table:table-cell office:value-type="float" office:value="209.97819999999999" table:style-name="ce2">
            <text:p>209,9782</text:p>
          </table:table-cell>
          <table:table-cell office:value-type="float" office:value="14.009399999999999" table:style-name="ce2">
            <text:p>14,0094</text:p>
          </table:table-cell>
          <table:table-cell office:value-type="float" office:value="567.81020000000001" table:style-name="ce2">
            <text:p>567,8102</text:p>
          </table:table-cell>
          <table:table-cell office:value-type="float" office:value="580.40779999999995" table:style-name="ce2">
            <text:p>580,40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8" table:style-name="ce2">
            <text:p>288</text:p>
          </table:table-cell>
          <table:table-cell office:value-type="float" office:value="918" table:style-name="ce2">
            <text:p>918</text:p>
          </table:table-cell>
          <table:table-cell office:value-type="float" office:value="1893" table:style-name="ce2">
            <text:p>189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95" table:style-name="ce2">
            <text:p>259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2" table:style-name="ce2">
            <text:p>3742</text:p>
          </table:table-cell>
          <table:table-cell office:value-type="float" office:value="76" table:style-name="ce2">
            <text:p>76</text:p>
          </table:table-cell>
          <table:table-cell office:value-type="float" office:value="960" table:style-name="ce2">
            <text:p>960</text:p>
          </table:table-cell>
          <table:table-cell office:value-type="string" table:style-name="ce2">
            <text:p>1400002C000000000000000000000000000000000120039607651E1E0A23000102750275000A0E9E004C03C0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60" table:style-name="ce6">
            <text:p>16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9 16:13:3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61" table:style-name="ce2">
            <text:p>161</text:p>
          </table:table-cell>
          <table:table-cell office:value-type="float" office:value="161" table:style-name="ce2">
            <text:p>161</text:p>
          </table:table-cell>
          <table:table-cell office:value-type="float" office:value="11223" table:style-name="ce2">
            <text:p>1122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18:09:41</text:p>
          </table:table-cell>
          <table:table-cell office:value-type="string" table:style-name="ce2">
            <text:p>2020 MAY 29 19:08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18:09:51</text:p>
          </table:table-cell>
          <table:table-cell office:value-type="string" table:style-name="ce2">
            <text:p>2020 MAY 29 19:08:52</text:p>
          </table:table-cell>
          <table:table-cell office:value-type="float" office:value="40.144599999999997" table:style-name="ce2">
            <text:p>40,1446</text:p>
          </table:table-cell>
          <table:table-cell office:value-type="float" office:value="-68.942099999999996" table:style-name="ce2">
            <text:p>-68,9421</text:p>
          </table:table-cell>
          <table:table-cell office:value-type="float" office:value="6.4036" table:style-name="ce2">
            <text:p>6,4036</text:p>
          </table:table-cell>
          <table:table-cell office:value-type="float" office:value="93.438699999999997" table:style-name="ce2">
            <text:p>93,4387</text:p>
          </table:table-cell>
          <table:table-cell office:value-type="float" office:value="93.438699999999997" table:style-name="ce2">
            <text:p>93,4387</text:p>
          </table:table-cell>
          <table:table-cell office:value-type="float" office:value="2.3155E-14" table:style-name="ce2">
            <text:p>2,3155E-14</text:p>
          </table:table-cell>
          <table:table-cell office:value-type="float" office:value="-38.368499999999997" table:style-name="ce2">
            <text:p>-38,3685</text:p>
          </table:table-cell>
          <table:table-cell office:value-type="float" office:value="97.383399999999995" table:style-name="ce2">
            <text:p>97,3834</text:p>
          </table:table-cell>
          <table:table-cell office:value-type="float" office:value="18.451899999999998" table:style-name="ce2">
            <text:p>18,4519</text:p>
          </table:table-cell>
          <table:table-cell office:value-type="float" office:value="87.518699999999995" table:style-name="ce2">
            <text:p>87,5187</text:p>
          </table:table-cell>
          <table:table-cell office:value-type="float" office:value="87.518699999999995" table:style-name="ce2">
            <text:p>87,5187</text:p>
          </table:table-cell>
          <table:table-cell office:value-type="float" office:value="2.2989999999999998E-14" table:style-name="ce2">
            <text:p>2,299E-14</text:p>
          </table:table-cell>
          <table:table-cell office:value-type="float" office:value="56.231200000000001" table:style-name="ce2">
            <text:p>56,2312</text:p>
          </table:table-cell>
          <table:table-cell office:value-type="float" office:value="210.02799999999999" table:style-name="ce2">
            <text:p>210,028</text:p>
          </table:table-cell>
          <table:table-cell office:value-type="string" table:style-name="ce2">
            <text:p>N/A</text:p>
          </table:table-cell>
          <table:table-cell office:value-type="float" office:value="537.31590000000006" table:style-name="ce2">
            <text:p>537,3159</text:p>
          </table:table-cell>
          <table:table-cell office:value-type="float" office:value="537.31590000000006" table:style-name="ce2">
            <text:p>537,31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41" table:style-name="ce2">
            <text:p>3541</text:p>
          </table:table-cell>
          <table:table-cell office:value-type="float" office:value="76" table:style-name="ce2">
            <text:p>76</text:p>
          </table:table-cell>
          <table:table-cell office:value-type="float" office:value="376" table:style-name="ce2">
            <text:p>376</text:p>
          </table:table-cell>
          <table:table-cell office:value-type="string" table:style-name="ce2">
            <text:p>1400002C0000000000000000000000000000000000000000000000000000000000000000000A0DD5004C017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61" table:style-name="ce6">
            <text:p>16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9 18:11:4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2" table:style-name="ce2">
            <text:p>162</text:p>
          </table:table-cell>
          <table:table-cell office:value-type="float" office:value="162" table:style-name="ce2">
            <text:p>162</text:p>
          </table:table-cell>
          <table:table-cell office:value-type="float" office:value="11224" table:style-name="ce2">
            <text:p>1122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20:07:42</text:p>
          </table:table-cell>
          <table:table-cell office:value-type="string" table:style-name="ce2">
            <text:p>2020 MAY 29 21:10:13</text:p>
          </table:table-cell>
          <table:table-cell office:value-type="string" table:style-name="ce2">
            <text:p>2020 MAY 29 20:12:40</text:p>
          </table:table-cell>
          <table:table-cell office:value-type="string" table:style-name="ce2">
            <text:p>2020 MAY 29 20:55:25</text:p>
          </table:table-cell>
          <table:table-cell office:value-type="string" table:style-name="ce2">
            <text:p>2020 MAY 29 20:07:52</text:p>
          </table:table-cell>
          <table:table-cell office:value-type="string" table:style-name="ce2">
            <text:p>2020 MAY 29 21:10:12</text:p>
          </table:table-cell>
          <table:table-cell office:value-type="float" office:value="39.806899999999999" table:style-name="ce2">
            <text:p>39,8069</text:p>
          </table:table-cell>
          <table:table-cell office:value-type="float" office:value="-97.714200000000005" table:style-name="ce2">
            <text:p>-97,7142</text:p>
          </table:table-cell>
          <table:table-cell office:value-type="float" office:value="6.3994" table:style-name="ce2">
            <text:p>6,3994</text:p>
          </table:table-cell>
          <table:table-cell office:value-type="float" office:value="93.4191" table:style-name="ce2">
            <text:p>93,4191</text:p>
          </table:table-cell>
          <table:table-cell office:value-type="float" office:value="93.4191" table:style-name="ce2">
            <text:p>93,4191</text:p>
          </table:table-cell>
          <table:table-cell office:value-type="float" office:value="1.0578999999999999E-14" table:style-name="ce2">
            <text:p>1,0579E-14</text:p>
          </table:table-cell>
          <table:table-cell office:value-type="float" office:value="-28.267900000000001" table:style-name="ce2">
            <text:p>-28,2679</text:p>
          </table:table-cell>
          <table:table-cell office:value-type="float" office:value="71.708399999999997" table:style-name="ce2">
            <text:p>71,7084</text:p>
          </table:table-cell>
          <table:table-cell office:value-type="float" office:value="18.708100000000002" table:style-name="ce2">
            <text:p>18,7081</text:p>
          </table:table-cell>
          <table:table-cell office:value-type="float" office:value="93.216300000000004" table:style-name="ce2">
            <text:p>93,2163</text:p>
          </table:table-cell>
          <table:table-cell office:value-type="float" office:value="93.216300000000004" table:style-name="ce2">
            <text:p>93,2163</text:p>
          </table:table-cell>
          <table:table-cell office:value-type="float" office:value="2.2490000000000001E-14" table:style-name="ce2">
            <text:p>2,249E-14</text:p>
          </table:table-cell>
          <table:table-cell office:value-type="float" office:value="56.398699999999998" table:style-name="ce2">
            <text:p>56,3987</text:p>
          </table:table-cell>
          <table:table-cell office:value-type="float" office:value="210.0779" table:style-name="ce2">
            <text:p>210,0779</text:p>
          </table:table-cell>
          <table:table-cell office:value-type="float" office:value="13.8048" table:style-name="ce2">
            <text:p>13,8048</text:p>
          </table:table-cell>
          <table:table-cell office:value-type="float" office:value="567.50670000000002" table:style-name="ce2">
            <text:p>567,5067</text:p>
          </table:table-cell>
          <table:table-cell office:value-type="float" office:value="579.9162" table:style-name="ce2">
            <text:p>579,91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8" table:style-name="ce2">
            <text:p>298</text:p>
          </table:table-cell>
          <table:table-cell office:value-type="float" office:value="928" table:style-name="ce2">
            <text:p>928</text:p>
          </table:table-cell>
          <table:table-cell office:value-type="float" office:value="1888" table:style-name="ce2">
            <text:p>188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65" table:style-name="ce2">
            <text:p>25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0" table:style-name="ce2">
            <text:p>3740</text:p>
          </table:table-cell>
          <table:table-cell office:value-type="float" office:value="76" table:style-name="ce2">
            <text:p>76</text:p>
          </table:table-cell>
          <table:table-cell office:value-type="float" office:value="943" table:style-name="ce2">
            <text:p>943</text:p>
          </table:table-cell>
          <table:table-cell office:value-type="string" table:style-name="ce2">
            <text:p>1400002C00000000000000000000000000000000012A03A007601E1E0A05000102750275000A0E9C004C03AF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456" table:style-name="ce6">
            <text:p>1456</text:p>
          </table:table-cell>
          <table:table-cell office:value-type="float" office:value="1456" table:style-name="ce6">
            <text:p>1456</text:p>
          </table:table-cell>
          <table:table-cell office:value-type="float" office:value="1" table:style-name="ce6">
            <text:p>1</text:p>
          </table:table-cell>
          <table:table-cell office:value-type="float" office:value="162" table:style-name="ce6">
            <text:p>16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9 20:09:4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63" table:style-name="ce2">
            <text:p>163</text:p>
          </table:table-cell>
          <table:table-cell office:value-type="float" office:value="163" table:style-name="ce2">
            <text:p>163</text:p>
          </table:table-cell>
          <table:table-cell office:value-type="float" office:value="11225" table:style-name="ce2">
            <text:p>112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22:05:42</text:p>
          </table:table-cell>
          <table:table-cell office:value-type="string" table:style-name="ce2">
            <text:p>2020 MAY 29 23:04:5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22:05:52</text:p>
          </table:table-cell>
          <table:table-cell office:value-type="string" table:style-name="ce2">
            <text:p>2020 MAY 29 23:04:56</text:p>
          </table:table-cell>
          <table:table-cell office:value-type="float" office:value="39.440399999999997" table:style-name="ce2">
            <text:p>39,4404</text:p>
          </table:table-cell>
          <table:table-cell office:value-type="float" office:value="-126.48390000000001" table:style-name="ce2">
            <text:p>-126,4839</text:p>
          </table:table-cell>
          <table:table-cell office:value-type="float" office:value="6.3952999999999998" table:style-name="ce2">
            <text:p>6,3953</text:p>
          </table:table-cell>
          <table:table-cell office:value-type="float" office:value="93.394400000000005" table:style-name="ce2">
            <text:p>93,3944</text:p>
          </table:table-cell>
          <table:table-cell office:value-type="float" office:value="93.394400000000005" table:style-name="ce2">
            <text:p>93,3944</text:p>
          </table:table-cell>
          <table:table-cell office:value-type="float" office:value="2.6988000000000001E-14" table:style-name="ce2">
            <text:p>2,6988E-14</text:p>
          </table:table-cell>
          <table:table-cell office:value-type="float" office:value="-37.3658" table:style-name="ce2">
            <text:p>-37,3658</text:p>
          </table:table-cell>
          <table:table-cell office:value-type="float" office:value="39.908299999999997" table:style-name="ce2">
            <text:p>39,9083</text:p>
          </table:table-cell>
          <table:table-cell office:value-type="float" office:value="18.448899999999998" table:style-name="ce2">
            <text:p>18,4489</text:p>
          </table:table-cell>
          <table:table-cell office:value-type="float" office:value="87.700400000000002" table:style-name="ce2">
            <text:p>87,7004</text:p>
          </table:table-cell>
          <table:table-cell office:value-type="float" office:value="87.700400000000002" table:style-name="ce2">
            <text:p>87,7004</text:p>
          </table:table-cell>
          <table:table-cell office:value-type="float" office:value="2.0116000000000001E-14" table:style-name="ce2">
            <text:p>2,0116E-14</text:p>
          </table:table-cell>
          <table:table-cell office:value-type="float" office:value="56.5486" table:style-name="ce2">
            <text:p>56,5486</text:p>
          </table:table-cell>
          <table:table-cell office:value-type="float" office:value="210.12780000000001" table:style-name="ce2">
            <text:p>210,1278</text:p>
          </table:table-cell>
          <table:table-cell office:value-type="string" table:style-name="ce2">
            <text:p>N/A</text:p>
          </table:table-cell>
          <table:table-cell office:value-type="float" office:value="537.77110000000005" table:style-name="ce2">
            <text:p>537,7711</text:p>
          </table:table-cell>
          <table:table-cell office:value-type="float" office:value="537.77110000000005" table:style-name="ce2">
            <text:p>537,77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44" table:style-name="ce2">
            <text:p>3544</text:p>
          </table:table-cell>
          <table:table-cell office:value-type="float" office:value="76" table:style-name="ce2">
            <text:p>76</text:p>
          </table:table-cell>
          <table:table-cell office:value-type="float" office:value="379" table:style-name="ce2">
            <text:p>379</text:p>
          </table:table-cell>
          <table:table-cell office:value-type="string" table:style-name="ce2">
            <text:p>1400002C0000000000000000000000000000000000000000000000000000000000000000000A0DD8004C017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63" table:style-name="ce6">
            <text:p>16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29 22:07:4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4" table:style-name="ce2">
            <text:p>164</text:p>
          </table:table-cell>
          <table:table-cell office:value-type="float" office:value="164" table:style-name="ce2">
            <text:p>164</text:p>
          </table:table-cell>
          <table:table-cell office:value-type="float" office:value="11226" table:style-name="ce2">
            <text:p>1122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00:03:43</text:p>
          </table:table-cell>
          <table:table-cell office:value-type="string" table:style-name="ce2">
            <text:p>2020 MAY 30 01:06:16</text:p>
          </table:table-cell>
          <table:table-cell office:value-type="string" table:style-name="ce2">
            <text:p>2020 MAY 30 00:08:52</text:p>
          </table:table-cell>
          <table:table-cell office:value-type="string" table:style-name="ce2">
            <text:p>2020 MAY 30 00:51:22</text:p>
          </table:table-cell>
          <table:table-cell office:value-type="string" table:style-name="ce2">
            <text:p>2020 MAY 30 00:03:53</text:p>
          </table:table-cell>
          <table:table-cell office:value-type="string" table:style-name="ce2">
            <text:p>2020 MAY 30 01:06:15</text:p>
          </table:table-cell>
          <table:table-cell office:value-type="float" office:value="39.032899999999998" table:style-name="ce2">
            <text:p>39,0329</text:p>
          </table:table-cell>
          <table:table-cell office:value-type="float" office:value="-155.29730000000001" table:style-name="ce2">
            <text:p>-155,2973</text:p>
          </table:table-cell>
          <table:table-cell office:value-type="float" office:value="6.3883000000000001" table:style-name="ce2">
            <text:p>6,3883</text:p>
          </table:table-cell>
          <table:table-cell office:value-type="float" office:value="93.390199999999993" table:style-name="ce2">
            <text:p>93,3902</text:p>
          </table:table-cell>
          <table:table-cell office:value-type="float" office:value="93.390199999999993" table:style-name="ce2">
            <text:p>93,3902</text:p>
          </table:table-cell>
          <table:table-cell office:value-type="float" office:value="4.0357000000000002E-14" table:style-name="ce2">
            <text:p>4,0357E-14</text:p>
          </table:table-cell>
          <table:table-cell office:value-type="float" office:value="-27.4269" table:style-name="ce2">
            <text:p>-27,4269</text:p>
          </table:table-cell>
          <table:table-cell office:value-type="float" office:value="14.013400000000001" table:style-name="ce2">
            <text:p>14,0134</text:p>
          </table:table-cell>
          <table:table-cell office:value-type="float" office:value="18.690000000000001" table:style-name="ce2">
            <text:p>18,69</text:p>
          </table:table-cell>
          <table:table-cell office:value-type="float" office:value="93.1995" table:style-name="ce2">
            <text:p>93,1995</text:p>
          </table:table-cell>
          <table:table-cell office:value-type="float" office:value="93.1995" table:style-name="ce2">
            <text:p>93,1995</text:p>
          </table:table-cell>
          <table:table-cell office:value-type="float" office:value="1.4575E-14" table:style-name="ce2">
            <text:p>1,4575E-14</text:p>
          </table:table-cell>
          <table:table-cell office:value-type="float" office:value="56.655500000000004" table:style-name="ce2">
            <text:p>56,6555</text:p>
          </table:table-cell>
          <table:table-cell office:value-type="float" office:value="210.17760000000001" table:style-name="ce2">
            <text:p>210,1776</text:p>
          </table:table-cell>
          <table:table-cell office:value-type="float" office:value="13.7026" table:style-name="ce2">
            <text:p>13,7026</text:p>
          </table:table-cell>
          <table:table-cell office:value-type="float" office:value="567.81020000000001" table:style-name="ce2">
            <text:p>567,8102</text:p>
          </table:table-cell>
          <table:table-cell office:value-type="float" office:value="580.12549999999999" table:style-name="ce2">
            <text:p>580,12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9" table:style-name="ce2">
            <text:p>309</text:p>
          </table:table-cell>
          <table:table-cell office:value-type="float" office:value="939" table:style-name="ce2">
            <text:p>939</text:p>
          </table:table-cell>
          <table:table-cell office:value-type="float" office:value="1899" table:style-name="ce2">
            <text:p>189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50" table:style-name="ce2">
            <text:p>25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2" table:style-name="ce2">
            <text:p>3742</text:p>
          </table:table-cell>
          <table:table-cell office:value-type="float" office:value="76" table:style-name="ce2">
            <text:p>76</text:p>
          </table:table-cell>
          <table:table-cell office:value-type="float" office:value="1218" table:style-name="ce2">
            <text:p>1218</text:p>
          </table:table-cell>
          <table:table-cell office:value-type="string" table:style-name="ce2">
            <text:p>1400002C00000000000000000000000000000000013503AB076B1E1E09F6000102750275000A0E9E004C04C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64" table:style-name="ce6">
            <text:p>16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0 00:05:4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65" table:style-name="ce2">
            <text:p>165</text:p>
          </table:table-cell>
          <table:table-cell office:value-type="float" office:value="165" table:style-name="ce2">
            <text:p>165</text:p>
          </table:table-cell>
          <table:table-cell office:value-type="float" office:value="11227" table:style-name="ce2">
            <text:p>1122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02:01:47</text:p>
          </table:table-cell>
          <table:table-cell office:value-type="string" table:style-name="ce2">
            <text:p>2020 MAY 30 03:01: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02:01:57</text:p>
          </table:table-cell>
          <table:table-cell office:value-type="string" table:style-name="ce2">
            <text:p>2020 MAY 30 03:01:14</text:p>
          </table:table-cell>
          <table:table-cell office:value-type="float" office:value="38.600099999999998" table:style-name="ce2">
            <text:p>38,6001</text:p>
          </table:table-cell>
          <table:table-cell office:value-type="float" office:value="175.85169999999999" table:style-name="ce2">
            <text:p>175,8517</text:p>
          </table:table-cell>
          <table:table-cell office:value-type="float" office:value="6.3796999999999997" table:style-name="ce2">
            <text:p>6,3797</text:p>
          </table:table-cell>
          <table:table-cell office:value-type="float" office:value="93.399900000000002" table:style-name="ce2">
            <text:p>93,3999</text:p>
          </table:table-cell>
          <table:table-cell office:value-type="float" office:value="93.399900000000002" table:style-name="ce2">
            <text:p>93,3999</text:p>
          </table:table-cell>
          <table:table-cell office:value-type="float" office:value="1.2722E-14" table:style-name="ce2">
            <text:p>1,2722E-14</text:p>
          </table:table-cell>
          <table:table-cell office:value-type="float" office:value="-36.083300000000001" table:style-name="ce2">
            <text:p>-36,0833</text:p>
          </table:table-cell>
          <table:table-cell office:value-type="float" office:value="-17.6219" table:style-name="ce2">
            <text:p>-17,6219</text:p>
          </table:table-cell>
          <table:table-cell office:value-type="float" office:value="18.445799999999998" table:style-name="ce2">
            <text:p>18,4458</text:p>
          </table:table-cell>
          <table:table-cell office:value-type="float" office:value="87.951599999999999" table:style-name="ce2">
            <text:p>87,9516</text:p>
          </table:table-cell>
          <table:table-cell office:value-type="float" office:value="87.951599999999999" table:style-name="ce2">
            <text:p>87,9516</text:p>
          </table:table-cell>
          <table:table-cell office:value-type="float" office:value="1.2006E-14" table:style-name="ce2">
            <text:p>1,2006E-14</text:p>
          </table:table-cell>
          <table:table-cell office:value-type="float" office:value="56.744300000000003" table:style-name="ce2">
            <text:p>56,7443</text:p>
          </table:table-cell>
          <table:table-cell office:value-type="float" office:value="210.22749999999999" table:style-name="ce2">
            <text:p>210,2275</text:p>
          </table:table-cell>
          <table:table-cell office:value-type="string" table:style-name="ce2">
            <text:p>N/A</text:p>
          </table:table-cell>
          <table:table-cell office:value-type="float" office:value="539.74379999999996" table:style-name="ce2">
            <text:p>539,7438</text:p>
          </table:table-cell>
          <table:table-cell office:value-type="float" office:value="539.74379999999996" table:style-name="ce2">
            <text:p>539,74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57" table:style-name="ce2">
            <text:p>3557</text:p>
          </table:table-cell>
          <table:table-cell office:value-type="float" office:value="76" table:style-name="ce2">
            <text:p>76</text:p>
          </table:table-cell>
          <table:table-cell office:value-type="float" office:value="392" table:style-name="ce2">
            <text:p>392</text:p>
          </table:table-cell>
          <table:table-cell office:value-type="string" table:style-name="ce2">
            <text:p>1400002C0000000000000000000000000000000000000000000000000000000000000000000A0DE5004C018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65" table:style-name="ce6">
            <text:p>16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0 02:03:4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6" table:style-name="ce2">
            <text:p>166</text:p>
          </table:table-cell>
          <table:table-cell office:value-type="float" office:value="166" table:style-name="ce2">
            <text:p>166</text:p>
          </table:table-cell>
          <table:table-cell office:value-type="float" office:value="11228" table:style-name="ce2">
            <text:p>112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03:59:53</text:p>
          </table:table-cell>
          <table:table-cell office:value-type="string" table:style-name="ce2">
            <text:p>2020 MAY 30 04:59:23</text:p>
          </table:table-cell>
          <table:table-cell office:value-type="string" table:style-name="ce2">
            <text:p>2020 MAY 30 04:06:40</text:p>
          </table:table-cell>
          <table:table-cell office:value-type="string" table:style-name="ce2">
            <text:p>2020 MAY 30 04:45:55</text:p>
          </table:table-cell>
          <table:table-cell office:value-type="string" table:style-name="ce2">
            <text:p>2020 MAY 30 04:00:03</text:p>
          </table:table-cell>
          <table:table-cell office:value-type="string" table:style-name="ce2">
            <text:p>2020 MAY 30 04:59:22</text:p>
          </table:table-cell>
          <table:table-cell office:value-type="float" office:value="38.162599999999998" table:style-name="ce2">
            <text:p>38,1626</text:p>
          </table:table-cell>
          <table:table-cell office:value-type="float" office:value="147.0258" table:style-name="ce2">
            <text:p>147,0258</text:p>
          </table:table-cell>
          <table:table-cell office:value-type="float" office:value="6.3733000000000004" table:style-name="ce2">
            <text:p>6,3733</text:p>
          </table:table-cell>
          <table:table-cell office:value-type="float" office:value="93.384200000000007" table:style-name="ce2">
            <text:p>93,3842</text:p>
          </table:table-cell>
          <table:table-cell office:value-type="float" office:value="93.384200000000007" table:style-name="ce2">
            <text:p>93,3842</text:p>
          </table:table-cell>
          <table:table-cell office:value-type="float" office:value="2.4841000000000001E-14" table:style-name="ce2">
            <text:p>2,4841E-14</text:p>
          </table:table-cell>
          <table:table-cell office:value-type="float" office:value="-35.515000000000001" table:style-name="ce2">
            <text:p>-35,515</text:p>
          </table:table-cell>
          <table:table-cell office:value-type="float" office:value="-46.395299999999999" table:style-name="ce2">
            <text:p>-46,3953</text:p>
          </table:table-cell>
          <table:table-cell office:value-type="float" office:value="18.4436" table:style-name="ce2">
            <text:p>18,4436</text:p>
          </table:table-cell>
          <table:table-cell office:value-type="float" office:value="88.050399999999996" table:style-name="ce2">
            <text:p>88,0504</text:p>
          </table:table-cell>
          <table:table-cell office:value-type="float" office:value="88.050399999999996" table:style-name="ce2">
            <text:p>88,0504</text:p>
          </table:table-cell>
          <table:table-cell office:value-type="float" office:value="4.9682000000000002E-14" table:style-name="ce2">
            <text:p>4,9682E-14</text:p>
          </table:table-cell>
          <table:table-cell office:value-type="float" office:value="56.8718" table:style-name="ce2">
            <text:p>56,8718</text:p>
          </table:table-cell>
          <table:table-cell office:value-type="float" office:value="210.2775" table:style-name="ce2">
            <text:p>210,2775</text:p>
          </table:table-cell>
          <table:table-cell office:value-type="float" office:value="12.3728" table:style-name="ce2">
            <text:p>12,3728</text:p>
          </table:table-cell>
          <table:table-cell office:value-type="float" office:value="540.04179999999997" table:style-name="ce2">
            <text:p>540,0418</text:p>
          </table:table-cell>
          <table:table-cell office:value-type="float" office:value="551.13390000000004" table:style-name="ce2">
            <text:p>551,13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7" table:style-name="ce2">
            <text:p>407</text:p>
          </table:table-cell>
          <table:table-cell office:value-type="float" office:value="1037" table:style-name="ce2">
            <text:p>1037</text:p>
          </table:table-cell>
          <table:table-cell office:value-type="float" office:value="1892" table:style-name="ce2">
            <text:p>189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355" table:style-name="ce2">
            <text:p>235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559" table:style-name="ce2">
            <text:p>3559</text:p>
          </table:table-cell>
          <table:table-cell office:value-type="float" office:value="76" table:style-name="ce2">
            <text:p>76</text:p>
          </table:table-cell>
          <table:table-cell office:value-type="float" office:value="1029" table:style-name="ce2">
            <text:p>1029</text:p>
          </table:table-cell>
          <table:table-cell office:value-type="string" table:style-name="ce2">
            <text:p>1400002C000000000000000000000000000000000197040D07641E1E0933000102750275000A0DE7004C0405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872" table:style-name="ce6">
            <text:p>872</text:p>
          </table:table-cell>
          <table:table-cell office:value-type="float" office:value="872" table:style-name="ce6">
            <text:p>872</text:p>
          </table:table-cell>
          <table:table-cell office:value-type="float" office:value="1" table:style-name="ce6">
            <text:p>1</text:p>
          </table:table-cell>
          <table:table-cell office:value-type="float" office:value="166" table:style-name="ce6">
            <text:p>16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0 04:01:53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7" table:style-name="ce2">
            <text:p>167</text:p>
          </table:table-cell>
          <table:table-cell office:value-type="float" office:value="167" table:style-name="ce2">
            <text:p>167</text:p>
          </table:table-cell>
          <table:table-cell office:value-type="float" office:value="11229" table:style-name="ce2">
            <text:p>1122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05:57:58</text:p>
          </table:table-cell>
          <table:table-cell office:value-type="string" table:style-name="ce2">
            <text:p>2020 MAY 30 07:00:29</text:p>
          </table:table-cell>
          <table:table-cell office:value-type="string" table:style-name="ce2">
            <text:p>2020 MAY 30 06:03:21</text:p>
          </table:table-cell>
          <table:table-cell office:value-type="string" table:style-name="ce2">
            <text:p>2020 MAY 30 06:45:21</text:p>
          </table:table-cell>
          <table:table-cell office:value-type="string" table:style-name="ce2">
            <text:p>2020 MAY 30 05:58:08</text:p>
          </table:table-cell>
          <table:table-cell office:value-type="string" table:style-name="ce2">
            <text:p>2020 MAY 30 07:00:28</text:p>
          </table:table-cell>
          <table:table-cell office:value-type="float" office:value="37.78" table:style-name="ce2">
            <text:p>37,78</text:p>
          </table:table-cell>
          <table:table-cell office:value-type="float" office:value="118.22029999999999" table:style-name="ce2">
            <text:p>118,2203</text:p>
          </table:table-cell>
          <table:table-cell office:value-type="float" office:value="6.3681000000000001" table:style-name="ce2">
            <text:p>6,3681</text:p>
          </table:table-cell>
          <table:table-cell office:value-type="float" office:value="93.368799999999993" table:style-name="ce2">
            <text:p>93,3688</text:p>
          </table:table-cell>
          <table:table-cell office:value-type="float" office:value="93.368799999999993" table:style-name="ce2">
            <text:p>93,3688</text:p>
          </table:table-cell>
          <table:table-cell office:value-type="float" office:value="3.4403E-14" table:style-name="ce2">
            <text:p>3,4403E-14</text:p>
          </table:table-cell>
          <table:table-cell office:value-type="float" office:value="-26.187000000000001" table:style-name="ce2">
            <text:p>-26,187</text:p>
          </table:table-cell>
          <table:table-cell office:value-type="float" office:value="-72.558199999999999" table:style-name="ce2">
            <text:p>-72,5582</text:p>
          </table:table-cell>
          <table:table-cell office:value-type="float" office:value="18.6633" table:style-name="ce2">
            <text:p>18,6633</text:p>
          </table:table-cell>
          <table:table-cell office:value-type="float" office:value="93.166499999999999" table:style-name="ce2">
            <text:p>93,1665</text:p>
          </table:table-cell>
          <table:table-cell office:value-type="float" office:value="93.166499999999999" table:style-name="ce2">
            <text:p>93,1665</text:p>
          </table:table-cell>
          <table:table-cell office:value-type="float" office:value="2.5043999999999999E-14" table:style-name="ce2">
            <text:p>2,5044E-14</text:p>
          </table:table-cell>
          <table:table-cell office:value-type="float" office:value="57.030500000000004" table:style-name="ce2">
            <text:p>57,0305</text:p>
          </table:table-cell>
          <table:table-cell office:value-type="float" office:value="210.32740000000001" table:style-name="ce2">
            <text:p>210,3274</text:p>
          </table:table-cell>
          <table:table-cell office:value-type="float" office:value="13.497999999999999" table:style-name="ce2">
            <text:p>13,498</text:p>
          </table:table-cell>
          <table:table-cell office:value-type="float" office:value="567.50670000000002" table:style-name="ce2">
            <text:p>567,5067</text:p>
          </table:table-cell>
          <table:table-cell office:value-type="float" office:value="579.63390000000004" table:style-name="ce2">
            <text:p>579,63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3" table:style-name="ce2">
            <text:p>323</text:p>
          </table:table-cell>
          <table:table-cell office:value-type="float" office:value="953" table:style-name="ce2">
            <text:p>953</text:p>
          </table:table-cell>
          <table:table-cell office:value-type="float" office:value="1898" table:style-name="ce2">
            <text:p>189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20" table:style-name="ce2">
            <text:p>25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0" table:style-name="ce2">
            <text:p>3740</text:p>
          </table:table-cell>
          <table:table-cell office:value-type="float" office:value="76" table:style-name="ce2">
            <text:p>76</text:p>
          </table:table-cell>
          <table:table-cell office:value-type="float" office:value="1213" table:style-name="ce2">
            <text:p>1213</text:p>
          </table:table-cell>
          <table:table-cell office:value-type="string" table:style-name="ce2">
            <text:p>1400002C00000000000000000000000000000000014303B9076A1E1E09D8000102750275000A0E9C004C04B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67" table:style-name="ce6">
            <text:p>16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0 05:59:5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68" table:style-name="ce2">
            <text:p>168</text:p>
          </table:table-cell>
          <table:table-cell office:value-type="float" office:value="168" table:style-name="ce2">
            <text:p>168</text:p>
          </table:table-cell>
          <table:table-cell office:value-type="float" office:value="11230" table:style-name="ce2">
            <text:p>112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07:56:00</text:p>
          </table:table-cell>
          <table:table-cell office:value-type="string" table:style-name="ce2">
            <text:p>2020 MAY 30 08:55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07:56:10</text:p>
          </table:table-cell>
          <table:table-cell office:value-type="string" table:style-name="ce2">
            <text:p>2020 MAY 30 08:55:30</text:p>
          </table:table-cell>
          <table:table-cell office:value-type="float" office:value="37.440800000000003" table:style-name="ce2">
            <text:p>37,4408</text:p>
          </table:table-cell>
          <table:table-cell office:value-type="float" office:value="89.438900000000004" table:style-name="ce2">
            <text:p>89,4389</text:p>
          </table:table-cell>
          <table:table-cell office:value-type="float" office:value="6.3635999999999999" table:style-name="ce2">
            <text:p>6,3636</text:p>
          </table:table-cell>
          <table:table-cell office:value-type="float" office:value="93.354600000000005" table:style-name="ce2">
            <text:p>93,3546</text:p>
          </table:table-cell>
          <table:table-cell office:value-type="float" office:value="93.354600000000005" table:style-name="ce2">
            <text:p>93,3546</text:p>
          </table:table-cell>
          <table:table-cell office:value-type="float" office:value="3.1806E-14" table:style-name="ce2">
            <text:p>3,1806E-14</text:p>
          </table:table-cell>
          <table:table-cell office:value-type="float" office:value="-34.519399999999997" table:style-name="ce2">
            <text:p>-34,5194</text:p>
          </table:table-cell>
          <table:table-cell office:value-type="float" office:value="-103.9106" table:style-name="ce2">
            <text:p>-103,9106</text:p>
          </table:table-cell>
          <table:table-cell office:value-type="float" office:value="18.4389" table:style-name="ce2">
            <text:p>18,4389</text:p>
          </table:table-cell>
          <table:table-cell office:value-type="float" office:value="88.213399999999993" table:style-name="ce2">
            <text:p>88,2134</text:p>
          </table:table-cell>
          <table:table-cell office:value-type="float" office:value="88.213399999999993" table:style-name="ce2">
            <text:p>88,2134</text:p>
          </table:table-cell>
          <table:table-cell office:value-type="float" office:value="3.0005000000000001E-14" table:style-name="ce2">
            <text:p>3,0005E-14</text:p>
          </table:table-cell>
          <table:table-cell office:value-type="float" office:value="57.194400000000002" table:style-name="ce2">
            <text:p>57,1944</text:p>
          </table:table-cell>
          <table:table-cell office:value-type="float" office:value="210.37729999999999" table:style-name="ce2">
            <text:p>210,3773</text:p>
          </table:table-cell>
          <table:table-cell office:value-type="string" table:style-name="ce2">
            <text:p>N/A</text:p>
          </table:table-cell>
          <table:table-cell office:value-type="float" office:value="540.19899999999996" table:style-name="ce2">
            <text:p>540,199</text:p>
          </table:table-cell>
          <table:table-cell office:value-type="float" office:value="540.19899999999996" table:style-name="ce2">
            <text:p>540,1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60" table:style-name="ce2">
            <text:p>3560</text:p>
          </table:table-cell>
          <table:table-cell office:value-type="float" office:value="76" table:style-name="ce2">
            <text:p>76</text:p>
          </table:table-cell>
          <table:table-cell office:value-type="float" office:value="395" table:style-name="ce2">
            <text:p>395</text:p>
          </table:table-cell>
          <table:table-cell office:value-type="string" table:style-name="ce2">
            <text:p>1400002C0000000000000000000000000000000000000000000000000000000000000000000A0DE8004C018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68" table:style-name="ce6">
            <text:p>16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0 07:58:0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9" table:style-name="ce2">
            <text:p>169</text:p>
          </table:table-cell>
          <table:table-cell office:value-type="float" office:value="169" table:style-name="ce2">
            <text:p>169</text:p>
          </table:table-cell>
          <table:table-cell office:value-type="float" office:value="11231" table:style-name="ce2">
            <text:p>112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09:53:59</text:p>
          </table:table-cell>
          <table:table-cell office:value-type="string" table:style-name="ce2">
            <text:p>2020 MAY 30 10:56:28</text:p>
          </table:table-cell>
          <table:table-cell office:value-type="string" table:style-name="ce2">
            <text:p>2020 MAY 30 09:59:36</text:p>
          </table:table-cell>
          <table:table-cell office:value-type="string" table:style-name="ce2">
            <text:p>2020 MAY 30 10:41:06</text:p>
          </table:table-cell>
          <table:table-cell office:value-type="string" table:style-name="ce2">
            <text:p>2020 MAY 30 09:54:09</text:p>
          </table:table-cell>
          <table:table-cell office:value-type="string" table:style-name="ce2">
            <text:p>2020 MAY 30 10:56:27</text:p>
          </table:table-cell>
          <table:table-cell office:value-type="float" office:value="37.091799999999999" table:style-name="ce2">
            <text:p>37,0918</text:p>
          </table:table-cell>
          <table:table-cell office:value-type="float" office:value="60.664000000000001" table:style-name="ce2">
            <text:p>60,664</text:p>
          </table:table-cell>
          <table:table-cell office:value-type="float" office:value="6.3589000000000002" table:style-name="ce2">
            <text:p>6,3589</text:p>
          </table:table-cell>
          <table:table-cell office:value-type="float" office:value="93.342500000000001" table:style-name="ce2">
            <text:p>93,3425</text:p>
          </table:table-cell>
          <table:table-cell office:value-type="float" office:value="93.342500000000001" table:style-name="ce2">
            <text:p>93,3425</text:p>
          </table:table-cell>
          <table:table-cell office:value-type="float" office:value="2.1336000000000001E-14" table:style-name="ce2">
            <text:p>2,1336E-14</text:p>
          </table:table-cell>
          <table:table-cell office:value-type="float" office:value="-25.481300000000001" table:style-name="ce2">
            <text:p>-25,4813</text:p>
          </table:table-cell>
          <table:table-cell office:value-type="float" office:value="-130.21129999999999" table:style-name="ce2">
            <text:p>-130,2113</text:p>
          </table:table-cell>
          <table:table-cell office:value-type="float" office:value="18.647200000000002" table:style-name="ce2">
            <text:p>18,6472</text:p>
          </table:table-cell>
          <table:table-cell office:value-type="float" office:value="93.127499999999998" table:style-name="ce2">
            <text:p>93,1275</text:p>
          </table:table-cell>
          <table:table-cell office:value-type="float" office:value="93.127499999999998" table:style-name="ce2">
            <text:p>93,1275</text:p>
          </table:table-cell>
          <table:table-cell office:value-type="float" office:value="3.7633000000000002E-14" table:style-name="ce2">
            <text:p>3,7633E-14</text:p>
          </table:table-cell>
          <table:table-cell office:value-type="float" office:value="57.3369" table:style-name="ce2">
            <text:p>57,3369</text:p>
          </table:table-cell>
          <table:table-cell office:value-type="float" office:value="210.4272" table:style-name="ce2">
            <text:p>210,4272</text:p>
          </table:table-cell>
          <table:table-cell office:value-type="float" office:value="13.2934" table:style-name="ce2">
            <text:p>13,2934</text:p>
          </table:table-cell>
          <table:table-cell office:value-type="float" office:value="567.20320000000004" table:style-name="ce2">
            <text:p>567,2032</text:p>
          </table:table-cell>
          <table:table-cell office:value-type="float" office:value="579.1422" table:style-name="ce2">
            <text:p>579,14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7" table:style-name="ce2">
            <text:p>337</text:p>
          </table:table-cell>
          <table:table-cell office:value-type="float" office:value="967" table:style-name="ce2">
            <text:p>967</text:p>
          </table:table-cell>
          <table:table-cell office:value-type="float" office:value="1897" table:style-name="ce2">
            <text:p>189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90" table:style-name="ce2">
            <text:p>24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1208" table:style-name="ce2">
            <text:p>1208</text:p>
          </table:table-cell>
          <table:table-cell office:value-type="string" table:style-name="ce2">
            <text:p>1400002C00000000000000000000000000000000015103C707691E1E09BA000102750275000A0E9A004C04B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60" table:style-name="ce6">
            <text:p>1360</text:p>
          </table:table-cell>
          <table:table-cell office:value-type="float" office:value="1360" table:style-name="ce6">
            <text:p>1360</text:p>
          </table:table-cell>
          <table:table-cell office:value-type="float" office:value="1" table:style-name="ce6">
            <text:p>1</text:p>
          </table:table-cell>
          <table:table-cell office:value-type="float" office:value="169" table:style-name="ce6">
            <text:p>16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0 09:55:59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70" table:style-name="ce2">
            <text:p>170</text:p>
          </table:table-cell>
          <table:table-cell office:value-type="float" office:value="170" table:style-name="ce2">
            <text:p>170</text:p>
          </table:table-cell>
          <table:table-cell office:value-type="float" office:value="11232" table:style-name="ce2">
            <text:p>1123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11:52:00</text:p>
          </table:table-cell>
          <table:table-cell office:value-type="string" table:style-name="ce3">
            <text:p>2020 MAY 30 12:54:3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11:52:10</text:p>
          </table:table-cell>
          <table:table-cell office:value-type="string" table:style-name="ce2">
            <text:p>2020 MAY 30 12:54:29</text:p>
          </table:table-cell>
          <table:table-cell office:value-type="float" office:value="36.637900000000002" table:style-name="ce2">
            <text:p>36,6379</text:p>
          </table:table-cell>
          <table:table-cell office:value-type="float" office:value="31.854800000000001" table:style-name="ce2">
            <text:p>31,8548</text:p>
          </table:table-cell>
          <table:table-cell office:value-type="float" office:value="6.3521999999999998" table:style-name="ce2">
            <text:p>6,3522</text:p>
          </table:table-cell>
          <table:table-cell office:value-type="float" office:value="93.327200000000005" table:style-name="ce2">
            <text:p>93,3272</text:p>
          </table:table-cell>
          <table:table-cell office:value-type="float" office:value="93.327200000000005" table:style-name="ce2">
            <text:p>93,3272</text:p>
          </table:table-cell>
          <table:table-cell office:value-type="float" office:value="4.5871000000000001E-14" table:style-name="ce2">
            <text:p>4,5871E-14</text:p>
          </table:table-cell>
          <table:table-cell office:value-type="float" office:value="-25.045400000000001" table:style-name="ce2">
            <text:p>-25,0454</text:p>
          </table:table-cell>
          <table:table-cell office:value-type="float" office:value="-159.06989999999999" table:style-name="ce2">
            <text:p>-159,0699</text:p>
          </table:table-cell>
          <table:table-cell office:value-type="float" office:value="18.637499999999999" table:style-name="ce2">
            <text:p>18,6375</text:p>
          </table:table-cell>
          <table:table-cell office:value-type="float" office:value="93.110200000000006" table:style-name="ce2">
            <text:p>93,1102</text:p>
          </table:table-cell>
          <table:table-cell office:value-type="float" office:value="93.110200000000006" table:style-name="ce2">
            <text:p>93,1102</text:p>
          </table:table-cell>
          <table:table-cell office:value-type="float" office:value="2.736E-14" table:style-name="ce2">
            <text:p>2,736E-14</text:p>
          </table:table-cell>
          <table:table-cell office:value-type="float" office:value="57.424300000000002" table:style-name="ce2">
            <text:p>57,4243</text:p>
          </table:table-cell>
          <table:table-cell office:value-type="float" office:value="210.47710000000001" table:style-name="ce2">
            <text:p>210,4771</text:p>
          </table:table-cell>
          <table:table-cell office:value-type="string" table:style-name="ce2">
            <text:p>N/A</text:p>
          </table:table-cell>
          <table:table-cell office:value-type="float" office:value="567.36040000000003" table:style-name="ce2">
            <text:p>567,3604</text:p>
          </table:table-cell>
          <table:table-cell office:value-type="float" office:value="567.36040000000003" table:style-name="ce2">
            <text:p>567,36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319" table:style-name="ce2">
            <text:p>319</text:p>
          </table:table-cell>
          <table:table-cell office:value-type="string" table:style-name="ce2">
            <text:p>1400002C0000000000000000000000000000000000000000000000000000000000000000000A0E9B004C013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70" table:style-name="ce6">
            <text:p>17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0 11:54:0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171" table:style-name="ce5">
            <text:p>171</text:p>
          </table:table-cell>
          <table:table-cell office:value-type="float" office:value="171" table:style-name="ce5">
            <text:p>171</text:p>
          </table:table-cell>
          <table:table-cell office:value-type="float" office:value="11233" table:style-name="ce5">
            <text:p>1123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2020 MAY 30 13:50:05</text:p>
          </table:table-cell>
          <table:table-cell office:value-type="string" table:style-name="ce5">
            <text:p>2020 MAY 30 14:52:36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2020 MAY 30 13:50:15</text:p>
          </table:table-cell>
          <table:table-cell office:value-type="string" table:style-name="ce5">
            <text:p>2020 MAY 30 14:52:35</text:p>
          </table:table-cell>
          <table:table-cell office:value-type="float" office:value="36.160699999999999" table:style-name="ce5">
            <text:p>36,1607</text:p>
          </table:table-cell>
          <table:table-cell office:value-type="float" office:value="3.0152000000000001" table:style-name="ce5">
            <text:p>3,0152</text:p>
          </table:table-cell>
          <table:table-cell office:value-type="float" office:value="6.3446999999999996" table:style-name="ce5">
            <text:p>6,3447</text:p>
          </table:table-cell>
          <table:table-cell office:value-type="float" office:value="93.318100000000001" table:style-name="ce5">
            <text:p>93,3181</text:p>
          </table:table-cell>
          <table:table-cell office:value-type="float" office:value="93.318100000000001" table:style-name="ce5">
            <text:p>93,3181</text:p>
          </table:table-cell>
          <table:table-cell office:value-type="float" office:value="1.4575E-14" table:style-name="ce5">
            <text:p>1,4575E-14</text:p>
          </table:table-cell>
          <table:table-cell office:value-type="float" office:value="-24.540600000000001" table:style-name="ce5">
            <text:p>-24,5406</text:p>
          </table:table-cell>
          <table:table-cell office:value-type="float" office:value="172.05709999999999" table:style-name="ce5">
            <text:p>172,0571</text:p>
          </table:table-cell>
          <table:table-cell office:value-type="float" office:value="18.6281" table:style-name="ce5">
            <text:p>18,6281</text:p>
          </table:table-cell>
          <table:table-cell office:value-type="float" office:value="93.111900000000006" table:style-name="ce5">
            <text:p>93,1119</text:p>
          </table:table-cell>
          <table:table-cell office:value-type="float" office:value="93.111900000000006" table:style-name="ce5">
            <text:p>93,1119</text:p>
          </table:table-cell>
          <table:table-cell office:value-type="float" office:value="4.2105000000000001E-14" table:style-name="ce5">
            <text:p>4,2105E-14</text:p>
          </table:table-cell>
          <table:table-cell office:value-type="float" office:value="57.508200000000002" table:style-name="ce5">
            <text:p>57,5082</text:p>
          </table:table-cell>
          <table:table-cell office:value-type="float" office:value="210.52699999999999" table:style-name="ce5">
            <text:p>210,527</text:p>
          </table:table-cell>
          <table:table-cell office:value-type="string" table:style-name="ce5">
            <text:p>N/A</text:p>
          </table:table-cell>
          <table:table-cell office:value-type="float" office:value="567.51210000000003" table:style-name="ce5">
            <text:p>567,5121</text:p>
          </table:table-cell>
          <table:table-cell office:value-type="float" office:value="567.51210000000003" table:style-name="ce5">
            <text:p>567,51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3740" table:style-name="ce5">
            <text:p>3740</text:p>
          </table:table-cell>
          <table:table-cell office:value-type="float" office:value="76" table:style-name="ce5">
            <text:p>76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1400002C0000000000000000000000000000000000000000000000000000000000000000000A0E9C004C0140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71" table:style-name="ce8">
            <text:p>171</text:p>
          </table:table-cell>
          <table:table-cell office:value-type="string" table:style-name="ce8">
            <text:p>dayside</text:p>
          </table:table-cell>
          <table:table-cell office:value-type="string" table:style-name="ce8">
            <text:p>2020 MAY 30 13:52:05</text:p>
          </table:table-cell>
          <table:table-cell office:value-type="string" table:style-name="ce8">
            <text:p>ALL OFF</text:p>
          </table:table-cell>
          <table:table-cell table:number-columns-repeated="16317" table:style-name="ce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72" table:style-name="ce2">
            <text:p>172</text:p>
          </table:table-cell>
          <table:table-cell office:value-type="float" office:value="172" table:style-name="ce2">
            <text:p>172</text:p>
          </table:table-cell>
          <table:table-cell office:value-type="float" office:value="11234" table:style-name="ce2">
            <text:p>1123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2020 MAY 30 15:48:11</text:p>
          </table:table-cell>
          <table:table-cell office:value-type="string" table:style-name="ce2">
            <text:p>2020 MAY 30 16:50:4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15:48:21</text:p>
          </table:table-cell>
          <table:table-cell office:value-type="string" table:style-name="ce2">
            <text:p>2020 MAY 30 16:50:42</text:p>
          </table:table-cell>
          <table:table-cell office:value-type="float" office:value="35.721499999999999" table:style-name="ce2">
            <text:p>35,7215</text:p>
          </table:table-cell>
          <table:table-cell office:value-type="float" office:value="-25.8172" table:style-name="ce2">
            <text:p>-25,8172</text:p>
          </table:table-cell>
          <table:table-cell office:value-type="float" office:value="6.3377999999999997" table:style-name="ce2">
            <text:p>6,3378</text:p>
          </table:table-cell>
          <table:table-cell office:value-type="float" office:value="93.3095" table:style-name="ce2">
            <text:p>93,3095</text:p>
          </table:table-cell>
          <table:table-cell office:value-type="float" office:value="93.3095" table:style-name="ce2">
            <text:p>93,3095</text:p>
          </table:table-cell>
          <table:table-cell office:value-type="float" office:value="2.7909000000000001E-14" table:style-name="ce2">
            <text:p>2,7909E-14</text:p>
          </table:table-cell>
          <table:table-cell office:value-type="float" office:value="-24.066099999999999" table:style-name="ce2">
            <text:p>-24,0661</text:p>
          </table:table-cell>
          <table:table-cell office:value-type="float" office:value="143.1962" table:style-name="ce2">
            <text:p>143,1962</text:p>
          </table:table-cell>
          <table:table-cell office:value-type="float" office:value="18.619700000000002" table:style-name="ce2">
            <text:p>18,6197</text:p>
          </table:table-cell>
          <table:table-cell office:value-type="float" office:value="93.118799999999993" table:style-name="ce2">
            <text:p>93,1188</text:p>
          </table:table-cell>
          <table:table-cell office:value-type="float" office:value="93.118799999999993" table:style-name="ce2">
            <text:p>93,1188</text:p>
          </table:table-cell>
          <table:table-cell office:value-type="float" office:value="1.4224000000000001E-14" table:style-name="ce2">
            <text:p>1,4224E-14</text:p>
          </table:table-cell>
          <table:table-cell office:value-type="float" office:value="57.619399999999999" table:style-name="ce2">
            <text:p>57,6194</text:p>
          </table:table-cell>
          <table:table-cell office:value-type="float" office:value="210.57689999999999" table:style-name="ce2">
            <text:p>210,5769</text:p>
          </table:table-cell>
          <table:table-cell office:value-type="string" table:style-name="ce2">
            <text:p>N/A</text:p>
          </table:table-cell>
          <table:table-cell office:value-type="float" office:value="567.66390000000001" table:style-name="ce2">
            <text:p>567,6639</text:p>
          </table:table-cell>
          <table:table-cell office:value-type="float" office:value="567.66390000000001" table:style-name="ce2">
            <text:p>567,66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41" table:style-name="ce2">
            <text:p>3741</text:p>
          </table:table-cell>
          <table:table-cell office:value-type="float" office:value="76" table:style-name="ce2">
            <text:p>76</text:p>
          </table:table-cell>
          <table:table-cell office:value-type="float" office:value="321" table:style-name="ce2">
            <text:p>321</text:p>
          </table:table-cell>
          <table:table-cell office:value-type="string" table:style-name="ce2">
            <text:p>1400002C0000000000000000000000000000000000000000000000000000000000000000000A0E9D004C014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72" table:style-name="ce6">
            <text:p>17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0 15:50:11</text:p>
          </table:table-cell>
          <table:table-cell office:value-type="string" table:style-name="ce6">
            <text:p>ALL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73" table:style-name="ce2">
            <text:p>173</text:p>
          </table:table-cell>
          <table:table-cell office:value-type="float" office:value="173" table:style-name="ce2">
            <text:p>173</text:p>
          </table:table-cell>
          <table:table-cell office:value-type="float" office:value="11235" table:style-name="ce2">
            <text:p>1123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17:36:16</text:p>
          </table:table-cell>
          <table:table-cell office:value-type="string" table:style-name="ce2">
            <text:p>2020 MAY 30 18:45:59</text:p>
          </table:table-cell>
          <table:table-cell office:value-type="string" table:style-name="ce2">
            <text:p>2020 MAY 30 17:36:26</text:p>
          </table:table-cell>
          <table:table-cell office:value-type="string" table:style-name="ce2">
            <text:p>2020 MAY 30 18:45:56</text:p>
          </table:table-cell>
          <table:table-cell office:value-type="string" table:style-name="ce2">
            <text:p>2020 MAY 30 17:36:26</text:p>
          </table:table-cell>
          <table:table-cell office:value-type="string" table:style-name="ce2">
            <text:p>2020 MAY 30 18:45:58</text:p>
          </table:table-cell>
          <table:table-cell office:value-type="float" office:value="62.549599999999998" table:style-name="ce2">
            <text:p>62,5496</text:p>
          </table:table-cell>
          <table:table-cell office:value-type="float" office:value="-73.049899999999994" table:style-name="ce2">
            <text:p>-73,0499</text:p>
          </table:table-cell>
          <table:table-cell office:value-type="float" office:value="4.9419000000000004" table:style-name="ce2">
            <text:p>4,9419</text:p>
          </table:table-cell>
          <table:table-cell office:value-type="float" office:value="108.3524" table:style-name="ce2">
            <text:p>108,3524</text:p>
          </table:table-cell>
          <table:table-cell office:value-type="float" office:value="108.3524" table:style-name="ce2">
            <text:p>108,3524</text:p>
          </table:table-cell>
          <table:table-cell office:value-type="float" office:value="1.7200999999999998E-14" table:style-name="ce2">
            <text:p>1,7201E-14</text:p>
          </table:table-cell>
          <table:table-cell office:value-type="float" office:value="-31.9284" table:style-name="ce2">
            <text:p>-31,9284</text:p>
          </table:table-cell>
          <table:table-cell office:value-type="float" office:value="112.08499999999999" table:style-name="ce2">
            <text:p>112,085</text:p>
          </table:table-cell>
          <table:table-cell office:value-type="float" office:value="18.414999999999999" table:style-name="ce2">
            <text:p>18,415</text:p>
          </table:table-cell>
          <table:table-cell office:value-type="float" office:value="88.495999999999995" table:style-name="ce2">
            <text:p>88,496</text:p>
          </table:table-cell>
          <table:table-cell office:value-type="float" office:value="88.495999999999995" table:style-name="ce2">
            <text:p>88,496</text:p>
          </table:table-cell>
          <table:table-cell office:value-type="float" office:value="2.4841000000000001E-14" table:style-name="ce2">
            <text:p>2,4841E-14</text:p>
          </table:table-cell>
          <table:table-cell office:value-type="float" office:value="57.724600000000002" table:style-name="ce2">
            <text:p>57,7246</text:p>
          </table:table-cell>
          <table:table-cell office:value-type="float" office:value="210.62270000000001" table:style-name="ce2">
            <text:p>210,6227</text:p>
          </table:table-cell>
          <table:table-cell office:value-type="float" office:value="24.749700000000001" table:style-name="ce2">
            <text:p>24,7497</text:p>
          </table:table-cell>
          <table:table-cell office:value-type="float" office:value="633.05830000000003" table:style-name="ce2">
            <text:p>633,0583</text:p>
          </table:table-cell>
          <table:table-cell office:value-type="float" office:value="655.53599999999994" table:style-name="ce2">
            <text:p>655,5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10" table:style-name="ce2">
            <text:p>241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170" table:style-name="ce2">
            <text:p>417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172" table:style-name="ce2">
            <text:p>4172</text:p>
          </table:table-cell>
          <table:table-cell office:value-type="float" office:value="76" table:style-name="ce2">
            <text:p>76</text:p>
          </table:table-cell>
          <table:table-cell office:value-type="float" office:value="886" table:style-name="ce2">
            <text:p>886</text:p>
          </table:table-cell>
          <table:table-cell office:value-type="string" table:style-name="ce2">
            <text:p>1400002C00000000000000000000000000000000000A0280096A1E1E104A000102750275000A104C004C0376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558" table:style-name="ce6">
            <text:p>3558</text:p>
          </table:table-cell>
          <table:table-cell office:value-type="float" office:value="3558" table:style-name="ce6">
            <text:p>3558</text:p>
          </table:table-cell>
          <table:table-cell office:value-type="float" office:value="1" table:style-name="ce6">
            <text:p>1</text:p>
          </table:table-cell>
          <table:table-cell office:value-type="float" office:value="173" table:style-name="ce6">
            <text:p>17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0 17:48:1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4" table:style-name="ce2">
            <text:p>174</text:p>
          </table:table-cell>
          <table:table-cell office:value-type="float" office:value="174" table:style-name="ce2">
            <text:p>174</text:p>
          </table:table-cell>
          <table:table-cell office:value-type="float" office:value="11236" table:style-name="ce2">
            <text:p>1123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19:44:19</text:p>
          </table:table-cell>
          <table:table-cell office:value-type="string" table:style-name="ce2">
            <text:p>2020 MAY 30 20:44:03</text:p>
          </table:table-cell>
          <table:table-cell office:value-type="string" table:style-name="ce2">
            <text:p>2020 MAY 30 19:51:39</text:p>
          </table:table-cell>
          <table:table-cell office:value-type="string" table:style-name="ce2">
            <text:p>2020 MAY 30 20:29:39</text:p>
          </table:table-cell>
          <table:table-cell office:value-type="string" table:style-name="ce2">
            <text:p>2020 MAY 30 19:44:29</text:p>
          </table:table-cell>
          <table:table-cell office:value-type="string" table:style-name="ce2">
            <text:p>2020 MAY 30 20:44:02</text:p>
          </table:table-cell>
          <table:table-cell office:value-type="float" office:value="34.909199999999998" table:style-name="ce2">
            <text:p>34,9092</text:p>
          </table:table-cell>
          <table:table-cell office:value-type="float" office:value="-83.417500000000004" table:style-name="ce2">
            <text:p>-83,4175</text:p>
          </table:table-cell>
          <table:table-cell office:value-type="float" office:value="6.3274999999999997" table:style-name="ce2">
            <text:p>6,3275</text:p>
          </table:table-cell>
          <table:table-cell office:value-type="float" office:value="93.27" table:style-name="ce2">
            <text:p>93,27</text:p>
          </table:table-cell>
          <table:table-cell office:value-type="float" office:value="93.27" table:style-name="ce2">
            <text:p>93,27</text:p>
          </table:table-cell>
          <table:table-cell office:value-type="float" office:value="3.9757000000000003E-15" table:style-name="ce2">
            <text:p>3,9757E-15</text:p>
          </table:table-cell>
          <table:table-cell office:value-type="float" office:value="-31.438700000000001" table:style-name="ce2">
            <text:p>-31,4387</text:p>
          </table:table-cell>
          <table:table-cell office:value-type="float" office:value="83.328400000000002" table:style-name="ce2">
            <text:p>83,3284</text:p>
          </table:table-cell>
          <table:table-cell office:value-type="float" office:value="18.412800000000001" table:style-name="ce2">
            <text:p>18,4128</text:p>
          </table:table-cell>
          <table:table-cell office:value-type="float" office:value="88.575999999999993" table:style-name="ce2">
            <text:p>88,576</text:p>
          </table:table-cell>
          <table:table-cell office:value-type="float" office:value="88.575999999999993" table:style-name="ce2">
            <text:p>88,576</text:p>
          </table:table-cell>
          <table:table-cell office:value-type="float" office:value="1.4769E-14" table:style-name="ce2">
            <text:p>1,4769E-14</text:p>
          </table:table-cell>
          <table:table-cell office:value-type="float" office:value="57.909799999999997" table:style-name="ce2">
            <text:p>57,9098</text:p>
          </table:table-cell>
          <table:table-cell office:value-type="float" office:value="210.67679999999999" table:style-name="ce2">
            <text:p>210,6768</text:p>
          </table:table-cell>
          <table:table-cell office:value-type="float" office:value="11.8614" table:style-name="ce2">
            <text:p>11,8614</text:p>
          </table:table-cell>
          <table:table-cell office:value-type="float" office:value="542.16610000000003" table:style-name="ce2">
            <text:p>542,1661</text:p>
          </table:table-cell>
          <table:table-cell office:value-type="float" office:value="552.78779999999995" table:style-name="ce2">
            <text:p>552,78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0" table:style-name="ce2">
            <text:p>440</text:p>
          </table:table-cell>
          <table:table-cell office:value-type="float" office:value="1070" table:style-name="ce2">
            <text:p>1070</text:p>
          </table:table-cell>
          <table:table-cell office:value-type="float" office:value="1895" table:style-name="ce2">
            <text:p>189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280" table:style-name="ce2">
            <text:p>22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573" table:style-name="ce2">
            <text:p>3573</text:p>
          </table:table-cell>
          <table:table-cell office:value-type="float" office:value="76" table:style-name="ce2">
            <text:p>76</text:p>
          </table:table-cell>
          <table:table-cell office:value-type="float" office:value="1292" table:style-name="ce2">
            <text:p>1292</text:p>
          </table:table-cell>
          <table:table-cell office:value-type="string" table:style-name="ce2">
            <text:p>1400002C0000000000000000000000000000000001B8042E07671E1E08E8000102750275000A0DF5004C050C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74" table:style-name="ce6">
            <text:p>17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0 19:46:1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5" table:style-name="ce2">
            <text:p>175</text:p>
          </table:table-cell>
          <table:table-cell office:value-type="float" office:value="175" table:style-name="ce2">
            <text:p>175</text:p>
          </table:table-cell>
          <table:table-cell office:value-type="float" office:value="11237" table:style-name="ce2">
            <text:p>1123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21:42:19</text:p>
          </table:table-cell>
          <table:table-cell office:value-type="string" table:style-name="ce2">
            <text:p>2020 MAY 30 22:44:47</text:p>
          </table:table-cell>
          <table:table-cell office:value-type="string" table:style-name="ce2">
            <text:p>2020 MAY 30 21:48:26</text:p>
          </table:table-cell>
          <table:table-cell office:value-type="string" table:style-name="ce2">
            <text:p>2020 MAY 30 22:28:56</text:p>
          </table:table-cell>
          <table:table-cell office:value-type="string" table:style-name="ce2">
            <text:p>2020 MAY 30 21:42:29</text:p>
          </table:table-cell>
          <table:table-cell office:value-type="string" table:style-name="ce2">
            <text:p>2020 MAY 30 22:44:46</text:p>
          </table:table-cell>
          <table:table-cell office:value-type="float" office:value="34.558300000000003" table:style-name="ce2">
            <text:p>34,5583</text:p>
          </table:table-cell>
          <table:table-cell office:value-type="float" office:value="-112.2097" table:style-name="ce2">
            <text:p>-112,2097</text:p>
          </table:table-cell>
          <table:table-cell office:value-type="float" office:value="6.3216999999999999" table:style-name="ce2">
            <text:p>6,3217</text:p>
          </table:table-cell>
          <table:table-cell office:value-type="float" office:value="93.2697" table:style-name="ce2">
            <text:p>93,2697</text:p>
          </table:table-cell>
          <table:table-cell office:value-type="float" office:value="93.2697" table:style-name="ce2">
            <text:p>93,2697</text:p>
          </table:table-cell>
          <table:table-cell office:value-type="float" office:value="5.618E-14" table:style-name="ce2">
            <text:p>5,618E-14</text:p>
          </table:table-cell>
          <table:table-cell office:value-type="float" office:value="-22.9483" table:style-name="ce2">
            <text:p>-22,9483</text:p>
          </table:table-cell>
          <table:table-cell office:value-type="float" office:value="56.691200000000002" table:style-name="ce2">
            <text:p>56,6912</text:p>
          </table:table-cell>
          <table:table-cell office:value-type="float" office:value="18.594999999999999" table:style-name="ce2">
            <text:p>18,595</text:p>
          </table:table-cell>
          <table:table-cell office:value-type="float" office:value="93.062600000000003" table:style-name="ce2">
            <text:p>93,0626</text:p>
          </table:table-cell>
          <table:table-cell office:value-type="float" office:value="93.062600000000003" table:style-name="ce2">
            <text:p>93,0626</text:p>
          </table:table-cell>
          <table:table-cell office:value-type="float" office:value="1.9082999999999999E-14" table:style-name="ce2">
            <text:p>1,9083E-14</text:p>
          </table:table-cell>
          <table:table-cell office:value-type="float" office:value="58.050400000000003" table:style-name="ce2">
            <text:p>58,0504</text:p>
          </table:table-cell>
          <table:table-cell office:value-type="float" office:value="210.7268" table:style-name="ce2">
            <text:p>210,7268</text:p>
          </table:table-cell>
          <table:table-cell office:value-type="float" office:value="12.8843" table:style-name="ce2">
            <text:p>12,8843</text:p>
          </table:table-cell>
          <table:table-cell office:value-type="float" office:value="567.05150000000003" table:style-name="ce2">
            <text:p>567,0515</text:p>
          </table:table-cell>
          <table:table-cell office:value-type="float" office:value="578.61410000000001" table:style-name="ce2">
            <text:p>578,61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7" table:style-name="ce2">
            <text:p>367</text:p>
          </table:table-cell>
          <table:table-cell office:value-type="float" office:value="997" table:style-name="ce2">
            <text:p>997</text:p>
          </table:table-cell>
          <table:table-cell office:value-type="float" office:value="1897" table:style-name="ce2">
            <text:p>189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30" table:style-name="ce2">
            <text:p>24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1207" table:style-name="ce2">
            <text:p>1207</text:p>
          </table:table-cell>
          <table:table-cell office:value-type="string" table:style-name="ce2">
            <text:p>1400002C00000000000000000000000000000000016F03E507691E1E097E000102750275000A0E99004C04B7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893" table:style-name="ce6">
            <text:p>1893</text:p>
          </table:table-cell>
          <table:table-cell office:value-type="float" office:value="1893" table:style-name="ce6">
            <text:p>1893</text:p>
          </table:table-cell>
          <table:table-cell office:value-type="float" office:value="1" table:style-name="ce6">
            <text:p>1</text:p>
          </table:table-cell>
          <table:table-cell office:value-type="float" office:value="175" table:style-name="ce6">
            <text:p>17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0 21:44:19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76" table:style-name="ce2">
            <text:p>176</text:p>
          </table:table-cell>
          <table:table-cell office:value-type="float" office:value="176" table:style-name="ce2">
            <text:p>176</text:p>
          </table:table-cell>
          <table:table-cell office:value-type="float" office:value="11238" table:style-name="ce2">
            <text:p>1123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23:40:20</text:p>
          </table:table-cell>
          <table:table-cell office:value-type="string" table:style-name="ce2">
            <text:p>2020 MAY 31 00:40: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23:40:30</text:p>
          </table:table-cell>
          <table:table-cell office:value-type="string" table:style-name="ce2">
            <text:p>2020 MAY 31 00:40:11</text:p>
          </table:table-cell>
          <table:table-cell office:value-type="float" office:value="34.127200000000002" table:style-name="ce2">
            <text:p>34,1272</text:p>
          </table:table-cell>
          <table:table-cell office:value-type="float" office:value="-141.00819999999999" table:style-name="ce2">
            <text:p>-141,0082</text:p>
          </table:table-cell>
          <table:table-cell office:value-type="float" office:value="6.3158000000000003" table:style-name="ce2">
            <text:p>6,3158</text:p>
          </table:table-cell>
          <table:table-cell office:value-type="float" office:value="93.253500000000003" table:style-name="ce2">
            <text:p>93,2535</text:p>
          </table:table-cell>
          <table:table-cell office:value-type="float" office:value="93.253500000000003" table:style-name="ce2">
            <text:p>93,2535</text:p>
          </table:table-cell>
          <table:table-cell office:value-type="float" office:value="4.5426999999999999E-14" table:style-name="ce2">
            <text:p>4,5427E-14</text:p>
          </table:table-cell>
          <table:table-cell office:value-type="float" office:value="-30.159800000000001" table:style-name="ce2">
            <text:p>-30,1598</text:p>
          </table:table-cell>
          <table:table-cell office:value-type="float" office:value="25.813500000000001" table:style-name="ce2">
            <text:p>25,8135</text:p>
          </table:table-cell>
          <table:table-cell office:value-type="float" office:value="18.408300000000001" table:style-name="ce2">
            <text:p>18,4083</text:p>
          </table:table-cell>
          <table:table-cell office:value-type="float" office:value="88.810900000000004" table:style-name="ce2">
            <text:p>88,8109</text:p>
          </table:table-cell>
          <table:table-cell office:value-type="float" office:value="88.810900000000004" table:style-name="ce2">
            <text:p>88,8109</text:p>
          </table:table-cell>
          <table:table-cell office:value-type="float" office:value="1.4224000000000001E-14" table:style-name="ce2">
            <text:p>1,4224E-14</text:p>
          </table:table-cell>
          <table:table-cell office:value-type="float" office:value="58.154800000000002" table:style-name="ce2">
            <text:p>58,1548</text:p>
          </table:table-cell>
          <table:table-cell office:value-type="float" office:value="210.77670000000001" table:style-name="ce2">
            <text:p>210,7767</text:p>
          </table:table-cell>
          <table:table-cell office:value-type="string" table:style-name="ce2">
            <text:p>N/A</text:p>
          </table:table-cell>
          <table:table-cell office:value-type="float" office:value="543.38549999999998" table:style-name="ce2">
            <text:p>543,3855</text:p>
          </table:table-cell>
          <table:table-cell office:value-type="float" office:value="543.38549999999998" table:style-name="ce2">
            <text:p>543,38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81" table:style-name="ce2">
            <text:p>3581</text:p>
          </table:table-cell>
          <table:table-cell office:value-type="float" office:value="76" table:style-name="ce2">
            <text:p>76</text:p>
          </table:table-cell>
          <table:table-cell office:value-type="float" office:value="416" table:style-name="ce2">
            <text:p>416</text:p>
          </table:table-cell>
          <table:table-cell office:value-type="string" table:style-name="ce2">
            <text:p>1400002C0000000000000000000000000000000000000000000000000000000000000000000A0DFD004C01A0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76" table:style-name="ce6">
            <text:p>17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0 23:42:2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7" table:style-name="ce2">
            <text:p>177</text:p>
          </table:table-cell>
          <table:table-cell office:value-type="float" office:value="177" table:style-name="ce2">
            <text:p>177</text:p>
          </table:table-cell>
          <table:table-cell office:value-type="float" office:value="11239" table:style-name="ce2">
            <text:p>1123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01:38:24</text:p>
          </table:table-cell>
          <table:table-cell office:value-type="string" table:style-name="ce2">
            <text:p>2020 MAY 31 02:40:56</text:p>
          </table:table-cell>
          <table:table-cell office:value-type="string" table:style-name="ce2">
            <text:p>2020 MAY 31 01:44:40</text:p>
          </table:table-cell>
          <table:table-cell office:value-type="string" table:style-name="ce2">
            <text:p>2020 MAY 31 02:24:55</text:p>
          </table:table-cell>
          <table:table-cell office:value-type="string" table:style-name="ce2">
            <text:p>2020 MAY 31 01:38:34</text:p>
          </table:table-cell>
          <table:table-cell office:value-type="string" table:style-name="ce2">
            <text:p>2020 MAY 31 02:40:55</text:p>
          </table:table-cell>
          <table:table-cell office:value-type="float" office:value="33.639499999999998" table:style-name="ce2">
            <text:p>33,6395</text:p>
          </table:table-cell>
          <table:table-cell office:value-type="float" office:value="-169.851" table:style-name="ce2">
            <text:p>-169,851</text:p>
          </table:table-cell>
          <table:table-cell office:value-type="float" office:value="6.3078000000000003" table:style-name="ce2">
            <text:p>6,3078</text:p>
          </table:table-cell>
          <table:table-cell office:value-type="float" office:value="93.250699999999995" table:style-name="ce2">
            <text:p>93,2507</text:p>
          </table:table-cell>
          <table:table-cell office:value-type="float" office:value="93.250699999999995" table:style-name="ce2">
            <text:p>93,2507</text:p>
          </table:table-cell>
          <table:table-cell office:value-type="float" office:value="2.0674000000000001E-14" table:style-name="ce2">
            <text:p>2,0674E-14</text:p>
          </table:table-cell>
          <table:table-cell office:value-type="float" office:value="-21.9726" table:style-name="ce2">
            <text:p>-21,9726</text:p>
          </table:table-cell>
          <table:table-cell office:value-type="float" office:value="-1.0169999999999999" table:style-name="ce2">
            <text:p>-1,017</text:p>
          </table:table-cell>
          <table:table-cell office:value-type="float" office:value="18.5778" table:style-name="ce2">
            <text:p>18,5778</text:p>
          </table:table-cell>
          <table:table-cell office:value-type="float" office:value="93.071100000000001" table:style-name="ce2">
            <text:p>93,0711</text:p>
          </table:table-cell>
          <table:table-cell office:value-type="float" office:value="93.071100000000001" table:style-name="ce2">
            <text:p>93,0711</text:p>
          </table:table-cell>
          <table:table-cell office:value-type="float" office:value="1.1467999999999999E-14" table:style-name="ce2">
            <text:p>1,1468E-14</text:p>
          </table:table-cell>
          <table:table-cell office:value-type="float" office:value="58.214300000000001" table:style-name="ce2">
            <text:p>58,2143</text:p>
          </table:table-cell>
          <table:table-cell office:value-type="float" office:value="210.82669999999999" table:style-name="ce2">
            <text:p>210,8267</text:p>
          </table:table-cell>
          <table:table-cell office:value-type="float" office:value="12.782" table:style-name="ce2">
            <text:p>12,782</text:p>
          </table:table-cell>
          <table:table-cell office:value-type="float" office:value="567.65840000000003" table:style-name="ce2">
            <text:p>567,6584</text:p>
          </table:table-cell>
          <table:table-cell office:value-type="float" office:value="579.12689999999998" table:style-name="ce2">
            <text:p>579,12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6" table:style-name="ce2">
            <text:p>376</text:p>
          </table:table-cell>
          <table:table-cell office:value-type="float" office:value="1006" table:style-name="ce2">
            <text:p>1006</text:p>
          </table:table-cell>
          <table:table-cell office:value-type="float" office:value="1891" table:style-name="ce2">
            <text:p>189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15" table:style-name="ce2">
            <text:p>24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1" table:style-name="ce2">
            <text:p>3741</text:p>
          </table:table-cell>
          <table:table-cell office:value-type="float" office:value="76" table:style-name="ce2">
            <text:p>76</text:p>
          </table:table-cell>
          <table:table-cell office:value-type="float" office:value="1208" table:style-name="ce2">
            <text:p>1208</text:p>
          </table:table-cell>
          <table:table-cell office:value-type="string" table:style-name="ce2">
            <text:p>1400002C00000000000000000000000000000000017803EE07631E1E096F000102750275000A0E9D004C04B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77" table:style-name="ce6">
            <text:p>17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1 01:40:2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78" table:style-name="ce2">
            <text:p>178</text:p>
          </table:table-cell>
          <table:table-cell office:value-type="float" office:value="178" table:style-name="ce2">
            <text:p>178</text:p>
          </table:table-cell>
          <table:table-cell office:value-type="float" office:value="11240" table:style-name="ce2">
            <text:p>112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03:36:30</text:p>
          </table:table-cell>
          <table:table-cell office:value-type="string" table:style-name="ce2">
            <text:p>2020 MAY 31 04:36:3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03:36:40</text:p>
          </table:table-cell>
          <table:table-cell office:value-type="string" table:style-name="ce2">
            <text:p>2020 MAY 31 04:36:31</text:p>
          </table:table-cell>
          <table:table-cell office:value-type="float" office:value="33.166699999999999" table:style-name="ce2">
            <text:p>33,1667</text:p>
          </table:table-cell>
          <table:table-cell office:value-type="float" office:value="161.29939999999999" table:style-name="ce2">
            <text:p>161,2994</text:p>
          </table:table-cell>
          <table:table-cell office:value-type="float" office:value="6.3" table:style-name="ce2">
            <text:p>6,3</text:p>
          </table:table-cell>
          <table:table-cell office:value-type="float" office:value="93.250699999999995" table:style-name="ce2">
            <text:p>93,2507</text:p>
          </table:table-cell>
          <table:table-cell office:value-type="float" office:value="93.250699999999995" table:style-name="ce2">
            <text:p>93,2507</text:p>
          </table:table-cell>
          <table:table-cell office:value-type="float" office:value="3.2435000000000003E-14" table:style-name="ce2">
            <text:p>3,2435E-14</text:p>
          </table:table-cell>
          <table:table-cell office:value-type="float" office:value="-28.855899999999998" table:style-name="ce2">
            <text:p>-28,8559</text:p>
          </table:table-cell>
          <table:table-cell office:value-type="float" office:value="-31.7819" table:style-name="ce2">
            <text:p>-31,7819</text:p>
          </table:table-cell>
          <table:table-cell office:value-type="float" office:value="18.401399999999999" table:style-name="ce2">
            <text:p>18,4014</text:p>
          </table:table-cell>
          <table:table-cell office:value-type="float" office:value="89.022000000000006" table:style-name="ce2">
            <text:p>89,022</text:p>
          </table:table-cell>
          <table:table-cell office:value-type="float" office:value="89.022000000000006" table:style-name="ce2">
            <text:p>89,022</text:p>
          </table:table-cell>
          <table:table-cell office:value-type="float" office:value="5.7426000000000002E-14" table:style-name="ce2">
            <text:p>5,7426E-14</text:p>
          </table:table-cell>
          <table:table-cell office:value-type="float" office:value="58.301699999999997" table:style-name="ce2">
            <text:p>58,3017</text:p>
          </table:table-cell>
          <table:table-cell office:value-type="float" office:value="210.8766" table:style-name="ce2">
            <text:p>210,8766</text:p>
          </table:table-cell>
          <table:table-cell office:value-type="string" table:style-name="ce2">
            <text:p>N/A</text:p>
          </table:table-cell>
          <table:table-cell office:value-type="float" office:value="544.90290000000005" table:style-name="ce2">
            <text:p>544,9029</text:p>
          </table:table-cell>
          <table:table-cell office:value-type="float" office:value="544.90290000000005" table:style-name="ce2">
            <text:p>544,90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91" table:style-name="ce2">
            <text:p>3591</text:p>
          </table:table-cell>
          <table:table-cell office:value-type="float" office:value="76" table:style-name="ce2">
            <text:p>76</text:p>
          </table:table-cell>
          <table:table-cell office:value-type="float" office:value="171" table:style-name="ce2">
            <text:p>171</text:p>
          </table:table-cell>
          <table:table-cell office:value-type="string" table:style-name="ce2">
            <text:p>1400002C0000000000000000000000000000000000000000000000000000000000000000000A0E07004C00A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78" table:style-name="ce6">
            <text:p>17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1 03:38:3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9" table:style-name="ce2">
            <text:p>179</text:p>
          </table:table-cell>
          <table:table-cell office:value-type="float" office:value="179" table:style-name="ce2">
            <text:p>179</text:p>
          </table:table-cell>
          <table:table-cell office:value-type="float" office:value="11241" table:style-name="ce2">
            <text:p>1124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05:34:37</text:p>
          </table:table-cell>
          <table:table-cell office:value-type="string" table:style-name="ce2">
            <text:p>2020 MAY 31 06:37:06</text:p>
          </table:table-cell>
          <table:table-cell office:value-type="string" table:style-name="ce2">
            <text:p>2020 MAY 31 05:41:03</text:p>
          </table:table-cell>
          <table:table-cell office:value-type="string" table:style-name="ce2">
            <text:p>2020 MAY 31 06:20:48</text:p>
          </table:table-cell>
          <table:table-cell office:value-type="string" table:style-name="ce2">
            <text:p>2020 MAY 31 05:34:47</text:p>
          </table:table-cell>
          <table:table-cell office:value-type="string" table:style-name="ce2">
            <text:p>2020 MAY 31 06:37:05</text:p>
          </table:table-cell>
          <table:table-cell office:value-type="float" office:value="32.691499999999998" table:style-name="ce2">
            <text:p>32,6915</text:p>
          </table:table-cell>
          <table:table-cell office:value-type="float" office:value="132.47890000000001" table:style-name="ce2">
            <text:p>132,4789</text:p>
          </table:table-cell>
          <table:table-cell office:value-type="float" office:value="6.2942" table:style-name="ce2">
            <text:p>6,2942</text:p>
          </table:table-cell>
          <table:table-cell office:value-type="float" office:value="93.223699999999994" table:style-name="ce2">
            <text:p>93,2237</text:p>
          </table:table-cell>
          <table:table-cell office:value-type="float" office:value="93.223699999999994" table:style-name="ce2">
            <text:p>93,2237</text:p>
          </table:table-cell>
          <table:table-cell office:value-type="float" office:value="4.2672000000000002E-14" table:style-name="ce2">
            <text:p>4,2672E-14</text:p>
          </table:table-cell>
          <table:table-cell office:value-type="float" office:value="-21.099699999999999" table:style-name="ce2">
            <text:p>-21,0997</text:p>
          </table:table-cell>
          <table:table-cell office:value-type="float" office:value="-58.752499999999998" table:style-name="ce2">
            <text:p>-58,7525</text:p>
          </table:table-cell>
          <table:table-cell office:value-type="float" office:value="18.558900000000001" table:style-name="ce2">
            <text:p>18,5589</text:p>
          </table:table-cell>
          <table:table-cell office:value-type="float" office:value="93.0291" table:style-name="ce2">
            <text:p>93,0291</text:p>
          </table:table-cell>
          <table:table-cell office:value-type="float" office:value="93.0291" table:style-name="ce2">
            <text:p>93,0291</text:p>
          </table:table-cell>
          <table:table-cell office:value-type="float" office:value="8.9960000000000002E-15" table:style-name="ce2">
            <text:p>8,996E-15</text:p>
          </table:table-cell>
          <table:table-cell office:value-type="float" office:value="58.426499999999997" table:style-name="ce2">
            <text:p>58,4265</text:p>
          </table:table-cell>
          <table:table-cell office:value-type="float" office:value="210.92660000000001" table:style-name="ce2">
            <text:p>210,9266</text:p>
          </table:table-cell>
          <table:table-cell office:value-type="float" office:value="12.577400000000001" table:style-name="ce2">
            <text:p>12,5774</text:p>
          </table:table-cell>
          <table:table-cell office:value-type="float" office:value="567.20320000000004" table:style-name="ce2">
            <text:p>567,2032</text:p>
          </table:table-cell>
          <table:table-cell office:value-type="float" office:value="578.48350000000005" table:style-name="ce2">
            <text:p>578,48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6" table:style-name="ce2">
            <text:p>386</text:p>
          </table:table-cell>
          <table:table-cell office:value-type="float" office:value="1016" table:style-name="ce2">
            <text:p>1016</text:p>
          </table:table-cell>
          <table:table-cell office:value-type="float" office:value="1886" table:style-name="ce2">
            <text:p>18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385" table:style-name="ce2">
            <text:p>238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1190" table:style-name="ce2">
            <text:p>1190</text:p>
          </table:table-cell>
          <table:table-cell office:value-type="string" table:style-name="ce2">
            <text:p>1400002C00000000000000000000000000000000018203F8075E1E1E0951000102750275000A0E9A004C04A6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40" table:style-name="ce6">
            <text:p>1340</text:p>
          </table:table-cell>
          <table:table-cell office:value-type="float" office:value="1340" table:style-name="ce6">
            <text:p>1340</text:p>
          </table:table-cell>
          <table:table-cell office:value-type="float" office:value="1" table:style-name="ce6">
            <text:p>1</text:p>
          </table:table-cell>
          <table:table-cell office:value-type="float" office:value="179" table:style-name="ce6">
            <text:p>17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1 05:36:3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80" table:style-name="ce2">
            <text:p>180</text:p>
          </table:table-cell>
          <table:table-cell office:value-type="float" office:value="180" table:style-name="ce2">
            <text:p>180</text:p>
          </table:table-cell>
          <table:table-cell office:value-type="float" office:value="11242" table:style-name="ce2">
            <text:p>1124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07:32:41</text:p>
          </table:table-cell>
          <table:table-cell office:value-type="string" table:style-name="ce2">
            <text:p>2020 MAY 31 08:32:4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07:32:51</text:p>
          </table:table-cell>
          <table:table-cell office:value-type="string" table:style-name="ce2">
            <text:p>2020 MAY 31 08:32:44</text:p>
          </table:table-cell>
          <table:table-cell office:value-type="float" office:value="32.300800000000002" table:style-name="ce2">
            <text:p>32,3008</text:p>
          </table:table-cell>
          <table:table-cell office:value-type="float" office:value="103.672" table:style-name="ce2">
            <text:p>103,672</text:p>
          </table:table-cell>
          <table:table-cell office:value-type="float" office:value="6.2885999999999997" table:style-name="ce2">
            <text:p>6,2886</text:p>
          </table:table-cell>
          <table:table-cell office:value-type="float" office:value="93.214799999999997" table:style-name="ce2">
            <text:p>93,2148</text:p>
          </table:table-cell>
          <table:table-cell office:value-type="float" office:value="93.214799999999997" table:style-name="ce2">
            <text:p>93,2148</text:p>
          </table:table-cell>
          <table:table-cell office:value-type="float" office:value="1.4575E-14" table:style-name="ce2">
            <text:p>1,4575E-14</text:p>
          </table:table-cell>
          <table:table-cell office:value-type="float" office:value="-27.680499999999999" table:style-name="ce2">
            <text:p>-27,6805</text:p>
          </table:table-cell>
          <table:table-cell office:value-type="float" office:value="-89.342699999999994" table:style-name="ce2">
            <text:p>-89,3427</text:p>
          </table:table-cell>
          <table:table-cell office:value-type="float" office:value="18.395" table:style-name="ce2">
            <text:p>18,395</text:p>
          </table:table-cell>
          <table:table-cell office:value-type="float" office:value="89.207099999999997" table:style-name="ce2">
            <text:p>89,2071</text:p>
          </table:table-cell>
          <table:table-cell office:value-type="float" office:value="89.207099999999997" table:style-name="ce2">
            <text:p>89,2071</text:p>
          </table:table-cell>
          <table:table-cell office:value-type="float" office:value="3.5560000000000002E-14" table:style-name="ce2">
            <text:p>3,556E-14</text:p>
          </table:table-cell>
          <table:table-cell office:value-type="float" office:value="58.569499999999998" table:style-name="ce2">
            <text:p>58,5695</text:p>
          </table:table-cell>
          <table:table-cell office:value-type="float" office:value="210.97659999999999" table:style-name="ce2">
            <text:p>210,9766</text:p>
          </table:table-cell>
          <table:table-cell office:value-type="string" table:style-name="ce2">
            <text:p>N/A</text:p>
          </table:table-cell>
          <table:table-cell office:value-type="float" office:value="545.20640000000003" table:style-name="ce2">
            <text:p>545,2064</text:p>
          </table:table-cell>
          <table:table-cell office:value-type="float" office:value="545.20640000000003" table:style-name="ce2">
            <text:p>545,20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93" table:style-name="ce2">
            <text:p>3593</text:p>
          </table:table-cell>
          <table:table-cell office:value-type="float" office:value="76" table:style-name="ce2">
            <text:p>76</text:p>
          </table:table-cell>
          <table:table-cell office:value-type="float" office:value="173" table:style-name="ce2">
            <text:p>173</text:p>
          </table:table-cell>
          <table:table-cell office:value-type="string" table:style-name="ce2">
            <text:p>1400002C0000000000000000000000000000000000000000000000000000000000000000000A0E09004C00A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80" table:style-name="ce6">
            <text:p>18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1 07:34:4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1" table:style-name="ce2">
            <text:p>181</text:p>
          </table:table-cell>
          <table:table-cell office:value-type="float" office:value="181" table:style-name="ce2">
            <text:p>181</text:p>
          </table:table-cell>
          <table:table-cell office:value-type="float" office:value="11243" table:style-name="ce2">
            <text:p>1124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09:30:42</text:p>
          </table:table-cell>
          <table:table-cell office:value-type="string" table:style-name="ce2">
            <text:p>2020 MAY 31 10:30:48</text:p>
          </table:table-cell>
          <table:table-cell office:value-type="string" table:style-name="ce2">
            <text:p>2020 MAY 31 09:38:33</text:p>
          </table:table-cell>
          <table:table-cell office:value-type="string" table:style-name="ce2">
            <text:p>2020 MAY 31 10:15:33</text:p>
          </table:table-cell>
          <table:table-cell office:value-type="string" table:style-name="ce2">
            <text:p>2020 MAY 31 09:30:52</text:p>
          </table:table-cell>
          <table:table-cell office:value-type="string" table:style-name="ce2">
            <text:p>2020 MAY 31 10:30:47</text:p>
          </table:table-cell>
          <table:table-cell office:value-type="float" office:value="31.921600000000002" table:style-name="ce2">
            <text:p>31,9216</text:p>
          </table:table-cell>
          <table:table-cell office:value-type="float" office:value="74.885900000000007" table:style-name="ce2">
            <text:p>74,8859</text:p>
          </table:table-cell>
          <table:table-cell office:value-type="float" office:value="6.2835999999999999" table:style-name="ce2">
            <text:p>6,2836</text:p>
          </table:table-cell>
          <table:table-cell office:value-type="float" office:value="93.201700000000002" table:style-name="ce2">
            <text:p>93,2017</text:p>
          </table:table-cell>
          <table:table-cell office:value-type="float" office:value="93.201700000000002" table:style-name="ce2">
            <text:p>93,2017</text:p>
          </table:table-cell>
          <table:table-cell office:value-type="float" office:value="7.1118999999999995E-15" table:style-name="ce2">
            <text:p>7,1119E-15</text:p>
          </table:table-cell>
          <table:table-cell office:value-type="float" office:value="-27.1495" table:style-name="ce2">
            <text:p>-27,1495</text:p>
          </table:table-cell>
          <table:table-cell office:value-type="float" office:value="-118.11239999999999" table:style-name="ce2">
            <text:p>-118,1124</text:p>
          </table:table-cell>
          <table:table-cell office:value-type="float" office:value="18.3917" table:style-name="ce2">
            <text:p>18,3917</text:p>
          </table:table-cell>
          <table:table-cell office:value-type="float" office:value="89.282799999999995" table:style-name="ce2">
            <text:p>89,2828</text:p>
          </table:table-cell>
          <table:table-cell office:value-type="float" office:value="89.282799999999995" table:style-name="ce2">
            <text:p>89,2828</text:p>
          </table:table-cell>
          <table:table-cell office:value-type="float" office:value="3.3358000000000003E-14" table:style-name="ce2">
            <text:p>3,3358E-14</text:p>
          </table:table-cell>
          <table:table-cell office:value-type="float" office:value="58.707299999999996" table:style-name="ce2">
            <text:p>58,7073</text:p>
          </table:table-cell>
          <table:table-cell office:value-type="float" office:value="211.0266" table:style-name="ce2">
            <text:p>211,0266</text:p>
          </table:table-cell>
          <table:table-cell office:value-type="float" office:value="11.452199999999999" table:style-name="ce2">
            <text:p>11,4522</text:p>
          </table:table-cell>
          <table:table-cell office:value-type="float" office:value="545.50440000000003" table:style-name="ce2">
            <text:p>545,5044</text:p>
          </table:table-cell>
          <table:table-cell office:value-type="float" office:value="555.74969999999996" table:style-name="ce2">
            <text:p>555,74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71" table:style-name="ce2">
            <text:p>471</text:p>
          </table:table-cell>
          <table:table-cell office:value-type="float" office:value="1101" table:style-name="ce2">
            <text:p>1101</text:p>
          </table:table-cell>
          <table:table-cell office:value-type="float" office:value="1896" table:style-name="ce2">
            <text:p>189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220" table:style-name="ce2">
            <text:p>22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595" table:style-name="ce2">
            <text:p>3595</text:p>
          </table:table-cell>
          <table:table-cell office:value-type="float" office:value="76" table:style-name="ce2">
            <text:p>76</text:p>
          </table:table-cell>
          <table:table-cell office:value-type="float" office:value="1062" table:style-name="ce2">
            <text:p>1062</text:p>
          </table:table-cell>
          <table:table-cell office:value-type="string" table:style-name="ce2">
            <text:p>1400002C0000000000000000000000000000000001D7044D07681E1E08AC000102750275000A0E0B004C042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81" table:style-name="ce6">
            <text:p>18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1 09:32:4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2" table:style-name="ce2">
            <text:p>182</text:p>
          </table:table-cell>
          <table:table-cell office:value-type="float" office:value="182" table:style-name="ce2">
            <text:p>182</text:p>
          </table:table-cell>
          <table:table-cell office:value-type="float" office:value="11244" table:style-name="ce2">
            <text:p>1124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11:28:41</text:p>
          </table:table-cell>
          <table:table-cell office:value-type="string" table:style-name="ce2">
            <text:p>2020 MAY 31 12:31:10</text:p>
          </table:table-cell>
          <table:table-cell office:value-type="string" table:style-name="ce2">
            <text:p>2020 MAY 31 11:35:28</text:p>
          </table:table-cell>
          <table:table-cell office:value-type="string" table:style-name="ce2">
            <text:p>2020 MAY 31 12:14:28</text:p>
          </table:table-cell>
          <table:table-cell office:value-type="string" table:style-name="ce2">
            <text:p>2020 MAY 31 11:28:51</text:p>
          </table:table-cell>
          <table:table-cell office:value-type="string" table:style-name="ce2">
            <text:p>2020 MAY 31 12:31:09</text:p>
          </table:table-cell>
          <table:table-cell office:value-type="float" office:value="31.5215" table:style-name="ce2">
            <text:p>31,5215</text:p>
          </table:table-cell>
          <table:table-cell office:value-type="float" office:value="46.0715" table:style-name="ce2">
            <text:p>46,0715</text:p>
          </table:table-cell>
          <table:table-cell office:value-type="float" office:value="6.2760999999999996" table:style-name="ce2">
            <text:p>6,2761</text:p>
          </table:table-cell>
          <table:table-cell office:value-type="float" office:value="93.214200000000005" table:style-name="ce2">
            <text:p>93,2142</text:p>
          </table:table-cell>
          <table:table-cell office:value-type="float" office:value="93.214200000000005" table:style-name="ce2">
            <text:p>93,2142</text:p>
          </table:table-cell>
          <table:table-cell office:value-type="float" office:value="3.2435000000000003E-14" table:style-name="ce2">
            <text:p>3,2435E-14</text:p>
          </table:table-cell>
          <table:table-cell office:value-type="float" office:value="-19.8215" table:style-name="ce2">
            <text:p>-19,8215</text:p>
          </table:table-cell>
          <table:table-cell office:value-type="float" office:value="-145.24950000000001" table:style-name="ce2">
            <text:p>-145,2495</text:p>
          </table:table-cell>
          <table:table-cell office:value-type="float" office:value="18.534700000000001" table:style-name="ce2">
            <text:p>18,5347</text:p>
          </table:table-cell>
          <table:table-cell office:value-type="float" office:value="93.009" table:style-name="ce2">
            <text:p>93,009</text:p>
          </table:table-cell>
          <table:table-cell office:value-type="float" office:value="93.009" table:style-name="ce2">
            <text:p>93,009</text:p>
          </table:table-cell>
          <table:table-cell office:value-type="float" office:value="5.3694000000000002E-14" table:style-name="ce2">
            <text:p>5,3694E-14</text:p>
          </table:table-cell>
          <table:table-cell office:value-type="float" office:value="58.793399999999998" table:style-name="ce2">
            <text:p>58,7934</text:p>
          </table:table-cell>
          <table:table-cell office:value-type="float" office:value="211.07650000000001" table:style-name="ce2">
            <text:p>211,0765</text:p>
          </table:table-cell>
          <table:table-cell office:value-type="float" office:value="12.2705" table:style-name="ce2">
            <text:p>12,2705</text:p>
          </table:table-cell>
          <table:table-cell office:value-type="float" office:value="567.20320000000004" table:style-name="ce2">
            <text:p>567,2032</text:p>
          </table:table-cell>
          <table:table-cell office:value-type="float" office:value="578.20119999999997" table:style-name="ce2">
            <text:p>578,20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7" table:style-name="ce2">
            <text:p>407</text:p>
          </table:table-cell>
          <table:table-cell office:value-type="float" office:value="1037" table:style-name="ce2">
            <text:p>1037</text:p>
          </table:table-cell>
          <table:table-cell office:value-type="float" office:value="1892" table:style-name="ce2">
            <text:p>189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340" table:style-name="ce2">
            <text:p>23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938" table:style-name="ce2">
            <text:p>938</text:p>
          </table:table-cell>
          <table:table-cell office:value-type="string" table:style-name="ce2">
            <text:p>1400002C000000000000000000000000000000000197040D07641E1E0924000102750275000A0E9A004C03A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022" table:style-name="ce6">
            <text:p>2022</text:p>
          </table:table-cell>
          <table:table-cell office:value-type="float" office:value="2022" table:style-name="ce6">
            <text:p>2022</text:p>
          </table:table-cell>
          <table:table-cell office:value-type="float" office:value="1" table:style-name="ce6">
            <text:p>1</text:p>
          </table:table-cell>
          <table:table-cell office:value-type="float" office:value="182" table:style-name="ce6">
            <text:p>18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1 11:30:41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83" table:style-name="ce2">
            <text:p>183</text:p>
          </table:table-cell>
          <table:table-cell office:value-type="float" office:value="183" table:style-name="ce2">
            <text:p>183</text:p>
          </table:table-cell>
          <table:table-cell office:value-type="float" office:value="11245" table:style-name="ce2">
            <text:p>112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13:26:45</text:p>
          </table:table-cell>
          <table:table-cell office:value-type="string" table:style-name="ce2">
            <text:p>2020 MAY 31 14:29: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13:26:55</text:p>
          </table:table-cell>
          <table:table-cell office:value-type="string" table:style-name="ce2">
            <text:p>2020 MAY 31 14:29:14</text:p>
          </table:table-cell>
          <table:table-cell office:value-type="float" office:value="31.0062" table:style-name="ce2">
            <text:p>31,0062</text:p>
          </table:table-cell>
          <table:table-cell office:value-type="float" office:value="17.2303" table:style-name="ce2">
            <text:p>17,2303</text:p>
          </table:table-cell>
          <table:table-cell office:value-type="float" office:value="6.2680999999999996" table:style-name="ce2">
            <text:p>6,2681</text:p>
          </table:table-cell>
          <table:table-cell office:value-type="float" office:value="93.206699999999998" table:style-name="ce2">
            <text:p>93,2067</text:p>
          </table:table-cell>
          <table:table-cell office:value-type="float" office:value="93.206699999999998" table:style-name="ce2">
            <text:p>93,2067</text:p>
          </table:table-cell>
          <table:table-cell office:value-type="float" office:value="2.0116000000000001E-14" table:style-name="ce2">
            <text:p>2,0116E-14</text:p>
          </table:table-cell>
          <table:table-cell office:value-type="float" office:value="-19.314" table:style-name="ce2">
            <text:p>-19,314</text:p>
          </table:table-cell>
          <table:table-cell office:value-type="float" office:value="-174.12440000000001" table:style-name="ce2">
            <text:p>-174,1244</text:p>
          </table:table-cell>
          <table:table-cell office:value-type="float" office:value="18.524699999999999" table:style-name="ce2">
            <text:p>18,5247</text:p>
          </table:table-cell>
          <table:table-cell office:value-type="float" office:value="92.996700000000004" table:style-name="ce2">
            <text:p>92,9967</text:p>
          </table:table-cell>
          <table:table-cell office:value-type="float" office:value="92.996700000000004" table:style-name="ce2">
            <text:p>92,9967</text:p>
          </table:table-cell>
          <table:table-cell office:value-type="float" office:value="4.631E-14" table:style-name="ce2">
            <text:p>4,631E-14</text:p>
          </table:table-cell>
          <table:table-cell office:value-type="float" office:value="58.843299999999999" table:style-name="ce2">
            <text:p>58,8433</text:p>
          </table:table-cell>
          <table:table-cell office:value-type="float" office:value="211.12649999999999" table:style-name="ce2">
            <text:p>211,1265</text:p>
          </table:table-cell>
          <table:table-cell office:value-type="string" table:style-name="ce2">
            <text:p>N/A</text:p>
          </table:table-cell>
          <table:table-cell office:value-type="float" office:value="567.36040000000003" table:style-name="ce2">
            <text:p>567,3604</text:p>
          </table:table-cell>
          <table:table-cell office:value-type="float" office:value="567.36040000000003" table:style-name="ce2">
            <text:p>567,36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319" table:style-name="ce2">
            <text:p>319</text:p>
          </table:table-cell>
          <table:table-cell office:value-type="string" table:style-name="ce2">
            <text:p>1400002C0000000000000000000000000000000000000000000000000000000000000000000A0E9B004C013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83" table:style-name="ce6">
            <text:p>18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1 13:28:4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84" table:style-name="ce2">
            <text:p>184</text:p>
          </table:table-cell>
          <table:table-cell office:value-type="float" office:value="184" table:style-name="ce2">
            <text:p>184</text:p>
          </table:table-cell>
          <table:table-cell office:value-type="float" office:value="11246" table:style-name="ce2">
            <text:p>1124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15:24:52</text:p>
          </table:table-cell>
          <table:table-cell office:value-type="string" table:style-name="ce2">
            <text:p>2020 MAY 31 16:25:0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15:25:02</text:p>
          </table:table-cell>
          <table:table-cell office:value-type="string" table:style-name="ce2">
            <text:p>2020 MAY 31 16:25:08</text:p>
          </table:table-cell>
          <table:table-cell office:value-type="float" office:value="30.505700000000001" table:style-name="ce2">
            <text:p>30,5057</text:p>
          </table:table-cell>
          <table:table-cell office:value-type="float" office:value="-11.614100000000001" table:style-name="ce2">
            <text:p>-11,6141</text:p>
          </table:table-cell>
          <table:table-cell office:value-type="float" office:value="6.2607999999999997" table:style-name="ce2">
            <text:p>6,2608</text:p>
          </table:table-cell>
          <table:table-cell office:value-type="float" office:value="93.195499999999996" table:style-name="ce2">
            <text:p>93,1955</text:p>
          </table:table-cell>
          <table:table-cell office:value-type="float" office:value="93.195499999999996" table:style-name="ce2">
            <text:p>93,1955</text:p>
          </table:table-cell>
          <table:table-cell office:value-type="float" office:value="1.0183E-14" table:style-name="ce2">
            <text:p>1,0183E-14</text:p>
          </table:table-cell>
          <table:table-cell office:value-type="float" office:value="-25.3291" table:style-name="ce2">
            <text:p>-25,3291</text:p>
          </table:table-cell>
          <table:table-cell office:value-type="float" office:value="155.42580000000001" table:style-name="ce2">
            <text:p>155,4258</text:p>
          </table:table-cell>
          <table:table-cell office:value-type="float" office:value="18.374400000000001" table:style-name="ce2">
            <text:p>18,3744</text:p>
          </table:table-cell>
          <table:table-cell office:value-type="float" office:value="89.474100000000007" table:style-name="ce2">
            <text:p>89,4741</text:p>
          </table:table-cell>
          <table:table-cell office:value-type="float" office:value="89.474100000000007" table:style-name="ce2">
            <text:p>89,4741</text:p>
          </table:table-cell>
          <table:table-cell office:value-type="float" office:value="2.1336000000000001E-14" table:style-name="ce2">
            <text:p>2,1336E-14</text:p>
          </table:table-cell>
          <table:table-cell office:value-type="float" office:value="58.917499999999997" table:style-name="ce2">
            <text:p>58,9175</text:p>
          </table:table-cell>
          <table:table-cell office:value-type="float" office:value="211.1765" table:style-name="ce2">
            <text:p>211,1765</text:p>
          </table:table-cell>
          <table:table-cell office:value-type="string" table:style-name="ce2">
            <text:p>N/A</text:p>
          </table:table-cell>
          <table:table-cell office:value-type="float" office:value="547.17899999999997" table:style-name="ce2">
            <text:p>547,179</text:p>
          </table:table-cell>
          <table:table-cell office:value-type="float" office:value="547.17899999999997" table:style-name="ce2">
            <text:p>547,1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06" table:style-name="ce2">
            <text:p>3606</text:p>
          </table:table-cell>
          <table:table-cell office:value-type="float" office:value="76" table:style-name="ce2">
            <text:p>76</text:p>
          </table:table-cell>
          <table:table-cell office:value-type="float" office:value="186" table:style-name="ce2">
            <text:p>186</text:p>
          </table:table-cell>
          <table:table-cell office:value-type="string" table:style-name="ce2">
            <text:p>1400002C0000000000000000000000000000000000000000000000000000000000000000000A0E16004C00B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84" table:style-name="ce6">
            <text:p>18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1 15:26:5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5" table:style-name="ce2">
            <text:p>185</text:p>
          </table:table-cell>
          <table:table-cell office:value-type="float" office:value="185" table:style-name="ce2">
            <text:p>185</text:p>
          </table:table-cell>
          <table:table-cell office:value-type="float" office:value="11247" table:style-name="ce2">
            <text:p>1124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17:22:59</text:p>
          </table:table-cell>
          <table:table-cell office:value-type="string" table:style-name="ce2">
            <text:p>2020 MAY 31 18:25:30</text:p>
          </table:table-cell>
          <table:table-cell office:value-type="string" table:style-name="ce2">
            <text:p>2020 MAY 31 17:30:00</text:p>
          </table:table-cell>
          <table:table-cell office:value-type="string" table:style-name="ce2">
            <text:p>2020 MAY 31 18:08:45</text:p>
          </table:table-cell>
          <table:table-cell office:value-type="string" table:style-name="ce2">
            <text:p>2020 MAY 31 17:23:09</text:p>
          </table:table-cell>
          <table:table-cell office:value-type="string" table:style-name="ce2">
            <text:p>2020 MAY 31 18:25:29</text:p>
          </table:table-cell>
          <table:table-cell office:value-type="float" office:value="30.026700000000002" table:style-name="ce2">
            <text:p>30,0267</text:p>
          </table:table-cell>
          <table:table-cell office:value-type="float" office:value="-40.4437" table:style-name="ce2">
            <text:p>-40,4437</text:p>
          </table:table-cell>
          <table:table-cell office:value-type="float" office:value="6.2544000000000004" table:style-name="ce2">
            <text:p>6,2544</text:p>
          </table:table-cell>
          <table:table-cell office:value-type="float" office:value="93.177000000000007" table:style-name="ce2">
            <text:p>93,177</text:p>
          </table:table-cell>
          <table:table-cell office:value-type="float" office:value="93.177000000000007" table:style-name="ce2">
            <text:p>93,177</text:p>
          </table:table-cell>
          <table:table-cell office:value-type="float" office:value="4.3143000000000002E-14" table:style-name="ce2">
            <text:p>4,3143E-14</text:p>
          </table:table-cell>
          <table:table-cell office:value-type="float" office:value="-18.308599999999998" table:style-name="ce2">
            <text:p>-18,3086</text:p>
          </table:table-cell>
          <table:table-cell office:value-type="float" office:value="128.1497" table:style-name="ce2">
            <text:p>128,1497</text:p>
          </table:table-cell>
          <table:table-cell office:value-type="float" office:value="18.508099999999999" table:style-name="ce2">
            <text:p>18,5081</text:p>
          </table:table-cell>
          <table:table-cell office:value-type="float" office:value="93.007800000000003" table:style-name="ce2">
            <text:p>93,0078</text:p>
          </table:table-cell>
          <table:table-cell office:value-type="float" office:value="93.007800000000003" table:style-name="ce2">
            <text:p>93,0078</text:p>
          </table:table-cell>
          <table:table-cell office:value-type="float" office:value="1.7127999999999999E-14" table:style-name="ce2">
            <text:p>1,7128E-14</text:p>
          </table:table-cell>
          <table:table-cell office:value-type="float" office:value="59.022500000000001" table:style-name="ce2">
            <text:p>59,0225</text:p>
          </table:table-cell>
          <table:table-cell office:value-type="float" office:value="211.22649999999999" table:style-name="ce2">
            <text:p>211,2265</text:p>
          </table:table-cell>
          <table:table-cell office:value-type="float" office:value="12.168200000000001" table:style-name="ce2">
            <text:p>12,1682</text:p>
          </table:table-cell>
          <table:table-cell office:value-type="float" office:value="567.50670000000002" table:style-name="ce2">
            <text:p>567,5067</text:p>
          </table:table-cell>
          <table:table-cell office:value-type="float" office:value="578.41060000000004" table:style-name="ce2">
            <text:p>578,41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21" table:style-name="ce2">
            <text:p>421</text:p>
          </table:table-cell>
          <table:table-cell office:value-type="float" office:value="1051" table:style-name="ce2">
            <text:p>1051</text:p>
          </table:table-cell>
          <table:table-cell office:value-type="float" office:value="1891" table:style-name="ce2">
            <text:p>189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325" table:style-name="ce2">
            <text:p>23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0" table:style-name="ce2">
            <text:p>3740</text:p>
          </table:table-cell>
          <table:table-cell office:value-type="float" office:value="76" table:style-name="ce2">
            <text:p>76</text:p>
          </table:table-cell>
          <table:table-cell office:value-type="float" office:value="952" table:style-name="ce2">
            <text:p>952</text:p>
          </table:table-cell>
          <table:table-cell office:value-type="string" table:style-name="ce2">
            <text:p>1400002C0000000000000000000000000000000001A5041B07631E1E0915000102750275000A0E9C004C03B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872" table:style-name="ce6">
            <text:p>872</text:p>
          </table:table-cell>
          <table:table-cell office:value-type="float" office:value="872" table:style-name="ce6">
            <text:p>872</text:p>
          </table:table-cell>
          <table:table-cell office:value-type="float" office:value="1" table:style-name="ce6">
            <text:p>1</text:p>
          </table:table-cell>
          <table:table-cell office:value-type="float" office:value="185" table:style-name="ce6">
            <text:p>18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1 17:24:59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86" table:style-name="ce2">
            <text:p>186</text:p>
          </table:table-cell>
          <table:table-cell office:value-type="float" office:value="186" table:style-name="ce2">
            <text:p>186</text:p>
          </table:table-cell>
          <table:table-cell office:value-type="float" office:value="11248" table:style-name="ce2">
            <text:p>1124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19:21:04</text:p>
          </table:table-cell>
          <table:table-cell office:value-type="string" table:style-name="ce2">
            <text:p>2020 MAY 31 20:23:3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19:21:14</text:p>
          </table:table-cell>
          <table:table-cell office:value-type="string" table:style-name="ce2">
            <text:p>2020 MAY 31 20:23:32</text:p>
          </table:table-cell>
          <table:table-cell office:value-type="float" office:value="29.576499999999999" table:style-name="ce2">
            <text:p>29,5765</text:p>
          </table:table-cell>
          <table:table-cell office:value-type="float" office:value="-69.258899999999997" table:style-name="ce2">
            <text:p>-69,2589</text:p>
          </table:table-cell>
          <table:table-cell office:value-type="float" office:value="6.2485999999999997" table:style-name="ce2">
            <text:p>6,2486</text:p>
          </table:table-cell>
          <table:table-cell office:value-type="float" office:value="93.1601" table:style-name="ce2">
            <text:p>93,1601</text:p>
          </table:table-cell>
          <table:table-cell office:value-type="float" office:value="93.1601" table:style-name="ce2">
            <text:p>93,1601</text:p>
          </table:table-cell>
          <table:table-cell office:value-type="float" office:value="1.9082999999999999E-14" table:style-name="ce2">
            <text:p>1,9083E-14</text:p>
          </table:table-cell>
          <table:table-cell office:value-type="float" office:value="-17.9358" table:style-name="ce2">
            <text:p>-17,9358</text:p>
          </table:table-cell>
          <table:table-cell office:value-type="float" office:value="99.297799999999995" table:style-name="ce2">
            <text:p>99,2978</text:p>
          </table:table-cell>
          <table:table-cell office:value-type="float" office:value="18.498899999999999" table:style-name="ce2">
            <text:p>18,4989</text:p>
          </table:table-cell>
          <table:table-cell office:value-type="float" office:value="92.972999999999999" table:style-name="ce2">
            <text:p>92,973</text:p>
          </table:table-cell>
          <table:table-cell office:value-type="float" office:value="92.972999999999999" table:style-name="ce2">
            <text:p>92,973</text:p>
          </table:table-cell>
          <table:table-cell office:value-type="float" office:value="7.9514000000000006E-15" table:style-name="ce2">
            <text:p>7,9514E-15</text:p>
          </table:table-cell>
          <table:table-cell office:value-type="float" office:value="59.1479" table:style-name="ce2">
            <text:p>59,1479</text:p>
          </table:table-cell>
          <table:table-cell office:value-type="float" office:value="211.2765" table:style-name="ce2">
            <text:p>211,2765</text:p>
          </table:table-cell>
          <table:table-cell office:value-type="string" table:style-name="ce2">
            <text:p>N/A</text:p>
          </table:table-cell>
          <table:table-cell office:value-type="float" office:value="567.20870000000002" table:style-name="ce2">
            <text:p>567,2087</text:p>
          </table:table-cell>
          <table:table-cell office:value-type="float" office:value="567.20870000000002" table:style-name="ce2">
            <text:p>567,20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318" table:style-name="ce2">
            <text:p>318</text:p>
          </table:table-cell>
          <table:table-cell office:value-type="string" table:style-name="ce2">
            <text:p>1400002C0000000000000000000000000000000000000000000000000000000000000000000A0E9A004C013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86" table:style-name="ce6">
            <text:p>18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1 19:23:0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87" table:style-name="ce2">
            <text:p>187</text:p>
          </table:table-cell>
          <table:table-cell office:value-type="float" office:value="187" table:style-name="ce2">
            <text:p>187</text:p>
          </table:table-cell>
          <table:table-cell office:value-type="float" office:value="11249" table:style-name="ce2">
            <text:p>1124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21:09:06</text:p>
          </table:table-cell>
          <table:table-cell office:value-type="string" table:style-name="ce2">
            <text:p>2020 MAY 31 22:19:24</text:p>
          </table:table-cell>
          <table:table-cell office:value-type="string" table:style-name="ce2">
            <text:p>2020 MAY 31 21:09:16</text:p>
          </table:table-cell>
          <table:table-cell office:value-type="string" table:style-name="ce2">
            <text:p>2020 MAY 31 22:19:16</text:p>
          </table:table-cell>
          <table:table-cell office:value-type="string" table:style-name="ce2">
            <text:p>2020 MAY 31 21:09:16</text:p>
          </table:table-cell>
          <table:table-cell office:value-type="string" table:style-name="ce2">
            <text:p>2020 MAY 31 22:19:23</text:p>
          </table:table-cell>
          <table:table-cell office:value-type="float" office:value="57.139699999999998" table:style-name="ce2">
            <text:p>57,1397</text:p>
          </table:table-cell>
          <table:table-cell office:value-type="float" office:value="-112.0077" table:style-name="ce2">
            <text:p>-112,0077</text:p>
          </table:table-cell>
          <table:table-cell office:value-type="float" office:value="5.1508000000000003" table:style-name="ce2">
            <text:p>5,1508</text:p>
          </table:table-cell>
          <table:table-cell office:value-type="float" office:value="107.5946" table:style-name="ce2">
            <text:p>107,5946</text:p>
          </table:table-cell>
          <table:table-cell office:value-type="float" office:value="107.5946" table:style-name="ce2">
            <text:p>107,5946</text:p>
          </table:table-cell>
          <table:table-cell office:value-type="float" office:value="3.8299000000000002E-14" table:style-name="ce2">
            <text:p>3,8299E-14</text:p>
          </table:table-cell>
          <table:table-cell office:value-type="float" office:value="-23.867699999999999" table:style-name="ce2">
            <text:p>-23,8677</text:p>
          </table:table-cell>
          <table:table-cell office:value-type="float" office:value="68.992199999999997" table:style-name="ce2">
            <text:p>68,9922</text:p>
          </table:table-cell>
          <table:table-cell office:value-type="float" office:value="18.357500000000002" table:style-name="ce2">
            <text:p>18,3575</text:p>
          </table:table-cell>
          <table:table-cell office:value-type="float" office:value="89.578999999999994" table:style-name="ce2">
            <text:p>89,579</text:p>
          </table:table-cell>
          <table:table-cell office:value-type="float" office:value="89.578999999999994" table:style-name="ce2">
            <text:p>89,579</text:p>
          </table:table-cell>
          <table:table-cell office:value-type="float" office:value="3.4403E-14" table:style-name="ce2">
            <text:p>3,4403E-14</text:p>
          </table:table-cell>
          <table:table-cell office:value-type="float" office:value="59.242699999999999" table:style-name="ce2">
            <text:p>59,2427</text:p>
          </table:table-cell>
          <table:table-cell office:value-type="float" office:value="211.32230000000001" table:style-name="ce2">
            <text:p>211,3223</text:p>
          </table:table-cell>
          <table:table-cell office:value-type="float" office:value="24.9542" table:style-name="ce2">
            <text:p>24,9542</text:p>
          </table:table-cell>
          <table:table-cell office:value-type="float" office:value="638.3691" table:style-name="ce2">
            <text:p>638,3691</text:p>
          </table:table-cell>
          <table:table-cell office:value-type="float" office:value="661.03510000000006" table:style-name="ce2">
            <text:p>661,03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25" table:style-name="ce2">
            <text:p>242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200" table:style-name="ce2">
            <text:p>420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207" table:style-name="ce2">
            <text:p>4207</text:p>
          </table:table-cell>
          <table:table-cell office:value-type="float" office:value="76" table:style-name="ce2">
            <text:p>76</text:p>
          </table:table-cell>
          <table:table-cell office:value-type="float" office:value="966" table:style-name="ce2">
            <text:p>966</text:p>
          </table:table-cell>
          <table:table-cell office:value-type="string" table:style-name="ce2">
            <text:p>1400002C00000000000000000000000000000000000A028009791E1E1068000102750275000A106F004C03C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87" table:style-name="ce6">
            <text:p>18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1 21:21:0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8" table:style-name="ce2">
            <text:p>188</text:p>
          </table:table-cell>
          <table:table-cell office:value-type="float" office:value="188" table:style-name="ce2">
            <text:p>188</text:p>
          </table:table-cell>
          <table:table-cell office:value-type="float" office:value="11250" table:style-name="ce2">
            <text:p>1125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23:17:07</text:p>
          </table:table-cell>
          <table:table-cell office:value-type="string" table:style-name="ce2">
            <text:p>2020 JUN 01 00:19:35</text:p>
          </table:table-cell>
          <table:table-cell office:value-type="string" table:style-name="ce2">
            <text:p>2020 MAY 31 23:24:27</text:p>
          </table:table-cell>
          <table:table-cell office:value-type="string" table:style-name="ce2">
            <text:p>2020 JUN 01 00:02:27</text:p>
          </table:table-cell>
          <table:table-cell office:value-type="string" table:style-name="ce2">
            <text:p>2020 MAY 31 23:17:17</text:p>
          </table:table-cell>
          <table:table-cell office:value-type="string" table:style-name="ce2">
            <text:p>2020 JUN 01 00:19:34</text:p>
          </table:table-cell>
          <table:table-cell office:value-type="float" office:value="28.753499999999999" table:style-name="ce2">
            <text:p>28,7535</text:p>
          </table:table-cell>
          <table:table-cell office:value-type="float" office:value="-126.8677" table:style-name="ce2">
            <text:p>-126,8677</text:p>
          </table:table-cell>
          <table:table-cell office:value-type="float" office:value="6.2361000000000004" table:style-name="ce2">
            <text:p>6,2361</text:p>
          </table:table-cell>
          <table:table-cell office:value-type="float" office:value="93.149900000000002" table:style-name="ce2">
            <text:p>93,1499</text:p>
          </table:table-cell>
          <table:table-cell office:value-type="float" office:value="93.149900000000002" table:style-name="ce2">
            <text:p>93,1499</text:p>
          </table:table-cell>
          <table:table-cell office:value-type="float" office:value="5.6270000000000003E-14" table:style-name="ce2">
            <text:p>5,627E-14</text:p>
          </table:table-cell>
          <table:table-cell office:value-type="float" office:value="-17.0123" table:style-name="ce2">
            <text:p>-17,0123</text:p>
          </table:table-cell>
          <table:table-cell office:value-type="float" office:value="41.641300000000001" table:style-name="ce2">
            <text:p>41,6413</text:p>
          </table:table-cell>
          <table:table-cell office:value-type="float" office:value="18.4833" table:style-name="ce2">
            <text:p>18,4833</text:p>
          </table:table-cell>
          <table:table-cell office:value-type="float" office:value="92.975399999999993" table:style-name="ce2">
            <text:p>92,9754</text:p>
          </table:table-cell>
          <table:table-cell office:value-type="float" office:value="92.975399999999993" table:style-name="ce2">
            <text:p>92,9754</text:p>
          </table:table-cell>
          <table:table-cell office:value-type="float" office:value="2.6988000000000001E-14" table:style-name="ce2">
            <text:p>2,6988E-14</text:p>
          </table:table-cell>
          <table:table-cell office:value-type="float" office:value="59.371000000000002" table:style-name="ce2">
            <text:p>59,371</text:p>
          </table:table-cell>
          <table:table-cell office:value-type="float" office:value="211.37649999999999" table:style-name="ce2">
            <text:p>211,3765</text:p>
          </table:table-cell>
          <table:table-cell office:value-type="float" office:value="11.8614" table:style-name="ce2">
            <text:p>11,8614</text:p>
          </table:table-cell>
          <table:table-cell office:value-type="float" office:value="567.05150000000003" table:style-name="ce2">
            <text:p>567,0515</text:p>
          </table:table-cell>
          <table:table-cell office:value-type="float" office:value="577.67309999999998" table:style-name="ce2">
            <text:p>577,67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0" table:style-name="ce2">
            <text:p>440</text:p>
          </table:table-cell>
          <table:table-cell office:value-type="float" office:value="1070" table:style-name="ce2">
            <text:p>1070</text:p>
          </table:table-cell>
          <table:table-cell office:value-type="float" office:value="1895" table:style-name="ce2">
            <text:p>189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280" table:style-name="ce2">
            <text:p>22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1201" table:style-name="ce2">
            <text:p>1201</text:p>
          </table:table-cell>
          <table:table-cell office:value-type="string" table:style-name="ce2">
            <text:p>1400002C0000000000000000000000000000000001B8042E07671E1E08E8000102750275000A0E99004C04B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04" table:style-name="ce6">
            <text:p>904</text:p>
          </table:table-cell>
          <table:table-cell office:value-type="float" office:value="904" table:style-name="ce6">
            <text:p>904</text:p>
          </table:table-cell>
          <table:table-cell office:value-type="float" office:value="1" table:style-name="ce6">
            <text:p>1</text:p>
          </table:table-cell>
          <table:table-cell office:value-type="float" office:value="188" table:style-name="ce6">
            <text:p>18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MAY 31 23:19:0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89" table:style-name="ce2">
            <text:p>189</text:p>
          </table:table-cell>
          <table:table-cell office:value-type="float" office:value="189" table:style-name="ce2">
            <text:p>189</text:p>
          </table:table-cell>
          <table:table-cell office:value-type="float" office:value="11251" table:style-name="ce2">
            <text:p>1125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01:15:10</text:p>
          </table:table-cell>
          <table:table-cell office:value-type="string" table:style-name="ce2">
            <text:p>2020 JUN 01 02:17:4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01:15:20</text:p>
          </table:table-cell>
          <table:table-cell office:value-type="string" table:style-name="ce2">
            <text:p>2020 JUN 01 02:17:40</text:p>
          </table:table-cell>
          <table:table-cell office:value-type="float" office:value="28.2668" table:style-name="ce2">
            <text:p>28,2668</text:p>
          </table:table-cell>
          <table:table-cell office:value-type="float" office:value="-155.7021" table:style-name="ce2">
            <text:p>-155,7021</text:p>
          </table:table-cell>
          <table:table-cell office:value-type="float" office:value="6.2286000000000001" table:style-name="ce2">
            <text:p>6,2286</text:p>
          </table:table-cell>
          <table:table-cell office:value-type="float" office:value="93.148799999999994" table:style-name="ce2">
            <text:p>93,1488</text:p>
          </table:table-cell>
          <table:table-cell office:value-type="float" office:value="93.148799999999994" table:style-name="ce2">
            <text:p>93,1488</text:p>
          </table:table-cell>
          <table:table-cell office:value-type="float" office:value="2.8448000000000002E-14" table:style-name="ce2">
            <text:p>2,8448E-14</text:p>
          </table:table-cell>
          <table:table-cell office:value-type="float" office:value="-16.505400000000002" table:style-name="ce2">
            <text:p>-16,5054</text:p>
          </table:table-cell>
          <table:table-cell office:value-type="float" office:value="12.7803" table:style-name="ce2">
            <text:p>12,7803</text:p>
          </table:table-cell>
          <table:table-cell office:value-type="float" office:value="18.474399999999999" table:style-name="ce2">
            <text:p>18,4744</text:p>
          </table:table-cell>
          <table:table-cell office:value-type="float" office:value="92.975700000000003" table:style-name="ce2">
            <text:p>92,9757</text:p>
          </table:table-cell>
          <table:table-cell office:value-type="float" office:value="92.975700000000003" table:style-name="ce2">
            <text:p>92,9757</text:p>
          </table:table-cell>
          <table:table-cell office:value-type="float" office:value="1.8271E-14" table:style-name="ce2">
            <text:p>1,8271E-14</text:p>
          </table:table-cell>
          <table:table-cell office:value-type="float" office:value="59.422800000000002" table:style-name="ce2">
            <text:p>59,4228</text:p>
          </table:table-cell>
          <table:table-cell office:value-type="float" office:value="211.4265" table:style-name="ce2">
            <text:p>211,4265</text:p>
          </table:table-cell>
          <table:table-cell office:value-type="string" table:style-name="ce2">
            <text:p>N/A</text:p>
          </table:table-cell>
          <table:table-cell office:value-type="float" office:value="567.51210000000003" table:style-name="ce2">
            <text:p>567,5121</text:p>
          </table:table-cell>
          <table:table-cell office:value-type="float" office:value="567.51210000000003" table:style-name="ce2">
            <text:p>567,51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40" table:style-name="ce2">
            <text:p>3740</text:p>
          </table:table-cell>
          <table:table-cell office:value-type="float" office:value="76" table:style-name="ce2">
            <text:p>76</text:p>
          </table:table-cell>
          <table:table-cell office:value-type="float" office:value="320" table:style-name="ce2">
            <text:p>320</text:p>
          </table:table-cell>
          <table:table-cell office:value-type="string" table:style-name="ce2">
            <text:p>1400002C0000000000000000000000000000000000000000000000000000000000000000000A0E9C004C0140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89" table:style-name="ce6">
            <text:p>18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1 01:17:1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90" table:style-name="ce2">
            <text:p>190</text:p>
          </table:table-cell>
          <table:table-cell office:value-type="float" office:value="190" table:style-name="ce2">
            <text:p>190</text:p>
          </table:table-cell>
          <table:table-cell office:value-type="float" office:value="11252" table:style-name="ce2">
            <text:p>1125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03:03:17</text:p>
          </table:table-cell>
          <table:table-cell office:value-type="string" table:style-name="ce2">
            <text:p>2020 JUN 01 04:13:49</text:p>
          </table:table-cell>
          <table:table-cell office:value-type="string" table:style-name="ce2">
            <text:p>2020 JUN 01 03:03:27</text:p>
          </table:table-cell>
          <table:table-cell office:value-type="string" table:style-name="ce2">
            <text:p>2020 JUN 01 04:13:42</text:p>
          </table:table-cell>
          <table:table-cell office:value-type="string" table:style-name="ce2">
            <text:p>2020 JUN 01 03:03:27</text:p>
          </table:table-cell>
          <table:table-cell office:value-type="string" table:style-name="ce2">
            <text:p>2020 JUN 01 04:13:48</text:p>
          </table:table-cell>
          <table:table-cell office:value-type="float" office:value="55.7652" table:style-name="ce2">
            <text:p>55,7652</text:p>
          </table:table-cell>
          <table:table-cell office:value-type="float" office:value="162.26130000000001" table:style-name="ce2">
            <text:p>162,2613</text:p>
          </table:table-cell>
          <table:table-cell office:value-type="float" office:value="5.1794000000000002" table:style-name="ce2">
            <text:p>5,1794</text:p>
          </table:table-cell>
          <table:table-cell office:value-type="float" office:value="107.48399999999999" table:style-name="ce2">
            <text:p>107,484</text:p>
          </table:table-cell>
          <table:table-cell office:value-type="float" office:value="107.48399999999999" table:style-name="ce2">
            <text:p>107,484</text:p>
          </table:table-cell>
          <table:table-cell office:value-type="float" office:value="4.15E-14" table:style-name="ce2">
            <text:p>4,15E-14</text:p>
          </table:table-cell>
          <table:table-cell office:value-type="float" office:value="-21.854700000000001" table:style-name="ce2">
            <text:p>-21,8547</text:p>
          </table:table-cell>
          <table:table-cell office:value-type="float" office:value="-17.423999999999999" table:style-name="ce2">
            <text:p>-17,424</text:p>
          </table:table-cell>
          <table:table-cell office:value-type="float" office:value="18.3444" table:style-name="ce2">
            <text:p>18,3444</text:p>
          </table:table-cell>
          <table:table-cell office:value-type="float" office:value="89.866399999999999" table:style-name="ce2">
            <text:p>89,8664</text:p>
          </table:table-cell>
          <table:table-cell office:value-type="float" office:value="89.866399999999999" table:style-name="ce2">
            <text:p>89,8664</text:p>
          </table:table-cell>
          <table:table-cell office:value-type="float" office:value="1.3494E-14" table:style-name="ce2">
            <text:p>1,3494E-14</text:p>
          </table:table-cell>
          <table:table-cell office:value-type="float" office:value="59.442500000000003" table:style-name="ce2">
            <text:p>59,4425</text:p>
          </table:table-cell>
          <table:table-cell office:value-type="float" office:value="211.47229999999999" table:style-name="ce2">
            <text:p>211,4723</text:p>
          </table:table-cell>
          <table:table-cell office:value-type="float" office:value="25.0565" table:style-name="ce2">
            <text:p>25,0565</text:p>
          </table:table-cell>
          <table:table-cell office:value-type="float" office:value="640.49350000000004" table:style-name="ce2">
            <text:p>640,4935</text:p>
          </table:table-cell>
          <table:table-cell office:value-type="float" office:value="663.25350000000003" table:style-name="ce2">
            <text:p>663,25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25" table:style-name="ce2">
            <text:p>242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215" table:style-name="ce2">
            <text:p>42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221" table:style-name="ce2">
            <text:p>4221</text:p>
          </table:table-cell>
          <table:table-cell office:value-type="float" office:value="76" table:style-name="ce2">
            <text:p>76</text:p>
          </table:table-cell>
          <table:table-cell office:value-type="float" office:value="995" table:style-name="ce2">
            <text:p>995</text:p>
          </table:table-cell>
          <table:table-cell office:value-type="string" table:style-name="ce2">
            <text:p>1400002C00000000000000000000000000000000000A028009791E1E1077000102750275000A107D004C03E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941" table:style-name="ce6">
            <text:p>1941</text:p>
          </table:table-cell>
          <table:table-cell office:value-type="float" office:value="1941" table:style-name="ce6">
            <text:p>1941</text:p>
          </table:table-cell>
          <table:table-cell office:value-type="float" office:value="1" table:style-name="ce6">
            <text:p>1</text:p>
          </table:table-cell>
          <table:table-cell office:value-type="float" office:value="190" table:style-name="ce6">
            <text:p>19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1 03:15:1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1" table:style-name="ce2">
            <text:p>191</text:p>
          </table:table-cell>
          <table:table-cell office:value-type="float" office:value="191" table:style-name="ce2">
            <text:p>191</text:p>
          </table:table-cell>
          <table:table-cell office:value-type="float" office:value="11253" table:style-name="ce2">
            <text:p>1125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05:11:24</text:p>
          </table:table-cell>
          <table:table-cell office:value-type="string" table:style-name="ce2">
            <text:p>2020 JUN 01 06:11:59</text:p>
          </table:table-cell>
          <table:table-cell office:value-type="string" table:style-name="ce2">
            <text:p>2020 JUN 01 05:19:52</text:p>
          </table:table-cell>
          <table:table-cell office:value-type="string" table:style-name="ce2">
            <text:p>2020 JUN 01 05:55:37</text:p>
          </table:table-cell>
          <table:table-cell office:value-type="string" table:style-name="ce2">
            <text:p>2020 JUN 01 05:11:34</text:p>
          </table:table-cell>
          <table:table-cell office:value-type="string" table:style-name="ce2">
            <text:p>2020 JUN 01 06:11:58</text:p>
          </table:table-cell>
          <table:table-cell office:value-type="float" office:value="27.216000000000001" table:style-name="ce2">
            <text:p>27,216</text:p>
          </table:table-cell>
          <table:table-cell office:value-type="float" office:value="146.60149999999999" table:style-name="ce2">
            <text:p>146,6015</text:p>
          </table:table-cell>
          <table:table-cell office:value-type="float" office:value="6.2133000000000003" table:style-name="ce2">
            <text:p>6,2133</text:p>
          </table:table-cell>
          <table:table-cell office:value-type="float" office:value="93.126199999999997" table:style-name="ce2">
            <text:p>93,1262</text:p>
          </table:table-cell>
          <table:table-cell office:value-type="float" office:value="93.126199999999997" table:style-name="ce2">
            <text:p>93,1262</text:p>
          </table:table-cell>
          <table:table-cell office:value-type="float" office:value="3.5560000000000002E-14" table:style-name="ce2">
            <text:p>3,556E-14</text:p>
          </table:table-cell>
          <table:table-cell office:value-type="float" office:value="-21.1707" table:style-name="ce2">
            <text:p>-21,1707</text:p>
          </table:table-cell>
          <table:table-cell office:value-type="float" office:value="-46.232700000000001" table:style-name="ce2">
            <text:p>-46,2327</text:p>
          </table:table-cell>
          <table:table-cell office:value-type="float" office:value="18.340299999999999" table:style-name="ce2">
            <text:p>18,3403</text:p>
          </table:table-cell>
          <table:table-cell office:value-type="float" office:value="89.968299999999999" table:style-name="ce2">
            <text:p>89,9683</text:p>
          </table:table-cell>
          <table:table-cell office:value-type="float" office:value="89.968299999999999" table:style-name="ce2">
            <text:p>89,9683</text:p>
          </table:table-cell>
          <table:table-cell office:value-type="float" office:value="2.3155E-14" table:style-name="ce2">
            <text:p>2,3155E-14</text:p>
          </table:table-cell>
          <table:table-cell office:value-type="float" office:value="59.552199999999999" table:style-name="ce2">
            <text:p>59,5522</text:p>
          </table:table-cell>
          <table:table-cell office:value-type="float" office:value="211.5266" table:style-name="ce2">
            <text:p>211,5266</text:p>
          </table:table-cell>
          <table:table-cell office:value-type="float" office:value="10.940799999999999" table:style-name="ce2">
            <text:p>10,9408</text:p>
          </table:table-cell>
          <table:table-cell office:value-type="float" office:value="549.9049" table:style-name="ce2">
            <text:p>549,9049</text:p>
          </table:table-cell>
          <table:table-cell office:value-type="float" office:value="559.67970000000003" table:style-name="ce2">
            <text:p>559,67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8" table:style-name="ce2">
            <text:p>508</text:p>
          </table:table-cell>
          <table:table-cell office:value-type="float" office:value="1138" table:style-name="ce2">
            <text:p>1138</text:p>
          </table:table-cell>
          <table:table-cell office:value-type="float" office:value="1888" table:style-name="ce2">
            <text:p>188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145" table:style-name="ce2">
            <text:p>21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624" table:style-name="ce2">
            <text:p>3624</text:p>
          </table:table-cell>
          <table:table-cell office:value-type="float" office:value="76" table:style-name="ce2">
            <text:p>76</text:p>
          </table:table-cell>
          <table:table-cell office:value-type="float" office:value="1082" table:style-name="ce2">
            <text:p>1082</text:p>
          </table:table-cell>
          <table:table-cell office:value-type="string" table:style-name="ce2">
            <text:p>1400002C0000000000000000000000000000000001FC047207601E1E0861000102750275000A0E28004C043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91" table:style-name="ce6">
            <text:p>19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1 05:13:2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2" table:style-name="ce2">
            <text:p>192</text:p>
          </table:table-cell>
          <table:table-cell office:value-type="float" office:value="192" table:style-name="ce2">
            <text:p>192</text:p>
          </table:table-cell>
          <table:table-cell office:value-type="float" office:value="11254" table:style-name="ce2">
            <text:p>1125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07:09:30</text:p>
          </table:table-cell>
          <table:table-cell office:value-type="string" table:style-name="ce2">
            <text:p>2020 JUN 01 08:11:58</text:p>
          </table:table-cell>
          <table:table-cell office:value-type="string" table:style-name="ce2">
            <text:p>2020 JUN 01 07:17:11</text:p>
          </table:table-cell>
          <table:table-cell office:value-type="string" table:style-name="ce2">
            <text:p>2020 JUN 01 07:54:26</text:p>
          </table:table-cell>
          <table:table-cell office:value-type="string" table:style-name="ce2">
            <text:p>2020 JUN 01 07:09:40</text:p>
          </table:table-cell>
          <table:table-cell office:value-type="string" table:style-name="ce2">
            <text:p>2020 JUN 01 08:11:57</text:p>
          </table:table-cell>
          <table:table-cell office:value-type="float" office:value="26.769400000000001" table:style-name="ce2">
            <text:p>26,7694</text:p>
          </table:table-cell>
          <table:table-cell office:value-type="float" office:value="117.7701" table:style-name="ce2">
            <text:p>117,7701</text:p>
          </table:table-cell>
          <table:table-cell office:value-type="float" office:value="6.2066999999999997" table:style-name="ce2">
            <text:p>6,2067</text:p>
          </table:table-cell>
          <table:table-cell office:value-type="float" office:value="93.122" table:style-name="ce2">
            <text:p>93,122</text:p>
          </table:table-cell>
          <table:table-cell office:value-type="float" office:value="93.122" table:style-name="ce2">
            <text:p>93,122</text:p>
          </table:table-cell>
          <table:table-cell office:value-type="float" office:value="2.2934999999999999E-14" table:style-name="ce2">
            <text:p>2,2935E-14</text:p>
          </table:table-cell>
          <table:table-cell office:value-type="float" office:value="-15.0459" table:style-name="ce2">
            <text:p>-15,0459</text:p>
          </table:table-cell>
          <table:table-cell office:value-type="float" office:value="-73.808999999999997" table:style-name="ce2">
            <text:p>-73,809</text:p>
          </table:table-cell>
          <table:table-cell office:value-type="float" office:value="18.447800000000001" table:style-name="ce2">
            <text:p>18,4478</text:p>
          </table:table-cell>
          <table:table-cell office:value-type="float" office:value="92.948099999999997" table:style-name="ce2">
            <text:p>92,9481</text:p>
          </table:table-cell>
          <table:table-cell office:value-type="float" office:value="92.948099999999997" table:style-name="ce2">
            <text:p>92,9481</text:p>
          </table:table-cell>
          <table:table-cell office:value-type="float" office:value="4.0855E-14" table:style-name="ce2">
            <text:p>4,0855E-14</text:p>
          </table:table-cell>
          <table:table-cell office:value-type="float" office:value="59.6661" table:style-name="ce2">
            <text:p>59,6661</text:p>
          </table:table-cell>
          <table:table-cell office:value-type="float" office:value="211.57669999999999" table:style-name="ce2">
            <text:p>211,5767</text:p>
          </table:table-cell>
          <table:table-cell office:value-type="float" office:value="11.554500000000001" table:style-name="ce2">
            <text:p>11,5545</text:p>
          </table:table-cell>
          <table:table-cell office:value-type="float" office:value="567.05150000000003" table:style-name="ce2">
            <text:p>567,0515</text:p>
          </table:table-cell>
          <table:table-cell office:value-type="float" office:value="577.39080000000001" table:style-name="ce2">
            <text:p>577,39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61" table:style-name="ce2">
            <text:p>461</text:p>
          </table:table-cell>
          <table:table-cell office:value-type="float" office:value="1091" table:style-name="ce2">
            <text:p>1091</text:p>
          </table:table-cell>
          <table:table-cell office:value-type="float" office:value="1886" table:style-name="ce2">
            <text:p>18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235" table:style-name="ce2">
            <text:p>22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1189" table:style-name="ce2">
            <text:p>1189</text:p>
          </table:table-cell>
          <table:table-cell office:value-type="string" table:style-name="ce2">
            <text:p>1400002C0000000000000000000000000000000001CD0443075E1E1E08BB000102750275000A0E99004C04A5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92" table:style-name="ce6">
            <text:p>19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1 07:11:3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93" table:style-name="ce2">
            <text:p>193</text:p>
          </table:table-cell>
          <table:table-cell office:value-type="float" office:value="193" table:style-name="ce2">
            <text:p>193</text:p>
          </table:table-cell>
          <table:table-cell office:value-type="float" office:value="11255" table:style-name="ce2">
            <text:p>1125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09:07:33</text:p>
          </table:table-cell>
          <table:table-cell office:value-type="string" table:style-name="ce2">
            <text:p>2020 JUN 01 10:08: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09:07:43</text:p>
          </table:table-cell>
          <table:table-cell office:value-type="string" table:style-name="ce2">
            <text:p>2020 JUN 01 10:08:09</text:p>
          </table:table-cell>
          <table:table-cell office:value-type="float" office:value="26.3566" table:style-name="ce2">
            <text:p>26,3566</text:p>
          </table:table-cell>
          <table:table-cell office:value-type="float" office:value="88.962599999999995" table:style-name="ce2">
            <text:p>88,9626</text:p>
          </table:table-cell>
          <table:table-cell office:value-type="float" office:value="6.2005999999999997" table:style-name="ce2">
            <text:p>6,2006</text:p>
          </table:table-cell>
          <table:table-cell office:value-type="float" office:value="93.115499999999997" table:style-name="ce2">
            <text:p>93,1155</text:p>
          </table:table-cell>
          <table:table-cell office:value-type="float" office:value="93.115499999999997" table:style-name="ce2">
            <text:p>93,1155</text:p>
          </table:table-cell>
          <table:table-cell office:value-type="float" office:value="2.8454E-14" table:style-name="ce2">
            <text:p>2,8454E-14</text:p>
          </table:table-cell>
          <table:table-cell office:value-type="float" office:value="-19.9819" table:style-name="ce2">
            <text:p>-19,9819</text:p>
          </table:table-cell>
          <table:table-cell office:value-type="float" office:value="-103.8216" table:style-name="ce2">
            <text:p>-103,8216</text:p>
          </table:table-cell>
          <table:table-cell office:value-type="float" office:value="18.331399999999999" table:style-name="ce2">
            <text:p>18,3314</text:p>
          </table:table-cell>
          <table:table-cell office:value-type="float" office:value="90.121300000000005" table:style-name="ce2">
            <text:p>90,1213</text:p>
          </table:table-cell>
          <table:table-cell office:value-type="float" office:value="90.121300000000005" table:style-name="ce2">
            <text:p>90,1213</text:p>
          </table:table-cell>
          <table:table-cell office:value-type="float" office:value="2.8624999999999998E-14" table:style-name="ce2">
            <text:p>2,8625E-14</text:p>
          </table:table-cell>
          <table:table-cell office:value-type="float" office:value="59.785800000000002" table:style-name="ce2">
            <text:p>59,7858</text:p>
          </table:table-cell>
          <table:table-cell office:value-type="float" office:value="211.6267" table:style-name="ce2">
            <text:p>211,6267</text:p>
          </table:table-cell>
          <table:table-cell office:value-type="string" table:style-name="ce2">
            <text:p>N/A</text:p>
          </table:table-cell>
          <table:table-cell office:value-type="float" office:value="550.21379999999999" table:style-name="ce2">
            <text:p>550,2138</text:p>
          </table:table-cell>
          <table:table-cell office:value-type="float" office:value="550.21379999999999" table:style-name="ce2">
            <text:p>550,21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26" table:style-name="ce2">
            <text:p>3626</text:p>
          </table:table-cell>
          <table:table-cell office:value-type="float" office:value="76" table:style-name="ce2">
            <text:p>76</text:p>
          </table:table-cell>
          <table:table-cell office:value-type="float" office:value="206" table:style-name="ce2">
            <text:p>206</text:p>
          </table:table-cell>
          <table:table-cell office:value-type="string" table:style-name="ce2">
            <text:p>1400002C0000000000000000000000000000000000000000000000000000000000000000000A0E2A004C00C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93" table:style-name="ce6">
            <text:p>19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1 09:09:3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4" table:style-name="ce2">
            <text:p>194</text:p>
          </table:table-cell>
          <table:table-cell office:value-type="float" office:value="194" table:style-name="ce2">
            <text:p>194</text:p>
          </table:table-cell>
          <table:table-cell office:value-type="float" office:value="11256" table:style-name="ce2">
            <text:p>1125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11:05:33</text:p>
          </table:table-cell>
          <table:table-cell office:value-type="string" table:style-name="ce2">
            <text:p>2020 JUN 01 12:08:00</text:p>
          </table:table-cell>
          <table:table-cell office:value-type="string" table:style-name="ce2">
            <text:p>2020 JUN 01 11:13:31</text:p>
          </table:table-cell>
          <table:table-cell office:value-type="string" table:style-name="ce2">
            <text:p>2020 JUN 01 11:50:16</text:p>
          </table:table-cell>
          <table:table-cell office:value-type="string" table:style-name="ce2">
            <text:p>2020 JUN 01 11:05:43</text:p>
          </table:table-cell>
          <table:table-cell office:value-type="string" table:style-name="ce2">
            <text:p>2020 JUN 01 12:07:59</text:p>
          </table:table-cell>
          <table:table-cell office:value-type="float" office:value="25.93" table:style-name="ce2">
            <text:p>25,93</text:p>
          </table:table-cell>
          <table:table-cell office:value-type="float" office:value="60.161700000000003" table:style-name="ce2">
            <text:p>60,1617</text:p>
          </table:table-cell>
          <table:table-cell office:value-type="float" office:value="6.1943999999999999" table:style-name="ce2">
            <text:p>6,1944</text:p>
          </table:table-cell>
          <table:table-cell office:value-type="float" office:value="93.110900000000001" table:style-name="ce2">
            <text:p>93,1109</text:p>
          </table:table-cell>
          <table:table-cell office:value-type="float" office:value="93.110900000000001" table:style-name="ce2">
            <text:p>93,1109</text:p>
          </table:table-cell>
          <table:table-cell office:value-type="float" office:value="4.5092E-14" table:style-name="ce2">
            <text:p>4,5092E-14</text:p>
          </table:table-cell>
          <table:table-cell office:value-type="float" office:value="-14.1839" table:style-name="ce2">
            <text:p>-14,1839</text:p>
          </table:table-cell>
          <table:table-cell office:value-type="float" office:value="-131.4743" table:style-name="ce2">
            <text:p>-131,4743</text:p>
          </table:table-cell>
          <table:table-cell office:value-type="float" office:value="18.4314" table:style-name="ce2">
            <text:p>18,4314</text:p>
          </table:table-cell>
          <table:table-cell office:value-type="float" office:value="92.921300000000002" table:style-name="ce2">
            <text:p>92,9213</text:p>
          </table:table-cell>
          <table:table-cell office:value-type="float" office:value="92.921300000000002" table:style-name="ce2">
            <text:p>92,9213</text:p>
          </table:table-cell>
          <table:table-cell office:value-type="float" office:value="3.6542000000000001E-14" table:style-name="ce2">
            <text:p>3,6542E-14</text:p>
          </table:table-cell>
          <table:table-cell office:value-type="float" office:value="59.877400000000002" table:style-name="ce2">
            <text:p>59,8774</text:p>
          </table:table-cell>
          <table:table-cell office:value-type="float" office:value="211.67670000000001" table:style-name="ce2">
            <text:p>211,6767</text:p>
          </table:table-cell>
          <table:table-cell office:value-type="float" office:value="11.3499" table:style-name="ce2">
            <text:p>11,3499</text:p>
          </table:table-cell>
          <table:table-cell office:value-type="float" office:value="566.89970000000005" table:style-name="ce2">
            <text:p>566,8997</text:p>
          </table:table-cell>
          <table:table-cell office:value-type="float" office:value="577.05089999999996" table:style-name="ce2">
            <text:p>577,05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78" table:style-name="ce2">
            <text:p>478</text:p>
          </table:table-cell>
          <table:table-cell office:value-type="float" office:value="1108" table:style-name="ce2">
            <text:p>1108</text:p>
          </table:table-cell>
          <table:table-cell office:value-type="float" office:value="1888" table:style-name="ce2">
            <text:p>188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205" table:style-name="ce2">
            <text:p>220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6" table:style-name="ce2">
            <text:p>3736</text:p>
          </table:table-cell>
          <table:table-cell office:value-type="float" office:value="76" table:style-name="ce2">
            <text:p>76</text:p>
          </table:table-cell>
          <table:table-cell office:value-type="float" office:value="1194" table:style-name="ce2">
            <text:p>1194</text:p>
          </table:table-cell>
          <table:table-cell office:value-type="string" table:style-name="ce2">
            <text:p>1400002C0000000000000000000000000000000001DE045407601E1E089D000102750275000A0E98004C04A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456" table:style-name="ce6">
            <text:p>1456</text:p>
          </table:table-cell>
          <table:table-cell office:value-type="float" office:value="1456" table:style-name="ce6">
            <text:p>1456</text:p>
          </table:table-cell>
          <table:table-cell office:value-type="float" office:value="1" table:style-name="ce6">
            <text:p>1</text:p>
          </table:table-cell>
          <table:table-cell office:value-type="float" office:value="194" table:style-name="ce6">
            <text:p>19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1 11:07:33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95" table:style-name="ce2">
            <text:p>195</text:p>
          </table:table-cell>
          <table:table-cell office:value-type="float" office:value="195" table:style-name="ce2">
            <text:p>195</text:p>
          </table:table-cell>
          <table:table-cell office:value-type="float" office:value="11257" table:style-name="ce2">
            <text:p>1125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13:03:36</text:p>
          </table:table-cell>
          <table:table-cell office:value-type="string" table:style-name="ce2">
            <text:p>2020 JUN 01 14:06:0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13:03:46</text:p>
          </table:table-cell>
          <table:table-cell office:value-type="string" table:style-name="ce2">
            <text:p>2020 JUN 01 14:06:03</text:p>
          </table:table-cell>
          <table:table-cell office:value-type="float" office:value="25.3977" table:style-name="ce2">
            <text:p>25,3977</text:p>
          </table:table-cell>
          <table:table-cell office:value-type="float" office:value="31.334900000000001" table:style-name="ce2">
            <text:p>31,3349</text:p>
          </table:table-cell>
          <table:table-cell office:value-type="float" office:value="6.1868999999999996" table:style-name="ce2">
            <text:p>6,1869</text:p>
          </table:table-cell>
          <table:table-cell office:value-type="float" office:value="93.094800000000006" table:style-name="ce2">
            <text:p>93,0948</text:p>
          </table:table-cell>
          <table:table-cell office:value-type="float" office:value="93.094800000000006" table:style-name="ce2">
            <text:p>93,0948</text:p>
          </table:table-cell>
          <table:table-cell office:value-type="float" office:value="2.9150000000000001E-14" table:style-name="ce2">
            <text:p>2,915E-14</text:p>
          </table:table-cell>
          <table:table-cell office:value-type="float" office:value="-13.669700000000001" table:style-name="ce2">
            <text:p>-13,6697</text:p>
          </table:table-cell>
          <table:table-cell office:value-type="float" office:value="-160.33109999999999" table:style-name="ce2">
            <text:p>-160,3311</text:p>
          </table:table-cell>
          <table:table-cell office:value-type="float" office:value="18.422499999999999" table:style-name="ce2">
            <text:p>18,4225</text:p>
          </table:table-cell>
          <table:table-cell office:value-type="float" office:value="92.916499999999999" table:style-name="ce2">
            <text:p>92,9165</text:p>
          </table:table-cell>
          <table:table-cell office:value-type="float" office:value="92.916499999999999" table:style-name="ce2">
            <text:p>92,9165</text:p>
          </table:table-cell>
          <table:table-cell office:value-type="float" office:value="1.8271E-14" table:style-name="ce2">
            <text:p>1,8271E-14</text:p>
          </table:table-cell>
          <table:table-cell office:value-type="float" office:value="59.908900000000003" table:style-name="ce2">
            <text:p>59,9089</text:p>
          </table:table-cell>
          <table:table-cell office:value-type="float" office:value="211.7268" table:style-name="ce2">
            <text:p>211,7268</text:p>
          </table:table-cell>
          <table:table-cell office:value-type="string" table:style-name="ce2">
            <text:p>N/A</text:p>
          </table:table-cell>
          <table:table-cell office:value-type="float" office:value="567.05690000000004" table:style-name="ce2">
            <text:p>567,0569</text:p>
          </table:table-cell>
          <table:table-cell office:value-type="float" office:value="567.05690000000004" table:style-name="ce2">
            <text:p>567,05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317" table:style-name="ce2">
            <text:p>317</text:p>
          </table:table-cell>
          <table:table-cell office:value-type="string" table:style-name="ce2">
            <text:p>1400002C0000000000000000000000000000000000000000000000000000000000000000000A0E99004C013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95" table:style-name="ce6">
            <text:p>19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1 13:05:3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96" table:style-name="ce2">
            <text:p>196</text:p>
          </table:table-cell>
          <table:table-cell office:value-type="float" office:value="196" table:style-name="ce2">
            <text:p>196</text:p>
          </table:table-cell>
          <table:table-cell office:value-type="float" office:value="11258" table:style-name="ce2">
            <text:p>1125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14:51:42</text:p>
          </table:table-cell>
          <table:table-cell office:value-type="string" table:style-name="ce2">
            <text:p>2020 JUN 01 16:02:30</text:p>
          </table:table-cell>
          <table:table-cell office:value-type="string" table:style-name="ce2">
            <text:p>2020 JUN 01 14:51:52</text:p>
          </table:table-cell>
          <table:table-cell office:value-type="string" table:style-name="ce2">
            <text:p>2020 JUN 01 16:02:22</text:p>
          </table:table-cell>
          <table:table-cell office:value-type="string" table:style-name="ce2">
            <text:p>2020 JUN 01 14:51:52</text:p>
          </table:table-cell>
          <table:table-cell office:value-type="string" table:style-name="ce2">
            <text:p>2020 JUN 01 16:02:29</text:p>
          </table:table-cell>
          <table:table-cell office:value-type="float" office:value="53.168599999999998" table:style-name="ce2">
            <text:p>53,1686</text:p>
          </table:table-cell>
          <table:table-cell office:value-type="float" office:value="-9.3719999999999999" table:style-name="ce2">
            <text:p>-9,372</text:p>
          </table:table-cell>
          <table:table-cell office:value-type="float" office:value="5.2263999999999999" table:style-name="ce2">
            <text:p>5,2264</text:p>
          </table:table-cell>
          <table:table-cell office:value-type="float" office:value="107.2668" table:style-name="ce2">
            <text:p>107,2668</text:p>
          </table:table-cell>
          <table:table-cell office:value-type="float" office:value="107.2668" table:style-name="ce2">
            <text:p>107,2668</text:p>
          </table:table-cell>
          <table:table-cell office:value-type="float" office:value="2.3854000000000001E-15" table:style-name="ce2">
            <text:p>2,3854E-15</text:p>
          </table:table-cell>
          <table:table-cell office:value-type="float" office:value="-18.0778" table:style-name="ce2">
            <text:p>-18,0778</text:p>
          </table:table-cell>
          <table:table-cell office:value-type="float" office:value="169.72399999999999" table:style-name="ce2">
            <text:p>169,724</text:p>
          </table:table-cell>
          <table:table-cell office:value-type="float" office:value="18.314399999999999" table:style-name="ce2">
            <text:p>18,3144</text:p>
          </table:table-cell>
          <table:table-cell office:value-type="float" office:value="90.326499999999996" table:style-name="ce2">
            <text:p>90,3265</text:p>
          </table:table-cell>
          <table:table-cell office:value-type="float" office:value="90.326499999999996" table:style-name="ce2">
            <text:p>90,3265</text:p>
          </table:table-cell>
          <table:table-cell office:value-type="float" office:value="4.1834000000000003E-14" table:style-name="ce2">
            <text:p>4,1834E-14</text:p>
          </table:table-cell>
          <table:table-cell office:value-type="float" office:value="59.924799999999998" table:style-name="ce2">
            <text:p>59,9248</text:p>
          </table:table-cell>
          <table:table-cell office:value-type="float" office:value="211.77260000000001" table:style-name="ce2">
            <text:p>211,7726</text:p>
          </table:table-cell>
          <table:table-cell office:value-type="float" office:value="25.158799999999999" table:style-name="ce2">
            <text:p>25,1588</text:p>
          </table:table-cell>
          <table:table-cell office:value-type="float" office:value="642.92129999999997" table:style-name="ce2">
            <text:p>642,9213</text:p>
          </table:table-cell>
          <table:table-cell office:value-type="float" office:value="665.77549999999997" table:style-name="ce2">
            <text:p>665,77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40" table:style-name="ce2">
            <text:p>244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230" table:style-name="ce2">
            <text:p>42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237" table:style-name="ce2">
            <text:p>4237</text:p>
          </table:table-cell>
          <table:table-cell office:value-type="float" office:value="76" table:style-name="ce2">
            <text:p>76</text:p>
          </table:table-cell>
          <table:table-cell office:value-type="float" office:value="1041" table:style-name="ce2">
            <text:p>1041</text:p>
          </table:table-cell>
          <table:table-cell office:value-type="string" table:style-name="ce2">
            <text:p>1400002C00000000000000000000000000000000000A028009881E1E1086000102750275000A108D004C041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420" table:style-name="ce6">
            <text:p>1420</text:p>
          </table:table-cell>
          <table:table-cell office:value-type="float" office:value="1420" table:style-name="ce6">
            <text:p>1420</text:p>
          </table:table-cell>
          <table:table-cell office:value-type="float" office:value="1" table:style-name="ce6">
            <text:p>1</text:p>
          </table:table-cell>
          <table:table-cell office:value-type="float" office:value="196" table:style-name="ce6">
            <text:p>19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1 15:03:43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7" table:style-name="ce2">
            <text:p>197</text:p>
          </table:table-cell>
          <table:table-cell office:value-type="float" office:value="197" table:style-name="ce2">
            <text:p>197</text:p>
          </table:table-cell>
          <table:table-cell office:value-type="float" office:value="11259" table:style-name="ce2">
            <text:p>1125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16:59:50</text:p>
          </table:table-cell>
          <table:table-cell office:value-type="string" table:style-name="ce2">
            <text:p>2020 JUN 01 18:02:19</text:p>
          </table:table-cell>
          <table:table-cell office:value-type="string" table:style-name="ce2">
            <text:p>2020 JUN 01 17:08:00</text:p>
          </table:table-cell>
          <table:table-cell office:value-type="string" table:style-name="ce2">
            <text:p>2020 JUN 01 17:44:15</text:p>
          </table:table-cell>
          <table:table-cell office:value-type="string" table:style-name="ce2">
            <text:p>2020 JUN 01 17:00:00</text:p>
          </table:table-cell>
          <table:table-cell office:value-type="string" table:style-name="ce2">
            <text:p>2020 JUN 01 18:02:18</text:p>
          </table:table-cell>
          <table:table-cell office:value-type="float" office:value="24.360700000000001" table:style-name="ce2">
            <text:p>24,3607</text:p>
          </table:table-cell>
          <table:table-cell office:value-type="float" office:value="-26.370200000000001" table:style-name="ce2">
            <text:p>-26,3702</text:p>
          </table:table-cell>
          <table:table-cell office:value-type="float" office:value="6.1714000000000002" table:style-name="ce2">
            <text:p>6,1714</text:p>
          </table:table-cell>
          <table:table-cell office:value-type="float" office:value="93.086500000000001" table:style-name="ce2">
            <text:p>93,0865</text:p>
          </table:table-cell>
          <table:table-cell office:value-type="float" office:value="93.086500000000001" table:style-name="ce2">
            <text:p>93,0865</text:p>
          </table:table-cell>
          <table:table-cell office:value-type="float" office:value="2.7909000000000001E-14" table:style-name="ce2">
            <text:p>2,7909E-14</text:p>
          </table:table-cell>
          <table:table-cell office:value-type="float" office:value="-12.595499999999999" table:style-name="ce2">
            <text:p>-12,5955</text:p>
          </table:table-cell>
          <table:table-cell office:value-type="float" office:value="141.929" table:style-name="ce2">
            <text:p>141,929</text:p>
          </table:table-cell>
          <table:table-cell office:value-type="float" office:value="18.404699999999998" table:style-name="ce2">
            <text:p>18,4047</text:p>
          </table:table-cell>
          <table:table-cell office:value-type="float" office:value="92.918800000000005" table:style-name="ce2">
            <text:p>92,9188</text:p>
          </table:table-cell>
          <table:table-cell office:value-type="float" office:value="92.918800000000005" table:style-name="ce2">
            <text:p>92,9188</text:p>
          </table:table-cell>
          <table:table-cell office:value-type="float" office:value="2.2264E-14" table:style-name="ce2">
            <text:p>2,2264E-14</text:p>
          </table:table-cell>
          <table:table-cell office:value-type="float" office:value="60.005099999999999" table:style-name="ce2">
            <text:p>60,0051</text:p>
          </table:table-cell>
          <table:table-cell office:value-type="float" office:value="211.82689999999999" table:style-name="ce2">
            <text:p>211,8269</text:p>
          </table:table-cell>
          <table:table-cell office:value-type="float" office:value="11.1454" table:style-name="ce2">
            <text:p>11,1454</text:p>
          </table:table-cell>
          <table:table-cell office:value-type="float" office:value="567.20320000000004" table:style-name="ce2">
            <text:p>567,2032</text:p>
          </table:table-cell>
          <table:table-cell office:value-type="float" office:value="577.1662" table:style-name="ce2">
            <text:p>577,16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0" table:style-name="ce2">
            <text:p>490</text:p>
          </table:table-cell>
          <table:table-cell office:value-type="float" office:value="1120" table:style-name="ce2">
            <text:p>1120</text:p>
          </table:table-cell>
          <table:table-cell office:value-type="float" office:value="1885" table:style-name="ce2">
            <text:p>18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175" table:style-name="ce2">
            <text:p>217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1187" table:style-name="ce2">
            <text:p>1187</text:p>
          </table:table-cell>
          <table:table-cell office:value-type="string" table:style-name="ce2">
            <text:p>1400002C0000000000000000000000000000000001EA0460075D1E1E087F000102750275000A0E9A004C04A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97" table:style-name="ce6">
            <text:p>19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1 17:01:5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98" table:style-name="ce2">
            <text:p>198</text:p>
          </table:table-cell>
          <table:table-cell office:value-type="float" office:value="198" table:style-name="ce2">
            <text:p>198</text:p>
          </table:table-cell>
          <table:table-cell office:value-type="float" office:value="11260" table:style-name="ce2">
            <text:p>1126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18:57:56</text:p>
          </table:table-cell>
          <table:table-cell office:value-type="string" table:style-name="ce2">
            <text:p>2020 JUN 01 19:58:4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18:58:06</text:p>
          </table:table-cell>
          <table:table-cell office:value-type="string" table:style-name="ce2">
            <text:p>2020 JUN 01 19:58:42</text:p>
          </table:table-cell>
          <table:table-cell office:value-type="float" office:value="23.878" table:style-name="ce2">
            <text:p>23,878</text:p>
          </table:table-cell>
          <table:table-cell office:value-type="float" office:value="-55.206699999999998" table:style-name="ce2">
            <text:p>-55,2067</text:p>
          </table:table-cell>
          <table:table-cell office:value-type="float" office:value="6.1642000000000001" table:style-name="ce2">
            <text:p>6,1642</text:p>
          </table:table-cell>
          <table:table-cell office:value-type="float" office:value="93.080299999999994" table:style-name="ce2">
            <text:p>93,0803</text:p>
          </table:table-cell>
          <table:table-cell office:value-type="float" office:value="93.080299999999994" table:style-name="ce2">
            <text:p>93,0803</text:p>
          </table:table-cell>
          <table:table-cell office:value-type="float" office:value="3.5560000000000002E-14" table:style-name="ce2">
            <text:p>3,556E-14</text:p>
          </table:table-cell>
          <table:table-cell office:value-type="float" office:value="-17.1325" table:style-name="ce2">
            <text:p>-17,1325</text:p>
          </table:table-cell>
          <table:table-cell office:value-type="float" office:value="112.01179999999999" table:style-name="ce2">
            <text:p>112,0118</text:p>
          </table:table-cell>
          <table:table-cell office:value-type="float" office:value="18.298100000000002" table:style-name="ce2">
            <text:p>18,2981</text:p>
          </table:table-cell>
          <table:table-cell office:value-type="float" office:value="90.312799999999996" table:style-name="ce2">
            <text:p>90,3128</text:p>
          </table:table-cell>
          <table:table-cell office:value-type="float" office:value="90.312799999999996" table:style-name="ce2">
            <text:p>90,3128</text:p>
          </table:table-cell>
          <table:table-cell office:value-type="float" office:value="2.5043999999999999E-14" table:style-name="ce2">
            <text:p>2,5044E-14</text:p>
          </table:table-cell>
          <table:table-cell office:value-type="float" office:value="60.1" table:style-name="ce2">
            <text:p>60,1</text:p>
          </table:table-cell>
          <table:table-cell office:value-type="float" office:value="211.87700000000001" table:style-name="ce2">
            <text:p>211,877</text:p>
          </table:table-cell>
          <table:table-cell office:value-type="string" table:style-name="ce2">
            <text:p>N/A</text:p>
          </table:table-cell>
          <table:table-cell office:value-type="float" office:value="551.73119999999994" table:style-name="ce2">
            <text:p>551,7312</text:p>
          </table:table-cell>
          <table:table-cell office:value-type="float" office:value="551.73119999999994" table:style-name="ce2">
            <text:p>551,73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36" table:style-name="ce2">
            <text:p>3636</text:p>
          </table:table-cell>
          <table:table-cell office:value-type="float" office:value="76" table:style-name="ce2">
            <text:p>76</text:p>
          </table:table-cell>
          <table:table-cell office:value-type="float" office:value="216" table:style-name="ce2">
            <text:p>216</text:p>
          </table:table-cell>
          <table:table-cell office:value-type="string" table:style-name="ce2">
            <text:p>1400002C0000000000000000000000000000000000000000000000000000000000000000000A0E34004C00D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98" table:style-name="ce6">
            <text:p>19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1 18:59:5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9" table:style-name="ce2">
            <text:p>199</text:p>
          </table:table-cell>
          <table:table-cell office:value-type="float" office:value="199" table:style-name="ce2">
            <text:p>199</text:p>
          </table:table-cell>
          <table:table-cell office:value-type="float" office:value="11261" table:style-name="ce2">
            <text:p>1126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20:56:00</text:p>
          </table:table-cell>
          <table:table-cell office:value-type="string" table:style-name="ce2">
            <text:p>2020 JUN 01 21:58:27</text:p>
          </table:table-cell>
          <table:table-cell office:value-type="string" table:style-name="ce2">
            <text:p>2020 JUN 01 21:04:20</text:p>
          </table:table-cell>
          <table:table-cell office:value-type="string" table:style-name="ce2">
            <text:p>2020 JUN 01 21:40:20</text:p>
          </table:table-cell>
          <table:table-cell office:value-type="string" table:style-name="ce2">
            <text:p>2020 JUN 01 20:56:10</text:p>
          </table:table-cell>
          <table:table-cell office:value-type="string" table:style-name="ce2">
            <text:p>2020 JUN 01 21:58:26</text:p>
          </table:table-cell>
          <table:table-cell office:value-type="float" office:value="23.3979" table:style-name="ce2">
            <text:p>23,3979</text:p>
          </table:table-cell>
          <table:table-cell office:value-type="float" office:value="-84.0167" table:style-name="ce2">
            <text:p>-84,0167</text:p>
          </table:table-cell>
          <table:table-cell office:value-type="float" office:value="6.1582999999999997" table:style-name="ce2">
            <text:p>6,1583</text:p>
          </table:table-cell>
          <table:table-cell office:value-type="float" office:value="93.058199999999999" table:style-name="ce2">
            <text:p>93,0582</text:p>
          </table:table-cell>
          <table:table-cell office:value-type="float" office:value="93.058199999999999" table:style-name="ce2">
            <text:p>93,0582</text:p>
          </table:table-cell>
          <table:table-cell office:value-type="float" office:value="8.5639000000000002E-15" table:style-name="ce2">
            <text:p>8,5639E-15</text:p>
          </table:table-cell>
          <table:table-cell office:value-type="float" office:value="-11.686999999999999" table:style-name="ce2">
            <text:p>-11,687</text:p>
          </table:table-cell>
          <table:table-cell office:value-type="float" office:value="84.240300000000005" table:style-name="ce2">
            <text:p>84,2403</text:p>
          </table:table-cell>
          <table:table-cell office:value-type="float" office:value="18.388300000000001" table:style-name="ce2">
            <text:p>18,3883</text:p>
          </table:table-cell>
          <table:table-cell office:value-type="float" office:value="92.900499999999994" table:style-name="ce2">
            <text:p>92,9005</text:p>
          </table:table-cell>
          <table:table-cell office:value-type="float" office:value="92.900499999999994" table:style-name="ce2">
            <text:p>92,9005</text:p>
          </table:table-cell>
          <table:table-cell office:value-type="float" office:value="1.6295000000000002E-14" table:style-name="ce2">
            <text:p>1,6295E-14</text:p>
          </table:table-cell>
          <table:table-cell office:value-type="float" office:value="60.206200000000003" table:style-name="ce2">
            <text:p>60,2062</text:p>
          </table:table-cell>
          <table:table-cell office:value-type="float" office:value="211.9271" table:style-name="ce2">
            <text:p>211,9271</text:p>
          </table:table-cell>
          <table:table-cell office:value-type="float" office:value="11.043100000000001" table:style-name="ce2">
            <text:p>11,0431</text:p>
          </table:table-cell>
          <table:table-cell office:value-type="float" office:value="566.89970000000005" table:style-name="ce2">
            <text:p>566,8997</text:p>
          </table:table-cell>
          <table:table-cell office:value-type="float" office:value="576.76859999999999" table:style-name="ce2">
            <text:p>576,76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0" table:style-name="ce2">
            <text:p>500</text:p>
          </table:table-cell>
          <table:table-cell office:value-type="float" office:value="1130" table:style-name="ce2">
            <text:p>1130</text:p>
          </table:table-cell>
          <table:table-cell office:value-type="float" office:value="1895" table:style-name="ce2">
            <text:p>189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160" table:style-name="ce2">
            <text:p>216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6" table:style-name="ce2">
            <text:p>3736</text:p>
          </table:table-cell>
          <table:table-cell office:value-type="float" office:value="76" table:style-name="ce2">
            <text:p>76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1400002C0000000000000000000000000000000001F4046A07671E1E0870000102750275000A0E98004C04B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558" table:style-name="ce6">
            <text:p>3558</text:p>
          </table:table-cell>
          <table:table-cell office:value-type="float" office:value="3558" table:style-name="ce6">
            <text:p>3558</text:p>
          </table:table-cell>
          <table:table-cell office:value-type="float" office:value="1" table:style-name="ce6">
            <text:p>1</text:p>
          </table:table-cell>
          <table:table-cell office:value-type="float" office:value="199" table:style-name="ce6">
            <text:p>19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1 20:58:00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11262" table:style-name="ce2">
            <text:p>1126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22:54:01</text:p>
          </table:table-cell>
          <table:table-cell office:value-type="string" table:style-name="ce2">
            <text:p>2020 JUN 01 23:54:5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22:54:11</text:p>
          </table:table-cell>
          <table:table-cell office:value-type="string" table:style-name="ce2">
            <text:p>2020 JUN 01 23:54:51</text:p>
          </table:table-cell>
          <table:table-cell office:value-type="float" office:value="22.971599999999999" table:style-name="ce2">
            <text:p>22,9716</text:p>
          </table:table-cell>
          <table:table-cell office:value-type="float" office:value="-112.8297" table:style-name="ce2">
            <text:p>-112,8297</text:p>
          </table:table-cell>
          <table:table-cell office:value-type="float" office:value="6.1513999999999998" table:style-name="ce2">
            <text:p>6,1514</text:p>
          </table:table-cell>
          <table:table-cell office:value-type="float" office:value="93.061999999999998" table:style-name="ce2">
            <text:p>93,062</text:p>
          </table:table-cell>
          <table:table-cell office:value-type="float" office:value="93.061999999999998" table:style-name="ce2">
            <text:p>93,062</text:p>
          </table:table-cell>
          <table:table-cell office:value-type="float" office:value="3.3810000000000003E-14" table:style-name="ce2">
            <text:p>3,381E-14</text:p>
          </table:table-cell>
          <table:table-cell office:value-type="float" office:value="-15.8841" table:style-name="ce2">
            <text:p>-15,8841</text:p>
          </table:table-cell>
          <table:table-cell office:value-type="float" office:value="54.436900000000001" table:style-name="ce2">
            <text:p>54,4369</text:p>
          </table:table-cell>
          <table:table-cell office:value-type="float" office:value="18.289400000000001" table:style-name="ce2">
            <text:p>18,2894</text:p>
          </table:table-cell>
          <table:table-cell office:value-type="float" office:value="90.483199999999997" table:style-name="ce2">
            <text:p>90,4832</text:p>
          </table:table-cell>
          <table:table-cell office:value-type="float" office:value="90.483199999999997" table:style-name="ce2">
            <text:p>90,4832</text:p>
          </table:table-cell>
          <table:table-cell office:value-type="float" office:value="5.8732999999999996E-14" table:style-name="ce2">
            <text:p>5,8733E-14</text:p>
          </table:table-cell>
          <table:table-cell office:value-type="float" office:value="60.2911" table:style-name="ce2">
            <text:p>60,2911</text:p>
          </table:table-cell>
          <table:table-cell office:value-type="float" office:value="211.97710000000001" table:style-name="ce2">
            <text:p>211,9771</text:p>
          </table:table-cell>
          <table:table-cell office:value-type="string" table:style-name="ce2">
            <text:p>N/A</text:p>
          </table:table-cell>
          <table:table-cell office:value-type="float" office:value="552.33820000000003" table:style-name="ce2">
            <text:p>552,3382</text:p>
          </table:table-cell>
          <table:table-cell office:value-type="float" office:value="552.33820000000003" table:style-name="ce2">
            <text:p>552,33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40" table:style-name="ce2">
            <text:p>3640</text:p>
          </table:table-cell>
          <table:table-cell office:value-type="float" office:value="76" table:style-name="ce2">
            <text:p>76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1400002C0000000000000000000000000000000000000000000000000000000000000000000A0E38004C00DC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00" table:style-name="ce6">
            <text:p>20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1 22:56:0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1" table:style-name="ce2">
            <text:p>201</text:p>
          </table:table-cell>
          <table:table-cell office:value-type="float" office:value="201" table:style-name="ce2">
            <text:p>201</text:p>
          </table:table-cell>
          <table:table-cell office:value-type="float" office:value="11263" table:style-name="ce2">
            <text:p>1126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00:52:03</text:p>
          </table:table-cell>
          <table:table-cell office:value-type="string" table:style-name="ce2">
            <text:p>2020 JUN 02 01:54:31</text:p>
          </table:table-cell>
          <table:table-cell office:value-type="string" table:style-name="ce2">
            <text:p>2020 JUN 02 01:00:38</text:p>
          </table:table-cell>
          <table:table-cell office:value-type="string" table:style-name="ce2">
            <text:p>2020 JUN 02 01:36:08</text:p>
          </table:table-cell>
          <table:table-cell office:value-type="string" table:style-name="ce2">
            <text:p>2020 JUN 02 00:52:13</text:p>
          </table:table-cell>
          <table:table-cell office:value-type="string" table:style-name="ce2">
            <text:p>2020 JUN 02 01:54:30</text:p>
          </table:table-cell>
          <table:table-cell office:value-type="float" office:value="22.495100000000001" table:style-name="ce2">
            <text:p>22,4951</text:p>
          </table:table-cell>
          <table:table-cell office:value-type="float" office:value="-141.65790000000001" table:style-name="ce2">
            <text:p>-141,6579</text:p>
          </table:table-cell>
          <table:table-cell office:value-type="float" office:value="6.1439000000000004" table:style-name="ce2">
            <text:p>6,1439</text:p>
          </table:table-cell>
          <table:table-cell office:value-type="float" office:value="93.064700000000002" table:style-name="ce2">
            <text:p>93,0647</text:p>
          </table:table-cell>
          <table:table-cell office:value-type="float" office:value="93.064700000000002" table:style-name="ce2">
            <text:p>93,0647</text:p>
          </table:table-cell>
          <table:table-cell office:value-type="float" office:value="4.9784000000000003E-14" table:style-name="ce2">
            <text:p>4,9784E-14</text:p>
          </table:table-cell>
          <table:table-cell office:value-type="float" office:value="-10.708" table:style-name="ce2">
            <text:p>-10,708</text:p>
          </table:table-cell>
          <table:table-cell office:value-type="float" office:value="26.559100000000001" table:style-name="ce2">
            <text:p>26,5591</text:p>
          </table:table-cell>
          <table:table-cell office:value-type="float" office:value="18.371400000000001" table:style-name="ce2">
            <text:p>18,3714</text:p>
          </table:table-cell>
          <table:table-cell office:value-type="float" office:value="92.889700000000005" table:style-name="ce2">
            <text:p>92,8897</text:p>
          </table:table-cell>
          <table:table-cell office:value-type="float" office:value="92.889700000000005" table:style-name="ce2">
            <text:p>92,8897</text:p>
          </table:table-cell>
          <table:table-cell office:value-type="float" office:value="2.3641000000000001E-14" table:style-name="ce2">
            <text:p>2,3641E-14</text:p>
          </table:table-cell>
          <table:table-cell office:value-type="float" office:value="60.330300000000001" table:style-name="ce2">
            <text:p>60,3303</text:p>
          </table:table-cell>
          <table:table-cell office:value-type="float" office:value="212.02719999999999" table:style-name="ce2">
            <text:p>212,0272</text:p>
          </table:table-cell>
          <table:table-cell office:value-type="float" office:value="10.8385" table:style-name="ce2">
            <text:p>10,8385</text:p>
          </table:table-cell>
          <table:table-cell office:value-type="float" office:value="567.05150000000003" table:style-name="ce2">
            <text:p>567,0515</text:p>
          </table:table-cell>
          <table:table-cell office:value-type="float" office:value="576.73220000000003" table:style-name="ce2">
            <text:p>576,73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15" table:style-name="ce2">
            <text:p>515</text:p>
          </table:table-cell>
          <table:table-cell office:value-type="float" office:value="1145" table:style-name="ce2">
            <text:p>1145</text:p>
          </table:table-cell>
          <table:table-cell office:value-type="float" office:value="1895" table:style-name="ce2">
            <text:p>189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130" table:style-name="ce2">
            <text:p>21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946" table:style-name="ce2">
            <text:p>946</text:p>
          </table:table-cell>
          <table:table-cell office:value-type="string" table:style-name="ce2">
            <text:p>1400002C000000000000000000000000000000000203047907671E1E0852000102750275000A0E99004C03B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01" table:style-name="ce6">
            <text:p>20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2 00:54:0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02" table:style-name="ce2">
            <text:p>202</text:p>
          </table:table-cell>
          <table:table-cell office:value-type="float" office:value="202" table:style-name="ce2">
            <text:p>202</text:p>
          </table:table-cell>
          <table:table-cell office:value-type="float" office:value="11264" table:style-name="ce2">
            <text:p>1126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02:50:09</text:p>
          </table:table-cell>
          <table:table-cell office:value-type="string" table:style-name="ce2">
            <text:p>2020 JUN 02 03:52:3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02:50:19</text:p>
          </table:table-cell>
          <table:table-cell office:value-type="string" table:style-name="ce2">
            <text:p>2020 JUN 02 03:52:38</text:p>
          </table:table-cell>
          <table:table-cell office:value-type="float" office:value="21.928000000000001" table:style-name="ce2">
            <text:p>21,928</text:p>
          </table:table-cell>
          <table:table-cell office:value-type="float" office:value="-170.50839999999999" table:style-name="ce2">
            <text:p>-170,5084</text:p>
          </table:table-cell>
          <table:table-cell office:value-type="float" office:value="6.1357999999999997" table:style-name="ce2">
            <text:p>6,1358</text:p>
          </table:table-cell>
          <table:table-cell office:value-type="float" office:value="93.052700000000002" table:style-name="ce2">
            <text:p>93,0527</text:p>
          </table:table-cell>
          <table:table-cell office:value-type="float" office:value="93.052700000000002" table:style-name="ce2">
            <text:p>93,0527</text:p>
          </table:table-cell>
          <table:table-cell office:value-type="float" office:value="1.5982000000000001E-14" table:style-name="ce2">
            <text:p>1,5982E-14</text:p>
          </table:table-cell>
          <table:table-cell office:value-type="float" office:value="-10.168100000000001" table:style-name="ce2">
            <text:p>-10,1681</text:p>
          </table:table-cell>
          <table:table-cell office:value-type="float" office:value="-2.3058000000000001" table:style-name="ce2">
            <text:p>-2,3058</text:p>
          </table:table-cell>
          <table:table-cell office:value-type="float" office:value="18.363099999999999" table:style-name="ce2">
            <text:p>18,3631</text:p>
          </table:table-cell>
          <table:table-cell office:value-type="float" office:value="92.896000000000001" table:style-name="ce2">
            <text:p>92,896</text:p>
          </table:table-cell>
          <table:table-cell office:value-type="float" office:value="92.896000000000001" table:style-name="ce2">
            <text:p>92,896</text:p>
          </table:table-cell>
          <table:table-cell office:value-type="float" office:value="2.3493999999999999E-14" table:style-name="ce2">
            <text:p>2,3494E-14</text:p>
          </table:table-cell>
          <table:table-cell office:value-type="float" office:value="60.334899999999998" table:style-name="ce2">
            <text:p>60,3349</text:p>
          </table:table-cell>
          <table:table-cell office:value-type="float" office:value="212.07730000000001" table:style-name="ce2">
            <text:p>212,0773</text:p>
          </table:table-cell>
          <table:table-cell office:value-type="string" table:style-name="ce2">
            <text:p>N/A</text:p>
          </table:table-cell>
          <table:table-cell office:value-type="float" office:value="567.36040000000003" table:style-name="ce2">
            <text:p>567,3604</text:p>
          </table:table-cell>
          <table:table-cell office:value-type="float" office:value="567.36040000000003" table:style-name="ce2">
            <text:p>567,36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319" table:style-name="ce2">
            <text:p>319</text:p>
          </table:table-cell>
          <table:table-cell office:value-type="string" table:style-name="ce2">
            <text:p>1400002C0000000000000000000000000000000000000000000000000000000000000000000A0E9B004C013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02" table:style-name="ce6">
            <text:p>20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2 02:52:0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03" table:style-name="ce2">
            <text:p>203</text:p>
          </table:table-cell>
          <table:table-cell office:value-type="float" office:value="203" table:style-name="ce2">
            <text:p>203</text:p>
          </table:table-cell>
          <table:table-cell office:value-type="float" office:value="11265" table:style-name="ce2">
            <text:p>1126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04:38:17</text:p>
          </table:table-cell>
          <table:table-cell office:value-type="string" table:style-name="ce2">
            <text:p>2020 JUN 02 05:50:47</text:p>
          </table:table-cell>
          <table:table-cell office:value-type="string" table:style-name="ce2">
            <text:p>2020 JUN 02 04:38:27</text:p>
          </table:table-cell>
          <table:table-cell office:value-type="string" table:style-name="ce2">
            <text:p>2020 JUN 02 05:50:42</text:p>
          </table:table-cell>
          <table:table-cell office:value-type="string" table:style-name="ce2">
            <text:p>2020 JUN 02 04:38:27</text:p>
          </table:table-cell>
          <table:table-cell office:value-type="string" table:style-name="ce2">
            <text:p>2020 JUN 02 05:50:46</text:p>
          </table:table-cell>
          <table:table-cell office:value-type="float" office:value="49.848999999999997" table:style-name="ce2">
            <text:p>49,849</text:p>
          </table:table-cell>
          <table:table-cell office:value-type="float" office:value="150.14330000000001" table:style-name="ce2">
            <text:p>150,1433</text:p>
          </table:table-cell>
          <table:table-cell office:value-type="float" office:value="5.2664" table:style-name="ce2">
            <text:p>5,2664</text:p>
          </table:table-cell>
          <table:table-cell office:value-type="float" office:value="107.0355" table:style-name="ce2">
            <text:p>107,0355</text:p>
          </table:table-cell>
          <table:table-cell office:value-type="float" office:value="107.0355" table:style-name="ce2">
            <text:p>107,0355</text:p>
          </table:table-cell>
          <table:table-cell office:value-type="float" office:value="2.0116000000000001E-14" table:style-name="ce2">
            <text:p>2,0116E-14</text:p>
          </table:table-cell>
          <table:table-cell office:value-type="float" office:value="-9.6166999999999998" table:style-name="ce2">
            <text:p>-9,6167</text:p>
          </table:table-cell>
          <table:table-cell office:value-type="float" office:value="-31.1752" table:style-name="ce2">
            <text:p>-31,1752</text:p>
          </table:table-cell>
          <table:table-cell office:value-type="float" office:value="18.354199999999999" table:style-name="ce2">
            <text:p>18,3542</text:p>
          </table:table-cell>
          <table:table-cell office:value-type="float" office:value="92.900499999999994" table:style-name="ce2">
            <text:p>92,9005</text:p>
          </table:table-cell>
          <table:table-cell office:value-type="float" office:value="92.900499999999994" table:style-name="ce2">
            <text:p>92,9005</text:p>
          </table:table-cell>
          <table:table-cell office:value-type="float" office:value="1.9671E-14" table:style-name="ce2">
            <text:p>1,9671E-14</text:p>
          </table:table-cell>
          <table:table-cell office:value-type="float" office:value="60.347799999999999" table:style-name="ce2">
            <text:p>60,3478</text:p>
          </table:table-cell>
          <table:table-cell office:value-type="float" office:value="212.12309999999999" table:style-name="ce2">
            <text:p>212,1231</text:p>
          </table:table-cell>
          <table:table-cell office:value-type="float" office:value="25.8748" table:style-name="ce2">
            <text:p>25,8748</text:p>
          </table:table-cell>
          <table:table-cell office:value-type="float" office:value="658.39880000000005" table:style-name="ce2">
            <text:p>658,3988</text:p>
          </table:table-cell>
          <table:table-cell office:value-type="float" office:value="681.91160000000002" table:style-name="ce2">
            <text:p>681,91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39" table:style-name="ce2">
            <text:p>4339</text:p>
          </table:table-cell>
          <table:table-cell office:value-type="float" office:value="76" table:style-name="ce2">
            <text:p>76</text:p>
          </table:table-cell>
          <table:table-cell office:value-type="float" office:value="1293" table:style-name="ce2">
            <text:p>1293</text:p>
          </table:table-cell>
          <table:table-cell office:value-type="string" table:style-name="ce2">
            <text:p>1400002C00000000000000000000000000000000000A028009B51E1E10EF000102750275000A10F3004C050D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118" table:style-name="ce6">
            <text:p>3118</text:p>
          </table:table-cell>
          <table:table-cell office:value-type="float" office:value="3118" table:style-name="ce6">
            <text:p>3118</text:p>
          </table:table-cell>
          <table:table-cell office:value-type="float" office:value="1" table:style-name="ce6">
            <text:p>1</text:p>
          </table:table-cell>
          <table:table-cell office:value-type="float" office:value="203" table:style-name="ce6">
            <text:p>20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2 04:50:1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04" table:style-name="ce2">
            <text:p>204</text:p>
          </table:table-cell>
          <table:table-cell office:value-type="float" office:value="204" table:style-name="ce2">
            <text:p>204</text:p>
          </table:table-cell>
          <table:table-cell office:value-type="float" office:value="11266" table:style-name="ce2">
            <text:p>1126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06:46:24</text:p>
          </table:table-cell>
          <table:table-cell office:value-type="string" table:style-name="ce2">
            <text:p>2020 JUN 02 07:47:3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06:46:34</text:p>
          </table:table-cell>
          <table:table-cell office:value-type="string" table:style-name="ce2">
            <text:p>2020 JUN 02 07:47:29</text:p>
          </table:table-cell>
          <table:table-cell office:value-type="float" office:value="20.877099999999999" table:style-name="ce2">
            <text:p>20,8771</text:p>
          </table:table-cell>
          <table:table-cell office:value-type="float" office:value="131.7818" table:style-name="ce2">
            <text:p>131,7818</text:p>
          </table:table-cell>
          <table:table-cell office:value-type="float" office:value="6.12" table:style-name="ce2">
            <text:p>6,12</text:p>
          </table:table-cell>
          <table:table-cell office:value-type="float" office:value="93.045100000000005" table:style-name="ce2">
            <text:p>93,0451</text:p>
          </table:table-cell>
          <table:table-cell office:value-type="float" office:value="93.045100000000005" table:style-name="ce2">
            <text:p>93,0451</text:p>
          </table:table-cell>
          <table:table-cell office:value-type="float" office:value="2.8624999999999998E-14" table:style-name="ce2">
            <text:p>2,8625E-14</text:p>
          </table:table-cell>
          <table:table-cell office:value-type="float" office:value="-13.1488" table:style-name="ce2">
            <text:p>-13,1488</text:p>
          </table:table-cell>
          <table:table-cell office:value-type="float" office:value="-60.862900000000003" table:style-name="ce2">
            <text:p>-60,8629</text:p>
          </table:table-cell>
          <table:table-cell office:value-type="float" office:value="18.2681" table:style-name="ce2">
            <text:p>18,2681</text:p>
          </table:table-cell>
          <table:table-cell office:value-type="float" office:value="90.815600000000003" table:style-name="ce2">
            <text:p>90,8156</text:p>
          </table:table-cell>
          <table:table-cell office:value-type="float" office:value="90.815600000000003" table:style-name="ce2">
            <text:p>90,8156</text:p>
          </table:table-cell>
          <table:table-cell office:value-type="float" office:value="3.0173000000000002E-14" table:style-name="ce2">
            <text:p>3,0173E-14</text:p>
          </table:table-cell>
          <table:table-cell office:value-type="float" office:value="60.4482" table:style-name="ce2">
            <text:p>60,4482</text:p>
          </table:table-cell>
          <table:table-cell office:value-type="float" office:value="212.17750000000001" table:style-name="ce2">
            <text:p>212,1775</text:p>
          </table:table-cell>
          <table:table-cell office:value-type="string" table:style-name="ce2">
            <text:p>N/A</text:p>
          </table:table-cell>
          <table:table-cell office:value-type="float" office:value="554.61429999999996" table:style-name="ce2">
            <text:p>554,6143</text:p>
          </table:table-cell>
          <table:table-cell office:value-type="float" office:value="554.61429999999996" table:style-name="ce2">
            <text:p>554,61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55" table:style-name="ce2">
            <text:p>3655</text:p>
          </table:table-cell>
          <table:table-cell office:value-type="float" office:value="76" table:style-name="ce2">
            <text:p>76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1400002C0000000000000000000000000000000000000000000000000000000000000000000A0E47004C00E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04" table:style-name="ce6">
            <text:p>20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2 06:48:2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5" table:style-name="ce2">
            <text:p>205</text:p>
          </table:table-cell>
          <table:table-cell office:value-type="float" office:value="205" table:style-name="ce2">
            <text:p>205</text:p>
          </table:table-cell>
          <table:table-cell office:value-type="float" office:value="11267" table:style-name="ce2">
            <text:p>1126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08:44:29</text:p>
          </table:table-cell>
          <table:table-cell office:value-type="string" table:style-name="ce2">
            <text:p>2020 JUN 02 09:45:36</text:p>
          </table:table-cell>
          <table:table-cell office:value-type="string" table:style-name="ce2">
            <text:p>2020 JUN 02 08:54:02</text:p>
          </table:table-cell>
          <table:table-cell office:value-type="string" table:style-name="ce2">
            <text:p>2020 JUN 02 09:27:32</text:p>
          </table:table-cell>
          <table:table-cell office:value-type="string" table:style-name="ce2">
            <text:p>2020 JUN 02 08:44:39</text:p>
          </table:table-cell>
          <table:table-cell office:value-type="string" table:style-name="ce2">
            <text:p>2020 JUN 02 09:45:35</text:p>
          </table:table-cell>
          <table:table-cell office:value-type="float" office:value="20.411999999999999" table:style-name="ce2">
            <text:p>20,412</text:p>
          </table:table-cell>
          <table:table-cell office:value-type="float" office:value="102.9552" table:style-name="ce2">
            <text:p>102,9552</text:p>
          </table:table-cell>
          <table:table-cell office:value-type="float" office:value="6.1132999999999997" table:style-name="ce2">
            <text:p>6,1133</text:p>
          </table:table-cell>
          <table:table-cell office:value-type="float" office:value="93.038600000000002" table:style-name="ce2">
            <text:p>93,0386</text:p>
          </table:table-cell>
          <table:table-cell office:value-type="float" office:value="93.038600000000002" table:style-name="ce2">
            <text:p>93,0386</text:p>
          </table:table-cell>
          <table:table-cell office:value-type="float" office:value="1.2420000000000001E-14" table:style-name="ce2">
            <text:p>1,242E-14</text:p>
          </table:table-cell>
          <table:table-cell office:value-type="float" office:value="-12.5191" table:style-name="ce2">
            <text:p>-12,5191</text:p>
          </table:table-cell>
          <table:table-cell office:value-type="float" office:value="-89.667299999999997" table:style-name="ce2">
            <text:p>-89,6673</text:p>
          </table:table-cell>
          <table:table-cell office:value-type="float" office:value="18.263100000000001" table:style-name="ce2">
            <text:p>18,2631</text:p>
          </table:table-cell>
          <table:table-cell office:value-type="float" office:value="90.891499999999994" table:style-name="ce2">
            <text:p>90,8915</text:p>
          </table:table-cell>
          <table:table-cell office:value-type="float" office:value="90.891499999999994" table:style-name="ce2">
            <text:p>90,8915</text:p>
          </table:table-cell>
          <table:table-cell office:value-type="float" office:value="1.2822E-14" table:style-name="ce2">
            <text:p>1,2822E-14</text:p>
          </table:table-cell>
          <table:table-cell office:value-type="float" office:value="60.540399999999998" table:style-name="ce2">
            <text:p>60,5404</text:p>
          </table:table-cell>
          <table:table-cell office:value-type="float" office:value="212.2276" table:style-name="ce2">
            <text:p>212,2276</text:p>
          </table:table-cell>
          <table:table-cell office:value-type="float" office:value="10.020200000000001" table:style-name="ce2">
            <text:p>10,0202</text:p>
          </table:table-cell>
          <table:table-cell office:value-type="float" office:value="554.76049999999998" table:style-name="ce2">
            <text:p>554,7605</text:p>
          </table:table-cell>
          <table:table-cell office:value-type="float" office:value="563.68849999999998" table:style-name="ce2">
            <text:p>563,68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73" table:style-name="ce2">
            <text:p>573</text:p>
          </table:table-cell>
          <table:table-cell office:value-type="float" office:value="1203" table:style-name="ce2">
            <text:p>1203</text:p>
          </table:table-cell>
          <table:table-cell office:value-type="float" office:value="1893" table:style-name="ce2">
            <text:p>189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010" table:style-name="ce2">
            <text:p>20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656" table:style-name="ce2">
            <text:p>3656</text:p>
          </table:table-cell>
          <table:table-cell office:value-type="float" office:value="76" table:style-name="ce2">
            <text:p>76</text:p>
          </table:table-cell>
          <table:table-cell office:value-type="float" office:value="1114" table:style-name="ce2">
            <text:p>1114</text:p>
          </table:table-cell>
          <table:table-cell office:value-type="string" table:style-name="ce2">
            <text:p>1400002C00000000000000000000000000000000023D04B307651E1E07DA000102750275000A0E48004C045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05" table:style-name="ce6">
            <text:p>20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2 08:46:2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6" table:style-name="ce2">
            <text:p>206</text:p>
          </table:table-cell>
          <table:table-cell office:value-type="float" office:value="206" table:style-name="ce2">
            <text:p>206</text:p>
          </table:table-cell>
          <table:table-cell office:value-type="float" office:value="11268" table:style-name="ce2">
            <text:p>1126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10:42:31</text:p>
          </table:table-cell>
          <table:table-cell office:value-type="string" table:style-name="ce2">
            <text:p>2020 JUN 02 11:44:57</text:p>
          </table:table-cell>
          <table:table-cell office:value-type="string" table:style-name="ce2">
            <text:p>2020 JUN 02 10:51:34</text:p>
          </table:table-cell>
          <table:table-cell office:value-type="string" table:style-name="ce2">
            <text:p>2020 JUN 02 11:26:04</text:p>
          </table:table-cell>
          <table:table-cell office:value-type="string" table:style-name="ce2">
            <text:p>2020 JUN 02 10:42:41</text:p>
          </table:table-cell>
          <table:table-cell office:value-type="string" table:style-name="ce2">
            <text:p>2020 JUN 02 11:44:56</text:p>
          </table:table-cell>
          <table:table-cell office:value-type="float" office:value="19.951499999999999" table:style-name="ce2">
            <text:p>19,9515</text:p>
          </table:table-cell>
          <table:table-cell office:value-type="float" office:value="74.148399999999995" table:style-name="ce2">
            <text:p>74,1484</text:p>
          </table:table-cell>
          <table:table-cell office:value-type="float" office:value="6.1071999999999997" table:style-name="ce2">
            <text:p>6,1072</text:p>
          </table:table-cell>
          <table:table-cell office:value-type="float" office:value="93.026200000000003" table:style-name="ce2">
            <text:p>93,0262</text:p>
          </table:table-cell>
          <table:table-cell office:value-type="float" office:value="93.026200000000003" table:style-name="ce2">
            <text:p>93,0262</text:p>
          </table:table-cell>
          <table:table-cell office:value-type="float" office:value="2.2934999999999999E-14" table:style-name="ce2">
            <text:p>2,2935E-14</text:p>
          </table:table-cell>
          <table:table-cell office:value-type="float" office:value="-8.1496999999999993" table:style-name="ce2">
            <text:p>-8,1497</text:p>
          </table:table-cell>
          <table:table-cell office:value-type="float" office:value="-117.7072" table:style-name="ce2">
            <text:p>-117,7072</text:p>
          </table:table-cell>
          <table:table-cell office:value-type="float" office:value="18.3294" table:style-name="ce2">
            <text:p>18,3294</text:p>
          </table:table-cell>
          <table:table-cell office:value-type="float" office:value="92.885499999999993" table:style-name="ce2">
            <text:p>92,8855</text:p>
          </table:table-cell>
          <table:table-cell office:value-type="float" office:value="92.885499999999993" table:style-name="ce2">
            <text:p>92,8855</text:p>
          </table:table-cell>
          <table:table-cell office:value-type="float" office:value="3.9884000000000002E-14" table:style-name="ce2">
            <text:p>3,9884E-14</text:p>
          </table:table-cell>
          <table:table-cell office:value-type="float" office:value="60.626199999999997" table:style-name="ce2">
            <text:p>60,6262</text:p>
          </table:table-cell>
          <table:table-cell office:value-type="float" office:value="212.27770000000001" table:style-name="ce2">
            <text:p>212,2777</text:p>
          </table:table-cell>
          <table:table-cell office:value-type="float" office:value="10.4293" table:style-name="ce2">
            <text:p>10,4293</text:p>
          </table:table-cell>
          <table:table-cell office:value-type="float" office:value="566.74800000000005" table:style-name="ce2">
            <text:p>566,748</text:p>
          </table:table-cell>
          <table:table-cell office:value-type="float" office:value="576.05229999999995" table:style-name="ce2">
            <text:p>576,05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43" table:style-name="ce2">
            <text:p>543</text:p>
          </table:table-cell>
          <table:table-cell office:value-type="float" office:value="1173" table:style-name="ce2">
            <text:p>1173</text:p>
          </table:table-cell>
          <table:table-cell office:value-type="float" office:value="1893" table:style-name="ce2">
            <text:p>189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070" table:style-name="ce2">
            <text:p>207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5" table:style-name="ce2">
            <text:p>3735</text:p>
          </table:table-cell>
          <table:table-cell office:value-type="float" office:value="76" table:style-name="ce2">
            <text:p>76</text:p>
          </table:table-cell>
          <table:table-cell office:value-type="float" office:value="938" table:style-name="ce2">
            <text:p>938</text:p>
          </table:table-cell>
          <table:table-cell office:value-type="string" table:style-name="ce2">
            <text:p>1400002C00000000000000000000000000000000021F049507651E1E0816000102750275000A0E97004C03A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84" table:style-name="ce6">
            <text:p>1384</text:p>
          </table:table-cell>
          <table:table-cell office:value-type="float" office:value="1384" table:style-name="ce6">
            <text:p>1384</text:p>
          </table:table-cell>
          <table:table-cell office:value-type="float" office:value="1" table:style-name="ce6">
            <text:p>1</text:p>
          </table:table-cell>
          <table:table-cell office:value-type="float" office:value="206" table:style-name="ce6">
            <text:p>20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2 10:44:31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207" table:style-name="ce2">
            <text:p>207</text:p>
          </table:table-cell>
          <table:table-cell office:value-type="float" office:value="207" table:style-name="ce2">
            <text:p>207</text:p>
          </table:table-cell>
          <table:table-cell office:value-type="float" office:value="11269" table:style-name="ce2">
            <text:p>1126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12:30:32</text:p>
          </table:table-cell>
          <table:table-cell office:value-type="string" table:style-name="ce2">
            <text:p>2020 JUN 02 13:43:00</text:p>
          </table:table-cell>
          <table:table-cell office:value-type="string" table:style-name="ce2">
            <text:p>2020 JUN 02 12:30:42</text:p>
          </table:table-cell>
          <table:table-cell office:value-type="string" table:style-name="ce2">
            <text:p>2020 JUN 02 13:42:57</text:p>
          </table:table-cell>
          <table:table-cell office:value-type="string" table:style-name="ce2">
            <text:p>2020 JUN 02 12:30:42</text:p>
          </table:table-cell>
          <table:table-cell office:value-type="string" table:style-name="ce2">
            <text:p>2020 JUN 02 13:42:59</text:p>
          </table:table-cell>
          <table:table-cell office:value-type="float" office:value="48.084299999999999" table:style-name="ce2">
            <text:p>48,0843</text:p>
          </table:table-cell>
          <table:table-cell office:value-type="float" office:value="35.498899999999999" table:style-name="ce2">
            <text:p>35,4989</text:p>
          </table:table-cell>
          <table:table-cell office:value-type="float" office:value="5.2824999999999998" table:style-name="ce2">
            <text:p>5,2825</text:p>
          </table:table-cell>
          <table:table-cell office:value-type="float" office:value="106.9183" table:style-name="ce2">
            <text:p>106,9183</text:p>
          </table:table-cell>
          <table:table-cell office:value-type="float" office:value="106.9183" table:style-name="ce2">
            <text:p>106,9183</text:p>
          </table:table-cell>
          <table:table-cell office:value-type="float" office:value="2.7727E-14" table:style-name="ce2">
            <text:p>2,7727E-14</text:p>
          </table:table-cell>
          <table:table-cell office:value-type="float" office:value="-7.6505000000000001" table:style-name="ce2">
            <text:p>-7,6505</text:p>
          </table:table-cell>
          <table:table-cell office:value-type="float" office:value="-146.55250000000001" table:style-name="ce2">
            <text:p>-146,5525</text:p>
          </table:table-cell>
          <table:table-cell office:value-type="float" office:value="18.320799999999998" table:style-name="ce2">
            <text:p>18,3208</text:p>
          </table:table-cell>
          <table:table-cell office:value-type="float" office:value="92.88" table:style-name="ce2">
            <text:p>92,88</text:p>
          </table:table-cell>
          <table:table-cell office:value-type="float" office:value="92.88" table:style-name="ce2">
            <text:p>92,88</text:p>
          </table:table-cell>
          <table:table-cell office:value-type="float" office:value="1.8062E-14" table:style-name="ce2">
            <text:p>1,8062E-14</text:p>
          </table:table-cell>
          <table:table-cell office:value-type="float" office:value="60.634500000000003" table:style-name="ce2">
            <text:p>60,6345</text:p>
          </table:table-cell>
          <table:table-cell office:value-type="float" office:value="212.3235" table:style-name="ce2">
            <text:p>212,3235</text:p>
          </table:table-cell>
          <table:table-cell office:value-type="float" office:value="25.8748" table:style-name="ce2">
            <text:p>25,8748</text:p>
          </table:table-cell>
          <table:table-cell office:value-type="float" office:value="658.09529999999995" table:style-name="ce2">
            <text:p>658,0953</text:p>
          </table:table-cell>
          <table:table-cell office:value-type="float" office:value="681.60810000000004" table:style-name="ce2">
            <text:p>681,60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37" table:style-name="ce2">
            <text:p>4337</text:p>
          </table:table-cell>
          <table:table-cell office:value-type="float" office:value="76" table:style-name="ce2">
            <text:p>76</text:p>
          </table:table-cell>
          <table:table-cell office:value-type="float" office:value="1291" table:style-name="ce2">
            <text:p>1291</text:p>
          </table:table-cell>
          <table:table-cell office:value-type="string" table:style-name="ce2">
            <text:p>1400002C00000000000000000000000000000000000A028009B51E1E10EF000102750275000A10F1004C050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07" table:style-name="ce6">
            <text:p>20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2 12:42:3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08" table:style-name="ce2">
            <text:p>208</text:p>
          </table:table-cell>
          <table:table-cell office:value-type="float" office:value="208" table:style-name="ce2">
            <text:p>208</text:p>
          </table:table-cell>
          <table:table-cell office:value-type="float" office:value="11270" table:style-name="ce2">
            <text:p>1127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14:28:37</text:p>
          </table:table-cell>
          <table:table-cell office:value-type="string" table:style-name="ce2">
            <text:p>2020 JUN 02 15:39:54</text:p>
          </table:table-cell>
          <table:table-cell office:value-type="string" table:style-name="ce2">
            <text:p>2020 JUN 02 14:28:47</text:p>
          </table:table-cell>
          <table:table-cell office:value-type="string" table:style-name="ce2">
            <text:p>2020 JUN 02 15:39:47</text:p>
          </table:table-cell>
          <table:table-cell office:value-type="string" table:style-name="ce2">
            <text:p>2020 JUN 02 14:28:47</text:p>
          </table:table-cell>
          <table:table-cell office:value-type="string" table:style-name="ce2">
            <text:p>2020 JUN 02 15:39:53</text:p>
          </table:table-cell>
          <table:table-cell office:value-type="float" office:value="47.557600000000001" table:style-name="ce2">
            <text:p>47,5576</text:p>
          </table:table-cell>
          <table:table-cell office:value-type="float" office:value="6.7582000000000004" table:style-name="ce2">
            <text:p>6,7582</text:p>
          </table:table-cell>
          <table:table-cell office:value-type="float" office:value="5.2813999999999997" table:style-name="ce2">
            <text:p>5,2814</text:p>
          </table:table-cell>
          <table:table-cell office:value-type="float" office:value="106.93259999999999" table:style-name="ce2">
            <text:p>106,9326</text:p>
          </table:table-cell>
          <table:table-cell office:value-type="float" office:value="106.93259999999999" table:style-name="ce2">
            <text:p>106,9326</text:p>
          </table:table-cell>
          <table:table-cell office:value-type="float" office:value="7.1972000000000001E-14" table:style-name="ce2">
            <text:p>7,1972E-14</text:p>
          </table:table-cell>
          <table:table-cell office:value-type="float" office:value="-10.648899999999999" table:style-name="ce2">
            <text:p>-10,6489</text:p>
          </table:table-cell>
          <table:table-cell office:value-type="float" office:value="-176.13650000000001" table:style-name="ce2">
            <text:p>-176,1365</text:p>
          </table:table-cell>
          <table:table-cell office:value-type="float" office:value="18.244399999999999" table:style-name="ce2">
            <text:p>18,2444</text:p>
          </table:table-cell>
          <table:table-cell office:value-type="float" office:value="91.060900000000004" table:style-name="ce2">
            <text:p>91,0609</text:p>
          </table:table-cell>
          <table:table-cell office:value-type="float" office:value="91.060900000000004" table:style-name="ce2">
            <text:p>91,0609</text:p>
          </table:table-cell>
          <table:table-cell office:value-type="float" office:value="5.0913999999999999E-15" table:style-name="ce2">
            <text:p>5,0914E-15</text:p>
          </table:table-cell>
          <table:table-cell office:value-type="float" office:value="60.624400000000001" table:style-name="ce2">
            <text:p>60,6244</text:p>
          </table:table-cell>
          <table:table-cell office:value-type="float" office:value="212.37360000000001" table:style-name="ce2">
            <text:p>212,3736</text:p>
          </table:table-cell>
          <table:table-cell office:value-type="float" office:value="25.363399999999999" table:style-name="ce2">
            <text:p>25,3634</text:p>
          </table:table-cell>
          <table:table-cell office:value-type="float" office:value="647.32180000000005" table:style-name="ce2">
            <text:p>647,3218</text:p>
          </table:table-cell>
          <table:table-cell office:value-type="float" office:value="670.36410000000001" table:style-name="ce2">
            <text:p>670,36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55" table:style-name="ce2">
            <text:p>245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260" table:style-name="ce2">
            <text:p>426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266" table:style-name="ce2">
            <text:p>4266</text:p>
          </table:table-cell>
          <table:table-cell office:value-type="float" office:value="76" table:style-name="ce2">
            <text:p>76</text:p>
          </table:table-cell>
          <table:table-cell office:value-type="float" office:value="1115" table:style-name="ce2">
            <text:p>1115</text:p>
          </table:table-cell>
          <table:table-cell office:value-type="string" table:style-name="ce2">
            <text:p>1400002C00000000000000000000000000000000000A028009971E1E10A4000102750275000A10AA004C045B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16" table:style-name="ce6">
            <text:p>1316</text:p>
          </table:table-cell>
          <table:table-cell office:value-type="float" office:value="1316" table:style-name="ce6">
            <text:p>1316</text:p>
          </table:table-cell>
          <table:table-cell office:value-type="float" office:value="1" table:style-name="ce6">
            <text:p>1</text:p>
          </table:table-cell>
          <table:table-cell office:value-type="float" office:value="208" table:style-name="ce6">
            <text:p>20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2 14:40:3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9" table:style-name="ce2">
            <text:p>209</text:p>
          </table:table-cell>
          <table:table-cell office:value-type="float" office:value="209" table:style-name="ce2">
            <text:p>209</text:p>
          </table:table-cell>
          <table:table-cell office:value-type="float" office:value="11271" table:style-name="ce2">
            <text:p>1127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16:36:46</text:p>
          </table:table-cell>
          <table:table-cell office:value-type="string" table:style-name="ce2">
            <text:p>2020 JUN 02 17:39:15</text:p>
          </table:table-cell>
          <table:table-cell office:value-type="string" table:style-name="ce2">
            <text:p>2020 JUN 02 16:45:54</text:p>
          </table:table-cell>
          <table:table-cell office:value-type="string" table:style-name="ce2">
            <text:p>2020 JUN 02 17:20:09</text:p>
          </table:table-cell>
          <table:table-cell office:value-type="string" table:style-name="ce2">
            <text:p>2020 JUN 02 16:36:56</text:p>
          </table:table-cell>
          <table:table-cell office:value-type="string" table:style-name="ce2">
            <text:p>2020 JUN 02 17:39:14</text:p>
          </table:table-cell>
          <table:table-cell office:value-type="float" office:value="18.344999999999999" table:style-name="ce2">
            <text:p>18,345</text:p>
          </table:table-cell>
          <table:table-cell office:value-type="float" office:value="-12.3909" table:style-name="ce2">
            <text:p>-12,3909</text:p>
          </table:table-cell>
          <table:table-cell office:value-type="float" office:value="6.0831" table:style-name="ce2">
            <text:p>6,0831</text:p>
          </table:table-cell>
          <table:table-cell office:value-type="float" office:value="93.014399999999995" table:style-name="ce2">
            <text:p>93,0144</text:p>
          </table:table-cell>
          <table:table-cell office:value-type="float" office:value="93.014399999999995" table:style-name="ce2">
            <text:p>93,0144</text:p>
          </table:table-cell>
          <table:table-cell office:value-type="float" office:value="1.8271E-14" table:style-name="ce2">
            <text:p>1,8271E-14</text:p>
          </table:table-cell>
          <table:table-cell office:value-type="float" office:value="-6.5301999999999998" table:style-name="ce2">
            <text:p>-6,5302</text:p>
          </table:table-cell>
          <table:table-cell office:value-type="float" office:value="155.70490000000001" table:style-name="ce2">
            <text:p>155,7049</text:p>
          </table:table-cell>
          <table:table-cell office:value-type="float" office:value="18.302800000000001" table:style-name="ce2">
            <text:p>18,3028</text:p>
          </table:table-cell>
          <table:table-cell office:value-type="float" office:value="92.882599999999996" table:style-name="ce2">
            <text:p>92,8826</text:p>
          </table:table-cell>
          <table:table-cell office:value-type="float" office:value="92.882599999999996" table:style-name="ce2">
            <text:p>92,8826</text:p>
          </table:table-cell>
          <table:table-cell office:value-type="float" office:value="1.3586999999999999E-14" table:style-name="ce2">
            <text:p>1,3587E-14</text:p>
          </table:table-cell>
          <table:table-cell office:value-type="float" office:value="60.6569" table:style-name="ce2">
            <text:p>60,6569</text:p>
          </table:table-cell>
          <table:table-cell office:value-type="float" office:value="212.428" table:style-name="ce2">
            <text:p>212,428</text:p>
          </table:table-cell>
          <table:table-cell office:value-type="float" office:value="10.3271" table:style-name="ce2">
            <text:p>10,3271</text:p>
          </table:table-cell>
          <table:table-cell office:value-type="float" office:value="567.20320000000004" table:style-name="ce2">
            <text:p>567,2032</text:p>
          </table:table-cell>
          <table:table-cell office:value-type="float" office:value="576.41340000000002" table:style-name="ce2">
            <text:p>576,41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48" table:style-name="ce2">
            <text:p>548</text:p>
          </table:table-cell>
          <table:table-cell office:value-type="float" office:value="1178" table:style-name="ce2">
            <text:p>1178</text:p>
          </table:table-cell>
          <table:table-cell office:value-type="float" office:value="1883" table:style-name="ce2">
            <text:p>18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055" table:style-name="ce2">
            <text:p>205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926" table:style-name="ce2">
            <text:p>926</text:p>
          </table:table-cell>
          <table:table-cell office:value-type="string" table:style-name="ce2">
            <text:p>1400002C000000000000000000000000000000000224049A075B1E1E0807000102750275000A0E9A004C039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09" table:style-name="ce6">
            <text:p>20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2 16:38:4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10" table:style-name="ce2">
            <text:p>210</text:p>
          </table:table-cell>
          <table:table-cell office:value-type="float" office:value="210" table:style-name="ce2">
            <text:p>210</text:p>
          </table:table-cell>
          <table:table-cell office:value-type="float" office:value="11272" table:style-name="ce2">
            <text:p>1127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18:34:54</text:p>
          </table:table-cell>
          <table:table-cell office:value-type="string" table:style-name="ce2">
            <text:p>2020 JUN 02 19:37: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18:35:04</text:p>
          </table:table-cell>
          <table:table-cell office:value-type="string" table:style-name="ce2">
            <text:p>2020 JUN 02 19:37:21</text:p>
          </table:table-cell>
          <table:table-cell office:value-type="float" office:value="17.810600000000001" table:style-name="ce2">
            <text:p>17,8106</text:p>
          </table:table-cell>
          <table:table-cell office:value-type="float" office:value="-41.240900000000003" table:style-name="ce2">
            <text:p>-41,2409</text:p>
          </table:table-cell>
          <table:table-cell office:value-type="float" office:value="6.0755999999999997" table:style-name="ce2">
            <text:p>6,0756</text:p>
          </table:table-cell>
          <table:table-cell office:value-type="float" office:value="93.002899999999997" table:style-name="ce2">
            <text:p>93,0029</text:p>
          </table:table-cell>
          <table:table-cell office:value-type="float" office:value="93.002899999999997" table:style-name="ce2">
            <text:p>93,0029</text:p>
          </table:table-cell>
          <table:table-cell office:value-type="float" office:value="2.6419999999999999E-14" table:style-name="ce2">
            <text:p>2,642E-14</text:p>
          </table:table-cell>
          <table:table-cell office:value-type="float" office:value="-6.0545999999999998" table:style-name="ce2">
            <text:p>-6,0546</text:p>
          </table:table-cell>
          <table:table-cell office:value-type="float" office:value="126.8323" table:style-name="ce2">
            <text:p>126,8323</text:p>
          </table:table-cell>
          <table:table-cell office:value-type="float" office:value="18.293600000000001" table:style-name="ce2">
            <text:p>18,2936</text:p>
          </table:table-cell>
          <table:table-cell office:value-type="float" office:value="92.86" table:style-name="ce2">
            <text:p>92,86</text:p>
          </table:table-cell>
          <table:table-cell office:value-type="float" office:value="92.86" table:style-name="ce2">
            <text:p>92,86</text:p>
          </table:table-cell>
          <table:table-cell office:value-type="float" office:value="6.5568999999999997E-15" table:style-name="ce2">
            <text:p>6,5569E-15</text:p>
          </table:table-cell>
          <table:table-cell office:value-type="float" office:value="60.713200000000001" table:style-name="ce2">
            <text:p>60,7132</text:p>
          </table:table-cell>
          <table:table-cell office:value-type="float" office:value="212.47819999999999" table:style-name="ce2">
            <text:p>212,4782</text:p>
          </table:table-cell>
          <table:table-cell office:value-type="string" table:style-name="ce2">
            <text:p>N/A</text:p>
          </table:table-cell>
          <table:table-cell office:value-type="float" office:value="567.05690000000004" table:style-name="ce2">
            <text:p>567,0569</text:p>
          </table:table-cell>
          <table:table-cell office:value-type="float" office:value="567.05690000000004" table:style-name="ce2">
            <text:p>567,05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317" table:style-name="ce2">
            <text:p>317</text:p>
          </table:table-cell>
          <table:table-cell office:value-type="string" table:style-name="ce2">
            <text:p>1400002C0000000000000000000000000000000000000000000000000000000000000000000A0E99004C013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10" table:style-name="ce6">
            <text:p>21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2 18:36:5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11" table:style-name="ce2">
            <text:p>211</text:p>
          </table:table-cell>
          <table:table-cell office:value-type="float" office:value="211" table:style-name="ce2">
            <text:p>211</text:p>
          </table:table-cell>
          <table:table-cell office:value-type="float" office:value="11273" table:style-name="ce2">
            <text:p>1127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20:32:59</text:p>
          </table:table-cell>
          <table:table-cell office:value-type="string" table:style-name="ce2">
            <text:p>2020 JUN 02 21:34: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20:33:09</text:p>
          </table:table-cell>
          <table:table-cell office:value-type="string" table:style-name="ce2">
            <text:p>2020 JUN 02 21:34:12</text:p>
          </table:table-cell>
          <table:table-cell office:value-type="float" office:value="17.338699999999999" table:style-name="ce2">
            <text:p>17,3387</text:p>
          </table:table-cell>
          <table:table-cell office:value-type="float" office:value="-70.085400000000007" table:style-name="ce2">
            <text:p>-70,0854</text:p>
          </table:table-cell>
          <table:table-cell office:value-type="float" office:value="6.0678000000000001" table:style-name="ce2">
            <text:p>6,0678</text:p>
          </table:table-cell>
          <table:table-cell office:value-type="float" office:value="93.011799999999994" table:style-name="ce2">
            <text:p>93,0118</text:p>
          </table:table-cell>
          <table:table-cell office:value-type="float" office:value="93.011799999999994" table:style-name="ce2">
            <text:p>93,0118</text:p>
          </table:table-cell>
          <table:table-cell office:value-type="float" office:value="3.3205999999999999E-14" table:style-name="ce2">
            <text:p>3,3206E-14</text:p>
          </table:table-cell>
          <table:table-cell office:value-type="float" office:value="-9.1891999999999996" table:style-name="ce2">
            <text:p>-9,1892</text:p>
          </table:table-cell>
          <table:table-cell office:value-type="float" office:value="97.270700000000005" table:style-name="ce2">
            <text:p>97,2707</text:p>
          </table:table-cell>
          <table:table-cell office:value-type="float" office:value="18.2181" table:style-name="ce2">
            <text:p>18,2181</text:p>
          </table:table-cell>
          <table:table-cell office:value-type="float" office:value="91.016999999999996" table:style-name="ce2">
            <text:p>91,017</text:p>
          </table:table-cell>
          <table:table-cell office:value-type="float" office:value="91.016999999999996" table:style-name="ce2">
            <text:p>91,017</text:p>
          </table:table-cell>
          <table:table-cell office:value-type="float" office:value="1.5661999999999999E-14" table:style-name="ce2">
            <text:p>1,5662E-14</text:p>
          </table:table-cell>
          <table:table-cell office:value-type="float" office:value="60.790599999999998" table:style-name="ce2">
            <text:p>60,7906</text:p>
          </table:table-cell>
          <table:table-cell office:value-type="float" office:value="212.5283" table:style-name="ce2">
            <text:p>212,5283</text:p>
          </table:table-cell>
          <table:table-cell office:value-type="string" table:style-name="ce2">
            <text:p>N/A</text:p>
          </table:table-cell>
          <table:table-cell office:value-type="float" office:value="555.82820000000004" table:style-name="ce2">
            <text:p>555,8282</text:p>
          </table:table-cell>
          <table:table-cell office:value-type="float" office:value="555.82820000000004" table:style-name="ce2">
            <text:p>555,82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63" table:style-name="ce2">
            <text:p>3663</text:p>
          </table:table-cell>
          <table:table-cell office:value-type="float" office:value="76" table:style-name="ce2">
            <text:p>76</text:p>
          </table:table-cell>
          <table:table-cell office:value-type="float" office:value="243" table:style-name="ce2">
            <text:p>243</text:p>
          </table:table-cell>
          <table:table-cell office:value-type="string" table:style-name="ce2">
            <text:p>1400002C0000000000000000000000000000000000000000000000000000000000000000000A0E4F004C00F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11" table:style-name="ce6">
            <text:p>21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2 20:34:5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2" table:style-name="ce2">
            <text:p>212</text:p>
          </table:table-cell>
          <table:table-cell office:value-type="float" office:value="212" table:style-name="ce2">
            <text:p>212</text:p>
          </table:table-cell>
          <table:table-cell office:value-type="float" office:value="11274" table:style-name="ce2">
            <text:p>1127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22:31:02</text:p>
          </table:table-cell>
          <table:table-cell office:value-type="string" table:style-name="ce2">
            <text:p>2020 JUN 02 23:33:28</text:p>
          </table:table-cell>
          <table:table-cell office:value-type="string" table:style-name="ce2">
            <text:p>2020 JUN 02 22:40:27</text:p>
          </table:table-cell>
          <table:table-cell office:value-type="string" table:style-name="ce2">
            <text:p>2020 JUN 02 23:14:12</text:p>
          </table:table-cell>
          <table:table-cell office:value-type="string" table:style-name="ce2">
            <text:p>2020 JUN 02 22:31:12</text:p>
          </table:table-cell>
          <table:table-cell office:value-type="string" table:style-name="ce2">
            <text:p>2020 JUN 02 23:33:27</text:p>
          </table:table-cell>
          <table:table-cell office:value-type="float" office:value="16.859000000000002" table:style-name="ce2">
            <text:p>16,859</text:p>
          </table:table-cell>
          <table:table-cell office:value-type="float" office:value="-98.906899999999993" table:style-name="ce2">
            <text:p>-98,9069</text:p>
          </table:table-cell>
          <table:table-cell office:value-type="float" office:value="6.0608000000000004" table:style-name="ce2">
            <text:p>6,0608</text:p>
          </table:table-cell>
          <table:table-cell office:value-type="float" office:value="93.005099999999999" table:style-name="ce2">
            <text:p>93,0051</text:p>
          </table:table-cell>
          <table:table-cell office:value-type="float" office:value="93.005099999999999" table:style-name="ce2">
            <text:p>93,0051</text:p>
          </table:table-cell>
          <table:table-cell office:value-type="float" office:value="1.4918000000000001E-14" table:style-name="ce2">
            <text:p>1,4918E-14</text:p>
          </table:table-cell>
          <table:table-cell office:value-type="float" office:value="-5.0803000000000003" table:style-name="ce2">
            <text:p>-5,0803</text:p>
          </table:table-cell>
          <table:table-cell office:value-type="float" office:value="69.153400000000005" table:style-name="ce2">
            <text:p>69,1534</text:p>
          </table:table-cell>
          <table:table-cell office:value-type="float" office:value="18.2775" table:style-name="ce2">
            <text:p>18,2775</text:p>
          </table:table-cell>
          <table:table-cell office:value-type="float" office:value="92.852999999999994" table:style-name="ce2">
            <text:p>92,853</text:p>
          </table:table-cell>
          <table:table-cell office:value-type="float" office:value="92.852999999999994" table:style-name="ce2">
            <text:p>92,853</text:p>
          </table:table-cell>
          <table:table-cell office:value-type="float" office:value="2.2321E-14" table:style-name="ce2">
            <text:p>2,2321E-14</text:p>
          </table:table-cell>
          <table:table-cell office:value-type="float" office:value="60.859000000000002" table:style-name="ce2">
            <text:p>60,859</text:p>
          </table:table-cell>
          <table:table-cell office:value-type="float" office:value="212.57839999999999" table:style-name="ce2">
            <text:p>212,5784</text:p>
          </table:table-cell>
          <table:table-cell office:value-type="float" office:value="10.1225" table:style-name="ce2">
            <text:p>10,1225</text:p>
          </table:table-cell>
          <table:table-cell office:value-type="float" office:value="566.74800000000005" table:style-name="ce2">
            <text:p>566,748</text:p>
          </table:table-cell>
          <table:table-cell office:value-type="float" office:value="575.77" table:style-name="ce2">
            <text:p>575,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5" table:style-name="ce2">
            <text:p>565</text:p>
          </table:table-cell>
          <table:table-cell office:value-type="float" office:value="1195" table:style-name="ce2">
            <text:p>1195</text:p>
          </table:table-cell>
          <table:table-cell office:value-type="float" office:value="1885" table:style-name="ce2">
            <text:p>18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025" table:style-name="ce2">
            <text:p>20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5" table:style-name="ce2">
            <text:p>3735</text:p>
          </table:table-cell>
          <table:table-cell office:value-type="float" office:value="76" table:style-name="ce2">
            <text:p>76</text:p>
          </table:table-cell>
          <table:table-cell office:value-type="float" office:value="1184" table:style-name="ce2">
            <text:p>1184</text:p>
          </table:table-cell>
          <table:table-cell office:value-type="string" table:style-name="ce2">
            <text:p>1400002C00000000000000000000000000000000023504AB075D1E1E07E9000102750275000A0E97004C04A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114" table:style-name="ce6">
            <text:p>3114</text:p>
          </table:table-cell>
          <table:table-cell office:value-type="float" office:value="3114" table:style-name="ce6">
            <text:p>3114</text:p>
          </table:table-cell>
          <table:table-cell office:value-type="float" office:value="1" table:style-name="ce6">
            <text:p>1</text:p>
          </table:table-cell>
          <table:table-cell office:value-type="float" office:value="212" table:style-name="ce6">
            <text:p>21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2 22:33:0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13" table:style-name="ce2">
            <text:p>213</text:p>
          </table:table-cell>
          <table:table-cell office:value-type="float" office:value="213" table:style-name="ce2">
            <text:p>213</text:p>
          </table:table-cell>
          <table:table-cell office:value-type="float" office:value="11275" table:style-name="ce2">
            <text:p>1127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00:29:04</text:p>
          </table:table-cell>
          <table:table-cell office:value-type="string" table:style-name="ce2">
            <text:p>2020 JUN 03 01:31:3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00:29:14</text:p>
          </table:table-cell>
          <table:table-cell office:value-type="string" table:style-name="ce2">
            <text:p>2020 JUN 03 01:31:29</text:p>
          </table:table-cell>
          <table:table-cell office:value-type="float" office:value="16.3812" table:style-name="ce2">
            <text:p>16,3812</text:p>
          </table:table-cell>
          <table:table-cell office:value-type="float" office:value="-127.7307" table:style-name="ce2">
            <text:p>-127,7307</text:p>
          </table:table-cell>
          <table:table-cell office:value-type="float" office:value="6.0536000000000003" table:style-name="ce2">
            <text:p>6,0536</text:p>
          </table:table-cell>
          <table:table-cell office:value-type="float" office:value="93.004800000000003" table:style-name="ce2">
            <text:p>93,0048</text:p>
          </table:table-cell>
          <table:table-cell office:value-type="float" office:value="93.004800000000003" table:style-name="ce2">
            <text:p>93,0048</text:p>
          </table:table-cell>
          <table:table-cell office:value-type="float" office:value="2.3801E-14" table:style-name="ce2">
            <text:p>2,3801E-14</text:p>
          </table:table-cell>
          <table:table-cell office:value-type="float" office:value="-4.5697000000000001" table:style-name="ce2">
            <text:p>-4,5697</text:p>
          </table:table-cell>
          <table:table-cell office:value-type="float" office:value="40.314799999999998" table:style-name="ce2">
            <text:p>40,3148</text:p>
          </table:table-cell>
          <table:table-cell office:value-type="float" office:value="18.269200000000001" table:style-name="ce2">
            <text:p>18,2692</text:p>
          </table:table-cell>
          <table:table-cell office:value-type="float" office:value="92.851600000000005" table:style-name="ce2">
            <text:p>92,8516</text:p>
          </table:table-cell>
          <table:table-cell office:value-type="float" office:value="92.851600000000005" table:style-name="ce2">
            <text:p>92,8516</text:p>
          </table:table-cell>
          <table:table-cell office:value-type="float" office:value="3.2522999999999999E-14" table:style-name="ce2">
            <text:p>3,2523E-14</text:p>
          </table:table-cell>
          <table:table-cell office:value-type="float" office:value="60.895000000000003" table:style-name="ce2">
            <text:p>60,895</text:p>
          </table:table-cell>
          <table:table-cell office:value-type="float" office:value="212.62860000000001" table:style-name="ce2">
            <text:p>212,6286</text:p>
          </table:table-cell>
          <table:table-cell office:value-type="string" table:style-name="ce2">
            <text:p>N/A</text:p>
          </table:table-cell>
          <table:table-cell office:value-type="float" office:value="566.75340000000006" table:style-name="ce2">
            <text:p>566,7534</text:p>
          </table:table-cell>
          <table:table-cell office:value-type="float" office:value="566.75340000000006" table:style-name="ce2">
            <text:p>566,75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5" table:style-name="ce2">
            <text:p>3735</text:p>
          </table:table-cell>
          <table:table-cell office:value-type="float" office:value="76" table:style-name="ce2">
            <text:p>76</text:p>
          </table:table-cell>
          <table:table-cell office:value-type="float" office:value="315" table:style-name="ce2">
            <text:p>315</text:p>
          </table:table-cell>
          <table:table-cell office:value-type="string" table:style-name="ce2">
            <text:p>1400002C0000000000000000000000000000000000000000000000000000000000000000000A0E97004C013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13" table:style-name="ce6">
            <text:p>21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3 00:31:0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14" table:style-name="ce2">
            <text:p>214</text:p>
          </table:table-cell>
          <table:table-cell office:value-type="float" office:value="214" table:style-name="ce2">
            <text:p>214</text:p>
          </table:table-cell>
          <table:table-cell office:value-type="float" office:value="11276" table:style-name="ce2">
            <text:p>1127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02:17:09</text:p>
          </table:table-cell>
          <table:table-cell office:value-type="string" table:style-name="ce2">
            <text:p>2020 JUN 03 03:28:32</text:p>
          </table:table-cell>
          <table:table-cell office:value-type="string" table:style-name="ce2">
            <text:p>2020 JUN 03 02:17:19</text:p>
          </table:table-cell>
          <table:table-cell office:value-type="string" table:style-name="ce2">
            <text:p>2020 JUN 03 03:28:19</text:p>
          </table:table-cell>
          <table:table-cell office:value-type="string" table:style-name="ce2">
            <text:p>2020 JUN 03 02:17:19</text:p>
          </table:table-cell>
          <table:table-cell office:value-type="string" table:style-name="ce2">
            <text:p>2020 JUN 03 03:28:31</text:p>
          </table:table-cell>
          <table:table-cell office:value-type="float" office:value="44.558700000000002" table:style-name="ce2">
            <text:p>44,5587</text:p>
          </table:table-cell>
          <table:table-cell office:value-type="float" office:value="-165.404" table:style-name="ce2">
            <text:p>-165,404</text:p>
          </table:table-cell>
          <table:table-cell office:value-type="float" office:value="5.2949999999999999" table:style-name="ce2">
            <text:p>5,295</text:p>
          </table:table-cell>
          <table:table-cell office:value-type="float" office:value="106.78619999999999" table:style-name="ce2">
            <text:p>106,7862</text:p>
          </table:table-cell>
          <table:table-cell office:value-type="float" office:value="106.78619999999999" table:style-name="ce2">
            <text:p>106,7862</text:p>
          </table:table-cell>
          <table:table-cell office:value-type="float" office:value="2.8492E-14" table:style-name="ce2">
            <text:p>2,8492E-14</text:p>
          </table:table-cell>
          <table:table-cell office:value-type="float" office:value="-7.2291999999999996" table:style-name="ce2">
            <text:p>-7,2292</text:p>
          </table:table-cell>
          <table:table-cell office:value-type="float" office:value="10.8302" table:style-name="ce2">
            <text:p>10,8302</text:p>
          </table:table-cell>
          <table:table-cell office:value-type="float" office:value="18.201699999999999" table:style-name="ce2">
            <text:p>18,2017</text:p>
          </table:table-cell>
          <table:table-cell office:value-type="float" office:value="91.237399999999994" table:style-name="ce2">
            <text:p>91,2374</text:p>
          </table:table-cell>
          <table:table-cell office:value-type="float" office:value="91.237399999999994" table:style-name="ce2">
            <text:p>91,2374</text:p>
          </table:table-cell>
          <table:table-cell office:value-type="float" office:value="2.2769000000000001E-14" table:style-name="ce2">
            <text:p>2,2769E-14</text:p>
          </table:table-cell>
          <table:table-cell office:value-type="float" office:value="60.870800000000003" table:style-name="ce2">
            <text:p>60,8708</text:p>
          </table:table-cell>
          <table:table-cell office:value-type="float" office:value="212.67449999999999" table:style-name="ce2">
            <text:p>212,6745</text:p>
          </table:table-cell>
          <table:table-cell office:value-type="float" office:value="25.363399999999999" table:style-name="ce2">
            <text:p>25,3634</text:p>
          </table:table-cell>
          <table:table-cell office:value-type="float" office:value="648.23220000000003" table:style-name="ce2">
            <text:p>648,2322</text:p>
          </table:table-cell>
          <table:table-cell office:value-type="float" office:value="671.27459999999996" table:style-name="ce2">
            <text:p>671,27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55" table:style-name="ce2">
            <text:p>245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260" table:style-name="ce2">
            <text:p>426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272" table:style-name="ce2">
            <text:p>4272</text:p>
          </table:table-cell>
          <table:table-cell office:value-type="float" office:value="76" table:style-name="ce2">
            <text:p>76</text:p>
          </table:table-cell>
          <table:table-cell office:value-type="float" office:value="1121" table:style-name="ce2">
            <text:p>1121</text:p>
          </table:table-cell>
          <table:table-cell office:value-type="string" table:style-name="ce2">
            <text:p>1400002C00000000000000000000000000000000000A028009971E1E10A4000102750275000A10B0004C046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40" table:style-name="ce6">
            <text:p>1340</text:p>
          </table:table-cell>
          <table:table-cell office:value-type="float" office:value="1340" table:style-name="ce6">
            <text:p>1340</text:p>
          </table:table-cell>
          <table:table-cell office:value-type="float" office:value="1" table:style-name="ce6">
            <text:p>1</text:p>
          </table:table-cell>
          <table:table-cell office:value-type="float" office:value="214" table:style-name="ce6">
            <text:p>21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3 02:29:09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5" table:style-name="ce2">
            <text:p>215</text:p>
          </table:table-cell>
          <table:table-cell office:value-type="float" office:value="215" table:style-name="ce2">
            <text:p>215</text:p>
          </table:table-cell>
          <table:table-cell office:value-type="float" office:value="11277" table:style-name="ce2">
            <text:p>1127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04:25:16</text:p>
          </table:table-cell>
          <table:table-cell office:value-type="string" table:style-name="ce2">
            <text:p>2020 JUN 03 05:27:46</text:p>
          </table:table-cell>
          <table:table-cell office:value-type="string" table:style-name="ce2">
            <text:p>2020 JUN 03 04:34:45</text:p>
          </table:table-cell>
          <table:table-cell office:value-type="string" table:style-name="ce2">
            <text:p>2020 JUN 03 05:08:15</text:p>
          </table:table-cell>
          <table:table-cell office:value-type="string" table:style-name="ce2">
            <text:p>2020 JUN 03 04:25:26</text:p>
          </table:table-cell>
          <table:table-cell office:value-type="string" table:style-name="ce2">
            <text:p>2020 JUN 03 05:27:45</text:p>
          </table:table-cell>
          <table:table-cell office:value-type="float" office:value="15.2559" table:style-name="ce2">
            <text:p>15,2559</text:p>
          </table:table-cell>
          <table:table-cell office:value-type="float" office:value="174.55969999999999" table:style-name="ce2">
            <text:p>174,5597</text:p>
          </table:table-cell>
          <table:table-cell office:value-type="float" office:value="6.0369000000000002" table:style-name="ce2">
            <text:p>6,0369</text:p>
          </table:table-cell>
          <table:table-cell office:value-type="float" office:value="92.993300000000005" table:style-name="ce2">
            <text:p>92,9933</text:p>
          </table:table-cell>
          <table:table-cell office:value-type="float" office:value="92.993300000000005" table:style-name="ce2">
            <text:p>92,9933</text:p>
          </table:table-cell>
          <table:table-cell office:value-type="float" office:value="1.6392E-14" table:style-name="ce2">
            <text:p>1,6392E-14</text:p>
          </table:table-cell>
          <table:table-cell office:value-type="float" office:value="-3.4590999999999998" table:style-name="ce2">
            <text:p>-3,4591</text:p>
          </table:table-cell>
          <table:table-cell office:value-type="float" office:value="-17.411100000000001" table:style-name="ce2">
            <text:p>-17,4111</text:p>
          </table:table-cell>
          <table:table-cell office:value-type="float" office:value="18.252500000000001" table:style-name="ce2">
            <text:p>18,2525</text:p>
          </table:table-cell>
          <table:table-cell office:value-type="float" office:value="92.87" table:style-name="ce2">
            <text:p>92,87</text:p>
          </table:table-cell>
          <table:table-cell office:value-type="float" office:value="92.87" table:style-name="ce2">
            <text:p>92,87</text:p>
          </table:table-cell>
          <table:table-cell office:value-type="float" office:value="2.5494E-14" table:style-name="ce2">
            <text:p>2,5494E-14</text:p>
          </table:table-cell>
          <table:table-cell office:value-type="float" office:value="60.871299999999998" table:style-name="ce2">
            <text:p>60,8713</text:p>
          </table:table-cell>
          <table:table-cell office:value-type="float" office:value="212.72890000000001" table:style-name="ce2">
            <text:p>212,7289</text:p>
          </table:table-cell>
          <table:table-cell office:value-type="float" office:value="10.020200000000001" table:style-name="ce2">
            <text:p>10,0202</text:p>
          </table:table-cell>
          <table:table-cell office:value-type="float" office:value="567.35490000000004" table:style-name="ce2">
            <text:p>567,3549</text:p>
          </table:table-cell>
          <table:table-cell office:value-type="float" office:value="576.28290000000004" table:style-name="ce2">
            <text:p>576,28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9" table:style-name="ce2">
            <text:p>569</text:p>
          </table:table-cell>
          <table:table-cell office:value-type="float" office:value="1199" table:style-name="ce2">
            <text:p>1199</text:p>
          </table:table-cell>
          <table:table-cell office:value-type="float" office:value="1889" table:style-name="ce2">
            <text:p>188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010" table:style-name="ce2">
            <text:p>20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1185" table:style-name="ce2">
            <text:p>1185</text:p>
          </table:table-cell>
          <table:table-cell office:value-type="string" table:style-name="ce2">
            <text:p>1400002C00000000000000000000000000000000023904AF07611E1E07DA000102750275000A0E9B004C04A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15" table:style-name="ce6">
            <text:p>21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3 04:27:1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16" table:style-name="ce2">
            <text:p>216</text:p>
          </table:table-cell>
          <table:table-cell office:value-type="float" office:value="216" table:style-name="ce2">
            <text:p>216</text:p>
          </table:table-cell>
          <table:table-cell office:value-type="float" office:value="11278" table:style-name="ce2">
            <text:p>1127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06:23:24</text:p>
          </table:table-cell>
          <table:table-cell office:value-type="string" table:style-name="ce2">
            <text:p>2020 JUN 03 07:24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06:23:34</text:p>
          </table:table-cell>
          <table:table-cell office:value-type="string" table:style-name="ce2">
            <text:p>2020 JUN 03 07:24:52</text:p>
          </table:table-cell>
          <table:table-cell office:value-type="float" office:value="14.711600000000001" table:style-name="ce2">
            <text:p>14,7116</text:p>
          </table:table-cell>
          <table:table-cell office:value-type="float" office:value="145.69630000000001" table:style-name="ce2">
            <text:p>145,6963</text:p>
          </table:table-cell>
          <table:table-cell office:value-type="float" office:value="6.0286" table:style-name="ce2">
            <text:p>6,0286</text:p>
          </table:table-cell>
          <table:table-cell office:value-type="float" office:value="92.992199999999997" table:style-name="ce2">
            <text:p>92,9922</text:p>
          </table:table-cell>
          <table:table-cell office:value-type="float" office:value="92.992199999999997" table:style-name="ce2">
            <text:p>92,9922</text:p>
          </table:table-cell>
          <table:table-cell office:value-type="float" office:value="3.1162999999999999E-14" table:style-name="ce2">
            <text:p>3,1163E-14</text:p>
          </table:table-cell>
          <table:table-cell office:value-type="float" office:value="-5.8471000000000002" table:style-name="ce2">
            <text:p>-5,8471</text:p>
          </table:table-cell>
          <table:table-cell office:value-type="float" office:value="-46.853299999999997" table:style-name="ce2">
            <text:p>-46,8533</text:p>
          </table:table-cell>
          <table:table-cell office:value-type="float" office:value="18.1892" table:style-name="ce2">
            <text:p>18,1892</text:p>
          </table:table-cell>
          <table:table-cell office:value-type="float" office:value="91.380399999999995" table:style-name="ce2">
            <text:p>91,3804</text:p>
          </table:table-cell>
          <table:table-cell office:value-type="float" office:value="91.380399999999995" table:style-name="ce2">
            <text:p>91,3804</text:p>
          </table:table-cell>
          <table:table-cell office:value-type="float" office:value="6.3217000000000005E-14" table:style-name="ce2">
            <text:p>6,3217E-14</text:p>
          </table:table-cell>
          <table:table-cell office:value-type="float" office:value="60.899900000000002" table:style-name="ce2">
            <text:p>60,8999</text:p>
          </table:table-cell>
          <table:table-cell office:value-type="float" office:value="212.779" table:style-name="ce2">
            <text:p>212,779</text:p>
          </table:table-cell>
          <table:table-cell office:value-type="string" table:style-name="ce2">
            <text:p>N/A</text:p>
          </table:table-cell>
          <table:table-cell office:value-type="float" office:value="558.10429999999997" table:style-name="ce2">
            <text:p>558,1043</text:p>
          </table:table-cell>
          <table:table-cell office:value-type="float" office:value="558.10429999999997" table:style-name="ce2">
            <text:p>558,10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78" table:style-name="ce2">
            <text:p>3678</text:p>
          </table:table-cell>
          <table:table-cell office:value-type="float" office:value="76" table:style-name="ce2">
            <text:p>76</text:p>
          </table:table-cell>
          <table:table-cell office:value-type="float" office:value="258" table:style-name="ce2">
            <text:p>258</text:p>
          </table:table-cell>
          <table:table-cell office:value-type="string" table:style-name="ce2">
            <text:p>1400002C0000000000000000000000000000000000000000000000000000000000000000000A0E5E004C010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16" table:style-name="ce6">
            <text:p>21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3 06:25:2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7" table:style-name="ce2">
            <text:p>217</text:p>
          </table:table-cell>
          <table:table-cell office:value-type="float" office:value="217" table:style-name="ce2">
            <text:p>217</text:p>
          </table:table-cell>
          <table:table-cell office:value-type="float" office:value="11279" table:style-name="ce2">
            <text:p>1127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08:21:31</text:p>
          </table:table-cell>
          <table:table-cell office:value-type="string" table:style-name="ce2">
            <text:p>2020 JUN 03 09:23:57</text:p>
          </table:table-cell>
          <table:table-cell office:value-type="string" table:style-name="ce2">
            <text:p>2020 JUN 03 08:31:12</text:p>
          </table:table-cell>
          <table:table-cell office:value-type="string" table:style-name="ce2">
            <text:p>2020 JUN 03 09:04:12</text:p>
          </table:table-cell>
          <table:table-cell office:value-type="string" table:style-name="ce2">
            <text:p>2020 JUN 03 08:21:41</text:p>
          </table:table-cell>
          <table:table-cell office:value-type="string" table:style-name="ce2">
            <text:p>2020 JUN 03 09:23:56</text:p>
          </table:table-cell>
          <table:table-cell office:value-type="float" office:value="14.190899999999999" table:style-name="ce2">
            <text:p>14,1909</text:p>
          </table:table-cell>
          <table:table-cell office:value-type="float" office:value="116.852" table:style-name="ce2">
            <text:p>116,852</text:p>
          </table:table-cell>
          <table:table-cell office:value-type="float" office:value="6.0210999999999997" table:style-name="ce2">
            <text:p>6,0211</text:p>
          </table:table-cell>
          <table:table-cell office:value-type="float" office:value="92.982299999999995" table:style-name="ce2">
            <text:p>92,9823</text:p>
          </table:table-cell>
          <table:table-cell office:value-type="float" office:value="92.982299999999995" table:style-name="ce2">
            <text:p>92,9823</text:p>
          </table:table-cell>
          <table:table-cell office:value-type="float" office:value="2.2490000000000001E-14" table:style-name="ce2">
            <text:p>2,249E-14</text:p>
          </table:table-cell>
          <table:table-cell office:value-type="float" office:value="-2.3965000000000001" table:style-name="ce2">
            <text:p>-2,3965</text:p>
          </table:table-cell>
          <table:table-cell office:value-type="float" office:value="-75.137" table:style-name="ce2">
            <text:p>-75,137</text:p>
          </table:table-cell>
          <table:table-cell office:value-type="float" office:value="18.234400000000001" table:style-name="ce2">
            <text:p>18,2344</text:p>
          </table:table-cell>
          <table:table-cell office:value-type="float" office:value="92.856999999999999" table:style-name="ce2">
            <text:p>92,857</text:p>
          </table:table-cell>
          <table:table-cell office:value-type="float" office:value="92.856999999999999" table:style-name="ce2">
            <text:p>92,857</text:p>
          </table:table-cell>
          <table:table-cell office:value-type="float" office:value="7.5013000000000006E-15" table:style-name="ce2">
            <text:p>7,5013E-15</text:p>
          </table:table-cell>
          <table:table-cell office:value-type="float" office:value="60.958799999999997" table:style-name="ce2">
            <text:p>60,9588</text:p>
          </table:table-cell>
          <table:table-cell office:value-type="float" office:value="212.82919999999999" table:style-name="ce2">
            <text:p>212,8292</text:p>
          </table:table-cell>
          <table:table-cell office:value-type="float" office:value="9.8155999999999999" table:style-name="ce2">
            <text:p>9,8156</text:p>
          </table:table-cell>
          <table:table-cell office:value-type="float" office:value="566.74800000000005" table:style-name="ce2">
            <text:p>566,748</text:p>
          </table:table-cell>
          <table:table-cell office:value-type="float" office:value="575.48770000000002" table:style-name="ce2">
            <text:p>575,48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81" table:style-name="ce2">
            <text:p>581</text:p>
          </table:table-cell>
          <table:table-cell office:value-type="float" office:value="1211" table:style-name="ce2">
            <text:p>1211</text:p>
          </table:table-cell>
          <table:table-cell office:value-type="float" office:value="1886" table:style-name="ce2">
            <text:p>18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980" table:style-name="ce2">
            <text:p>19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5" table:style-name="ce2">
            <text:p>3735</text:p>
          </table:table-cell>
          <table:table-cell office:value-type="float" office:value="76" table:style-name="ce2">
            <text:p>76</text:p>
          </table:table-cell>
          <table:table-cell office:value-type="float" office:value="1172" table:style-name="ce2">
            <text:p>1172</text:p>
          </table:table-cell>
          <table:table-cell office:value-type="string" table:style-name="ce2">
            <text:p>1400002C00000000000000000000000000000000024504BB075E1E1E07BC000102750275000A0E97004C049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456" table:style-name="ce6">
            <text:p>1456</text:p>
          </table:table-cell>
          <table:table-cell office:value-type="float" office:value="1456" table:style-name="ce6">
            <text:p>1456</text:p>
          </table:table-cell>
          <table:table-cell office:value-type="float" office:value="1" table:style-name="ce6">
            <text:p>1</text:p>
          </table:table-cell>
          <table:table-cell office:value-type="float" office:value="217" table:style-name="ce6">
            <text:p>21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3 08:23:31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18" table:style-name="ce2">
            <text:p>218</text:p>
          </table:table-cell>
          <table:table-cell office:value-type="float" office:value="218" table:style-name="ce2">
            <text:p>218</text:p>
          </table:table-cell>
          <table:table-cell office:value-type="float" office:value="11280" table:style-name="ce2">
            <text:p>112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10:19:34</text:p>
          </table:table-cell>
          <table:table-cell office:value-type="string" table:style-name="ce2">
            <text:p>2020 JUN 03 11:21:0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10:19:44</text:p>
          </table:table-cell>
          <table:table-cell office:value-type="string" table:style-name="ce2">
            <text:p>2020 JUN 03 11:21:02</text:p>
          </table:table-cell>
          <table:table-cell office:value-type="float" office:value="13.7438" table:style-name="ce2">
            <text:p>13,7438</text:p>
          </table:table-cell>
          <table:table-cell office:value-type="float" office:value="88.02" table:style-name="ce2">
            <text:p>88,02</text:p>
          </table:table-cell>
          <table:table-cell office:value-type="float" office:value="6.0136000000000003" table:style-name="ce2">
            <text:p>6,0136</text:p>
          </table:table-cell>
          <table:table-cell office:value-type="float" office:value="92.992699999999999" table:style-name="ce2">
            <text:p>92,9927</text:p>
          </table:table-cell>
          <table:table-cell office:value-type="float" office:value="92.992699999999999" table:style-name="ce2">
            <text:p>92,9927</text:p>
          </table:table-cell>
          <table:table-cell office:value-type="float" office:value="8.3490000000000006E-15" table:style-name="ce2">
            <text:p>8,349E-15</text:p>
          </table:table-cell>
          <table:table-cell office:value-type="float" office:value="-4.6624999999999996" table:style-name="ce2">
            <text:p>-4,6625</text:p>
          </table:table-cell>
          <table:table-cell office:value-type="float" office:value="-104.5016" table:style-name="ce2">
            <text:p>-104,5016</text:p>
          </table:table-cell>
          <table:table-cell office:value-type="float" office:value="18.176100000000002" table:style-name="ce2">
            <text:p>18,1761</text:p>
          </table:table-cell>
          <table:table-cell office:value-type="float" office:value="91.467500000000001" table:style-name="ce2">
            <text:p>91,4675</text:p>
          </table:table-cell>
          <table:table-cell office:value-type="float" office:value="91.467500000000001" table:style-name="ce2">
            <text:p>91,4675</text:p>
          </table:table-cell>
          <table:table-cell office:value-type="float" office:value="1.6392E-14" table:style-name="ce2">
            <text:p>1,6392E-14</text:p>
          </table:table-cell>
          <table:table-cell office:value-type="float" office:value="61.0242" table:style-name="ce2">
            <text:p>61,0242</text:p>
          </table:table-cell>
          <table:table-cell office:value-type="float" office:value="212.8794" table:style-name="ce2">
            <text:p>212,8794</text:p>
          </table:table-cell>
          <table:table-cell office:value-type="string" table:style-name="ce2">
            <text:p>N/A</text:p>
          </table:table-cell>
          <table:table-cell office:value-type="float" office:value="558.10429999999997" table:style-name="ce2">
            <text:p>558,1043</text:p>
          </table:table-cell>
          <table:table-cell office:value-type="float" office:value="558.10429999999997" table:style-name="ce2">
            <text:p>558,10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78" table:style-name="ce2">
            <text:p>3678</text:p>
          </table:table-cell>
          <table:table-cell office:value-type="float" office:value="76" table:style-name="ce2">
            <text:p>76</text:p>
          </table:table-cell>
          <table:table-cell office:value-type="float" office:value="258" table:style-name="ce2">
            <text:p>258</text:p>
          </table:table-cell>
          <table:table-cell office:value-type="string" table:style-name="ce2">
            <text:p>1400002C0000000000000000000000000000000000000000000000000000000000000000000A0E5E004C010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18" table:style-name="ce6">
            <text:p>21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3 10:21:3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9" table:style-name="ce2">
            <text:p>219</text:p>
          </table:table-cell>
          <table:table-cell office:value-type="float" office:value="219" table:style-name="ce2">
            <text:p>219</text:p>
          </table:table-cell>
          <table:table-cell office:value-type="float" office:value="11281" table:style-name="ce2">
            <text:p>1128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12:17:35</text:p>
          </table:table-cell>
          <table:table-cell office:value-type="string" table:style-name="ce2">
            <text:p>2020 JUN 03 13:20:01</text:p>
          </table:table-cell>
          <table:table-cell office:value-type="string" table:style-name="ce2">
            <text:p>2020 JUN 03 12:27:27</text:p>
          </table:table-cell>
          <table:table-cell office:value-type="string" table:style-name="ce2">
            <text:p>2020 JUN 03 13:00:12</text:p>
          </table:table-cell>
          <table:table-cell office:value-type="string" table:style-name="ce2">
            <text:p>2020 JUN 03 12:17:45</text:p>
          </table:table-cell>
          <table:table-cell office:value-type="string" table:style-name="ce2">
            <text:p>2020 JUN 03 13:20:00</text:p>
          </table:table-cell>
          <table:table-cell office:value-type="float" office:value="13.2395" table:style-name="ce2">
            <text:p>13,2395</text:p>
          </table:table-cell>
          <table:table-cell office:value-type="float" office:value="59.205599999999997" table:style-name="ce2">
            <text:p>59,2056</text:p>
          </table:table-cell>
          <table:table-cell office:value-type="float" office:value="6.0067000000000004" table:style-name="ce2">
            <text:p>6,0067</text:p>
          </table:table-cell>
          <table:table-cell office:value-type="float" office:value="92.980900000000005" table:style-name="ce2">
            <text:p>92,9809</text:p>
          </table:table-cell>
          <table:table-cell office:value-type="float" office:value="92.980900000000005" table:style-name="ce2">
            <text:p>92,9809</text:p>
          </table:table-cell>
          <table:table-cell office:value-type="float" office:value="6.9773000000000005E-14" table:style-name="ce2">
            <text:p>6,9773E-14</text:p>
          </table:table-cell>
          <table:table-cell office:value-type="float" office:value="-1.4268000000000001" table:style-name="ce2">
            <text:p>-1,4268</text:p>
          </table:table-cell>
          <table:table-cell office:value-type="float" office:value="-132.80439999999999" table:style-name="ce2">
            <text:p>-132,8044</text:p>
          </table:table-cell>
          <table:table-cell office:value-type="float" office:value="18.218599999999999" table:style-name="ce2">
            <text:p>18,2186</text:p>
          </table:table-cell>
          <table:table-cell office:value-type="float" office:value="92.851299999999995" table:style-name="ce2">
            <text:p>92,8513</text:p>
          </table:table-cell>
          <table:table-cell office:value-type="float" office:value="92.851299999999995" table:style-name="ce2">
            <text:p>92,8513</text:p>
          </table:table-cell>
          <table:table-cell office:value-type="float" office:value="2.2943000000000001E-14" table:style-name="ce2">
            <text:p>2,2943E-14</text:p>
          </table:table-cell>
          <table:table-cell office:value-type="float" office:value="61.050600000000003" table:style-name="ce2">
            <text:p>61,0506</text:p>
          </table:table-cell>
          <table:table-cell office:value-type="float" office:value="212.92949999999999" table:style-name="ce2">
            <text:p>212,9295</text:p>
          </table:table-cell>
          <table:table-cell office:value-type="float" office:value="9.7133000000000003" table:style-name="ce2">
            <text:p>9,7133</text:p>
          </table:table-cell>
          <table:table-cell office:value-type="float" office:value="566.74800000000005" table:style-name="ce2">
            <text:p>566,748</text:p>
          </table:table-cell>
          <table:table-cell office:value-type="float" office:value="575.39359999999999" table:style-name="ce2">
            <text:p>575,39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92" table:style-name="ce2">
            <text:p>592</text:p>
          </table:table-cell>
          <table:table-cell office:value-type="float" office:value="1222" table:style-name="ce2">
            <text:p>1222</text:p>
          </table:table-cell>
          <table:table-cell office:value-type="float" office:value="1882" table:style-name="ce2">
            <text:p>188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965" table:style-name="ce2">
            <text:p>19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5" table:style-name="ce2">
            <text:p>3735</text:p>
          </table:table-cell>
          <table:table-cell office:value-type="float" office:value="76" table:style-name="ce2">
            <text:p>76</text:p>
          </table:table-cell>
          <table:table-cell office:value-type="float" office:value="1175" table:style-name="ce2">
            <text:p>1175</text:p>
          </table:table-cell>
          <table:table-cell office:value-type="string" table:style-name="ce2">
            <text:p>1400002C00000000000000000000000000000000025004C6075A1E1E07AD000102750275000A0E97004C0497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19" table:style-name="ce6">
            <text:p>21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3 12:19:3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20" table:style-name="ce2">
            <text:p>220</text:p>
          </table:table-cell>
          <table:table-cell office:value-type="float" office:value="220" table:style-name="ce2">
            <text:p>220</text:p>
          </table:table-cell>
          <table:table-cell office:value-type="float" office:value="11282" table:style-name="ce2">
            <text:p>1128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14:15:38</text:p>
          </table:table-cell>
          <table:table-cell office:value-type="string" table:style-name="ce2">
            <text:p>2020 JUN 03 15:18:0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14:15:48</text:p>
          </table:table-cell>
          <table:table-cell office:value-type="string" table:style-name="ce2">
            <text:p>2020 JUN 03 15:18:05</text:p>
          </table:table-cell>
          <table:table-cell office:value-type="float" office:value="12.7182" table:style-name="ce2">
            <text:p>12,7182</text:p>
          </table:table-cell>
          <table:table-cell office:value-type="float" office:value="30.357600000000001" table:style-name="ce2">
            <text:p>30,3576</text:p>
          </table:table-cell>
          <table:table-cell office:value-type="float" office:value="5.9981" table:style-name="ce2">
            <text:p>5,9981</text:p>
          </table:table-cell>
          <table:table-cell office:value-type="float" office:value="92.989400000000003" table:style-name="ce2">
            <text:p>92,9894</text:p>
          </table:table-cell>
          <table:table-cell office:value-type="float" office:value="92.989400000000003" table:style-name="ce2">
            <text:p>92,9894</text:p>
          </table:table-cell>
          <table:table-cell office:value-type="float" office:value="2.8845000000000002E-14" table:style-name="ce2">
            <text:p>2,8845E-14</text:p>
          </table:table-cell>
          <table:table-cell office:value-type="float" office:value="-0.88136000000000003" table:style-name="ce2">
            <text:p>-0,88136</text:p>
          </table:table-cell>
          <table:table-cell office:value-type="float" office:value="-161.65819999999999" table:style-name="ce2">
            <text:p>-161,6582</text:p>
          </table:table-cell>
          <table:table-cell office:value-type="float" office:value="18.21" table:style-name="ce2">
            <text:p>18,21</text:p>
          </table:table-cell>
          <table:table-cell office:value-type="float" office:value="92.855099999999993" table:style-name="ce2">
            <text:p>92,8551</text:p>
          </table:table-cell>
          <table:table-cell office:value-type="float" office:value="92.855099999999993" table:style-name="ce2">
            <text:p>92,8551</text:p>
          </table:table-cell>
          <table:table-cell office:value-type="float" office:value="9.5545999999999995E-15" table:style-name="ce2">
            <text:p>9,5546E-15</text:p>
          </table:table-cell>
          <table:table-cell office:value-type="float" office:value="61.017000000000003" table:style-name="ce2">
            <text:p>61,017</text:p>
          </table:table-cell>
          <table:table-cell office:value-type="float" office:value="212.97970000000001" table:style-name="ce2">
            <text:p>212,9797</text:p>
          </table:table-cell>
          <table:table-cell office:value-type="string" table:style-name="ce2">
            <text:p>N/A</text:p>
          </table:table-cell>
          <table:table-cell office:value-type="float" office:value="567.05690000000004" table:style-name="ce2">
            <text:p>567,0569</text:p>
          </table:table-cell>
          <table:table-cell office:value-type="float" office:value="567.05690000000004" table:style-name="ce2">
            <text:p>567,05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317" table:style-name="ce2">
            <text:p>317</text:p>
          </table:table-cell>
          <table:table-cell office:value-type="string" table:style-name="ce2">
            <text:p>1400002C0000000000000000000000000000000000000000000000000000000000000000000A0E99004C013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20" table:style-name="ce6">
            <text:p>22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3 14:17:3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21" table:style-name="ce2">
            <text:p>221</text:p>
          </table:table-cell>
          <table:table-cell office:value-type="float" office:value="221" table:style-name="ce2">
            <text:p>221</text:p>
          </table:table-cell>
          <table:table-cell office:value-type="float" office:value="11283" table:style-name="ce2">
            <text:p>1128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16:03:46</text:p>
          </table:table-cell>
          <table:table-cell office:value-type="string" table:style-name="ce2">
            <text:p>2020 JUN 03 17:15:22</text:p>
          </table:table-cell>
          <table:table-cell office:value-type="string" table:style-name="ce2">
            <text:p>2020 JUN 03 16:03:56</text:p>
          </table:table-cell>
          <table:table-cell office:value-type="string" table:style-name="ce2">
            <text:p>2020 JUN 03 17:15:11</text:p>
          </table:table-cell>
          <table:table-cell office:value-type="string" table:style-name="ce2">
            <text:p>2020 JUN 03 16:03:56</text:p>
          </table:table-cell>
          <table:table-cell office:value-type="string" table:style-name="ce2">
            <text:p>2020 JUN 03 17:15:21</text:p>
          </table:table-cell>
          <table:table-cell office:value-type="float" office:value="41.021000000000001" table:style-name="ce2">
            <text:p>41,021</text:p>
          </table:table-cell>
          <table:table-cell office:value-type="float" office:value="-6.5612000000000004" table:style-name="ce2">
            <text:p>-6,5612</text:p>
          </table:table-cell>
          <table:table-cell office:value-type="float" office:value="5.2906000000000004" table:style-name="ce2">
            <text:p>5,2906</text:p>
          </table:table-cell>
          <table:table-cell office:value-type="float" office:value="106.7503" table:style-name="ce2">
            <text:p>106,7503</text:p>
          </table:table-cell>
          <table:table-cell office:value-type="float" office:value="106.7503" table:style-name="ce2">
            <text:p>106,7503</text:p>
          </table:table-cell>
          <table:table-cell office:value-type="float" office:value="1.4422999999999999E-14" table:style-name="ce2">
            <text:p>1,4423E-14</text:p>
          </table:table-cell>
          <table:table-cell office:value-type="float" office:value="-2.8418999999999999" table:style-name="ce2">
            <text:p>-2,8419</text:p>
          </table:table-cell>
          <table:table-cell office:value-type="float" office:value="168.98349999999999" table:style-name="ce2">
            <text:p>168,9835</text:p>
          </table:table-cell>
          <table:table-cell office:value-type="float" office:value="18.154699999999998" table:style-name="ce2">
            <text:p>18,1547</text:p>
          </table:table-cell>
          <table:table-cell office:value-type="float" office:value="91.583399999999997" table:style-name="ce2">
            <text:p>91,5834</text:p>
          </table:table-cell>
          <table:table-cell office:value-type="float" office:value="91.583399999999997" table:style-name="ce2">
            <text:p>91,5834</text:p>
          </table:table-cell>
          <table:table-cell office:value-type="float" office:value="1.1494999999999999E-14" table:style-name="ce2">
            <text:p>1,1495E-14</text:p>
          </table:table-cell>
          <table:table-cell office:value-type="float" office:value="60.980800000000002" table:style-name="ce2">
            <text:p>60,9808</text:p>
          </table:table-cell>
          <table:table-cell office:value-type="float" office:value="213.0256" table:style-name="ce2">
            <text:p>213,0256</text:p>
          </table:table-cell>
          <table:table-cell office:value-type="float" office:value="25.465699999999998" table:style-name="ce2">
            <text:p>25,4657</text:p>
          </table:table-cell>
          <table:table-cell office:value-type="float" office:value="650.20479999999998" table:style-name="ce2">
            <text:p>650,2048</text:p>
          </table:table-cell>
          <table:table-cell office:value-type="float" office:value="673.34130000000005" table:style-name="ce2">
            <text:p>673,34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55" table:style-name="ce2">
            <text:p>245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275" table:style-name="ce2">
            <text:p>427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285" table:style-name="ce2">
            <text:p>4285</text:p>
          </table:table-cell>
          <table:table-cell office:value-type="float" office:value="76" table:style-name="ce2">
            <text:p>76</text:p>
          </table:table-cell>
          <table:table-cell office:value-type="float" office:value="1149" table:style-name="ce2">
            <text:p>1149</text:p>
          </table:table-cell>
          <table:table-cell office:value-type="string" table:style-name="ce2">
            <text:p>1400002C00000000000000000000000000000000000A028009971E1E10B3000102750275000A10BD004C047D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84" table:style-name="ce6">
            <text:p>1384</text:p>
          </table:table-cell>
          <table:table-cell office:value-type="float" office:value="1384" table:style-name="ce6">
            <text:p>1384</text:p>
          </table:table-cell>
          <table:table-cell office:value-type="float" office:value="1" table:style-name="ce6">
            <text:p>1</text:p>
          </table:table-cell>
          <table:table-cell office:value-type="float" office:value="221" table:style-name="ce6">
            <text:p>22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3 16:15:4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2" table:style-name="ce2">
            <text:p>222</text:p>
          </table:table-cell>
          <table:table-cell office:value-type="float" office:value="222" table:style-name="ce2">
            <text:p>222</text:p>
          </table:table-cell>
          <table:table-cell office:value-type="float" office:value="11284" table:style-name="ce2">
            <text:p>1128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18:11:54</text:p>
          </table:table-cell>
          <table:table-cell office:value-type="string" table:style-name="ce2">
            <text:p>2020 JUN 03 19:14:22</text:p>
          </table:table-cell>
          <table:table-cell office:value-type="string" table:style-name="ce2">
            <text:p>2020 JUN 03 18:21:46</text:p>
          </table:table-cell>
          <table:table-cell office:value-type="string" table:style-name="ce2">
            <text:p>2020 JUN 03 18:54:31</text:p>
          </table:table-cell>
          <table:table-cell office:value-type="string" table:style-name="ce2">
            <text:p>2020 JUN 03 18:12:04</text:p>
          </table:table-cell>
          <table:table-cell office:value-type="string" table:style-name="ce2">
            <text:p>2020 JUN 03 19:14:21</text:p>
          </table:table-cell>
          <table:table-cell office:value-type="float" office:value="11.602" table:style-name="ce2">
            <text:p>11,602</text:p>
          </table:table-cell>
          <table:table-cell office:value-type="float" office:value="-27.366499999999998" table:style-name="ce2">
            <text:p>-27,3665</text:p>
          </table:table-cell>
          <table:table-cell office:value-type="float" office:value="5.9813999999999998" table:style-name="ce2">
            <text:p>5,9814</text:p>
          </table:table-cell>
          <table:table-cell office:value-type="float" office:value="92.977400000000003" table:style-name="ce2">
            <text:p>92,9774</text:p>
          </table:table-cell>
          <table:table-cell office:value-type="float" office:value="92.977400000000003" table:style-name="ce2">
            <text:p>92,9774</text:p>
          </table:table-cell>
          <table:table-cell office:value-type="float" office:value="2.8448000000000002E-14" table:style-name="ce2">
            <text:p>2,8448E-14</text:p>
          </table:table-cell>
          <table:table-cell office:value-type="float" office:value="0.24484" table:style-name="ce2">
            <text:p>0,24484</text:p>
          </table:table-cell>
          <table:table-cell office:value-type="float" office:value="140.60740000000001" table:style-name="ce2">
            <text:p>140,6074</text:p>
          </table:table-cell>
          <table:table-cell office:value-type="float" office:value="18.192799999999998" table:style-name="ce2">
            <text:p>18,1928</text:p>
          </table:table-cell>
          <table:table-cell office:value-type="float" office:value="92.868700000000004" table:style-name="ce2">
            <text:p>92,8687</text:p>
          </table:table-cell>
          <table:table-cell office:value-type="float" office:value="92.868700000000004" table:style-name="ce2">
            <text:p>92,8687</text:p>
          </table:table-cell>
          <table:table-cell office:value-type="float" office:value="5.8647000000000005E-14" table:style-name="ce2">
            <text:p>5,8647E-14</text:p>
          </table:table-cell>
          <table:table-cell office:value-type="float" office:value="60.998800000000003" table:style-name="ce2">
            <text:p>60,9988</text:p>
          </table:table-cell>
          <table:table-cell office:value-type="float" office:value="213.08009999999999" table:style-name="ce2">
            <text:p>213,0801</text:p>
          </table:table-cell>
          <table:table-cell office:value-type="float" office:value="9.7133000000000003" table:style-name="ce2">
            <text:p>9,7133</text:p>
          </table:table-cell>
          <table:table-cell office:value-type="float" office:value="567.05150000000003" table:style-name="ce2">
            <text:p>567,0515</text:p>
          </table:table-cell>
          <table:table-cell office:value-type="float" office:value="575.69709999999998" table:style-name="ce2">
            <text:p>575,69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92" table:style-name="ce2">
            <text:p>592</text:p>
          </table:table-cell>
          <table:table-cell office:value-type="float" office:value="1222" table:style-name="ce2">
            <text:p>1222</text:p>
          </table:table-cell>
          <table:table-cell office:value-type="float" office:value="1882" table:style-name="ce2">
            <text:p>188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965" table:style-name="ce2">
            <text:p>19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1177" table:style-name="ce2">
            <text:p>1177</text:p>
          </table:table-cell>
          <table:table-cell office:value-type="string" table:style-name="ce2">
            <text:p>1400002C00000000000000000000000000000000025004C6075A1E1E07AD000102750275000A0E99004C049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22" table:style-name="ce6">
            <text:p>22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3 18:13:5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23" table:style-name="ce2">
            <text:p>223</text:p>
          </table:table-cell>
          <table:table-cell office:value-type="float" office:value="223" table:style-name="ce2">
            <text:p>223</text:p>
          </table:table-cell>
          <table:table-cell office:value-type="float" office:value="11285" table:style-name="ce2">
            <text:p>1128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20:00:01</text:p>
          </table:table-cell>
          <table:table-cell office:value-type="string" table:style-name="ce2">
            <text:p>2020 JUN 03 21:12:28</text:p>
          </table:table-cell>
          <table:table-cell office:value-type="string" table:style-name="ce2">
            <text:p>2020 JUN 03 20:00:11</text:p>
          </table:table-cell>
          <table:table-cell office:value-type="string" table:style-name="ce2">
            <text:p>2020 JUN 03 21:12:26</text:p>
          </table:table-cell>
          <table:table-cell office:value-type="string" table:style-name="ce2">
            <text:p>2020 JUN 03 20:00:11</text:p>
          </table:table-cell>
          <table:table-cell office:value-type="string" table:style-name="ce2">
            <text:p>2020 JUN 03 21:12:27</text:p>
          </table:table-cell>
          <table:table-cell office:value-type="float" office:value="39.9559" table:style-name="ce2">
            <text:p>39,9559</text:p>
          </table:table-cell>
          <table:table-cell office:value-type="float" office:value="-64.049700000000001" table:style-name="ce2">
            <text:p>-64,0497</text:p>
          </table:table-cell>
          <table:table-cell office:value-type="float" office:value="5.2893999999999997" table:style-name="ce2">
            <text:p>5,2894</text:p>
          </table:table-cell>
          <table:table-cell office:value-type="float" office:value="106.7209" table:style-name="ce2">
            <text:p>106,7209</text:p>
          </table:table-cell>
          <table:table-cell office:value-type="float" office:value="106.7209" table:style-name="ce2">
            <text:p>106,7209</text:p>
          </table:table-cell>
          <table:table-cell office:value-type="float" office:value="3.5560000000000002E-14" table:style-name="ce2">
            <text:p>3,556E-14</text:p>
          </table:table-cell>
          <table:table-cell office:value-type="float" office:value="0.74950000000000006" table:style-name="ce2">
            <text:p>0,7495</text:p>
          </table:table-cell>
          <table:table-cell office:value-type="float" office:value="111.7473" table:style-name="ce2">
            <text:p>111,7473</text:p>
          </table:table-cell>
          <table:table-cell office:value-type="float" office:value="18.184200000000001" table:style-name="ce2">
            <text:p>18,1842</text:p>
          </table:table-cell>
          <table:table-cell office:value-type="float" office:value="92.860799999999998" table:style-name="ce2">
            <text:p>92,8608</text:p>
          </table:table-cell>
          <table:table-cell office:value-type="float" office:value="92.860799999999998" table:style-name="ce2">
            <text:p>92,8608</text:p>
          </table:table-cell>
          <table:table-cell office:value-type="float" office:value="2.5499999999999999E-14" table:style-name="ce2">
            <text:p>2,55E-14</text:p>
          </table:table-cell>
          <table:table-cell office:value-type="float" office:value="61.016199999999998" table:style-name="ce2">
            <text:p>61,0162</text:p>
          </table:table-cell>
          <table:table-cell office:value-type="float" office:value="213.126" table:style-name="ce2">
            <text:p>213,126</text:p>
          </table:table-cell>
          <table:table-cell office:value-type="float" office:value="25.8748" table:style-name="ce2">
            <text:p>25,8748</text:p>
          </table:table-cell>
          <table:table-cell office:value-type="float" office:value="657.94359999999995" table:style-name="ce2">
            <text:p>657,9436</text:p>
          </table:table-cell>
          <table:table-cell office:value-type="float" office:value="681.45640000000003" table:style-name="ce2">
            <text:p>681,45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36" table:style-name="ce2">
            <text:p>4336</text:p>
          </table:table-cell>
          <table:table-cell office:value-type="float" office:value="76" table:style-name="ce2">
            <text:p>76</text:p>
          </table:table-cell>
          <table:table-cell office:value-type="float" office:value="1290" table:style-name="ce2">
            <text:p>1290</text:p>
          </table:table-cell>
          <table:table-cell office:value-type="string" table:style-name="ce2">
            <text:p>1400002C00000000000000000000000000000000000A028009B51E1E10EF000102750275000A10F0004C050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028" table:style-name="ce6">
            <text:p>1028</text:p>
          </table:table-cell>
          <table:table-cell office:value-type="float" office:value="1028" table:style-name="ce6">
            <text:p>1028</text:p>
          </table:table-cell>
          <table:table-cell office:value-type="float" office:value="1" table:style-name="ce6">
            <text:p>1</text:p>
          </table:table-cell>
          <table:table-cell office:value-type="float" office:value="223" table:style-name="ce6">
            <text:p>223</text:p>
          </table:table-cell>
          <table:table-cell office:value-type="string" table:style-name="ce6">
            <text:p>limb</text:p>
          </table:table-cell>
          <table:table-cell office:value-type="string" table:style-name="ce6">
            <text:p>2020 JUN 03 20:12:01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24" table:style-name="ce2">
            <text:p>224</text:p>
          </table:table-cell>
          <table:table-cell office:value-type="float" office:value="224" table:style-name="ce2">
            <text:p>224</text:p>
          </table:table-cell>
          <table:table-cell office:value-type="float" office:value="11286" table:style-name="ce2">
            <text:p>1128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22:08:04</text:p>
          </table:table-cell>
          <table:table-cell office:value-type="string" table:style-name="ce2">
            <text:p>2020 JUN 03 23:10:3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22:08:14</text:p>
          </table:table-cell>
          <table:table-cell office:value-type="string" table:style-name="ce2">
            <text:p>2020 JUN 03 23:10:29</text:p>
          </table:table-cell>
          <table:table-cell office:value-type="float" office:value="10.5855" table:style-name="ce2">
            <text:p>10,5855</text:p>
          </table:table-cell>
          <table:table-cell office:value-type="float" office:value="-85.058499999999995" table:style-name="ce2">
            <text:p>-85,0585</text:p>
          </table:table-cell>
          <table:table-cell office:value-type="float" office:value="5.9656000000000002" table:style-name="ce2">
            <text:p>5,9656</text:p>
          </table:table-cell>
          <table:table-cell office:value-type="float" office:value="92.980199999999996" table:style-name="ce2">
            <text:p>92,9802</text:p>
          </table:table-cell>
          <table:table-cell office:value-type="float" office:value="92.980199999999996" table:style-name="ce2">
            <text:p>92,9802</text:p>
          </table:table-cell>
          <table:table-cell office:value-type="float" office:value="6.4105999999999997E-15" table:style-name="ce2">
            <text:p>6,4106E-15</text:p>
          </table:table-cell>
          <table:table-cell office:value-type="float" office:value="1.218" table:style-name="ce2">
            <text:p>1,218</text:p>
          </table:table-cell>
          <table:table-cell office:value-type="float" office:value="82.902900000000002" table:style-name="ce2">
            <text:p>82,9029</text:p>
          </table:table-cell>
          <table:table-cell office:value-type="float" office:value="18.1753" table:style-name="ce2">
            <text:p>18,1753</text:p>
          </table:table-cell>
          <table:table-cell office:value-type="float" office:value="92.843999999999994" table:style-name="ce2">
            <text:p>92,844</text:p>
          </table:table-cell>
          <table:table-cell office:value-type="float" office:value="92.843999999999994" table:style-name="ce2">
            <text:p>92,844</text:p>
          </table:table-cell>
          <table:table-cell office:value-type="float" office:value="1.3725999999999999E-14" table:style-name="ce2">
            <text:p>1,3726E-14</text:p>
          </table:table-cell>
          <table:table-cell office:value-type="float" office:value="61.088700000000003" table:style-name="ce2">
            <text:p>61,0887</text:p>
          </table:table-cell>
          <table:table-cell office:value-type="float" office:value="213.18049999999999" table:style-name="ce2">
            <text:p>213,1805</text:p>
          </table:table-cell>
          <table:table-cell office:value-type="string" table:style-name="ce2">
            <text:p>N/A</text:p>
          </table:table-cell>
          <table:table-cell office:value-type="float" office:value="566.75340000000006" table:style-name="ce2">
            <text:p>566,7534</text:p>
          </table:table-cell>
          <table:table-cell office:value-type="float" office:value="566.75340000000006" table:style-name="ce2">
            <text:p>566,75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5" table:style-name="ce2">
            <text:p>3735</text:p>
          </table:table-cell>
          <table:table-cell office:value-type="float" office:value="76" table:style-name="ce2">
            <text:p>76</text:p>
          </table:table-cell>
          <table:table-cell office:value-type="float" office:value="315" table:style-name="ce2">
            <text:p>315</text:p>
          </table:table-cell>
          <table:table-cell office:value-type="string" table:style-name="ce2">
            <text:p>1400002C0000000000000000000000000000000000000000000000000000000000000000000A0E97004C013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24" table:style-name="ce6">
            <text:p>22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3 22:10:0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25" table:style-name="ce2">
            <text:p>225</text:p>
          </table:table-cell>
          <table:table-cell office:value-type="float" office:value="225" table:style-name="ce2">
            <text:p>225</text:p>
          </table:table-cell>
          <table:table-cell office:value-type="float" office:value="11287" table:style-name="ce2">
            <text:p>1128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00:06:06</text:p>
          </table:table-cell>
          <table:table-cell office:value-type="string" table:style-name="ce2">
            <text:p>2020 JUN 04 01:07:4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00:06:16</text:p>
          </table:table-cell>
          <table:table-cell office:value-type="string" table:style-name="ce2">
            <text:p>2020 JUN 04 01:07:41</text:p>
          </table:table-cell>
          <table:table-cell office:value-type="float" office:value="10.093400000000001" table:style-name="ce2">
            <text:p>10,0934</text:p>
          </table:table-cell>
          <table:table-cell office:value-type="float" office:value="-113.8824" table:style-name="ce2">
            <text:p>-113,8824</text:p>
          </table:table-cell>
          <table:table-cell office:value-type="float" office:value="5.9581" table:style-name="ce2">
            <text:p>5,9581</text:p>
          </table:table-cell>
          <table:table-cell office:value-type="float" office:value="92.9756" table:style-name="ce2">
            <text:p>92,9756</text:p>
          </table:table-cell>
          <table:table-cell office:value-type="float" office:value="92.9756" table:style-name="ce2">
            <text:p>92,9756</text:p>
          </table:table-cell>
          <table:table-cell office:value-type="float" office:value="1.7780000000000001E-14" table:style-name="ce2">
            <text:p>1,778E-14</text:p>
          </table:table-cell>
          <table:table-cell office:value-type="float" office:value="-0.67939000000000005" table:style-name="ce2">
            <text:p>-0,67939</text:p>
          </table:table-cell>
          <table:table-cell office:value-type="float" office:value="53.612299999999998" table:style-name="ce2">
            <text:p>53,6123</text:p>
          </table:table-cell>
          <table:table-cell office:value-type="float" office:value="18.1233" table:style-name="ce2">
            <text:p>18,1233</text:p>
          </table:table-cell>
          <table:table-cell office:value-type="float" office:value="91.638099999999994" table:style-name="ce2">
            <text:p>91,6381</text:p>
          </table:table-cell>
          <table:table-cell office:value-type="float" office:value="91.638099999999994" table:style-name="ce2">
            <text:p>91,6381</text:p>
          </table:table-cell>
          <table:table-cell office:value-type="float" office:value="3.1807999999999999E-14" table:style-name="ce2">
            <text:p>3,1808E-14</text:p>
          </table:table-cell>
          <table:table-cell office:value-type="float" office:value="61.104500000000002" table:style-name="ce2">
            <text:p>61,1045</text:p>
          </table:table-cell>
          <table:table-cell office:value-type="float" office:value="213.23060000000001" table:style-name="ce2">
            <text:p>213,2306</text:p>
          </table:table-cell>
          <table:table-cell office:value-type="string" table:style-name="ce2">
            <text:p>N/A</text:p>
          </table:table-cell>
          <table:table-cell office:value-type="float" office:value="559.16650000000004" table:style-name="ce2">
            <text:p>559,1665</text:p>
          </table:table-cell>
          <table:table-cell office:value-type="float" office:value="559.16650000000004" table:style-name="ce2">
            <text:p>559,16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85" table:style-name="ce2">
            <text:p>3685</text:p>
          </table:table-cell>
          <table:table-cell office:value-type="float" office:value="76" table:style-name="ce2">
            <text:p>76</text:p>
          </table:table-cell>
          <table:table-cell office:value-type="float" office:value="265" table:style-name="ce2">
            <text:p>265</text:p>
          </table:table-cell>
          <table:table-cell office:value-type="string" table:style-name="ce2">
            <text:p>1400002C0000000000000000000000000000000000000000000000000000000000000000000A0E65004C010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25" table:style-name="ce6">
            <text:p>22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00:08:0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6" table:style-name="ce2">
            <text:p>226</text:p>
          </table:table-cell>
          <table:table-cell office:value-type="float" office:value="226" table:style-name="ce2">
            <text:p>226</text:p>
          </table:table-cell>
          <table:table-cell office:value-type="float" office:value="11288" table:style-name="ce2">
            <text:p>1128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02:04:09</text:p>
          </table:table-cell>
          <table:table-cell office:value-type="string" table:style-name="ce2">
            <text:p>2020 JUN 04 03:05:48</text:p>
          </table:table-cell>
          <table:table-cell office:value-type="string" table:style-name="ce2">
            <text:p>2020 JUN 04 02:14:32</text:p>
          </table:table-cell>
          <table:table-cell office:value-type="string" table:style-name="ce2">
            <text:p>2020 JUN 04 02:46:17</text:p>
          </table:table-cell>
          <table:table-cell office:value-type="string" table:style-name="ce2">
            <text:p>2020 JUN 04 02:04:19</text:p>
          </table:table-cell>
          <table:table-cell office:value-type="string" table:style-name="ce2">
            <text:p>2020 JUN 04 03:05:47</text:p>
          </table:table-cell>
          <table:table-cell office:value-type="float" office:value="9.5768000000000004" table:style-name="ce2">
            <text:p>9,5768</text:p>
          </table:table-cell>
          <table:table-cell office:value-type="float" office:value="-142.72049999999999" table:style-name="ce2">
            <text:p>-142,7205</text:p>
          </table:table-cell>
          <table:table-cell office:value-type="float" office:value="5.95" table:style-name="ce2">
            <text:p>5,95</text:p>
          </table:table-cell>
          <table:table-cell office:value-type="float" office:value="92.974800000000002" table:style-name="ce2">
            <text:p>92,9748</text:p>
          </table:table-cell>
          <table:table-cell office:value-type="float" office:value="92.974800000000002" table:style-name="ce2">
            <text:p>92,9748</text:p>
          </table:table-cell>
          <table:table-cell office:value-type="float" office:value="3.5984000000000001E-14" table:style-name="ce2">
            <text:p>3,5984E-14</text:p>
          </table:table-cell>
          <table:table-cell office:value-type="float" office:value="-0.1196" table:style-name="ce2">
            <text:p>-0,1196</text:p>
          </table:table-cell>
          <table:table-cell office:value-type="float" office:value="24.773" table:style-name="ce2">
            <text:p>24,773</text:p>
          </table:table-cell>
          <table:table-cell office:value-type="float" office:value="18.116099999999999" table:style-name="ce2">
            <text:p>18,1161</text:p>
          </table:table-cell>
          <table:table-cell office:value-type="float" office:value="91.664000000000001" table:style-name="ce2">
            <text:p>91,664</text:p>
          </table:table-cell>
          <table:table-cell office:value-type="float" office:value="91.664000000000001" table:style-name="ce2">
            <text:p>91,664</text:p>
          </table:table-cell>
          <table:table-cell office:value-type="float" office:value="2.0366E-14" table:style-name="ce2">
            <text:p>2,0366E-14</text:p>
          </table:table-cell>
          <table:table-cell office:value-type="float" office:value="61.069000000000003" table:style-name="ce2">
            <text:p>61,069</text:p>
          </table:table-cell>
          <table:table-cell office:value-type="float" office:value="213.2808" table:style-name="ce2">
            <text:p>213,2808</text:p>
          </table:table-cell>
          <table:table-cell office:value-type="float" office:value="9.3041999999999998" table:style-name="ce2">
            <text:p>9,3042</text:p>
          </table:table-cell>
          <table:table-cell office:value-type="float" office:value="559.61620000000005" table:style-name="ce2">
            <text:p>559,6162</text:p>
          </table:table-cell>
          <table:table-cell office:value-type="float" office:value="567.88549999999998" table:style-name="ce2">
            <text:p>567,88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23" table:style-name="ce2">
            <text:p>623</text:p>
          </table:table-cell>
          <table:table-cell office:value-type="float" office:value="1253" table:style-name="ce2">
            <text:p>1253</text:p>
          </table:table-cell>
          <table:table-cell office:value-type="float" office:value="1883" table:style-name="ce2">
            <text:p>18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905" table:style-name="ce2">
            <text:p>190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688" table:style-name="ce2">
            <text:p>3688</text:p>
          </table:table-cell>
          <table:table-cell office:value-type="float" office:value="76" table:style-name="ce2">
            <text:p>76</text:p>
          </table:table-cell>
          <table:table-cell office:value-type="float" office:value="1131" table:style-name="ce2">
            <text:p>1131</text:p>
          </table:table-cell>
          <table:table-cell office:value-type="string" table:style-name="ce2">
            <text:p>1400002C00000000000000000000000000000000026F04E5075B1E1E0771000102750275000A0E68004C046B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40" table:style-name="ce6">
            <text:p>1340</text:p>
          </table:table-cell>
          <table:table-cell office:value-type="float" office:value="1340" table:style-name="ce6">
            <text:p>1340</text:p>
          </table:table-cell>
          <table:table-cell office:value-type="float" office:value="1" table:style-name="ce6">
            <text:p>1</text:p>
          </table:table-cell>
          <table:table-cell office:value-type="float" office:value="226" table:style-name="ce6">
            <text:p>22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02:06:09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7" table:style-name="ce2">
            <text:p>227</text:p>
          </table:table-cell>
          <table:table-cell office:value-type="float" office:value="227" table:style-name="ce2">
            <text:p>227</text:p>
          </table:table-cell>
          <table:table-cell office:value-type="float" office:value="11289" table:style-name="ce2">
            <text:p>1128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04:02:15</text:p>
          </table:table-cell>
          <table:table-cell office:value-type="string" table:style-name="ce2">
            <text:p>2020 JUN 04 05:04:44</text:p>
          </table:table-cell>
          <table:table-cell office:value-type="string" table:style-name="ce2">
            <text:p>2020 JUN 04 04:12:09</text:p>
          </table:table-cell>
          <table:table-cell office:value-type="string" table:style-name="ce2">
            <text:p>2020 JUN 04 04:44:54</text:p>
          </table:table-cell>
          <table:table-cell office:value-type="string" table:style-name="ce2">
            <text:p>2020 JUN 04 04:02:25</text:p>
          </table:table-cell>
          <table:table-cell office:value-type="string" table:style-name="ce2">
            <text:p>2020 JUN 04 05:04:43</text:p>
          </table:table-cell>
          <table:table-cell office:value-type="float" office:value="9.0234000000000005" table:style-name="ce2">
            <text:p>9,0234</text:p>
          </table:table-cell>
          <table:table-cell office:value-type="float" office:value="-171.58519999999999" table:style-name="ce2">
            <text:p>-171,5852</text:p>
          </table:table-cell>
          <table:table-cell office:value-type="float" office:value="5.9410999999999996" table:style-name="ce2">
            <text:p>5,9411</text:p>
          </table:table-cell>
          <table:table-cell office:value-type="float" office:value="92.979100000000003" table:style-name="ce2">
            <text:p>92,9791</text:p>
          </table:table-cell>
          <table:table-cell office:value-type="float" office:value="92.979100000000003" table:style-name="ce2">
            <text:p>92,9791</text:p>
          </table:table-cell>
          <table:table-cell office:value-type="float" office:value="1.0183E-14" table:style-name="ce2">
            <text:p>1,0183E-14</text:p>
          </table:table-cell>
          <table:table-cell office:value-type="float" office:value="2.7616999999999998" table:style-name="ce2">
            <text:p>2,7617</text:p>
          </table:table-cell>
          <table:table-cell office:value-type="float" office:value="-3.6404999999999998" table:style-name="ce2">
            <text:p>-3,6405</text:p>
          </table:table-cell>
          <table:table-cell office:value-type="float" office:value="18.1508" table:style-name="ce2">
            <text:p>18,1508</text:p>
          </table:table-cell>
          <table:table-cell office:value-type="float" office:value="92.8489" table:style-name="ce2">
            <text:p>92,8489</text:p>
          </table:table-cell>
          <table:table-cell office:value-type="float" office:value="92.8489" table:style-name="ce2">
            <text:p>92,8489</text:p>
          </table:table-cell>
          <table:table-cell office:value-type="float" office:value="6.6645000000000001E-15" table:style-name="ce2">
            <text:p>6,6645E-15</text:p>
          </table:table-cell>
          <table:table-cell office:value-type="float" office:value="61.0199" table:style-name="ce2">
            <text:p>61,0199</text:p>
          </table:table-cell>
          <table:table-cell office:value-type="float" office:value="213.33099999999999" table:style-name="ce2">
            <text:p>213,331</text:p>
          </table:table-cell>
          <table:table-cell office:value-type="float" office:value="9.7133000000000003" table:style-name="ce2">
            <text:p>9,7133</text:p>
          </table:table-cell>
          <table:table-cell office:value-type="float" office:value="567.20320000000004" table:style-name="ce2">
            <text:p>567,2032</text:p>
          </table:table-cell>
          <table:table-cell office:value-type="float" office:value="575.84879999999998" table:style-name="ce2">
            <text:p>575,84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94" table:style-name="ce2">
            <text:p>594</text:p>
          </table:table-cell>
          <table:table-cell office:value-type="float" office:value="1224" table:style-name="ce2">
            <text:p>1224</text:p>
          </table:table-cell>
          <table:table-cell office:value-type="float" office:value="1884" table:style-name="ce2">
            <text:p>188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965" table:style-name="ce2">
            <text:p>19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1184" table:style-name="ce2">
            <text:p>1184</text:p>
          </table:table-cell>
          <table:table-cell office:value-type="string" table:style-name="ce2">
            <text:p>1400002C00000000000000000000000000000000025204C8075C1E1E07AD000102750275000A0E9A004C04A0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27" table:style-name="ce6">
            <text:p>22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04:04:1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28" table:style-name="ce2">
            <text:p>228</text:p>
          </table:table-cell>
          <table:table-cell office:value-type="float" office:value="228" table:style-name="ce2">
            <text:p>228</text:p>
          </table:table-cell>
          <table:table-cell office:value-type="float" office:value="11290" table:style-name="ce2">
            <text:p>112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06:00:23</text:p>
          </table:table-cell>
          <table:table-cell office:value-type="string" table:style-name="ce2">
            <text:p>2020 JUN 04 07:02:5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06:00:33</text:p>
          </table:table-cell>
          <table:table-cell office:value-type="string" table:style-name="ce2">
            <text:p>2020 JUN 04 07:02:51</text:p>
          </table:table-cell>
          <table:table-cell office:value-type="float" office:value="8.4588999999999999" table:style-name="ce2">
            <text:p>8,4589</text:p>
          </table:table-cell>
          <table:table-cell office:value-type="float" office:value="159.54429999999999" table:style-name="ce2">
            <text:p>159,5443</text:p>
          </table:table-cell>
          <table:table-cell office:value-type="float" office:value="5.9321999999999999" table:style-name="ce2">
            <text:p>5,9322</text:p>
          </table:table-cell>
          <table:table-cell office:value-type="float" office:value="92.978399999999993" table:style-name="ce2">
            <text:p>92,9784</text:p>
          </table:table-cell>
          <table:table-cell office:value-type="float" office:value="92.978399999999993" table:style-name="ce2">
            <text:p>92,9784</text:p>
          </table:table-cell>
          <table:table-cell office:value-type="float" office:value="3.9502000000000002E-14" table:style-name="ce2">
            <text:p>3,9502E-14</text:p>
          </table:table-cell>
          <table:table-cell office:value-type="float" office:value="3.3239000000000001" table:style-name="ce2">
            <text:p>3,3239</text:p>
          </table:table-cell>
          <table:table-cell office:value-type="float" office:value="-32.514099999999999" table:style-name="ce2">
            <text:p>-32,5141</text:p>
          </table:table-cell>
          <table:table-cell office:value-type="float" office:value="18.1417" table:style-name="ce2">
            <text:p>18,1417</text:p>
          </table:table-cell>
          <table:table-cell office:value-type="float" office:value="92.85" table:style-name="ce2">
            <text:p>92,85</text:p>
          </table:table-cell>
          <table:table-cell office:value-type="float" office:value="92.85" table:style-name="ce2">
            <text:p>92,85</text:p>
          </table:table-cell>
          <table:table-cell office:value-type="float" office:value="9.3068999999999998E-15" table:style-name="ce2">
            <text:p>9,3069E-15</text:p>
          </table:table-cell>
          <table:table-cell office:value-type="float" office:value="61.003500000000003" table:style-name="ce2">
            <text:p>61,0035</text:p>
          </table:table-cell>
          <table:table-cell office:value-type="float" office:value="213.38130000000001" table:style-name="ce2">
            <text:p>213,3813</text:p>
          </table:table-cell>
          <table:table-cell office:value-type="string" table:style-name="ce2">
            <text:p>N/A</text:p>
          </table:table-cell>
          <table:table-cell office:value-type="float" office:value="567.20870000000002" table:style-name="ce2">
            <text:p>567,2087</text:p>
          </table:table-cell>
          <table:table-cell office:value-type="float" office:value="567.20870000000002" table:style-name="ce2">
            <text:p>567,20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318" table:style-name="ce2">
            <text:p>318</text:p>
          </table:table-cell>
          <table:table-cell office:value-type="string" table:style-name="ce2">
            <text:p>1400002C0000000000000000000000000000000000000000000000000000000000000000000A0E9A004C013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28" table:style-name="ce6">
            <text:p>22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06:02:2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29" table:style-name="ce2">
            <text:p>229</text:p>
          </table:table-cell>
          <table:table-cell office:value-type="float" office:value="229" table:style-name="ce2">
            <text:p>229</text:p>
          </table:table-cell>
          <table:table-cell office:value-type="float" office:value="11291" table:style-name="ce2">
            <text:p>1129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07:48:31</text:p>
          </table:table-cell>
          <table:table-cell office:value-type="string" table:style-name="ce2">
            <text:p>2020 JUN 04 09:00:58</text:p>
          </table:table-cell>
          <table:table-cell office:value-type="string" table:style-name="ce2">
            <text:p>2020 JUN 04 07:48:41</text:p>
          </table:table-cell>
          <table:table-cell office:value-type="string" table:style-name="ce2">
            <text:p>2020 JUN 04 09:00:56</text:p>
          </table:table-cell>
          <table:table-cell office:value-type="string" table:style-name="ce2">
            <text:p>2020 JUN 04 07:48:41</text:p>
          </table:table-cell>
          <table:table-cell office:value-type="string" table:style-name="ce2">
            <text:p>2020 JUN 04 09:00:57</text:p>
          </table:table-cell>
          <table:table-cell office:value-type="float" office:value="36.930700000000002" table:style-name="ce2">
            <text:p>36,9307</text:p>
          </table:table-cell>
          <table:table-cell office:value-type="float" office:value="123.34650000000001" table:style-name="ce2">
            <text:p>123,3465</text:p>
          </table:table-cell>
          <table:table-cell office:value-type="float" office:value="5.2728000000000002" table:style-name="ce2">
            <text:p>5,2728</text:p>
          </table:table-cell>
          <table:table-cell office:value-type="float" office:value="106.76430000000001" table:style-name="ce2">
            <text:p>106,7643</text:p>
          </table:table-cell>
          <table:table-cell office:value-type="float" office:value="106.76430000000001" table:style-name="ce2">
            <text:p>106,7643</text:p>
          </table:table-cell>
          <table:table-cell office:value-type="float" office:value="3.8823999999999998E-14" table:style-name="ce2">
            <text:p>3,8824E-14</text:p>
          </table:table-cell>
          <table:table-cell office:value-type="float" office:value="3.8866999999999998" table:style-name="ce2">
            <text:p>3,8867</text:p>
          </table:table-cell>
          <table:table-cell office:value-type="float" office:value="-61.375999999999998" table:style-name="ce2">
            <text:p>-61,376</text:p>
          </table:table-cell>
          <table:table-cell office:value-type="float" office:value="18.133099999999999" table:style-name="ce2">
            <text:p>18,1331</text:p>
          </table:table-cell>
          <table:table-cell office:value-type="float" office:value="92.855099999999993" table:style-name="ce2">
            <text:p>92,8551</text:p>
          </table:table-cell>
          <table:table-cell office:value-type="float" office:value="92.855099999999993" table:style-name="ce2">
            <text:p>92,8551</text:p>
          </table:table-cell>
          <table:table-cell office:value-type="float" office:value="3.2161000000000002E-14" table:style-name="ce2">
            <text:p>3,2161E-14</text:p>
          </table:table-cell>
          <table:table-cell office:value-type="float" office:value="61.001899999999999" table:style-name="ce2">
            <text:p>61,0019</text:p>
          </table:table-cell>
          <table:table-cell office:value-type="float" office:value="213.4273" table:style-name="ce2">
            <text:p>213,4273</text:p>
          </table:table-cell>
          <table:table-cell office:value-type="float" office:value="25.8748" table:style-name="ce2">
            <text:p>25,8748</text:p>
          </table:table-cell>
          <table:table-cell office:value-type="float" office:value="657.94359999999995" table:style-name="ce2">
            <text:p>657,9436</text:p>
          </table:table-cell>
          <table:table-cell office:value-type="float" office:value="681.45640000000003" table:style-name="ce2">
            <text:p>681,45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36" table:style-name="ce2">
            <text:p>4336</text:p>
          </table:table-cell>
          <table:table-cell office:value-type="float" office:value="76" table:style-name="ce2">
            <text:p>76</text:p>
          </table:table-cell>
          <table:table-cell office:value-type="float" office:value="1290" table:style-name="ce2">
            <text:p>1290</text:p>
          </table:table-cell>
          <table:table-cell office:value-type="string" table:style-name="ce2">
            <text:p>1400002C00000000000000000000000000000000000A028009B51E1E10EF000102750275000A10F0004C050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60" table:style-name="ce6">
            <text:p>1360</text:p>
          </table:table-cell>
          <table:table-cell office:value-type="float" office:value="1360" table:style-name="ce6">
            <text:p>1360</text:p>
          </table:table-cell>
          <table:table-cell office:value-type="float" office:value="1" table:style-name="ce6">
            <text:p>1</text:p>
          </table:table-cell>
          <table:table-cell office:value-type="float" office:value="229" table:style-name="ce6">
            <text:p>22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08:00:31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30" table:style-name="ce2">
            <text:p>230</text:p>
          </table:table-cell>
          <table:table-cell office:value-type="float" office:value="230" table:style-name="ce2">
            <text:p>230</text:p>
          </table:table-cell>
          <table:table-cell office:value-type="float" office:value="11292" table:style-name="ce2">
            <text:p>1129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09:56:36</text:p>
          </table:table-cell>
          <table:table-cell office:value-type="string" table:style-name="ce2">
            <text:p>2020 JUN 04 10:58: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09:56:46</text:p>
          </table:table-cell>
          <table:table-cell office:value-type="string" table:style-name="ce2">
            <text:p>2020 JUN 04 10:58:18</text:p>
          </table:table-cell>
          <table:table-cell office:value-type="float" office:value="7.4134000000000002" table:style-name="ce2">
            <text:p>7,4134</text:p>
          </table:table-cell>
          <table:table-cell office:value-type="float" office:value="101.84050000000001" table:style-name="ce2">
            <text:p>101,8405</text:p>
          </table:table-cell>
          <table:table-cell office:value-type="float" office:value="5.9164000000000003" table:style-name="ce2">
            <text:p>5,9164</text:p>
          </table:table-cell>
          <table:table-cell office:value-type="float" office:value="92.971400000000003" table:style-name="ce2">
            <text:p>92,9714</text:p>
          </table:table-cell>
          <table:table-cell office:value-type="float" office:value="92.971400000000003" table:style-name="ce2">
            <text:p>92,9714</text:p>
          </table:table-cell>
          <table:table-cell office:value-type="float" office:value="7.9514000000000006E-15" table:style-name="ce2">
            <text:p>7,9514E-15</text:p>
          </table:table-cell>
          <table:table-cell office:value-type="float" office:value="2.3332000000000002" table:style-name="ce2">
            <text:p>2,3332</text:p>
          </table:table-cell>
          <table:table-cell office:value-type="float" office:value="-90.616500000000002" table:style-name="ce2">
            <text:p>-90,6165</text:p>
          </table:table-cell>
          <table:table-cell office:value-type="float" office:value="18.0867" table:style-name="ce2">
            <text:p>18,0867</text:p>
          </table:table-cell>
          <table:table-cell office:value-type="float" office:value="91.816599999999994" table:style-name="ce2">
            <text:p>91,8166</text:p>
          </table:table-cell>
          <table:table-cell office:value-type="float" office:value="91.816599999999994" table:style-name="ce2">
            <text:p>91,8166</text:p>
          </table:table-cell>
          <table:table-cell office:value-type="float" office:value="8.0133000000000005E-16" table:style-name="ce2">
            <text:p>8,0133E-16</text:p>
          </table:table-cell>
          <table:table-cell office:value-type="float" office:value="61.052700000000002" table:style-name="ce2">
            <text:p>61,0527</text:p>
          </table:table-cell>
          <table:table-cell office:value-type="float" office:value="213.48169999999999" table:style-name="ce2">
            <text:p>213,4817</text:p>
          </table:table-cell>
          <table:table-cell office:value-type="string" table:style-name="ce2">
            <text:p>N/A</text:p>
          </table:table-cell>
          <table:table-cell office:value-type="float" office:value="560.22860000000003" table:style-name="ce2">
            <text:p>560,2286</text:p>
          </table:table-cell>
          <table:table-cell office:value-type="float" office:value="560.22860000000003" table:style-name="ce2">
            <text:p>560,22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92" table:style-name="ce2">
            <text:p>3692</text:p>
          </table:table-cell>
          <table:table-cell office:value-type="float" office:value="76" table:style-name="ce2">
            <text:p>76</text:p>
          </table:table-cell>
          <table:table-cell office:value-type="float" office:value="272" table:style-name="ce2">
            <text:p>272</text:p>
          </table:table-cell>
          <table:table-cell office:value-type="string" table:style-name="ce2">
            <text:p>1400002C0000000000000000000000000000000000000000000000000000000000000000000A0E6C004C0110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30" table:style-name="ce6">
            <text:p>23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09:58:3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1" table:style-name="ce2">
            <text:p>231</text:p>
          </table:table-cell>
          <table:table-cell office:value-type="float" office:value="231" table:style-name="ce2">
            <text:p>231</text:p>
          </table:table-cell>
          <table:table-cell office:value-type="float" office:value="11293" table:style-name="ce2">
            <text:p>1129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11:54:38</text:p>
          </table:table-cell>
          <table:table-cell office:value-type="string" table:style-name="ce2">
            <text:p>2020 JUN 04 12:57:03</text:p>
          </table:table-cell>
          <table:table-cell office:value-type="string" table:style-name="ce2">
            <text:p>2020 JUN 04 12:04:39</text:p>
          </table:table-cell>
          <table:table-cell office:value-type="string" table:style-name="ce2">
            <text:p>2020 JUN 04 12:36:54</text:p>
          </table:table-cell>
          <table:table-cell office:value-type="string" table:style-name="ce2">
            <text:p>2020 JUN 04 11:54:48</text:p>
          </table:table-cell>
          <table:table-cell office:value-type="string" table:style-name="ce2">
            <text:p>2020 JUN 04 12:57:02</text:p>
          </table:table-cell>
          <table:table-cell office:value-type="float" office:value="6.9165000000000001" table:style-name="ce2">
            <text:p>6,9165</text:p>
          </table:table-cell>
          <table:table-cell office:value-type="float" office:value="73.017200000000003" table:style-name="ce2">
            <text:p>73,0172</text:p>
          </table:table-cell>
          <table:table-cell office:value-type="float" office:value="5.9089" table:style-name="ce2">
            <text:p>5,9089</text:p>
          </table:table-cell>
          <table:table-cell office:value-type="float" office:value="92.963399999999993" table:style-name="ce2">
            <text:p>92,9634</text:p>
          </table:table-cell>
          <table:table-cell office:value-type="float" office:value="92.963399999999993" table:style-name="ce2">
            <text:p>92,9634</text:p>
          </table:table-cell>
          <table:table-cell office:value-type="float" office:value="3.4705000000000002E-14" table:style-name="ce2">
            <text:p>3,4705E-14</text:p>
          </table:table-cell>
          <table:table-cell office:value-type="float" office:value="4.8869999999999996" table:style-name="ce2">
            <text:p>4,887</text:p>
          </table:table-cell>
          <table:table-cell office:value-type="float" office:value="-119.045" table:style-name="ce2">
            <text:p>-119,045</text:p>
          </table:table-cell>
          <table:table-cell office:value-type="float" office:value="18.1172" table:style-name="ce2">
            <text:p>18,1172</text:p>
          </table:table-cell>
          <table:table-cell office:value-type="float" office:value="92.862099999999998" table:style-name="ce2">
            <text:p>92,8621</text:p>
          </table:table-cell>
          <table:table-cell office:value-type="float" office:value="92.862099999999998" table:style-name="ce2">
            <text:p>92,8621</text:p>
          </table:table-cell>
          <table:table-cell office:value-type="float" office:value="1.7293000000000001E-14" table:style-name="ce2">
            <text:p>1,7293E-14</text:p>
          </table:table-cell>
          <table:table-cell office:value-type="float" office:value="61.076599999999999" table:style-name="ce2">
            <text:p>61,0766</text:p>
          </table:table-cell>
          <table:table-cell office:value-type="float" office:value="213.53190000000001" table:style-name="ce2">
            <text:p>213,5319</text:p>
          </table:table-cell>
          <table:table-cell office:value-type="float" office:value="9.5088000000000008" table:style-name="ce2">
            <text:p>9,5088</text:p>
          </table:table-cell>
          <table:table-cell office:value-type="float" office:value="566.59619999999995" table:style-name="ce2">
            <text:p>566,5962</text:p>
          </table:table-cell>
          <table:table-cell office:value-type="float" office:value="575.05370000000005" table:style-name="ce2">
            <text:p>575,05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1" table:style-name="ce2">
            <text:p>601</text:p>
          </table:table-cell>
          <table:table-cell office:value-type="float" office:value="1231" table:style-name="ce2">
            <text:p>1231</text:p>
          </table:table-cell>
          <table:table-cell office:value-type="float" office:value="1876" table:style-name="ce2">
            <text:p>187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935" table:style-name="ce2">
            <text:p>19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4" table:style-name="ce2">
            <text:p>3734</text:p>
          </table:table-cell>
          <table:table-cell office:value-type="float" office:value="76" table:style-name="ce2">
            <text:p>76</text:p>
          </table:table-cell>
          <table:table-cell office:value-type="float" office:value="1156" table:style-name="ce2">
            <text:p>1156</text:p>
          </table:table-cell>
          <table:table-cell office:value-type="string" table:style-name="ce2">
            <text:p>1400002C00000000000000000000000000000000025904CF07541E1E078F000102750275000A0E96004C048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118" table:style-name="ce6">
            <text:p>3118</text:p>
          </table:table-cell>
          <table:table-cell office:value-type="float" office:value="3118" table:style-name="ce6">
            <text:p>3118</text:p>
          </table:table-cell>
          <table:table-cell office:value-type="float" office:value="1" table:style-name="ce6">
            <text:p>1</text:p>
          </table:table-cell>
          <table:table-cell office:value-type="float" office:value="231" table:style-name="ce6">
            <text:p>23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11:56:3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232" table:style-name="ce2">
            <text:p>232</text:p>
          </table:table-cell>
          <table:table-cell office:value-type="float" office:value="232" table:style-name="ce2">
            <text:p>232</text:p>
          </table:table-cell>
          <table:table-cell office:value-type="float" office:value="11294" table:style-name="ce2">
            <text:p>1129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13:42:39</text:p>
          </table:table-cell>
          <table:table-cell office:value-type="string" table:style-name="ce2">
            <text:p>2020 JUN 04 14:54:26</text:p>
          </table:table-cell>
          <table:table-cell office:value-type="string" table:style-name="ce2">
            <text:p>2020 JUN 04 13:42:49</text:p>
          </table:table-cell>
          <table:table-cell office:value-type="string" table:style-name="ce2">
            <text:p>2020 JUN 04 14:54:19</text:p>
          </table:table-cell>
          <table:table-cell office:value-type="string" table:style-name="ce2">
            <text:p>2020 JUN 04 13:42:49</text:p>
          </table:table-cell>
          <table:table-cell office:value-type="string" table:style-name="ce2">
            <text:p>2020 JUN 04 14:54:25</text:p>
          </table:table-cell>
          <table:table-cell office:value-type="float" office:value="35.516100000000002" table:style-name="ce2">
            <text:p>35,5161</text:p>
          </table:table-cell>
          <table:table-cell office:value-type="float" office:value="37.072099999999999" table:style-name="ce2">
            <text:p>37,0721</text:p>
          </table:table-cell>
          <table:table-cell office:value-type="float" office:value="5.2644000000000002" table:style-name="ce2">
            <text:p>5,2644</text:p>
          </table:table-cell>
          <table:table-cell office:value-type="float" office:value="106.77930000000001" table:style-name="ce2">
            <text:p>106,7793</text:p>
          </table:table-cell>
          <table:table-cell office:value-type="float" office:value="106.77930000000001" table:style-name="ce2">
            <text:p>106,7793</text:p>
          </table:table-cell>
          <table:table-cell office:value-type="float" office:value="3.7633000000000002E-14" table:style-name="ce2">
            <text:p>3,7633E-14</text:p>
          </table:table-cell>
          <table:table-cell office:value-type="float" office:value="3.4068000000000001" table:style-name="ce2">
            <text:p>3,4068</text:p>
          </table:table-cell>
          <table:table-cell office:value-type="float" office:value="-148.27279999999999" table:style-name="ce2">
            <text:p>-148,2728</text:p>
          </table:table-cell>
          <table:table-cell office:value-type="float" office:value="18.072199999999999" table:style-name="ce2">
            <text:p>18,0722</text:p>
          </table:table-cell>
          <table:table-cell office:value-type="float" office:value="91.862099999999998" table:style-name="ce2">
            <text:p>91,8621</text:p>
          </table:table-cell>
          <table:table-cell office:value-type="float" office:value="91.862099999999998" table:style-name="ce2">
            <text:p>91,8621</text:p>
          </table:table-cell>
          <table:table-cell office:value-type="float" office:value="1.4769E-14" table:style-name="ce2">
            <text:p>1,4769E-14</text:p>
          </table:table-cell>
          <table:table-cell office:value-type="float" office:value="61.020299999999999" table:style-name="ce2">
            <text:p>61,0203</text:p>
          </table:table-cell>
          <table:table-cell office:value-type="float" office:value="213.5779" table:style-name="ce2">
            <text:p>213,5779</text:p>
          </table:table-cell>
          <table:table-cell office:value-type="float" office:value="25.568000000000001" table:style-name="ce2">
            <text:p>25,568</text:p>
          </table:table-cell>
          <table:table-cell office:value-type="float" office:value="651.87400000000002" table:style-name="ce2">
            <text:p>651,874</text:p>
          </table:table-cell>
          <table:table-cell office:value-type="float" office:value="675.10450000000003" table:style-name="ce2">
            <text:p>675,10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70" table:style-name="ce2">
            <text:p>247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290" table:style-name="ce2">
            <text:p>42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296" table:style-name="ce2">
            <text:p>4296</text:p>
          </table:table-cell>
          <table:table-cell office:value-type="float" office:value="76" table:style-name="ce2">
            <text:p>76</text:p>
          </table:table-cell>
          <table:table-cell office:value-type="float" office:value="1190" table:style-name="ce2">
            <text:p>1190</text:p>
          </table:table-cell>
          <table:table-cell office:value-type="string" table:style-name="ce2">
            <text:p>1400002C00000000000000000000000000000000000A028009A61E1E10C2000102750275000A10C8004C04A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32" table:style-name="ce6">
            <text:p>23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13:54:3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3" table:style-name="ce2">
            <text:p>233</text:p>
          </table:table-cell>
          <table:table-cell office:value-type="float" office:value="233" table:style-name="ce2">
            <text:p>233</text:p>
          </table:table-cell>
          <table:table-cell office:value-type="float" office:value="11295" table:style-name="ce2">
            <text:p>1129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15:50:45</text:p>
          </table:table-cell>
          <table:table-cell office:value-type="string" table:style-name="ce2">
            <text:p>2020 JUN 04 16:52:33</text:p>
          </table:table-cell>
          <table:table-cell office:value-type="string" table:style-name="ce2">
            <text:p>2020 JUN 04 16:00:55</text:p>
          </table:table-cell>
          <table:table-cell office:value-type="string" table:style-name="ce2">
            <text:p>2020 JUN 04 16:32:55</text:p>
          </table:table-cell>
          <table:table-cell office:value-type="string" table:style-name="ce2">
            <text:p>2020 JUN 04 15:50:55</text:p>
          </table:table-cell>
          <table:table-cell office:value-type="string" table:style-name="ce2">
            <text:p>2020 JUN 04 16:52:32</text:p>
          </table:table-cell>
          <table:table-cell office:value-type="float" office:value="5.8876999999999997" table:style-name="ce2">
            <text:p>5,8877</text:p>
          </table:table-cell>
          <table:table-cell office:value-type="float" office:value="15.3127" table:style-name="ce2">
            <text:p>15,3127</text:p>
          </table:table-cell>
          <table:table-cell office:value-type="float" office:value="5.8914" table:style-name="ce2">
            <text:p>5,8914</text:p>
          </table:table-cell>
          <table:table-cell office:value-type="float" office:value="92.982399999999998" table:style-name="ce2">
            <text:p>92,9824</text:p>
          </table:table-cell>
          <table:table-cell office:value-type="float" office:value="92.982399999999998" table:style-name="ce2">
            <text:p>92,9824</text:p>
          </table:table-cell>
          <table:table-cell office:value-type="float" office:value="1.7293000000000001E-14" table:style-name="ce2">
            <text:p>1,7293E-14</text:p>
          </table:table-cell>
          <table:table-cell office:value-type="float" office:value="3.9723000000000002" table:style-name="ce2">
            <text:p>3,9723</text:p>
          </table:table-cell>
          <table:table-cell office:value-type="float" office:value="-177.1361" table:style-name="ce2">
            <text:p>-177,1361</text:p>
          </table:table-cell>
          <table:table-cell office:value-type="float" office:value="18.063600000000001" table:style-name="ce2">
            <text:p>18,0636</text:p>
          </table:table-cell>
          <table:table-cell office:value-type="float" office:value="91.871700000000004" table:style-name="ce2">
            <text:p>91,8717</text:p>
          </table:table-cell>
          <table:table-cell office:value-type="float" office:value="91.871700000000004" table:style-name="ce2">
            <text:p>91,8717</text:p>
          </table:table-cell>
          <table:table-cell office:value-type="float" office:value="1.1821E-14" table:style-name="ce2">
            <text:p>1,1821E-14</text:p>
          </table:table-cell>
          <table:table-cell office:value-type="float" office:value="60.951900000000002" table:style-name="ce2">
            <text:p>60,9519</text:p>
          </table:table-cell>
          <table:table-cell office:value-type="float" office:value="213.63239999999999" table:style-name="ce2">
            <text:p>213,6324</text:p>
          </table:table-cell>
          <table:table-cell office:value-type="float" office:value="9.4064999999999994" table:style-name="ce2">
            <text:p>9,4065</text:p>
          </table:table-cell>
          <table:table-cell office:value-type="float" office:value="560.9819" table:style-name="ce2">
            <text:p>560,9819</text:p>
          </table:table-cell>
          <table:table-cell office:value-type="float" office:value="569.34519999999998" table:style-name="ce2">
            <text:p>569,34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1240" table:style-name="ce2">
            <text:p>1240</text:p>
          </table:table-cell>
          <table:table-cell office:value-type="float" office:value="1885" table:style-name="ce2">
            <text:p>18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920" table:style-name="ce2">
            <text:p>19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697" table:style-name="ce2">
            <text:p>3697</text:p>
          </table:table-cell>
          <table:table-cell office:value-type="float" office:value="76" table:style-name="ce2">
            <text:p>76</text:p>
          </table:table-cell>
          <table:table-cell office:value-type="float" office:value="1131" table:style-name="ce2">
            <text:p>1131</text:p>
          </table:table-cell>
          <table:table-cell office:value-type="string" table:style-name="ce2">
            <text:p>1400002C00000000000000000000000000000000026204D8075D1E1E0780000102750275000A0E71004C046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33" table:style-name="ce6">
            <text:p>23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15:52:4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4" table:style-name="ce2">
            <text:p>234</text:p>
          </table:table-cell>
          <table:table-cell office:value-type="float" office:value="234" table:style-name="ce2">
            <text:p>234</text:p>
          </table:table-cell>
          <table:table-cell office:value-type="float" office:value="11296" table:style-name="ce2">
            <text:p>1129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17:48:54</text:p>
          </table:table-cell>
          <table:table-cell office:value-type="string" table:style-name="ce2">
            <text:p>2020 JUN 04 18:51:22</text:p>
          </table:table-cell>
          <table:table-cell office:value-type="string" table:style-name="ce2">
            <text:p>2020 JUN 04 17:58:42</text:p>
          </table:table-cell>
          <table:table-cell office:value-type="string" table:style-name="ce2">
            <text:p>2020 JUN 04 18:31:27</text:p>
          </table:table-cell>
          <table:table-cell office:value-type="string" table:style-name="ce2">
            <text:p>2020 JUN 04 17:49:04</text:p>
          </table:table-cell>
          <table:table-cell office:value-type="string" table:style-name="ce2">
            <text:p>2020 JUN 04 18:51:21</text:p>
          </table:table-cell>
          <table:table-cell office:value-type="float" office:value="5.3143000000000002" table:style-name="ce2">
            <text:p>5,3143</text:p>
          </table:table-cell>
          <table:table-cell office:value-type="float" office:value="-13.552300000000001" table:style-name="ce2">
            <text:p>-13,5523</text:p>
          </table:table-cell>
          <table:table-cell office:value-type="float" office:value="5.8830999999999998" table:style-name="ce2">
            <text:p>5,8831</text:p>
          </table:table-cell>
          <table:table-cell office:value-type="float" office:value="92.968400000000003" table:style-name="ce2">
            <text:p>92,9684</text:p>
          </table:table-cell>
          <table:table-cell office:value-type="float" office:value="92.968400000000003" table:style-name="ce2">
            <text:p>92,9684</text:p>
          </table:table-cell>
          <table:table-cell office:value-type="float" office:value="1.1467999999999999E-14" table:style-name="ce2">
            <text:p>1,1468E-14</text:p>
          </table:table-cell>
          <table:table-cell office:value-type="float" office:value="6.5187999999999997" table:style-name="ce2">
            <text:p>6,5188</text:p>
          </table:table-cell>
          <table:table-cell office:value-type="float" office:value="154.3843" table:style-name="ce2">
            <text:p>154,3843</text:p>
          </table:table-cell>
          <table:table-cell office:value-type="float" office:value="18.091899999999999" table:style-name="ce2">
            <text:p>18,0919</text:p>
          </table:table-cell>
          <table:table-cell office:value-type="float" office:value="92.8857" table:style-name="ce2">
            <text:p>92,8857</text:p>
          </table:table-cell>
          <table:table-cell office:value-type="float" office:value="92.8857" table:style-name="ce2">
            <text:p>92,8857</text:p>
          </table:table-cell>
          <table:table-cell office:value-type="float" office:value="2.9150000000000001E-14" table:style-name="ce2">
            <text:p>2,915E-14</text:p>
          </table:table-cell>
          <table:table-cell office:value-type="float" office:value="60.913699999999999" table:style-name="ce2">
            <text:p>60,9137</text:p>
          </table:table-cell>
          <table:table-cell office:value-type="float" office:value="213.68260000000001" table:style-name="ce2">
            <text:p>213,6826</text:p>
          </table:table-cell>
          <table:table-cell office:value-type="float" office:value="9.7133000000000003" table:style-name="ce2">
            <text:p>9,7133</text:p>
          </table:table-cell>
          <table:table-cell office:value-type="float" office:value="567.05150000000003" table:style-name="ce2">
            <text:p>567,0515</text:p>
          </table:table-cell>
          <table:table-cell office:value-type="float" office:value="575.69709999999998" table:style-name="ce2">
            <text:p>575,69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88" table:style-name="ce2">
            <text:p>588</text:p>
          </table:table-cell>
          <table:table-cell office:value-type="float" office:value="1218" table:style-name="ce2">
            <text:p>1218</text:p>
          </table:table-cell>
          <table:table-cell office:value-type="float" office:value="1878" table:style-name="ce2">
            <text:p>187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965" table:style-name="ce2">
            <text:p>19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1165" table:style-name="ce2">
            <text:p>1165</text:p>
          </table:table-cell>
          <table:table-cell office:value-type="string" table:style-name="ce2">
            <text:p>1400002C00000000000000000000000000000000024C04C207561E1E07AD000102750275000A0E99004C048D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04" table:style-name="ce6">
            <text:p>904</text:p>
          </table:table-cell>
          <table:table-cell office:value-type="float" office:value="904" table:style-name="ce6">
            <text:p>904</text:p>
          </table:table-cell>
          <table:table-cell office:value-type="float" office:value="1" table:style-name="ce6">
            <text:p>1</text:p>
          </table:table-cell>
          <table:table-cell office:value-type="float" office:value="234" table:style-name="ce6">
            <text:p>23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17:50:5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35" table:style-name="ce2">
            <text:p>235</text:p>
          </table:table-cell>
          <table:table-cell office:value-type="float" office:value="235" table:style-name="ce2">
            <text:p>235</text:p>
          </table:table-cell>
          <table:table-cell office:value-type="float" office:value="11297" table:style-name="ce2">
            <text:p>1129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19:47:01</text:p>
          </table:table-cell>
          <table:table-cell office:value-type="string" table:style-name="ce2">
            <text:p>2020 JUN 04 20:49:2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19:47:11</text:p>
          </table:table-cell>
          <table:table-cell office:value-type="string" table:style-name="ce2">
            <text:p>2020 JUN 04 20:49:28</text:p>
          </table:table-cell>
          <table:table-cell office:value-type="float" office:value="4.8136999999999999" table:style-name="ce2">
            <text:p>4,8137</text:p>
          </table:table-cell>
          <table:table-cell office:value-type="float" office:value="-42.426900000000003" table:style-name="ce2">
            <text:p>-42,4269</text:p>
          </table:table-cell>
          <table:table-cell office:value-type="float" office:value="5.8735999999999997" table:style-name="ce2">
            <text:p>5,8736</text:p>
          </table:table-cell>
          <table:table-cell office:value-type="float" office:value="92.988200000000006" table:style-name="ce2">
            <text:p>92,9882</text:p>
          </table:table-cell>
          <table:table-cell office:value-type="float" office:value="92.988200000000006" table:style-name="ce2">
            <text:p>92,9882</text:p>
          </table:table-cell>
          <table:table-cell office:value-type="float" office:value="4.5154999999999998E-14" table:style-name="ce2">
            <text:p>4,5155E-14</text:p>
          </table:table-cell>
          <table:table-cell office:value-type="float" office:value="7.0190000000000001" table:style-name="ce2">
            <text:p>7,019</text:p>
          </table:table-cell>
          <table:table-cell office:value-type="float" office:value="125.51260000000001" table:style-name="ce2">
            <text:p>125,5126</text:p>
          </table:table-cell>
          <table:table-cell office:value-type="float" office:value="18.082799999999999" table:style-name="ce2">
            <text:p>18,0828</text:p>
          </table:table-cell>
          <table:table-cell office:value-type="float" office:value="92.872100000000003" table:style-name="ce2">
            <text:p>92,8721</text:p>
          </table:table-cell>
          <table:table-cell office:value-type="float" office:value="92.872100000000003" table:style-name="ce2">
            <text:p>92,8721</text:p>
          </table:table-cell>
          <table:table-cell office:value-type="float" office:value="1.0337000000000001E-14" table:style-name="ce2">
            <text:p>1,0337E-14</text:p>
          </table:table-cell>
          <table:table-cell office:value-type="float" office:value="60.915300000000002" table:style-name="ce2">
            <text:p>60,9153</text:p>
          </table:table-cell>
          <table:table-cell office:value-type="float" office:value="213.7329" table:style-name="ce2">
            <text:p>213,7329</text:p>
          </table:table-cell>
          <table:table-cell office:value-type="string" table:style-name="ce2">
            <text:p>N/A</text:p>
          </table:table-cell>
          <table:table-cell office:value-type="float" office:value="567.05690000000004" table:style-name="ce2">
            <text:p>567,0569</text:p>
          </table:table-cell>
          <table:table-cell office:value-type="float" office:value="567.05690000000004" table:style-name="ce2">
            <text:p>567,05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317" table:style-name="ce2">
            <text:p>317</text:p>
          </table:table-cell>
          <table:table-cell office:value-type="string" table:style-name="ce2">
            <text:p>1400002C0000000000000000000000000000000000000000000000000000000000000000000A0E99004C013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35" table:style-name="ce6">
            <text:p>23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19:49:0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36" table:style-name="ce2">
            <text:p>236</text:p>
          </table:table-cell>
          <table:table-cell office:value-type="float" office:value="236" table:style-name="ce2">
            <text:p>236</text:p>
          </table:table-cell>
          <table:table-cell office:value-type="float" office:value="11298" table:style-name="ce2">
            <text:p>1129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21:35:07</text:p>
          </table:table-cell>
          <table:table-cell office:value-type="string" table:style-name="ce2">
            <text:p>2020 JUN 04 22:47:34</text:p>
          </table:table-cell>
          <table:table-cell office:value-type="string" table:style-name="ce2">
            <text:p>2020 JUN 04 21:35:17</text:p>
          </table:table-cell>
          <table:table-cell office:value-type="string" table:style-name="ce2">
            <text:p>2020 JUN 04 22:47:32</text:p>
          </table:table-cell>
          <table:table-cell office:value-type="string" table:style-name="ce2">
            <text:p>2020 JUN 04 21:35:17</text:p>
          </table:table-cell>
          <table:table-cell office:value-type="string" table:style-name="ce2">
            <text:p>2020 JUN 04 22:47:33</text:p>
          </table:table-cell>
          <table:table-cell office:value-type="float" office:value="33.362099999999998" table:style-name="ce2">
            <text:p>33,3621</text:p>
          </table:table-cell>
          <table:table-cell office:value-type="float" office:value="-78.103399999999993" table:style-name="ce2">
            <text:p>-78,1034</text:p>
          </table:table-cell>
          <table:table-cell office:value-type="float" office:value="5.2483000000000004" table:style-name="ce2">
            <text:p>5,2483</text:p>
          </table:table-cell>
          <table:table-cell office:value-type="float" office:value="106.8189" table:style-name="ce2">
            <text:p>106,8189</text:p>
          </table:table-cell>
          <table:table-cell office:value-type="float" office:value="106.8189" table:style-name="ce2">
            <text:p>106,8189</text:p>
          </table:table-cell>
          <table:table-cell office:value-type="float" office:value="4.3143000000000002E-14" table:style-name="ce2">
            <text:p>4,3143E-14</text:p>
          </table:table-cell>
          <table:table-cell office:value-type="float" office:value="7.5514999999999999" table:style-name="ce2">
            <text:p>7,5515</text:p>
          </table:table-cell>
          <table:table-cell office:value-type="float" office:value="96.666600000000003" table:style-name="ce2">
            <text:p>96,6666</text:p>
          </table:table-cell>
          <table:table-cell office:value-type="float" office:value="18.0747" table:style-name="ce2">
            <text:p>18,0747</text:p>
          </table:table-cell>
          <table:table-cell office:value-type="float" office:value="92.883700000000005" table:style-name="ce2">
            <text:p>92,8837</text:p>
          </table:table-cell>
          <table:table-cell office:value-type="float" office:value="92.883700000000005" table:style-name="ce2">
            <text:p>92,8837</text:p>
          </table:table-cell>
          <table:table-cell office:value-type="float" office:value="8.3014999999999997E-15" table:style-name="ce2">
            <text:p>8,3015E-15</text:p>
          </table:table-cell>
          <table:table-cell office:value-type="float" office:value="60.915500000000002" table:style-name="ce2">
            <text:p>60,9155</text:p>
          </table:table-cell>
          <table:table-cell office:value-type="float" office:value="213.77889999999999" table:style-name="ce2">
            <text:p>213,7789</text:p>
          </table:table-cell>
          <table:table-cell office:value-type="float" office:value="25.8748" table:style-name="ce2">
            <text:p>25,8748</text:p>
          </table:table-cell>
          <table:table-cell office:value-type="float" office:value="657.94359999999995" table:style-name="ce2">
            <text:p>657,9436</text:p>
          </table:table-cell>
          <table:table-cell office:value-type="float" office:value="681.45640000000003" table:style-name="ce2">
            <text:p>681,45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36" table:style-name="ce2">
            <text:p>4336</text:p>
          </table:table-cell>
          <table:table-cell office:value-type="float" office:value="76" table:style-name="ce2">
            <text:p>76</text:p>
          </table:table-cell>
          <table:table-cell office:value-type="float" office:value="1290" table:style-name="ce2">
            <text:p>1290</text:p>
          </table:table-cell>
          <table:table-cell office:value-type="string" table:style-name="ce2">
            <text:p>1400002C00000000000000000000000000000000000A028009B51E1E10EF000102750275000A10F0004C050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558" table:style-name="ce6">
            <text:p>3558</text:p>
          </table:table-cell>
          <table:table-cell office:value-type="float" office:value="3558" table:style-name="ce6">
            <text:p>3558</text:p>
          </table:table-cell>
          <table:table-cell office:value-type="float" office:value="1" table:style-name="ce6">
            <text:p>1</text:p>
          </table:table-cell>
          <table:table-cell office:value-type="float" office:value="236" table:style-name="ce6">
            <text:p>23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21:47:0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37" table:style-name="ce2">
            <text:p>237</text:p>
          </table:table-cell>
          <table:table-cell office:value-type="float" office:value="237" table:style-name="ce2">
            <text:p>237</text:p>
          </table:table-cell>
          <table:table-cell office:value-type="float" office:value="11299" table:style-name="ce2">
            <text:p>1129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23:43:10</text:p>
          </table:table-cell>
          <table:table-cell office:value-type="string" table:style-name="ce2">
            <text:p>2020 JUN 05 00:44:5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23:43:20</text:p>
          </table:table-cell>
          <table:table-cell office:value-type="string" table:style-name="ce2">
            <text:p>2020 JUN 05 00:44:50</text:p>
          </table:table-cell>
          <table:table-cell office:value-type="float" office:value="3.7524000000000002" table:style-name="ce2">
            <text:p>3,7524</text:p>
          </table:table-cell>
          <table:table-cell office:value-type="float" office:value="-100.1071" table:style-name="ce2">
            <text:p>-100,1071</text:p>
          </table:table-cell>
          <table:table-cell office:value-type="float" office:value="5.8582999999999998" table:style-name="ce2">
            <text:p>5,8583</text:p>
          </table:table-cell>
          <table:table-cell office:value-type="float" office:value="92.965199999999996" table:style-name="ce2">
            <text:p>92,9652</text:p>
          </table:table-cell>
          <table:table-cell office:value-type="float" office:value="92.965199999999996" table:style-name="ce2">
            <text:p>92,9652</text:p>
          </table:table-cell>
          <table:table-cell office:value-type="float" office:value="7.5013000000000006E-15" table:style-name="ce2">
            <text:p>7,5013E-15</text:p>
          </table:table-cell>
          <table:table-cell office:value-type="float" office:value="5.8967000000000001" table:style-name="ce2">
            <text:p>5,8967</text:p>
          </table:table-cell>
          <table:table-cell office:value-type="float" office:value="67.413600000000002" table:style-name="ce2">
            <text:p>67,4136</text:p>
          </table:table-cell>
          <table:table-cell office:value-type="float" office:value="18.026700000000002" table:style-name="ce2">
            <text:p>18,0267</text:p>
          </table:table-cell>
          <table:table-cell office:value-type="float" office:value="91.797200000000004" table:style-name="ce2">
            <text:p>91,7972</text:p>
          </table:table-cell>
          <table:table-cell office:value-type="float" office:value="91.797200000000004" table:style-name="ce2">
            <text:p>91,7972</text:p>
          </table:table-cell>
          <table:table-cell office:value-type="float" office:value="3.1365000000000001E-14" table:style-name="ce2">
            <text:p>3,1365E-14</text:p>
          </table:table-cell>
          <table:table-cell office:value-type="float" office:value="60.941600000000001" table:style-name="ce2">
            <text:p>60,9416</text:p>
          </table:table-cell>
          <table:table-cell office:value-type="float" office:value="213.83340000000001" table:style-name="ce2">
            <text:p>213,8334</text:p>
          </table:table-cell>
          <table:table-cell office:value-type="string" table:style-name="ce2">
            <text:p>N/A</text:p>
          </table:table-cell>
          <table:table-cell office:value-type="float" office:value="559.92520000000002" table:style-name="ce2">
            <text:p>559,9252</text:p>
          </table:table-cell>
          <table:table-cell office:value-type="float" office:value="559.92520000000002" table:style-name="ce2">
            <text:p>559,92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90" table:style-name="ce2">
            <text:p>3690</text:p>
          </table:table-cell>
          <table:table-cell office:value-type="float" office:value="76" table:style-name="ce2">
            <text:p>76</text:p>
          </table:table-cell>
          <table:table-cell office:value-type="float" office:value="270" table:style-name="ce2">
            <text:p>270</text:p>
          </table:table-cell>
          <table:table-cell office:value-type="string" table:style-name="ce2">
            <text:p>1400002C0000000000000000000000000000000000000000000000000000000000000000000A0E6A004C010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37" table:style-name="ce6">
            <text:p>23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4 23:45:1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8" table:style-name="ce2">
            <text:p>238</text:p>
          </table:table-cell>
          <table:table-cell office:value-type="float" office:value="238" table:style-name="ce2">
            <text:p>238</text:p>
          </table:table-cell>
          <table:table-cell office:value-type="float" office:value="11300" table:style-name="ce2">
            <text:p>1130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01:41:12</text:p>
          </table:table-cell>
          <table:table-cell office:value-type="string" table:style-name="ce2">
            <text:p>2020 JUN 05 02:43:37</text:p>
          </table:table-cell>
          <table:table-cell office:value-type="string" table:style-name="ce2">
            <text:p>2020 JUN 05 01:50:58</text:p>
          </table:table-cell>
          <table:table-cell office:value-type="string" table:style-name="ce2">
            <text:p>2020 JUN 05 02:23:43</text:p>
          </table:table-cell>
          <table:table-cell office:value-type="string" table:style-name="ce2">
            <text:p>2020 JUN 05 01:41:22</text:p>
          </table:table-cell>
          <table:table-cell office:value-type="string" table:style-name="ce2">
            <text:p>2020 JUN 05 02:43:36</text:p>
          </table:table-cell>
          <table:table-cell office:value-type="float" office:value="3.2667000000000002" table:style-name="ce2">
            <text:p>3,2667</text:p>
          </table:table-cell>
          <table:table-cell office:value-type="float" office:value="-128.9418" table:style-name="ce2">
            <text:p>-128,9418</text:p>
          </table:table-cell>
          <table:table-cell office:value-type="float" office:value="5.8502999999999998" table:style-name="ce2">
            <text:p>5,8503</text:p>
          </table:table-cell>
          <table:table-cell office:value-type="float" office:value="92.968299999999999" table:style-name="ce2">
            <text:p>92,9683</text:p>
          </table:table-cell>
          <table:table-cell office:value-type="float" office:value="92.968299999999999" table:style-name="ce2">
            <text:p>92,9683</text:p>
          </table:table-cell>
          <table:table-cell office:value-type="float" office:value="7.1118999999999995E-15" table:style-name="ce2">
            <text:p>7,1119E-15</text:p>
          </table:table-cell>
          <table:table-cell office:value-type="float" office:value="8.5340000000000007" table:style-name="ce2">
            <text:p>8,534</text:p>
          </table:table-cell>
          <table:table-cell office:value-type="float" office:value="39.002099999999999" table:style-name="ce2">
            <text:p>39,0021</text:p>
          </table:table-cell>
          <table:table-cell office:value-type="float" office:value="18.058599999999998" table:style-name="ce2">
            <text:p>18,0586</text:p>
          </table:table-cell>
          <table:table-cell office:value-type="float" office:value="92.8874" table:style-name="ce2">
            <text:p>92,8874</text:p>
          </table:table-cell>
          <table:table-cell office:value-type="float" office:value="92.8874" table:style-name="ce2">
            <text:p>92,8874</text:p>
          </table:table-cell>
          <table:table-cell office:value-type="float" office:value="7.6746000000000002E-14" table:style-name="ce2">
            <text:p>7,6746E-14</text:p>
          </table:table-cell>
          <table:table-cell office:value-type="float" office:value="60.900799999999997" table:style-name="ce2">
            <text:p>60,9008</text:p>
          </table:table-cell>
          <table:table-cell office:value-type="float" office:value="213.8836" table:style-name="ce2">
            <text:p>213,8836</text:p>
          </table:table-cell>
          <table:table-cell office:value-type="float" office:value="9.7133000000000003" table:style-name="ce2">
            <text:p>9,7133</text:p>
          </table:table-cell>
          <table:table-cell office:value-type="float" office:value="566.59619999999995" table:style-name="ce2">
            <text:p>566,5962</text:p>
          </table:table-cell>
          <table:table-cell office:value-type="float" office:value="575.24189999999999" table:style-name="ce2">
            <text:p>575,24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86" table:style-name="ce2">
            <text:p>586</text:p>
          </table:table-cell>
          <table:table-cell office:value-type="float" office:value="1216" table:style-name="ce2">
            <text:p>1216</text:p>
          </table:table-cell>
          <table:table-cell office:value-type="float" office:value="1876" table:style-name="ce2">
            <text:p>187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965" table:style-name="ce2">
            <text:p>19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4" table:style-name="ce2">
            <text:p>3734</text:p>
          </table:table-cell>
          <table:table-cell office:value-type="float" office:value="76" table:style-name="ce2">
            <text:p>76</text:p>
          </table:table-cell>
          <table:table-cell office:value-type="float" office:value="1156" table:style-name="ce2">
            <text:p>1156</text:p>
          </table:table-cell>
          <table:table-cell office:value-type="string" table:style-name="ce2">
            <text:p>1400002C00000000000000000000000000000000024A04C007541E1E07AD000102750275000A0E96004C048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38" table:style-name="ce6">
            <text:p>23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5 01:43:1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39" table:style-name="ce2">
            <text:p>239</text:p>
          </table:table-cell>
          <table:table-cell office:value-type="float" office:value="239" table:style-name="ce2">
            <text:p>239</text:p>
          </table:table-cell>
          <table:table-cell office:value-type="float" office:value="11301" table:style-name="ce2">
            <text:p>1130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03:39:16</text:p>
          </table:table-cell>
          <table:table-cell office:value-type="string" table:style-name="ce2">
            <text:p>2020 JUN 05 04:41:0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03:39:26</text:p>
          </table:table-cell>
          <table:table-cell office:value-type="string" table:style-name="ce2">
            <text:p>2020 JUN 05 04:41:01</text:p>
          </table:table-cell>
          <table:table-cell office:value-type="float" office:value="2.7646000000000002" table:style-name="ce2">
            <text:p>2,7646</text:p>
          </table:table-cell>
          <table:table-cell office:value-type="float" office:value="-157.80240000000001" table:style-name="ce2">
            <text:p>-157,8024</text:p>
          </table:table-cell>
          <table:table-cell office:value-type="float" office:value="5.8407999999999998" table:style-name="ce2">
            <text:p>5,8408</text:p>
          </table:table-cell>
          <table:table-cell office:value-type="float" office:value="92.984200000000001" table:style-name="ce2">
            <text:p>92,9842</text:p>
          </table:table-cell>
          <table:table-cell office:value-type="float" office:value="92.984200000000001" table:style-name="ce2">
            <text:p>92,9842</text:p>
          </table:table-cell>
          <table:table-cell office:value-type="float" office:value="2.8459000000000003E-14" table:style-name="ce2">
            <text:p>2,8459E-14</text:p>
          </table:table-cell>
          <table:table-cell office:value-type="float" office:value="6.9898999999999996" table:style-name="ce2">
            <text:p>6,9899</text:p>
          </table:table-cell>
          <table:table-cell office:value-type="float" office:value="9.7416" table:style-name="ce2">
            <text:p>9,7416</text:p>
          </table:table-cell>
          <table:table-cell office:value-type="float" office:value="18.0122" table:style-name="ce2">
            <text:p>18,0122</text:p>
          </table:table-cell>
          <table:table-cell office:value-type="float" office:value="91.852599999999995" table:style-name="ce2">
            <text:p>91,8526</text:p>
          </table:table-cell>
          <table:table-cell office:value-type="float" office:value="91.852599999999995" table:style-name="ce2">
            <text:p>91,8526</text:p>
          </table:table-cell>
          <table:table-cell office:value-type="float" office:value="1.5903E-14" table:style-name="ce2">
            <text:p>1,5903E-14</text:p>
          </table:table-cell>
          <table:table-cell office:value-type="float" office:value="60.817999999999998" table:style-name="ce2">
            <text:p>60,818</text:p>
          </table:table-cell>
          <table:table-cell office:value-type="float" office:value="213.93389999999999" table:style-name="ce2">
            <text:p>213,9339</text:p>
          </table:table-cell>
          <table:table-cell office:value-type="string" table:style-name="ce2">
            <text:p>N/A</text:p>
          </table:table-cell>
          <table:table-cell office:value-type="float" office:value="560.68380000000002" table:style-name="ce2">
            <text:p>560,6838</text:p>
          </table:table-cell>
          <table:table-cell office:value-type="float" office:value="560.68380000000002" table:style-name="ce2">
            <text:p>560,68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95" table:style-name="ce2">
            <text:p>3695</text:p>
          </table:table-cell>
          <table:table-cell office:value-type="float" office:value="76" table:style-name="ce2">
            <text:p>76</text:p>
          </table:table-cell>
          <table:table-cell office:value-type="float" office:value="275" table:style-name="ce2">
            <text:p>275</text:p>
          </table:table-cell>
          <table:table-cell office:value-type="string" table:style-name="ce2">
            <text:p>1400002C0000000000000000000000000000000000000000000000000000000000000000000A0E6F004C011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39" table:style-name="ce6">
            <text:p>23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5 03:41:1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0" table:style-name="ce2">
            <text:p>240</text:p>
          </table:table-cell>
          <table:table-cell office:value-type="float" office:value="240" table:style-name="ce2">
            <text:p>240</text:p>
          </table:table-cell>
          <table:table-cell office:value-type="float" office:value="11302" table:style-name="ce2">
            <text:p>1130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05:37:23</text:p>
          </table:table-cell>
          <table:table-cell office:value-type="string" table:style-name="ce2">
            <text:p>2020 JUN 05 06:39:52</text:p>
          </table:table-cell>
          <table:table-cell office:value-type="string" table:style-name="ce2">
            <text:p>2020 JUN 05 05:46:55</text:p>
          </table:table-cell>
          <table:table-cell office:value-type="string" table:style-name="ce2">
            <text:p>2020 JUN 05 06:20:10</text:p>
          </table:table-cell>
          <table:table-cell office:value-type="string" table:style-name="ce2">
            <text:p>2020 JUN 05 05:37:33</text:p>
          </table:table-cell>
          <table:table-cell office:value-type="string" table:style-name="ce2">
            <text:p>2020 JUN 05 06:39:51</text:p>
          </table:table-cell>
          <table:table-cell office:value-type="float" office:value="2.2147999999999999" table:style-name="ce2">
            <text:p>2,2148</text:p>
          </table:table-cell>
          <table:table-cell office:value-type="float" office:value="173.32409999999999" table:style-name="ce2">
            <text:p>173,3241</text:p>
          </table:table-cell>
          <table:table-cell office:value-type="float" office:value="5.8316999999999997" table:style-name="ce2">
            <text:p>5,8317</text:p>
          </table:table-cell>
          <table:table-cell office:value-type="float" office:value="92.989099999999993" table:style-name="ce2">
            <text:p>92,9891</text:p>
          </table:table-cell>
          <table:table-cell office:value-type="float" office:value="92.989099999999993" table:style-name="ce2">
            <text:p>92,9891</text:p>
          </table:table-cell>
          <table:table-cell office:value-type="float" office:value="6.9773E-15" table:style-name="ce2">
            <text:p>6,9773E-15</text:p>
          </table:table-cell>
          <table:table-cell office:value-type="float" office:value="9.5776000000000003" table:style-name="ce2">
            <text:p>9,5776</text:p>
          </table:table-cell>
          <table:table-cell office:value-type="float" office:value="-18.723199999999999" table:style-name="ce2">
            <text:p>-18,7232</text:p>
          </table:table-cell>
          <table:table-cell office:value-type="float" office:value="18.041699999999999" table:style-name="ce2">
            <text:p>18,0417</text:p>
          </table:table-cell>
          <table:table-cell office:value-type="float" office:value="92.895499999999998" table:style-name="ce2">
            <text:p>92,8955</text:p>
          </table:table-cell>
          <table:table-cell office:value-type="float" office:value="92.895499999999998" table:style-name="ce2">
            <text:p>92,8955</text:p>
          </table:table-cell>
          <table:table-cell office:value-type="float" office:value="2.2546E-14" table:style-name="ce2">
            <text:p>2,2546E-14</text:p>
          </table:table-cell>
          <table:table-cell office:value-type="float" office:value="60.756300000000003" table:style-name="ce2">
            <text:p>60,7563</text:p>
          </table:table-cell>
          <table:table-cell office:value-type="float" office:value="213.98419999999999" table:style-name="ce2">
            <text:p>213,9842</text:p>
          </table:table-cell>
          <table:table-cell office:value-type="float" office:value="9.9178999999999995" table:style-name="ce2">
            <text:p>9,9179</text:p>
          </table:table-cell>
          <table:table-cell office:value-type="float" office:value="567.20320000000004" table:style-name="ce2">
            <text:p>567,2032</text:p>
          </table:table-cell>
          <table:table-cell office:value-type="float" office:value="576.03700000000003" table:style-name="ce2">
            <text:p>576,0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72" table:style-name="ce2">
            <text:p>572</text:p>
          </table:table-cell>
          <table:table-cell office:value-type="float" office:value="1202" table:style-name="ce2">
            <text:p>1202</text:p>
          </table:table-cell>
          <table:table-cell office:value-type="float" office:value="1877" table:style-name="ce2">
            <text:p>187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995" table:style-name="ce2">
            <text:p>199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1163" table:style-name="ce2">
            <text:p>1163</text:p>
          </table:table-cell>
          <table:table-cell office:value-type="string" table:style-name="ce2">
            <text:p>1400002C00000000000000000000000000000000023C04B207551E1E07CB000102750275000A0E9A004C048B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68" table:style-name="ce6">
            <text:p>1368</text:p>
          </table:table-cell>
          <table:table-cell office:value-type="float" office:value="1368" table:style-name="ce6">
            <text:p>1368</text:p>
          </table:table-cell>
          <table:table-cell office:value-type="float" office:value="1" table:style-name="ce6">
            <text:p>1</text:p>
          </table:table-cell>
          <table:table-cell office:value-type="float" office:value="240" table:style-name="ce6">
            <text:p>24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5 05:39:23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41" table:style-name="ce2">
            <text:p>241</text:p>
          </table:table-cell>
          <table:table-cell office:value-type="float" office:value="241" table:style-name="ce2">
            <text:p>241</text:p>
          </table:table-cell>
          <table:table-cell office:value-type="float" office:value="11303" table:style-name="ce2">
            <text:p>1130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07:35:31</text:p>
          </table:table-cell>
          <table:table-cell office:value-type="string" table:style-name="ce2">
            <text:p>2020 JUN 05 08:37: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07:35:41</text:p>
          </table:table-cell>
          <table:table-cell office:value-type="string" table:style-name="ce2">
            <text:p>2020 JUN 05 08:37:18</text:p>
          </table:table-cell>
          <table:table-cell office:value-type="float" office:value="1.6608000000000001" table:style-name="ce2">
            <text:p>1,6608</text:p>
          </table:table-cell>
          <table:table-cell office:value-type="float" office:value="144.45330000000001" table:style-name="ce2">
            <text:p>144,4533</text:p>
          </table:table-cell>
          <table:table-cell office:value-type="float" office:value="5.8228" table:style-name="ce2">
            <text:p>5,8228</text:p>
          </table:table-cell>
          <table:table-cell office:value-type="float" office:value="92.985900000000001" table:style-name="ce2">
            <text:p>92,9859</text:p>
          </table:table-cell>
          <table:table-cell office:value-type="float" office:value="92.985900000000001" table:style-name="ce2">
            <text:p>92,9859</text:p>
          </table:table-cell>
          <table:table-cell office:value-type="float" office:value="3.4257999999999998E-14" table:style-name="ce2">
            <text:p>3,4258E-14</text:p>
          </table:table-cell>
          <table:table-cell office:value-type="float" office:value="8.1910000000000007" table:style-name="ce2">
            <text:p>8,191</text:p>
          </table:table-cell>
          <table:table-cell office:value-type="float" office:value="-47.982500000000002" table:style-name="ce2">
            <text:p>-47,9825</text:p>
          </table:table-cell>
          <table:table-cell office:value-type="float" office:value="17.995799999999999" table:style-name="ce2">
            <text:p>17,9958</text:p>
          </table:table-cell>
          <table:table-cell office:value-type="float" office:value="91.908799999999999" table:style-name="ce2">
            <text:p>91,9088</text:p>
          </table:table-cell>
          <table:table-cell office:value-type="float" office:value="91.908799999999999" table:style-name="ce2">
            <text:p>91,9088</text:p>
          </table:table-cell>
          <table:table-cell office:value-type="float" office:value="9.5416999999999996E-15" table:style-name="ce2">
            <text:p>9,5417E-15</text:p>
          </table:table-cell>
          <table:table-cell office:value-type="float" office:value="60.725000000000001" table:style-name="ce2">
            <text:p>60,725</text:p>
          </table:table-cell>
          <table:table-cell office:value-type="float" office:value="214.03450000000001" table:style-name="ce2">
            <text:p>214,0345</text:p>
          </table:table-cell>
          <table:table-cell office:value-type="string" table:style-name="ce2">
            <text:p>N/A</text:p>
          </table:table-cell>
          <table:table-cell office:value-type="float" office:value="560.9873" table:style-name="ce2">
            <text:p>560,9873</text:p>
          </table:table-cell>
          <table:table-cell office:value-type="float" office:value="560.9873" table:style-name="ce2">
            <text:p>560,98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97" table:style-name="ce2">
            <text:p>3697</text:p>
          </table:table-cell>
          <table:table-cell office:value-type="float" office:value="76" table:style-name="ce2">
            <text:p>76</text:p>
          </table:table-cell>
          <table:table-cell office:value-type="float" office:value="277" table:style-name="ce2">
            <text:p>277</text:p>
          </table:table-cell>
          <table:table-cell office:value-type="string" table:style-name="ce2">
            <text:p>1400002C0000000000000000000000000000000000000000000000000000000000000000000A0E71004C0115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1" table:style-name="ce6">
            <text:p>24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5 07:37:3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2" table:style-name="ce2">
            <text:p>242</text:p>
          </table:table-cell>
          <table:table-cell office:value-type="float" office:value="242" table:style-name="ce2">
            <text:p>242</text:p>
          </table:table-cell>
          <table:table-cell office:value-type="float" office:value="11304" table:style-name="ce2">
            <text:p>1130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09:33:37</text:p>
          </table:table-cell>
          <table:table-cell office:value-type="string" table:style-name="ce2">
            <text:p>2020 JUN 05 10:36:03</text:p>
          </table:table-cell>
          <table:table-cell office:value-type="string" table:style-name="ce2">
            <text:p>2020 JUN 05 09:43:07</text:p>
          </table:table-cell>
          <table:table-cell office:value-type="string" table:style-name="ce2">
            <text:p>2020 JUN 05 10:16:22</text:p>
          </table:table-cell>
          <table:table-cell office:value-type="string" table:style-name="ce2">
            <text:p>2020 JUN 05 09:33:47</text:p>
          </table:table-cell>
          <table:table-cell office:value-type="string" table:style-name="ce2">
            <text:p>2020 JUN 05 10:36:02</text:p>
          </table:table-cell>
          <table:table-cell office:value-type="float" office:value="1.1586000000000001" table:style-name="ce2">
            <text:p>1,1586</text:p>
          </table:table-cell>
          <table:table-cell office:value-type="float" office:value="115.5913" table:style-name="ce2">
            <text:p>115,5913</text:p>
          </table:table-cell>
          <table:table-cell office:value-type="float" office:value="5.8139000000000003" table:style-name="ce2">
            <text:p>5,8139</text:p>
          </table:table-cell>
          <table:table-cell office:value-type="float" office:value="92.993799999999993" table:style-name="ce2">
            <text:p>92,9938</text:p>
          </table:table-cell>
          <table:table-cell office:value-type="float" office:value="92.993799999999993" table:style-name="ce2">
            <text:p>92,9938</text:p>
          </table:table-cell>
          <table:table-cell office:value-type="float" office:value="3.6492000000000002E-15" table:style-name="ce2">
            <text:p>3,6492E-15</text:p>
          </table:table-cell>
          <table:table-cell office:value-type="float" office:value="10.668100000000001" table:style-name="ce2">
            <text:p>10,6681</text:p>
          </table:table-cell>
          <table:table-cell office:value-type="float" office:value="-76.447100000000006" table:style-name="ce2">
            <text:p>-76,4471</text:p>
          </table:table-cell>
          <table:table-cell office:value-type="float" office:value="18.023900000000001" table:style-name="ce2">
            <text:p>18,0239</text:p>
          </table:table-cell>
          <table:table-cell office:value-type="float" office:value="92.902299999999997" table:style-name="ce2">
            <text:p>92,9023</text:p>
          </table:table-cell>
          <table:table-cell office:value-type="float" office:value="92.902299999999997" table:style-name="ce2">
            <text:p>92,9023</text:p>
          </table:table-cell>
          <table:table-cell office:value-type="float" office:value="8.9960000000000002E-15" table:style-name="ce2">
            <text:p>8,996E-15</text:p>
          </table:table-cell>
          <table:table-cell office:value-type="float" office:value="60.724499999999999" table:style-name="ce2">
            <text:p>60,7245</text:p>
          </table:table-cell>
          <table:table-cell office:value-type="float" office:value="214.0848" table:style-name="ce2">
            <text:p>214,0848</text:p>
          </table:table-cell>
          <table:table-cell office:value-type="float" office:value="9.9178999999999995" table:style-name="ce2">
            <text:p>9,9179</text:p>
          </table:table-cell>
          <table:table-cell office:value-type="float" office:value="566.74800000000005" table:style-name="ce2">
            <text:p>566,748</text:p>
          </table:table-cell>
          <table:table-cell office:value-type="float" office:value="575.58180000000004" table:style-name="ce2">
            <text:p>575,58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70" table:style-name="ce2">
            <text:p>570</text:p>
          </table:table-cell>
          <table:table-cell office:value-type="float" office:value="1200" table:style-name="ce2">
            <text:p>1200</text:p>
          </table:table-cell>
          <table:table-cell office:value-type="float" office:value="1875" table:style-name="ce2">
            <text:p>187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995" table:style-name="ce2">
            <text:p>199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5" table:style-name="ce2">
            <text:p>3735</text:p>
          </table:table-cell>
          <table:table-cell office:value-type="float" office:value="76" table:style-name="ce2">
            <text:p>76</text:p>
          </table:table-cell>
          <table:table-cell office:value-type="float" office:value="1154" table:style-name="ce2">
            <text:p>1154</text:p>
          </table:table-cell>
          <table:table-cell office:value-type="string" table:style-name="ce2">
            <text:p>1400002C00000000000000000000000000000000023A04B007531E1E07CB000102750275000A0E97004C048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2" table:style-name="ce6">
            <text:p>24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5 09:35:3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43" table:style-name="ce2">
            <text:p>243</text:p>
          </table:table-cell>
          <table:table-cell office:value-type="float" office:value="243" table:style-name="ce2">
            <text:p>243</text:p>
          </table:table-cell>
          <table:table-cell office:value-type="float" office:value="11305" table:style-name="ce2">
            <text:p>1130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11:31:40</text:p>
          </table:table-cell>
          <table:table-cell office:value-type="string" table:style-name="ce2">
            <text:p>2020 JUN 05 12:34:0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11:31:50</text:p>
          </table:table-cell>
          <table:table-cell office:value-type="string" table:style-name="ce2">
            <text:p>2020 JUN 05 12:34:04</text:p>
          </table:table-cell>
          <table:table-cell office:value-type="float" office:value="0.67654000000000003" table:style-name="ce2">
            <text:p>0,67654</text:p>
          </table:table-cell>
          <table:table-cell office:value-type="float" office:value="86.750500000000002" table:style-name="ce2">
            <text:p>86,7505</text:p>
          </table:table-cell>
          <table:table-cell office:value-type="float" office:value="5.8056000000000001" table:style-name="ce2">
            <text:p>5,8056</text:p>
          </table:table-cell>
          <table:table-cell office:value-type="float" office:value="92.997299999999996" table:style-name="ce2">
            <text:p>92,9973</text:p>
          </table:table-cell>
          <table:table-cell office:value-type="float" office:value="92.997299999999996" table:style-name="ce2">
            <text:p>92,9973</text:p>
          </table:table-cell>
          <table:table-cell office:value-type="float" office:value="2.0754000000000002E-15" table:style-name="ce2">
            <text:p>2,0754E-15</text:p>
          </table:table-cell>
          <table:table-cell office:value-type="float" office:value="11.1615" table:style-name="ce2">
            <text:p>11,1615</text:p>
          </table:table-cell>
          <table:table-cell office:value-type="float" office:value="-105.277" table:style-name="ce2">
            <text:p>-105,277</text:p>
          </table:table-cell>
          <table:table-cell office:value-type="float" office:value="18.016100000000002" table:style-name="ce2">
            <text:p>18,0161</text:p>
          </table:table-cell>
          <table:table-cell office:value-type="float" office:value="92.911199999999994" table:style-name="ce2">
            <text:p>92,9112</text:p>
          </table:table-cell>
          <table:table-cell office:value-type="float" office:value="92.911199999999994" table:style-name="ce2">
            <text:p>92,9112</text:p>
          </table:table-cell>
          <table:table-cell office:value-type="float" office:value="7.9514000000000006E-15" table:style-name="ce2">
            <text:p>7,9514E-15</text:p>
          </table:table-cell>
          <table:table-cell office:value-type="float" office:value="60.729100000000003" table:style-name="ce2">
            <text:p>60,7291</text:p>
          </table:table-cell>
          <table:table-cell office:value-type="float" office:value="214.13499999999999" table:style-name="ce2">
            <text:p>214,135</text:p>
          </table:table-cell>
          <table:table-cell office:value-type="string" table:style-name="ce2">
            <text:p>N/A</text:p>
          </table:table-cell>
          <table:table-cell office:value-type="float" office:value="566.60170000000005" table:style-name="ce2">
            <text:p>566,6017</text:p>
          </table:table-cell>
          <table:table-cell office:value-type="float" office:value="566.60170000000005" table:style-name="ce2">
            <text:p>566,60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4" table:style-name="ce2">
            <text:p>3734</text:p>
          </table:table-cell>
          <table:table-cell office:value-type="float" office:value="76" table:style-name="ce2">
            <text:p>76</text:p>
          </table:table-cell>
          <table:table-cell office:value-type="float" office:value="314" table:style-name="ce2">
            <text:p>314</text:p>
          </table:table-cell>
          <table:table-cell office:value-type="string" table:style-name="ce2">
            <text:p>1400002C0000000000000000000000000000000000000000000000000000000000000000000A0E96004C013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3" table:style-name="ce6">
            <text:p>24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5 11:33:4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244" table:style-name="ce2">
            <text:p>244</text:p>
          </table:table-cell>
          <table:table-cell office:value-type="float" office:value="244" table:style-name="ce2">
            <text:p>244</text:p>
          </table:table-cell>
          <table:table-cell office:value-type="float" office:value="11306" table:style-name="ce2">
            <text:p>1130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13:20:40</text:p>
          </table:table-cell>
          <table:table-cell office:value-type="string" table:style-name="ce2">
            <text:p>2020 JUN 05 14:30:26</text:p>
          </table:table-cell>
          <table:table-cell office:value-type="string" table:style-name="ce2">
            <text:p>2020 JUN 05 13:20:50</text:p>
          </table:table-cell>
          <table:table-cell office:value-type="string" table:style-name="ce2">
            <text:p>2020 JUN 05 14:30:20</text:p>
          </table:table-cell>
          <table:table-cell office:value-type="string" table:style-name="ce2">
            <text:p>2020 JUN 05 13:20:50</text:p>
          </table:table-cell>
          <table:table-cell office:value-type="string" table:style-name="ce2">
            <text:p>2020 JUN 05 14:30:25</text:p>
          </table:table-cell>
          <table:table-cell office:value-type="float" office:value="26.5441" table:style-name="ce2">
            <text:p>26,5441</text:p>
          </table:table-cell>
          <table:table-cell office:value-type="float" office:value="52.287300000000002" table:style-name="ce2">
            <text:p>52,2873</text:p>
          </table:table-cell>
          <table:table-cell office:value-type="float" office:value="5.2758000000000003" table:style-name="ce2">
            <text:p>5,2758</text:p>
          </table:table-cell>
          <table:table-cell office:value-type="float" office:value="105.7381" table:style-name="ce2">
            <text:p>105,7381</text:p>
          </table:table-cell>
          <table:table-cell office:value-type="float" office:value="105.7381" table:style-name="ce2">
            <text:p>105,7381</text:p>
          </table:table-cell>
          <table:table-cell office:value-type="float" office:value="4.4641000000000003E-14" table:style-name="ce2">
            <text:p>4,4641E-14</text:p>
          </table:table-cell>
          <table:table-cell office:value-type="float" office:value="6.6966000000000001" table:style-name="ce2">
            <text:p>6,6966</text:p>
          </table:table-cell>
          <table:table-cell office:value-type="float" office:value="-135.08949999999999" table:style-name="ce2">
            <text:p>-135,0895</text:p>
          </table:table-cell>
          <table:table-cell office:value-type="float" office:value="17.915600000000001" table:style-name="ce2">
            <text:p>17,9156</text:p>
          </table:table-cell>
          <table:table-cell office:value-type="float" office:value="90.394900000000007" table:style-name="ce2">
            <text:p>90,3949</text:p>
          </table:table-cell>
          <table:table-cell office:value-type="float" office:value="90.394900000000007" table:style-name="ce2">
            <text:p>90,3949</text:p>
          </table:table-cell>
          <table:table-cell office:value-type="float" office:value="4.0739000000000002E-14" table:style-name="ce2">
            <text:p>4,0739E-14</text:p>
          </table:table-cell>
          <table:table-cell office:value-type="float" office:value="60.6813" table:style-name="ce2">
            <text:p>60,6813</text:p>
          </table:table-cell>
          <table:table-cell office:value-type="float" office:value="214.1814" table:style-name="ce2">
            <text:p>214,1814</text:p>
          </table:table-cell>
          <table:table-cell office:value-type="float" office:value="24.749700000000001" table:style-name="ce2">
            <text:p>24,7497</text:p>
          </table:table-cell>
          <table:table-cell office:value-type="float" office:value="633.51350000000002" table:style-name="ce2">
            <text:p>633,5135</text:p>
          </table:table-cell>
          <table:table-cell office:value-type="float" office:value="655.99120000000005" table:style-name="ce2">
            <text:p>655,99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10" table:style-name="ce2">
            <text:p>241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170" table:style-name="ce2">
            <text:p>417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175" table:style-name="ce2">
            <text:p>4175</text:p>
          </table:table-cell>
          <table:table-cell office:value-type="float" office:value="76" table:style-name="ce2">
            <text:p>76</text:p>
          </table:table-cell>
          <table:table-cell office:value-type="float" office:value="889" table:style-name="ce2">
            <text:p>889</text:p>
          </table:table-cell>
          <table:table-cell office:value-type="string" table:style-name="ce2">
            <text:p>1400002C00000000000000000000000000000000000A0280096A1E1E104A000102750275000A104F004C037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644" table:style-name="ce6">
            <text:p>1644</text:p>
          </table:table-cell>
          <table:table-cell office:value-type="float" office:value="1644" table:style-name="ce6">
            <text:p>1644</text:p>
          </table:table-cell>
          <table:table-cell office:value-type="float" office:value="1" table:style-name="ce6">
            <text:p>1</text:p>
          </table:table-cell>
          <table:table-cell office:value-type="float" office:value="244" table:style-name="ce6">
            <text:p>244</text:p>
          </table:table-cell>
          <table:table-cell office:value-type="string" table:style-name="ce6">
            <text:p>limb</text:p>
          </table:table-cell>
          <table:table-cell office:value-type="string" table:style-name="ce6">
            <text:p>2020 JUN 05 13:31:41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5" table:style-name="ce2">
            <text:p>245</text:p>
          </table:table-cell>
          <table:table-cell office:value-type="float" office:value="245" table:style-name="ce2">
            <text:p>245</text:p>
          </table:table-cell>
          <table:table-cell office:value-type="float" office:value="11307" table:style-name="ce2">
            <text:p>1130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15:27:43</text:p>
          </table:table-cell>
          <table:table-cell office:value-type="string" table:style-name="ce2">
            <text:p>2020 JUN 05 16:30:12</text:p>
          </table:table-cell>
          <table:table-cell office:value-type="string" table:style-name="ce2">
            <text:p>2020 JUN 05 15:37:01</text:p>
          </table:table-cell>
          <table:table-cell office:value-type="string" table:style-name="ce2">
            <text:p>2020 JUN 05 16:10:46</text:p>
          </table:table-cell>
          <table:table-cell office:value-type="string" table:style-name="ce2">
            <text:p>2020 JUN 05 15:27:53</text:p>
          </table:table-cell>
          <table:table-cell office:value-type="string" table:style-name="ce2">
            <text:p>2020 JUN 05 16:30:11</text:p>
          </table:table-cell>
          <table:table-cell office:value-type="float" office:value="-0.29609000000000002" table:style-name="ce2">
            <text:p>-0,29609</text:p>
          </table:table-cell>
          <table:table-cell office:value-type="float" office:value="29.066400000000002" table:style-name="ce2">
            <text:p>29,0664</text:p>
          </table:table-cell>
          <table:table-cell office:value-type="float" office:value="5.7882999999999996" table:style-name="ce2">
            <text:p>5,7883</text:p>
          </table:table-cell>
          <table:table-cell office:value-type="float" office:value="93.014899999999997" table:style-name="ce2">
            <text:p>93,0149</text:p>
          </table:table-cell>
          <table:table-cell office:value-type="float" office:value="93.014899999999997" table:style-name="ce2">
            <text:p>93,0149</text:p>
          </table:table-cell>
          <table:table-cell office:value-type="float" office:value="1.9082999999999999E-14" table:style-name="ce2">
            <text:p>1,9083E-14</text:p>
          </table:table-cell>
          <table:table-cell office:value-type="float" office:value="12.1479" table:style-name="ce2">
            <text:p>12,1479</text:p>
          </table:table-cell>
          <table:table-cell office:value-type="float" office:value="-162.95339999999999" table:style-name="ce2">
            <text:p>-162,9534</text:p>
          </table:table-cell>
          <table:table-cell office:value-type="float" office:value="18.000299999999999" table:style-name="ce2">
            <text:p>18,0003</text:p>
          </table:table-cell>
          <table:table-cell office:value-type="float" office:value="92.926299999999998" table:style-name="ce2">
            <text:p>92,9263</text:p>
          </table:table-cell>
          <table:table-cell office:value-type="float" office:value="92.926299999999998" table:style-name="ce2">
            <text:p>92,9263</text:p>
          </table:table-cell>
          <table:table-cell office:value-type="float" office:value="2.2490000000000001E-14" table:style-name="ce2">
            <text:p>2,249E-14</text:p>
          </table:table-cell>
          <table:table-cell office:value-type="float" office:value="60.582700000000003" table:style-name="ce2">
            <text:p>60,5827</text:p>
          </table:table-cell>
          <table:table-cell office:value-type="float" office:value="214.23560000000001" table:style-name="ce2">
            <text:p>214,2356</text:p>
          </table:table-cell>
          <table:table-cell office:value-type="float" office:value="10.1225" table:style-name="ce2">
            <text:p>10,1225</text:p>
          </table:table-cell>
          <table:table-cell office:value-type="float" office:value="567.20320000000004" table:style-name="ce2">
            <text:p>567,2032</text:p>
          </table:table-cell>
          <table:table-cell office:value-type="float" office:value="576.22519999999997" table:style-name="ce2">
            <text:p>576,22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8" table:style-name="ce2">
            <text:p>558</text:p>
          </table:table-cell>
          <table:table-cell office:value-type="float" office:value="1188" table:style-name="ce2">
            <text:p>1188</text:p>
          </table:table-cell>
          <table:table-cell office:value-type="float" office:value="1878" table:style-name="ce2">
            <text:p>187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025" table:style-name="ce2">
            <text:p>20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1166" table:style-name="ce2">
            <text:p>1166</text:p>
          </table:table-cell>
          <table:table-cell office:value-type="string" table:style-name="ce2">
            <text:p>1400002C00000000000000000000000000000000022E04A407561E1E07E9000102750275000A0E9A004C048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5" table:style-name="ce6">
            <text:p>24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5 15:29:4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46" table:style-name="ce2">
            <text:p>246</text:p>
          </table:table-cell>
          <table:table-cell office:value-type="float" office:value="246" table:style-name="ce2">
            <text:p>246</text:p>
          </table:table-cell>
          <table:table-cell office:value-type="float" office:value="11308" table:style-name="ce2">
            <text:p>1130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17:25:51</text:p>
          </table:table-cell>
          <table:table-cell office:value-type="string" table:style-name="ce2">
            <text:p>2020 JUN 05 18:27:3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17:26:01</text:p>
          </table:table-cell>
          <table:table-cell office:value-type="string" table:style-name="ce2">
            <text:p>2020 JUN 05 18:27:37</text:p>
          </table:table-cell>
          <table:table-cell office:value-type="float" office:value="-0.85189999999999999" table:style-name="ce2">
            <text:p>-0,8519</text:p>
          </table:table-cell>
          <table:table-cell office:value-type="float" office:value="0.20164000000000001" table:style-name="ce2">
            <text:p>0,20164</text:p>
          </table:table-cell>
          <table:table-cell office:value-type="float" office:value="5.7797000000000001" table:style-name="ce2">
            <text:p>5,7797</text:p>
          </table:table-cell>
          <table:table-cell office:value-type="float" office:value="93.002399999999994" table:style-name="ce2">
            <text:p>93,0024</text:p>
          </table:table-cell>
          <table:table-cell office:value-type="float" office:value="93.002399999999994" table:style-name="ce2">
            <text:p>93,0024</text:p>
          </table:table-cell>
          <table:table-cell office:value-type="float" office:value="2.4143999999999999E-15" table:style-name="ce2">
            <text:p>2,4144E-15</text:p>
          </table:table-cell>
          <table:table-cell office:value-type="float" office:value="10.6737" table:style-name="ce2">
            <text:p>10,6737</text:p>
          </table:table-cell>
          <table:table-cell office:value-type="float" office:value="167.7722" table:style-name="ce2">
            <text:p>167,7722</text:p>
          </table:table-cell>
          <table:table-cell office:value-type="float" office:value="17.953099999999999" table:style-name="ce2">
            <text:p>17,9531</text:p>
          </table:table-cell>
          <table:table-cell office:value-type="float" office:value="91.904700000000005" table:style-name="ce2">
            <text:p>91,9047</text:p>
          </table:table-cell>
          <table:table-cell office:value-type="float" office:value="91.904700000000005" table:style-name="ce2">
            <text:p>91,9047</text:p>
          </table:table-cell>
          <table:table-cell office:value-type="float" office:value="1.7564999999999999E-14" table:style-name="ce2">
            <text:p>1,7565E-14</text:p>
          </table:table-cell>
          <table:table-cell office:value-type="float" office:value="60.496699999999997" table:style-name="ce2">
            <text:p>60,4967</text:p>
          </table:table-cell>
          <table:table-cell office:value-type="float" office:value="214.2859" table:style-name="ce2">
            <text:p>214,2859</text:p>
          </table:table-cell>
          <table:table-cell office:value-type="string" table:style-name="ce2">
            <text:p>N/A</text:p>
          </table:table-cell>
          <table:table-cell office:value-type="float" office:value="560.8356" table:style-name="ce2">
            <text:p>560,8356</text:p>
          </table:table-cell>
          <table:table-cell office:value-type="float" office:value="560.8356" table:style-name="ce2">
            <text:p>560,83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96" table:style-name="ce2">
            <text:p>3696</text:p>
          </table:table-cell>
          <table:table-cell office:value-type="float" office:value="76" table:style-name="ce2">
            <text:p>76</text:p>
          </table:table-cell>
          <table:table-cell office:value-type="float" office:value="276" table:style-name="ce2">
            <text:p>276</text:p>
          </table:table-cell>
          <table:table-cell office:value-type="string" table:style-name="ce2">
            <text:p>1400002C0000000000000000000000000000000000000000000000000000000000000000000A0E70004C011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6" table:style-name="ce6">
            <text:p>24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5 17:27:5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7" table:style-name="ce2">
            <text:p>247</text:p>
          </table:table-cell>
          <table:table-cell office:value-type="float" office:value="247" table:style-name="ce2">
            <text:p>247</text:p>
          </table:table-cell>
          <table:table-cell office:value-type="float" office:value="11309" table:style-name="ce2">
            <text:p>1130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19:23:59</text:p>
          </table:table-cell>
          <table:table-cell office:value-type="string" table:style-name="ce2">
            <text:p>2020 JUN 05 20:26:26</text:p>
          </table:table-cell>
          <table:table-cell office:value-type="string" table:style-name="ce2">
            <text:p>2020 JUN 05 19:33:09</text:p>
          </table:table-cell>
          <table:table-cell office:value-type="string" table:style-name="ce2">
            <text:p>2020 JUN 05 20:07:09</text:p>
          </table:table-cell>
          <table:table-cell office:value-type="string" table:style-name="ce2">
            <text:p>2020 JUN 05 19:24:09</text:p>
          </table:table-cell>
          <table:table-cell office:value-type="string" table:style-name="ce2">
            <text:p>2020 JUN 05 20:26:25</text:p>
          </table:table-cell>
          <table:table-cell office:value-type="float" office:value="-1.3812" table:style-name="ce2">
            <text:p>-1,3812</text:p>
          </table:table-cell>
          <table:table-cell office:value-type="float" office:value="-28.671199999999999" table:style-name="ce2">
            <text:p>-28,6712</text:p>
          </table:table-cell>
          <table:table-cell office:value-type="float" office:value="5.7708000000000004" table:style-name="ce2">
            <text:p>5,7708</text:p>
          </table:table-cell>
          <table:table-cell office:value-type="float" office:value="93.003500000000003" table:style-name="ce2">
            <text:p>93,0035</text:p>
          </table:table-cell>
          <table:table-cell office:value-type="float" office:value="93.003500000000003" table:style-name="ce2">
            <text:p>93,0035</text:p>
          </table:table-cell>
          <table:table-cell office:value-type="float" office:value="1.2847000000000001E-14" table:style-name="ce2">
            <text:p>1,2847E-14</text:p>
          </table:table-cell>
          <table:table-cell office:value-type="float" office:value="13.164999999999999" table:style-name="ce2">
            <text:p>13,165</text:p>
          </table:table-cell>
          <table:table-cell office:value-type="float" office:value="139.31010000000001" table:style-name="ce2">
            <text:p>139,3101</text:p>
          </table:table-cell>
          <table:table-cell office:value-type="float" office:value="17.982500000000002" table:style-name="ce2">
            <text:p>17,9825</text:p>
          </table:table-cell>
          <table:table-cell office:value-type="float" office:value="92.920599999999993" table:style-name="ce2">
            <text:p>92,9206</text:p>
          </table:table-cell>
          <table:table-cell office:value-type="float" office:value="92.920599999999993" table:style-name="ce2">
            <text:p>92,9206</text:p>
          </table:table-cell>
          <table:table-cell office:value-type="float" office:value="3.7934000000000001E-14" table:style-name="ce2">
            <text:p>3,7934E-14</text:p>
          </table:table-cell>
          <table:table-cell office:value-type="float" office:value="60.4499" table:style-name="ce2">
            <text:p>60,4499</text:p>
          </table:table-cell>
          <table:table-cell office:value-type="float" office:value="214.33619999999999" table:style-name="ce2">
            <text:p>214,3362</text:p>
          </table:table-cell>
          <table:table-cell office:value-type="float" office:value="10.2248" table:style-name="ce2">
            <text:p>10,2248</text:p>
          </table:table-cell>
          <table:table-cell office:value-type="float" office:value="566.89970000000005" table:style-name="ce2">
            <text:p>566,8997</text:p>
          </table:table-cell>
          <table:table-cell office:value-type="float" office:value="576.01580000000001" table:style-name="ce2">
            <text:p>576,01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0" table:style-name="ce2">
            <text:p>550</text:p>
          </table:table-cell>
          <table:table-cell office:value-type="float" office:value="1180" table:style-name="ce2">
            <text:p>1180</text:p>
          </table:table-cell>
          <table:table-cell office:value-type="float" office:value="1885" table:style-name="ce2">
            <text:p>18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040" table:style-name="ce2">
            <text:p>20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6" table:style-name="ce2">
            <text:p>3736</text:p>
          </table:table-cell>
          <table:table-cell office:value-type="float" office:value="76" table:style-name="ce2">
            <text:p>76</text:p>
          </table:table-cell>
          <table:table-cell office:value-type="float" office:value="1170" table:style-name="ce2">
            <text:p>1170</text:p>
          </table:table-cell>
          <table:table-cell office:value-type="string" table:style-name="ce2">
            <text:p>1400002C000000000000000000000000000000000226049C075D1E1E07F8000102750275000A0E98004C049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114" table:style-name="ce6">
            <text:p>3114</text:p>
          </table:table-cell>
          <table:table-cell office:value-type="float" office:value="3114" table:style-name="ce6">
            <text:p>3114</text:p>
          </table:table-cell>
          <table:table-cell office:value-type="float" office:value="1" table:style-name="ce6">
            <text:p>1</text:p>
          </table:table-cell>
          <table:table-cell office:value-type="float" office:value="247" table:style-name="ce6">
            <text:p>24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5 19:25:59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48" table:style-name="ce2">
            <text:p>248</text:p>
          </table:table-cell>
          <table:table-cell office:value-type="float" office:value="248" table:style-name="ce2">
            <text:p>248</text:p>
          </table:table-cell>
          <table:table-cell office:value-type="float" office:value="11310" table:style-name="ce2">
            <text:p>113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21:22:05</text:p>
          </table:table-cell>
          <table:table-cell office:value-type="string" table:style-name="ce2">
            <text:p>2020 JUN 05 22:24:3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21:22:15</text:p>
          </table:table-cell>
          <table:table-cell office:value-type="string" table:style-name="ce2">
            <text:p>2020 JUN 05 22:24:31</text:p>
          </table:table-cell>
          <table:table-cell office:value-type="float" office:value="-1.8974" table:style-name="ce2">
            <text:p>-1,8974</text:p>
          </table:table-cell>
          <table:table-cell office:value-type="float" office:value="-57.541200000000003" table:style-name="ce2">
            <text:p>-57,5412</text:p>
          </table:table-cell>
          <table:table-cell office:value-type="float" office:value="5.7614000000000001" table:style-name="ce2">
            <text:p>5,7614</text:p>
          </table:table-cell>
          <table:table-cell office:value-type="float" office:value="93.012299999999996" table:style-name="ce2">
            <text:p>93,0123</text:p>
          </table:table-cell>
          <table:table-cell office:value-type="float" office:value="93.012299999999996" table:style-name="ce2">
            <text:p>93,0123</text:p>
          </table:table-cell>
          <table:table-cell office:value-type="float" office:value="1.4224000000000001E-14" table:style-name="ce2">
            <text:p>1,4224E-14</text:p>
          </table:table-cell>
          <table:table-cell office:value-type="float" office:value="13.693" table:style-name="ce2">
            <text:p>13,693</text:p>
          </table:table-cell>
          <table:table-cell office:value-type="float" office:value="110.45480000000001" table:style-name="ce2">
            <text:p>110,4548</text:p>
          </table:table-cell>
          <table:table-cell office:value-type="float" office:value="17.9739" table:style-name="ce2">
            <text:p>17,9739</text:p>
          </table:table-cell>
          <table:table-cell office:value-type="float" office:value="92.931700000000006" table:style-name="ce2">
            <text:p>92,9317</text:p>
          </table:table-cell>
          <table:table-cell office:value-type="float" office:value="92.931700000000006" table:style-name="ce2">
            <text:p>92,9317</text:p>
          </table:table-cell>
          <table:table-cell office:value-type="float" office:value="1.5903E-15" table:style-name="ce2">
            <text:p>1,5903E-15</text:p>
          </table:table-cell>
          <table:table-cell office:value-type="float" office:value="60.433" table:style-name="ce2">
            <text:p>60,433</text:p>
          </table:table-cell>
          <table:table-cell office:value-type="float" office:value="214.38650000000001" table:style-name="ce2">
            <text:p>214,3865</text:p>
          </table:table-cell>
          <table:table-cell office:value-type="string" table:style-name="ce2">
            <text:p>N/A</text:p>
          </table:table-cell>
          <table:table-cell office:value-type="float" office:value="566.90520000000004" table:style-name="ce2">
            <text:p>566,9052</text:p>
          </table:table-cell>
          <table:table-cell office:value-type="float" office:value="566.90520000000004" table:style-name="ce2">
            <text:p>566,90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6" table:style-name="ce2">
            <text:p>3736</text:p>
          </table:table-cell>
          <table:table-cell office:value-type="float" office:value="76" table:style-name="ce2">
            <text:p>76</text:p>
          </table:table-cell>
          <table:table-cell office:value-type="float" office:value="316" table:style-name="ce2">
            <text:p>316</text:p>
          </table:table-cell>
          <table:table-cell office:value-type="string" table:style-name="ce2">
            <text:p>1400002C0000000000000000000000000000000000000000000000000000000000000000000A0E98004C013C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8" table:style-name="ce6">
            <text:p>24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5 21:24:0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49" table:style-name="ce2">
            <text:p>249</text:p>
          </table:table-cell>
          <table:table-cell office:value-type="float" office:value="249" table:style-name="ce2">
            <text:p>249</text:p>
          </table:table-cell>
          <table:table-cell office:value-type="float" office:value="11311" table:style-name="ce2">
            <text:p>113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23:10:08</text:p>
          </table:table-cell>
          <table:table-cell office:value-type="string" table:style-name="ce2">
            <text:p>2020 JUN 06 00:22:34</text:p>
          </table:table-cell>
          <table:table-cell office:value-type="string" table:style-name="ce2">
            <text:p>2020 JUN 05 23:10:18</text:p>
          </table:table-cell>
          <table:table-cell office:value-type="string" table:style-name="ce2">
            <text:p>2020 JUN 06 00:22:33</text:p>
          </table:table-cell>
          <table:table-cell office:value-type="string" table:style-name="ce2">
            <text:p>2020 JUN 05 23:10:18</text:p>
          </table:table-cell>
          <table:table-cell office:value-type="string" table:style-name="ce2">
            <text:p>2020 JUN 06 00:22:33</text:p>
          </table:table-cell>
          <table:table-cell office:value-type="float" office:value="26.866700000000002" table:style-name="ce2">
            <text:p>26,8667</text:p>
          </table:table-cell>
          <table:table-cell office:value-type="float" office:value="-92.608599999999996" table:style-name="ce2">
            <text:p>-92,6086</text:p>
          </table:table-cell>
          <table:table-cell office:value-type="float" office:value="5.1757999999999997" table:style-name="ce2">
            <text:p>5,1758</text:p>
          </table:table-cell>
          <table:table-cell office:value-type="float" office:value="107.14239999999999" table:style-name="ce2">
            <text:p>107,1424</text:p>
          </table:table-cell>
          <table:table-cell office:value-type="float" office:value="107.14239999999999" table:style-name="ce2">
            <text:p>107,1424</text:p>
          </table:table-cell>
          <table:table-cell office:value-type="float" office:value="1.4274000000000001E-14" table:style-name="ce2">
            <text:p>1,4274E-14</text:p>
          </table:table-cell>
          <table:table-cell office:value-type="float" office:value="14.1791" table:style-name="ce2">
            <text:p>14,1791</text:p>
          </table:table-cell>
          <table:table-cell office:value-type="float" office:value="81.613299999999995" table:style-name="ce2">
            <text:p>81,6133</text:p>
          </table:table-cell>
          <table:table-cell office:value-type="float" office:value="17.965599999999998" table:style-name="ce2">
            <text:p>17,9656</text:p>
          </table:table-cell>
          <table:table-cell office:value-type="float" office:value="92.930999999999997" table:style-name="ce2">
            <text:p>92,931</text:p>
          </table:table-cell>
          <table:table-cell office:value-type="float" office:value="92.930999999999997" table:style-name="ce2">
            <text:p>92,931</text:p>
          </table:table-cell>
          <table:table-cell office:value-type="float" office:value="1.7421E-14" table:style-name="ce2">
            <text:p>1,7421E-14</text:p>
          </table:table-cell>
          <table:table-cell office:value-type="float" office:value="60.404800000000002" table:style-name="ce2">
            <text:p>60,4048</text:p>
          </table:table-cell>
          <table:table-cell office:value-type="float" office:value="214.4325" table:style-name="ce2">
            <text:p>214,4325</text:p>
          </table:table-cell>
          <table:table-cell office:value-type="float" office:value="25.8748" table:style-name="ce2">
            <text:p>25,8748</text:p>
          </table:table-cell>
          <table:table-cell office:value-type="float" office:value="657.79179999999997" table:style-name="ce2">
            <text:p>657,7918</text:p>
          </table:table-cell>
          <table:table-cell office:value-type="float" office:value="681.30460000000005" table:style-name="ce2">
            <text:p>681,30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35" table:style-name="ce2">
            <text:p>4335</text:p>
          </table:table-cell>
          <table:table-cell office:value-type="float" office:value="76" table:style-name="ce2">
            <text:p>76</text:p>
          </table:table-cell>
          <table:table-cell office:value-type="float" office:value="1289" table:style-name="ce2">
            <text:p>1289</text:p>
          </table:table-cell>
          <table:table-cell office:value-type="string" table:style-name="ce2">
            <text:p>1400002C00000000000000000000000000000000000A028009B51E1E10EF000102750275000A10EF004C050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04" table:style-name="ce6">
            <text:p>904</text:p>
          </table:table-cell>
          <table:table-cell office:value-type="float" office:value="904" table:style-name="ce6">
            <text:p>904</text:p>
          </table:table-cell>
          <table:table-cell office:value-type="float" office:value="1" table:style-name="ce6">
            <text:p>1</text:p>
          </table:table-cell>
          <table:table-cell office:value-type="float" office:value="249" table:style-name="ce6">
            <text:p>24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5 23:22:09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50" table:style-name="ce2">
            <text:p>250</text:p>
          </table:table-cell>
          <table:table-cell office:value-type="float" office:value="250" table:style-name="ce2">
            <text:p>250</text:p>
          </table:table-cell>
          <table:table-cell office:value-type="float" office:value="11312" table:style-name="ce2">
            <text:p>1131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01:18:10</text:p>
          </table:table-cell>
          <table:table-cell office:value-type="string" table:style-name="ce2">
            <text:p>2020 JUN 06 02:19:4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6 01:18:20</text:p>
          </table:table-cell>
          <table:table-cell office:value-type="string" table:style-name="ce2">
            <text:p>2020 JUN 06 02:19:48</text:p>
          </table:table-cell>
          <table:table-cell office:value-type="float" office:value="-2.8719000000000001" table:style-name="ce2">
            <text:p>-2,8719</text:p>
          </table:table-cell>
          <table:table-cell office:value-type="float" office:value="-115.2229" table:style-name="ce2">
            <text:p>-115,2229</text:p>
          </table:table-cell>
          <table:table-cell office:value-type="float" office:value="5.7446999999999999" table:style-name="ce2">
            <text:p>5,7447</text:p>
          </table:table-cell>
          <table:table-cell office:value-type="float" office:value="93.013000000000005" table:style-name="ce2">
            <text:p>93,013</text:p>
          </table:table-cell>
          <table:table-cell office:value-type="float" office:value="93.013000000000005" table:style-name="ce2">
            <text:p>93,013</text:p>
          </table:table-cell>
          <table:table-cell office:value-type="float" office:value="2.0612E-14" table:style-name="ce2">
            <text:p>2,0612E-14</text:p>
          </table:table-cell>
          <table:table-cell office:value-type="float" office:value="12.4147" table:style-name="ce2">
            <text:p>12,4147</text:p>
          </table:table-cell>
          <table:table-cell office:value-type="float" office:value="52.324199999999998" table:style-name="ce2">
            <text:p>52,3242</text:p>
          </table:table-cell>
          <table:table-cell office:value-type="float" office:value="17.914400000000001" table:style-name="ce2">
            <text:p>17,9144</text:p>
          </table:table-cell>
          <table:table-cell office:value-type="float" office:value="91.786799999999999" table:style-name="ce2">
            <text:p>91,7868</text:p>
          </table:table-cell>
          <table:table-cell office:value-type="float" office:value="91.786799999999999" table:style-name="ce2">
            <text:p>91,7868</text:p>
          </table:table-cell>
          <table:table-cell office:value-type="float" office:value="3.7227E-14" table:style-name="ce2">
            <text:p>3,7227E-14</text:p>
          </table:table-cell>
          <table:table-cell office:value-type="float" office:value="60.366799999999998" table:style-name="ce2">
            <text:p>60,3668</text:p>
          </table:table-cell>
          <table:table-cell office:value-type="float" office:value="214.4871" table:style-name="ce2">
            <text:p>214,4871</text:p>
          </table:table-cell>
          <table:table-cell office:value-type="string" table:style-name="ce2">
            <text:p>N/A</text:p>
          </table:table-cell>
          <table:table-cell office:value-type="float" office:value="559.62170000000003" table:style-name="ce2">
            <text:p>559,6217</text:p>
          </table:table-cell>
          <table:table-cell office:value-type="float" office:value="559.62170000000003" table:style-name="ce2">
            <text:p>559,62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88" table:style-name="ce2">
            <text:p>3688</text:p>
          </table:table-cell>
          <table:table-cell office:value-type="float" office:value="76" table:style-name="ce2">
            <text:p>76</text:p>
          </table:table-cell>
          <table:table-cell office:value-type="float" office:value="268" table:style-name="ce2">
            <text:p>268</text:p>
          </table:table-cell>
          <table:table-cell office:value-type="string" table:style-name="ce2">
            <text:p>1400002C0000000000000000000000000000000000000000000000000000000000000000000A0E68004C010C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50" table:style-name="ce6">
            <text:p>25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6 01:20:1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1" table:style-name="ce2">
            <text:p>251</text:p>
          </table:table-cell>
          <table:table-cell office:value-type="float" office:value="251" table:style-name="ce2">
            <text:p>251</text:p>
          </table:table-cell>
          <table:table-cell office:value-type="float" office:value="11313" table:style-name="ce2">
            <text:p>1131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03:16:12</text:p>
          </table:table-cell>
          <table:table-cell office:value-type="string" table:style-name="ce2">
            <text:p>2020 JUN 06 04:17:52</text:p>
          </table:table-cell>
          <table:table-cell office:value-type="string" table:style-name="ce2">
            <text:p>2020 JUN 06 03:25:30</text:p>
          </table:table-cell>
          <table:table-cell office:value-type="string" table:style-name="ce2">
            <text:p>2020 JUN 06 03:59:15</text:p>
          </table:table-cell>
          <table:table-cell office:value-type="string" table:style-name="ce2">
            <text:p>2020 JUN 06 03:16:22</text:p>
          </table:table-cell>
          <table:table-cell office:value-type="string" table:style-name="ce2">
            <text:p>2020 JUN 06 04:17:51</text:p>
          </table:table-cell>
          <table:table-cell office:value-type="float" office:value="-3.3188" table:style-name="ce2">
            <text:p>-3,3188</text:p>
          </table:table-cell>
          <table:table-cell office:value-type="float" office:value="-144.07329999999999" table:style-name="ce2">
            <text:p>-144,0733</text:p>
          </table:table-cell>
          <table:table-cell office:value-type="float" office:value="5.7355999999999998" table:style-name="ce2">
            <text:p>5,7356</text:p>
          </table:table-cell>
          <table:table-cell office:value-type="float" office:value="93.033799999999999" table:style-name="ce2">
            <text:p>93,0338</text:p>
          </table:table-cell>
          <table:table-cell office:value-type="float" office:value="93.033799999999999" table:style-name="ce2">
            <text:p>93,0338</text:p>
          </table:table-cell>
          <table:table-cell office:value-type="float" office:value="3.7109999999999999E-14" table:style-name="ce2">
            <text:p>3,711E-14</text:p>
          </table:table-cell>
          <table:table-cell office:value-type="float" office:value="12.7837" table:style-name="ce2">
            <text:p>12,7837</text:p>
          </table:table-cell>
          <table:table-cell office:value-type="float" office:value="23.4633" table:style-name="ce2">
            <text:p>23,4633</text:p>
          </table:table-cell>
          <table:table-cell office:value-type="float" office:value="17.904699999999998" table:style-name="ce2">
            <text:p>17,9047</text:p>
          </table:table-cell>
          <table:table-cell office:value-type="float" office:value="91.744799999999998" table:style-name="ce2">
            <text:p>91,7448</text:p>
          </table:table-cell>
          <table:table-cell office:value-type="float" office:value="91.744799999999998" table:style-name="ce2">
            <text:p>91,7448</text:p>
          </table:table-cell>
          <table:table-cell office:value-type="float" office:value="3.2783999999999999E-14" table:style-name="ce2">
            <text:p>3,2784E-14</text:p>
          </table:table-cell>
          <table:table-cell office:value-type="float" office:value="60.264299999999999" table:style-name="ce2">
            <text:p>60,2643</text:p>
          </table:table-cell>
          <table:table-cell office:value-type="float" office:value="214.53739999999999" table:style-name="ce2">
            <text:p>214,5374</text:p>
          </table:table-cell>
          <table:table-cell office:value-type="float" office:value="10.1225" table:style-name="ce2">
            <text:p>10,1225</text:p>
          </table:table-cell>
          <table:table-cell office:value-type="float" office:value="559.76790000000005" table:style-name="ce2">
            <text:p>559,7679</text:p>
          </table:table-cell>
          <table:table-cell office:value-type="float" office:value="568.79" table:style-name="ce2">
            <text:p>568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8" table:style-name="ce2">
            <text:p>558</text:p>
          </table:table-cell>
          <table:table-cell office:value-type="float" office:value="1188" table:style-name="ce2">
            <text:p>1188</text:p>
          </table:table-cell>
          <table:table-cell office:value-type="float" office:value="1878" table:style-name="ce2">
            <text:p>187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025" table:style-name="ce2">
            <text:p>20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689" table:style-name="ce2">
            <text:p>3689</text:p>
          </table:table-cell>
          <table:table-cell office:value-type="float" office:value="76" table:style-name="ce2">
            <text:p>76</text:p>
          </table:table-cell>
          <table:table-cell office:value-type="float" office:value="1117" table:style-name="ce2">
            <text:p>1117</text:p>
          </table:table-cell>
          <table:table-cell office:value-type="string" table:style-name="ce2">
            <text:p>1400002C00000000000000000000000000000000022E04A407561E1E07E9000102750275000A0E69004C045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51" table:style-name="ce6">
            <text:p>25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6 03:18:1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2" table:style-name="ce2">
            <text:p>252</text:p>
          </table:table-cell>
          <table:table-cell office:value-type="float" office:value="252" table:style-name="ce2">
            <text:p>252</text:p>
          </table:table-cell>
          <table:table-cell office:value-type="float" office:value="11314" table:style-name="ce2">
            <text:p>1131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05:14:18</text:p>
          </table:table-cell>
          <table:table-cell office:value-type="string" table:style-name="ce2">
            <text:p>2020 JUN 06 06:16:48</text:p>
          </table:table-cell>
          <table:table-cell office:value-type="string" table:style-name="ce2">
            <text:p>2020 JUN 06 05:23:02</text:p>
          </table:table-cell>
          <table:table-cell office:value-type="string" table:style-name="ce2">
            <text:p>2020 JUN 06 05:58:02</text:p>
          </table:table-cell>
          <table:table-cell office:value-type="string" table:style-name="ce2">
            <text:p>2020 JUN 06 05:14:28</text:p>
          </table:table-cell>
          <table:table-cell office:value-type="string" table:style-name="ce2">
            <text:p>2020 JUN 06 06:16:47</text:p>
          </table:table-cell>
          <table:table-cell office:value-type="float" office:value="-3.8532000000000002" table:style-name="ce2">
            <text:p>-3,8532</text:p>
          </table:table-cell>
          <table:table-cell office:value-type="float" office:value="-172.9385" table:style-name="ce2">
            <text:p>-172,9385</text:p>
          </table:table-cell>
          <table:table-cell office:value-type="float" office:value="5.7267000000000001" table:style-name="ce2">
            <text:p>5,7267</text:p>
          </table:table-cell>
          <table:table-cell office:value-type="float" office:value="93.030600000000007" table:style-name="ce2">
            <text:p>93,0306</text:p>
          </table:table-cell>
          <table:table-cell office:value-type="float" office:value="93.030600000000007" table:style-name="ce2">
            <text:p>93,0306</text:p>
          </table:table-cell>
          <table:table-cell office:value-type="float" office:value="1.3541E-14" table:style-name="ce2">
            <text:p>1,3541E-14</text:p>
          </table:table-cell>
          <table:table-cell office:value-type="float" office:value="15.641500000000001" table:style-name="ce2">
            <text:p>15,6415</text:p>
          </table:table-cell>
          <table:table-cell office:value-type="float" office:value="-4.9012000000000002" table:style-name="ce2">
            <text:p>-4,9012</text:p>
          </table:table-cell>
          <table:table-cell office:value-type="float" office:value="17.942799999999998" table:style-name="ce2">
            <text:p>17,9428</text:p>
          </table:table-cell>
          <table:table-cell office:value-type="float" office:value="92.973699999999994" table:style-name="ce2">
            <text:p>92,9737</text:p>
          </table:table-cell>
          <table:table-cell office:value-type="float" office:value="92.973699999999994" table:style-name="ce2">
            <text:p>92,9737</text:p>
          </table:table-cell>
          <table:table-cell office:value-type="float" office:value="7.9514000000000006E-15" table:style-name="ce2">
            <text:p>7,9514E-15</text:p>
          </table:table-cell>
          <table:table-cell office:value-type="float" office:value="60.161700000000003" table:style-name="ce2">
            <text:p>60,1617</text:p>
          </table:table-cell>
          <table:table-cell office:value-type="float" office:value="214.58770000000001" table:style-name="ce2">
            <text:p>214,5877</text:p>
          </table:table-cell>
          <table:table-cell office:value-type="float" office:value="10.633900000000001" table:style-name="ce2">
            <text:p>10,6339</text:p>
          </table:table-cell>
          <table:table-cell office:value-type="float" office:value="567.35490000000004" table:style-name="ce2">
            <text:p>567,3549</text:p>
          </table:table-cell>
          <table:table-cell office:value-type="float" office:value="576.84739999999999" table:style-name="ce2">
            <text:p>576,84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24" table:style-name="ce2">
            <text:p>524</text:p>
          </table:table-cell>
          <table:table-cell office:value-type="float" office:value="1154" table:style-name="ce2">
            <text:p>1154</text:p>
          </table:table-cell>
          <table:table-cell office:value-type="float" office:value="1889" table:style-name="ce2">
            <text:p>188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100" table:style-name="ce2">
            <text:p>210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930" table:style-name="ce2">
            <text:p>930</text:p>
          </table:table-cell>
          <table:table-cell office:value-type="string" table:style-name="ce2">
            <text:p>1400002C00000000000000000000000000000000020C048207611E1E0834000102750275000A0E9B004C03A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022" table:style-name="ce6">
            <text:p>2022</text:p>
          </table:table-cell>
          <table:table-cell office:value-type="float" office:value="2022" table:style-name="ce6">
            <text:p>2022</text:p>
          </table:table-cell>
          <table:table-cell office:value-type="float" office:value="1" table:style-name="ce6">
            <text:p>1</text:p>
          </table:table-cell>
          <table:table-cell office:value-type="float" office:value="252" table:style-name="ce6">
            <text:p>25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6 05:16:1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253" table:style-name="ce2">
            <text:p>253</text:p>
          </table:table-cell>
          <table:table-cell office:value-type="float" office:value="253" table:style-name="ce2">
            <text:p>253</text:p>
          </table:table-cell>
          <table:table-cell office:value-type="float" office:value="11315" table:style-name="ce2">
            <text:p>113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07:02:25</text:p>
          </table:table-cell>
          <table:table-cell office:value-type="string" table:style-name="ce2">
            <text:p>2020 JUN 06 08:14:55</text:p>
          </table:table-cell>
          <table:table-cell office:value-type="string" table:style-name="ce2">
            <text:p>2020 JUN 06 07:02:35</text:p>
          </table:table-cell>
          <table:table-cell office:value-type="string" table:style-name="ce2">
            <text:p>2020 JUN 06 08:14:50</text:p>
          </table:table-cell>
          <table:table-cell office:value-type="string" table:style-name="ce2">
            <text:p>2020 JUN 06 07:02:35</text:p>
          </table:table-cell>
          <table:table-cell office:value-type="string" table:style-name="ce2">
            <text:p>2020 JUN 06 08:14:54</text:p>
          </table:table-cell>
          <table:table-cell office:value-type="float" office:value="24.895399999999999" table:style-name="ce2">
            <text:p>24,8954</text:p>
          </table:table-cell>
          <table:table-cell office:value-type="float" office:value="152.04409999999999" table:style-name="ce2">
            <text:p>152,0441</text:p>
          </table:table-cell>
          <table:table-cell office:value-type="float" office:value="5.1456" table:style-name="ce2">
            <text:p>5,1456</text:p>
          </table:table-cell>
          <table:table-cell office:value-type="float" office:value="107.3216" table:style-name="ce2">
            <text:p>107,3216</text:p>
          </table:table-cell>
          <table:table-cell office:value-type="float" office:value="107.3216" table:style-name="ce2">
            <text:p>107,3216</text:p>
          </table:table-cell>
          <table:table-cell office:value-type="float" office:value="2.0612E-14" table:style-name="ce2">
            <text:p>2,0612E-14</text:p>
          </table:table-cell>
          <table:table-cell office:value-type="float" office:value="16.162600000000001" table:style-name="ce2">
            <text:p>16,1626</text:p>
          </table:table-cell>
          <table:table-cell office:value-type="float" office:value="-33.776699999999998" table:style-name="ce2">
            <text:p>-33,7767</text:p>
          </table:table-cell>
          <table:table-cell office:value-type="float" office:value="17.933299999999999" table:style-name="ce2">
            <text:p>17,9333</text:p>
          </table:table-cell>
          <table:table-cell office:value-type="float" office:value="92.971199999999996" table:style-name="ce2">
            <text:p>92,9712</text:p>
          </table:table-cell>
          <table:table-cell office:value-type="float" office:value="92.971199999999996" table:style-name="ce2">
            <text:p>92,9712</text:p>
          </table:table-cell>
          <table:table-cell office:value-type="float" office:value="1.8271E-14" table:style-name="ce2">
            <text:p>1,8271E-14</text:p>
          </table:table-cell>
          <table:table-cell office:value-type="float" office:value="60.079799999999999" table:style-name="ce2">
            <text:p>60,0798</text:p>
          </table:table-cell>
          <table:table-cell office:value-type="float" office:value="214.63380000000001" table:style-name="ce2">
            <text:p>214,6338</text:p>
          </table:table-cell>
          <table:table-cell office:value-type="float" office:value="25.8748" table:style-name="ce2">
            <text:p>25,8748</text:p>
          </table:table-cell>
          <table:table-cell office:value-type="float" office:value="658.39880000000005" table:style-name="ce2">
            <text:p>658,3988</text:p>
          </table:table-cell>
          <table:table-cell office:value-type="float" office:value="681.91160000000002" table:style-name="ce2">
            <text:p>681,91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39" table:style-name="ce2">
            <text:p>4339</text:p>
          </table:table-cell>
          <table:table-cell office:value-type="float" office:value="76" table:style-name="ce2">
            <text:p>76</text:p>
          </table:table-cell>
          <table:table-cell office:value-type="float" office:value="1293" table:style-name="ce2">
            <text:p>1293</text:p>
          </table:table-cell>
          <table:table-cell office:value-type="string" table:style-name="ce2">
            <text:p>1400002C00000000000000000000000000000000000A028009B51E1E10EF000102750275000A10F3004C050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53" table:style-name="ce6">
            <text:p>25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6 07:14:2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54" table:style-name="ce2">
            <text:p>254</text:p>
          </table:table-cell>
          <table:table-cell office:value-type="float" office:value="254" table:style-name="ce2">
            <text:p>254</text:p>
          </table:table-cell>
          <table:table-cell office:value-type="float" office:value="11316" table:style-name="ce2">
            <text:p>1131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09:00:32</text:p>
          </table:table-cell>
          <table:table-cell office:value-type="string" table:style-name="ce2">
            <text:p>2020 JUN 06 10:13:00</text:p>
          </table:table-cell>
          <table:table-cell office:value-type="string" table:style-name="ce2">
            <text:p>2020 JUN 06 09:00:42</text:p>
          </table:table-cell>
          <table:table-cell office:value-type="string" table:style-name="ce2">
            <text:p>2020 JUN 06 10:12:57</text:p>
          </table:table-cell>
          <table:table-cell office:value-type="string" table:style-name="ce2">
            <text:p>2020 JUN 06 09:00:42</text:p>
          </table:table-cell>
          <table:table-cell office:value-type="string" table:style-name="ce2">
            <text:p>2020 JUN 06 10:12:59</text:p>
          </table:table-cell>
          <table:table-cell office:value-type="float" office:value="24.403500000000001" table:style-name="ce2">
            <text:p>24,4035</text:p>
          </table:table-cell>
          <table:table-cell office:value-type="float" office:value="123.2103" table:style-name="ce2">
            <text:p>123,2103</text:p>
          </table:table-cell>
          <table:table-cell office:value-type="float" office:value="5.1388999999999996" table:style-name="ce2">
            <text:p>5,1389</text:p>
          </table:table-cell>
          <table:table-cell office:value-type="float" office:value="107.35169999999999" table:style-name="ce2">
            <text:p>107,3517</text:p>
          </table:table-cell>
          <table:table-cell office:value-type="float" office:value="107.35169999999999" table:style-name="ce2">
            <text:p>107,3517</text:p>
          </table:table-cell>
          <table:table-cell office:value-type="float" office:value="5.7426000000000002E-14" table:style-name="ce2">
            <text:p>5,7426E-14</text:p>
          </table:table-cell>
          <table:table-cell office:value-type="float" office:value="16.692399999999999" table:style-name="ce2">
            <text:p>16,6924</text:p>
          </table:table-cell>
          <table:table-cell office:value-type="float" office:value="-62.639600000000002" table:style-name="ce2">
            <text:p>-62,6396</text:p>
          </table:table-cell>
          <table:table-cell office:value-type="float" office:value="17.924199999999999" table:style-name="ce2">
            <text:p>17,9242</text:p>
          </table:table-cell>
          <table:table-cell office:value-type="float" office:value="92.9756" table:style-name="ce2">
            <text:p>92,9756</text:p>
          </table:table-cell>
          <table:table-cell office:value-type="float" office:value="92.9756" table:style-name="ce2">
            <text:p>92,9756</text:p>
          </table:table-cell>
          <table:table-cell office:value-type="float" office:value="2.2264E-14" table:style-name="ce2">
            <text:p>2,2264E-14</text:p>
          </table:table-cell>
          <table:table-cell office:value-type="float" office:value="60.0383" table:style-name="ce2">
            <text:p>60,0383</text:p>
          </table:table-cell>
          <table:table-cell office:value-type="float" office:value="214.6841" table:style-name="ce2">
            <text:p>214,6841</text:p>
          </table:table-cell>
          <table:table-cell office:value-type="float" office:value="25.8748" table:style-name="ce2">
            <text:p>25,8748</text:p>
          </table:table-cell>
          <table:table-cell office:value-type="float" office:value="658.09529999999995" table:style-name="ce2">
            <text:p>658,0953</text:p>
          </table:table-cell>
          <table:table-cell office:value-type="float" office:value="681.60810000000004" table:style-name="ce2">
            <text:p>681,60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37" table:style-name="ce2">
            <text:p>4337</text:p>
          </table:table-cell>
          <table:table-cell office:value-type="float" office:value="76" table:style-name="ce2">
            <text:p>76</text:p>
          </table:table-cell>
          <table:table-cell office:value-type="float" office:value="1291" table:style-name="ce2">
            <text:p>1291</text:p>
          </table:table-cell>
          <table:table-cell office:value-type="string" table:style-name="ce2">
            <text:p>1400002C00000000000000000000000000000000000A028009B51E1E10EF000102750275000A10F1004C050B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118" table:style-name="ce6">
            <text:p>3118</text:p>
          </table:table-cell>
          <table:table-cell office:value-type="float" office:value="3118" table:style-name="ce6">
            <text:p>3118</text:p>
          </table:table-cell>
          <table:table-cell office:value-type="float" office:value="1" table:style-name="ce6">
            <text:p>1</text:p>
          </table:table-cell>
          <table:table-cell office:value-type="float" office:value="254" table:style-name="ce6">
            <text:p>25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6 09:12:3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55" table:style-name="ce2">
            <text:p>255</text:p>
          </table:table-cell>
          <table:table-cell office:value-type="float" office:value="255" table:style-name="ce2">
            <text:p>255</text:p>
          </table:table-cell>
          <table:table-cell office:value-type="float" office:value="11317" table:style-name="ce2">
            <text:p>1131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11:08:36</text:p>
          </table:table-cell>
          <table:table-cell office:value-type="string" table:style-name="ce2">
            <text:p>2020 JUN 06 12:11:0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6 11:08:46</text:p>
          </table:table-cell>
          <table:table-cell office:value-type="string" table:style-name="ce2">
            <text:p>2020 JUN 06 12:11:01</text:p>
          </table:table-cell>
          <table:table-cell office:value-type="float" office:value="-5.3525" table:style-name="ce2">
            <text:p>-5,3525</text:p>
          </table:table-cell>
          <table:table-cell office:value-type="float" office:value="100.45229999999999" table:style-name="ce2">
            <text:p>100,4523</text:p>
          </table:table-cell>
          <table:table-cell office:value-type="float" office:value="5.6985999999999999" table:style-name="ce2">
            <text:p>5,6986</text:p>
          </table:table-cell>
          <table:table-cell office:value-type="float" office:value="93.055499999999995" table:style-name="ce2">
            <text:p>93,0555</text:p>
          </table:table-cell>
          <table:table-cell office:value-type="float" office:value="93.055499999999995" table:style-name="ce2">
            <text:p>93,0555</text:p>
          </table:table-cell>
          <table:table-cell office:value-type="float" office:value="6.7936999999999999E-15" table:style-name="ce2">
            <text:p>6,7937E-15</text:p>
          </table:table-cell>
          <table:table-cell office:value-type="float" office:value="17.1587" table:style-name="ce2">
            <text:p>17,1587</text:p>
          </table:table-cell>
          <table:table-cell office:value-type="float" office:value="-91.483999999999995" table:style-name="ce2">
            <text:p>-91,484</text:p>
          </table:table-cell>
          <table:table-cell office:value-type="float" office:value="17.915299999999998" table:style-name="ce2">
            <text:p>17,9153</text:p>
          </table:table-cell>
          <table:table-cell office:value-type="float" office:value="92.971400000000003" table:style-name="ce2">
            <text:p>92,9714</text:p>
          </table:table-cell>
          <table:table-cell office:value-type="float" office:value="92.971400000000003" table:style-name="ce2">
            <text:p>92,9714</text:p>
          </table:table-cell>
          <table:table-cell office:value-type="float" office:value="4.6382E-14" table:style-name="ce2">
            <text:p>4,6382E-14</text:p>
          </table:table-cell>
          <table:table-cell office:value-type="float" office:value="60.022300000000001" table:style-name="ce2">
            <text:p>60,0223</text:p>
          </table:table-cell>
          <table:table-cell office:value-type="float" office:value="214.73869999999999" table:style-name="ce2">
            <text:p>214,7387</text:p>
          </table:table-cell>
          <table:table-cell office:value-type="string" table:style-name="ce2">
            <text:p>N/A</text:p>
          </table:table-cell>
          <table:table-cell office:value-type="float" office:value="566.75340000000006" table:style-name="ce2">
            <text:p>566,7534</text:p>
          </table:table-cell>
          <table:table-cell office:value-type="float" office:value="566.75340000000006" table:style-name="ce2">
            <text:p>566,75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5" table:style-name="ce2">
            <text:p>3735</text:p>
          </table:table-cell>
          <table:table-cell office:value-type="float" office:value="76" table:style-name="ce2">
            <text:p>76</text:p>
          </table:table-cell>
          <table:table-cell office:value-type="float" office:value="315" table:style-name="ce2">
            <text:p>315</text:p>
          </table:table-cell>
          <table:table-cell office:value-type="string" table:style-name="ce2">
            <text:p>1400002C0000000000000000000000000000000000000000000000000000000000000000000A0E97004C013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55" table:style-name="ce6">
            <text:p>25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6 11:10:3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56" table:style-name="ce5">
            <text:p>256</text:p>
          </table:table-cell>
          <table:table-cell office:value-type="float" office:value="256" table:style-name="ce5">
            <text:p>256</text:p>
          </table:table-cell>
          <table:table-cell office:value-type="float" office:value="11318" table:style-name="ce5">
            <text:p>11318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2020 JUN 06 13:06:37</text:p>
          </table:table-cell>
          <table:table-cell office:value-type="string" table:style-name="ce5">
            <text:p>2020 JUN 06 14:09:03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2020 JUN 06 13:06:47</text:p>
          </table:table-cell>
          <table:table-cell office:value-type="string" table:style-name="ce5">
            <text:p>2020 JUN 06 14:09:02</text:p>
          </table:table-cell>
          <table:table-cell office:value-type="float" office:value="-5.8300999999999998" table:style-name="ce5">
            <text:p>-5,8301</text:p>
          </table:table-cell>
          <table:table-cell office:value-type="float" office:value="71.619200000000006" table:style-name="ce5">
            <text:p>71,6192</text:p>
          </table:table-cell>
          <table:table-cell office:value-type="float" office:value="5.6902999999999997" table:style-name="ce5">
            <text:p>5,6903</text:p>
          </table:table-cell>
          <table:table-cell office:value-type="float" office:value="93.052199999999999" table:style-name="ce5">
            <text:p>93,0522</text:p>
          </table:table-cell>
          <table:table-cell office:value-type="float" office:value="93.052199999999999" table:style-name="ce5">
            <text:p>93,0522</text:p>
          </table:table-cell>
          <table:table-cell office:value-type="float" office:value="1.8009000000000001E-14" table:style-name="ce5">
            <text:p>1,8009E-14</text:p>
          </table:table-cell>
          <table:table-cell office:value-type="float" office:value="17.599900000000002" table:style-name="ce5">
            <text:p>17,5999</text:p>
          </table:table-cell>
          <table:table-cell office:value-type="float" office:value="-120.304" table:style-name="ce5">
            <text:p>-120,304</text:p>
          </table:table-cell>
          <table:table-cell office:value-type="float" office:value="17.908100000000001" table:style-name="ce5">
            <text:p>17,9081</text:p>
          </table:table-cell>
          <table:table-cell office:value-type="float" office:value="92.980699999999999" table:style-name="ce5">
            <text:p>92,9807</text:p>
          </table:table-cell>
          <table:table-cell office:value-type="float" office:value="92.980699999999999" table:style-name="ce5">
            <text:p>92,9807</text:p>
          </table:table-cell>
          <table:table-cell office:value-type="float" office:value="5.4163000000000002E-14" table:style-name="ce5">
            <text:p>5,4163E-14</text:p>
          </table:table-cell>
          <table:table-cell office:value-type="float" office:value="59.981900000000003" table:style-name="ce5">
            <text:p>59,9819</text:p>
          </table:table-cell>
          <table:table-cell office:value-type="float" office:value="214.78899999999999" table:style-name="ce5">
            <text:p>214,789</text:p>
          </table:table-cell>
          <table:table-cell office:value-type="string" table:style-name="ce5">
            <text:p>N/A</text:p>
          </table:table-cell>
          <table:table-cell office:value-type="float" office:value="566.75340000000006" table:style-name="ce5">
            <text:p>566,7534</text:p>
          </table:table-cell>
          <table:table-cell office:value-type="float" office:value="566.75340000000006" table:style-name="ce5">
            <text:p>566,75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3735" table:style-name="ce5">
            <text:p>3735</text:p>
          </table:table-cell>
          <table:table-cell office:value-type="float" office:value="76" table:style-name="ce5">
            <text:p>76</text:p>
          </table:table-cell>
          <table:table-cell office:value-type="float" office:value="315" table:style-name="ce5">
            <text:p>315</text:p>
          </table:table-cell>
          <table:table-cell office:value-type="string" table:style-name="ce5">
            <text:p>1400002C0000000000000000000000000000000000000000000000000000000000000000000A0E97004C013B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256" table:style-name="ce8">
            <text:p>256</text:p>
          </table:table-cell>
          <table:table-cell office:value-type="string" table:style-name="ce8">
            <text:p>dayside</text:p>
          </table:table-cell>
          <table:table-cell office:value-type="string" table:style-name="ce8">
            <text:p>2020 JUN 06 13:08:37</text:p>
          </table:table-cell>
          <table:table-cell office:value-type="string" table:style-name="ce8">
            <text:p>ALL OFF</text:p>
          </table:table-cell>
          <table:table-cell table:number-columns-repeated="16317" table:style-name="ce5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57" table:style-name="ce5">
            <text:p>257</text:p>
          </table:table-cell>
          <table:table-cell office:value-type="float" office:value="257" table:style-name="ce5">
            <text:p>257</text:p>
          </table:table-cell>
          <table:table-cell office:value-type="float" office:value="11319" table:style-name="ce5">
            <text:p>11319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2020 JUN 06 15:04:38</text:p>
          </table:table-cell>
          <table:table-cell office:value-type="string" table:style-name="ce5">
            <text:p>2020 JUN 06 16:07:06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2020 JUN 06 15:04:48</text:p>
          </table:table-cell>
          <table:table-cell office:value-type="string" table:style-name="ce5">
            <text:p>2020 JUN 06 16:07:05</text:p>
          </table:table-cell>
          <table:table-cell office:value-type="float" office:value="-6.2919999999999998" table:style-name="ce5">
            <text:p>-6,292</text:p>
          </table:table-cell>
          <table:table-cell office:value-type="float" office:value="42.779600000000002" table:style-name="ce5">
            <text:p>42,7796</text:p>
          </table:table-cell>
          <table:table-cell office:value-type="float" office:value="5.6817000000000002" table:style-name="ce5">
            <text:p>5,6817</text:p>
          </table:table-cell>
          <table:table-cell office:value-type="float" office:value="93.058300000000003" table:style-name="ce5">
            <text:p>93,0583</text:p>
          </table:table-cell>
          <table:table-cell office:value-type="float" office:value="93.058300000000003" table:style-name="ce5">
            <text:p>93,0583</text:p>
          </table:table-cell>
          <table:table-cell office:value-type="float" office:value="2.8624999999999998E-14" table:style-name="ce5">
            <text:p>2,8625E-14</text:p>
          </table:table-cell>
          <table:table-cell office:value-type="float" office:value="18.051400000000001" table:style-name="ce5">
            <text:p>18,0514</text:p>
          </table:table-cell>
          <table:table-cell office:value-type="float" office:value="-149.13999999999999" table:style-name="ce5">
            <text:p>-149,14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92.985699999999994" table:style-name="ce5">
            <text:p>92,9857</text:p>
          </table:table-cell>
          <table:table-cell office:value-type="float" office:value="92.985699999999994" table:style-name="ce5">
            <text:p>92,9857</text:p>
          </table:table-cell>
          <table:table-cell office:value-type="float" office:value="3.2435000000000003E-14" table:style-name="ce5">
            <text:p>3,2435E-14</text:p>
          </table:table-cell>
          <table:table-cell office:value-type="float" office:value="59.866300000000003" table:style-name="ce5">
            <text:p>59,8663</text:p>
          </table:table-cell>
          <table:table-cell office:value-type="float" office:value="214.83940000000001" table:style-name="ce5">
            <text:p>214,8394</text:p>
          </table:table-cell>
          <table:table-cell office:value-type="string" table:style-name="ce5">
            <text:p>N/A</text:p>
          </table:table-cell>
          <table:table-cell office:value-type="float" office:value="567.05690000000004" table:style-name="ce5">
            <text:p>567,0569</text:p>
          </table:table-cell>
          <table:table-cell office:value-type="float" office:value="567.05690000000004" table:style-name="ce5">
            <text:p>567,0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3737" table:style-name="ce5">
            <text:p>3737</text:p>
          </table:table-cell>
          <table:table-cell office:value-type="float" office:value="76" table:style-name="ce5">
            <text:p>76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1400002C0000000000000000000000000000000000000000000000000000000000000000000A0E99004C013D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257" table:style-name="ce8">
            <text:p>257</text:p>
          </table:table-cell>
          <table:table-cell office:value-type="string" table:style-name="ce8">
            <text:p>dayside</text:p>
          </table:table-cell>
          <table:table-cell office:value-type="string" table:style-name="ce8">
            <text:p>2020 JUN 06 15:06:38</text:p>
          </table:table-cell>
          <table:table-cell office:value-type="string" table:style-name="ce8">
            <text:p>ALL OFF</text:p>
          </table:table-cell>
          <table:table-cell table:number-columns-repeated="16317" table:style-name="ce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58" table:style-name="ce2">
            <text:p>258</text:p>
          </table:table-cell>
          <table:table-cell office:value-type="float" office:value="258" table:style-name="ce2">
            <text:p>258</text:p>
          </table:table-cell>
          <table:table-cell office:value-type="float" office:value="11320" table:style-name="ce2">
            <text:p>1132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16:52:44</text:p>
          </table:table-cell>
          <table:table-cell office:value-type="string" table:style-name="ce2">
            <text:p>2020 JUN 06 18:04:20</text:p>
          </table:table-cell>
          <table:table-cell office:value-type="string" table:style-name="ce2">
            <text:p>2020 JUN 06 16:52:54</text:p>
          </table:table-cell>
          <table:table-cell office:value-type="string" table:style-name="ce2">
            <text:p>2020 JUN 06 18:04:09</text:p>
          </table:table-cell>
          <table:table-cell office:value-type="string" table:style-name="ce2">
            <text:p>2020 JUN 06 16:52:54</text:p>
          </table:table-cell>
          <table:table-cell office:value-type="string" table:style-name="ce2">
            <text:p>2020 JUN 06 18:04:19</text:p>
          </table:table-cell>
          <table:table-cell office:value-type="float" office:value="22.5124" table:style-name="ce2">
            <text:p>22,5124</text:p>
          </table:table-cell>
          <table:table-cell office:value-type="float" office:value="7.8990999999999998" table:style-name="ce2">
            <text:p>7,8991</text:p>
          </table:table-cell>
          <table:table-cell office:value-type="float" office:value="5.1093999999999999" table:style-name="ce2">
            <text:p>5,1094</text:p>
          </table:table-cell>
          <table:table-cell office:value-type="float" office:value="107.51049999999999" table:style-name="ce2">
            <text:p>107,5105</text:p>
          </table:table-cell>
          <table:table-cell office:value-type="float" office:value="107.51049999999999" table:style-name="ce2">
            <text:p>107,5105</text:p>
          </table:table-cell>
          <table:table-cell office:value-type="float" office:value="1.2006E-14" table:style-name="ce2">
            <text:p>1,2006E-14</text:p>
          </table:table-cell>
          <table:table-cell office:value-type="float" office:value="16.0243" table:style-name="ce2">
            <text:p>16,0243</text:p>
          </table:table-cell>
          <table:table-cell office:value-type="float" office:value="-178.5489" table:style-name="ce2">
            <text:p>-178,5489</text:p>
          </table:table-cell>
          <table:table-cell office:value-type="float" office:value="17.840800000000002" table:style-name="ce2">
            <text:p>17,8408</text:p>
          </table:table-cell>
          <table:table-cell office:value-type="float" office:value="91.67" table:style-name="ce2">
            <text:p>91,67</text:p>
          </table:table-cell>
          <table:table-cell office:value-type="float" office:value="91.67" table:style-name="ce2">
            <text:p>91,67</text:p>
          </table:table-cell>
          <table:table-cell office:value-type="float" office:value="1.5964000000000001E-14" table:style-name="ce2">
            <text:p>1,5964E-14</text:p>
          </table:table-cell>
          <table:table-cell office:value-type="float" office:value="59.739100000000001" table:style-name="ce2">
            <text:p>59,7391</text:p>
          </table:table-cell>
          <table:table-cell office:value-type="float" office:value="214.88550000000001" table:style-name="ce2">
            <text:p>214,8855</text:p>
          </table:table-cell>
          <table:table-cell office:value-type="float" office:value="25.465699999999998" table:style-name="ce2">
            <text:p>25,4657</text:p>
          </table:table-cell>
          <table:table-cell office:value-type="float" office:value="650.20479999999998" table:style-name="ce2">
            <text:p>650,2048</text:p>
          </table:table-cell>
          <table:table-cell office:value-type="float" office:value="673.34130000000005" table:style-name="ce2">
            <text:p>673,34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55" table:style-name="ce2">
            <text:p>245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275" table:style-name="ce2">
            <text:p>427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285" table:style-name="ce2">
            <text:p>4285</text:p>
          </table:table-cell>
          <table:table-cell office:value-type="float" office:value="76" table:style-name="ce2">
            <text:p>76</text:p>
          </table:table-cell>
          <table:table-cell office:value-type="float" office:value="1149" table:style-name="ce2">
            <text:p>1149</text:p>
          </table:table-cell>
          <table:table-cell office:value-type="string" table:style-name="ce2">
            <text:p>1400002C00000000000000000000000000000000000A028009971E1E10B3000102750275000A10BD004C047D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16" table:style-name="ce6">
            <text:p>1316</text:p>
          </table:table-cell>
          <table:table-cell office:value-type="float" office:value="1316" table:style-name="ce6">
            <text:p>1316</text:p>
          </table:table-cell>
          <table:table-cell office:value-type="float" office:value="1" table:style-name="ce6">
            <text:p>1</text:p>
          </table:table-cell>
          <table:table-cell office:value-type="float" office:value="258" table:style-name="ce6">
            <text:p>25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6 17:04:4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9" table:style-name="ce2">
            <text:p>259</text:p>
          </table:table-cell>
          <table:table-cell office:value-type="float" office:value="259" table:style-name="ce2">
            <text:p>259</text:p>
          </table:table-cell>
          <table:table-cell office:value-type="float" office:value="11321" table:style-name="ce2">
            <text:p>1132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19:00:51</text:p>
          </table:table-cell>
          <table:table-cell office:value-type="string" table:style-name="ce2">
            <text:p>2020 JUN 06 20:03:19</text:p>
          </table:table-cell>
          <table:table-cell office:value-type="string" table:style-name="ce2">
            <text:p>2020 JUN 06 19:09:01</text:p>
          </table:table-cell>
          <table:table-cell office:value-type="string" table:style-name="ce2">
            <text:p>2020 JUN 06 19:45:01</text:p>
          </table:table-cell>
          <table:table-cell office:value-type="string" table:style-name="ce2">
            <text:p>2020 JUN 06 19:01:01</text:p>
          </table:table-cell>
          <table:table-cell office:value-type="string" table:style-name="ce2">
            <text:p>2020 JUN 06 20:03:18</text:p>
          </table:table-cell>
          <table:table-cell office:value-type="float" office:value="-7.2629000000000001" table:style-name="ce2">
            <text:p>-7,2629</text:p>
          </table:table-cell>
          <table:table-cell office:value-type="float" office:value="-14.964499999999999" table:style-name="ce2">
            <text:p>-14,9645</text:p>
          </table:table-cell>
          <table:table-cell office:value-type="float" office:value="5.6627999999999998" table:style-name="ce2">
            <text:p>5,6628</text:p>
          </table:table-cell>
          <table:table-cell office:value-type="float" office:value="93.075699999999998" table:style-name="ce2">
            <text:p>93,0757</text:p>
          </table:table-cell>
          <table:table-cell office:value-type="float" office:value="93.075699999999998" table:style-name="ce2">
            <text:p>93,0757</text:p>
          </table:table-cell>
          <table:table-cell office:value-type="float" office:value="3.1806000000000001E-15" table:style-name="ce2">
            <text:p>3,1806E-15</text:p>
          </table:table-cell>
          <table:table-cell office:value-type="float" office:value="19.045300000000001" table:style-name="ce2">
            <text:p>19,0453</text:p>
          </table:table-cell>
          <table:table-cell office:value-type="float" office:value="153.14429999999999" table:style-name="ce2">
            <text:p>153,1443</text:p>
          </table:table-cell>
          <table:table-cell office:value-type="float" office:value="17.883299999999998" table:style-name="ce2">
            <text:p>17,8833</text:p>
          </table:table-cell>
          <table:table-cell office:value-type="float" office:value="93.005899999999997" table:style-name="ce2">
            <text:p>93,0059</text:p>
          </table:table-cell>
          <table:table-cell office:value-type="float" office:value="93.005899999999997" table:style-name="ce2">
            <text:p>93,0059</text:p>
          </table:table-cell>
          <table:table-cell office:value-type="float" office:value="2.4013E-14" table:style-name="ce2">
            <text:p>2,4013E-14</text:p>
          </table:table-cell>
          <table:table-cell office:value-type="float" office:value="59.642800000000001" table:style-name="ce2">
            <text:p>59,6428</text:p>
          </table:table-cell>
          <table:table-cell office:value-type="float" office:value="214.9401" table:style-name="ce2">
            <text:p>214,9401</text:p>
          </table:table-cell>
          <table:table-cell office:value-type="float" office:value="11.043100000000001" table:style-name="ce2">
            <text:p>11,0431</text:p>
          </table:table-cell>
          <table:table-cell office:value-type="float" office:value="567.05150000000003" table:style-name="ce2">
            <text:p>567,0515</text:p>
          </table:table-cell>
          <table:table-cell office:value-type="float" office:value="576.9203" table:style-name="ce2">
            <text:p>576,92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90" table:style-name="ce2">
            <text:p>490</text:p>
          </table:table-cell>
          <table:table-cell office:value-type="float" office:value="1120" table:style-name="ce2">
            <text:p>1120</text:p>
          </table:table-cell>
          <table:table-cell office:value-type="float" office:value="1885" table:style-name="ce2">
            <text:p>18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160" table:style-name="ce2">
            <text:p>216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1171" table:style-name="ce2">
            <text:p>1171</text:p>
          </table:table-cell>
          <table:table-cell office:value-type="string" table:style-name="ce2">
            <text:p>1400002C0000000000000000000000000000000001EA0460075D1E1E0870000102750275000A0E99004C049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59" table:style-name="ce6">
            <text:p>25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6 19:02:5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4" table:style-name="ce4">
            <text:p>14</text:p>
          </table:table-cell>
          <table:table-cell office:value-type="float" office:value="260" table:style-name="ce4">
            <text:p>260</text:p>
          </table:table-cell>
          <table:table-cell office:value-type="float" office:value="260" table:style-name="ce4">
            <text:p>260</text:p>
          </table:table-cell>
          <table:table-cell office:value-type="float" office:value="11322" table:style-name="ce4">
            <text:p>1132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020 JUN 06 20:58:58</text:p>
          </table:table-cell>
          <table:table-cell office:value-type="string" table:style-name="ce4">
            <text:p>2020 JUN 06 22:01:26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2020 JUN 06 20:59:08</text:p>
          </table:table-cell>
          <table:table-cell office:value-type="string" table:style-name="ce4">
            <text:p>2020 JUN 06 22:01:25</text:p>
          </table:table-cell>
          <table:table-cell office:value-type="float" office:value="-7.7785000000000002" table:style-name="ce4">
            <text:p>-7,7785</text:p>
          </table:table-cell>
          <table:table-cell office:value-type="float" office:value="-43.840499999999999" table:style-name="ce4">
            <text:p>-43,8405</text:p>
          </table:table-cell>
          <table:table-cell office:value-type="float" office:value="5.6532999999999998" table:style-name="ce4">
            <text:p>5,6533</text:p>
          </table:table-cell>
          <table:table-cell office:value-type="float" office:value="93.077200000000005" table:style-name="ce4">
            <text:p>93,0772</text:p>
          </table:table-cell>
          <table:table-cell office:value-type="float" office:value="93.077200000000005" table:style-name="ce4">
            <text:p>93,0772</text:p>
          </table:table-cell>
          <table:table-cell office:value-type="float" office:value="1.4312000000000001E-14" table:style-name="ce4">
            <text:p>1,4312E-14</text:p>
          </table:table-cell>
          <table:table-cell office:value-type="float" office:value="19.568200000000001" table:style-name="ce4">
            <text:p>19,5682</text:p>
          </table:table-cell>
          <table:table-cell office:value-type="float" office:value="124.2865" table:style-name="ce4">
            <text:p>124,2865</text:p>
          </table:table-cell>
          <table:table-cell office:value-type="float" office:value="17.875" table:style-name="ce4">
            <text:p>17,875</text:p>
          </table:table-cell>
          <table:table-cell office:value-type="float" office:value="93.025300000000001" table:style-name="ce4">
            <text:p>93,0253</text:p>
          </table:table-cell>
          <table:table-cell office:value-type="float" office:value="93.025300000000001" table:style-name="ce4">
            <text:p>93,0253</text:p>
          </table:table-cell>
          <table:table-cell office:value-type="float" office:value="5.2164999999999998E-14" table:style-name="ce4">
            <text:p>5,2165E-14</text:p>
          </table:table-cell>
          <table:table-cell office:value-type="float" office:value="59.5914" table:style-name="ce4">
            <text:p>59,5914</text:p>
          </table:table-cell>
          <table:table-cell office:value-type="float" office:value="214.9905" table:style-name="ce4">
            <text:p>214,9905</text:p>
          </table:table-cell>
          <table:table-cell office:value-type="string" table:style-name="ce4">
            <text:p>N/A</text:p>
          </table:table-cell>
          <table:table-cell office:value-type="float" office:value="567.05690000000004" table:style-name="ce4">
            <text:p>567,0569</text:p>
          </table:table-cell>
          <table:table-cell office:value-type="float" office:value="567.05690000000004" table:style-name="ce4">
            <text:p>567,05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3737" table:style-name="ce4">
            <text:p>3737</text:p>
          </table:table-cell>
          <table:table-cell office:value-type="float" office:value="76" table:style-name="ce4">
            <text:p>76</text:p>
          </table:table-cell>
          <table:table-cell office:value-type="float" office:value="317" table:style-name="ce4">
            <text:p>317</text:p>
          </table:table-cell>
          <table:table-cell office:value-type="string" table:style-name="ce4">
            <text:p>1400002C0000000000000000000000000000000000000000000000000000000000000000000A0E99004C013D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260" table:style-name="ce7">
            <text:p>260</text:p>
          </table:table-cell>
          <table:table-cell office:value-type="string" table:style-name="ce7">
            <text:p>dayside</text:p>
          </table:table-cell>
          <table:table-cell office:value-type="string" table:style-name="ce7">
            <text:p>2020 JUN 06 21:00:58</text:p>
          </table:table-cell>
          <table:table-cell office:value-type="string" table:style-name="ce7">
            <text:p>LNO OFF</text:p>
          </table:table-cell>
          <table:table-cell table:number-columns-repeated="16317" table:style-name="ce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61" table:style-name="ce2">
            <text:p>261</text:p>
          </table:table-cell>
          <table:table-cell office:value-type="float" office:value="261" table:style-name="ce2">
            <text:p>261</text:p>
          </table:table-cell>
          <table:table-cell office:value-type="float" office:value="11323" table:style-name="ce2">
            <text:p>1132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22:47:02</text:p>
          </table:table-cell>
          <table:table-cell office:value-type="string" table:style-name="ce2">
            <text:p>2020 JUN 06 23:59:29</text:p>
          </table:table-cell>
          <table:table-cell office:value-type="string" table:style-name="ce2">
            <text:p>2020 JUN 06 22:47:12</text:p>
          </table:table-cell>
          <table:table-cell office:value-type="string" table:style-name="ce2">
            <text:p>2020 JUN 06 23:59:27</text:p>
          </table:table-cell>
          <table:table-cell office:value-type="string" table:style-name="ce2">
            <text:p>2020 JUN 06 22:47:12</text:p>
          </table:table-cell>
          <table:table-cell office:value-type="string" table:style-name="ce2">
            <text:p>2020 JUN 06 23:59:28</text:p>
          </table:table-cell>
          <table:table-cell office:value-type="float" office:value="21.054600000000001" table:style-name="ce2">
            <text:p>21,0546</text:p>
          </table:table-cell>
          <table:table-cell office:value-type="float" office:value="-78.631600000000006" table:style-name="ce2">
            <text:p>-78,6316</text:p>
          </table:table-cell>
          <table:table-cell office:value-type="float" office:value="5.0867000000000004" table:style-name="ce2">
            <text:p>5,0867</text:p>
          </table:table-cell>
          <table:table-cell office:value-type="float" office:value="107.62430000000001" table:style-name="ce2">
            <text:p>107,6243</text:p>
          </table:table-cell>
          <table:table-cell office:value-type="float" office:value="107.62430000000001" table:style-name="ce2">
            <text:p>107,6243</text:p>
          </table:table-cell>
          <table:table-cell office:value-type="float" office:value="9.6733000000000004E-15" table:style-name="ce2">
            <text:p>9,6733E-15</text:p>
          </table:table-cell>
          <table:table-cell office:value-type="float" office:value="20.031700000000001" table:style-name="ce2">
            <text:p>20,0317</text:p>
          </table:table-cell>
          <table:table-cell office:value-type="float" office:value="95.4328" table:style-name="ce2">
            <text:p>95,4328</text:p>
          </table:table-cell>
          <table:table-cell office:value-type="float" office:value="17.8658" table:style-name="ce2">
            <text:p>17,8658</text:p>
          </table:table-cell>
          <table:table-cell office:value-type="float" office:value="93.02" table:style-name="ce2">
            <text:p>93,02</text:p>
          </table:table-cell>
          <table:table-cell office:value-type="float" office:value="93.02" table:style-name="ce2">
            <text:p>93,02</text:p>
          </table:table-cell>
          <table:table-cell office:value-type="float" office:value="4.4980000000000001E-15" table:style-name="ce2">
            <text:p>4,498E-15</text:p>
          </table:table-cell>
          <table:table-cell office:value-type="float" office:value="59.543199999999999" table:style-name="ce2">
            <text:p>59,5432</text:p>
          </table:table-cell>
          <table:table-cell office:value-type="float" office:value="215.03659999999999" table:style-name="ce2">
            <text:p>215,0366</text:p>
          </table:table-cell>
          <table:table-cell office:value-type="float" office:value="25.8748" table:style-name="ce2">
            <text:p>25,8748</text:p>
          </table:table-cell>
          <table:table-cell office:value-type="float" office:value="657.94359999999995" table:style-name="ce2">
            <text:p>657,9436</text:p>
          </table:table-cell>
          <table:table-cell office:value-type="float" office:value="681.45640000000003" table:style-name="ce2">
            <text:p>681,45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36" table:style-name="ce2">
            <text:p>4336</text:p>
          </table:table-cell>
          <table:table-cell office:value-type="float" office:value="76" table:style-name="ce2">
            <text:p>76</text:p>
          </table:table-cell>
          <table:table-cell office:value-type="float" office:value="1290" table:style-name="ce2">
            <text:p>1290</text:p>
          </table:table-cell>
          <table:table-cell office:value-type="string" table:style-name="ce2">
            <text:p>1400002C00000000000000000000000000000000000A028009B51E1E10EF000102750275000A10F0004C050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558" table:style-name="ce6">
            <text:p>3558</text:p>
          </table:table-cell>
          <table:table-cell office:value-type="float" office:value="3558" table:style-name="ce6">
            <text:p>3558</text:p>
          </table:table-cell>
          <table:table-cell office:value-type="float" office:value="1" table:style-name="ce6">
            <text:p>1</text:p>
          </table:table-cell>
          <table:table-cell office:value-type="float" office:value="261" table:style-name="ce6">
            <text:p>26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6 22:59:0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62" table:style-name="ce2">
            <text:p>262</text:p>
          </table:table-cell>
          <table:table-cell office:value-type="float" office:value="262" table:style-name="ce2">
            <text:p>262</text:p>
          </table:table-cell>
          <table:table-cell office:value-type="float" office:value="11324" table:style-name="ce2">
            <text:p>1132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00:55:04</text:p>
          </table:table-cell>
          <table:table-cell office:value-type="string" table:style-name="ce2">
            <text:p>2020 JUN 07 01:56:2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00:55:14</text:p>
          </table:table-cell>
          <table:table-cell office:value-type="string" table:style-name="ce2">
            <text:p>2020 JUN 07 01:56:28</text:p>
          </table:table-cell>
          <table:table-cell office:value-type="float" office:value="-8.7484000000000002" table:style-name="ce2">
            <text:p>-8,7484</text:p>
          </table:table-cell>
          <table:table-cell office:value-type="float" office:value="-101.5421" table:style-name="ce2">
            <text:p>-101,5421</text:p>
          </table:table-cell>
          <table:table-cell office:value-type="float" office:value="5.6356000000000002" table:style-name="ce2">
            <text:p>5,6356</text:p>
          </table:table-cell>
          <table:table-cell office:value-type="float" office:value="93.076099999999997" table:style-name="ce2">
            <text:p>93,0761</text:p>
          </table:table-cell>
          <table:table-cell office:value-type="float" office:value="93.076099999999997" table:style-name="ce2">
            <text:p>93,0761</text:p>
          </table:table-cell>
          <table:table-cell office:value-type="float" office:value="1.0058000000000001E-14" table:style-name="ce2">
            <text:p>1,0058E-14</text:p>
          </table:table-cell>
          <table:table-cell office:value-type="float" office:value="17.572900000000001" table:style-name="ce2">
            <text:p>17,5729</text:p>
          </table:table-cell>
          <table:table-cell office:value-type="float" office:value="65.952299999999994" table:style-name="ce2">
            <text:p>65,9523</text:p>
          </table:table-cell>
          <table:table-cell office:value-type="float" office:value="17.798100000000002" table:style-name="ce2">
            <text:p>17,7981</text:p>
          </table:table-cell>
          <table:table-cell office:value-type="float" office:value="91.4833" table:style-name="ce2">
            <text:p>91,4833</text:p>
          </table:table-cell>
          <table:table-cell office:value-type="float" office:value="91.4833" table:style-name="ce2">
            <text:p>91,4833</text:p>
          </table:table-cell>
          <table:table-cell office:value-type="float" office:value="1.3114E-14" table:style-name="ce2">
            <text:p>1,3114E-14</text:p>
          </table:table-cell>
          <table:table-cell office:value-type="float" office:value="59.497399999999999" table:style-name="ce2">
            <text:p>59,4974</text:p>
          </table:table-cell>
          <table:table-cell office:value-type="float" office:value="215.09119999999999" table:style-name="ce2">
            <text:p>215,0912</text:p>
          </table:table-cell>
          <table:table-cell office:value-type="string" table:style-name="ce2">
            <text:p>N/A</text:p>
          </table:table-cell>
          <table:table-cell office:value-type="float" office:value="557.4973" table:style-name="ce2">
            <text:p>557,4973</text:p>
          </table:table-cell>
          <table:table-cell office:value-type="float" office:value="557.4973" table:style-name="ce2">
            <text:p>557,49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74" table:style-name="ce2">
            <text:p>3674</text:p>
          </table:table-cell>
          <table:table-cell office:value-type="float" office:value="76" table:style-name="ce2">
            <text:p>76</text:p>
          </table:table-cell>
          <table:table-cell office:value-type="float" office:value="254" table:style-name="ce2">
            <text:p>254</text:p>
          </table:table-cell>
          <table:table-cell office:value-type="string" table:style-name="ce2">
            <text:p>1400002C0000000000000000000000000000000000000000000000000000000000000000000A0E5A004C00F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62" table:style-name="ce6">
            <text:p>26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7 00:57:0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3" table:style-name="ce2">
            <text:p>263</text:p>
          </table:table-cell>
          <table:table-cell office:value-type="float" office:value="263" table:style-name="ce2">
            <text:p>263</text:p>
          </table:table-cell>
          <table:table-cell office:value-type="float" office:value="11325" table:style-name="ce2">
            <text:p>113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02:53:04</text:p>
          </table:table-cell>
          <table:table-cell office:value-type="string" table:style-name="ce2">
            <text:p>2020 JUN 07 03:55:31</text:p>
          </table:table-cell>
          <table:table-cell office:value-type="string" table:style-name="ce2">
            <text:p>2020 JUN 07 03:00:58</text:p>
          </table:table-cell>
          <table:table-cell office:value-type="string" table:style-name="ce2">
            <text:p>2020 JUN 07 03:37:28</text:p>
          </table:table-cell>
          <table:table-cell office:value-type="string" table:style-name="ce2">
            <text:p>2020 JUN 07 02:53:14</text:p>
          </table:table-cell>
          <table:table-cell office:value-type="string" table:style-name="ce2">
            <text:p>2020 JUN 07 03:55:30</text:p>
          </table:table-cell>
          <table:table-cell office:value-type="float" office:value="-9.1317000000000004" table:style-name="ce2">
            <text:p>-9,1317</text:p>
          </table:table-cell>
          <table:table-cell office:value-type="float" office:value="-130.3888" table:style-name="ce2">
            <text:p>-130,3888</text:p>
          </table:table-cell>
          <table:table-cell office:value-type="float" office:value="5.6261000000000001" table:style-name="ce2">
            <text:p>5,6261</text:p>
          </table:table-cell>
          <table:table-cell office:value-type="float" office:value="93.108400000000003" table:style-name="ce2">
            <text:p>93,1084</text:p>
          </table:table-cell>
          <table:table-cell office:value-type="float" office:value="93.108400000000003" table:style-name="ce2">
            <text:p>93,1084</text:p>
          </table:table-cell>
          <table:table-cell office:value-type="float" office:value="4.4528000000000001E-14" table:style-name="ce2">
            <text:p>4,4528E-14</text:p>
          </table:table-cell>
          <table:table-cell office:value-type="float" office:value="20.9223" table:style-name="ce2">
            <text:p>20,9223</text:p>
          </table:table-cell>
          <table:table-cell office:value-type="float" office:value="37.794199999999996" table:style-name="ce2">
            <text:p>37,7942</text:p>
          </table:table-cell>
          <table:table-cell office:value-type="float" office:value="17.851099999999999" table:style-name="ce2">
            <text:p>17,8511</text:p>
          </table:table-cell>
          <table:table-cell office:value-type="float" office:value="93.050600000000003" table:style-name="ce2">
            <text:p>93,0506</text:p>
          </table:table-cell>
          <table:table-cell office:value-type="float" office:value="93.050600000000003" table:style-name="ce2">
            <text:p>93,0506</text:p>
          </table:table-cell>
          <table:table-cell office:value-type="float" office:value="2.1097E-14" table:style-name="ce2">
            <text:p>2,1097E-14</text:p>
          </table:table-cell>
          <table:table-cell office:value-type="float" office:value="59.381700000000002" table:style-name="ce2">
            <text:p>59,3817</text:p>
          </table:table-cell>
          <table:table-cell office:value-type="float" office:value="215.14150000000001" table:style-name="ce2">
            <text:p>215,1415</text:p>
          </table:table-cell>
          <table:table-cell office:value-type="float" office:value="11.2476" table:style-name="ce2">
            <text:p>11,2476</text:p>
          </table:table-cell>
          <table:table-cell office:value-type="float" office:value="566.89970000000005" table:style-name="ce2">
            <text:p>566,8997</text:p>
          </table:table-cell>
          <table:table-cell office:value-type="float" office:value="576.95680000000004" table:style-name="ce2">
            <text:p>576,95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74" table:style-name="ce2">
            <text:p>474</text:p>
          </table:table-cell>
          <table:table-cell office:value-type="float" office:value="1104" table:style-name="ce2">
            <text:p>1104</text:p>
          </table:table-cell>
          <table:table-cell office:value-type="float" office:value="1884" table:style-name="ce2">
            <text:p>188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190" table:style-name="ce2">
            <text:p>21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6" table:style-name="ce2">
            <text:p>3736</text:p>
          </table:table-cell>
          <table:table-cell office:value-type="float" office:value="76" table:style-name="ce2">
            <text:p>76</text:p>
          </table:table-cell>
          <table:table-cell office:value-type="float" office:value="1167" table:style-name="ce2">
            <text:p>1167</text:p>
          </table:table-cell>
          <table:table-cell office:value-type="string" table:style-name="ce2">
            <text:p>1400002C0000000000000000000000000000000001DA0450075C1E1E088E000102750275000A0E98004C048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63" table:style-name="ce6">
            <text:p>26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7 02:55:0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64" table:style-name="ce2">
            <text:p>264</text:p>
          </table:table-cell>
          <table:table-cell office:value-type="float" office:value="264" table:style-name="ce2">
            <text:p>264</text:p>
          </table:table-cell>
          <table:table-cell office:value-type="float" office:value="11326" table:style-name="ce2">
            <text:p>1132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04:51:08</text:p>
          </table:table-cell>
          <table:table-cell office:value-type="string" table:style-name="ce2">
            <text:p>2020 JUN 07 05:52:3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04:51:18</text:p>
          </table:table-cell>
          <table:table-cell office:value-type="string" table:style-name="ce2">
            <text:p>2020 JUN 07 05:52:32</text:p>
          </table:table-cell>
          <table:table-cell office:value-type="float" office:value="-9.6085999999999991" table:style-name="ce2">
            <text:p>-9,6086</text:p>
          </table:table-cell>
          <table:table-cell office:value-type="float" office:value="-159.24459999999999" table:style-name="ce2">
            <text:p>-159,2446</text:p>
          </table:table-cell>
          <table:table-cell office:value-type="float" office:value="5.6172000000000004" table:style-name="ce2">
            <text:p>5,6172</text:p>
          </table:table-cell>
          <table:table-cell office:value-type="float" office:value="93.108699999999999" table:style-name="ce2">
            <text:p>93,1087</text:p>
          </table:table-cell>
          <table:table-cell office:value-type="float" office:value="93.108699999999999" table:style-name="ce2">
            <text:p>93,1087</text:p>
          </table:table-cell>
          <table:table-cell office:value-type="float" office:value="2.9322999999999998E-14" table:style-name="ce2">
            <text:p>2,9323E-14</text:p>
          </table:table-cell>
          <table:table-cell office:value-type="float" office:value="18.252300000000002" table:style-name="ce2">
            <text:p>18,2523</text:p>
          </table:table-cell>
          <table:table-cell office:value-type="float" office:value="8.2338000000000005" table:style-name="ce2">
            <text:p>8,2338</text:p>
          </table:table-cell>
          <table:table-cell office:value-type="float" office:value="17.778600000000001" table:style-name="ce2">
            <text:p>17,7786</text:p>
          </table:table-cell>
          <table:table-cell office:value-type="float" office:value="91.397400000000005" table:style-name="ce2">
            <text:p>91,3974</text:p>
          </table:table-cell>
          <table:table-cell office:value-type="float" office:value="91.397400000000005" table:style-name="ce2">
            <text:p>91,3974</text:p>
          </table:table-cell>
          <table:table-cell office:value-type="float" office:value="1.4312000000000001E-14" table:style-name="ce2">
            <text:p>1,4312E-14</text:p>
          </table:table-cell>
          <table:table-cell office:value-type="float" office:value="59.2468" table:style-name="ce2">
            <text:p>59,2468</text:p>
          </table:table-cell>
          <table:table-cell office:value-type="float" office:value="215.1919" table:style-name="ce2">
            <text:p>215,1919</text:p>
          </table:table-cell>
          <table:table-cell office:value-type="string" table:style-name="ce2">
            <text:p>N/A</text:p>
          </table:table-cell>
          <table:table-cell office:value-type="float" office:value="557.4973" table:style-name="ce2">
            <text:p>557,4973</text:p>
          </table:table-cell>
          <table:table-cell office:value-type="float" office:value="557.4973" table:style-name="ce2">
            <text:p>557,49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74" table:style-name="ce2">
            <text:p>3674</text:p>
          </table:table-cell>
          <table:table-cell office:value-type="float" office:value="76" table:style-name="ce2">
            <text:p>76</text:p>
          </table:table-cell>
          <table:table-cell office:value-type="float" office:value="254" table:style-name="ce2">
            <text:p>254</text:p>
          </table:table-cell>
          <table:table-cell office:value-type="string" table:style-name="ce2">
            <text:p>1400002C0000000000000000000000000000000000000000000000000000000000000000000A0E5A004C00F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64" table:style-name="ce6">
            <text:p>26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7 04:53:0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5" table:style-name="ce2">
            <text:p>265</text:p>
          </table:table-cell>
          <table:table-cell office:value-type="float" office:value="265" table:style-name="ce2">
            <text:p>265</text:p>
          </table:table-cell>
          <table:table-cell office:value-type="float" office:value="11327" table:style-name="ce2">
            <text:p>1132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06:49:14</text:p>
          </table:table-cell>
          <table:table-cell office:value-type="string" table:style-name="ce2">
            <text:p>2020 JUN 07 07:51:44</text:p>
          </table:table-cell>
          <table:table-cell office:value-type="string" table:style-name="ce2">
            <text:p>2020 JUN 07 06:56:50</text:p>
          </table:table-cell>
          <table:table-cell office:value-type="string" table:style-name="ce2">
            <text:p>2020 JUN 07 07:34:05</text:p>
          </table:table-cell>
          <table:table-cell office:value-type="string" table:style-name="ce2">
            <text:p>2020 JUN 07 06:49:24</text:p>
          </table:table-cell>
          <table:table-cell office:value-type="string" table:style-name="ce2">
            <text:p>2020 JUN 07 07:51:43</text:p>
          </table:table-cell>
          <table:table-cell office:value-type="float" office:value="-10.094799999999999" table:style-name="ce2">
            <text:p>-10,0948</text:p>
          </table:table-cell>
          <table:table-cell office:value-type="float" office:value="171.8766" table:style-name="ce2">
            <text:p>171,8766</text:p>
          </table:table-cell>
          <table:table-cell office:value-type="float" office:value="5.6071999999999997" table:style-name="ce2">
            <text:p>5,6072</text:p>
          </table:table-cell>
          <table:table-cell office:value-type="float" office:value="93.119799999999998" table:style-name="ce2">
            <text:p>93,1198</text:p>
          </table:table-cell>
          <table:table-cell office:value-type="float" office:value="93.119799999999998" table:style-name="ce2">
            <text:p>93,1198</text:p>
          </table:table-cell>
          <table:table-cell office:value-type="float" office:value="1.8132E-14" table:style-name="ce2">
            <text:p>1,8132E-14</text:p>
          </table:table-cell>
          <table:table-cell office:value-type="float" office:value="21.841000000000001" table:style-name="ce2">
            <text:p>21,841</text:p>
          </table:table-cell>
          <table:table-cell office:value-type="float" office:value="-19.920000000000002" table:style-name="ce2">
            <text:p>-19,92</text:p>
          </table:table-cell>
          <table:table-cell office:value-type="float" office:value="17.834399999999999" table:style-name="ce2">
            <text:p>17,8344</text:p>
          </table:table-cell>
          <table:table-cell office:value-type="float" office:value="93.062799999999996" table:style-name="ce2">
            <text:p>93,0628</text:p>
          </table:table-cell>
          <table:table-cell office:value-type="float" office:value="93.062799999999996" table:style-name="ce2">
            <text:p>93,0628</text:p>
          </table:table-cell>
          <table:table-cell office:value-type="float" office:value="6.3611E-15" table:style-name="ce2">
            <text:p>6,3611E-15</text:p>
          </table:table-cell>
          <table:table-cell office:value-type="float" office:value="59.134099999999997" table:style-name="ce2">
            <text:p>59,1341</text:p>
          </table:table-cell>
          <table:table-cell office:value-type="float" office:value="215.2423" table:style-name="ce2">
            <text:p>215,2423</text:p>
          </table:table-cell>
          <table:table-cell office:value-type="float" office:value="11.554500000000001" table:style-name="ce2">
            <text:p>11,5545</text:p>
          </table:table-cell>
          <table:table-cell office:value-type="float" office:value="567.35490000000004" table:style-name="ce2">
            <text:p>567,3549</text:p>
          </table:table-cell>
          <table:table-cell office:value-type="float" office:value="577.6943" table:style-name="ce2">
            <text:p>577,69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56" table:style-name="ce2">
            <text:p>456</text:p>
          </table:table-cell>
          <table:table-cell office:value-type="float" office:value="1086" table:style-name="ce2">
            <text:p>1086</text:p>
          </table:table-cell>
          <table:table-cell office:value-type="float" office:value="1881" table:style-name="ce2">
            <text:p>188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235" table:style-name="ce2">
            <text:p>22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1176" table:style-name="ce2">
            <text:p>1176</text:p>
          </table:table-cell>
          <table:table-cell office:value-type="string" table:style-name="ce2">
            <text:p>1400002C0000000000000000000000000000000001C8043E07591E1E08BB000102750275000A0E9B004C049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420" table:style-name="ce6">
            <text:p>1420</text:p>
          </table:table-cell>
          <table:table-cell office:value-type="float" office:value="1420" table:style-name="ce6">
            <text:p>1420</text:p>
          </table:table-cell>
          <table:table-cell office:value-type="float" office:value="1" table:style-name="ce6">
            <text:p>1</text:p>
          </table:table-cell>
          <table:table-cell office:value-type="float" office:value="265" table:style-name="ce6">
            <text:p>26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7 06:51:1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66" table:style-name="ce2">
            <text:p>266</text:p>
          </table:table-cell>
          <table:table-cell office:value-type="float" office:value="266" table:style-name="ce2">
            <text:p>266</text:p>
          </table:table-cell>
          <table:table-cell office:value-type="float" office:value="11328" table:style-name="ce2">
            <text:p>1132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08:47:21</text:p>
          </table:table-cell>
          <table:table-cell office:value-type="string" table:style-name="ce2">
            <text:p>2020 JUN 07 09:49:5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08:47:31</text:p>
          </table:table-cell>
          <table:table-cell office:value-type="string" table:style-name="ce2">
            <text:p>2020 JUN 07 09:49:49</text:p>
          </table:table-cell>
          <table:table-cell office:value-type="float" office:value="-10.603199999999999" table:style-name="ce2">
            <text:p>-10,6032</text:p>
          </table:table-cell>
          <table:table-cell office:value-type="float" office:value="143.00069999999999" table:style-name="ce2">
            <text:p>143,0007</text:p>
          </table:table-cell>
          <table:table-cell office:value-type="float" office:value="5.5978000000000003" table:style-name="ce2">
            <text:p>5,5978</text:p>
          </table:table-cell>
          <table:table-cell office:value-type="float" office:value="93.117500000000007" table:style-name="ce2">
            <text:p>93,1175</text:p>
          </table:table-cell>
          <table:table-cell office:value-type="float" office:value="93.117500000000007" table:style-name="ce2">
            <text:p>93,1175</text:p>
          </table:table-cell>
          <table:table-cell office:value-type="float" office:value="2.4688E-14" table:style-name="ce2">
            <text:p>2,4688E-14</text:p>
          </table:table-cell>
          <table:table-cell office:value-type="float" office:value="22.364100000000001" table:style-name="ce2">
            <text:p>22,3641</text:p>
          </table:table-cell>
          <table:table-cell office:value-type="float" office:value="-48.786799999999999" table:style-name="ce2">
            <text:p>-48,7868</text:p>
          </table:table-cell>
          <table:table-cell office:value-type="float" office:value="17.825299999999999" table:style-name="ce2">
            <text:p>17,8253</text:p>
          </table:table-cell>
          <table:table-cell office:value-type="float" office:value="93.075400000000002" table:style-name="ce2">
            <text:p>93,0754</text:p>
          </table:table-cell>
          <table:table-cell office:value-type="float" office:value="93.075400000000002" table:style-name="ce2">
            <text:p>93,0754</text:p>
          </table:table-cell>
          <table:table-cell office:value-type="float" office:value="3.6542000000000001E-14" table:style-name="ce2">
            <text:p>3,6542E-14</text:p>
          </table:table-cell>
          <table:table-cell office:value-type="float" office:value="59.048499999999997" table:style-name="ce2">
            <text:p>59,0485</text:p>
          </table:table-cell>
          <table:table-cell office:value-type="float" office:value="215.2927" table:style-name="ce2">
            <text:p>215,2927</text:p>
          </table:table-cell>
          <table:table-cell office:value-type="string" table:style-name="ce2">
            <text:p>N/A</text:p>
          </table:table-cell>
          <table:table-cell office:value-type="float" office:value="567.20870000000002" table:style-name="ce2">
            <text:p>567,2087</text:p>
          </table:table-cell>
          <table:table-cell office:value-type="float" office:value="567.20870000000002" table:style-name="ce2">
            <text:p>567,20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318" table:style-name="ce2">
            <text:p>318</text:p>
          </table:table-cell>
          <table:table-cell office:value-type="string" table:style-name="ce2">
            <text:p>1400002C0000000000000000000000000000000000000000000000000000000000000000000A0E9A004C013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66" table:style-name="ce6">
            <text:p>26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7 08:49:2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67" table:style-name="ce2">
            <text:p>267</text:p>
          </table:table-cell>
          <table:table-cell office:value-type="float" office:value="267" table:style-name="ce2">
            <text:p>267</text:p>
          </table:table-cell>
          <table:table-cell office:value-type="float" office:value="11329" table:style-name="ce2">
            <text:p>1132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10:45:26</text:p>
          </table:table-cell>
          <table:table-cell office:value-type="string" table:style-name="ce2">
            <text:p>2020 JUN 07 11:46:4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10:45:36</text:p>
          </table:table-cell>
          <table:table-cell office:value-type="string" table:style-name="ce2">
            <text:p>2020 JUN 07 11:46:46</text:p>
          </table:table-cell>
          <table:table-cell office:value-type="float" office:value="-11.079800000000001" table:style-name="ce2">
            <text:p>-11,0798</text:p>
          </table:table-cell>
          <table:table-cell office:value-type="float" office:value="114.1337" table:style-name="ce2">
            <text:p>114,1337</text:p>
          </table:table-cell>
          <table:table-cell office:value-type="float" office:value="5.5883000000000003" table:style-name="ce2">
            <text:p>5,5883</text:p>
          </table:table-cell>
          <table:table-cell office:value-type="float" office:value="93.121799999999993" table:style-name="ce2">
            <text:p>93,1218</text:p>
          </table:table-cell>
          <table:table-cell office:value-type="float" office:value="93.121799999999993" table:style-name="ce2">
            <text:p>93,1218</text:p>
          </table:table-cell>
          <table:table-cell office:value-type="float" office:value="2.3371999999999999E-14" table:style-name="ce2">
            <text:p>2,3372E-14</text:p>
          </table:table-cell>
          <table:table-cell office:value-type="float" office:value="19.645600000000002" table:style-name="ce2">
            <text:p>19,6456</text:p>
          </table:table-cell>
          <table:table-cell office:value-type="float" office:value="-78.387699999999995" table:style-name="ce2">
            <text:p>-78,3877</text:p>
          </table:table-cell>
          <table:table-cell office:value-type="float" office:value="17.7486" table:style-name="ce2">
            <text:p>17,7486</text:p>
          </table:table-cell>
          <table:table-cell office:value-type="float" office:value="91.359300000000005" table:style-name="ce2">
            <text:p>91,3593</text:p>
          </table:table-cell>
          <table:table-cell office:value-type="float" office:value="91.359300000000005" table:style-name="ce2">
            <text:p>91,3593</text:p>
          </table:table-cell>
          <table:table-cell office:value-type="float" office:value="4.4980000000000001E-15" table:style-name="ce2">
            <text:p>4,498E-15</text:p>
          </table:table-cell>
          <table:table-cell office:value-type="float" office:value="58.992100000000001" table:style-name="ce2">
            <text:p>58,9921</text:p>
          </table:table-cell>
          <table:table-cell office:value-type="float" office:value="215.34309999999999" table:style-name="ce2">
            <text:p>215,3431</text:p>
          </table:table-cell>
          <table:table-cell office:value-type="string" table:style-name="ce2">
            <text:p>N/A</text:p>
          </table:table-cell>
          <table:table-cell office:value-type="float" office:value="556.8904" table:style-name="ce2">
            <text:p>556,8904</text:p>
          </table:table-cell>
          <table:table-cell office:value-type="float" office:value="556.8904" table:style-name="ce2">
            <text:p>556,89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70" table:style-name="ce2">
            <text:p>3670</text:p>
          </table:table-cell>
          <table:table-cell office:value-type="float" office:value="76" table:style-name="ce2">
            <text:p>76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1400002C0000000000000000000000000000000000000000000000000000000000000000000A0E56004C00F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67" table:style-name="ce6">
            <text:p>26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7 10:47:2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8" table:style-name="ce2">
            <text:p>268</text:p>
          </table:table-cell>
          <table:table-cell office:value-type="float" office:value="268" table:style-name="ce2">
            <text:p>268</text:p>
          </table:table-cell>
          <table:table-cell office:value-type="float" office:value="11330" table:style-name="ce2">
            <text:p>1133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12:43:28</text:p>
          </table:table-cell>
          <table:table-cell office:value-type="string" table:style-name="ce2">
            <text:p>2020 JUN 07 13:45:53</text:p>
          </table:table-cell>
          <table:table-cell office:value-type="string" table:style-name="ce2">
            <text:p>2020 JUN 07 12:50:55</text:p>
          </table:table-cell>
          <table:table-cell office:value-type="string" table:style-name="ce2">
            <text:p>2020 JUN 07 13:28:10</text:p>
          </table:table-cell>
          <table:table-cell office:value-type="string" table:style-name="ce2">
            <text:p>2020 JUN 07 12:43:38</text:p>
          </table:table-cell>
          <table:table-cell office:value-type="string" table:style-name="ce2">
            <text:p>2020 JUN 07 13:45:52</text:p>
          </table:table-cell>
          <table:table-cell office:value-type="float" office:value="-11.5395" table:style-name="ce2">
            <text:p>-11,5395</text:p>
          </table:table-cell>
          <table:table-cell office:value-type="float" office:value="85.287300000000002" table:style-name="ce2">
            <text:p>85,2873</text:p>
          </table:table-cell>
          <table:table-cell office:value-type="float" office:value="5.5793999999999997" table:style-name="ce2">
            <text:p>5,5794</text:p>
          </table:table-cell>
          <table:table-cell office:value-type="float" office:value="93.121600000000001" table:style-name="ce2">
            <text:p>93,1216</text:p>
          </table:table-cell>
          <table:table-cell office:value-type="float" office:value="93.121600000000001" table:style-name="ce2">
            <text:p>93,1216</text:p>
          </table:table-cell>
          <table:table-cell office:value-type="float" office:value="8.7464999999999996E-15" table:style-name="ce2">
            <text:p>8,7465E-15</text:p>
          </table:table-cell>
          <table:table-cell office:value-type="float" office:value="23.2378" table:style-name="ce2">
            <text:p>23,2378</text:p>
          </table:table-cell>
          <table:table-cell office:value-type="float" office:value="-106.4709" table:style-name="ce2">
            <text:p>-106,4709</text:p>
          </table:table-cell>
          <table:table-cell office:value-type="float" office:value="17.8078" table:style-name="ce2">
            <text:p>17,8078</text:p>
          </table:table-cell>
          <table:table-cell office:value-type="float" office:value="93.072100000000006" table:style-name="ce2">
            <text:p>93,0721</text:p>
          </table:table-cell>
          <table:table-cell office:value-type="float" office:value="93.072100000000006" table:style-name="ce2">
            <text:p>93,0721</text:p>
          </table:table-cell>
          <table:table-cell office:value-type="float" office:value="1.9082999999999999E-14" table:style-name="ce2">
            <text:p>1,9083E-14</text:p>
          </table:table-cell>
          <table:table-cell office:value-type="float" office:value="58.939399999999999" table:style-name="ce2">
            <text:p>58,9394</text:p>
          </table:table-cell>
          <table:table-cell office:value-type="float" office:value="215.39340000000001" table:style-name="ce2">
            <text:p>215,3934</text:p>
          </table:table-cell>
          <table:table-cell office:value-type="float" office:value="11.554500000000001" table:style-name="ce2">
            <text:p>11,5545</text:p>
          </table:table-cell>
          <table:table-cell office:value-type="float" office:value="566.59619999999995" table:style-name="ce2">
            <text:p>566,5962</text:p>
          </table:table-cell>
          <table:table-cell office:value-type="float" office:value="576.93560000000002" table:style-name="ce2">
            <text:p>576,93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7" table:style-name="ce2">
            <text:p>447</text:p>
          </table:table-cell>
          <table:table-cell office:value-type="float" office:value="1077" table:style-name="ce2">
            <text:p>1077</text:p>
          </table:table-cell>
          <table:table-cell office:value-type="float" office:value="1872" table:style-name="ce2">
            <text:p>187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235" table:style-name="ce2">
            <text:p>22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4" table:style-name="ce2">
            <text:p>3734</text:p>
          </table:table-cell>
          <table:table-cell office:value-type="float" office:value="76" table:style-name="ce2">
            <text:p>76</text:p>
          </table:table-cell>
          <table:table-cell office:value-type="float" office:value="1144" table:style-name="ce2">
            <text:p>1144</text:p>
          </table:table-cell>
          <table:table-cell office:value-type="string" table:style-name="ce2">
            <text:p>1400002C0000000000000000000000000000000001BF043507501E1E08BB000102750275000A0E96004C047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022" table:style-name="ce6">
            <text:p>2022</text:p>
          </table:table-cell>
          <table:table-cell office:value-type="float" office:value="2022" table:style-name="ce6">
            <text:p>2022</text:p>
          </table:table-cell>
          <table:table-cell office:value-type="float" office:value="1" table:style-name="ce6">
            <text:p>1</text:p>
          </table:table-cell>
          <table:table-cell office:value-type="float" office:value="268" table:style-name="ce6">
            <text:p>26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7 12:45:2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69" table:style-name="ce2">
            <text:p>269</text:p>
          </table:table-cell>
          <table:table-cell office:value-type="float" office:value="269" table:style-name="ce2">
            <text:p>269</text:p>
          </table:table-cell>
          <table:table-cell office:value-type="float" office:value="11331" table:style-name="ce2">
            <text:p>1133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14:41:27</text:p>
          </table:table-cell>
          <table:table-cell office:value-type="string" table:style-name="ce2">
            <text:p>2020 JUN 07 15:42:4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14:41:37</text:p>
          </table:table-cell>
          <table:table-cell office:value-type="string" table:style-name="ce2">
            <text:p>2020 JUN 07 15:42:43</text:p>
          </table:table-cell>
          <table:table-cell office:value-type="float" office:value="-11.9541" table:style-name="ce2">
            <text:p>-11,9541</text:p>
          </table:table-cell>
          <table:table-cell office:value-type="float" office:value="56.450299999999999" table:style-name="ce2">
            <text:p>56,4503</text:p>
          </table:table-cell>
          <table:table-cell office:value-type="float" office:value="5.5702999999999996" table:style-name="ce2">
            <text:p>5,5703</text:p>
          </table:table-cell>
          <table:table-cell office:value-type="float" office:value="93.135199999999998" table:style-name="ce2">
            <text:p>93,1352</text:p>
          </table:table-cell>
          <table:table-cell office:value-type="float" office:value="93.135199999999998" table:style-name="ce2">
            <text:p>93,1352</text:p>
          </table:table-cell>
          <table:table-cell office:value-type="float" office:value="2.0365E-14" table:style-name="ce2">
            <text:p>2,0365E-14</text:p>
          </table:table-cell>
          <table:table-cell office:value-type="float" office:value="20.238399999999999" table:style-name="ce2">
            <text:p>20,2384</text:p>
          </table:table-cell>
          <table:table-cell office:value-type="float" office:value="-136.10149999999999" table:style-name="ce2">
            <text:p>-136,1015</text:p>
          </table:table-cell>
          <table:table-cell office:value-type="float" office:value="17.727499999999999" table:style-name="ce2">
            <text:p>17,7275</text:p>
          </table:table-cell>
          <table:table-cell office:value-type="float" office:value="91.2376" table:style-name="ce2">
            <text:p>91,2376</text:p>
          </table:table-cell>
          <table:table-cell office:value-type="float" office:value="91.2376" table:style-name="ce2">
            <text:p>91,2376</text:p>
          </table:table-cell>
          <table:table-cell office:value-type="float" office:value="1.4575E-14" table:style-name="ce2">
            <text:p>1,4575E-14</text:p>
          </table:table-cell>
          <table:table-cell office:value-type="float" office:value="58.830300000000001" table:style-name="ce2">
            <text:p>58,8303</text:p>
          </table:table-cell>
          <table:table-cell office:value-type="float" office:value="215.44380000000001" table:style-name="ce2">
            <text:p>215,4438</text:p>
          </table:table-cell>
          <table:table-cell office:value-type="string" table:style-name="ce2">
            <text:p>N/A</text:p>
          </table:table-cell>
          <table:table-cell office:value-type="float" office:value="556.28340000000003" table:style-name="ce2">
            <text:p>556,2834</text:p>
          </table:table-cell>
          <table:table-cell office:value-type="float" office:value="556.28340000000003" table:style-name="ce2">
            <text:p>556,28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66" table:style-name="ce2">
            <text:p>3666</text:p>
          </table:table-cell>
          <table:table-cell office:value-type="float" office:value="76" table:style-name="ce2">
            <text:p>76</text:p>
          </table:table-cell>
          <table:table-cell office:value-type="float" office:value="246" table:style-name="ce2">
            <text:p>246</text:p>
          </table:table-cell>
          <table:table-cell office:value-type="string" table:style-name="ce2">
            <text:p>1400002C0000000000000000000000000000000000000000000000000000000000000000000A0E52004C00F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69" table:style-name="ce6">
            <text:p>26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7 14:43:2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0" table:style-name="ce2">
            <text:p>270</text:p>
          </table:table-cell>
          <table:table-cell office:value-type="float" office:value="270" table:style-name="ce2">
            <text:p>270</text:p>
          </table:table-cell>
          <table:table-cell office:value-type="float" office:value="11332" table:style-name="ce2">
            <text:p>1133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16:39:29</text:p>
          </table:table-cell>
          <table:table-cell office:value-type="string" table:style-name="ce2">
            <text:p>2020 JUN 07 17:41:59</text:p>
          </table:table-cell>
          <table:table-cell office:value-type="string" table:style-name="ce2">
            <text:p>2020 JUN 07 16:46:40</text:p>
          </table:table-cell>
          <table:table-cell office:value-type="string" table:style-name="ce2">
            <text:p>2020 JUN 07 17:24:40</text:p>
          </table:table-cell>
          <table:table-cell office:value-type="string" table:style-name="ce2">
            <text:p>2020 JUN 07 16:39:39</text:p>
          </table:table-cell>
          <table:table-cell office:value-type="string" table:style-name="ce2">
            <text:p>2020 JUN 07 17:41:58</text:p>
          </table:table-cell>
          <table:table-cell office:value-type="float" office:value="-12.3622" table:style-name="ce2">
            <text:p>-12,3622</text:p>
          </table:table-cell>
          <table:table-cell office:value-type="float" office:value="27.5928" table:style-name="ce2">
            <text:p>27,5928</text:p>
          </table:table-cell>
          <table:table-cell office:value-type="float" office:value="5.5608000000000004" table:style-name="ce2">
            <text:p>5,5608</text:p>
          </table:table-cell>
          <table:table-cell office:value-type="float" office:value="93.157499999999999" table:style-name="ce2">
            <text:p>93,1575</text:p>
          </table:table-cell>
          <table:table-cell office:value-type="float" office:value="93.157499999999999" table:style-name="ce2">
            <text:p>93,1575</text:p>
          </table:table-cell>
          <table:table-cell office:value-type="float" office:value="3.9470000000000001E-14" table:style-name="ce2">
            <text:p>3,947E-14</text:p>
          </table:table-cell>
          <table:table-cell office:value-type="float" office:value="24.1113" table:style-name="ce2">
            <text:p>24,1113</text:p>
          </table:table-cell>
          <table:table-cell office:value-type="float" office:value="-164.1224" table:style-name="ce2">
            <text:p>-164,1224</text:p>
          </table:table-cell>
          <table:table-cell office:value-type="float" office:value="17.793299999999999" table:style-name="ce2">
            <text:p>17,7933</text:p>
          </table:table-cell>
          <table:table-cell office:value-type="float" office:value="93.111800000000002" table:style-name="ce2">
            <text:p>93,1118</text:p>
          </table:table-cell>
          <table:table-cell office:value-type="float" office:value="93.111800000000002" table:style-name="ce2">
            <text:p>93,1118</text:p>
          </table:table-cell>
          <table:table-cell office:value-type="float" office:value="3.6298999999999998E-14" table:style-name="ce2">
            <text:p>3,6299E-14</text:p>
          </table:table-cell>
          <table:table-cell office:value-type="float" office:value="58.668599999999998" table:style-name="ce2">
            <text:p>58,6686</text:p>
          </table:table-cell>
          <table:table-cell office:value-type="float" office:value="215.49420000000001" table:style-name="ce2">
            <text:p>215,4942</text:p>
          </table:table-cell>
          <table:table-cell office:value-type="float" office:value="11.8614" table:style-name="ce2">
            <text:p>11,8614</text:p>
          </table:table-cell>
          <table:table-cell office:value-type="float" office:value="567.35490000000004" table:style-name="ce2">
            <text:p>567,3549</text:p>
          </table:table-cell>
          <table:table-cell office:value-type="float" office:value="577.97659999999996" table:style-name="ce2">
            <text:p>577,97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1" table:style-name="ce2">
            <text:p>431</text:p>
          </table:table-cell>
          <table:table-cell office:value-type="float" office:value="1061" table:style-name="ce2">
            <text:p>1061</text:p>
          </table:table-cell>
          <table:table-cell office:value-type="float" office:value="1886" table:style-name="ce2">
            <text:p>18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280" table:style-name="ce2">
            <text:p>22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1176" table:style-name="ce2">
            <text:p>1176</text:p>
          </table:table-cell>
          <table:table-cell office:value-type="string" table:style-name="ce2">
            <text:p>1400002C0000000000000000000000000000000001AF0425075E1E1E08E8000102750275000A0E9B004C049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70" table:style-name="ce6">
            <text:p>27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7 16:41:2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71" table:style-name="ce2">
            <text:p>271</text:p>
          </table:table-cell>
          <table:table-cell office:value-type="float" office:value="271" table:style-name="ce2">
            <text:p>271</text:p>
          </table:table-cell>
          <table:table-cell office:value-type="float" office:value="11333" table:style-name="ce2">
            <text:p>1133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18:27:36</text:p>
          </table:table-cell>
          <table:table-cell office:value-type="string" table:style-name="ce2">
            <text:p>2020 JUN 07 19:40:05</text:p>
          </table:table-cell>
          <table:table-cell office:value-type="string" table:style-name="ce2">
            <text:p>2020 JUN 07 18:27:46</text:p>
          </table:table-cell>
          <table:table-cell office:value-type="string" table:style-name="ce2">
            <text:p>2020 JUN 07 19:40:01</text:p>
          </table:table-cell>
          <table:table-cell office:value-type="string" table:style-name="ce2">
            <text:p>2020 JUN 07 18:27:46</text:p>
          </table:table-cell>
          <table:table-cell office:value-type="string" table:style-name="ce2">
            <text:p>2020 JUN 07 19:40:04</text:p>
          </table:table-cell>
          <table:table-cell office:value-type="float" office:value="16.525300000000001" table:style-name="ce2">
            <text:p>16,5253</text:p>
          </table:table-cell>
          <table:table-cell office:value-type="float" office:value="-7.1531000000000002" table:style-name="ce2">
            <text:p>-7,1531</text:p>
          </table:table-cell>
          <table:table-cell office:value-type="float" office:value="4.9977999999999998" table:style-name="ce2">
            <text:p>4,9978</text:p>
          </table:table-cell>
          <table:table-cell office:value-type="float" office:value="108.1742" table:style-name="ce2">
            <text:p>108,1742</text:p>
          </table:table-cell>
          <table:table-cell office:value-type="float" office:value="108.1742" table:style-name="ce2">
            <text:p>108,1742</text:p>
          </table:table-cell>
          <table:table-cell office:value-type="float" office:value="1.5581000000000001E-14" table:style-name="ce2">
            <text:p>1,5581E-14</text:p>
          </table:table-cell>
          <table:table-cell office:value-type="float" office:value="24.567" table:style-name="ce2">
            <text:p>24,567</text:p>
          </table:table-cell>
          <table:table-cell office:value-type="float" office:value="167.02119999999999" table:style-name="ce2">
            <text:p>167,0212</text:p>
          </table:table-cell>
          <table:table-cell office:value-type="float" office:value="17.785" table:style-name="ce2">
            <text:p>17,785</text:p>
          </table:table-cell>
          <table:table-cell office:value-type="float" office:value="93.121099999999998" table:style-name="ce2">
            <text:p>93,1211</text:p>
          </table:table-cell>
          <table:table-cell office:value-type="float" office:value="93.121099999999998" table:style-name="ce2">
            <text:p>93,1211</text:p>
          </table:table-cell>
          <table:table-cell office:value-type="float" office:value="1.1132E-14" table:style-name="ce2">
            <text:p>1,1132E-14</text:p>
          </table:table-cell>
          <table:table-cell office:value-type="float" office:value="58.539900000000003" table:style-name="ce2">
            <text:p>58,5399</text:p>
          </table:table-cell>
          <table:table-cell office:value-type="float" office:value="215.5403" table:style-name="ce2">
            <text:p>215,5403</text:p>
          </table:table-cell>
          <table:table-cell office:value-type="float" office:value="25.8748" table:style-name="ce2">
            <text:p>25,8748</text:p>
          </table:table-cell>
          <table:table-cell office:value-type="float" office:value="658.24699999999996" table:style-name="ce2">
            <text:p>658,247</text:p>
          </table:table-cell>
          <table:table-cell office:value-type="float" office:value="681.75990000000002" table:style-name="ce2">
            <text:p>681,75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38" table:style-name="ce2">
            <text:p>4338</text:p>
          </table:table-cell>
          <table:table-cell office:value-type="float" office:value="76" table:style-name="ce2">
            <text:p>76</text:p>
          </table:table-cell>
          <table:table-cell office:value-type="float" office:value="1292" table:style-name="ce2">
            <text:p>1292</text:p>
          </table:table-cell>
          <table:table-cell office:value-type="string" table:style-name="ce2">
            <text:p>1400002C00000000000000000000000000000000000A028009B51E1E10EF000102750275000A10F2004C050C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644" table:style-name="ce6">
            <text:p>1644</text:p>
          </table:table-cell>
          <table:table-cell office:value-type="float" office:value="1644" table:style-name="ce6">
            <text:p>1644</text:p>
          </table:table-cell>
          <table:table-cell office:value-type="float" office:value="1" table:style-name="ce6">
            <text:p>1</text:p>
          </table:table-cell>
          <table:table-cell office:value-type="float" office:value="271" table:style-name="ce6">
            <text:p>271</text:p>
          </table:table-cell>
          <table:table-cell office:value-type="string" table:style-name="ce6">
            <text:p>limb</text:p>
          </table:table-cell>
          <table:table-cell office:value-type="string" table:style-name="ce6">
            <text:p>2020 JUN 07 18:39:3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72" table:style-name="ce2">
            <text:p>272</text:p>
          </table:table-cell>
          <table:table-cell office:value-type="float" office:value="272" table:style-name="ce2">
            <text:p>272</text:p>
          </table:table-cell>
          <table:table-cell office:value-type="float" office:value="11334" table:style-name="ce2">
            <text:p>1133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20:35:43</text:p>
          </table:table-cell>
          <table:table-cell office:value-type="string" table:style-name="ce2">
            <text:p>2020 JUN 07 21:38: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20:35:53</text:p>
          </table:table-cell>
          <table:table-cell office:value-type="string" table:style-name="ce2">
            <text:p>2020 JUN 07 21:38:10</text:p>
          </table:table-cell>
          <table:table-cell office:value-type="float" office:value="-13.308999999999999" table:style-name="ce2">
            <text:p>-13,309</text:p>
          </table:table-cell>
          <table:table-cell office:value-type="float" office:value="-30.157800000000002" table:style-name="ce2">
            <text:p>-30,1578</text:p>
          </table:table-cell>
          <table:table-cell office:value-type="float" office:value="5.5419" table:style-name="ce2">
            <text:p>5,5419</text:p>
          </table:table-cell>
          <table:table-cell office:value-type="float" office:value="93.159400000000005" table:style-name="ce2">
            <text:p>93,1594</text:p>
          </table:table-cell>
          <table:table-cell office:value-type="float" office:value="93.159400000000005" table:style-name="ce2">
            <text:p>93,1594</text:p>
          </table:table-cell>
          <table:table-cell office:value-type="float" office:value="3.5560000000000002E-14" table:style-name="ce2">
            <text:p>3,556E-14</text:p>
          </table:table-cell>
          <table:table-cell office:value-type="float" office:value="25.0091" table:style-name="ce2">
            <text:p>25,0091</text:p>
          </table:table-cell>
          <table:table-cell office:value-type="float" office:value="138.15379999999999" table:style-name="ce2">
            <text:p>138,1538</text:p>
          </table:table-cell>
          <table:table-cell office:value-type="float" office:value="17.7758" table:style-name="ce2">
            <text:p>17,7758</text:p>
          </table:table-cell>
          <table:table-cell office:value-type="float" office:value="93.118300000000005" table:style-name="ce2">
            <text:p>93,1183</text:p>
          </table:table-cell>
          <table:table-cell office:value-type="float" office:value="93.118300000000005" table:style-name="ce2">
            <text:p>93,1183</text:p>
          </table:table-cell>
          <table:table-cell office:value-type="float" office:value="4.4528000000000001E-14" table:style-name="ce2">
            <text:p>4,4528E-14</text:p>
          </table:table-cell>
          <table:table-cell office:value-type="float" office:value="58.438200000000002" table:style-name="ce2">
            <text:p>58,4382</text:p>
          </table:table-cell>
          <table:table-cell office:value-type="float" office:value="215.595" table:style-name="ce2">
            <text:p>215,595</text:p>
          </table:table-cell>
          <table:table-cell office:value-type="string" table:style-name="ce2">
            <text:p>N/A</text:p>
          </table:table-cell>
          <table:table-cell office:value-type="float" office:value="567.05690000000004" table:style-name="ce2">
            <text:p>567,0569</text:p>
          </table:table-cell>
          <table:table-cell office:value-type="float" office:value="567.05690000000004" table:style-name="ce2">
            <text:p>567,05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317" table:style-name="ce2">
            <text:p>317</text:p>
          </table:table-cell>
          <table:table-cell office:value-type="string" table:style-name="ce2">
            <text:p>1400002C0000000000000000000000000000000000000000000000000000000000000000000A0E99004C013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72" table:style-name="ce6">
            <text:p>27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7 20:37:4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73" table:style-name="ce2">
            <text:p>273</text:p>
          </table:table-cell>
          <table:table-cell office:value-type="float" office:value="273" table:style-name="ce2">
            <text:p>273</text:p>
          </table:table-cell>
          <table:table-cell office:value-type="float" office:value="11335" table:style-name="ce2">
            <text:p>1133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22:23:48</text:p>
          </table:table-cell>
          <table:table-cell office:value-type="string" table:style-name="ce2">
            <text:p>2020 JUN 07 23:36:16</text:p>
          </table:table-cell>
          <table:table-cell office:value-type="string" table:style-name="ce2">
            <text:p>2020 JUN 07 22:23:58</text:p>
          </table:table-cell>
          <table:table-cell office:value-type="string" table:style-name="ce2">
            <text:p>2020 JUN 07 23:36:13</text:p>
          </table:table-cell>
          <table:table-cell office:value-type="string" table:style-name="ce2">
            <text:p>2020 JUN 07 22:23:58</text:p>
          </table:table-cell>
          <table:table-cell office:value-type="string" table:style-name="ce2">
            <text:p>2020 JUN 07 23:36:15</text:p>
          </table:table-cell>
          <table:table-cell office:value-type="float" office:value="15.585100000000001" table:style-name="ce2">
            <text:p>15,5851</text:p>
          </table:table-cell>
          <table:table-cell office:value-type="float" office:value="-64.877600000000001" table:style-name="ce2">
            <text:p>-64,8776</text:p>
          </table:table-cell>
          <table:table-cell office:value-type="float" office:value="4.9800000000000004" table:style-name="ce2">
            <text:p>4,98</text:p>
          </table:table-cell>
          <table:table-cell office:value-type="float" office:value="108.2663" table:style-name="ce2">
            <text:p>108,2663</text:p>
          </table:table-cell>
          <table:table-cell office:value-type="float" office:value="108.2663" table:style-name="ce2">
            <text:p>108,2663</text:p>
          </table:table-cell>
          <table:table-cell office:value-type="float" office:value="3.5702000000000002E-14" table:style-name="ce2">
            <text:p>3,5702E-14</text:p>
          </table:table-cell>
          <table:table-cell office:value-type="float" office:value="25.503399999999999" table:style-name="ce2">
            <text:p>25,5034</text:p>
          </table:table-cell>
          <table:table-cell office:value-type="float" office:value="109.3053" table:style-name="ce2">
            <text:p>109,3053</text:p>
          </table:table-cell>
          <table:table-cell office:value-type="float" office:value="17.767499999999998" table:style-name="ce2">
            <text:p>17,7675</text:p>
          </table:table-cell>
          <table:table-cell office:value-type="float" office:value="93.142600000000002" table:style-name="ce2">
            <text:p>93,1426</text:p>
          </table:table-cell>
          <table:table-cell office:value-type="float" office:value="93.142600000000002" table:style-name="ce2">
            <text:p>93,1426</text:p>
          </table:table-cell>
          <table:table-cell office:value-type="float" office:value="2.5839E-14" table:style-name="ce2">
            <text:p>2,5839E-14</text:p>
          </table:table-cell>
          <table:table-cell office:value-type="float" office:value="58.363" table:style-name="ce2">
            <text:p>58,363</text:p>
          </table:table-cell>
          <table:table-cell office:value-type="float" office:value="215.6412" table:style-name="ce2">
            <text:p>215,6412</text:p>
          </table:table-cell>
          <table:table-cell office:value-type="float" office:value="25.8748" table:style-name="ce2">
            <text:p>25,8748</text:p>
          </table:table-cell>
          <table:table-cell office:value-type="float" office:value="658.09529999999995" table:style-name="ce2">
            <text:p>658,0953</text:p>
          </table:table-cell>
          <table:table-cell office:value-type="float" office:value="681.60810000000004" table:style-name="ce2">
            <text:p>681,60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37" table:style-name="ce2">
            <text:p>4337</text:p>
          </table:table-cell>
          <table:table-cell office:value-type="float" office:value="76" table:style-name="ce2">
            <text:p>76</text:p>
          </table:table-cell>
          <table:table-cell office:value-type="float" office:value="1291" table:style-name="ce2">
            <text:p>1291</text:p>
          </table:table-cell>
          <table:table-cell office:value-type="string" table:style-name="ce2">
            <text:p>1400002C00000000000000000000000000000000000A028009B51E1E10EF000102750275000A10F1004C050B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60" table:style-name="ce6">
            <text:p>1360</text:p>
          </table:table-cell>
          <table:table-cell office:value-type="float" office:value="1360" table:style-name="ce6">
            <text:p>1360</text:p>
          </table:table-cell>
          <table:table-cell office:value-type="float" office:value="1" table:style-name="ce6">
            <text:p>1</text:p>
          </table:table-cell>
          <table:table-cell office:value-type="float" office:value="273" table:style-name="ce6">
            <text:p>27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7 22:35:4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74" table:style-name="ce2">
            <text:p>274</text:p>
          </table:table-cell>
          <table:table-cell office:value-type="float" office:value="274" table:style-name="ce2">
            <text:p>274</text:p>
          </table:table-cell>
          <table:table-cell office:value-type="float" office:value="11336" table:style-name="ce2">
            <text:p>1133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00:31:50</text:p>
          </table:table-cell>
          <table:table-cell office:value-type="string" table:style-name="ce2">
            <text:p>2020 JUN 08 01:32:5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00:32:00</text:p>
          </table:table-cell>
          <table:table-cell office:value-type="string" table:style-name="ce2">
            <text:p>2020 JUN 08 01:32:53</text:p>
          </table:table-cell>
          <table:table-cell office:value-type="float" office:value="-14.2239" table:style-name="ce2">
            <text:p>-14,2239</text:p>
          </table:table-cell>
          <table:table-cell office:value-type="float" office:value="-87.894800000000004" table:style-name="ce2">
            <text:p>-87,8948</text:p>
          </table:table-cell>
          <table:table-cell office:value-type="float" office:value="5.5218999999999996" table:style-name="ce2">
            <text:p>5,5219</text:p>
          </table:table-cell>
          <table:table-cell office:value-type="float" office:value="93.179599999999994" table:style-name="ce2">
            <text:p>93,1796</text:p>
          </table:table-cell>
          <table:table-cell office:value-type="float" office:value="93.179599999999994" table:style-name="ce2">
            <text:p>93,1796</text:p>
          </table:table-cell>
          <table:table-cell office:value-type="float" office:value="1.6027E-14" table:style-name="ce2">
            <text:p>1,6027E-14</text:p>
          </table:table-cell>
          <table:table-cell office:value-type="float" office:value="21.929300000000001" table:style-name="ce2">
            <text:p>21,9293</text:p>
          </table:table-cell>
          <table:table-cell office:value-type="float" office:value="79.475399999999993" table:style-name="ce2">
            <text:p>79,4754</text:p>
          </table:table-cell>
          <table:table-cell office:value-type="float" office:value="17.670300000000001" table:style-name="ce2">
            <text:p>17,6703</text:p>
          </table:table-cell>
          <table:table-cell office:value-type="float" office:value="90.940700000000007" table:style-name="ce2">
            <text:p>90,9407</text:p>
          </table:table-cell>
          <table:table-cell office:value-type="float" office:value="90.940700000000007" table:style-name="ce2">
            <text:p>90,9407</text:p>
          </table:table-cell>
          <table:table-cell office:value-type="float" office:value="2.5691999999999999E-14" table:style-name="ce2">
            <text:p>2,5692E-14</text:p>
          </table:table-cell>
          <table:table-cell office:value-type="float" office:value="58.302999999999997" table:style-name="ce2">
            <text:p>58,303</text:p>
          </table:table-cell>
          <table:table-cell office:value-type="float" office:value="215.69579999999999" table:style-name="ce2">
            <text:p>215,6958</text:p>
          </table:table-cell>
          <table:table-cell office:value-type="string" table:style-name="ce2">
            <text:p>N/A</text:p>
          </table:table-cell>
          <table:table-cell office:value-type="float" office:value="554.31079999999997" table:style-name="ce2">
            <text:p>554,3108</text:p>
          </table:table-cell>
          <table:table-cell office:value-type="float" office:value="554.31079999999997" table:style-name="ce2">
            <text:p>554,31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53" table:style-name="ce2">
            <text:p>3653</text:p>
          </table:table-cell>
          <table:table-cell office:value-type="float" office:value="76" table:style-name="ce2">
            <text:p>76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1400002C0000000000000000000000000000000000000000000000000000000000000000000A0E45004C00E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74" table:style-name="ce6">
            <text:p>27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8 00:33:5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5" table:style-name="ce2">
            <text:p>275</text:p>
          </table:table-cell>
          <table:table-cell office:value-type="float" office:value="275" table:style-name="ce2">
            <text:p>275</text:p>
          </table:table-cell>
          <table:table-cell office:value-type="float" office:value="11337" table:style-name="ce2">
            <text:p>1133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02:29:50</text:p>
          </table:table-cell>
          <table:table-cell office:value-type="string" table:style-name="ce2">
            <text:p>2020 JUN 08 03:30:54</text:p>
          </table:table-cell>
          <table:table-cell office:value-type="string" table:style-name="ce2">
            <text:p>2020 JUN 08 02:37:17</text:p>
          </table:table-cell>
          <table:table-cell office:value-type="string" table:style-name="ce2">
            <text:p>2020 JUN 08 03:14:32</text:p>
          </table:table-cell>
          <table:table-cell office:value-type="string" table:style-name="ce2">
            <text:p>2020 JUN 08 02:30:00</text:p>
          </table:table-cell>
          <table:table-cell office:value-type="string" table:style-name="ce2">
            <text:p>2020 JUN 08 03:30:53</text:p>
          </table:table-cell>
          <table:table-cell office:value-type="float" office:value="-14.6113" table:style-name="ce2">
            <text:p>-14,6113</text:p>
          </table:table-cell>
          <table:table-cell office:value-type="float" office:value="-116.7371" table:style-name="ce2">
            <text:p>-116,7371</text:p>
          </table:table-cell>
          <table:table-cell office:value-type="float" office:value="5.5128000000000004" table:style-name="ce2">
            <text:p>5,5128</text:p>
          </table:table-cell>
          <table:table-cell office:value-type="float" office:value="93.196200000000005" table:style-name="ce2">
            <text:p>93,1962</text:p>
          </table:table-cell>
          <table:table-cell office:value-type="float" office:value="93.196200000000005" table:style-name="ce2">
            <text:p>93,1962</text:p>
          </table:table-cell>
          <table:table-cell office:value-type="float" office:value="1.8271E-14" table:style-name="ce2">
            <text:p>1,8271E-14</text:p>
          </table:table-cell>
          <table:table-cell office:value-type="float" office:value="22.334399999999999" table:style-name="ce2">
            <text:p>22,3344</text:p>
          </table:table-cell>
          <table:table-cell office:value-type="float" office:value="50.653700000000001" table:style-name="ce2">
            <text:p>50,6537</text:p>
          </table:table-cell>
          <table:table-cell office:value-type="float" office:value="17.662500000000001" table:style-name="ce2">
            <text:p>17,6625</text:p>
          </table:table-cell>
          <table:table-cell office:value-type="float" office:value="90.950800000000001" table:style-name="ce2">
            <text:p>90,9508</text:p>
          </table:table-cell>
          <table:table-cell office:value-type="float" office:value="90.950800000000001" table:style-name="ce2">
            <text:p>90,9508</text:p>
          </table:table-cell>
          <table:table-cell office:value-type="float" office:value="1.4575E-14" table:style-name="ce2">
            <text:p>1,4575E-14</text:p>
          </table:table-cell>
          <table:table-cell office:value-type="float" office:value="58.186" table:style-name="ce2">
            <text:p>58,186</text:p>
          </table:table-cell>
          <table:table-cell office:value-type="float" office:value="215.74619999999999" table:style-name="ce2">
            <text:p>215,7462</text:p>
          </table:table-cell>
          <table:table-cell office:value-type="float" office:value="11.554500000000001" table:style-name="ce2">
            <text:p>11,5545</text:p>
          </table:table-cell>
          <table:table-cell office:value-type="float" office:value="554.30529999999999" table:style-name="ce2">
            <text:p>554,3053</text:p>
          </table:table-cell>
          <table:table-cell office:value-type="float" office:value="564.64469999999994" table:style-name="ce2">
            <text:p>564,64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47" table:style-name="ce2">
            <text:p>447</text:p>
          </table:table-cell>
          <table:table-cell office:value-type="float" office:value="1077" table:style-name="ce2">
            <text:p>1077</text:p>
          </table:table-cell>
          <table:table-cell office:value-type="float" office:value="1872" table:style-name="ce2">
            <text:p>187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235" table:style-name="ce2">
            <text:p>22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653" table:style-name="ce2">
            <text:p>3653</text:p>
          </table:table-cell>
          <table:table-cell office:value-type="float" office:value="76" table:style-name="ce2">
            <text:p>76</text:p>
          </table:table-cell>
          <table:table-cell office:value-type="float" office:value="1063" table:style-name="ce2">
            <text:p>1063</text:p>
          </table:table-cell>
          <table:table-cell office:value-type="string" table:style-name="ce2">
            <text:p>1400002C0000000000000000000000000000000001BF043507501E1E08BB000102750275000A0E45004C0427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75" table:style-name="ce6">
            <text:p>27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8 02:31:5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6" table:style-name="ce2">
            <text:p>276</text:p>
          </table:table-cell>
          <table:table-cell office:value-type="float" office:value="276" table:style-name="ce2">
            <text:p>276</text:p>
          </table:table-cell>
          <table:table-cell office:value-type="float" office:value="11338" table:style-name="ce2">
            <text:p>1133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04:27:52</text:p>
          </table:table-cell>
          <table:table-cell office:value-type="string" table:style-name="ce2">
            <text:p>2020 JUN 08 05:30:20</text:p>
          </table:table-cell>
          <table:table-cell office:value-type="string" table:style-name="ce2">
            <text:p>2020 JUN 08 04:34:33</text:p>
          </table:table-cell>
          <table:table-cell office:value-type="string" table:style-name="ce2">
            <text:p>2020 JUN 08 05:13:33</text:p>
          </table:table-cell>
          <table:table-cell office:value-type="string" table:style-name="ce2">
            <text:p>2020 JUN 08 04:28:02</text:p>
          </table:table-cell>
          <table:table-cell office:value-type="string" table:style-name="ce2">
            <text:p>2020 JUN 08 05:30:19</text:p>
          </table:table-cell>
          <table:table-cell office:value-type="float" office:value="-15.030099999999999" table:style-name="ce2">
            <text:p>-15,0301</text:p>
          </table:table-cell>
          <table:table-cell office:value-type="float" office:value="-145.57980000000001" table:style-name="ce2">
            <text:p>-145,5798</text:p>
          </table:table-cell>
          <table:table-cell office:value-type="float" office:value="5.5042" table:style-name="ce2">
            <text:p>5,5042</text:p>
          </table:table-cell>
          <table:table-cell office:value-type="float" office:value="93.195899999999995" table:style-name="ce2">
            <text:p>93,1959</text:p>
          </table:table-cell>
          <table:table-cell office:value-type="float" office:value="93.195899999999995" table:style-name="ce2">
            <text:p>93,1959</text:p>
          </table:table-cell>
          <table:table-cell office:value-type="float" office:value="6.4006999999999994E-14" table:style-name="ce2">
            <text:p>6,4007E-14</text:p>
          </table:table-cell>
          <table:table-cell office:value-type="float" office:value="26.6785" table:style-name="ce2">
            <text:p>26,6785</text:p>
          </table:table-cell>
          <table:table-cell office:value-type="float" office:value="22.82" table:style-name="ce2">
            <text:p>22,82</text:p>
          </table:table-cell>
          <table:table-cell office:value-type="float" office:value="17.7439" table:style-name="ce2">
            <text:p>17,7439</text:p>
          </table:table-cell>
          <table:table-cell office:value-type="float" office:value="93.156300000000002" table:style-name="ce2">
            <text:p>93,1563</text:p>
          </table:table-cell>
          <table:table-cell office:value-type="float" office:value="93.156300000000002" table:style-name="ce2">
            <text:p>93,1563</text:p>
          </table:table-cell>
          <table:table-cell office:value-type="float" office:value="3.6818000000000001E-14" table:style-name="ce2">
            <text:p>3,6818E-14</text:p>
          </table:table-cell>
          <table:table-cell office:value-type="float" office:value="58.0306" table:style-name="ce2">
            <text:p>58,0306</text:p>
          </table:table-cell>
          <table:table-cell office:value-type="float" office:value="215.79660000000001" table:style-name="ce2">
            <text:p>215,7966</text:p>
          </table:table-cell>
          <table:table-cell office:value-type="float" office:value="12.2705" table:style-name="ce2">
            <text:p>12,2705</text:p>
          </table:table-cell>
          <table:table-cell office:value-type="float" office:value="567.05150000000003" table:style-name="ce2">
            <text:p>567,0515</text:p>
          </table:table-cell>
          <table:table-cell office:value-type="float" office:value="578.04949999999997" table:style-name="ce2">
            <text:p>578,04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1" table:style-name="ce2">
            <text:p>401</text:p>
          </table:table-cell>
          <table:table-cell office:value-type="float" office:value="1031" table:style-name="ce2">
            <text:p>1031</text:p>
          </table:table-cell>
          <table:table-cell office:value-type="float" office:value="1886" table:style-name="ce2">
            <text:p>18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340" table:style-name="ce2">
            <text:p>23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919" table:style-name="ce2">
            <text:p>919</text:p>
          </table:table-cell>
          <table:table-cell office:value-type="string" table:style-name="ce2">
            <text:p>1400002C0000000000000000000000000000000001910407075E1E1E0924000102750275000A0E99004C0397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40" table:style-name="ce6">
            <text:p>1340</text:p>
          </table:table-cell>
          <table:table-cell office:value-type="float" office:value="1340" table:style-name="ce6">
            <text:p>1340</text:p>
          </table:table-cell>
          <table:table-cell office:value-type="float" office:value="1" table:style-name="ce6">
            <text:p>1</text:p>
          </table:table-cell>
          <table:table-cell office:value-type="float" office:value="276" table:style-name="ce6">
            <text:p>27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8 04:29:5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77" table:style-name="ce2">
            <text:p>277</text:p>
          </table:table-cell>
          <table:table-cell office:value-type="float" office:value="277" table:style-name="ce2">
            <text:p>277</text:p>
          </table:table-cell>
          <table:table-cell office:value-type="float" office:value="11339" table:style-name="ce2">
            <text:p>1133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06:25:56</text:p>
          </table:table-cell>
          <table:table-cell office:value-type="string" table:style-name="ce2">
            <text:p>2020 JUN 08 07:26:5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06:26:06</text:p>
          </table:table-cell>
          <table:table-cell office:value-type="string" table:style-name="ce2">
            <text:p>2020 JUN 08 07:26:57</text:p>
          </table:table-cell>
          <table:table-cell office:value-type="float" office:value="-15.444800000000001" table:style-name="ce2">
            <text:p>-15,4448</text:p>
          </table:table-cell>
          <table:table-cell office:value-type="float" office:value="-174.45670000000001" table:style-name="ce2">
            <text:p>-174,4567</text:p>
          </table:table-cell>
          <table:table-cell office:value-type="float" office:value="5.4939" table:style-name="ce2">
            <text:p>5,4939</text:p>
          </table:table-cell>
          <table:table-cell office:value-type="float" office:value="93.220200000000006" table:style-name="ce2">
            <text:p>93,2202</text:p>
          </table:table-cell>
          <table:table-cell office:value-type="float" office:value="93.220200000000006" table:style-name="ce2">
            <text:p>93,2202</text:p>
          </table:table-cell>
          <table:table-cell office:value-type="float" office:value="9.5416999999999996E-15" table:style-name="ce2">
            <text:p>9,5417E-15</text:p>
          </table:table-cell>
          <table:table-cell office:value-type="float" office:value="22.840399999999999" table:style-name="ce2">
            <text:p>22,8404</text:p>
          </table:table-cell>
          <table:table-cell office:value-type="float" office:value="-7.1243999999999996" table:style-name="ce2">
            <text:p>-7,1244</text:p>
          </table:table-cell>
          <table:table-cell office:value-type="float" office:value="17.639199999999999" table:style-name="ce2">
            <text:p>17,6392</text:p>
          </table:table-cell>
          <table:table-cell office:value-type="float" office:value="90.786900000000003" table:style-name="ce2">
            <text:p>90,7869</text:p>
          </table:table-cell>
          <table:table-cell office:value-type="float" office:value="90.786900000000003" table:style-name="ce2">
            <text:p>90,7869</text:p>
          </table:table-cell>
          <table:table-cell office:value-type="float" office:value="1.8149E-14" table:style-name="ce2">
            <text:p>1,8149E-14</text:p>
          </table:table-cell>
          <table:table-cell office:value-type="float" office:value="57.883800000000001" table:style-name="ce2">
            <text:p>57,8838</text:p>
          </table:table-cell>
          <table:table-cell office:value-type="float" office:value="215.84710000000001" table:style-name="ce2">
            <text:p>215,8471</text:p>
          </table:table-cell>
          <table:table-cell office:value-type="string" table:style-name="ce2">
            <text:p>N/A</text:p>
          </table:table-cell>
          <table:table-cell office:value-type="float" office:value="554.00729999999999" table:style-name="ce2">
            <text:p>554,0073</text:p>
          </table:table-cell>
          <table:table-cell office:value-type="float" office:value="554.00729999999999" table:style-name="ce2">
            <text:p>554,00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51" table:style-name="ce2">
            <text:p>3651</text:p>
          </table:table-cell>
          <table:table-cell office:value-type="float" office:value="76" table:style-name="ce2">
            <text:p>76</text:p>
          </table:table-cell>
          <table:table-cell office:value-type="float" office:value="231" table:style-name="ce2">
            <text:p>231</text:p>
          </table:table-cell>
          <table:table-cell office:value-type="string" table:style-name="ce2">
            <text:p>1400002C0000000000000000000000000000000000000000000000000000000000000000000A0E43004C00E7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77" table:style-name="ce6">
            <text:p>27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8 06:27:5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8" table:style-name="ce2">
            <text:p>278</text:p>
          </table:table-cell>
          <table:table-cell office:value-type="float" office:value="278" table:style-name="ce2">
            <text:p>278</text:p>
          </table:table-cell>
          <table:table-cell office:value-type="float" office:value="11340" table:style-name="ce2">
            <text:p>113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08:24:02</text:p>
          </table:table-cell>
          <table:table-cell office:value-type="string" table:style-name="ce2">
            <text:p>2020 JUN 08 09:26:33</text:p>
          </table:table-cell>
          <table:table-cell office:value-type="string" table:style-name="ce2">
            <text:p>2020 JUN 08 08:30:27</text:p>
          </table:table-cell>
          <table:table-cell office:value-type="string" table:style-name="ce2">
            <text:p>2020 JUN 08 09:09:57</text:p>
          </table:table-cell>
          <table:table-cell office:value-type="string" table:style-name="ce2">
            <text:p>2020 JUN 08 08:24:12</text:p>
          </table:table-cell>
          <table:table-cell office:value-type="string" table:style-name="ce2">
            <text:p>2020 JUN 08 09:26:32</text:p>
          </table:table-cell>
          <table:table-cell office:value-type="float" office:value="-15.9039" table:style-name="ce2">
            <text:p>-15,9039</text:p>
          </table:table-cell>
          <table:table-cell office:value-type="float" office:value="156.66139999999999" table:style-name="ce2">
            <text:p>156,6614</text:p>
          </table:table-cell>
          <table:table-cell office:value-type="float" office:value="5.4836" table:style-name="ce2">
            <text:p>5,4836</text:p>
          </table:table-cell>
          <table:table-cell office:value-type="float" office:value="93.227999999999994" table:style-name="ce2">
            <text:p>93,228</text:p>
          </table:table-cell>
          <table:table-cell office:value-type="float" office:value="93.227999999999994" table:style-name="ce2">
            <text:p>93,228</text:p>
          </table:table-cell>
          <table:table-cell office:value-type="float" office:value="8.9960000000000002E-15" table:style-name="ce2">
            <text:p>8,996E-15</text:p>
          </table:table-cell>
          <table:table-cell office:value-type="float" office:value="27.6174" table:style-name="ce2">
            <text:p>27,6174</text:p>
          </table:table-cell>
          <table:table-cell office:value-type="float" office:value="-34.8934" table:style-name="ce2">
            <text:p>-34,8934</text:p>
          </table:table-cell>
          <table:table-cell office:value-type="float" office:value="17.7272" table:style-name="ce2">
            <text:p>17,7272</text:p>
          </table:table-cell>
          <table:table-cell office:value-type="float" office:value="93.1965" table:style-name="ce2">
            <text:p>93,1965</text:p>
          </table:table-cell>
          <table:table-cell office:value-type="float" office:value="93.1965" table:style-name="ce2">
            <text:p>93,1965</text:p>
          </table:table-cell>
          <table:table-cell office:value-type="float" office:value="3.8299000000000002E-14" table:style-name="ce2">
            <text:p>3,8299E-14</text:p>
          </table:table-cell>
          <table:table-cell office:value-type="float" office:value="57.762799999999999" table:style-name="ce2">
            <text:p>57,7628</text:p>
          </table:table-cell>
          <table:table-cell office:value-type="float" office:value="215.89750000000001" table:style-name="ce2">
            <text:p>215,8975</text:p>
          </table:table-cell>
          <table:table-cell office:value-type="float" office:value="12.475099999999999" table:style-name="ce2">
            <text:p>12,4751</text:p>
          </table:table-cell>
          <table:table-cell office:value-type="float" office:value="567.50670000000002" table:style-name="ce2">
            <text:p>567,5067</text:p>
          </table:table-cell>
          <table:table-cell office:value-type="float" office:value="578.69290000000001" table:style-name="ce2">
            <text:p>578,69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5" table:style-name="ce2">
            <text:p>385</text:p>
          </table:table-cell>
          <table:table-cell office:value-type="float" office:value="1015" table:style-name="ce2">
            <text:p>1015</text:p>
          </table:table-cell>
          <table:table-cell office:value-type="float" office:value="1885" table:style-name="ce2">
            <text:p>18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370" table:style-name="ce2">
            <text:p>237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0" table:style-name="ce2">
            <text:p>3740</text:p>
          </table:table-cell>
          <table:table-cell office:value-type="float" office:value="76" table:style-name="ce2">
            <text:p>76</text:p>
          </table:table-cell>
          <table:table-cell office:value-type="float" office:value="1174" table:style-name="ce2">
            <text:p>1174</text:p>
          </table:table-cell>
          <table:table-cell office:value-type="string" table:style-name="ce2">
            <text:p>1400002C00000000000000000000000000000000018103F7075D1E1E0942000102750275000A0E9C004C049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78" table:style-name="ce6">
            <text:p>27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8 08:26:0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79" table:style-name="ce2">
            <text:p>279</text:p>
          </table:table-cell>
          <table:table-cell office:value-type="float" office:value="279" table:style-name="ce2">
            <text:p>279</text:p>
          </table:table-cell>
          <table:table-cell office:value-type="float" office:value="11341" table:style-name="ce2">
            <text:p>1134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10:22:07</text:p>
          </table:table-cell>
          <table:table-cell office:value-type="string" table:style-name="ce2">
            <text:p>2020 JUN 08 11:24:3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10:22:17</text:p>
          </table:table-cell>
          <table:table-cell office:value-type="string" table:style-name="ce2">
            <text:p>2020 JUN 08 11:24:35</text:p>
          </table:table-cell>
          <table:table-cell office:value-type="float" office:value="-16.337599999999998" table:style-name="ce2">
            <text:p>-16,3376</text:p>
          </table:table-cell>
          <table:table-cell office:value-type="float" office:value="127.7792" table:style-name="ce2">
            <text:p>127,7792</text:p>
          </table:table-cell>
          <table:table-cell office:value-type="float" office:value="5.4730999999999996" table:style-name="ce2">
            <text:p>5,4731</text:p>
          </table:table-cell>
          <table:table-cell office:value-type="float" office:value="93.245800000000003" table:style-name="ce2">
            <text:p>93,2458</text:p>
          </table:table-cell>
          <table:table-cell office:value-type="float" office:value="93.245800000000003" table:style-name="ce2">
            <text:p>93,2458</text:p>
          </table:table-cell>
          <table:table-cell office:value-type="float" office:value="8.9960000000000002E-15" table:style-name="ce2">
            <text:p>8,996E-15</text:p>
          </table:table-cell>
          <table:table-cell office:value-type="float" office:value="28.0595" table:style-name="ce2">
            <text:p>28,0595</text:p>
          </table:table-cell>
          <table:table-cell office:value-type="float" office:value="-63.759500000000003" table:style-name="ce2">
            <text:p>-63,7595</text:p>
          </table:table-cell>
          <table:table-cell office:value-type="float" office:value="17.717199999999998" table:style-name="ce2">
            <text:p>17,7172</text:p>
          </table:table-cell>
          <table:table-cell office:value-type="float" office:value="93.191000000000003" table:style-name="ce2">
            <text:p>93,191</text:p>
          </table:table-cell>
          <table:table-cell office:value-type="float" office:value="93.191000000000003" table:style-name="ce2">
            <text:p>93,191</text:p>
          </table:table-cell>
          <table:table-cell office:value-type="float" office:value="2.6227999999999999E-14" table:style-name="ce2">
            <text:p>2,6228E-14</text:p>
          </table:table-cell>
          <table:table-cell office:value-type="float" office:value="57.670299999999997" table:style-name="ce2">
            <text:p>57,6703</text:p>
          </table:table-cell>
          <table:table-cell office:value-type="float" office:value="215.94800000000001" table:style-name="ce2">
            <text:p>215,948</text:p>
          </table:table-cell>
          <table:table-cell office:value-type="string" table:style-name="ce2">
            <text:p>N/A</text:p>
          </table:table-cell>
          <table:table-cell office:value-type="float" office:value="567.20870000000002" table:style-name="ce2">
            <text:p>567,2087</text:p>
          </table:table-cell>
          <table:table-cell office:value-type="float" office:value="567.20870000000002" table:style-name="ce2">
            <text:p>567,20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318" table:style-name="ce2">
            <text:p>318</text:p>
          </table:table-cell>
          <table:table-cell office:value-type="string" table:style-name="ce2">
            <text:p>1400002C0000000000000000000000000000000000000000000000000000000000000000000A0E9A004C013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79" table:style-name="ce6">
            <text:p>27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8 10:24:0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80" table:style-name="ce2">
            <text:p>280</text:p>
          </table:table-cell>
          <table:table-cell office:value-type="float" office:value="280" table:style-name="ce2">
            <text:p>280</text:p>
          </table:table-cell>
          <table:table-cell office:value-type="float" office:value="11342" table:style-name="ce2">
            <text:p>1134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12:10:10</text:p>
          </table:table-cell>
          <table:table-cell office:value-type="string" table:style-name="ce2">
            <text:p>2020 JUN 08 13:21:04</text:p>
          </table:table-cell>
          <table:table-cell office:value-type="string" table:style-name="ce2">
            <text:p>2020 JUN 08 12:10:20</text:p>
          </table:table-cell>
          <table:table-cell office:value-type="string" table:style-name="ce2">
            <text:p>2020 JUN 08 13:20:50</text:p>
          </table:table-cell>
          <table:table-cell office:value-type="string" table:style-name="ce2">
            <text:p>2020 JUN 08 12:10:20</text:p>
          </table:table-cell>
          <table:table-cell office:value-type="string" table:style-name="ce2">
            <text:p>2020 JUN 08 13:21:03</text:p>
          </table:table-cell>
          <table:table-cell office:value-type="float" office:value="12.6492" table:style-name="ce2">
            <text:p>12,6492</text:p>
          </table:table-cell>
          <table:table-cell office:value-type="float" office:value="93.071399999999997" table:style-name="ce2">
            <text:p>93,0714</text:p>
          </table:table-cell>
          <table:table-cell office:value-type="float" office:value="4.9116999999999997" table:style-name="ce2">
            <text:p>4,9117</text:p>
          </table:table-cell>
          <table:table-cell office:value-type="float" office:value="108.7149" table:style-name="ce2">
            <text:p>108,7149</text:p>
          </table:table-cell>
          <table:table-cell office:value-type="float" office:value="108.7149" table:style-name="ce2">
            <text:p>108,7149</text:p>
          </table:table-cell>
          <table:table-cell office:value-type="float" office:value="8.1960999999999992E-15" table:style-name="ce2">
            <text:p>8,1961E-15</text:p>
          </table:table-cell>
          <table:table-cell office:value-type="float" office:value="23.994700000000002" table:style-name="ce2">
            <text:p>23,9947</text:p>
          </table:table-cell>
          <table:table-cell office:value-type="float" office:value="-93.761600000000001" table:style-name="ce2">
            <text:p>-93,7616</text:p>
          </table:table-cell>
          <table:table-cell office:value-type="float" office:value="17.605799999999999" table:style-name="ce2">
            <text:p>17,6058</text:p>
          </table:table-cell>
          <table:table-cell office:value-type="float" office:value="90.680599999999998" table:style-name="ce2">
            <text:p>90,6806</text:p>
          </table:table-cell>
          <table:table-cell office:value-type="float" office:value="90.680599999999998" table:style-name="ce2">
            <text:p>90,6806</text:p>
          </table:table-cell>
          <table:table-cell office:value-type="float" office:value="3.9949E-14" table:style-name="ce2">
            <text:p>3,9949E-14</text:p>
          </table:table-cell>
          <table:table-cell office:value-type="float" office:value="57.597000000000001" table:style-name="ce2">
            <text:p>57,597</text:p>
          </table:table-cell>
          <table:table-cell office:value-type="float" office:value="215.9941" table:style-name="ce2">
            <text:p>215,9941</text:p>
          </table:table-cell>
          <table:table-cell office:value-type="float" office:value="25.158799999999999" table:style-name="ce2">
            <text:p>25,1588</text:p>
          </table:table-cell>
          <table:table-cell office:value-type="float" office:value="643.83180000000004" table:style-name="ce2">
            <text:p>643,8318</text:p>
          </table:table-cell>
          <table:table-cell office:value-type="float" office:value="666.68589999999995" table:style-name="ce2">
            <text:p>666,68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40" table:style-name="ce2">
            <text:p>244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230" table:style-name="ce2">
            <text:p>42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243" table:style-name="ce2">
            <text:p>4243</text:p>
          </table:table-cell>
          <table:table-cell office:value-type="float" office:value="76" table:style-name="ce2">
            <text:p>76</text:p>
          </table:table-cell>
          <table:table-cell office:value-type="float" office:value="1047" table:style-name="ce2">
            <text:p>1047</text:p>
          </table:table-cell>
          <table:table-cell office:value-type="string" table:style-name="ce2">
            <text:p>1400002C00000000000000000000000000000000000A028009881E1E1086000102750275000A1093004C0417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24" table:style-name="ce6">
            <text:p>1324</text:p>
          </table:table-cell>
          <table:table-cell office:value-type="float" office:value="1324" table:style-name="ce6">
            <text:p>1324</text:p>
          </table:table-cell>
          <table:table-cell office:value-type="float" office:value="1" table:style-name="ce6">
            <text:p>1</text:p>
          </table:table-cell>
          <table:table-cell office:value-type="float" office:value="280" table:style-name="ce6">
            <text:p>28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8 12:22:10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1" table:style-name="ce2">
            <text:p>281</text:p>
          </table:table-cell>
          <table:table-cell office:value-type="float" office:value="281" table:style-name="ce2">
            <text:p>281</text:p>
          </table:table-cell>
          <table:table-cell office:value-type="float" office:value="11343" table:style-name="ce2">
            <text:p>1134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14:18:09</text:p>
          </table:table-cell>
          <table:table-cell office:value-type="string" table:style-name="ce2">
            <text:p>2020 JUN 08 15:19:02</text:p>
          </table:table-cell>
          <table:table-cell office:value-type="string" table:style-name="ce2">
            <text:p>2020 JUN 08 14:25:10</text:p>
          </table:table-cell>
          <table:table-cell office:value-type="string" table:style-name="ce2">
            <text:p>2020 JUN 08 15:03:25</text:p>
          </table:table-cell>
          <table:table-cell office:value-type="string" table:style-name="ce2">
            <text:p>2020 JUN 08 14:18:19</text:p>
          </table:table-cell>
          <table:table-cell office:value-type="string" table:style-name="ce2">
            <text:p>2020 JUN 08 15:19:01</text:p>
          </table:table-cell>
          <table:table-cell office:value-type="float" office:value="-17.177700000000002" table:style-name="ce2">
            <text:p>-17,1777</text:p>
          </table:table-cell>
          <table:table-cell office:value-type="float" office:value="70.079400000000007" table:style-name="ce2">
            <text:p>70,0794</text:p>
          </table:table-cell>
          <table:table-cell office:value-type="float" office:value="5.4543999999999997" table:style-name="ce2">
            <text:p>5,4544</text:p>
          </table:table-cell>
          <table:table-cell office:value-type="float" office:value="93.256399999999999" table:style-name="ce2">
            <text:p>93,2564</text:p>
          </table:table-cell>
          <table:table-cell office:value-type="float" office:value="93.256399999999999" table:style-name="ce2">
            <text:p>93,2564</text:p>
          </table:table-cell>
          <table:table-cell office:value-type="float" office:value="1.1467999999999999E-14" table:style-name="ce2">
            <text:p>1,1468E-14</text:p>
          </table:table-cell>
          <table:table-cell office:value-type="float" office:value="24.278199999999998" table:style-name="ce2">
            <text:p>24,2782</text:p>
          </table:table-cell>
          <table:table-cell office:value-type="float" office:value="-122.6048" table:style-name="ce2">
            <text:p>-122,6048</text:p>
          </table:table-cell>
          <table:table-cell office:value-type="float" office:value="17.5961" table:style-name="ce2">
            <text:p>17,5961</text:p>
          </table:table-cell>
          <table:table-cell office:value-type="float" office:value="90.637" table:style-name="ce2">
            <text:p>90,637</text:p>
          </table:table-cell>
          <table:table-cell office:value-type="float" office:value="90.637" table:style-name="ce2">
            <text:p>90,637</text:p>
          </table:table-cell>
          <table:table-cell office:value-type="float" office:value="1.5903E-14" table:style-name="ce2">
            <text:p>1,5903E-14</text:p>
          </table:table-cell>
          <table:table-cell office:value-type="float" office:value="57.496899999999997" table:style-name="ce2">
            <text:p>57,4969</text:p>
          </table:table-cell>
          <table:table-cell office:value-type="float" office:value="216.0488" table:style-name="ce2">
            <text:p>216,0488</text:p>
          </table:table-cell>
          <table:table-cell office:value-type="float" office:value="11.963699999999999" table:style-name="ce2">
            <text:p>11,9637</text:p>
          </table:table-cell>
          <table:table-cell office:value-type="float" office:value="552.63620000000003" table:style-name="ce2">
            <text:p>552,6362</text:p>
          </table:table-cell>
          <table:table-cell office:value-type="float" office:value="563.3519" table:style-name="ce2">
            <text:p>563,35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21" table:style-name="ce2">
            <text:p>421</text:p>
          </table:table-cell>
          <table:table-cell office:value-type="float" office:value="1051" table:style-name="ce2">
            <text:p>1051</text:p>
          </table:table-cell>
          <table:table-cell office:value-type="float" office:value="1876" table:style-name="ce2">
            <text:p>187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295" table:style-name="ce2">
            <text:p>229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642" table:style-name="ce2">
            <text:p>3642</text:p>
          </table:table-cell>
          <table:table-cell office:value-type="float" office:value="76" table:style-name="ce2">
            <text:p>76</text:p>
          </table:table-cell>
          <table:table-cell office:value-type="float" office:value="1064" table:style-name="ce2">
            <text:p>1064</text:p>
          </table:table-cell>
          <table:table-cell office:value-type="string" table:style-name="ce2">
            <text:p>1400002C0000000000000000000000000000000001A5041B07541E1E08F7000102750275000A0E3A004C042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81" table:style-name="ce6">
            <text:p>28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8 14:20:0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2" table:style-name="ce2">
            <text:p>282</text:p>
          </table:table-cell>
          <table:table-cell office:value-type="float" office:value="282" table:style-name="ce2">
            <text:p>282</text:p>
          </table:table-cell>
          <table:table-cell office:value-type="float" office:value="11344" table:style-name="ce2">
            <text:p>1134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16:16:09</text:p>
          </table:table-cell>
          <table:table-cell office:value-type="string" table:style-name="ce2">
            <text:p>2020 JUN 08 17:18:39</text:p>
          </table:table-cell>
          <table:table-cell office:value-type="string" table:style-name="ce2">
            <text:p>2020 JUN 08 16:22:18</text:p>
          </table:table-cell>
          <table:table-cell office:value-type="string" table:style-name="ce2">
            <text:p>2020 JUN 08 17:02:18</text:p>
          </table:table-cell>
          <table:table-cell office:value-type="string" table:style-name="ce2">
            <text:p>2020 JUN 08 16:16:19</text:p>
          </table:table-cell>
          <table:table-cell office:value-type="string" table:style-name="ce2">
            <text:p>2020 JUN 08 17:18:38</text:p>
          </table:table-cell>
          <table:table-cell office:value-type="float" office:value="-17.556699999999999" table:style-name="ce2">
            <text:p>-17,5567</text:p>
          </table:table-cell>
          <table:table-cell office:value-type="float" office:value="41.238799999999998" table:style-name="ce2">
            <text:p>41,2388</text:p>
          </table:table-cell>
          <table:table-cell office:value-type="float" office:value="5.4452999999999996" table:style-name="ce2">
            <text:p>5,4453</text:p>
          </table:table-cell>
          <table:table-cell office:value-type="float" office:value="93.266900000000007" table:style-name="ce2">
            <text:p>93,2669</text:p>
          </table:table-cell>
          <table:table-cell office:value-type="float" office:value="93.266900000000007" table:style-name="ce2">
            <text:p>93,2669</text:p>
          </table:table-cell>
          <table:table-cell office:value-type="float" office:value="4.2672000000000002E-14" table:style-name="ce2">
            <text:p>4,2672E-14</text:p>
          </table:table-cell>
          <table:table-cell office:value-type="float" office:value="29.239899999999999" table:style-name="ce2">
            <text:p>29,2399</text:p>
          </table:table-cell>
          <table:table-cell office:value-type="float" office:value="-150.2217" table:style-name="ce2">
            <text:p>-150,2217</text:p>
          </table:table-cell>
          <table:table-cell office:value-type="float" office:value="17.695" table:style-name="ce2">
            <text:p>17,695</text:p>
          </table:table-cell>
          <table:table-cell office:value-type="float" office:value="93.237300000000005" table:style-name="ce2">
            <text:p>93,2373</text:p>
          </table:table-cell>
          <table:table-cell office:value-type="float" office:value="93.237300000000005" table:style-name="ce2">
            <text:p>93,2373</text:p>
          </table:table-cell>
          <table:table-cell office:value-type="float" office:value="4.3259999999999997E-14" table:style-name="ce2">
            <text:p>4,326E-14</text:p>
          </table:table-cell>
          <table:table-cell office:value-type="float" office:value="57.330500000000001" table:style-name="ce2">
            <text:p>57,3305</text:p>
          </table:table-cell>
          <table:table-cell office:value-type="float" office:value="216.0992" table:style-name="ce2">
            <text:p>216,0992</text:p>
          </table:table-cell>
          <table:table-cell office:value-type="float" office:value="12.6797" table:style-name="ce2">
            <text:p>12,6797</text:p>
          </table:table-cell>
          <table:table-cell office:value-type="float" office:value="567.35490000000004" table:style-name="ce2">
            <text:p>567,3549</text:p>
          </table:table-cell>
          <table:table-cell office:value-type="float" office:value="578.72940000000006" table:style-name="ce2">
            <text:p>578,72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9" table:style-name="ce2">
            <text:p>369</text:p>
          </table:table-cell>
          <table:table-cell office:value-type="float" office:value="999" table:style-name="ce2">
            <text:p>999</text:p>
          </table:table-cell>
          <table:table-cell office:value-type="float" office:value="1884" table:style-name="ce2">
            <text:p>188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00" table:style-name="ce2">
            <text:p>240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1170" table:style-name="ce2">
            <text:p>1170</text:p>
          </table:table-cell>
          <table:table-cell office:value-type="string" table:style-name="ce2">
            <text:p>1400002C00000000000000000000000000000000017103E7075C1E1E0960000102750275000A0E9B004C049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941" table:style-name="ce6">
            <text:p>1941</text:p>
          </table:table-cell>
          <table:table-cell office:value-type="float" office:value="1941" table:style-name="ce6">
            <text:p>1941</text:p>
          </table:table-cell>
          <table:table-cell office:value-type="float" office:value="1" table:style-name="ce6">
            <text:p>1</text:p>
          </table:table-cell>
          <table:table-cell office:value-type="float" office:value="282" table:style-name="ce6">
            <text:p>28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8 16:18:09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283" table:style-name="ce2">
            <text:p>283</text:p>
          </table:table-cell>
          <table:table-cell office:value-type="float" office:value="283" table:style-name="ce2">
            <text:p>283</text:p>
          </table:table-cell>
          <table:table-cell office:value-type="float" office:value="11345" table:style-name="ce2">
            <text:p>113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18:04:13</text:p>
          </table:table-cell>
          <table:table-cell office:value-type="string" table:style-name="ce2">
            <text:p>2020 JUN 08 19:15:06</text:p>
          </table:table-cell>
          <table:table-cell office:value-type="string" table:style-name="ce2">
            <text:p>2020 JUN 08 18:04:23</text:p>
          </table:table-cell>
          <table:table-cell office:value-type="string" table:style-name="ce2">
            <text:p>2020 JUN 08 19:14:53</text:p>
          </table:table-cell>
          <table:table-cell office:value-type="string" table:style-name="ce2">
            <text:p>2020 JUN 08 18:04:23</text:p>
          </table:table-cell>
          <table:table-cell office:value-type="string" table:style-name="ce2">
            <text:p>2020 JUN 08 19:15:05</text:p>
          </table:table-cell>
          <table:table-cell office:value-type="float" office:value="11.472899999999999" table:style-name="ce2">
            <text:p>11,4729</text:p>
          </table:table-cell>
          <table:table-cell office:value-type="float" office:value="6.4664999999999999" table:style-name="ce2">
            <text:p>6,4665</text:p>
          </table:table-cell>
          <table:table-cell office:value-type="float" office:value="4.8796999999999997" table:style-name="ce2">
            <text:p>4,8797</text:p>
          </table:table-cell>
          <table:table-cell office:value-type="float" office:value="108.946" table:style-name="ce2">
            <text:p>108,946</text:p>
          </table:table-cell>
          <table:table-cell office:value-type="float" office:value="108.946" table:style-name="ce2">
            <text:p>108,946</text:p>
          </table:table-cell>
          <table:table-cell office:value-type="float" office:value="7.9514000000000006E-15" table:style-name="ce2">
            <text:p>7,9514E-15</text:p>
          </table:table-cell>
          <table:table-cell office:value-type="float" office:value="24.956399999999999" table:style-name="ce2">
            <text:p>24,9564</text:p>
          </table:table-cell>
          <table:table-cell office:value-type="float" office:value="179.67099999999999" table:style-name="ce2">
            <text:p>179,671</text:p>
          </table:table-cell>
          <table:table-cell office:value-type="float" office:value="17.5764" table:style-name="ce2">
            <text:p>17,5764</text:p>
          </table:table-cell>
          <table:table-cell office:value-type="float" office:value="90.5779" table:style-name="ce2">
            <text:p>90,5779</text:p>
          </table:table-cell>
          <table:table-cell office:value-type="float" office:value="90.5779" table:style-name="ce2">
            <text:p>90,5779</text:p>
          </table:table-cell>
          <table:table-cell office:value-type="float" office:value="3.9856999999999997E-14" table:style-name="ce2">
            <text:p>3,9857E-14</text:p>
          </table:table-cell>
          <table:table-cell office:value-type="float" office:value="57.167099999999998" table:style-name="ce2">
            <text:p>57,1671</text:p>
          </table:table-cell>
          <table:table-cell office:value-type="float" office:value="216.1454" table:style-name="ce2">
            <text:p>216,1454</text:p>
          </table:table-cell>
          <table:table-cell office:value-type="float" office:value="25.158799999999999" table:style-name="ce2">
            <text:p>25,1588</text:p>
          </table:table-cell>
          <table:table-cell office:value-type="float" office:value="643.67999999999995" table:style-name="ce2">
            <text:p>643,68</text:p>
          </table:table-cell>
          <table:table-cell office:value-type="float" office:value="666.53420000000006" table:style-name="ce2">
            <text:p>666,53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40" table:style-name="ce2">
            <text:p>244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230" table:style-name="ce2">
            <text:p>42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242" table:style-name="ce2">
            <text:p>4242</text:p>
          </table:table-cell>
          <table:table-cell office:value-type="float" office:value="76" table:style-name="ce2">
            <text:p>76</text:p>
          </table:table-cell>
          <table:table-cell office:value-type="float" office:value="1046" table:style-name="ce2">
            <text:p>1046</text:p>
          </table:table-cell>
          <table:table-cell office:value-type="string" table:style-name="ce2">
            <text:p>1400002C00000000000000000000000000000000000A028009881E1E1086000102750275000A1092004C041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83" table:style-name="ce6">
            <text:p>28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8 18:16:1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4" table:style-name="ce2">
            <text:p>284</text:p>
          </table:table-cell>
          <table:table-cell office:value-type="float" office:value="284" table:style-name="ce2">
            <text:p>284</text:p>
          </table:table-cell>
          <table:table-cell office:value-type="float" office:value="11346" table:style-name="ce2">
            <text:p>1134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20:12:19</text:p>
          </table:table-cell>
          <table:table-cell office:value-type="string" table:style-name="ce2">
            <text:p>2020 JUN 08 21:14:49</text:p>
          </table:table-cell>
          <table:table-cell office:value-type="string" table:style-name="ce2">
            <text:p>2020 JUN 08 20:18:16</text:p>
          </table:table-cell>
          <table:table-cell office:value-type="string" table:style-name="ce2">
            <text:p>2020 JUN 08 20:58:31</text:p>
          </table:table-cell>
          <table:table-cell office:value-type="string" table:style-name="ce2">
            <text:p>2020 JUN 08 20:12:29</text:p>
          </table:table-cell>
          <table:table-cell office:value-type="string" table:style-name="ce2">
            <text:p>2020 JUN 08 21:14:48</text:p>
          </table:table-cell>
          <table:table-cell office:value-type="float" office:value="-18.3476" table:style-name="ce2">
            <text:p>-18,3476</text:p>
          </table:table-cell>
          <table:table-cell office:value-type="float" office:value="-16.511700000000001" table:style-name="ce2">
            <text:p>-16,5117</text:p>
          </table:table-cell>
          <table:table-cell office:value-type="float" office:value="5.4253" table:style-name="ce2">
            <text:p>5,4253</text:p>
          </table:table-cell>
          <table:table-cell office:value-type="float" office:value="93.3018" table:style-name="ce2">
            <text:p>93,3018</text:p>
          </table:table-cell>
          <table:table-cell office:value-type="float" office:value="93.3018" table:style-name="ce2">
            <text:p>93,3018</text:p>
          </table:table-cell>
          <table:table-cell office:value-type="float" office:value="2.2490000000000001E-14" table:style-name="ce2">
            <text:p>2,249E-14</text:p>
          </table:table-cell>
          <table:table-cell office:value-type="float" office:value="30.075500000000002" table:style-name="ce2">
            <text:p>30,0755</text:p>
          </table:table-cell>
          <table:table-cell office:value-type="float" office:value="152.08199999999999" table:style-name="ce2">
            <text:p>152,082</text:p>
          </table:table-cell>
          <table:table-cell office:value-type="float" office:value="17.678599999999999" table:style-name="ce2">
            <text:p>17,6786</text:p>
          </table:table-cell>
          <table:table-cell office:value-type="float" office:value="93.266099999999994" table:style-name="ce2">
            <text:p>93,2661</text:p>
          </table:table-cell>
          <table:table-cell office:value-type="float" office:value="93.266099999999994" table:style-name="ce2">
            <text:p>93,2661</text:p>
          </table:table-cell>
          <table:table-cell office:value-type="float" office:value="4.0730999999999997E-14" table:style-name="ce2">
            <text:p>4,0731E-14</text:p>
          </table:table-cell>
          <table:table-cell office:value-type="float" office:value="57.02" table:style-name="ce2">
            <text:p>57,02</text:p>
          </table:table-cell>
          <table:table-cell office:value-type="float" office:value="216.2002" table:style-name="ce2">
            <text:p>216,2002</text:p>
          </table:table-cell>
          <table:table-cell office:value-type="float" office:value="12.782" table:style-name="ce2">
            <text:p>12,782</text:p>
          </table:table-cell>
          <table:table-cell office:value-type="float" office:value="567.35490000000004" table:style-name="ce2">
            <text:p>567,3549</text:p>
          </table:table-cell>
          <table:table-cell office:value-type="float" office:value="578.82349999999997" table:style-name="ce2">
            <text:p>578,82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7" table:style-name="ce2">
            <text:p>357</text:p>
          </table:table-cell>
          <table:table-cell office:value-type="float" office:value="987" table:style-name="ce2">
            <text:p>987</text:p>
          </table:table-cell>
          <table:table-cell office:value-type="float" office:value="1872" table:style-name="ce2">
            <text:p>187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15" table:style-name="ce2">
            <text:p>24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1149" table:style-name="ce2">
            <text:p>1149</text:p>
          </table:table-cell>
          <table:table-cell office:value-type="string" table:style-name="ce2">
            <text:p>1400002C00000000000000000000000000000000016503DB07501E1E096F000102750275000A0E9B004C047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84" table:style-name="ce6">
            <text:p>28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8 20:14:2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85" table:style-name="ce2">
            <text:p>285</text:p>
          </table:table-cell>
          <table:table-cell office:value-type="float" office:value="285" table:style-name="ce2">
            <text:p>285</text:p>
          </table:table-cell>
          <table:table-cell office:value-type="float" office:value="11347" table:style-name="ce2">
            <text:p>1134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22:10:25</text:p>
          </table:table-cell>
          <table:table-cell office:value-type="string" table:style-name="ce2">
            <text:p>2020 JUN 08 23:11:0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22:10:35</text:p>
          </table:table-cell>
          <table:table-cell office:value-type="string" table:style-name="ce2">
            <text:p>2020 JUN 08 23:11:05</text:p>
          </table:table-cell>
          <table:table-cell office:value-type="float" office:value="-18.8308" table:style-name="ce2">
            <text:p>-18,8308</text:p>
          </table:table-cell>
          <table:table-cell office:value-type="float" office:value="-45.388399999999997" table:style-name="ce2">
            <text:p>-45,3884</text:p>
          </table:table-cell>
          <table:table-cell office:value-type="float" office:value="5.4156000000000004" table:style-name="ce2">
            <text:p>5,4156</text:p>
          </table:table-cell>
          <table:table-cell office:value-type="float" office:value="93.29" table:style-name="ce2">
            <text:p>93,29</text:p>
          </table:table-cell>
          <table:table-cell office:value-type="float" office:value="93.29" table:style-name="ce2">
            <text:p>93,29</text:p>
          </table:table-cell>
          <table:table-cell office:value-type="float" office:value="4.1225000000000002E-14" table:style-name="ce2">
            <text:p>4,1225E-14</text:p>
          </table:table-cell>
          <table:table-cell office:value-type="float" office:value="25.317599999999999" table:style-name="ce2">
            <text:p>25,3176</text:p>
          </table:table-cell>
          <table:table-cell office:value-type="float" office:value="121.8064" table:style-name="ce2">
            <text:p>121,8064</text:p>
          </table:table-cell>
          <table:table-cell office:value-type="float" office:value="17.546099999999999" table:style-name="ce2">
            <text:p>17,5461</text:p>
          </table:table-cell>
          <table:table-cell office:value-type="float" office:value="90.2988" table:style-name="ce2">
            <text:p>90,2988</text:p>
          </table:table-cell>
          <table:table-cell office:value-type="float" office:value="90.2988" table:style-name="ce2">
            <text:p>90,2988</text:p>
          </table:table-cell>
          <table:table-cell office:value-type="float" office:value="4.8964E-14" table:style-name="ce2">
            <text:p>4,8964E-14</text:p>
          </table:table-cell>
          <table:table-cell office:value-type="float" office:value="56.923000000000002" table:style-name="ce2">
            <text:p>56,923</text:p>
          </table:table-cell>
          <table:table-cell office:value-type="float" office:value="216.25059999999999" table:style-name="ce2">
            <text:p>216,2506</text:p>
          </table:table-cell>
          <table:table-cell office:value-type="string" table:style-name="ce2">
            <text:p>N/A</text:p>
          </table:table-cell>
          <table:table-cell office:value-type="float" office:value="550.82079999999996" table:style-name="ce2">
            <text:p>550,8208</text:p>
          </table:table-cell>
          <table:table-cell office:value-type="float" office:value="550.82079999999996" table:style-name="ce2">
            <text:p>550,82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30" table:style-name="ce2">
            <text:p>3630</text:p>
          </table:table-cell>
          <table:table-cell office:value-type="float" office:value="76" table:style-name="ce2">
            <text:p>76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1400002C0000000000000000000000000000000000000000000000000000000000000000000A0E2E004C00D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85" table:style-name="ce6">
            <text:p>28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8 22:12:2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6" table:style-name="ce2">
            <text:p>286</text:p>
          </table:table-cell>
          <table:table-cell office:value-type="float" office:value="286" table:style-name="ce2">
            <text:p>286</text:p>
          </table:table-cell>
          <table:table-cell office:value-type="float" office:value="11348" table:style-name="ce2">
            <text:p>1134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00:08:27</text:p>
          </table:table-cell>
          <table:table-cell office:value-type="string" table:style-name="ce2">
            <text:p>2020 JUN 09 01:10:55</text:p>
          </table:table-cell>
          <table:table-cell office:value-type="string" table:style-name="ce2">
            <text:p>2020 JUN 09 00:14:15</text:p>
          </table:table-cell>
          <table:table-cell office:value-type="string" table:style-name="ce2">
            <text:p>2020 JUN 09 00:55:00</text:p>
          </table:table-cell>
          <table:table-cell office:value-type="string" table:style-name="ce2">
            <text:p>2020 JUN 09 00:08:37</text:p>
          </table:table-cell>
          <table:table-cell office:value-type="string" table:style-name="ce2">
            <text:p>2020 JUN 09 01:10:54</text:p>
          </table:table-cell>
          <table:table-cell office:value-type="float" office:value="-19.241900000000001" table:style-name="ce2">
            <text:p>-19,2419</text:p>
          </table:table-cell>
          <table:table-cell office:value-type="float" office:value="-74.262799999999999" table:style-name="ce2">
            <text:p>-74,2628</text:p>
          </table:table-cell>
          <table:table-cell office:value-type="float" office:value="5.4047000000000001" table:style-name="ce2">
            <text:p>5,4047</text:p>
          </table:table-cell>
          <table:table-cell office:value-type="float" office:value="93.310299999999998" table:style-name="ce2">
            <text:p>93,3103</text:p>
          </table:table-cell>
          <table:table-cell office:value-type="float" office:value="93.310299999999998" table:style-name="ce2">
            <text:p>93,3103</text:p>
          </table:table-cell>
          <table:table-cell office:value-type="float" office:value="4.4299999999999998E-14" table:style-name="ce2">
            <text:p>4,43E-14</text:p>
          </table:table-cell>
          <table:table-cell office:value-type="float" office:value="30.918099999999999" table:style-name="ce2">
            <text:p>30,9181</text:p>
          </table:table-cell>
          <table:table-cell office:value-type="float" office:value="94.374200000000002" table:style-name="ce2">
            <text:p>94,3742</text:p>
          </table:table-cell>
          <table:table-cell office:value-type="float" office:value="17.660299999999999" table:style-name="ce2">
            <text:p>17,6603</text:p>
          </table:table-cell>
          <table:table-cell office:value-type="float" office:value="93.277600000000007" table:style-name="ce2">
            <text:p>93,2776</text:p>
          </table:table-cell>
          <table:table-cell office:value-type="float" office:value="93.277600000000007" table:style-name="ce2">
            <text:p>93,2776</text:p>
          </table:table-cell>
          <table:table-cell office:value-type="float" office:value="1.5002999999999999E-14" table:style-name="ce2">
            <text:p>1,5003E-14</text:p>
          </table:table-cell>
          <table:table-cell office:value-type="float" office:value="56.840299999999999" table:style-name="ce2">
            <text:p>56,8403</text:p>
          </table:table-cell>
          <table:table-cell office:value-type="float" office:value="216.30109999999999" table:style-name="ce2">
            <text:p>216,3011</text:p>
          </table:table-cell>
          <table:table-cell office:value-type="float" office:value="12.986499999999999" table:style-name="ce2">
            <text:p>12,9865</text:p>
          </table:table-cell>
          <table:table-cell office:value-type="float" office:value="567.05150000000003" table:style-name="ce2">
            <text:p>567,0515</text:p>
          </table:table-cell>
          <table:table-cell office:value-type="float" office:value="578.70820000000003" table:style-name="ce2">
            <text:p>578,70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8" table:style-name="ce2">
            <text:p>348</text:p>
          </table:table-cell>
          <table:table-cell office:value-type="float" office:value="978" table:style-name="ce2">
            <text:p>978</text:p>
          </table:table-cell>
          <table:table-cell office:value-type="float" office:value="1878" table:style-name="ce2">
            <text:p>187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45" table:style-name="ce2">
            <text:p>24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1165" table:style-name="ce2">
            <text:p>1165</text:p>
          </table:table-cell>
          <table:table-cell office:value-type="string" table:style-name="ce2">
            <text:p>1400002C00000000000000000000000000000000015C03D207561E1E098D000102750275000A0E99004C048D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84" table:style-name="ce6">
            <text:p>1384</text:p>
          </table:table-cell>
          <table:table-cell office:value-type="float" office:value="1384" table:style-name="ce6">
            <text:p>1384</text:p>
          </table:table-cell>
          <table:table-cell office:value-type="float" office:value="1" table:style-name="ce6">
            <text:p>1</text:p>
          </table:table-cell>
          <table:table-cell office:value-type="float" office:value="286" table:style-name="ce6">
            <text:p>28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00:10:2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87" table:style-name="ce2">
            <text:p>287</text:p>
          </table:table-cell>
          <table:table-cell office:value-type="float" office:value="287" table:style-name="ce2">
            <text:p>287</text:p>
          </table:table-cell>
          <table:table-cell office:value-type="float" office:value="11349" table:style-name="ce2">
            <text:p>1134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02:06:27</text:p>
          </table:table-cell>
          <table:table-cell office:value-type="string" table:style-name="ce2">
            <text:p>2020 JUN 09 03:07:0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02:06:37</text:p>
          </table:table-cell>
          <table:table-cell office:value-type="string" table:style-name="ce2">
            <text:p>2020 JUN 09 03:07:03</text:p>
          </table:table-cell>
          <table:table-cell office:value-type="float" office:value="-19.650099999999998" table:style-name="ce2">
            <text:p>-19,6501</text:p>
          </table:table-cell>
          <table:table-cell office:value-type="float" office:value="-103.10039999999999" table:style-name="ce2">
            <text:p>-103,1004</text:p>
          </table:table-cell>
          <table:table-cell office:value-type="float" office:value="5.3958000000000004" table:style-name="ce2">
            <text:p>5,3958</text:p>
          </table:table-cell>
          <table:table-cell office:value-type="float" office:value="93.304500000000004" table:style-name="ce2">
            <text:p>93,3045</text:p>
          </table:table-cell>
          <table:table-cell office:value-type="float" office:value="93.304500000000004" table:style-name="ce2">
            <text:p>93,3045</text:p>
          </table:table-cell>
          <table:table-cell office:value-type="float" office:value="4.8861000000000003E-14" table:style-name="ce2">
            <text:p>4,8861E-14</text:p>
          </table:table-cell>
          <table:table-cell office:value-type="float" office:value="26.016400000000001" table:style-name="ce2">
            <text:p>26,0164</text:p>
          </table:table-cell>
          <table:table-cell office:value-type="float" office:value="64.0989" table:style-name="ce2">
            <text:p>64,0989</text:p>
          </table:table-cell>
          <table:table-cell office:value-type="float" office:value="17.525600000000001" table:style-name="ce2">
            <text:p>17,5256</text:p>
          </table:table-cell>
          <table:table-cell office:value-type="float" office:value="90.246499999999997" table:style-name="ce2">
            <text:p>90,2465</text:p>
          </table:table-cell>
          <table:table-cell office:value-type="float" office:value="90.246499999999997" table:style-name="ce2">
            <text:p>90,2465</text:p>
          </table:table-cell>
          <table:table-cell office:value-type="float" office:value="1.1467999999999999E-14" table:style-name="ce2">
            <text:p>1,1468E-14</text:p>
          </table:table-cell>
          <table:table-cell office:value-type="float" office:value="56.723199999999999" table:style-name="ce2">
            <text:p>56,7232</text:p>
          </table:table-cell>
          <table:table-cell office:value-type="float" office:value="216.35149999999999" table:style-name="ce2">
            <text:p>216,3515</text:p>
          </table:table-cell>
          <table:table-cell office:value-type="string" table:style-name="ce2">
            <text:p>N/A</text:p>
          </table:table-cell>
          <table:table-cell office:value-type="float" office:value="550.21379999999999" table:style-name="ce2">
            <text:p>550,2138</text:p>
          </table:table-cell>
          <table:table-cell office:value-type="float" office:value="550.21379999999999" table:style-name="ce2">
            <text:p>550,21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26" table:style-name="ce2">
            <text:p>3626</text:p>
          </table:table-cell>
          <table:table-cell office:value-type="float" office:value="76" table:style-name="ce2">
            <text:p>76</text:p>
          </table:table-cell>
          <table:table-cell office:value-type="float" office:value="206" table:style-name="ce2">
            <text:p>206</text:p>
          </table:table-cell>
          <table:table-cell office:value-type="string" table:style-name="ce2">
            <text:p>1400002C0000000000000000000000000000000000000000000000000000000000000000000A0E2A004C00C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87" table:style-name="ce6">
            <text:p>28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02:08:2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8" table:style-name="ce2">
            <text:p>288</text:p>
          </table:table-cell>
          <table:table-cell office:value-type="float" office:value="288" table:style-name="ce2">
            <text:p>288</text:p>
          </table:table-cell>
          <table:table-cell office:value-type="float" office:value="11350" table:style-name="ce2">
            <text:p>113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04:04:26</text:p>
          </table:table-cell>
          <table:table-cell office:value-type="string" table:style-name="ce2">
            <text:p>2020 JUN 09 05:05:04</text:p>
          </table:table-cell>
          <table:table-cell office:value-type="string" table:style-name="ce2">
            <text:p>2020 JUN 09 04:10:59</text:p>
          </table:table-cell>
          <table:table-cell office:value-type="string" table:style-name="ce2">
            <text:p>2020 JUN 09 04:50:14</text:p>
          </table:table-cell>
          <table:table-cell office:value-type="string" table:style-name="ce2">
            <text:p>2020 JUN 09 04:04:36</text:p>
          </table:table-cell>
          <table:table-cell office:value-type="string" table:style-name="ce2">
            <text:p>2020 JUN 09 05:05:03</text:p>
          </table:table-cell>
          <table:table-cell office:value-type="float" office:value="-19.97" table:style-name="ce2">
            <text:p>-19,97</text:p>
          </table:table-cell>
          <table:table-cell office:value-type="float" office:value="-131.9417" table:style-name="ce2">
            <text:p>-131,9417</text:p>
          </table:table-cell>
          <table:table-cell office:value-type="float" office:value="5.3867000000000003" table:style-name="ce2">
            <text:p>5,3867</text:p>
          </table:table-cell>
          <table:table-cell office:value-type="float" office:value="93.330399999999997" table:style-name="ce2">
            <text:p>93,3304</text:p>
          </table:table-cell>
          <table:table-cell office:value-type="float" office:value="93.330399999999997" table:style-name="ce2">
            <text:p>93,3304</text:p>
          </table:table-cell>
          <table:table-cell office:value-type="float" office:value="6.3611E-15" table:style-name="ce2">
            <text:p>6,3611E-15</text:p>
          </table:table-cell>
          <table:table-cell office:value-type="float" office:value="26.3002" table:style-name="ce2">
            <text:p>26,3002</text:p>
          </table:table-cell>
          <table:table-cell office:value-type="float" office:value="35.264000000000003" table:style-name="ce2">
            <text:p>35,264</text:p>
          </table:table-cell>
          <table:table-cell office:value-type="float" office:value="17.5169" table:style-name="ce2">
            <text:p>17,5169</text:p>
          </table:table-cell>
          <table:table-cell office:value-type="float" office:value="90.223100000000002" table:style-name="ce2">
            <text:p>90,2231</text:p>
          </table:table-cell>
          <table:table-cell office:value-type="float" office:value="90.223100000000002" table:style-name="ce2">
            <text:p>90,2231</text:p>
          </table:table-cell>
          <table:table-cell office:value-type="float" office:value="4.3724999999999998E-14" table:style-name="ce2">
            <text:p>4,3725E-14</text:p>
          </table:table-cell>
          <table:table-cell office:value-type="float" office:value="56.552" table:style-name="ce2">
            <text:p>56,552</text:p>
          </table:table-cell>
          <table:table-cell office:value-type="float" office:value="216.40199999999999" table:style-name="ce2">
            <text:p>216,402</text:p>
          </table:table-cell>
          <table:table-cell office:value-type="float" office:value="12.3728" table:style-name="ce2">
            <text:p>12,3728</text:p>
          </table:table-cell>
          <table:table-cell office:value-type="float" office:value="550.36009999999999" table:style-name="ce2">
            <text:p>550,3601</text:p>
          </table:table-cell>
          <table:table-cell office:value-type="float" office:value="561.45219999999995" table:style-name="ce2">
            <text:p>561,45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93" table:style-name="ce2">
            <text:p>393</text:p>
          </table:table-cell>
          <table:table-cell office:value-type="float" office:value="1023" table:style-name="ce2">
            <text:p>1023</text:p>
          </table:table-cell>
          <table:table-cell office:value-type="float" office:value="1878" table:style-name="ce2">
            <text:p>187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355" table:style-name="ce2">
            <text:p>235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627" table:style-name="ce2">
            <text:p>3627</text:p>
          </table:table-cell>
          <table:table-cell office:value-type="float" office:value="76" table:style-name="ce2">
            <text:p>76</text:p>
          </table:table-cell>
          <table:table-cell office:value-type="float" office:value="1055" table:style-name="ce2">
            <text:p>1055</text:p>
          </table:table-cell>
          <table:table-cell office:value-type="string" table:style-name="ce2">
            <text:p>1400002C00000000000000000000000000000000018903FF07561E1E0933000102750275000A0E2B004C041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88" table:style-name="ce6">
            <text:p>28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04:06:2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9" table:style-name="ce2">
            <text:p>289</text:p>
          </table:table-cell>
          <table:table-cell office:value-type="float" office:value="289" table:style-name="ce2">
            <text:p>289</text:p>
          </table:table-cell>
          <table:table-cell office:value-type="float" office:value="11351" table:style-name="ce2">
            <text:p>1135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06:02:29</text:p>
          </table:table-cell>
          <table:table-cell office:value-type="string" table:style-name="ce2">
            <text:p>2020 JUN 09 07:04:59</text:p>
          </table:table-cell>
          <table:table-cell office:value-type="string" table:style-name="ce2">
            <text:p>2020 JUN 09 06:08:01</text:p>
          </table:table-cell>
          <table:table-cell office:value-type="string" table:style-name="ce2">
            <text:p>2020 JUN 09 06:49:16</text:p>
          </table:table-cell>
          <table:table-cell office:value-type="string" table:style-name="ce2">
            <text:p>2020 JUN 09 06:02:39</text:p>
          </table:table-cell>
          <table:table-cell office:value-type="string" table:style-name="ce2">
            <text:p>2020 JUN 09 07:04:58</text:p>
          </table:table-cell>
          <table:table-cell office:value-type="float" office:value="-20.372900000000001" table:style-name="ce2">
            <text:p>-20,3729</text:p>
          </table:table-cell>
          <table:table-cell office:value-type="float" office:value="-160.7962" table:style-name="ce2">
            <text:p>-160,7962</text:p>
          </table:table-cell>
          <table:table-cell office:value-type="float" office:value="5.3775000000000004" table:style-name="ce2">
            <text:p>5,3775</text:p>
          </table:table-cell>
          <table:table-cell office:value-type="float" office:value="93.328299999999999" table:style-name="ce2">
            <text:p>93,3283</text:p>
          </table:table-cell>
          <table:table-cell office:value-type="float" office:value="93.328299999999999" table:style-name="ce2">
            <text:p>93,3283</text:p>
          </table:table-cell>
          <table:table-cell office:value-type="float" office:value="1.3114E-14" table:style-name="ce2">
            <text:p>1,3114E-14</text:p>
          </table:table-cell>
          <table:table-cell office:value-type="float" office:value="31.959800000000001" table:style-name="ce2">
            <text:p>31,9598</text:p>
          </table:table-cell>
          <table:table-cell office:value-type="float" office:value="7.9157999999999999" table:style-name="ce2">
            <text:p>7,9158</text:p>
          </table:table-cell>
          <table:table-cell office:value-type="float" office:value="17.638300000000001" table:style-name="ce2">
            <text:p>17,6383</text:p>
          </table:table-cell>
          <table:table-cell office:value-type="float" office:value="93.311499999999995" table:style-name="ce2">
            <text:p>93,3115</text:p>
          </table:table-cell>
          <table:table-cell office:value-type="float" office:value="93.311499999999995" table:style-name="ce2">
            <text:p>93,3115</text:p>
          </table:table-cell>
          <table:table-cell office:value-type="float" office:value="2.8987000000000002E-14" table:style-name="ce2">
            <text:p>2,8987E-14</text:p>
          </table:table-cell>
          <table:table-cell office:value-type="float" office:value="56.378700000000002" table:style-name="ce2">
            <text:p>56,3787</text:p>
          </table:table-cell>
          <table:table-cell office:value-type="float" office:value="216.45249999999999" table:style-name="ce2">
            <text:p>216,4525</text:p>
          </table:table-cell>
          <table:table-cell office:value-type="float" office:value="13.1911" table:style-name="ce2">
            <text:p>13,1911</text:p>
          </table:table-cell>
          <table:table-cell office:value-type="float" office:value="567.35490000000004" table:style-name="ce2">
            <text:p>567,3549</text:p>
          </table:table-cell>
          <table:table-cell office:value-type="float" office:value="579.19979999999998" table:style-name="ce2">
            <text:p>579,19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2" table:style-name="ce2">
            <text:p>332</text:p>
          </table:table-cell>
          <table:table-cell office:value-type="float" office:value="962" table:style-name="ce2">
            <text:p>962</text:p>
          </table:table-cell>
          <table:table-cell office:value-type="float" office:value="1877" table:style-name="ce2">
            <text:p>187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75" table:style-name="ce2">
            <text:p>247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1164" table:style-name="ce2">
            <text:p>1164</text:p>
          </table:table-cell>
          <table:table-cell office:value-type="string" table:style-name="ce2">
            <text:p>1400002C00000000000000000000000000000000014C03C207551E1E09AB000102750275000A0E9B004C048C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7" table:style-name="ce6">
            <text:p>67</text:p>
          </table:table-cell>
          <table:table-cell office:value-type="float" office:value="67" table:style-name="ce6">
            <text:p>67</text:p>
          </table:table-cell>
          <table:table-cell office:value-type="float" office:value="1" table:style-name="ce6">
            <text:p>1</text:p>
          </table:table-cell>
          <table:table-cell office:value-type="float" office:value="289" table:style-name="ce6">
            <text:p>28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06:04:29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90" table:style-name="ce2">
            <text:p>290</text:p>
          </table:table-cell>
          <table:table-cell office:value-type="float" office:value="290" table:style-name="ce2">
            <text:p>290</text:p>
          </table:table-cell>
          <table:table-cell office:value-type="float" office:value="11352" table:style-name="ce2">
            <text:p>1135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07:50:33</text:p>
          </table:table-cell>
          <table:table-cell office:value-type="string" table:style-name="ce2">
            <text:p>2020 JUN 09 09:03:05</text:p>
          </table:table-cell>
          <table:table-cell office:value-type="string" table:style-name="ce2">
            <text:p>2020 JUN 09 07:50:43</text:p>
          </table:table-cell>
          <table:table-cell office:value-type="string" table:style-name="ce2">
            <text:p>2020 JUN 09 09:02:58</text:p>
          </table:table-cell>
          <table:table-cell office:value-type="string" table:style-name="ce2">
            <text:p>2020 JUN 09 07:50:43</text:p>
          </table:table-cell>
          <table:table-cell office:value-type="string" table:style-name="ce2">
            <text:p>2020 JUN 09 09:03:04</text:p>
          </table:table-cell>
          <table:table-cell office:value-type="float" office:value="8.6530000000000005" table:style-name="ce2">
            <text:p>8,653</text:p>
          </table:table-cell>
          <table:table-cell office:value-type="float" office:value="164.33690000000001" table:style-name="ce2">
            <text:p>164,3369</text:p>
          </table:table-cell>
          <table:table-cell office:value-type="float" office:value="4.8056000000000001" table:style-name="ce2">
            <text:p>4,8056</text:p>
          </table:table-cell>
          <table:table-cell office:value-type="float" office:value="109.4358" table:style-name="ce2">
            <text:p>109,4358</text:p>
          </table:table-cell>
          <table:table-cell office:value-type="float" office:value="109.4358" table:style-name="ce2">
            <text:p>109,4358</text:p>
          </table:table-cell>
          <table:table-cell office:value-type="float" office:value="7.2875999999999995E-15" table:style-name="ce2">
            <text:p>7,2876E-15</text:p>
          </table:table-cell>
          <table:table-cell office:value-type="float" office:value="32.394599999999997" table:style-name="ce2">
            <text:p>32,3946</text:p>
          </table:table-cell>
          <table:table-cell office:value-type="float" office:value="-20.940300000000001" table:style-name="ce2">
            <text:p>-20,9403</text:p>
          </table:table-cell>
          <table:table-cell office:value-type="float" office:value="17.63" table:style-name="ce2">
            <text:p>17,63</text:p>
          </table:table-cell>
          <table:table-cell office:value-type="float" office:value="93.333200000000005" table:style-name="ce2">
            <text:p>93,3332</text:p>
          </table:table-cell>
          <table:table-cell office:value-type="float" office:value="93.333200000000005" table:style-name="ce2">
            <text:p>93,3332</text:p>
          </table:table-cell>
          <table:table-cell office:value-type="float" office:value="2.2036000000000001E-14" table:style-name="ce2">
            <text:p>2,2036E-14</text:p>
          </table:table-cell>
          <table:table-cell office:value-type="float" office:value="56.228900000000003" table:style-name="ce2">
            <text:p>56,2289</text:p>
          </table:table-cell>
          <table:table-cell office:value-type="float" office:value="216.49870000000001" table:style-name="ce2">
            <text:p>216,4987</text:p>
          </table:table-cell>
          <table:table-cell office:value-type="float" office:value="25.8748" table:style-name="ce2">
            <text:p>25,8748</text:p>
          </table:table-cell>
          <table:table-cell office:value-type="float" office:value="658.70230000000004" table:style-name="ce2">
            <text:p>658,7023</text:p>
          </table:table-cell>
          <table:table-cell office:value-type="float" office:value="682.21510000000001" table:style-name="ce2">
            <text:p>682,21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41" table:style-name="ce2">
            <text:p>4341</text:p>
          </table:table-cell>
          <table:table-cell office:value-type="float" office:value="76" table:style-name="ce2">
            <text:p>76</text:p>
          </table:table-cell>
          <table:table-cell office:value-type="float" office:value="1295" table:style-name="ce2">
            <text:p>1295</text:p>
          </table:table-cell>
          <table:table-cell office:value-type="string" table:style-name="ce2">
            <text:p>1400002C00000000000000000000000000000000000A028009B51E1E10EF000102750275000A10F5004C050F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68" table:style-name="ce6">
            <text:p>1368</text:p>
          </table:table-cell>
          <table:table-cell office:value-type="float" office:value="1368" table:style-name="ce6">
            <text:p>1368</text:p>
          </table:table-cell>
          <table:table-cell office:value-type="float" office:value="1" table:style-name="ce6">
            <text:p>1</text:p>
          </table:table-cell>
          <table:table-cell office:value-type="float" office:value="290" table:style-name="ce6">
            <text:p>29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08:02:33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91" table:style-name="ce2">
            <text:p>291</text:p>
          </table:table-cell>
          <table:table-cell office:value-type="float" office:value="291" table:style-name="ce2">
            <text:p>291</text:p>
          </table:table-cell>
          <table:table-cell office:value-type="float" office:value="11353" table:style-name="ce2">
            <text:p>1135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09:58:38</text:p>
          </table:table-cell>
          <table:table-cell office:value-type="string" table:style-name="ce2">
            <text:p>2020 JUN 09 10:59: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09:58:48</text:p>
          </table:table-cell>
          <table:table-cell office:value-type="string" table:style-name="ce2">
            <text:p>2020 JUN 09 10:59:11</text:p>
          </table:table-cell>
          <table:table-cell office:value-type="float" office:value="-21.165099999999999" table:style-name="ce2">
            <text:p>-21,1651</text:p>
          </table:table-cell>
          <table:table-cell office:value-type="float" office:value="141.43170000000001" table:style-name="ce2">
            <text:p>141,4317</text:p>
          </table:table-cell>
          <table:table-cell office:value-type="float" office:value="5.3555999999999999" table:style-name="ce2">
            <text:p>5,3556</text:p>
          </table:table-cell>
          <table:table-cell office:value-type="float" office:value="93.370199999999997" table:style-name="ce2">
            <text:p>93,3702</text:p>
          </table:table-cell>
          <table:table-cell office:value-type="float" office:value="93.370199999999997" table:style-name="ce2">
            <text:p>93,3702</text:p>
          </table:table-cell>
          <table:table-cell office:value-type="float" office:value="1.5581000000000001E-14" table:style-name="ce2">
            <text:p>1,5581E-14</text:p>
          </table:table-cell>
          <table:table-cell office:value-type="float" office:value="27.21" table:style-name="ce2">
            <text:p>27,21</text:p>
          </table:table-cell>
          <table:table-cell office:value-type="float" office:value="-51.427100000000003" table:style-name="ce2">
            <text:p>-51,4271</text:p>
          </table:table-cell>
          <table:table-cell office:value-type="float" office:value="17.480599999999999" table:style-name="ce2">
            <text:p>17,4806</text:p>
          </table:table-cell>
          <table:table-cell office:value-type="float" office:value="90.0428" table:style-name="ce2">
            <text:p>90,0428</text:p>
          </table:table-cell>
          <table:table-cell office:value-type="float" office:value="90.0428" table:style-name="ce2">
            <text:p>90,0428</text:p>
          </table:table-cell>
          <table:table-cell office:value-type="float" office:value="4.5426999999999999E-14" table:style-name="ce2">
            <text:p>4,5427E-14</text:p>
          </table:table-cell>
          <table:table-cell office:value-type="float" office:value="56.096600000000002" table:style-name="ce2">
            <text:p>56,0966</text:p>
          </table:table-cell>
          <table:table-cell office:value-type="float" office:value="216.55340000000001" table:style-name="ce2">
            <text:p>216,5534</text:p>
          </table:table-cell>
          <table:table-cell office:value-type="string" table:style-name="ce2">
            <text:p>N/A</text:p>
          </table:table-cell>
          <table:table-cell office:value-type="float" office:value="549.7586" table:style-name="ce2">
            <text:p>549,7586</text:p>
          </table:table-cell>
          <table:table-cell office:value-type="float" office:value="549.7586" table:style-name="ce2">
            <text:p>549,75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23" table:style-name="ce2">
            <text:p>3623</text:p>
          </table:table-cell>
          <table:table-cell office:value-type="float" office:value="76" table:style-name="ce2">
            <text:p>76</text:p>
          </table:table-cell>
          <table:table-cell office:value-type="float" office:value="203" table:style-name="ce2">
            <text:p>203</text:p>
          </table:table-cell>
          <table:table-cell office:value-type="string" table:style-name="ce2">
            <text:p>1400002C0000000000000000000000000000000000000000000000000000000000000000000A0E27004C00C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91" table:style-name="ce6">
            <text:p>29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10:00:38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2" table:style-name="ce2">
            <text:p>292</text:p>
          </table:table-cell>
          <table:table-cell office:value-type="float" office:value="292" table:style-name="ce2">
            <text:p>292</text:p>
          </table:table-cell>
          <table:table-cell office:value-type="float" office:value="11354" table:style-name="ce2">
            <text:p>1135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11:56:41</text:p>
          </table:table-cell>
          <table:table-cell office:value-type="string" table:style-name="ce2">
            <text:p>2020 JUN 09 12:59:10</text:p>
          </table:table-cell>
          <table:table-cell office:value-type="string" table:style-name="ce2">
            <text:p>2020 JUN 09 12:01:59</text:p>
          </table:table-cell>
          <table:table-cell office:value-type="string" table:style-name="ce2">
            <text:p>2020 JUN 09 12:43:29</text:p>
          </table:table-cell>
          <table:table-cell office:value-type="string" table:style-name="ce2">
            <text:p>2020 JUN 09 11:56:51</text:p>
          </table:table-cell>
          <table:table-cell office:value-type="string" table:style-name="ce2">
            <text:p>2020 JUN 09 12:59:09</text:p>
          </table:table-cell>
          <table:table-cell office:value-type="float" office:value="-21.563700000000001" table:style-name="ce2">
            <text:p>-21,5637</text:p>
          </table:table-cell>
          <table:table-cell office:value-type="float" office:value="112.55759999999999" table:style-name="ce2">
            <text:p>112,5576</text:p>
          </table:table-cell>
          <table:table-cell office:value-type="float" office:value="5.3452999999999999" table:style-name="ce2">
            <text:p>5,3453</text:p>
          </table:table-cell>
          <table:table-cell office:value-type="float" office:value="93.383399999999995" table:style-name="ce2">
            <text:p>93,3834</text:p>
          </table:table-cell>
          <table:table-cell office:value-type="float" office:value="93.383399999999995" table:style-name="ce2">
            <text:p>93,3834</text:p>
          </table:table-cell>
          <table:table-cell office:value-type="float" office:value="3.4985999999999999E-14" table:style-name="ce2">
            <text:p>3,4986E-14</text:p>
          </table:table-cell>
          <table:table-cell office:value-type="float" office:value="33.222299999999997" table:style-name="ce2">
            <text:p>33,2223</text:p>
          </table:table-cell>
          <table:table-cell office:value-type="float" office:value="-78.657200000000003" table:style-name="ce2">
            <text:p>-78,6572</text:p>
          </table:table-cell>
          <table:table-cell office:value-type="float" office:value="17.610800000000001" table:style-name="ce2">
            <text:p>17,6108</text:p>
          </table:table-cell>
          <table:table-cell office:value-type="float" office:value="93.341899999999995" table:style-name="ce2">
            <text:p>93,3419</text:p>
          </table:table-cell>
          <table:table-cell office:value-type="float" office:value="93.341899999999995" table:style-name="ce2">
            <text:p>93,3419</text:p>
          </table:table-cell>
          <table:table-cell office:value-type="float" office:value="4.0762000000000001E-14" table:style-name="ce2">
            <text:p>4,0762E-14</text:p>
          </table:table-cell>
          <table:table-cell office:value-type="float" office:value="55.994199999999999" table:style-name="ce2">
            <text:p>55,9942</text:p>
          </table:table-cell>
          <table:table-cell office:value-type="float" office:value="216.60390000000001" table:style-name="ce2">
            <text:p>216,6039</text:p>
          </table:table-cell>
          <table:table-cell office:value-type="float" office:value="13.2934" table:style-name="ce2">
            <text:p>13,2934</text:p>
          </table:table-cell>
          <table:table-cell office:value-type="float" office:value="567.20320000000004" table:style-name="ce2">
            <text:p>567,2032</text:p>
          </table:table-cell>
          <table:table-cell office:value-type="float" office:value="579.1422" table:style-name="ce2">
            <text:p>579,14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8" table:style-name="ce2">
            <text:p>318</text:p>
          </table:table-cell>
          <table:table-cell office:value-type="float" office:value="948" table:style-name="ce2">
            <text:p>948</text:p>
          </table:table-cell>
          <table:table-cell office:value-type="float" office:value="1878" table:style-name="ce2">
            <text:p>187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90" table:style-name="ce2">
            <text:p>24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1151" table:style-name="ce2">
            <text:p>1151</text:p>
          </table:table-cell>
          <table:table-cell office:value-type="string" table:style-name="ce2">
            <text:p>1400002C00000000000000000000000000000000013E03B407561E1E09BA000102750275000A0E9A004C047F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92" table:style-name="ce6">
            <text:p>29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11:58:4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93" table:style-name="ce2">
            <text:p>293</text:p>
          </table:table-cell>
          <table:table-cell office:value-type="float" office:value="293" table:style-name="ce2">
            <text:p>293</text:p>
          </table:table-cell>
          <table:table-cell office:value-type="float" office:value="11355" table:style-name="ce2">
            <text:p>1135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13:54:41</text:p>
          </table:table-cell>
          <table:table-cell office:value-type="string" table:style-name="ce2">
            <text:p>2020 JUN 09 14:55:0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13:54:51</text:p>
          </table:table-cell>
          <table:table-cell office:value-type="string" table:style-name="ce2">
            <text:p>2020 JUN 09 14:55:05</text:p>
          </table:table-cell>
          <table:table-cell office:value-type="float" office:value="-21.948899999999998" table:style-name="ce2">
            <text:p>-21,9489</text:p>
          </table:table-cell>
          <table:table-cell office:value-type="float" office:value="83.704300000000003" table:style-name="ce2">
            <text:p>83,7043</text:p>
          </table:table-cell>
          <table:table-cell office:value-type="float" office:value="5.3353000000000002" table:style-name="ce2">
            <text:p>5,3353</text:p>
          </table:table-cell>
          <table:table-cell office:value-type="float" office:value="93.3917" table:style-name="ce2">
            <text:p>93,3917</text:p>
          </table:table-cell>
          <table:table-cell office:value-type="float" office:value="93.3917" table:style-name="ce2">
            <text:p>93,3917</text:p>
          </table:table-cell>
          <table:table-cell office:value-type="float" office:value="3.1964000000000003E-14" table:style-name="ce2">
            <text:p>3,1964E-14</text:p>
          </table:table-cell>
          <table:table-cell office:value-type="float" office:value="27.654699999999998" table:style-name="ce2">
            <text:p>27,6547</text:p>
          </table:table-cell>
          <table:table-cell office:value-type="float" office:value="-109.19759999999999" table:style-name="ce2">
            <text:p>-109,1976</text:p>
          </table:table-cell>
          <table:table-cell office:value-type="float" office:value="17.454999999999998" table:style-name="ce2">
            <text:p>17,455</text:p>
          </table:table-cell>
          <table:table-cell office:value-type="float" office:value="89.861900000000006" table:style-name="ce2">
            <text:p>89,8619</text:p>
          </table:table-cell>
          <table:table-cell office:value-type="float" office:value="89.861900000000006" table:style-name="ce2">
            <text:p>89,8619</text:p>
          </table:table-cell>
          <table:table-cell office:value-type="float" office:value="6.3611E-15" table:style-name="ce2">
            <text:p>6,3611E-15</text:p>
          </table:table-cell>
          <table:table-cell office:value-type="float" office:value="55.892899999999997" table:style-name="ce2">
            <text:p>55,8929</text:p>
          </table:table-cell>
          <table:table-cell office:value-type="float" office:value="216.65440000000001" table:style-name="ce2">
            <text:p>216,6544</text:p>
          </table:table-cell>
          <table:table-cell office:value-type="string" table:style-name="ce2">
            <text:p>N/A</text:p>
          </table:table-cell>
          <table:table-cell office:value-type="float" office:value="548.39290000000005" table:style-name="ce2">
            <text:p>548,3929</text:p>
          </table:table-cell>
          <table:table-cell office:value-type="float" office:value="548.39290000000005" table:style-name="ce2">
            <text:p>548,39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14" table:style-name="ce2">
            <text:p>3614</text:p>
          </table:table-cell>
          <table:table-cell office:value-type="float" office:value="76" table:style-name="ce2">
            <text:p>76</text:p>
          </table:table-cell>
          <table:table-cell office:value-type="float" office:value="194" table:style-name="ce2">
            <text:p>194</text:p>
          </table:table-cell>
          <table:table-cell office:value-type="string" table:style-name="ce2">
            <text:p>1400002C0000000000000000000000000000000000000000000000000000000000000000000A0E1E004C00C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93" table:style-name="ce6">
            <text:p>29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13:56:4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4" table:style-name="ce2">
            <text:p>294</text:p>
          </table:table-cell>
          <table:table-cell office:value-type="float" office:value="294" table:style-name="ce2">
            <text:p>294</text:p>
          </table:table-cell>
          <table:table-cell office:value-type="float" office:value="11356" table:style-name="ce2">
            <text:p>1135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15:52:39</text:p>
          </table:table-cell>
          <table:table-cell office:value-type="string" table:style-name="ce2">
            <text:p>2020 JUN 09 16:55:09</text:p>
          </table:table-cell>
          <table:table-cell office:value-type="string" table:style-name="ce2">
            <text:p>2020 JUN 09 15:57:48</text:p>
          </table:table-cell>
          <table:table-cell office:value-type="string" table:style-name="ce2">
            <text:p>2020 JUN 09 16:39:48</text:p>
          </table:table-cell>
          <table:table-cell office:value-type="string" table:style-name="ce2">
            <text:p>2020 JUN 09 15:52:49</text:p>
          </table:table-cell>
          <table:table-cell office:value-type="string" table:style-name="ce2">
            <text:p>2020 JUN 09 16:55:08</text:p>
          </table:table-cell>
          <table:table-cell office:value-type="float" office:value="-22.300999999999998" table:style-name="ce2">
            <text:p>-22,301</text:p>
          </table:table-cell>
          <table:table-cell office:value-type="float" office:value="54.872" table:style-name="ce2">
            <text:p>54,872</text:p>
          </table:table-cell>
          <table:table-cell office:value-type="float" office:value="5.3263999999999996" table:style-name="ce2">
            <text:p>5,3264</text:p>
          </table:table-cell>
          <table:table-cell office:value-type="float" office:value="93.397599999999997" table:style-name="ce2">
            <text:p>93,3976</text:p>
          </table:table-cell>
          <table:table-cell office:value-type="float" office:value="93.397599999999997" table:style-name="ce2">
            <text:p>93,3976</text:p>
          </table:table-cell>
          <table:table-cell office:value-type="float" office:value="4.0230999999999999E-14" table:style-name="ce2">
            <text:p>4,0231E-14</text:p>
          </table:table-cell>
          <table:table-cell office:value-type="float" office:value="33.877499999999998" table:style-name="ce2">
            <text:p>33,8775</text:p>
          </table:table-cell>
          <table:table-cell office:value-type="float" office:value="-136.28059999999999" table:style-name="ce2">
            <text:p>-136,2806</text:p>
          </table:table-cell>
          <table:table-cell office:value-type="float" office:value="17.596399999999999" table:style-name="ce2">
            <text:p>17,5964</text:p>
          </table:table-cell>
          <table:table-cell office:value-type="float" office:value="93.363600000000005" table:style-name="ce2">
            <text:p>93,3636</text:p>
          </table:table-cell>
          <table:table-cell office:value-type="float" office:value="93.363600000000005" table:style-name="ce2">
            <text:p>93,3636</text:p>
          </table:table-cell>
          <table:table-cell office:value-type="float" office:value="3.6542000000000001E-14" table:style-name="ce2">
            <text:p>3,6542E-14</text:p>
          </table:table-cell>
          <table:table-cell office:value-type="float" office:value="55.732999999999997" table:style-name="ce2">
            <text:p>55,733</text:p>
          </table:table-cell>
          <table:table-cell office:value-type="float" office:value="216.70490000000001" table:style-name="ce2">
            <text:p>216,7049</text:p>
          </table:table-cell>
          <table:table-cell office:value-type="float" office:value="13.497999999999999" table:style-name="ce2">
            <text:p>13,498</text:p>
          </table:table-cell>
          <table:table-cell office:value-type="float" office:value="567.35490000000004" table:style-name="ce2">
            <text:p>567,3549</text:p>
          </table:table-cell>
          <table:table-cell office:value-type="float" office:value="579.48209999999995" table:style-name="ce2">
            <text:p>579,48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9" table:style-name="ce2">
            <text:p>309</text:p>
          </table:table-cell>
          <table:table-cell office:value-type="float" office:value="939" table:style-name="ce2">
            <text:p>939</text:p>
          </table:table-cell>
          <table:table-cell office:value-type="float" office:value="1884" table:style-name="ce2">
            <text:p>188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20" table:style-name="ce2">
            <text:p>25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1170" table:style-name="ce2">
            <text:p>1170</text:p>
          </table:table-cell>
          <table:table-cell office:value-type="string" table:style-name="ce2">
            <text:p>1400002C00000000000000000000000000000000013503AB075C1E1E09D8000102750275000A0E9B004C049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000" table:style-name="ce6">
            <text:p>3000</text:p>
          </table:table-cell>
          <table:table-cell office:value-type="float" office:value="3000" table:style-name="ce6">
            <text:p>3000</text:p>
          </table:table-cell>
          <table:table-cell office:value-type="float" office:value="1" table:style-name="ce6">
            <text:p>1</text:p>
          </table:table-cell>
          <table:table-cell office:value-type="float" office:value="294" table:style-name="ce6">
            <text:p>29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15:54:39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95" table:style-name="ce2">
            <text:p>295</text:p>
          </table:table-cell>
          <table:table-cell office:value-type="float" office:value="295" table:style-name="ce2">
            <text:p>295</text:p>
          </table:table-cell>
          <table:table-cell office:value-type="float" office:value="11357" table:style-name="ce2">
            <text:p>1135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17:50:41</text:p>
          </table:table-cell>
          <table:table-cell office:value-type="string" table:style-name="ce2">
            <text:p>2020 JUN 09 18:51:0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17:50:51</text:p>
          </table:table-cell>
          <table:table-cell office:value-type="string" table:style-name="ce2">
            <text:p>2020 JUN 09 18:51:05</text:p>
          </table:table-cell>
          <table:table-cell office:value-type="float" office:value="-22.657299999999999" table:style-name="ce2">
            <text:p>-22,6573</text:p>
          </table:table-cell>
          <table:table-cell office:value-type="float" office:value="26.0242" table:style-name="ce2">
            <text:p>26,0242</text:p>
          </table:table-cell>
          <table:table-cell office:value-type="float" office:value="5.3171999999999997" table:style-name="ce2">
            <text:p>5,3172</text:p>
          </table:table-cell>
          <table:table-cell office:value-type="float" office:value="93.400499999999994" table:style-name="ce2">
            <text:p>93,4005</text:p>
          </table:table-cell>
          <table:table-cell office:value-type="float" office:value="93.400499999999994" table:style-name="ce2">
            <text:p>93,4005</text:p>
          </table:table-cell>
          <table:table-cell office:value-type="float" office:value="4.0357000000000002E-14" table:style-name="ce2">
            <text:p>4,0357E-14</text:p>
          </table:table-cell>
          <table:table-cell office:value-type="float" office:value="28.196999999999999" table:style-name="ce2">
            <text:p>28,197</text:p>
          </table:table-cell>
          <table:table-cell office:value-type="float" office:value="-166.9162" table:style-name="ce2">
            <text:p>-166,9162</text:p>
          </table:table-cell>
          <table:table-cell office:value-type="float" office:value="17.4344" table:style-name="ce2">
            <text:p>17,4344</text:p>
          </table:table-cell>
          <table:table-cell office:value-type="float" office:value="89.777500000000003" table:style-name="ce2">
            <text:p>89,7775</text:p>
          </table:table-cell>
          <table:table-cell office:value-type="float" office:value="89.777500000000003" table:style-name="ce2">
            <text:p>89,7775</text:p>
          </table:table-cell>
          <table:table-cell office:value-type="float" office:value="1.4918000000000001E-14" table:style-name="ce2">
            <text:p>1,4918E-14</text:p>
          </table:table-cell>
          <table:table-cell office:value-type="float" office:value="55.528799999999997" table:style-name="ce2">
            <text:p>55,5288</text:p>
          </table:table-cell>
          <table:table-cell office:value-type="float" office:value="216.75540000000001" table:style-name="ce2">
            <text:p>216,7554</text:p>
          </table:table-cell>
          <table:table-cell office:value-type="string" table:style-name="ce2">
            <text:p>N/A</text:p>
          </table:table-cell>
          <table:table-cell office:value-type="float" office:value="548.39290000000005" table:style-name="ce2">
            <text:p>548,3929</text:p>
          </table:table-cell>
          <table:table-cell office:value-type="float" office:value="548.39290000000005" table:style-name="ce2">
            <text:p>548,39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14" table:style-name="ce2">
            <text:p>3614</text:p>
          </table:table-cell>
          <table:table-cell office:value-type="float" office:value="76" table:style-name="ce2">
            <text:p>76</text:p>
          </table:table-cell>
          <table:table-cell office:value-type="float" office:value="194" table:style-name="ce2">
            <text:p>194</text:p>
          </table:table-cell>
          <table:table-cell office:value-type="string" table:style-name="ce2">
            <text:p>1400002C0000000000000000000000000000000000000000000000000000000000000000000A0E1E004C00C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95" table:style-name="ce6">
            <text:p>29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17:52:4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6" table:style-name="ce2">
            <text:p>296</text:p>
          </table:table-cell>
          <table:table-cell office:value-type="float" office:value="296" table:style-name="ce2">
            <text:p>296</text:p>
          </table:table-cell>
          <table:table-cell office:value-type="float" office:value="11358" table:style-name="ce2">
            <text:p>1135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19:48:46</text:p>
          </table:table-cell>
          <table:table-cell office:value-type="string" table:style-name="ce2">
            <text:p>2020 JUN 09 20:49:08</text:p>
          </table:table-cell>
          <table:table-cell office:value-type="string" table:style-name="ce2">
            <text:p>2020 JUN 09 19:54:46</text:p>
          </table:table-cell>
          <table:table-cell office:value-type="string" table:style-name="ce2">
            <text:p>2020 JUN 09 20:35:01</text:p>
          </table:table-cell>
          <table:table-cell office:value-type="string" table:style-name="ce2">
            <text:p>2020 JUN 09 19:48:56</text:p>
          </table:table-cell>
          <table:table-cell office:value-type="string" table:style-name="ce2">
            <text:p>2020 JUN 09 20:49:07</text:p>
          </table:table-cell>
          <table:table-cell office:value-type="float" office:value="-23.015999999999998" table:style-name="ce2">
            <text:p>-23,016</text:p>
          </table:table-cell>
          <table:table-cell office:value-type="float" office:value="-2.8538000000000001" table:style-name="ce2">
            <text:p>-2,8538</text:p>
          </table:table-cell>
          <table:table-cell office:value-type="float" office:value="5.3068999999999997" table:style-name="ce2">
            <text:p>5,3069</text:p>
          </table:table-cell>
          <table:table-cell office:value-type="float" office:value="93.417599999999993" table:style-name="ce2">
            <text:p>93,4176</text:p>
          </table:table-cell>
          <table:table-cell office:value-type="float" office:value="93.417599999999993" table:style-name="ce2">
            <text:p>93,4176</text:p>
          </table:table-cell>
          <table:table-cell office:value-type="float" office:value="3.5781000000000003E-15" table:style-name="ce2">
            <text:p>3,5781E-15</text:p>
          </table:table-cell>
          <table:table-cell office:value-type="float" office:value="28.4499" table:style-name="ce2">
            <text:p>28,4499</text:p>
          </table:table-cell>
          <table:table-cell office:value-type="float" office:value="164.1807" table:style-name="ce2">
            <text:p>164,1807</text:p>
          </table:table-cell>
          <table:table-cell office:value-type="float" office:value="17.421700000000001" table:style-name="ce2">
            <text:p>17,4217</text:p>
          </table:table-cell>
          <table:table-cell office:value-type="float" office:value="89.7012" table:style-name="ce2">
            <text:p>89,7012</text:p>
          </table:table-cell>
          <table:table-cell office:value-type="float" office:value="89.7012" table:style-name="ce2">
            <text:p>89,7012</text:p>
          </table:table-cell>
          <table:table-cell office:value-type="float" office:value="8.5639000000000002E-15" table:style-name="ce2">
            <text:p>8,5639E-15</text:p>
          </table:table-cell>
          <table:table-cell office:value-type="float" office:value="55.356400000000001" table:style-name="ce2">
            <text:p>55,3564</text:p>
          </table:table-cell>
          <table:table-cell office:value-type="float" office:value="216.80590000000001" table:style-name="ce2">
            <text:p>216,8059</text:p>
          </table:table-cell>
          <table:table-cell office:value-type="float" office:value="12.782" table:style-name="ce2">
            <text:p>12,782</text:p>
          </table:table-cell>
          <table:table-cell office:value-type="float" office:value="547.93219999999997" table:style-name="ce2">
            <text:p>547,9322</text:p>
          </table:table-cell>
          <table:table-cell office:value-type="float" office:value="559.4008" table:style-name="ce2">
            <text:p>559,40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0" table:style-name="ce2">
            <text:p>360</text:p>
          </table:table-cell>
          <table:table-cell office:value-type="float" office:value="990" table:style-name="ce2">
            <text:p>990</text:p>
          </table:table-cell>
          <table:table-cell office:value-type="float" office:value="1875" table:style-name="ce2">
            <text:p>187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15" table:style-name="ce2">
            <text:p>24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611" table:style-name="ce2">
            <text:p>3611</text:p>
          </table:table-cell>
          <table:table-cell office:value-type="float" office:value="76" table:style-name="ce2">
            <text:p>76</text:p>
          </table:table-cell>
          <table:table-cell office:value-type="float" office:value="1030" table:style-name="ce2">
            <text:p>1030</text:p>
          </table:table-cell>
          <table:table-cell office:value-type="string" table:style-name="ce2">
            <text:p>1400002C00000000000000000000000000000000016803DE07531E1E096F000102750275000A0E1B004C040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96" table:style-name="ce6">
            <text:p>29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19:50:4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7" table:style-name="ce2">
            <text:p>297</text:p>
          </table:table-cell>
          <table:table-cell office:value-type="float" office:value="297" table:style-name="ce2">
            <text:p>297</text:p>
          </table:table-cell>
          <table:table-cell office:value-type="float" office:value="11359" table:style-name="ce2">
            <text:p>1135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21:46:51</text:p>
          </table:table-cell>
          <table:table-cell office:value-type="string" table:style-name="ce2">
            <text:p>2020 JUN 09 22:49:22</text:p>
          </table:table-cell>
          <table:table-cell office:value-type="string" table:style-name="ce2">
            <text:p>2020 JUN 09 21:51:44</text:p>
          </table:table-cell>
          <table:table-cell office:value-type="string" table:style-name="ce2">
            <text:p>2020 JUN 09 22:34:14</text:p>
          </table:table-cell>
          <table:table-cell office:value-type="string" table:style-name="ce2">
            <text:p>2020 JUN 09 21:47:01</text:p>
          </table:table-cell>
          <table:table-cell office:value-type="string" table:style-name="ce2">
            <text:p>2020 JUN 09 22:49:21</text:p>
          </table:table-cell>
          <table:table-cell office:value-type="float" office:value="-23.389600000000002" table:style-name="ce2">
            <text:p>-23,3896</text:p>
          </table:table-cell>
          <table:table-cell office:value-type="float" office:value="-31.748699999999999" table:style-name="ce2">
            <text:p>-31,7487</text:p>
          </table:table-cell>
          <table:table-cell office:value-type="float" office:value="5.2957999999999998" table:style-name="ce2">
            <text:p>5,2958</text:p>
          </table:table-cell>
          <table:table-cell office:value-type="float" office:value="93.443600000000004" table:style-name="ce2">
            <text:p>93,4436</text:p>
          </table:table-cell>
          <table:table-cell office:value-type="float" office:value="93.443600000000004" table:style-name="ce2">
            <text:p>93,4436</text:p>
          </table:table-cell>
          <table:table-cell office:value-type="float" office:value="4.2315000000000001E-14" table:style-name="ce2">
            <text:p>4,2315E-14</text:p>
          </table:table-cell>
          <table:table-cell office:value-type="float" office:value="35.033200000000001" table:style-name="ce2">
            <text:p>35,0332</text:p>
          </table:table-cell>
          <table:table-cell office:value-type="float" office:value="137.19640000000001" table:style-name="ce2">
            <text:p>137,1964</text:p>
          </table:table-cell>
          <table:table-cell office:value-type="float" office:value="17.572500000000002" table:style-name="ce2">
            <text:p>17,5725</text:p>
          </table:table-cell>
          <table:table-cell office:value-type="float" office:value="93.426000000000002" table:style-name="ce2">
            <text:p>93,426</text:p>
          </table:table-cell>
          <table:table-cell office:value-type="float" office:value="93.426000000000002" table:style-name="ce2">
            <text:p>93,426</text:p>
          </table:table-cell>
          <table:table-cell office:value-type="float" office:value="4.0730999999999997E-14" table:style-name="ce2">
            <text:p>4,0731E-14</text:p>
          </table:table-cell>
          <table:table-cell office:value-type="float" office:value="55.224499999999999" table:style-name="ce2">
            <text:p>55,2245</text:p>
          </table:table-cell>
          <table:table-cell office:value-type="float" office:value="216.85640000000001" table:style-name="ce2">
            <text:p>216,8564</text:p>
          </table:table-cell>
          <table:table-cell office:value-type="float" office:value="13.7026" table:style-name="ce2">
            <text:p>13,7026</text:p>
          </table:table-cell>
          <table:table-cell office:value-type="float" office:value="567.50670000000002" table:style-name="ce2">
            <text:p>567,5067</text:p>
          </table:table-cell>
          <table:table-cell office:value-type="float" office:value="579.82209999999998" table:style-name="ce2">
            <text:p>579,82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3" table:style-name="ce2">
            <text:p>293</text:p>
          </table:table-cell>
          <table:table-cell office:value-type="float" office:value="923" table:style-name="ce2">
            <text:p>923</text:p>
          </table:table-cell>
          <table:table-cell office:value-type="float" office:value="1883" table:style-name="ce2">
            <text:p>18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50" table:style-name="ce2">
            <text:p>25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0" table:style-name="ce2">
            <text:p>3740</text:p>
          </table:table-cell>
          <table:table-cell office:value-type="float" office:value="76" table:style-name="ce2">
            <text:p>76</text:p>
          </table:table-cell>
          <table:table-cell office:value-type="float" office:value="1168" table:style-name="ce2">
            <text:p>1168</text:p>
          </table:table-cell>
          <table:table-cell office:value-type="string" table:style-name="ce2">
            <text:p>1400002C000000000000000000000000000000000125039B075B1E1E09F6000102750275000A0E9C004C049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24" table:style-name="ce6">
            <text:p>1324</text:p>
          </table:table-cell>
          <table:table-cell office:value-type="float" office:value="1324" table:style-name="ce6">
            <text:p>1324</text:p>
          </table:table-cell>
          <table:table-cell office:value-type="float" office:value="1" table:style-name="ce6">
            <text:p>1</text:p>
          </table:table-cell>
          <table:table-cell office:value-type="float" office:value="297" table:style-name="ce6">
            <text:p>29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21:48:51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98" table:style-name="ce2">
            <text:p>298</text:p>
          </table:table-cell>
          <table:table-cell office:value-type="float" office:value="298" table:style-name="ce2">
            <text:p>298</text:p>
          </table:table-cell>
          <table:table-cell office:value-type="float" office:value="11360" table:style-name="ce2">
            <text:p>1136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23:44:55</text:p>
          </table:table-cell>
          <table:table-cell office:value-type="string" table:style-name="ce2">
            <text:p>2020 JUN 10 00:45:0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23:45:05</text:p>
          </table:table-cell>
          <table:table-cell office:value-type="string" table:style-name="ce2">
            <text:p>2020 JUN 10 00:45:05</text:p>
          </table:table-cell>
          <table:table-cell office:value-type="float" office:value="-23.823599999999999" table:style-name="ce2">
            <text:p>-23,8236</text:p>
          </table:table-cell>
          <table:table-cell office:value-type="float" office:value="-60.626399999999997" table:style-name="ce2">
            <text:p>-60,6264</text:p>
          </table:table-cell>
          <table:table-cell office:value-type="float" office:value="5.2853000000000003" table:style-name="ce2">
            <text:p>5,2853</text:p>
          </table:table-cell>
          <table:table-cell office:value-type="float" office:value="93.438199999999995" table:style-name="ce2">
            <text:p>93,4382</text:p>
          </table:table-cell>
          <table:table-cell office:value-type="float" office:value="93.438199999999995" table:style-name="ce2">
            <text:p>93,4382</text:p>
          </table:table-cell>
          <table:table-cell office:value-type="float" office:value="2.6988000000000001E-14" table:style-name="ce2">
            <text:p>2,6988E-14</text:p>
          </table:table-cell>
          <table:table-cell office:value-type="float" office:value="28.782900000000001" table:style-name="ce2">
            <text:p>28,7829</text:p>
          </table:table-cell>
          <table:table-cell office:value-type="float" office:value="106.3139" table:style-name="ce2">
            <text:p>106,3139</text:p>
          </table:table-cell>
          <table:table-cell office:value-type="float" office:value="17.390599999999999" table:style-name="ce2">
            <text:p>17,3906</text:p>
          </table:table-cell>
          <table:table-cell office:value-type="float" office:value="89.429100000000005" table:style-name="ce2">
            <text:p>89,4291</text:p>
          </table:table-cell>
          <table:table-cell office:value-type="float" office:value="89.429100000000005" table:style-name="ce2">
            <text:p>89,4291</text:p>
          </table:table-cell>
          <table:table-cell office:value-type="float" office:value="2.4274999999999999E-14" table:style-name="ce2">
            <text:p>2,4275E-14</text:p>
          </table:table-cell>
          <table:table-cell office:value-type="float" office:value="55.115299999999998" table:style-name="ce2">
            <text:p>55,1153</text:p>
          </table:table-cell>
          <table:table-cell office:value-type="float" office:value="216.90690000000001" table:style-name="ce2">
            <text:p>216,9069</text:p>
          </table:table-cell>
          <table:table-cell office:value-type="string" table:style-name="ce2">
            <text:p>N/A</text:p>
          </table:table-cell>
          <table:table-cell office:value-type="float" office:value="546.26859999999999" table:style-name="ce2">
            <text:p>546,2686</text:p>
          </table:table-cell>
          <table:table-cell office:value-type="float" office:value="546.26859999999999" table:style-name="ce2">
            <text:p>546,26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00" table:style-name="ce2">
            <text:p>3600</text:p>
          </table:table-cell>
          <table:table-cell office:value-type="float" office:value="76" table:style-name="ce2">
            <text:p>76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1400002C0000000000000000000000000000000000000000000000000000000000000000000A0E10004C00B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98" table:style-name="ce6">
            <text:p>29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09 23:46:5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9" table:style-name="ce2">
            <text:p>299</text:p>
          </table:table-cell>
          <table:table-cell office:value-type="float" office:value="299" table:style-name="ce2">
            <text:p>299</text:p>
          </table:table-cell>
          <table:table-cell office:value-type="float" office:value="11361" table:style-name="ce2">
            <text:p>1136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01:42:55</text:p>
          </table:table-cell>
          <table:table-cell office:value-type="string" table:style-name="ce2">
            <text:p>2020 JUN 10 02:45:23</text:p>
          </table:table-cell>
          <table:table-cell office:value-type="string" table:style-name="ce2">
            <text:p>2020 JUN 10 01:47:41</text:p>
          </table:table-cell>
          <table:table-cell office:value-type="string" table:style-name="ce2">
            <text:p>2020 JUN 10 02:30:26</text:p>
          </table:table-cell>
          <table:table-cell office:value-type="string" table:style-name="ce2">
            <text:p>2020 JUN 10 01:43:05</text:p>
          </table:table-cell>
          <table:table-cell office:value-type="string" table:style-name="ce2">
            <text:p>2020 JUN 10 02:45:22</text:p>
          </table:table-cell>
          <table:table-cell office:value-type="float" office:value="-24.187999999999999" table:style-name="ce2">
            <text:p>-24,188</text:p>
          </table:table-cell>
          <table:table-cell office:value-type="float" office:value="-89.490600000000001" table:style-name="ce2">
            <text:p>-89,4906</text:p>
          </table:table-cell>
          <table:table-cell office:value-type="float" office:value="5.2747000000000002" table:style-name="ce2">
            <text:p>5,2747</text:p>
          </table:table-cell>
          <table:table-cell office:value-type="float" office:value="93.455500000000001" table:style-name="ce2">
            <text:p>93,4555</text:p>
          </table:table-cell>
          <table:table-cell office:value-type="float" office:value="93.455500000000001" table:style-name="ce2">
            <text:p>93,4555</text:p>
          </table:table-cell>
          <table:table-cell office:value-type="float" office:value="4.2676999999999998E-14" table:style-name="ce2">
            <text:p>4,2677E-14</text:p>
          </table:table-cell>
          <table:table-cell office:value-type="float" office:value="35.762700000000002" table:style-name="ce2">
            <text:p>35,7627</text:p>
          </table:table-cell>
          <table:table-cell office:value-type="float" office:value="79.504499999999993" table:style-name="ce2">
            <text:p>79,5045</text:p>
          </table:table-cell>
          <table:table-cell office:value-type="float" office:value="17.554200000000002" table:style-name="ce2">
            <text:p>17,5542</text:p>
          </table:table-cell>
          <table:table-cell office:value-type="float" office:value="93.429199999999994" table:style-name="ce2">
            <text:p>93,4292</text:p>
          </table:table-cell>
          <table:table-cell office:value-type="float" office:value="93.429199999999994" table:style-name="ce2">
            <text:p>93,4292</text:p>
          </table:table-cell>
          <table:table-cell office:value-type="float" office:value="2.0365E-14" table:style-name="ce2">
            <text:p>2,0365E-14</text:p>
          </table:table-cell>
          <table:table-cell office:value-type="float" office:value="55.001100000000001" table:style-name="ce2">
            <text:p>55,0011</text:p>
          </table:table-cell>
          <table:table-cell office:value-type="float" office:value="216.95740000000001" table:style-name="ce2">
            <text:p>216,9574</text:p>
          </table:table-cell>
          <table:table-cell office:value-type="float" office:value="13.8048" table:style-name="ce2">
            <text:p>13,8048</text:p>
          </table:table-cell>
          <table:table-cell office:value-type="float" office:value="567.05150000000003" table:style-name="ce2">
            <text:p>567,0515</text:p>
          </table:table-cell>
          <table:table-cell office:value-type="float" office:value="579.46090000000004" table:style-name="ce2">
            <text:p>579,46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6" table:style-name="ce2">
            <text:p>286</text:p>
          </table:table-cell>
          <table:table-cell office:value-type="float" office:value="916" table:style-name="ce2">
            <text:p>916</text:p>
          </table:table-cell>
          <table:table-cell office:value-type="float" office:value="1876" table:style-name="ce2">
            <text:p>187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65" table:style-name="ce2">
            <text:p>25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7" table:style-name="ce2">
            <text:p>3737</text:p>
          </table:table-cell>
          <table:table-cell office:value-type="float" office:value="76" table:style-name="ce2">
            <text:p>76</text:p>
          </table:table-cell>
          <table:table-cell office:value-type="float" office:value="904" table:style-name="ce2">
            <text:p>904</text:p>
          </table:table-cell>
          <table:table-cell office:value-type="string" table:style-name="ce2">
            <text:p>1400002C00000000000000000000000000000000011E039407541E1E0A05000102750275000A0E99004C038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99" table:style-name="ce6">
            <text:p>29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0 01:44:5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00" table:style-name="ce2">
            <text:p>300</text:p>
          </table:table-cell>
          <table:table-cell office:value-type="float" office:value="300" table:style-name="ce2">
            <text:p>300</text:p>
          </table:table-cell>
          <table:table-cell office:value-type="float" office:value="11362" table:style-name="ce2">
            <text:p>1136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03:40:54</text:p>
          </table:table-cell>
          <table:table-cell office:value-type="string" table:style-name="ce2">
            <text:p>2020 JUN 10 04:41:0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03:41:04</text:p>
          </table:table-cell>
          <table:table-cell office:value-type="string" table:style-name="ce2">
            <text:p>2020 JUN 10 04:41:02</text:p>
          </table:table-cell>
          <table:table-cell office:value-type="float" office:value="-24.5259" table:style-name="ce2">
            <text:p>-24,5259</text:p>
          </table:table-cell>
          <table:table-cell office:value-type="float" office:value="-118.3246" table:style-name="ce2">
            <text:p>-118,3246</text:p>
          </table:table-cell>
          <table:table-cell office:value-type="float" office:value="5.2657999999999996" table:style-name="ce2">
            <text:p>5,2658</text:p>
          </table:table-cell>
          <table:table-cell office:value-type="float" office:value="93.4572" table:style-name="ce2">
            <text:p>93,4572</text:p>
          </table:table-cell>
          <table:table-cell office:value-type="float" office:value="93.4572" table:style-name="ce2">
            <text:p>93,4572</text:p>
          </table:table-cell>
          <table:table-cell office:value-type="float" office:value="3.2435000000000003E-14" table:style-name="ce2">
            <text:p>3,2435E-14</text:p>
          </table:table-cell>
          <table:table-cell office:value-type="float" office:value="29.433" table:style-name="ce2">
            <text:p>29,433</text:p>
          </table:table-cell>
          <table:table-cell office:value-type="float" office:value="48.636800000000001" table:style-name="ce2">
            <text:p>48,6368</text:p>
          </table:table-cell>
          <table:table-cell office:value-type="float" office:value="17.3719" table:style-name="ce2">
            <text:p>17,3719</text:p>
          </table:table-cell>
          <table:table-cell office:value-type="float" office:value="89.410700000000006" table:style-name="ce2">
            <text:p>89,4107</text:p>
          </table:table-cell>
          <table:table-cell office:value-type="float" office:value="89.410700000000006" table:style-name="ce2">
            <text:p>89,4107</text:p>
          </table:table-cell>
          <table:table-cell office:value-type="float" office:value="3.0672000000000003E-14" table:style-name="ce2">
            <text:p>3,0672E-14</text:p>
          </table:table-cell>
          <table:table-cell office:value-type="float" office:value="54.8339" table:style-name="ce2">
            <text:p>54,8339</text:p>
          </table:table-cell>
          <table:table-cell office:value-type="float" office:value="217.00790000000001" table:style-name="ce2">
            <text:p>217,0079</text:p>
          </table:table-cell>
          <table:table-cell office:value-type="string" table:style-name="ce2">
            <text:p>N/A</text:p>
          </table:table-cell>
          <table:table-cell office:value-type="float" office:value="545.96510000000001" table:style-name="ce2">
            <text:p>545,9651</text:p>
          </table:table-cell>
          <table:table-cell office:value-type="float" office:value="545.96510000000001" table:style-name="ce2">
            <text:p>545,96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98" table:style-name="ce2">
            <text:p>3598</text:p>
          </table:table-cell>
          <table:table-cell office:value-type="float" office:value="76" table:style-name="ce2">
            <text:p>76</text:p>
          </table:table-cell>
          <table:table-cell office:value-type="float" office:value="178" table:style-name="ce2">
            <text:p>178</text:p>
          </table:table-cell>
          <table:table-cell office:value-type="string" table:style-name="ce2">
            <text:p>1400002C0000000000000000000000000000000000000000000000000000000000000000000A0E0E004C00B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00" table:style-name="ce6">
            <text:p>30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0 03:42:5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1" table:style-name="ce2">
            <text:p>301</text:p>
          </table:table-cell>
          <table:table-cell office:value-type="float" office:value="301" table:style-name="ce2">
            <text:p>301</text:p>
          </table:table-cell>
          <table:table-cell office:value-type="float" office:value="11363" table:style-name="ce2">
            <text:p>1136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05:38:54</text:p>
          </table:table-cell>
          <table:table-cell office:value-type="string" table:style-name="ce2">
            <text:p>2020 JUN 10 06:39:01</text:p>
          </table:table-cell>
          <table:table-cell office:value-type="string" table:style-name="ce2">
            <text:p>2020 JUN 10 05:44:40</text:p>
          </table:table-cell>
          <table:table-cell office:value-type="string" table:style-name="ce2">
            <text:p>2020 JUN 10 06:25:25</text:p>
          </table:table-cell>
          <table:table-cell office:value-type="string" table:style-name="ce2">
            <text:p>2020 JUN 10 05:39:04</text:p>
          </table:table-cell>
          <table:table-cell office:value-type="string" table:style-name="ce2">
            <text:p>2020 JUN 10 06:39:00</text:p>
          </table:table-cell>
          <table:table-cell office:value-type="float" office:value="-24.822900000000001" table:style-name="ce2">
            <text:p>-24,8229</text:p>
          </table:table-cell>
          <table:table-cell office:value-type="float" office:value="-147.17660000000001" table:style-name="ce2">
            <text:p>-147,1766</text:p>
          </table:table-cell>
          <table:table-cell office:value-type="float" office:value="5.2557999999999998" table:style-name="ce2">
            <text:p>5,2558</text:p>
          </table:table-cell>
          <table:table-cell office:value-type="float" office:value="93.482900000000001" table:style-name="ce2">
            <text:p>93,4829</text:p>
          </table:table-cell>
          <table:table-cell office:value-type="float" office:value="93.482900000000001" table:style-name="ce2">
            <text:p>93,4829</text:p>
          </table:table-cell>
          <table:table-cell office:value-type="float" office:value="3.3810000000000003E-14" table:style-name="ce2">
            <text:p>3,381E-14</text:p>
          </table:table-cell>
          <table:table-cell office:value-type="float" office:value="29.5032" table:style-name="ce2">
            <text:p>29,5032</text:p>
          </table:table-cell>
          <table:table-cell office:value-type="float" office:value="19.729700000000001" table:style-name="ce2">
            <text:p>19,7297</text:p>
          </table:table-cell>
          <table:table-cell office:value-type="float" office:value="17.3581" table:style-name="ce2">
            <text:p>17,3581</text:p>
          </table:table-cell>
          <table:table-cell office:value-type="float" office:value="89.266999999999996" table:style-name="ce2">
            <text:p>89,267</text:p>
          </table:table-cell>
          <table:table-cell office:value-type="float" office:value="89.266999999999996" table:style-name="ce2">
            <text:p>89,267</text:p>
          </table:table-cell>
          <table:table-cell office:value-type="float" office:value="8.9960000000000002E-15" table:style-name="ce2">
            <text:p>8,996E-15</text:p>
          </table:table-cell>
          <table:table-cell office:value-type="float" office:value="54.642299999999999" table:style-name="ce2">
            <text:p>54,6423</text:p>
          </table:table-cell>
          <table:table-cell office:value-type="float" office:value="217.05840000000001" table:style-name="ce2">
            <text:p>217,0584</text:p>
          </table:table-cell>
          <table:table-cell office:value-type="float" office:value="12.986499999999999" table:style-name="ce2">
            <text:p>12,9865</text:p>
          </table:table-cell>
          <table:table-cell office:value-type="float" office:value="545.65620000000001" table:style-name="ce2">
            <text:p>545,6562</text:p>
          </table:table-cell>
          <table:table-cell office:value-type="float" office:value="557.31290000000001" table:style-name="ce2">
            <text:p>557,31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6" table:style-name="ce2">
            <text:p>346</text:p>
          </table:table-cell>
          <table:table-cell office:value-type="float" office:value="976" table:style-name="ce2">
            <text:p>976</text:p>
          </table:table-cell>
          <table:table-cell office:value-type="float" office:value="1876" table:style-name="ce2">
            <text:p>187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45" table:style-name="ce2">
            <text:p>24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596" table:style-name="ce2">
            <text:p>3596</text:p>
          </table:table-cell>
          <table:table-cell office:value-type="float" office:value="76" table:style-name="ce2">
            <text:p>76</text:p>
          </table:table-cell>
          <table:table-cell office:value-type="float" office:value="1018" table:style-name="ce2">
            <text:p>1018</text:p>
          </table:table-cell>
          <table:table-cell office:value-type="string" table:style-name="ce2">
            <text:p>1400002C00000000000000000000000000000000015A03D007541E1E098D000102750275000A0E0C004C03F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04" table:style-name="ce6">
            <text:p>904</text:p>
          </table:table-cell>
          <table:table-cell office:value-type="float" office:value="904" table:style-name="ce6">
            <text:p>904</text:p>
          </table:table-cell>
          <table:table-cell office:value-type="float" office:value="1" table:style-name="ce6">
            <text:p>1</text:p>
          </table:table-cell>
          <table:table-cell office:value-type="float" office:value="301" table:style-name="ce6">
            <text:p>30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0 05:40:5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2" table:style-name="ce2">
            <text:p>302</text:p>
          </table:table-cell>
          <table:table-cell office:value-type="float" office:value="302" table:style-name="ce2">
            <text:p>302</text:p>
          </table:table-cell>
          <table:table-cell office:value-type="float" office:value="11364" table:style-name="ce2">
            <text:p>1136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07:36:57</text:p>
          </table:table-cell>
          <table:table-cell office:value-type="string" table:style-name="ce2">
            <text:p>2020 JUN 10 08:39:29</text:p>
          </table:table-cell>
          <table:table-cell office:value-type="string" table:style-name="ce2">
            <text:p>2020 JUN 10 07:41:26</text:p>
          </table:table-cell>
          <table:table-cell office:value-type="string" table:style-name="ce2">
            <text:p>2020 JUN 10 08:24:41</text:p>
          </table:table-cell>
          <table:table-cell office:value-type="string" table:style-name="ce2">
            <text:p>2020 JUN 10 07:37:07</text:p>
          </table:table-cell>
          <table:table-cell office:value-type="string" table:style-name="ce2">
            <text:p>2020 JUN 10 08:39:28</text:p>
          </table:table-cell>
          <table:table-cell office:value-type="float" office:value="-25.1739" table:style-name="ce2">
            <text:p>-25,1739</text:p>
          </table:table-cell>
          <table:table-cell office:value-type="float" office:value="-176.05179999999999" table:style-name="ce2">
            <text:p>-176,0518</text:p>
          </table:table-cell>
          <table:table-cell office:value-type="float" office:value="5.2453000000000003" table:style-name="ce2">
            <text:p>5,2453</text:p>
          </table:table-cell>
          <table:table-cell office:value-type="float" office:value="93.5" table:style-name="ce2">
            <text:p>93,5</text:p>
          </table:table-cell>
          <table:table-cell office:value-type="float" office:value="93.5" table:style-name="ce2">
            <text:p>93,5</text:p>
          </table:table-cell>
          <table:table-cell office:value-type="float" office:value="5.0913999999999999E-15" table:style-name="ce2">
            <text:p>5,0914E-15</text:p>
          </table:table-cell>
          <table:table-cell office:value-type="float" office:value="36.709499999999998" table:style-name="ce2">
            <text:p>36,7095</text:p>
          </table:table-cell>
          <table:table-cell office:value-type="float" office:value="-6.9588000000000001" table:style-name="ce2">
            <text:p>-6,9588</text:p>
          </table:table-cell>
          <table:table-cell office:value-type="float" office:value="17.532499999999999" table:style-name="ce2">
            <text:p>17,5325</text:p>
          </table:table-cell>
          <table:table-cell office:value-type="float" office:value="93.471900000000005" table:style-name="ce2">
            <text:p>93,4719</text:p>
          </table:table-cell>
          <table:table-cell office:value-type="float" office:value="93.471900000000005" table:style-name="ce2">
            <text:p>93,4719</text:p>
          </table:table-cell>
          <table:table-cell office:value-type="float" office:value="4.0925E-14" table:style-name="ce2">
            <text:p>4,0925E-14</text:p>
          </table:table-cell>
          <table:table-cell office:value-type="float" office:value="54.461799999999997" table:style-name="ce2">
            <text:p>54,4618</text:p>
          </table:table-cell>
          <table:table-cell office:value-type="float" office:value="217.10890000000001" table:style-name="ce2">
            <text:p>217,1089</text:p>
          </table:table-cell>
          <table:table-cell office:value-type="float" office:value="14.009399999999999" table:style-name="ce2">
            <text:p>14,0094</text:p>
          </table:table-cell>
          <table:table-cell office:value-type="float" office:value="567.65840000000003" table:style-name="ce2">
            <text:p>567,6584</text:p>
          </table:table-cell>
          <table:table-cell office:value-type="float" office:value="580.25609999999995" table:style-name="ce2">
            <text:p>580,25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9" table:style-name="ce2">
            <text:p>269</text:p>
          </table:table-cell>
          <table:table-cell office:value-type="float" office:value="899" table:style-name="ce2">
            <text:p>899</text:p>
          </table:table-cell>
          <table:table-cell office:value-type="float" office:value="1874" table:style-name="ce2">
            <text:p>187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95" table:style-name="ce2">
            <text:p>259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1" table:style-name="ce2">
            <text:p>3741</text:p>
          </table:table-cell>
          <table:table-cell office:value-type="float" office:value="76" table:style-name="ce2">
            <text:p>76</text:p>
          </table:table-cell>
          <table:table-cell office:value-type="float" office:value="902" table:style-name="ce2">
            <text:p>902</text:p>
          </table:table-cell>
          <table:table-cell office:value-type="string" table:style-name="ce2">
            <text:p>1400002C00000000000000000000000000000000010D038307521E1E0A23000102750275000A0E9D004C038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02" table:style-name="ce6">
            <text:p>30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0 07:38:5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303" table:style-name="ce2">
            <text:p>303</text:p>
          </table:table-cell>
          <table:table-cell office:value-type="float" office:value="303" table:style-name="ce2">
            <text:p>303</text:p>
          </table:table-cell>
          <table:table-cell office:value-type="float" office:value="11365" table:style-name="ce2">
            <text:p>113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09:25:01</text:p>
          </table:table-cell>
          <table:table-cell office:value-type="string" table:style-name="ce2">
            <text:p>2020 JUN 10 10:37:34</text:p>
          </table:table-cell>
          <table:table-cell office:value-type="string" table:style-name="ce2">
            <text:p>2020 JUN 10 09:25:11</text:p>
          </table:table-cell>
          <table:table-cell office:value-type="string" table:style-name="ce2">
            <text:p>2020 JUN 10 10:37:26</text:p>
          </table:table-cell>
          <table:table-cell office:value-type="string" table:style-name="ce2">
            <text:p>2020 JUN 10 09:25:11</text:p>
          </table:table-cell>
          <table:table-cell office:value-type="string" table:style-name="ce2">
            <text:p>2020 JUN 10 10:37:33</text:p>
          </table:table-cell>
          <table:table-cell office:value-type="float" office:value="3.8721000000000001" table:style-name="ce2">
            <text:p>3,8721</text:p>
          </table:table-cell>
          <table:table-cell office:value-type="float" office:value="148.8468" table:style-name="ce2">
            <text:p>148,8468</text:p>
          </table:table-cell>
          <table:table-cell office:value-type="float" office:value="4.6577999999999999" table:style-name="ce2">
            <text:p>4,6578</text:p>
          </table:table-cell>
          <table:table-cell office:value-type="float" office:value="110.45440000000001" table:style-name="ce2">
            <text:p>110,4544</text:p>
          </table:table-cell>
          <table:table-cell office:value-type="float" office:value="110.45440000000001" table:style-name="ce2">
            <text:p>110,4544</text:p>
          </table:table-cell>
          <table:table-cell office:value-type="float" office:value="2.0871E-14" table:style-name="ce2">
            <text:p>2,0871E-14</text:p>
          </table:table-cell>
          <table:table-cell office:value-type="float" office:value="37.147599999999997" table:style-name="ce2">
            <text:p>37,1476</text:p>
          </table:table-cell>
          <table:table-cell office:value-type="float" office:value="-35.81" table:style-name="ce2">
            <text:p>-35,81</text:p>
          </table:table-cell>
          <table:table-cell office:value-type="float" office:value="17.523900000000001" table:style-name="ce2">
            <text:p>17,5239</text:p>
          </table:table-cell>
          <table:table-cell office:value-type="float" office:value="93.508099999999999" table:style-name="ce2">
            <text:p>93,5081</text:p>
          </table:table-cell>
          <table:table-cell office:value-type="float" office:value="93.508099999999999" table:style-name="ce2">
            <text:p>93,5081</text:p>
          </table:table-cell>
          <table:table-cell office:value-type="float" office:value="3.4255999999999998E-14" table:style-name="ce2">
            <text:p>3,4256E-14</text:p>
          </table:table-cell>
          <table:table-cell office:value-type="float" office:value="54.308100000000003" table:style-name="ce2">
            <text:p>54,3081</text:p>
          </table:table-cell>
          <table:table-cell office:value-type="float" office:value="217.15520000000001" table:style-name="ce2">
            <text:p>217,1552</text:p>
          </table:table-cell>
          <table:table-cell office:value-type="float" office:value="25.8748" table:style-name="ce2">
            <text:p>25,8748</text:p>
          </table:table-cell>
          <table:table-cell office:value-type="float" office:value="658.85400000000004" table:style-name="ce2">
            <text:p>658,854</text:p>
          </table:table-cell>
          <table:table-cell office:value-type="float" office:value="682.36680000000001" table:style-name="ce2">
            <text:p>682,36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85" table:style-name="ce2">
            <text:p>24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335" table:style-name="ce2">
            <text:p>43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342" table:style-name="ce2">
            <text:p>4342</text:p>
          </table:table-cell>
          <table:table-cell office:value-type="float" office:value="76" table:style-name="ce2">
            <text:p>76</text:p>
          </table:table-cell>
          <table:table-cell office:value-type="float" office:value="1296" table:style-name="ce2">
            <text:p>1296</text:p>
          </table:table-cell>
          <table:table-cell office:value-type="string" table:style-name="ce2">
            <text:p>1400002C00000000000000000000000000000000000A028009B51E1E10EF000102750275000A10F6004C0510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03" table:style-name="ce6">
            <text:p>30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0 09:37:0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04" table:style-name="ce2">
            <text:p>304</text:p>
          </table:table-cell>
          <table:table-cell office:value-type="float" office:value="304" table:style-name="ce2">
            <text:p>304</text:p>
          </table:table-cell>
          <table:table-cell office:value-type="float" office:value="11366" table:style-name="ce2">
            <text:p>1136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11:23:05</text:p>
          </table:table-cell>
          <table:table-cell office:value-type="string" table:style-name="ce2">
            <text:p>2020 JUN 10 12:33:07</text:p>
          </table:table-cell>
          <table:table-cell office:value-type="string" table:style-name="ce2">
            <text:p>2020 JUN 10 11:23:15</text:p>
          </table:table-cell>
          <table:table-cell office:value-type="string" table:style-name="ce2">
            <text:p>2020 JUN 10 12:33:00</text:p>
          </table:table-cell>
          <table:table-cell office:value-type="string" table:style-name="ce2">
            <text:p>2020 JUN 10 11:23:15</text:p>
          </table:table-cell>
          <table:table-cell office:value-type="string" table:style-name="ce2">
            <text:p>2020 JUN 10 12:33:06</text:p>
          </table:table-cell>
          <table:table-cell office:value-type="float" office:value="3.4925999999999999" table:style-name="ce2">
            <text:p>3,4926</text:p>
          </table:table-cell>
          <table:table-cell office:value-type="float" office:value="119.958" table:style-name="ce2">
            <text:p>119,958</text:p>
          </table:table-cell>
          <table:table-cell office:value-type="float" office:value="4.6467000000000001" table:style-name="ce2">
            <text:p>4,6467</text:p>
          </table:table-cell>
          <table:table-cell office:value-type="float" office:value="110.5197" table:style-name="ce2">
            <text:p>110,5197</text:p>
          </table:table-cell>
          <table:table-cell office:value-type="float" office:value="110.5197" table:style-name="ce2">
            <text:p>110,5197</text:p>
          </table:table-cell>
          <table:table-cell office:value-type="float" office:value="1.6300000000000001E-14" table:style-name="ce2">
            <text:p>1,63E-14</text:p>
          </table:table-cell>
          <table:table-cell office:value-type="float" office:value="30.434200000000001" table:style-name="ce2">
            <text:p>30,4342</text:p>
          </table:table-cell>
          <table:table-cell office:value-type="float" office:value="-66.960999999999999" table:style-name="ce2">
            <text:p>-66,961</text:p>
          </table:table-cell>
          <table:table-cell office:value-type="float" office:value="17.321100000000001" table:style-name="ce2">
            <text:p>17,3211</text:p>
          </table:table-cell>
          <table:table-cell office:value-type="float" office:value="89.127300000000005" table:style-name="ce2">
            <text:p>89,1273</text:p>
          </table:table-cell>
          <table:table-cell office:value-type="float" office:value="89.127300000000005" table:style-name="ce2">
            <text:p>89,1273</text:p>
          </table:table-cell>
          <table:table-cell office:value-type="float" office:value="2.6227999999999999E-14" table:style-name="ce2">
            <text:p>2,6228E-14</text:p>
          </table:table-cell>
          <table:table-cell office:value-type="float" office:value="54.178100000000001" table:style-name="ce2">
            <text:p>54,1781</text:p>
          </table:table-cell>
          <table:table-cell office:value-type="float" office:value="217.20570000000001" table:style-name="ce2">
            <text:p>217,2057</text:p>
          </table:table-cell>
          <table:table-cell office:value-type="float" office:value="24.852" table:style-name="ce2">
            <text:p>24,852</text:p>
          </table:table-cell>
          <table:table-cell office:value-type="float" office:value="635.94129999999996" table:style-name="ce2">
            <text:p>635,9413</text:p>
          </table:table-cell>
          <table:table-cell office:value-type="float" office:value="658.51319999999998" table:style-name="ce2">
            <text:p>658,51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410" table:style-name="ce2">
            <text:p>241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185" table:style-name="ce2">
            <text:p>418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191" table:style-name="ce2">
            <text:p>4191</text:p>
          </table:table-cell>
          <table:table-cell office:value-type="float" office:value="76" table:style-name="ce2">
            <text:p>76</text:p>
          </table:table-cell>
          <table:table-cell office:value-type="float" office:value="920" table:style-name="ce2">
            <text:p>920</text:p>
          </table:table-cell>
          <table:table-cell office:value-type="string" table:style-name="ce2">
            <text:p>1400002C00000000000000000000000000000000000A0280096A1E1E1059000102750275000A105F004C039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000" table:style-name="ce6">
            <text:p>3000</text:p>
          </table:table-cell>
          <table:table-cell office:value-type="float" office:value="3000" table:style-name="ce6">
            <text:p>3000</text:p>
          </table:table-cell>
          <table:table-cell office:value-type="float" office:value="1" table:style-name="ce6">
            <text:p>1</text:p>
          </table:table-cell>
          <table:table-cell office:value-type="float" office:value="304" table:style-name="ce6">
            <text:p>30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0 11:35:05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5" table:style-name="ce2">
            <text:p>305</text:p>
          </table:table-cell>
          <table:table-cell office:value-type="float" office:value="305" table:style-name="ce2">
            <text:p>305</text:p>
          </table:table-cell>
          <table:table-cell office:value-type="float" office:value="11367" table:style-name="ce2">
            <text:p>1136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13:31:05</text:p>
          </table:table-cell>
          <table:table-cell office:value-type="string" table:style-name="ce2">
            <text:p>2020 JUN 10 14:33:34</text:p>
          </table:table-cell>
          <table:table-cell office:value-type="string" table:style-name="ce2">
            <text:p>2020 JUN 10 13:35:25</text:p>
          </table:table-cell>
          <table:table-cell office:value-type="string" table:style-name="ce2">
            <text:p>2020 JUN 10 14:18:55</text:p>
          </table:table-cell>
          <table:table-cell office:value-type="string" table:style-name="ce2">
            <text:p>2020 JUN 10 13:31:15</text:p>
          </table:table-cell>
          <table:table-cell office:value-type="string" table:style-name="ce2">
            <text:p>2020 JUN 10 14:33:33</text:p>
          </table:table-cell>
          <table:table-cell office:value-type="float" office:value="-26.266100000000002" table:style-name="ce2">
            <text:p>-26,2661</text:p>
          </table:table-cell>
          <table:table-cell office:value-type="float" office:value="97.308499999999995" table:style-name="ce2">
            <text:p>97,3085</text:p>
          </table:table-cell>
          <table:table-cell office:value-type="float" office:value="5.2125000000000004" table:style-name="ce2">
            <text:p>5,2125</text:p>
          </table:table-cell>
          <table:table-cell office:value-type="float" office:value="93.546899999999994" table:style-name="ce2">
            <text:p>93,5469</text:p>
          </table:table-cell>
          <table:table-cell office:value-type="float" office:value="93.546899999999994" table:style-name="ce2">
            <text:p>93,5469</text:p>
          </table:table-cell>
          <table:table-cell office:value-type="float" office:value="1.5903E-14" table:style-name="ce2">
            <text:p>1,5903E-14</text:p>
          </table:table-cell>
          <table:table-cell office:value-type="float" office:value="37.845100000000002" table:style-name="ce2">
            <text:p>37,8451</text:p>
          </table:table-cell>
          <table:table-cell office:value-type="float" office:value="-93.500699999999995" table:style-name="ce2">
            <text:p>-93,5007</text:p>
          </table:table-cell>
          <table:table-cell office:value-type="float" office:value="17.505299999999998" table:style-name="ce2">
            <text:p>17,5053</text:p>
          </table:table-cell>
          <table:table-cell office:value-type="float" office:value="93.512" table:style-name="ce2">
            <text:p>93,512</text:p>
          </table:table-cell>
          <table:table-cell office:value-type="float" office:value="93.512" table:style-name="ce2">
            <text:p>93,512</text:p>
          </table:table-cell>
          <table:table-cell office:value-type="float" office:value="3.1815000000000001E-14" table:style-name="ce2">
            <text:p>3,1815E-14</text:p>
          </table:table-cell>
          <table:table-cell office:value-type="float" office:value="54.0563" table:style-name="ce2">
            <text:p>54,0563</text:p>
          </table:table-cell>
          <table:table-cell office:value-type="float" office:value="217.26060000000001" table:style-name="ce2">
            <text:p>217,2606</text:p>
          </table:table-cell>
          <table:table-cell office:value-type="float" office:value="14.111700000000001" table:style-name="ce2">
            <text:p>14,1117</text:p>
          </table:table-cell>
          <table:table-cell office:value-type="float" office:value="567.20320000000004" table:style-name="ce2">
            <text:p>567,2032</text:p>
          </table:table-cell>
          <table:table-cell office:value-type="float" office:value="579.89499999999998" table:style-name="ce2">
            <text:p>579,8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0" table:style-name="ce2">
            <text:p>260</text:p>
          </table:table-cell>
          <table:table-cell office:value-type="float" office:value="890" table:style-name="ce2">
            <text:p>890</text:p>
          </table:table-cell>
          <table:table-cell office:value-type="float" office:value="1880" table:style-name="ce2">
            <text:p>18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10" table:style-name="ce2">
            <text:p>26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902" table:style-name="ce2">
            <text:p>902</text:p>
          </table:table-cell>
          <table:table-cell office:value-type="string" table:style-name="ce2">
            <text:p>1400002C000000000000000000000000000000000104037A07581E1E0A32000102750275000A0E9A004C038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05" table:style-name="ce6">
            <text:p>30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0 13:33:0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06" table:style-name="ce2">
            <text:p>306</text:p>
          </table:table-cell>
          <table:table-cell office:value-type="float" office:value="306" table:style-name="ce2">
            <text:p>306</text:p>
          </table:table-cell>
          <table:table-cell office:value-type="float" office:value="11368" table:style-name="ce2">
            <text:p>1136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15:29:03</text:p>
          </table:table-cell>
          <table:table-cell office:value-type="string" table:style-name="ce2">
            <text:p>2020 JUN 10 16:28:5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15:29:13</text:p>
          </table:table-cell>
          <table:table-cell office:value-type="string" table:style-name="ce2">
            <text:p>2020 JUN 10 16:28:57</text:p>
          </table:table-cell>
          <table:table-cell office:value-type="float" office:value="-26.628599999999999" table:style-name="ce2">
            <text:p>-26,6286</text:p>
          </table:table-cell>
          <table:table-cell office:value-type="float" office:value="68.4773" table:style-name="ce2">
            <text:p>68,4773</text:p>
          </table:table-cell>
          <table:table-cell office:value-type="float" office:value="5.2035999999999998" table:style-name="ce2">
            <text:p>5,2036</text:p>
          </table:table-cell>
          <table:table-cell office:value-type="float" office:value="93.535300000000007" table:style-name="ce2">
            <text:p>93,5353</text:p>
          </table:table-cell>
          <table:table-cell office:value-type="float" office:value="93.535300000000007" table:style-name="ce2">
            <text:p>93,5353</text:p>
          </table:table-cell>
          <table:table-cell office:value-type="float" office:value="3.7766999999999997E-14" table:style-name="ce2">
            <text:p>3,7767E-14</text:p>
          </table:table-cell>
          <table:table-cell office:value-type="float" office:value="30.7576" table:style-name="ce2">
            <text:p>30,7576</text:p>
          </table:table-cell>
          <table:table-cell office:value-type="float" office:value="-124.71980000000001" table:style-name="ce2">
            <text:p>-124,7198</text:p>
          </table:table-cell>
          <table:table-cell office:value-type="float" office:value="17.2956" table:style-name="ce2">
            <text:p>17,2956</text:p>
          </table:table-cell>
          <table:table-cell office:value-type="float" office:value="88.932599999999994" table:style-name="ce2">
            <text:p>88,9326</text:p>
          </table:table-cell>
          <table:table-cell office:value-type="float" office:value="88.932599999999994" table:style-name="ce2">
            <text:p>88,9326</text:p>
          </table:table-cell>
          <table:table-cell office:value-type="float" office:value="1.5903E-14" table:style-name="ce2">
            <text:p>1,5903E-14</text:p>
          </table:table-cell>
          <table:table-cell office:value-type="float" office:value="53.911900000000003" table:style-name="ce2">
            <text:p>53,9119</text:p>
          </table:table-cell>
          <table:table-cell office:value-type="float" office:value="217.31110000000001" table:style-name="ce2">
            <text:p>217,3111</text:p>
          </table:table-cell>
          <table:table-cell office:value-type="string" table:style-name="ce2">
            <text:p>N/A</text:p>
          </table:table-cell>
          <table:table-cell office:value-type="float" office:value="543.84069999999997" table:style-name="ce2">
            <text:p>543,8407</text:p>
          </table:table-cell>
          <table:table-cell office:value-type="float" office:value="543.84069999999997" table:style-name="ce2">
            <text:p>543,84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84" table:style-name="ce2">
            <text:p>3584</text:p>
          </table:table-cell>
          <table:table-cell office:value-type="float" office:value="76" table:style-name="ce2">
            <text:p>76</text:p>
          </table:table-cell>
          <table:table-cell office:value-type="float" office:value="164" table:style-name="ce2">
            <text:p>164</text:p>
          </table:table-cell>
          <table:table-cell office:value-type="string" table:style-name="ce2">
            <text:p>1400002C0000000000000000000000000000000000000000000000000000000000000000000A0E00004C00A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06" table:style-name="ce6">
            <text:p>30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0 15:31:0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7" table:style-name="ce2">
            <text:p>307</text:p>
          </table:table-cell>
          <table:table-cell office:value-type="float" office:value="307" table:style-name="ce2">
            <text:p>307</text:p>
          </table:table-cell>
          <table:table-cell office:value-type="float" office:value="11369" table:style-name="ce2">
            <text:p>1136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17:27:01</text:p>
          </table:table-cell>
          <table:table-cell office:value-type="string" table:style-name="ce2">
            <text:p>2020 JUN 10 18:26:58</text:p>
          </table:table-cell>
          <table:table-cell office:value-type="string" table:style-name="ce2">
            <text:p>2020 JUN 10 17:32:27</text:p>
          </table:table-cell>
          <table:table-cell office:value-type="string" table:style-name="ce2">
            <text:p>2020 JUN 10 18:13:42</text:p>
          </table:table-cell>
          <table:table-cell office:value-type="string" table:style-name="ce2">
            <text:p>2020 JUN 10 17:27:11</text:p>
          </table:table-cell>
          <table:table-cell office:value-type="string" table:style-name="ce2">
            <text:p>2020 JUN 10 18:26:57</text:p>
          </table:table-cell>
          <table:table-cell office:value-type="float" office:value="-26.887499999999999" table:style-name="ce2">
            <text:p>-26,8875</text:p>
          </table:table-cell>
          <table:table-cell office:value-type="float" office:value="39.629399999999997" table:style-name="ce2">
            <text:p>39,6294</text:p>
          </table:table-cell>
          <table:table-cell office:value-type="float" office:value="5.1932999999999998" table:style-name="ce2">
            <text:p>5,1933</text:p>
          </table:table-cell>
          <table:table-cell office:value-type="float" office:value="93.570300000000003" table:style-name="ce2">
            <text:p>93,5703</text:p>
          </table:table-cell>
          <table:table-cell office:value-type="float" office:value="93.570300000000003" table:style-name="ce2">
            <text:p>93,5703</text:p>
          </table:table-cell>
          <table:table-cell office:value-type="float" office:value="2.2036000000000001E-14" table:style-name="ce2">
            <text:p>2,2036E-14</text:p>
          </table:table-cell>
          <table:table-cell office:value-type="float" office:value="31.030799999999999" table:style-name="ce2">
            <text:p>31,0308</text:p>
          </table:table-cell>
          <table:table-cell office:value-type="float" office:value="-153.57060000000001" table:style-name="ce2">
            <text:p>-153,5706</text:p>
          </table:table-cell>
          <table:table-cell office:value-type="float" office:value="17.285599999999999" table:style-name="ce2">
            <text:p>17,2856</text:p>
          </table:table-cell>
          <table:table-cell office:value-type="float" office:value="88.909599999999998" table:style-name="ce2">
            <text:p>88,9096</text:p>
          </table:table-cell>
          <table:table-cell office:value-type="float" office:value="88.909599999999998" table:style-name="ce2">
            <text:p>88,9096</text:p>
          </table:table-cell>
          <table:table-cell office:value-type="float" office:value="6.3611E-15" table:style-name="ce2">
            <text:p>6,3611E-15</text:p>
          </table:table-cell>
          <table:table-cell office:value-type="float" office:value="53.7087" table:style-name="ce2">
            <text:p>53,7087</text:p>
          </table:table-cell>
          <table:table-cell office:value-type="float" office:value="217.36160000000001" table:style-name="ce2">
            <text:p>217,3616</text:p>
          </table:table-cell>
          <table:table-cell office:value-type="float" office:value="13.1911" table:style-name="ce2">
            <text:p>13,1911</text:p>
          </table:table-cell>
          <table:table-cell office:value-type="float" office:value="544.13879999999995" table:style-name="ce2">
            <text:p>544,1388</text:p>
          </table:table-cell>
          <table:table-cell office:value-type="float" office:value="555.9837" table:style-name="ce2">
            <text:p>555,98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6" table:style-name="ce2">
            <text:p>326</text:p>
          </table:table-cell>
          <table:table-cell office:value-type="float" office:value="956" table:style-name="ce2">
            <text:p>956</text:p>
          </table:table-cell>
          <table:table-cell office:value-type="float" office:value="1871" table:style-name="ce2">
            <text:p>187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75" table:style-name="ce2">
            <text:p>247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586" table:style-name="ce2">
            <text:p>3586</text:p>
          </table:table-cell>
          <table:table-cell office:value-type="float" office:value="76" table:style-name="ce2">
            <text:p>76</text:p>
          </table:table-cell>
          <table:table-cell office:value-type="float" office:value="993" table:style-name="ce2">
            <text:p>993</text:p>
          </table:table-cell>
          <table:table-cell office:value-type="string" table:style-name="ce2">
            <text:p>1400002C00000000000000000000000000000000014603BC074F1E1E09AB000102750275000A0E02004C03E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000" table:style-name="ce6">
            <text:p>3000</text:p>
          </table:table-cell>
          <table:table-cell office:value-type="float" office:value="3000" table:style-name="ce6">
            <text:p>3000</text:p>
          </table:table-cell>
          <table:table-cell office:value-type="float" office:value="1" table:style-name="ce6">
            <text:p>1</text:p>
          </table:table-cell>
          <table:table-cell office:value-type="float" office:value="307" table:style-name="ce6">
            <text:p>30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0 17:29:01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8" table:style-name="ce2">
            <text:p>308</text:p>
          </table:table-cell>
          <table:table-cell office:value-type="float" office:value="308" table:style-name="ce2">
            <text:p>308</text:p>
          </table:table-cell>
          <table:table-cell office:value-type="float" office:value="11370" table:style-name="ce2">
            <text:p>1137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19:25:04</text:p>
          </table:table-cell>
          <table:table-cell office:value-type="string" table:style-name="ce2">
            <text:p>2020 JUN 10 20:27:36</text:p>
          </table:table-cell>
          <table:table-cell office:value-type="string" table:style-name="ce2">
            <text:p>2020 JUN 10 19:29:09</text:p>
          </table:table-cell>
          <table:table-cell office:value-type="string" table:style-name="ce2">
            <text:p>2020 JUN 10 20:13:09</text:p>
          </table:table-cell>
          <table:table-cell office:value-type="string" table:style-name="ce2">
            <text:p>2020 JUN 10 19:25:14</text:p>
          </table:table-cell>
          <table:table-cell office:value-type="string" table:style-name="ce2">
            <text:p>2020 JUN 10 20:27:35</text:p>
          </table:table-cell>
          <table:table-cell office:value-type="float" office:value="-27.196400000000001" table:style-name="ce2">
            <text:p>-27,1964</text:p>
          </table:table-cell>
          <table:table-cell office:value-type="float" office:value="10.7646" table:style-name="ce2">
            <text:p>10,7646</text:p>
          </table:table-cell>
          <table:table-cell office:value-type="float" office:value="5.1836000000000002" table:style-name="ce2">
            <text:p>5,1836</text:p>
          </table:table-cell>
          <table:table-cell office:value-type="float" office:value="93.585300000000004" table:style-name="ce2">
            <text:p>93,5853</text:p>
          </table:table-cell>
          <table:table-cell office:value-type="float" office:value="93.585300000000004" table:style-name="ce2">
            <text:p>93,5853</text:p>
          </table:table-cell>
          <table:table-cell office:value-type="float" office:value="1.5581000000000001E-14" table:style-name="ce2">
            <text:p>1,5581E-14</text:p>
          </table:table-cell>
          <table:table-cell office:value-type="float" office:value="38.752600000000001" table:style-name="ce2">
            <text:p>38,7526</text:p>
          </table:table-cell>
          <table:table-cell office:value-type="float" office:value="-179.94309999999999" table:style-name="ce2">
            <text:p>-179,9431</text:p>
          </table:table-cell>
          <table:table-cell office:value-type="float" office:value="17.483899999999998" table:style-name="ce2">
            <text:p>17,4839</text:p>
          </table:table-cell>
          <table:table-cell office:value-type="float" office:value="93.561899999999994" table:style-name="ce2">
            <text:p>93,5619</text:p>
          </table:table-cell>
          <table:table-cell office:value-type="float" office:value="93.561899999999994" table:style-name="ce2">
            <text:p>93,5619</text:p>
          </table:table-cell>
          <table:table-cell office:value-type="float" office:value="4.5871000000000001E-14" table:style-name="ce2">
            <text:p>4,5871E-14</text:p>
          </table:table-cell>
          <table:table-cell office:value-type="float" office:value="53.504199999999997" table:style-name="ce2">
            <text:p>53,5042</text:p>
          </table:table-cell>
          <table:table-cell office:value-type="float" office:value="217.41210000000001" table:style-name="ce2">
            <text:p>217,4121</text:p>
          </table:table-cell>
          <table:table-cell office:value-type="float" office:value="14.3163" table:style-name="ce2">
            <text:p>14,3163</text:p>
          </table:table-cell>
          <table:table-cell office:value-type="float" office:value="567.65840000000003" table:style-name="ce2">
            <text:p>567,6584</text:p>
          </table:table-cell>
          <table:table-cell office:value-type="float" office:value="580.53840000000002" table:style-name="ce2">
            <text:p>580,53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5" table:style-name="ce2">
            <text:p>245</text:p>
          </table:table-cell>
          <table:table-cell office:value-type="float" office:value="875" table:style-name="ce2">
            <text:p>875</text:p>
          </table:table-cell>
          <table:table-cell office:value-type="float" office:value="1880" table:style-name="ce2">
            <text:p>18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40" table:style-name="ce2">
            <text:p>26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1" table:style-name="ce2">
            <text:p>3741</text:p>
          </table:table-cell>
          <table:table-cell office:value-type="float" office:value="76" table:style-name="ce2">
            <text:p>76</text:p>
          </table:table-cell>
          <table:table-cell office:value-type="float" office:value="1160" table:style-name="ce2">
            <text:p>1160</text:p>
          </table:table-cell>
          <table:table-cell office:value-type="string" table:style-name="ce2">
            <text:p>1400002C0000000000000000000000000000000000F5036B07581E1E0A50000102750275000A0E9D004C048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08" table:style-name="ce6">
            <text:p>30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0 19:27:0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09" table:style-name="ce2">
            <text:p>309</text:p>
          </table:table-cell>
          <table:table-cell office:value-type="float" office:value="309" table:style-name="ce2">
            <text:p>309</text:p>
          </table:table-cell>
          <table:table-cell office:value-type="float" office:value="11371" table:style-name="ce2">
            <text:p>1137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21:23:09</text:p>
          </table:table-cell>
          <table:table-cell office:value-type="string" table:style-name="ce2">
            <text:p>2020 JUN 10 22:22:5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21:23:19</text:p>
          </table:table-cell>
          <table:table-cell office:value-type="string" table:style-name="ce2">
            <text:p>2020 JUN 10 22:22:58</text:p>
          </table:table-cell>
          <table:table-cell office:value-type="float" office:value="-27.561800000000002" table:style-name="ce2">
            <text:p>-27,5618</text:p>
          </table:table-cell>
          <table:table-cell office:value-type="float" office:value="-18.112200000000001" table:style-name="ce2">
            <text:p>-18,1122</text:p>
          </table:table-cell>
          <table:table-cell office:value-type="float" office:value="5.1733000000000002" table:style-name="ce2">
            <text:p>5,1733</text:p>
          </table:table-cell>
          <table:table-cell office:value-type="float" office:value="93.5839" table:style-name="ce2">
            <text:p>93,5839</text:p>
          </table:table-cell>
          <table:table-cell office:value-type="float" office:value="93.5839" table:style-name="ce2">
            <text:p>93,5839</text:p>
          </table:table-cell>
          <table:table-cell office:value-type="float" office:value="1.5581000000000001E-14" table:style-name="ce2">
            <text:p>1,5581E-14</text:p>
          </table:table-cell>
          <table:table-cell office:value-type="float" office:value="31.435500000000001" table:style-name="ce2">
            <text:p>31,4355</text:p>
          </table:table-cell>
          <table:table-cell office:value-type="float" office:value="148.6123" table:style-name="ce2">
            <text:p>148,6123</text:p>
          </table:table-cell>
          <table:table-cell office:value-type="float" office:value="17.258900000000001" table:style-name="ce2">
            <text:p>17,2589</text:p>
          </table:table-cell>
          <table:table-cell office:value-type="float" office:value="88.731200000000001" table:style-name="ce2">
            <text:p>88,7312</text:p>
          </table:table-cell>
          <table:table-cell office:value-type="float" office:value="88.731200000000001" table:style-name="ce2">
            <text:p>88,7312</text:p>
          </table:table-cell>
          <table:table-cell office:value-type="float" office:value="8.9960000000000002E-15" table:style-name="ce2">
            <text:p>8,996E-15</text:p>
          </table:table-cell>
          <table:table-cell office:value-type="float" office:value="53.336199999999998" table:style-name="ce2">
            <text:p>53,3362</text:p>
          </table:table-cell>
          <table:table-cell office:value-type="float" office:value="217.46270000000001" table:style-name="ce2">
            <text:p>217,4627</text:p>
          </table:table-cell>
          <table:table-cell office:value-type="string" table:style-name="ce2">
            <text:p>N/A</text:p>
          </table:table-cell>
          <table:table-cell office:value-type="float" office:value="543.08199999999999" table:style-name="ce2">
            <text:p>543,082</text:p>
          </table:table-cell>
          <table:table-cell office:value-type="float" office:value="543.08199999999999" table:style-name="ce2">
            <text:p>543,0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79" table:style-name="ce2">
            <text:p>3579</text:p>
          </table:table-cell>
          <table:table-cell office:value-type="float" office:value="76" table:style-name="ce2">
            <text:p>76</text:p>
          </table:table-cell>
          <table:table-cell office:value-type="float" office:value="414" table:style-name="ce2">
            <text:p>414</text:p>
          </table:table-cell>
          <table:table-cell office:value-type="string" table:style-name="ce2">
            <text:p>1400002C0000000000000000000000000000000000000000000000000000000000000000000A0DFB004C019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09" table:style-name="ce6">
            <text:p>30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0 21:25:0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0" table:style-name="ce2">
            <text:p>310</text:p>
          </table:table-cell>
          <table:table-cell office:value-type="float" office:value="310" table:style-name="ce2">
            <text:p>310</text:p>
          </table:table-cell>
          <table:table-cell office:value-type="float" office:value="11372" table:style-name="ce2">
            <text:p>1137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23:21:12</text:p>
          </table:table-cell>
          <table:table-cell office:value-type="string" table:style-name="ce2">
            <text:p>2020 JUN 11 00:23:43</text:p>
          </table:table-cell>
          <table:table-cell office:value-type="string" table:style-name="ce2">
            <text:p>2020 JUN 10 23:25:08</text:p>
          </table:table-cell>
          <table:table-cell office:value-type="string" table:style-name="ce2">
            <text:p>2020 JUN 11 00:09:23</text:p>
          </table:table-cell>
          <table:table-cell office:value-type="string" table:style-name="ce2">
            <text:p>2020 JUN 10 23:21:22</text:p>
          </table:table-cell>
          <table:table-cell office:value-type="string" table:style-name="ce2">
            <text:p>2020 JUN 11 00:23:42</text:p>
          </table:table-cell>
          <table:table-cell office:value-type="float" office:value="-27.9175" table:style-name="ce2">
            <text:p>-27,9175</text:p>
          </table:table-cell>
          <table:table-cell office:value-type="float" office:value="-47.009" table:style-name="ce2">
            <text:p>-47,009</text:p>
          </table:table-cell>
          <table:table-cell office:value-type="float" office:value="5.1614000000000004" table:style-name="ce2">
            <text:p>5,1614</text:p>
          </table:table-cell>
          <table:table-cell office:value-type="float" office:value="93.607900000000001" table:style-name="ce2">
            <text:p>93,6079</text:p>
          </table:table-cell>
          <table:table-cell office:value-type="float" office:value="93.607900000000001" table:style-name="ce2">
            <text:p>93,6079</text:p>
          </table:table-cell>
          <table:table-cell office:value-type="float" office:value="6.8215000000000003E-14" table:style-name="ce2">
            <text:p>6,8215E-14</text:p>
          </table:table-cell>
          <table:table-cell office:value-type="float" office:value="39.4878" table:style-name="ce2">
            <text:p>39,4878</text:p>
          </table:table-cell>
          <table:table-cell office:value-type="float" office:value="122.3657" table:style-name="ce2">
            <text:p>122,3657</text:p>
          </table:table-cell>
          <table:table-cell office:value-type="float" office:value="17.466899999999999" table:style-name="ce2">
            <text:p>17,4669</text:p>
          </table:table-cell>
          <table:table-cell office:value-type="float" office:value="93.606700000000004" table:style-name="ce2">
            <text:p>93,6067</text:p>
          </table:table-cell>
          <table:table-cell office:value-type="float" office:value="93.606700000000004" table:style-name="ce2">
            <text:p>93,6067</text:p>
          </table:table-cell>
          <table:table-cell office:value-type="float" office:value="7.1118999999999995E-15" table:style-name="ce2">
            <text:p>7,1119E-15</text:p>
          </table:table-cell>
          <table:table-cell office:value-type="float" office:value="53.203099999999999" table:style-name="ce2">
            <text:p>53,2031</text:p>
          </table:table-cell>
          <table:table-cell office:value-type="float" office:value="217.51329999999999" table:style-name="ce2">
            <text:p>217,5133</text:p>
          </table:table-cell>
          <table:table-cell office:value-type="float" office:value="14.4186" table:style-name="ce2">
            <text:p>14,4186</text:p>
          </table:table-cell>
          <table:table-cell office:value-type="float" office:value="567.50670000000002" table:style-name="ce2">
            <text:p>567,5067</text:p>
          </table:table-cell>
          <table:table-cell office:value-type="float" office:value="580.48069999999996" table:style-name="ce2">
            <text:p>580,48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6" table:style-name="ce2">
            <text:p>236</text:p>
          </table:table-cell>
          <table:table-cell office:value-type="float" office:value="866" table:style-name="ce2">
            <text:p>866</text:p>
          </table:table-cell>
          <table:table-cell office:value-type="float" office:value="1871" table:style-name="ce2">
            <text:p>187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55" table:style-name="ce2">
            <text:p>265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0" table:style-name="ce2">
            <text:p>3740</text:p>
          </table:table-cell>
          <table:table-cell office:value-type="float" office:value="76" table:style-name="ce2">
            <text:p>76</text:p>
          </table:table-cell>
          <table:table-cell office:value-type="float" office:value="1147" table:style-name="ce2">
            <text:p>1147</text:p>
          </table:table-cell>
          <table:table-cell office:value-type="string" table:style-name="ce2">
            <text:p>1400002C0000000000000000000000000000000000EC0362074F1E1E0A5F000102750275000A0E9C004C047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10" table:style-name="ce6">
            <text:p>31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0 23:23:1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11" table:style-name="ce2">
            <text:p>311</text:p>
          </table:table-cell>
          <table:table-cell office:value-type="float" office:value="311" table:style-name="ce2">
            <text:p>311</text:p>
          </table:table-cell>
          <table:table-cell office:value-type="float" office:value="11373" table:style-name="ce2">
            <text:p>1137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01:19:13</text:p>
          </table:table-cell>
          <table:table-cell office:value-type="string" table:style-name="ce2">
            <text:p>2020 JUN 11 02:18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01:19:23</text:p>
          </table:table-cell>
          <table:table-cell office:value-type="string" table:style-name="ce2">
            <text:p>2020 JUN 11 02:18:52</text:p>
          </table:table-cell>
          <table:table-cell office:value-type="float" office:value="-28.304200000000002" table:style-name="ce2">
            <text:p>-28,3042</text:p>
          </table:table-cell>
          <table:table-cell office:value-type="float" office:value="-75.875799999999998" table:style-name="ce2">
            <text:p>-75,8758</text:p>
          </table:table-cell>
          <table:table-cell office:value-type="float" office:value="5.1508000000000003" table:style-name="ce2">
            <text:p>5,1508</text:p>
          </table:table-cell>
          <table:table-cell office:value-type="float" office:value="93.602000000000004" table:style-name="ce2">
            <text:p>93,602</text:p>
          </table:table-cell>
          <table:table-cell office:value-type="float" office:value="93.602000000000004" table:style-name="ce2">
            <text:p>93,602</text:p>
          </table:table-cell>
          <table:table-cell office:value-type="float" office:value="2.7221E-14" table:style-name="ce2">
            <text:p>2,7221E-14</text:p>
          </table:table-cell>
          <table:table-cell office:value-type="float" office:value="31.747499999999999" table:style-name="ce2">
            <text:p>31,7475</text:p>
          </table:table-cell>
          <table:table-cell office:value-type="float" office:value="90.757099999999994" table:style-name="ce2">
            <text:p>90,7571</text:p>
          </table:table-cell>
          <table:table-cell office:value-type="float" office:value="17.227499999999999" table:style-name="ce2">
            <text:p>17,2275</text:p>
          </table:table-cell>
          <table:table-cell office:value-type="float" office:value="88.473100000000002" table:style-name="ce2">
            <text:p>88,4731</text:p>
          </table:table-cell>
          <table:table-cell office:value-type="float" office:value="88.473100000000002" table:style-name="ce2">
            <text:p>88,4731</text:p>
          </table:table-cell>
          <table:table-cell office:value-type="float" office:value="2.6988000000000001E-14" table:style-name="ce2">
            <text:p>2,6988E-14</text:p>
          </table:table-cell>
          <table:table-cell office:value-type="float" office:value="53.080500000000001" table:style-name="ce2">
            <text:p>53,0805</text:p>
          </table:table-cell>
          <table:table-cell office:value-type="float" office:value="217.56379999999999" table:style-name="ce2">
            <text:p>217,5638</text:p>
          </table:table-cell>
          <table:table-cell office:value-type="string" table:style-name="ce2">
            <text:p>N/A</text:p>
          </table:table-cell>
          <table:table-cell office:value-type="float" office:value="541.56460000000004" table:style-name="ce2">
            <text:p>541,5646</text:p>
          </table:table-cell>
          <table:table-cell office:value-type="float" office:value="541.56460000000004" table:style-name="ce2">
            <text:p>541,56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69" table:style-name="ce2">
            <text:p>3569</text:p>
          </table:table-cell>
          <table:table-cell office:value-type="float" office:value="76" table:style-name="ce2">
            <text:p>76</text:p>
          </table:table-cell>
          <table:table-cell office:value-type="float" office:value="404" table:style-name="ce2">
            <text:p>404</text:p>
          </table:table-cell>
          <table:table-cell office:value-type="string" table:style-name="ce2">
            <text:p>1400002C0000000000000000000000000000000000000000000000000000000000000000000A0DF1004C019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11" table:style-name="ce6">
            <text:p>31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1 01:21:13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2" table:style-name="ce2">
            <text:p>312</text:p>
          </table:table-cell>
          <table:table-cell office:value-type="float" office:value="312" table:style-name="ce2">
            <text:p>312</text:p>
          </table:table-cell>
          <table:table-cell office:value-type="float" office:value="11374" table:style-name="ce2">
            <text:p>1137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03:17:10</text:p>
          </table:table-cell>
          <table:table-cell office:value-type="string" table:style-name="ce2">
            <text:p>2020 JUN 11 04:19:39</text:p>
          </table:table-cell>
          <table:table-cell office:value-type="string" table:style-name="ce2">
            <text:p>2020 JUN 11 03:21:00</text:p>
          </table:table-cell>
          <table:table-cell office:value-type="string" table:style-name="ce2">
            <text:p>2020 JUN 11 04:05:30</text:p>
          </table:table-cell>
          <table:table-cell office:value-type="string" table:style-name="ce2">
            <text:p>2020 JUN 11 03:17:20</text:p>
          </table:table-cell>
          <table:table-cell office:value-type="string" table:style-name="ce2">
            <text:p>2020 JUN 11 04:19:38</text:p>
          </table:table-cell>
          <table:table-cell office:value-type="float" office:value="-28.572900000000001" table:style-name="ce2">
            <text:p>-28,5729</text:p>
          </table:table-cell>
          <table:table-cell office:value-type="float" office:value="-104.7264" table:style-name="ce2">
            <text:p>-104,7264</text:p>
          </table:table-cell>
          <table:table-cell office:value-type="float" office:value="5.1402999999999999" table:style-name="ce2">
            <text:p>5,1403</text:p>
          </table:table-cell>
          <table:table-cell office:value-type="float" office:value="93.634200000000007" table:style-name="ce2">
            <text:p>93,6342</text:p>
          </table:table-cell>
          <table:table-cell office:value-type="float" office:value="93.634200000000007" table:style-name="ce2">
            <text:p>93,6342</text:p>
          </table:table-cell>
          <table:table-cell office:value-type="float" office:value="2.9019999999999999E-14" table:style-name="ce2">
            <text:p>2,902E-14</text:p>
          </table:table-cell>
          <table:table-cell office:value-type="float" office:value="40.089599999999997" table:style-name="ce2">
            <text:p>40,0896</text:p>
          </table:table-cell>
          <table:table-cell office:value-type="float" office:value="64.712000000000003" table:style-name="ce2">
            <text:p>64,712</text:p>
          </table:table-cell>
          <table:table-cell office:value-type="float" office:value="17.4497" table:style-name="ce2">
            <text:p>17,4497</text:p>
          </table:table-cell>
          <table:table-cell office:value-type="float" office:value="93.611900000000006" table:style-name="ce2">
            <text:p>93,6119</text:p>
          </table:table-cell>
          <table:table-cell office:value-type="float" office:value="93.611900000000006" table:style-name="ce2">
            <text:p>93,6119</text:p>
          </table:table-cell>
          <table:table-cell office:value-type="float" office:value="2.7909000000000001E-14" table:style-name="ce2">
            <text:p>2,7909E-14</text:p>
          </table:table-cell>
          <table:table-cell office:value-type="float" office:value="52.918100000000003" table:style-name="ce2">
            <text:p>52,9181</text:p>
          </table:table-cell>
          <table:table-cell office:value-type="float" office:value="217.61439999999999" table:style-name="ce2">
            <text:p>217,6144</text:p>
          </table:table-cell>
          <table:table-cell office:value-type="float" office:value="14.520899999999999" table:style-name="ce2">
            <text:p>14,5209</text:p>
          </table:table-cell>
          <table:table-cell office:value-type="float" office:value="567.20320000000004" table:style-name="ce2">
            <text:p>567,2032</text:p>
          </table:table-cell>
          <table:table-cell office:value-type="float" office:value="580.2713" table:style-name="ce2">
            <text:p>580,27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0" table:style-name="ce2">
            <text:p>230</text:p>
          </table:table-cell>
          <table:table-cell office:value-type="float" office:value="860" table:style-name="ce2">
            <text:p>860</text:p>
          </table:table-cell>
          <table:table-cell office:value-type="float" office:value="1880" table:style-name="ce2">
            <text:p>18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70" table:style-name="ce2">
            <text:p>267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8" table:style-name="ce2">
            <text:p>3738</text:p>
          </table:table-cell>
          <table:table-cell office:value-type="float" office:value="76" table:style-name="ce2">
            <text:p>76</text:p>
          </table:table-cell>
          <table:table-cell office:value-type="float" office:value="1157" table:style-name="ce2">
            <text:p>1157</text:p>
          </table:table-cell>
          <table:table-cell office:value-type="string" table:style-name="ce2">
            <text:p>1400002C0000000000000000000000000000000000E6035C07581E1E0A6E000102750275000A0E9A004C0485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24" table:style-name="ce6">
            <text:p>1324</text:p>
          </table:table-cell>
          <table:table-cell office:value-type="float" office:value="1324" table:style-name="ce6">
            <text:p>1324</text:p>
          </table:table-cell>
          <table:table-cell office:value-type="float" office:value="1" table:style-name="ce6">
            <text:p>1</text:p>
          </table:table-cell>
          <table:table-cell office:value-type="float" office:value="312" table:style-name="ce6">
            <text:p>31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1 03:19:10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13" table:style-name="ce2">
            <text:p>313</text:p>
          </table:table-cell>
          <table:table-cell office:value-type="float" office:value="313" table:style-name="ce2">
            <text:p>313</text:p>
          </table:table-cell>
          <table:table-cell office:value-type="float" office:value="11375" table:style-name="ce2">
            <text:p>1137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05:15:08</text:p>
          </table:table-cell>
          <table:table-cell office:value-type="string" table:style-name="ce2">
            <text:p>2020 JUN 11 06:14: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05:15:18</text:p>
          </table:table-cell>
          <table:table-cell office:value-type="string" table:style-name="ce2">
            <text:p>2020 JUN 11 06:14:47</text:p>
          </table:table-cell>
          <table:table-cell office:value-type="float" office:value="-28.825700000000001" table:style-name="ce2">
            <text:p>-28,8257</text:p>
          </table:table-cell>
          <table:table-cell office:value-type="float" office:value="-133.56319999999999" table:style-name="ce2">
            <text:p>-133,5632</text:p>
          </table:table-cell>
          <table:table-cell office:value-type="float" office:value="5.1311" table:style-name="ce2">
            <text:p>5,1311</text:p>
          </table:table-cell>
          <table:table-cell office:value-type="float" office:value="93.656000000000006" table:style-name="ce2">
            <text:p>93,656</text:p>
          </table:table-cell>
          <table:table-cell office:value-type="float" office:value="93.656000000000006" table:style-name="ce2">
            <text:p>93,656</text:p>
          </table:table-cell>
          <table:table-cell office:value-type="float" office:value="2.6227999999999999E-14" table:style-name="ce2">
            <text:p>2,6228E-14</text:p>
          </table:table-cell>
          <table:table-cell office:value-type="float" office:value="32.183399999999999" table:style-name="ce2">
            <text:p>32,1834</text:p>
          </table:table-cell>
          <table:table-cell office:value-type="float" office:value="33.066600000000001" table:style-name="ce2">
            <text:p>33,0666</text:p>
          </table:table-cell>
          <table:table-cell office:value-type="float" office:value="17.2072" table:style-name="ce2">
            <text:p>17,2072</text:p>
          </table:table-cell>
          <table:table-cell office:value-type="float" office:value="88.394099999999995" table:style-name="ce2">
            <text:p>88,3941</text:p>
          </table:table-cell>
          <table:table-cell office:value-type="float" office:value="88.394099999999995" table:style-name="ce2">
            <text:p>88,3941</text:p>
          </table:table-cell>
          <table:table-cell office:value-type="float" office:value="6.2972000000000002E-14" table:style-name="ce2">
            <text:p>6,2972E-14</text:p>
          </table:table-cell>
          <table:table-cell office:value-type="float" office:value="52.712000000000003" table:style-name="ce2">
            <text:p>52,712</text:p>
          </table:table-cell>
          <table:table-cell office:value-type="float" office:value="217.66489999999999" table:style-name="ce2">
            <text:p>217,6649</text:p>
          </table:table-cell>
          <table:table-cell office:value-type="string" table:style-name="ce2">
            <text:p>N/A</text:p>
          </table:table-cell>
          <table:table-cell office:value-type="float" office:value="541.56460000000004" table:style-name="ce2">
            <text:p>541,5646</text:p>
          </table:table-cell>
          <table:table-cell office:value-type="float" office:value="541.56460000000004" table:style-name="ce2">
            <text:p>541,56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69" table:style-name="ce2">
            <text:p>3569</text:p>
          </table:table-cell>
          <table:table-cell office:value-type="float" office:value="76" table:style-name="ce2">
            <text:p>76</text:p>
          </table:table-cell>
          <table:table-cell office:value-type="float" office:value="404" table:style-name="ce2">
            <text:p>404</text:p>
          </table:table-cell>
          <table:table-cell office:value-type="string" table:style-name="ce2">
            <text:p>1400002C0000000000000000000000000000000000000000000000000000000000000000000A0DF1004C019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13" table:style-name="ce6">
            <text:p>31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1 05:17:0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4" table:style-name="ce2">
            <text:p>314</text:p>
          </table:table-cell>
          <table:table-cell office:value-type="float" office:value="314" table:style-name="ce2">
            <text:p>314</text:p>
          </table:table-cell>
          <table:table-cell office:value-type="float" office:value="11376" table:style-name="ce2">
            <text:p>1137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07:13:10</text:p>
          </table:table-cell>
          <table:table-cell office:value-type="string" table:style-name="ce2">
            <text:p>2020 JUN 11 08:12:48</text:p>
          </table:table-cell>
          <table:table-cell office:value-type="string" table:style-name="ce2">
            <text:p>2020 JUN 11 07:18:15</text:p>
          </table:table-cell>
          <table:table-cell office:value-type="string" table:style-name="ce2">
            <text:p>2020 JUN 11 08:00:15</text:p>
          </table:table-cell>
          <table:table-cell office:value-type="string" table:style-name="ce2">
            <text:p>2020 JUN 11 07:13:20</text:p>
          </table:table-cell>
          <table:table-cell office:value-type="string" table:style-name="ce2">
            <text:p>2020 JUN 11 08:12:47</text:p>
          </table:table-cell>
          <table:table-cell office:value-type="float" office:value="-29.161200000000001" table:style-name="ce2">
            <text:p>-29,1612</text:p>
          </table:table-cell>
          <table:table-cell office:value-type="float" office:value="-162.41499999999999" table:style-name="ce2">
            <text:p>-162,415</text:p>
          </table:table-cell>
          <table:table-cell office:value-type="float" office:value="5.1216999999999997" table:style-name="ce2">
            <text:p>5,1217</text:p>
          </table:table-cell>
          <table:table-cell office:value-type="float" office:value="93.648099999999999" table:style-name="ce2">
            <text:p>93,6481</text:p>
          </table:table-cell>
          <table:table-cell office:value-type="float" office:value="93.648099999999999" table:style-name="ce2">
            <text:p>93,6481</text:p>
          </table:table-cell>
          <table:table-cell office:value-type="float" office:value="2.2490000000000001E-14" table:style-name="ce2">
            <text:p>2,249E-14</text:p>
          </table:table-cell>
          <table:table-cell office:value-type="float" office:value="32.309600000000003" table:style-name="ce2">
            <text:p>32,3096</text:p>
          </table:table-cell>
          <table:table-cell office:value-type="float" office:value="4.1543999999999999" table:style-name="ce2">
            <text:p>4,1544</text:p>
          </table:table-cell>
          <table:table-cell office:value-type="float" office:value="17.193300000000001" table:style-name="ce2">
            <text:p>17,1933</text:p>
          </table:table-cell>
          <table:table-cell office:value-type="float" office:value="88.280299999999997" table:style-name="ce2">
            <text:p>88,2803</text:p>
          </table:table-cell>
          <table:table-cell office:value-type="float" office:value="88.280299999999997" table:style-name="ce2">
            <text:p>88,2803</text:p>
          </table:table-cell>
          <table:table-cell office:value-type="float" office:value="3.9757000000000002E-16" table:style-name="ce2">
            <text:p>3,9757E-16</text:p>
          </table:table-cell>
          <table:table-cell office:value-type="float" office:value="52.511200000000002" table:style-name="ce2">
            <text:p>52,5112</text:p>
          </table:table-cell>
          <table:table-cell office:value-type="float" office:value="217.71549999999999" table:style-name="ce2">
            <text:p>217,7155</text:p>
          </table:table-cell>
          <table:table-cell office:value-type="float" office:value="13.497999999999999" table:style-name="ce2">
            <text:p>13,498</text:p>
          </table:table-cell>
          <table:table-cell office:value-type="float" office:value="541.25570000000005" table:style-name="ce2">
            <text:p>541,2557</text:p>
          </table:table-cell>
          <table:table-cell office:value-type="float" office:value="553.38289999999995" table:style-name="ce2">
            <text:p>553,38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5" table:style-name="ce2">
            <text:p>305</text:p>
          </table:table-cell>
          <table:table-cell office:value-type="float" office:value="935" table:style-name="ce2">
            <text:p>935</text:p>
          </table:table-cell>
          <table:table-cell office:value-type="float" office:value="1880" table:style-name="ce2">
            <text:p>18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20" table:style-name="ce2">
            <text:p>25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567" table:style-name="ce2">
            <text:p>3567</text:p>
          </table:table-cell>
          <table:table-cell office:value-type="float" office:value="76" table:style-name="ce2">
            <text:p>76</text:p>
          </table:table-cell>
          <table:table-cell office:value-type="float" office:value="1241" table:style-name="ce2">
            <text:p>1241</text:p>
          </table:table-cell>
          <table:table-cell office:value-type="string" table:style-name="ce2">
            <text:p>1400002C00000000000000000000000000000000013103A707581E1E09D8000102750275000A0DEF004C04D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14" table:style-name="ce6">
            <text:p>31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1 07:15:1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5" table:style-name="ce2">
            <text:p>315</text:p>
          </table:table-cell>
          <table:table-cell office:value-type="float" office:value="315" table:style-name="ce2">
            <text:p>315</text:p>
          </table:table-cell>
          <table:table-cell office:value-type="float" office:value="11377" table:style-name="ce2">
            <text:p>1137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09:11:13</text:p>
          </table:table-cell>
          <table:table-cell office:value-type="string" table:style-name="ce2">
            <text:p>2020 JUN 11 10:13:47</text:p>
          </table:table-cell>
          <table:table-cell office:value-type="string" table:style-name="ce2">
            <text:p>2020 JUN 11 09:14:48</text:p>
          </table:table-cell>
          <table:table-cell office:value-type="string" table:style-name="ce2">
            <text:p>2020 JUN 11 09:59:48</text:p>
          </table:table-cell>
          <table:table-cell office:value-type="string" table:style-name="ce2">
            <text:p>2020 JUN 11 09:11:23</text:p>
          </table:table-cell>
          <table:table-cell office:value-type="string" table:style-name="ce2">
            <text:p>2020 JUN 11 10:13:46</text:p>
          </table:table-cell>
          <table:table-cell office:value-type="float" office:value="-29.483000000000001" table:style-name="ce2">
            <text:p>-29,483</text:p>
          </table:table-cell>
          <table:table-cell office:value-type="float" office:value="168.69929999999999" table:style-name="ce2">
            <text:p>168,6993</text:p>
          </table:table-cell>
          <table:table-cell office:value-type="float" office:value="5.1105999999999998" table:style-name="ce2">
            <text:p>5,1106</text:p>
          </table:table-cell>
          <table:table-cell office:value-type="float" office:value="93.668099999999995" table:style-name="ce2">
            <text:p>93,6681</text:p>
          </table:table-cell>
          <table:table-cell office:value-type="float" office:value="93.668099999999995" table:style-name="ce2">
            <text:p>93,6681</text:p>
          </table:table-cell>
          <table:table-cell office:value-type="float" office:value="1.5903E-14" table:style-name="ce2">
            <text:p>1,5903E-14</text:p>
          </table:table-cell>
          <table:table-cell office:value-type="float" office:value="40.980400000000003" table:style-name="ce2">
            <text:p>40,9804</text:p>
          </table:table-cell>
          <table:table-cell office:value-type="float" office:value="-21.756" table:style-name="ce2">
            <text:p>-21,756</text:p>
          </table:table-cell>
          <table:table-cell office:value-type="float" office:value="17.428100000000001" table:style-name="ce2">
            <text:p>17,4281</text:p>
          </table:table-cell>
          <table:table-cell office:value-type="float" office:value="93.672799999999995" table:style-name="ce2">
            <text:p>93,6728</text:p>
          </table:table-cell>
          <table:table-cell office:value-type="float" office:value="93.672799999999995" table:style-name="ce2">
            <text:p>93,6728</text:p>
          </table:table-cell>
          <table:table-cell office:value-type="float" office:value="2.1336000000000001E-14" table:style-name="ce2">
            <text:p>2,1336E-14</text:p>
          </table:table-cell>
          <table:table-cell office:value-type="float" office:value="52.327500000000001" table:style-name="ce2">
            <text:p>52,3275</text:p>
          </table:table-cell>
          <table:table-cell office:value-type="float" office:value="217.76609999999999" table:style-name="ce2">
            <text:p>217,7661</text:p>
          </table:table-cell>
          <table:table-cell office:value-type="float" office:value="14.7254" table:style-name="ce2">
            <text:p>14,7254</text:p>
          </table:table-cell>
          <table:table-cell office:value-type="float" office:value="567.96190000000001" table:style-name="ce2">
            <text:p>567,9619</text:p>
          </table:table-cell>
          <table:table-cell office:value-type="float" office:value="581.21820000000002" table:style-name="ce2">
            <text:p>581,21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5" table:style-name="ce2">
            <text:p>215</text:p>
          </table:table-cell>
          <table:table-cell office:value-type="float" office:value="845" table:style-name="ce2">
            <text:p>845</text:p>
          </table:table-cell>
          <table:table-cell office:value-type="float" office:value="1880" table:style-name="ce2">
            <text:p>18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00" table:style-name="ce2">
            <text:p>270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3" table:style-name="ce2">
            <text:p>3743</text:p>
          </table:table-cell>
          <table:table-cell office:value-type="float" office:value="76" table:style-name="ce2">
            <text:p>76</text:p>
          </table:table-cell>
          <table:table-cell office:value-type="float" office:value="1162" table:style-name="ce2">
            <text:p>1162</text:p>
          </table:table-cell>
          <table:table-cell office:value-type="string" table:style-name="ce2">
            <text:p>1400002C0000000000000000000000000000000000D7034D07581E1E0A8C000102750275000A0E9F004C048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000" table:style-name="ce6">
            <text:p>3000</text:p>
          </table:table-cell>
          <table:table-cell office:value-type="float" office:value="3000" table:style-name="ce6">
            <text:p>3000</text:p>
          </table:table-cell>
          <table:table-cell office:value-type="float" office:value="1" table:style-name="ce6">
            <text:p>1</text:p>
          </table:table-cell>
          <table:table-cell office:value-type="float" office:value="315" table:style-name="ce6">
            <text:p>31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1 09:13:13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16" table:style-name="ce2">
            <text:p>316</text:p>
          </table:table-cell>
          <table:table-cell office:value-type="float" office:value="316" table:style-name="ce2">
            <text:p>316</text:p>
          </table:table-cell>
          <table:table-cell office:value-type="float" office:value="11378" table:style-name="ce2">
            <text:p>1137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11:09:16</text:p>
          </table:table-cell>
          <table:table-cell office:value-type="string" table:style-name="ce2">
            <text:p>2020 JUN 11 12:11:4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11:09:26</text:p>
          </table:table-cell>
          <table:table-cell office:value-type="string" table:style-name="ce2">
            <text:p>2020 JUN 11 12:11:48</text:p>
          </table:table-cell>
          <table:table-cell office:value-type="float" office:value="-29.815000000000001" table:style-name="ce2">
            <text:p>-29,815</text:p>
          </table:table-cell>
          <table:table-cell office:value-type="float" office:value="139.80930000000001" table:style-name="ce2">
            <text:p>139,8093</text:p>
          </table:table-cell>
          <table:table-cell office:value-type="float" office:value="5.0989000000000004" table:style-name="ce2">
            <text:p>5,0989</text:p>
          </table:table-cell>
          <table:table-cell office:value-type="float" office:value="93.686800000000005" table:style-name="ce2">
            <text:p>93,6868</text:p>
          </table:table-cell>
          <table:table-cell office:value-type="float" office:value="93.686800000000005" table:style-name="ce2">
            <text:p>93,6868</text:p>
          </table:table-cell>
          <table:table-cell office:value-type="float" office:value="3.4841000000000003E-14" table:style-name="ce2">
            <text:p>3,4841E-14</text:p>
          </table:table-cell>
          <table:table-cell office:value-type="float" office:value="41.336100000000002" table:style-name="ce2">
            <text:p>41,3361</text:p>
          </table:table-cell>
          <table:table-cell office:value-type="float" office:value="-50.620699999999999" table:style-name="ce2">
            <text:p>-50,6207</text:p>
          </table:table-cell>
          <table:table-cell office:value-type="float" office:value="17.418099999999999" table:style-name="ce2">
            <text:p>17,4181</text:p>
          </table:table-cell>
          <table:table-cell office:value-type="float" office:value="93.6798" table:style-name="ce2">
            <text:p>93,6798</text:p>
          </table:table-cell>
          <table:table-cell office:value-type="float" office:value="93.6798" table:style-name="ce2">
            <text:p>93,6798</text:p>
          </table:table-cell>
          <table:table-cell office:value-type="float" office:value="5.3221000000000002E-14" table:style-name="ce2">
            <text:p>5,3221E-14</text:p>
          </table:table-cell>
          <table:table-cell office:value-type="float" office:value="52.167700000000004" table:style-name="ce2">
            <text:p>52,1677</text:p>
          </table:table-cell>
          <table:table-cell office:value-type="float" office:value="217.8167" table:style-name="ce2">
            <text:p>217,8167</text:p>
          </table:table-cell>
          <table:table-cell office:value-type="string" table:style-name="ce2">
            <text:p>N/A</text:p>
          </table:table-cell>
          <table:table-cell office:value-type="float" office:value="567.81560000000002" table:style-name="ce2">
            <text:p>567,8156</text:p>
          </table:table-cell>
          <table:table-cell office:value-type="float" office:value="567.81560000000002" table:style-name="ce2">
            <text:p>567,81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42" table:style-name="ce2">
            <text:p>3742</text:p>
          </table:table-cell>
          <table:table-cell office:value-type="float" office:value="76" table:style-name="ce2">
            <text:p>76</text:p>
          </table:table-cell>
          <table:table-cell office:value-type="float" office:value="322" table:style-name="ce2">
            <text:p>322</text:p>
          </table:table-cell>
          <table:table-cell office:value-type="string" table:style-name="ce2">
            <text:p>1400002C0000000000000000000000000000000000000000000000000000000000000000000A0E9E004C014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16" table:style-name="ce6">
            <text:p>31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1 11:11:1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17" table:style-name="ce2">
            <text:p>317</text:p>
          </table:table-cell>
          <table:table-cell office:value-type="float" office:value="317" table:style-name="ce2">
            <text:p>317</text:p>
          </table:table-cell>
          <table:table-cell office:value-type="float" office:value="11379" table:style-name="ce2">
            <text:p>1137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12:57:17</text:p>
          </table:table-cell>
          <table:table-cell office:value-type="string" table:style-name="ce2">
            <text:p>2020 JUN 11 14:06:48</text:p>
          </table:table-cell>
          <table:table-cell office:value-type="string" table:style-name="ce2">
            <text:p>2020 JUN 11 12:57:27</text:p>
          </table:table-cell>
          <table:table-cell office:value-type="string" table:style-name="ce2">
            <text:p>2020 JUN 11 14:06:42</text:p>
          </table:table-cell>
          <table:table-cell office:value-type="string" table:style-name="ce2">
            <text:p>2020 JUN 11 12:57:27</text:p>
          </table:table-cell>
          <table:table-cell office:value-type="string" table:style-name="ce2">
            <text:p>2020 JUN 11 14:06:47</text:p>
          </table:table-cell>
          <table:table-cell office:value-type="float" office:value="-0.70209999999999995" table:style-name="ce2">
            <text:p>-0,7021</text:p>
          </table:table-cell>
          <table:table-cell office:value-type="float" office:value="104.37439999999999" table:style-name="ce2">
            <text:p>104,3744</text:p>
          </table:table-cell>
          <table:table-cell office:value-type="float" office:value="4.4882999999999997" table:style-name="ce2">
            <text:p>4,4883</text:p>
          </table:table-cell>
          <table:table-cell office:value-type="float" office:value="111.6477" table:style-name="ce2">
            <text:p>111,6477</text:p>
          </table:table-cell>
          <table:table-cell office:value-type="float" office:value="111.6477" table:style-name="ce2">
            <text:p>111,6477</text:p>
          </table:table-cell>
          <table:table-cell office:value-type="float" office:value="3.3967999999999999E-15" table:style-name="ce2">
            <text:p>3,3968E-15</text:p>
          </table:table-cell>
          <table:table-cell office:value-type="float" office:value="33.093299999999999" table:style-name="ce2">
            <text:p>33,0933</text:p>
          </table:table-cell>
          <table:table-cell office:value-type="float" office:value="-82.561199999999999" table:style-name="ce2">
            <text:p>-82,5612</text:p>
          </table:table-cell>
          <table:table-cell office:value-type="float" office:value="17.153300000000002" table:style-name="ce2">
            <text:p>17,1533</text:p>
          </table:table-cell>
          <table:table-cell office:value-type="float" office:value="88.095799999999997" table:style-name="ce2">
            <text:p>88,0958</text:p>
          </table:table-cell>
          <table:table-cell office:value-type="float" office:value="88.095799999999997" table:style-name="ce2">
            <text:p>88,0958</text:p>
          </table:table-cell>
          <table:table-cell office:value-type="float" office:value="4.6851999999999997E-14" table:style-name="ce2">
            <text:p>4,6852E-14</text:p>
          </table:table-cell>
          <table:table-cell office:value-type="float" office:value="52.040300000000002" table:style-name="ce2">
            <text:p>52,0403</text:p>
          </table:table-cell>
          <table:table-cell office:value-type="float" office:value="217.863" table:style-name="ce2">
            <text:p>217,863</text:p>
          </table:table-cell>
          <table:table-cell office:value-type="float" office:value="24.647400000000001" table:style-name="ce2">
            <text:p>24,6474</text:p>
          </table:table-cell>
          <table:table-cell office:value-type="float" office:value="631.23739999999998" table:style-name="ce2">
            <text:p>631,2374</text:p>
          </table:table-cell>
          <table:table-cell office:value-type="float" office:value="653.62099999999998" table:style-name="ce2">
            <text:p>653,6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395" table:style-name="ce2">
            <text:p>239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155" table:style-name="ce2">
            <text:p>415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160" table:style-name="ce2">
            <text:p>4160</text:p>
          </table:table-cell>
          <table:table-cell office:value-type="float" office:value="76" table:style-name="ce2">
            <text:p>76</text:p>
          </table:table-cell>
          <table:table-cell office:value-type="float" office:value="844" table:style-name="ce2">
            <text:p>844</text:p>
          </table:table-cell>
          <table:table-cell office:value-type="string" table:style-name="ce2">
            <text:p>1400002C00000000000000000000000000000000000A0280095B1E1E103B000102750275000A1040004C034C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000" table:style-name="ce6">
            <text:p>3000</text:p>
          </table:table-cell>
          <table:table-cell office:value-type="float" office:value="3000" table:style-name="ce6">
            <text:p>3000</text:p>
          </table:table-cell>
          <table:table-cell office:value-type="float" office:value="1" table:style-name="ce6">
            <text:p>1</text:p>
          </table:table-cell>
          <table:table-cell office:value-type="float" office:value="317" table:style-name="ce6">
            <text:p>31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1 13:09:17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8" table:style-name="ce2">
            <text:p>318</text:p>
          </table:table-cell>
          <table:table-cell office:value-type="float" office:value="318" table:style-name="ce2">
            <text:p>318</text:p>
          </table:table-cell>
          <table:table-cell office:value-type="float" office:value="11380" table:style-name="ce2">
            <text:p>113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15:05:15</text:p>
          </table:table-cell>
          <table:table-cell office:value-type="string" table:style-name="ce2">
            <text:p>2020 JUN 11 16:07:46</text:p>
          </table:table-cell>
          <table:table-cell office:value-type="string" table:style-name="ce2">
            <text:p>2020 JUN 11 15:08:42</text:p>
          </table:table-cell>
          <table:table-cell office:value-type="string" table:style-name="ce2">
            <text:p>2020 JUN 11 15:53:57</text:p>
          </table:table-cell>
          <table:table-cell office:value-type="string" table:style-name="ce2">
            <text:p>2020 JUN 11 15:05:25</text:p>
          </table:table-cell>
          <table:table-cell office:value-type="string" table:style-name="ce2">
            <text:p>2020 JUN 11 16:07:45</text:p>
          </table:table-cell>
          <table:table-cell office:value-type="float" office:value="-30.450199999999999" table:style-name="ce2">
            <text:p>-30,4502</text:p>
          </table:table-cell>
          <table:table-cell office:value-type="float" office:value="82.073700000000002" table:style-name="ce2">
            <text:p>82,0737</text:p>
          </table:table-cell>
          <table:table-cell office:value-type="float" office:value="5.0769000000000002" table:style-name="ce2">
            <text:p>5,0769</text:p>
          </table:table-cell>
          <table:table-cell office:value-type="float" office:value="93.717299999999994" table:style-name="ce2">
            <text:p>93,7173</text:p>
          </table:table-cell>
          <table:table-cell office:value-type="float" office:value="93.717299999999994" table:style-name="ce2">
            <text:p>93,7173</text:p>
          </table:table-cell>
          <table:table-cell office:value-type="float" office:value="4.8549000000000002E-14" table:style-name="ce2">
            <text:p>4,8549E-14</text:p>
          </table:table-cell>
          <table:table-cell office:value-type="float" office:value="41.936599999999999" table:style-name="ce2">
            <text:p>41,9366</text:p>
          </table:table-cell>
          <table:table-cell office:value-type="float" office:value="-108.25320000000001" table:style-name="ce2">
            <text:p>-108,2532</text:p>
          </table:table-cell>
          <table:table-cell office:value-type="float" office:value="17.402200000000001" table:style-name="ce2">
            <text:p>17,4022</text:p>
          </table:table-cell>
          <table:table-cell office:value-type="float" office:value="93.713200000000001" table:style-name="ce2">
            <text:p>93,7132</text:p>
          </table:table-cell>
          <table:table-cell office:value-type="float" office:value="93.713200000000001" table:style-name="ce2">
            <text:p>93,7132</text:p>
          </table:table-cell>
          <table:table-cell office:value-type="float" office:value="2.1097E-14" table:style-name="ce2">
            <text:p>2,1097E-14</text:p>
          </table:table-cell>
          <table:table-cell office:value-type="float" office:value="51.891300000000001" table:style-name="ce2">
            <text:p>51,8913</text:p>
          </table:table-cell>
          <table:table-cell office:value-type="float" office:value="217.9178" table:style-name="ce2">
            <text:p>217,9178</text:p>
          </table:table-cell>
          <table:table-cell office:value-type="float" office:value="14.8277" table:style-name="ce2">
            <text:p>14,8277</text:p>
          </table:table-cell>
          <table:table-cell office:value-type="float" office:value="567.50670000000002" table:style-name="ce2">
            <text:p>567,5067</text:p>
          </table:table-cell>
          <table:table-cell office:value-type="float" office:value="580.85709999999995" table:style-name="ce2">
            <text:p>580,85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7" table:style-name="ce2">
            <text:p>207</text:p>
          </table:table-cell>
          <table:table-cell office:value-type="float" office:value="837" table:style-name="ce2">
            <text:p>837</text:p>
          </table:table-cell>
          <table:table-cell office:value-type="float" office:value="1872" table:style-name="ce2">
            <text:p>187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15" table:style-name="ce2">
            <text:p>27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0" table:style-name="ce2">
            <text:p>3740</text:p>
          </table:table-cell>
          <table:table-cell office:value-type="float" office:value="76" table:style-name="ce2">
            <text:p>76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1400002C0000000000000000000000000000000000CF034507501E1E0A9B000102750275000A0E9C004C047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18" table:style-name="ce6">
            <text:p>31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1 15:07:15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19" table:style-name="ce2">
            <text:p>319</text:p>
          </table:table-cell>
          <table:table-cell office:value-type="float" office:value="319" table:style-name="ce2">
            <text:p>319</text:p>
          </table:table-cell>
          <table:table-cell office:value-type="float" office:value="11381" table:style-name="ce2">
            <text:p>1138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17:03:12</text:p>
          </table:table-cell>
          <table:table-cell office:value-type="string" table:style-name="ce2">
            <text:p>2020 JUN 11 18:02:4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17:03:22</text:p>
          </table:table-cell>
          <table:table-cell office:value-type="string" table:style-name="ce2">
            <text:p>2020 JUN 11 18:02:39</text:p>
          </table:table-cell>
          <table:table-cell office:value-type="float" office:value="-30.734100000000002" table:style-name="ce2">
            <text:p>-30,7341</text:p>
          </table:table-cell>
          <table:table-cell office:value-type="float" office:value="53.249099999999999" table:style-name="ce2">
            <text:p>53,2491</text:p>
          </table:table-cell>
          <table:table-cell office:value-type="float" office:value="5.0681000000000003" table:style-name="ce2">
            <text:p>5,0681</text:p>
          </table:table-cell>
          <table:table-cell office:value-type="float" office:value="93.715800000000002" table:style-name="ce2">
            <text:p>93,7158</text:p>
          </table:table-cell>
          <table:table-cell office:value-type="float" office:value="93.715800000000002" table:style-name="ce2">
            <text:p>93,7158</text:p>
          </table:table-cell>
          <table:table-cell office:value-type="float" office:value="4.6743999999999998E-14" table:style-name="ce2">
            <text:p>4,6744E-14</text:p>
          </table:table-cell>
          <table:table-cell office:value-type="float" office:value="33.403700000000001" table:style-name="ce2">
            <text:p>33,4037</text:p>
          </table:table-cell>
          <table:table-cell office:value-type="float" office:value="-140.2919" table:style-name="ce2">
            <text:p>-140,2919</text:p>
          </table:table-cell>
          <table:table-cell office:value-type="float" office:value="17.1297" table:style-name="ce2">
            <text:p>17,1297</text:p>
          </table:table-cell>
          <table:table-cell office:value-type="float" office:value="87.943700000000007" table:style-name="ce2">
            <text:p>87,9437</text:p>
          </table:table-cell>
          <table:table-cell office:value-type="float" office:value="87.943700000000007" table:style-name="ce2">
            <text:p>87,9437</text:p>
          </table:table-cell>
          <table:table-cell office:value-type="float" office:value="1.4224000000000001E-14" table:style-name="ce2">
            <text:p>1,4224E-14</text:p>
          </table:table-cell>
          <table:table-cell office:value-type="float" office:value="51.693300000000001" table:style-name="ce2">
            <text:p>51,6933</text:p>
          </table:table-cell>
          <table:table-cell office:value-type="float" office:value="217.9684" table:style-name="ce2">
            <text:p>217,9684</text:p>
          </table:table-cell>
          <table:table-cell office:value-type="string" table:style-name="ce2">
            <text:p>N/A</text:p>
          </table:table-cell>
          <table:table-cell office:value-type="float" office:value="539.74379999999996" table:style-name="ce2">
            <text:p>539,7438</text:p>
          </table:table-cell>
          <table:table-cell office:value-type="float" office:value="539.74379999999996" table:style-name="ce2">
            <text:p>539,74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57" table:style-name="ce2">
            <text:p>3557</text:p>
          </table:table-cell>
          <table:table-cell office:value-type="float" office:value="76" table:style-name="ce2">
            <text:p>76</text:p>
          </table:table-cell>
          <table:table-cell office:value-type="float" office:value="392" table:style-name="ce2">
            <text:p>392</text:p>
          </table:table-cell>
          <table:table-cell office:value-type="string" table:style-name="ce2">
            <text:p>1400002C0000000000000000000000000000000000000000000000000000000000000000000A0DE5004C018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19" table:style-name="ce6">
            <text:p>31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1 17:05:12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0" table:style-name="ce2">
            <text:p>320</text:p>
          </table:table-cell>
          <table:table-cell office:value-type="float" office:value="320" table:style-name="ce2">
            <text:p>320</text:p>
          </table:table-cell>
          <table:table-cell office:value-type="float" office:value="11382" table:style-name="ce2">
            <text:p>1138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19:01:12</text:p>
          </table:table-cell>
          <table:table-cell office:value-type="string" table:style-name="ce2">
            <text:p>2020 JUN 11 20:03:46</text:p>
          </table:table-cell>
          <table:table-cell office:value-type="string" table:style-name="ce2">
            <text:p>2020 JUN 11 19:04:29</text:p>
          </table:table-cell>
          <table:table-cell office:value-type="string" table:style-name="ce2">
            <text:p>2020 JUN 11 19:50:14</text:p>
          </table:table-cell>
          <table:table-cell office:value-type="string" table:style-name="ce2">
            <text:p>2020 JUN 11 19:01:22</text:p>
          </table:table-cell>
          <table:table-cell office:value-type="string" table:style-name="ce2">
            <text:p>2020 JUN 11 20:03:45</text:p>
          </table:table-cell>
          <table:table-cell office:value-type="float" office:value="-30.952300000000001" table:style-name="ce2">
            <text:p>-30,9523</text:p>
          </table:table-cell>
          <table:table-cell office:value-type="float" office:value="24.386800000000001" table:style-name="ce2">
            <text:p>24,3868</text:p>
          </table:table-cell>
          <table:table-cell office:value-type="float" office:value="5.0575000000000001" table:style-name="ce2">
            <text:p>5,0575</text:p>
          </table:table-cell>
          <table:table-cell office:value-type="float" office:value="93.756699999999995" table:style-name="ce2">
            <text:p>93,7567</text:p>
          </table:table-cell>
          <table:table-cell office:value-type="float" office:value="93.756699999999995" table:style-name="ce2">
            <text:p>93,7567</text:p>
          </table:table-cell>
          <table:table-cell office:value-type="float" office:value="5.5088999999999999E-14" table:style-name="ce2">
            <text:p>5,5089E-14</text:p>
          </table:table-cell>
          <table:table-cell office:value-type="float" office:value="42.427300000000002" table:style-name="ce2">
            <text:p>42,4273</text:p>
          </table:table-cell>
          <table:table-cell office:value-type="float" office:value="-165.881" table:style-name="ce2">
            <text:p>-165,881</text:p>
          </table:table-cell>
          <table:table-cell office:value-type="float" office:value="17.387799999999999" table:style-name="ce2">
            <text:p>17,3878</text:p>
          </table:table-cell>
          <table:table-cell office:value-type="float" office:value="93.728999999999999" table:style-name="ce2">
            <text:p>93,729</text:p>
          </table:table-cell>
          <table:table-cell office:value-type="float" office:value="93.728999999999999" table:style-name="ce2">
            <text:p>93,729</text:p>
          </table:table-cell>
          <table:table-cell office:value-type="float" office:value="2.2989999999999998E-14" table:style-name="ce2">
            <text:p>2,299E-14</text:p>
          </table:table-cell>
          <table:table-cell office:value-type="float" office:value="51.463000000000001" table:style-name="ce2">
            <text:p>51,463</text:p>
          </table:table-cell>
          <table:table-cell office:value-type="float" office:value="218.01900000000001" table:style-name="ce2">
            <text:p>218,019</text:p>
          </table:table-cell>
          <table:table-cell office:value-type="float" office:value="15.032299999999999" table:style-name="ce2">
            <text:p>15,0323</text:p>
          </table:table-cell>
          <table:table-cell office:value-type="float" office:value="567.96190000000001" table:style-name="ce2">
            <text:p>567,9619</text:p>
          </table:table-cell>
          <table:table-cell office:value-type="float" office:value="581.50049999999999" table:style-name="ce2">
            <text:p>581,50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7" table:style-name="ce2">
            <text:p>197</text:p>
          </table:table-cell>
          <table:table-cell office:value-type="float" office:value="827" table:style-name="ce2">
            <text:p>827</text:p>
          </table:table-cell>
          <table:table-cell office:value-type="float" office:value="1877" table:style-name="ce2">
            <text:p>187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45" table:style-name="ce2">
            <text:p>27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3" table:style-name="ce2">
            <text:p>3743</text:p>
          </table:table-cell>
          <table:table-cell office:value-type="float" office:value="76" table:style-name="ce2">
            <text:p>76</text:p>
          </table:table-cell>
          <table:table-cell office:value-type="float" office:value="1168" table:style-name="ce2">
            <text:p>1168</text:p>
          </table:table-cell>
          <table:table-cell office:value-type="string" table:style-name="ce2">
            <text:p>1400002C0000000000000000000000000000000000C5033B07551E1E0AB9000102750275000A0E9F004C049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872" table:style-name="ce6">
            <text:p>872</text:p>
          </table:table-cell>
          <table:table-cell office:value-type="float" office:value="872" table:style-name="ce6">
            <text:p>872</text:p>
          </table:table-cell>
          <table:table-cell office:value-type="float" office:value="1" table:style-name="ce6">
            <text:p>1</text:p>
          </table:table-cell>
          <table:table-cell office:value-type="float" office:value="320" table:style-name="ce6">
            <text:p>32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1 19:03:13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21" table:style-name="ce2">
            <text:p>321</text:p>
          </table:table-cell>
          <table:table-cell office:value-type="float" office:value="321" table:style-name="ce2">
            <text:p>321</text:p>
          </table:table-cell>
          <table:table-cell office:value-type="float" office:value="11383" table:style-name="ce2">
            <text:p>1138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20:59:16</text:p>
          </table:table-cell>
          <table:table-cell office:value-type="string" table:style-name="ce2">
            <text:p>2020 JUN 11 21:58:4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20:59:26</text:p>
          </table:table-cell>
          <table:table-cell office:value-type="string" table:style-name="ce2">
            <text:p>2020 JUN 11 21:58:39</text:p>
          </table:table-cell>
          <table:table-cell office:value-type="float" office:value="-31.254999999999999" table:style-name="ce2">
            <text:p>-31,255</text:p>
          </table:table-cell>
          <table:table-cell office:value-type="float" office:value="-4.4878" table:style-name="ce2">
            <text:p>-4,4878</text:p>
          </table:table-cell>
          <table:table-cell office:value-type="float" office:value="5.0472000000000001" table:style-name="ce2">
            <text:p>5,0472</text:p>
          </table:table-cell>
          <table:table-cell office:value-type="float" office:value="93.764099999999999" table:style-name="ce2">
            <text:p>93,7641</text:p>
          </table:table-cell>
          <table:table-cell office:value-type="float" office:value="93.764099999999999" table:style-name="ce2">
            <text:p>93,7641</text:p>
          </table:table-cell>
          <table:table-cell office:value-type="float" office:value="6.5568999999999997E-15" table:style-name="ce2">
            <text:p>6,5569E-15</text:p>
          </table:table-cell>
          <table:table-cell office:value-type="float" office:value="33.7697" table:style-name="ce2">
            <text:p>33,7697</text:p>
          </table:table-cell>
          <table:table-cell office:value-type="float" office:value="161.90280000000001" table:style-name="ce2">
            <text:p>161,9028</text:p>
          </table:table-cell>
          <table:table-cell office:value-type="float" office:value="17.103300000000001" table:style-name="ce2">
            <text:p>17,1033</text:p>
          </table:table-cell>
          <table:table-cell office:value-type="float" office:value="87.780600000000007" table:style-name="ce2">
            <text:p>87,7806</text:p>
          </table:table-cell>
          <table:table-cell office:value-type="float" office:value="87.780600000000007" table:style-name="ce2">
            <text:p>87,7806</text:p>
          </table:table-cell>
          <table:table-cell office:value-type="float" office:value="3.0005000000000001E-14" table:style-name="ce2">
            <text:p>3,0005E-14</text:p>
          </table:table-cell>
          <table:table-cell office:value-type="float" office:value="51.264899999999997" table:style-name="ce2">
            <text:p>51,2649</text:p>
          </table:table-cell>
          <table:table-cell office:value-type="float" office:value="218.06960000000001" table:style-name="ce2">
            <text:p>218,0696</text:p>
          </table:table-cell>
          <table:table-cell office:value-type="string" table:style-name="ce2">
            <text:p>N/A</text:p>
          </table:table-cell>
          <table:table-cell office:value-type="float" office:value="539.13679999999999" table:style-name="ce2">
            <text:p>539,1368</text:p>
          </table:table-cell>
          <table:table-cell office:value-type="float" office:value="539.13679999999999" table:style-name="ce2">
            <text:p>539,13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53" table:style-name="ce2">
            <text:p>3553</text:p>
          </table:table-cell>
          <table:table-cell office:value-type="float" office:value="76" table:style-name="ce2">
            <text:p>76</text:p>
          </table:table-cell>
          <table:table-cell office:value-type="float" office:value="388" table:style-name="ce2">
            <text:p>388</text:p>
          </table:table-cell>
          <table:table-cell office:value-type="string" table:style-name="ce2">
            <text:p>1400002C0000000000000000000000000000000000000000000000000000000000000000000A0DE1004C018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21" table:style-name="ce6">
            <text:p>32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1 21:01:1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2" table:style-name="ce2">
            <text:p>322</text:p>
          </table:table-cell>
          <table:table-cell office:value-type="float" office:value="322" table:style-name="ce2">
            <text:p>322</text:p>
          </table:table-cell>
          <table:table-cell office:value-type="float" office:value="11384" table:style-name="ce2">
            <text:p>1138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22:57:20</text:p>
          </table:table-cell>
          <table:table-cell office:value-type="string" table:style-name="ce2">
            <text:p>2020 JUN 11 23:56:38</text:p>
          </table:table-cell>
          <table:table-cell office:value-type="string" table:style-name="ce2">
            <text:p>2020 JUN 11 23:02:05</text:p>
          </table:table-cell>
          <table:table-cell office:value-type="string" table:style-name="ce2">
            <text:p>2020 JUN 11 23:44:50</text:p>
          </table:table-cell>
          <table:table-cell office:value-type="string" table:style-name="ce2">
            <text:p>2020 JUN 11 22:57:30</text:p>
          </table:table-cell>
          <table:table-cell office:value-type="string" table:style-name="ce2">
            <text:p>2020 JUN 11 23:56:37</text:p>
          </table:table-cell>
          <table:table-cell office:value-type="float" office:value="-31.5928" table:style-name="ce2">
            <text:p>-31,5928</text:p>
          </table:table-cell>
          <table:table-cell office:value-type="float" office:value="-33.381100000000004" table:style-name="ce2">
            <text:p>-33,3811</text:p>
          </table:table-cell>
          <table:table-cell office:value-type="float" office:value="5.0358000000000001" table:style-name="ce2">
            <text:p>5,0358</text:p>
          </table:table-cell>
          <table:table-cell office:value-type="float" office:value="93.772800000000004" table:style-name="ce2">
            <text:p>93,7728</text:p>
          </table:table-cell>
          <table:table-cell office:value-type="float" office:value="93.772800000000004" table:style-name="ce2">
            <text:p>93,7728</text:p>
          </table:table-cell>
          <table:table-cell office:value-type="float" office:value="1.7127999999999999E-14" table:style-name="ce2">
            <text:p>1,7128E-14</text:p>
          </table:table-cell>
          <table:table-cell office:value-type="float" office:value="33.851700000000001" table:style-name="ce2">
            <text:p>33,8517</text:p>
          </table:table-cell>
          <table:table-cell office:value-type="float" office:value="132.94130000000001" table:style-name="ce2">
            <text:p>132,9413</text:p>
          </table:table-cell>
          <table:table-cell office:value-type="float" office:value="17.085599999999999" table:style-name="ce2">
            <text:p>17,0856</text:p>
          </table:table-cell>
          <table:table-cell office:value-type="float" office:value="87.613399999999999" table:style-name="ce2">
            <text:p>87,6134</text:p>
          </table:table-cell>
          <table:table-cell office:value-type="float" office:value="87.613399999999999" table:style-name="ce2">
            <text:p>87,6134</text:p>
          </table:table-cell>
          <table:table-cell office:value-type="float" office:value="5.8991000000000006E-14" table:style-name="ce2">
            <text:p>5,8991E-14</text:p>
          </table:table-cell>
          <table:table-cell office:value-type="float" office:value="51.105499999999999" table:style-name="ce2">
            <text:p>51,1055</text:p>
          </table:table-cell>
          <table:table-cell office:value-type="float" office:value="218.12020000000001" table:style-name="ce2">
            <text:p>218,1202</text:p>
          </table:table-cell>
          <table:table-cell office:value-type="float" office:value="13.8048" table:style-name="ce2">
            <text:p>13,8048</text:p>
          </table:table-cell>
          <table:table-cell office:value-type="float" office:value="538.22090000000003" table:style-name="ce2">
            <text:p>538,2209</text:p>
          </table:table-cell>
          <table:table-cell office:value-type="float" office:value="550.63040000000001" table:style-name="ce2">
            <text:p>550,63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5" table:style-name="ce2">
            <text:p>285</text:p>
          </table:table-cell>
          <table:table-cell office:value-type="float" office:value="915" table:style-name="ce2">
            <text:p>915</text:p>
          </table:table-cell>
          <table:table-cell office:value-type="float" office:value="1875" table:style-name="ce2">
            <text:p>187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65" table:style-name="ce2">
            <text:p>25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547" table:style-name="ce2">
            <text:p>3547</text:p>
          </table:table-cell>
          <table:table-cell office:value-type="float" office:value="76" table:style-name="ce2">
            <text:p>76</text:p>
          </table:table-cell>
          <table:table-cell office:value-type="float" office:value="966" table:style-name="ce2">
            <text:p>966</text:p>
          </table:table-cell>
          <table:table-cell office:value-type="string" table:style-name="ce2">
            <text:p>1400002C00000000000000000000000000000000011D039307531E1E0A05000102750275000A0DDB004C03C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22" table:style-name="ce6">
            <text:p>32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1 22:59:2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3" table:style-name="ce2">
            <text:p>323</text:p>
          </table:table-cell>
          <table:table-cell office:value-type="float" office:value="323" table:style-name="ce2">
            <text:p>323</text:p>
          </table:table-cell>
          <table:table-cell office:value-type="float" office:value="11385" table:style-name="ce2">
            <text:p>1138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00:55:22</text:p>
          </table:table-cell>
          <table:table-cell office:value-type="string" table:style-name="ce2">
            <text:p>2020 JUN 12 01:57:53</text:p>
          </table:table-cell>
          <table:table-cell office:value-type="string" table:style-name="ce2">
            <text:p>2020 JUN 12 00:58:27</text:p>
          </table:table-cell>
          <table:table-cell office:value-type="string" table:style-name="ce2">
            <text:p>2020 JUN 12 01:44:27</text:p>
          </table:table-cell>
          <table:table-cell office:value-type="string" table:style-name="ce2">
            <text:p>2020 JUN 12 00:55:32</text:p>
          </table:table-cell>
          <table:table-cell office:value-type="string" table:style-name="ce2">
            <text:p>2020 JUN 12 01:57:52</text:p>
          </table:table-cell>
          <table:table-cell office:value-type="float" office:value="-31.9543" table:style-name="ce2">
            <text:p>-31,9543</text:p>
          </table:table-cell>
          <table:table-cell office:value-type="float" office:value="-62.263500000000001" table:style-name="ce2">
            <text:p>-62,2635</text:p>
          </table:table-cell>
          <table:table-cell office:value-type="float" office:value="5.0244" table:style-name="ce2">
            <text:p>5,0244</text:p>
          </table:table-cell>
          <table:table-cell office:value-type="float" office:value="93.769400000000005" table:style-name="ce2">
            <text:p>93,7694</text:p>
          </table:table-cell>
          <table:table-cell office:value-type="float" office:value="93.769400000000005" table:style-name="ce2">
            <text:p>93,7694</text:p>
          </table:table-cell>
          <table:table-cell office:value-type="float" office:value="3.1806E-14" table:style-name="ce2">
            <text:p>3,1806E-14</text:p>
          </table:table-cell>
          <table:table-cell office:value-type="float" office:value="43.396000000000001" table:style-name="ce2">
            <text:p>43,396</text:p>
          </table:table-cell>
          <table:table-cell office:value-type="float" office:value="107.58620000000001" table:style-name="ce2">
            <text:p>107,5862</text:p>
          </table:table-cell>
          <table:table-cell office:value-type="float" office:value="17.361699999999999" table:style-name="ce2">
            <text:p>17,3617</text:p>
          </table:table-cell>
          <table:table-cell office:value-type="float" office:value="93.784499999999994" table:style-name="ce2">
            <text:p>93,7845</text:p>
          </table:table-cell>
          <table:table-cell office:value-type="float" office:value="93.784499999999994" table:style-name="ce2">
            <text:p>93,7845</text:p>
          </table:table-cell>
          <table:table-cell office:value-type="float" office:value="3.6298999999999998E-14" table:style-name="ce2">
            <text:p>3,6299E-14</text:p>
          </table:table-cell>
          <table:table-cell office:value-type="float" office:value="50.965800000000002" table:style-name="ce2">
            <text:p>50,9658</text:p>
          </table:table-cell>
          <table:table-cell office:value-type="float" office:value="218.17080000000001" table:style-name="ce2">
            <text:p>218,1708</text:p>
          </table:table-cell>
          <table:table-cell office:value-type="float" office:value="15.134600000000001" table:style-name="ce2">
            <text:p>15,1346</text:p>
          </table:table-cell>
          <table:table-cell office:value-type="float" office:value="567.50670000000002" table:style-name="ce2">
            <text:p>567,5067</text:p>
          </table:table-cell>
          <table:table-cell office:value-type="float" office:value="581.13940000000002" table:style-name="ce2">
            <text:p>581,13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5" table:style-name="ce2">
            <text:p>185</text:p>
          </table:table-cell>
          <table:table-cell office:value-type="float" office:value="815" table:style-name="ce2">
            <text:p>815</text:p>
          </table:table-cell>
          <table:table-cell office:value-type="float" office:value="1880" table:style-name="ce2">
            <text:p>18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60" table:style-name="ce2">
            <text:p>276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0" table:style-name="ce2">
            <text:p>3740</text:p>
          </table:table-cell>
          <table:table-cell office:value-type="float" office:value="76" table:style-name="ce2">
            <text:p>76</text:p>
          </table:table-cell>
          <table:table-cell office:value-type="float" office:value="1159" table:style-name="ce2">
            <text:p>1159</text:p>
          </table:table-cell>
          <table:table-cell office:value-type="string" table:style-name="ce2">
            <text:p>1400002C0000000000000000000000000000000000B9032F07581E1E0AC8000102750275000A0E9C004C0487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370" table:style-name="ce6">
            <text:p>2370</text:p>
          </table:table-cell>
          <table:table-cell office:value-type="float" office:value="2370" table:style-name="ce6">
            <text:p>2370</text:p>
          </table:table-cell>
          <table:table-cell office:value-type="float" office:value="1" table:style-name="ce6">
            <text:p>1</text:p>
          </table:table-cell>
          <table:table-cell office:value-type="float" office:value="323" table:style-name="ce6">
            <text:p>32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2 00:57:2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24" table:style-name="ce2">
            <text:p>324</text:p>
          </table:table-cell>
          <table:table-cell office:value-type="float" office:value="324" table:style-name="ce2">
            <text:p>324</text:p>
          </table:table-cell>
          <table:table-cell office:value-type="float" office:value="11386" table:style-name="ce2">
            <text:p>1138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02:53:20</text:p>
          </table:table-cell>
          <table:table-cell office:value-type="string" table:style-name="ce2">
            <text:p>2020 JUN 12 03:52:3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02:53:30</text:p>
          </table:table-cell>
          <table:table-cell office:value-type="string" table:style-name="ce2">
            <text:p>2020 JUN 12 03:52:31</text:p>
          </table:table-cell>
          <table:table-cell office:value-type="float" office:value="-32.243299999999998" table:style-name="ce2">
            <text:p>-32,2433</text:p>
          </table:table-cell>
          <table:table-cell office:value-type="float" office:value="-91.129099999999994" table:style-name="ce2">
            <text:p>-91,1291</text:p>
          </table:table-cell>
          <table:table-cell office:value-type="float" office:value="5.0130999999999997" table:style-name="ce2">
            <text:p>5,0131</text:p>
          </table:table-cell>
          <table:table-cell office:value-type="float" office:value="93.79" table:style-name="ce2">
            <text:p>93,79</text:p>
          </table:table-cell>
          <table:table-cell office:value-type="float" office:value="93.79" table:style-name="ce2">
            <text:p>93,79</text:p>
          </table:table-cell>
          <table:table-cell office:value-type="float" office:value="2.0117000000000001E-14" table:style-name="ce2">
            <text:p>2,0117E-14</text:p>
          </table:table-cell>
          <table:table-cell office:value-type="float" office:value="34.2896" table:style-name="ce2">
            <text:p>34,2896</text:p>
          </table:table-cell>
          <table:table-cell office:value-type="float" office:value="75.158500000000004" table:style-name="ce2">
            <text:p>75,1585</text:p>
          </table:table-cell>
          <table:table-cell office:value-type="float" office:value="17.059200000000001" table:style-name="ce2">
            <text:p>17,0592</text:p>
          </table:table-cell>
          <table:table-cell office:value-type="float" office:value="87.479799999999997" table:style-name="ce2">
            <text:p>87,4798</text:p>
          </table:table-cell>
          <table:table-cell office:value-type="float" office:value="87.479799999999997" table:style-name="ce2">
            <text:p>87,4798</text:p>
          </table:table-cell>
          <table:table-cell office:value-type="float" office:value="7.2684999999999995E-14" table:style-name="ce2">
            <text:p>7,2685E-14</text:p>
          </table:table-cell>
          <table:table-cell office:value-type="float" office:value="50.813800000000001" table:style-name="ce2">
            <text:p>50,8138</text:p>
          </table:table-cell>
          <table:table-cell office:value-type="float" office:value="218.22139999999999" table:style-name="ce2">
            <text:p>218,2214</text:p>
          </table:table-cell>
          <table:table-cell office:value-type="string" table:style-name="ce2">
            <text:p>N/A</text:p>
          </table:table-cell>
          <table:table-cell office:value-type="float" office:value="537.31590000000006" table:style-name="ce2">
            <text:p>537,3159</text:p>
          </table:table-cell>
          <table:table-cell office:value-type="float" office:value="537.31590000000006" table:style-name="ce2">
            <text:p>537,31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41" table:style-name="ce2">
            <text:p>3541</text:p>
          </table:table-cell>
          <table:table-cell office:value-type="float" office:value="76" table:style-name="ce2">
            <text:p>76</text:p>
          </table:table-cell>
          <table:table-cell office:value-type="float" office:value="376" table:style-name="ce2">
            <text:p>376</text:p>
          </table:table-cell>
          <table:table-cell office:value-type="string" table:style-name="ce2">
            <text:p>1400002C0000000000000000000000000000000000000000000000000000000000000000000A0DD5004C017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24" table:style-name="ce6">
            <text:p>32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2 02:55:2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5" table:style-name="ce2">
            <text:p>325</text:p>
          </table:table-cell>
          <table:table-cell office:value-type="float" office:value="325" table:style-name="ce2">
            <text:p>325</text:p>
          </table:table-cell>
          <table:table-cell office:value-type="float" office:value="11387" table:style-name="ce2">
            <text:p>1138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04:51:17</text:p>
          </table:table-cell>
          <table:table-cell office:value-type="string" table:style-name="ce2">
            <text:p>2020 JUN 12 05:53:47</text:p>
          </table:table-cell>
          <table:table-cell office:value-type="string" table:style-name="ce2">
            <text:p>2020 JUN 12 04:54:17</text:p>
          </table:table-cell>
          <table:table-cell office:value-type="string" table:style-name="ce2">
            <text:p>2020 JUN 12 05:40:32</text:p>
          </table:table-cell>
          <table:table-cell office:value-type="string" table:style-name="ce2">
            <text:p>2020 JUN 12 04:51:27</text:p>
          </table:table-cell>
          <table:table-cell office:value-type="string" table:style-name="ce2">
            <text:p>2020 JUN 12 05:53:46</text:p>
          </table:table-cell>
          <table:table-cell office:value-type="float" office:value="-32.484499999999997" table:style-name="ce2">
            <text:p>-32,4845</text:p>
          </table:table-cell>
          <table:table-cell office:value-type="float" office:value="-119.9629" table:style-name="ce2">
            <text:p>-119,9629</text:p>
          </table:table-cell>
          <table:table-cell office:value-type="float" office:value="5.0038999999999998" table:style-name="ce2">
            <text:p>5,0039</text:p>
          </table:table-cell>
          <table:table-cell office:value-type="float" office:value="93.804900000000004" table:style-name="ce2">
            <text:p>93,8049</text:p>
          </table:table-cell>
          <table:table-cell office:value-type="float" office:value="93.804900000000004" table:style-name="ce2">
            <text:p>93,8049</text:p>
          </table:table-cell>
          <table:table-cell office:value-type="float" office:value="7.4995999999999997E-14" table:style-name="ce2">
            <text:p>7,4996E-14</text:p>
          </table:table-cell>
          <table:table-cell office:value-type="float" office:value="43.8752" table:style-name="ce2">
            <text:p>43,8752</text:p>
          </table:table-cell>
          <table:table-cell office:value-type="float" office:value="49.969099999999997" table:style-name="ce2">
            <text:p>49,9691</text:p>
          </table:table-cell>
          <table:table-cell office:value-type="float" office:value="17.3461" table:style-name="ce2">
            <text:p>17,3461</text:p>
          </table:table-cell>
          <table:table-cell office:value-type="float" office:value="93.795100000000005" table:style-name="ce2">
            <text:p>93,7951</text:p>
          </table:table-cell>
          <table:table-cell office:value-type="float" office:value="93.795100000000005" table:style-name="ce2">
            <text:p>93,7951</text:p>
          </table:table-cell>
          <table:table-cell office:value-type="float" office:value="2.3801E-14" table:style-name="ce2">
            <text:p>2,3801E-14</text:p>
          </table:table-cell>
          <table:table-cell office:value-type="float" office:value="50.609499999999997" table:style-name="ce2">
            <text:p>50,6095</text:p>
          </table:table-cell>
          <table:table-cell office:value-type="float" office:value="218.27199999999999" table:style-name="ce2">
            <text:p>218,272</text:p>
          </table:table-cell>
          <table:table-cell office:value-type="float" office:value="15.2369" table:style-name="ce2">
            <text:p>15,2369</text:p>
          </table:table-cell>
          <table:table-cell office:value-type="float" office:value="567.35490000000004" table:style-name="ce2">
            <text:p>567,3549</text:p>
          </table:table-cell>
          <table:table-cell office:value-type="float" office:value="581.08180000000004" table:style-name="ce2">
            <text:p>581,08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0" table:style-name="ce2">
            <text:p>180</text:p>
          </table:table-cell>
          <table:table-cell office:value-type="float" office:value="810" table:style-name="ce2">
            <text:p>810</text:p>
          </table:table-cell>
          <table:table-cell office:value-type="float" office:value="1875" table:style-name="ce2">
            <text:p>187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75" table:style-name="ce2">
            <text:p>277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39" table:style-name="ce2">
            <text:p>3739</text:p>
          </table:table-cell>
          <table:table-cell office:value-type="float" office:value="76" table:style-name="ce2">
            <text:p>76</text:p>
          </table:table-cell>
          <table:table-cell office:value-type="float" office:value="1158" table:style-name="ce2">
            <text:p>1158</text:p>
          </table:table-cell>
          <table:table-cell office:value-type="string" table:style-name="ce2">
            <text:p>1400002C0000000000000000000000000000000000B4032A07531E1E0AD7000102750275000A0E9B004C0486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25" table:style-name="ce6">
            <text:p>32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2 04:53:1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326" table:style-name="ce2">
            <text:p>326</text:p>
          </table:table-cell>
          <table:table-cell office:value-type="float" office:value="326" table:style-name="ce2">
            <text:p>326</text:p>
          </table:table-cell>
          <table:table-cell office:value-type="float" office:value="11388" table:style-name="ce2">
            <text:p>1138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06:39:16</text:p>
          </table:table-cell>
          <table:table-cell office:value-type="string" table:style-name="ce2">
            <text:p>2020 JUN 12 07:48:27</text:p>
          </table:table-cell>
          <table:table-cell office:value-type="string" table:style-name="ce2">
            <text:p>2020 JUN 12 06:39:26</text:p>
          </table:table-cell>
          <table:table-cell office:value-type="string" table:style-name="ce2">
            <text:p>2020 JUN 12 07:48:26</text:p>
          </table:table-cell>
          <table:table-cell office:value-type="string" table:style-name="ce2">
            <text:p>2020 JUN 12 06:39:26</text:p>
          </table:table-cell>
          <table:table-cell office:value-type="string" table:style-name="ce2">
            <text:p>2020 JUN 12 07:48:26</text:p>
          </table:table-cell>
          <table:table-cell office:value-type="float" office:value="-3.3348" table:style-name="ce2">
            <text:p>-3,3348</text:p>
          </table:table-cell>
          <table:table-cell office:value-type="float" office:value="-155.66210000000001" table:style-name="ce2">
            <text:p>-155,6621</text:p>
          </table:table-cell>
          <table:table-cell office:value-type="float" office:value="4.375" table:style-name="ce2">
            <text:p>4,375</text:p>
          </table:table-cell>
          <table:table-cell office:value-type="float" office:value="112.4517" table:style-name="ce2">
            <text:p>112,4517</text:p>
          </table:table-cell>
          <table:table-cell office:value-type="float" office:value="112.4517" table:style-name="ce2">
            <text:p>112,4517</text:p>
          </table:table-cell>
          <table:table-cell office:value-type="float" office:value="1.5922999999999999E-14" table:style-name="ce2">
            <text:p>1,5923E-14</text:p>
          </table:table-cell>
          <table:table-cell office:value-type="float" office:value="34.563800000000001" table:style-name="ce2">
            <text:p>34,5638</text:p>
          </table:table-cell>
          <table:table-cell office:value-type="float" office:value="17.421299999999999" table:style-name="ce2">
            <text:p>17,4213</text:p>
          </table:table-cell>
          <table:table-cell office:value-type="float" office:value="17.035799999999998" table:style-name="ce2">
            <text:p>17,0358</text:p>
          </table:table-cell>
          <table:table-cell office:value-type="float" office:value="87.33" table:style-name="ce2">
            <text:p>87,33</text:p>
          </table:table-cell>
          <table:table-cell office:value-type="float" office:value="87.33" table:style-name="ce2">
            <text:p>87,33</text:p>
          </table:table-cell>
          <table:table-cell office:value-type="float" office:value="1.5002999999999999E-14" table:style-name="ce2">
            <text:p>1,5003E-14</text:p>
          </table:table-cell>
          <table:table-cell office:value-type="float" office:value="50.417400000000001" table:style-name="ce2">
            <text:p>50,4174</text:p>
          </table:table-cell>
          <table:table-cell office:value-type="float" office:value="218.31829999999999" table:style-name="ce2">
            <text:p>218,3183</text:p>
          </table:table-cell>
          <table:table-cell office:value-type="float" office:value="24.545100000000001" table:style-name="ce2">
            <text:p>24,5451</text:p>
          </table:table-cell>
          <table:table-cell office:value-type="float" office:value="628.20259999999996" table:style-name="ce2">
            <text:p>628,2026</text:p>
          </table:table-cell>
          <table:table-cell office:value-type="float" office:value="650.49210000000005" table:style-name="ce2">
            <text:p>650,49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395" table:style-name="ce2">
            <text:p>239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140" table:style-name="ce2">
            <text:p>41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140" table:style-name="ce2">
            <text:p>4140</text:p>
          </table:table-cell>
          <table:table-cell office:value-type="float" office:value="76" table:style-name="ce2">
            <text:p>76</text:p>
          </table:table-cell>
          <table:table-cell office:value-type="float" office:value="809" table:style-name="ce2">
            <text:p>809</text:p>
          </table:table-cell>
          <table:table-cell office:value-type="string" table:style-name="ce2">
            <text:p>1400002C00000000000000000000000000000000000A0280095B1E1E102C000102750275000A102C004C032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26" table:style-name="ce6">
            <text:p>32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2 06:51:1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7" table:style-name="ce2">
            <text:p>327</text:p>
          </table:table-cell>
          <table:table-cell office:value-type="float" office:value="327" table:style-name="ce2">
            <text:p>327</text:p>
          </table:table-cell>
          <table:table-cell office:value-type="float" office:value="11389" table:style-name="ce2">
            <text:p>1138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08:47:18</text:p>
          </table:table-cell>
          <table:table-cell office:value-type="string" table:style-name="ce2">
            <text:p>2020 JUN 12 09:49:52</text:p>
          </table:table-cell>
          <table:table-cell office:value-type="string" table:style-name="ce2">
            <text:p>2020 JUN 12 08:50:09</text:p>
          </table:table-cell>
          <table:table-cell office:value-type="string" table:style-name="ce2">
            <text:p>2020 JUN 12 09:36:39</text:p>
          </table:table-cell>
          <table:table-cell office:value-type="string" table:style-name="ce2">
            <text:p>2020 JUN 12 08:47:28</text:p>
          </table:table-cell>
          <table:table-cell office:value-type="string" table:style-name="ce2">
            <text:p>2020 JUN 12 09:49:51</text:p>
          </table:table-cell>
          <table:table-cell office:value-type="float" office:value="-33.007100000000001" table:style-name="ce2">
            <text:p>-33,0071</text:p>
          </table:table-cell>
          <table:table-cell office:value-type="float" office:value="-177.6892" table:style-name="ce2">
            <text:p>-177,6892</text:p>
          </table:table-cell>
          <table:table-cell office:value-type="float" office:value="4.9828000000000001" table:style-name="ce2">
            <text:p>4,9828</text:p>
          </table:table-cell>
          <table:table-cell office:value-type="float" office:value="93.840900000000005" table:style-name="ce2">
            <text:p>93,8409</text:p>
          </table:table-cell>
          <table:table-cell office:value-type="float" office:value="93.840900000000005" table:style-name="ce2">
            <text:p>93,8409</text:p>
          </table:table-cell>
          <table:table-cell office:value-type="float" office:value="1.4422999999999999E-14" table:style-name="ce2">
            <text:p>1,4423E-14</text:p>
          </table:table-cell>
          <table:table-cell office:value-type="float" office:value="44.390300000000003" table:style-name="ce2">
            <text:p>44,3903</text:p>
          </table:table-cell>
          <table:table-cell office:value-type="float" office:value="-7.6775000000000002" table:style-name="ce2">
            <text:p>-7,6775</text:p>
          </table:table-cell>
          <table:table-cell office:value-type="float" office:value="17.331700000000001" table:style-name="ce2">
            <text:p>17,3317</text:p>
          </table:table-cell>
          <table:table-cell office:value-type="float" office:value="93.829599999999999" table:style-name="ce2">
            <text:p>93,8296</text:p>
          </table:table-cell>
          <table:table-cell office:value-type="float" office:value="93.829599999999999" table:style-name="ce2">
            <text:p>93,8296</text:p>
          </table:table-cell>
          <table:table-cell office:value-type="float" office:value="9.0310000000000002E-15" table:style-name="ce2">
            <text:p>9,031E-15</text:p>
          </table:table-cell>
          <table:table-cell office:value-type="float" office:value="50.189100000000003" table:style-name="ce2">
            <text:p>50,1891</text:p>
          </table:table-cell>
          <table:table-cell office:value-type="float" office:value="218.3732" table:style-name="ce2">
            <text:p>218,3732</text:p>
          </table:table-cell>
          <table:table-cell office:value-type="float" office:value="15.3392" table:style-name="ce2">
            <text:p>15,3392</text:p>
          </table:table-cell>
          <table:table-cell office:value-type="float" office:value="567.96190000000001" table:style-name="ce2">
            <text:p>567,9619</text:p>
          </table:table-cell>
          <table:table-cell office:value-type="float" office:value="581.78279999999995" table:style-name="ce2">
            <text:p>581,78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1" table:style-name="ce2">
            <text:p>171</text:p>
          </table:table-cell>
          <table:table-cell office:value-type="float" office:value="801" table:style-name="ce2">
            <text:p>801</text:p>
          </table:table-cell>
          <table:table-cell office:value-type="float" office:value="1881" table:style-name="ce2">
            <text:p>188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90" table:style-name="ce2">
            <text:p>27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3" table:style-name="ce2">
            <text:p>3743</text:p>
          </table:table-cell>
          <table:table-cell office:value-type="float" office:value="76" table:style-name="ce2">
            <text:p>76</text:p>
          </table:table-cell>
          <table:table-cell office:value-type="float" office:value="1165" table:style-name="ce2">
            <text:p>1165</text:p>
          </table:table-cell>
          <table:table-cell office:value-type="string" table:style-name="ce2">
            <text:p>1400002C0000000000000000000000000000000000AB032107591E1E0AE6000102750275000A0E9F004C048D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022" table:style-name="ce6">
            <text:p>2022</text:p>
          </table:table-cell>
          <table:table-cell office:value-type="float" office:value="2022" table:style-name="ce6">
            <text:p>2022</text:p>
          </table:table-cell>
          <table:table-cell office:value-type="float" office:value="1" table:style-name="ce6">
            <text:p>1</text:p>
          </table:table-cell>
          <table:table-cell office:value-type="float" office:value="327" table:style-name="ce6">
            <text:p>32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2 08:49:1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28" table:style-name="ce2">
            <text:p>328</text:p>
          </table:table-cell>
          <table:table-cell office:value-type="float" office:value="328" table:style-name="ce2">
            <text:p>328</text:p>
          </table:table-cell>
          <table:table-cell office:value-type="float" office:value="11390" table:style-name="ce2">
            <text:p>113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10:45:21</text:p>
          </table:table-cell>
          <table:table-cell office:value-type="string" table:style-name="ce2">
            <text:p>2020 JUN 12 11:47:5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10:45:31</text:p>
          </table:table-cell>
          <table:table-cell office:value-type="string" table:style-name="ce2">
            <text:p>2020 JUN 12 11:47:54</text:p>
          </table:table-cell>
          <table:table-cell office:value-type="float" office:value="-33.330399999999997" table:style-name="ce2">
            <text:p>-33,3304</text:p>
          </table:table-cell>
          <table:table-cell office:value-type="float" office:value="153.43" table:style-name="ce2">
            <text:p>153,43</text:p>
          </table:table-cell>
          <table:table-cell office:value-type="float" office:value="4.9718999999999998" table:style-name="ce2">
            <text:p>4,9719</text:p>
          </table:table-cell>
          <table:table-cell office:value-type="float" office:value="93.840599999999995" table:style-name="ce2">
            <text:p>93,8406</text:p>
          </table:table-cell>
          <table:table-cell office:value-type="float" office:value="93.840599999999995" table:style-name="ce2">
            <text:p>93,8406</text:p>
          </table:table-cell>
          <table:table-cell office:value-type="float" office:value="4.3143000000000002E-14" table:style-name="ce2">
            <text:p>4,3143E-14</text:p>
          </table:table-cell>
          <table:table-cell office:value-type="float" office:value="44.744100000000003" table:style-name="ce2">
            <text:p>44,7441</text:p>
          </table:table-cell>
          <table:table-cell office:value-type="float" office:value="-36.528300000000002" table:style-name="ce2">
            <text:p>-36,5283</text:p>
          </table:table-cell>
          <table:table-cell office:value-type="float" office:value="17.322800000000001" table:style-name="ce2">
            <text:p>17,3228</text:p>
          </table:table-cell>
          <table:table-cell office:value-type="float" office:value="93.860399999999998" table:style-name="ce2">
            <text:p>93,8604</text:p>
          </table:table-cell>
          <table:table-cell office:value-type="float" office:value="93.860399999999998" table:style-name="ce2">
            <text:p>93,8604</text:p>
          </table:table-cell>
          <table:table-cell office:value-type="float" office:value="3.9213E-14" table:style-name="ce2">
            <text:p>3,9213E-14</text:p>
          </table:table-cell>
          <table:table-cell office:value-type="float" office:value="50.004100000000001" table:style-name="ce2">
            <text:p>50,0041</text:p>
          </table:table-cell>
          <table:table-cell office:value-type="float" office:value="218.4239" table:style-name="ce2">
            <text:p>218,4239</text:p>
          </table:table-cell>
          <table:table-cell office:value-type="string" table:style-name="ce2">
            <text:p>N/A</text:p>
          </table:table-cell>
          <table:table-cell office:value-type="float" office:value="567.9674" table:style-name="ce2">
            <text:p>567,9674</text:p>
          </table:table-cell>
          <table:table-cell office:value-type="float" office:value="567.9674" table:style-name="ce2">
            <text:p>567,96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743" table:style-name="ce2">
            <text:p>3743</text:p>
          </table:table-cell>
          <table:table-cell office:value-type="float" office:value="76" table:style-name="ce2">
            <text:p>76</text:p>
          </table:table-cell>
          <table:table-cell office:value-type="float" office:value="323" table:style-name="ce2">
            <text:p>323</text:p>
          </table:table-cell>
          <table:table-cell office:value-type="string" table:style-name="ce2">
            <text:p>1400002C0000000000000000000000000000000000000000000000000000000000000000000A0E9F004C0143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28" table:style-name="ce6">
            <text:p>32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2 10:47:2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29" table:style-name="ce2">
            <text:p>329</text:p>
          </table:table-cell>
          <table:table-cell office:value-type="float" office:value="329" table:style-name="ce2">
            <text:p>329</text:p>
          </table:table-cell>
          <table:table-cell office:value-type="float" office:value="11391" table:style-name="ce2">
            <text:p>1139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12:33:22</text:p>
          </table:table-cell>
          <table:table-cell office:value-type="string" table:style-name="ce2">
            <text:p>2020 JUN 12 13:42:28</text:p>
          </table:table-cell>
          <table:table-cell office:value-type="string" table:style-name="ce2">
            <text:p>2020 JUN 12 12:33:32</text:p>
          </table:table-cell>
          <table:table-cell office:value-type="string" table:style-name="ce2">
            <text:p>2020 JUN 12 13:42:17</text:p>
          </table:table-cell>
          <table:table-cell office:value-type="string" table:style-name="ce2">
            <text:p>2020 JUN 12 12:33:32</text:p>
          </table:table-cell>
          <table:table-cell office:value-type="string" table:style-name="ce2">
            <text:p>2020 JUN 12 13:42:27</text:p>
          </table:table-cell>
          <table:table-cell office:value-type="float" office:value="-4.2110000000000003" table:style-name="ce2">
            <text:p>-4,211</text:p>
          </table:table-cell>
          <table:table-cell office:value-type="float" office:value="117.5891" table:style-name="ce2">
            <text:p>117,5891</text:p>
          </table:table-cell>
          <table:table-cell office:value-type="float" office:value="4.3342000000000001" table:style-name="ce2">
            <text:p>4,3342</text:p>
          </table:table-cell>
          <table:table-cell office:value-type="float" office:value="112.7415" table:style-name="ce2">
            <text:p>112,7415</text:p>
          </table:table-cell>
          <table:table-cell office:value-type="float" office:value="112.7415" table:style-name="ce2">
            <text:p>112,7415</text:p>
          </table:table-cell>
          <table:table-cell office:value-type="float" office:value="1.0337000000000001E-14" table:style-name="ce2">
            <text:p>1,0337E-14</text:p>
          </table:table-cell>
          <table:table-cell office:value-type="float" office:value="35.291600000000003" table:style-name="ce2">
            <text:p>35,2916</text:p>
          </table:table-cell>
          <table:table-cell office:value-type="float" office:value="-69.307500000000005" table:style-name="ce2">
            <text:p>-69,3075</text:p>
          </table:table-cell>
          <table:table-cell office:value-type="float" office:value="16.995000000000001" table:style-name="ce2">
            <text:p>16,995</text:p>
          </table:table-cell>
          <table:table-cell office:value-type="float" office:value="87.157799999999995" table:style-name="ce2">
            <text:p>87,1578</text:p>
          </table:table-cell>
          <table:table-cell office:value-type="float" office:value="87.157799999999995" table:style-name="ce2">
            <text:p>87,1578</text:p>
          </table:table-cell>
          <table:table-cell office:value-type="float" office:value="1.5903E-14" table:style-name="ce2">
            <text:p>1,5903E-14</text:p>
          </table:table-cell>
          <table:table-cell office:value-type="float" office:value="49.855899999999998" table:style-name="ce2">
            <text:p>49,8559</text:p>
          </table:table-cell>
          <table:table-cell office:value-type="float" office:value="218.47020000000001" table:style-name="ce2">
            <text:p>218,4702</text:p>
          </table:table-cell>
          <table:table-cell office:value-type="float" office:value="24.442799999999998" table:style-name="ce2">
            <text:p>24,4428</text:p>
          </table:table-cell>
          <table:table-cell office:value-type="float" office:value="627.44389999999999" table:style-name="ce2">
            <text:p>627,4439</text:p>
          </table:table-cell>
          <table:table-cell office:value-type="float" office:value="649.63930000000005" table:style-name="ce2">
            <text:p>649,63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380" table:style-name="ce2">
            <text:p>23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125" table:style-name="ce2">
            <text:p>41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135" table:style-name="ce2">
            <text:p>4135</text:p>
          </table:table-cell>
          <table:table-cell office:value-type="float" office:value="76" table:style-name="ce2">
            <text:p>76</text:p>
          </table:table-cell>
          <table:table-cell office:value-type="float" office:value="774" table:style-name="ce2">
            <text:p>774</text:p>
          </table:table-cell>
          <table:table-cell office:value-type="string" table:style-name="ce2">
            <text:p>1400002C00000000000000000000000000000000000A0280094C1E1E101D000102750275000A1027004C0306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24" table:style-name="ce6">
            <text:p>1324</text:p>
          </table:table-cell>
          <table:table-cell office:value-type="float" office:value="1324" table:style-name="ce6">
            <text:p>1324</text:p>
          </table:table-cell>
          <table:table-cell office:value-type="float" office:value="1" table:style-name="ce6">
            <text:p>1</text:p>
          </table:table-cell>
          <table:table-cell office:value-type="float" office:value="329" table:style-name="ce6">
            <text:p>32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2 12:45:22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0" table:style-name="ce2">
            <text:p>330</text:p>
          </table:table-cell>
          <table:table-cell office:value-type="float" office:value="330" table:style-name="ce2">
            <text:p>330</text:p>
          </table:table-cell>
          <table:table-cell office:value-type="float" office:value="11392" table:style-name="ce2">
            <text:p>1139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14:41:21</text:p>
          </table:table-cell>
          <table:table-cell office:value-type="string" table:style-name="ce2">
            <text:p>2020 JUN 12 15:43:52</text:p>
          </table:table-cell>
          <table:table-cell office:value-type="string" table:style-name="ce2">
            <text:p>2020 JUN 12 14:44:04</text:p>
          </table:table-cell>
          <table:table-cell office:value-type="string" table:style-name="ce2">
            <text:p>2020 JUN 12 15:30:49</text:p>
          </table:table-cell>
          <table:table-cell office:value-type="string" table:style-name="ce2">
            <text:p>2020 JUN 12 14:41:31</text:p>
          </table:table-cell>
          <table:table-cell office:value-type="string" table:style-name="ce2">
            <text:p>2020 JUN 12 15:43:51</text:p>
          </table:table-cell>
          <table:table-cell office:value-type="float" office:value="-33.915700000000001" table:style-name="ce2">
            <text:p>-33,9157</text:p>
          </table:table-cell>
          <table:table-cell office:value-type="float" office:value="95.667500000000004" table:style-name="ce2">
            <text:p>95,6675</text:p>
          </table:table-cell>
          <table:table-cell office:value-type="float" office:value="4.9482999999999997" table:style-name="ce2">
            <text:p>4,9483</text:p>
          </table:table-cell>
          <table:table-cell office:value-type="float" office:value="93.878" table:style-name="ce2">
            <text:p>93,878</text:p>
          </table:table-cell>
          <table:table-cell office:value-type="float" office:value="93.878" table:style-name="ce2">
            <text:p>93,878</text:p>
          </table:table-cell>
          <table:table-cell office:value-type="float" office:value="4.1225000000000002E-14" table:style-name="ce2">
            <text:p>4,1225E-14</text:p>
          </table:table-cell>
          <table:table-cell office:value-type="float" office:value="45.319200000000002" table:style-name="ce2">
            <text:p>45,3192</text:p>
          </table:table-cell>
          <table:table-cell office:value-type="float" office:value="-94.193200000000004" table:style-name="ce2">
            <text:p>-94,1932</text:p>
          </table:table-cell>
          <table:table-cell office:value-type="float" office:value="17.3047" table:style-name="ce2">
            <text:p>17,3047</text:p>
          </table:table-cell>
          <table:table-cell office:value-type="float" office:value="93.884399999999999" table:style-name="ce2">
            <text:p>93,8844</text:p>
          </table:table-cell>
          <table:table-cell office:value-type="float" office:value="93.884399999999999" table:style-name="ce2">
            <text:p>93,8844</text:p>
          </table:table-cell>
          <table:table-cell office:value-type="float" office:value="6.7817000000000005E-14" table:style-name="ce2">
            <text:p>6,7817E-14</text:p>
          </table:table-cell>
          <table:table-cell office:value-type="float" office:value="49.697299999999998" table:style-name="ce2">
            <text:p>49,6973</text:p>
          </table:table-cell>
          <table:table-cell office:value-type="float" office:value="218.52510000000001" table:style-name="ce2">
            <text:p>218,5251</text:p>
          </table:table-cell>
          <table:table-cell office:value-type="float" office:value="15.4415" table:style-name="ce2">
            <text:p>15,4415</text:p>
          </table:table-cell>
          <table:table-cell office:value-type="float" office:value="567.50670000000002" table:style-name="ce2">
            <text:p>567,5067</text:p>
          </table:table-cell>
          <table:table-cell office:value-type="float" office:value="581.42169999999999" table:style-name="ce2">
            <text:p>581,42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3" table:style-name="ce2">
            <text:p>163</text:p>
          </table:table-cell>
          <table:table-cell office:value-type="float" office:value="793" table:style-name="ce2">
            <text:p>793</text:p>
          </table:table-cell>
          <table:table-cell office:value-type="float" office:value="1873" table:style-name="ce2">
            <text:p>187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05" table:style-name="ce2">
            <text:p>280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0" table:style-name="ce2">
            <text:p>3740</text:p>
          </table:table-cell>
          <table:table-cell office:value-type="float" office:value="76" table:style-name="ce2">
            <text:p>76</text:p>
          </table:table-cell>
          <table:table-cell office:value-type="float" office:value="1153" table:style-name="ce2">
            <text:p>1153</text:p>
          </table:table-cell>
          <table:table-cell office:value-type="string" table:style-name="ce2">
            <text:p>1400002C0000000000000000000000000000000000A3031907511E1E0AF5000102750275000A0E9C004C048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30" table:style-name="ce6">
            <text:p>33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2 14:43:2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31" table:style-name="ce2">
            <text:p>331</text:p>
          </table:table-cell>
          <table:table-cell office:value-type="float" office:value="331" table:style-name="ce2">
            <text:p>331</text:p>
          </table:table-cell>
          <table:table-cell office:value-type="float" office:value="11393" table:style-name="ce2">
            <text:p>1139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16:39:17</text:p>
          </table:table-cell>
          <table:table-cell office:value-type="string" table:style-name="ce2">
            <text:p>2020 JUN 12 17:38: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16:39:27</text:p>
          </table:table-cell>
          <table:table-cell office:value-type="string" table:style-name="ce2">
            <text:p>2020 JUN 12 17:38:15</text:p>
          </table:table-cell>
          <table:table-cell office:value-type="float" office:value="-34.185200000000002" table:style-name="ce2">
            <text:p>-34,1852</text:p>
          </table:table-cell>
          <table:table-cell office:value-type="float" office:value="66.833600000000004" table:style-name="ce2">
            <text:p>66,8336</text:p>
          </table:table-cell>
          <table:table-cell office:value-type="float" office:value="4.9386000000000001" table:style-name="ce2">
            <text:p>4,9386</text:p>
          </table:table-cell>
          <table:table-cell office:value-type="float" office:value="93.879499999999993" table:style-name="ce2">
            <text:p>93,8795</text:p>
          </table:table-cell>
          <table:table-cell office:value-type="float" office:value="93.879499999999993" table:style-name="ce2">
            <text:p>93,8795</text:p>
          </table:table-cell>
          <table:table-cell office:value-type="float" office:value="2.2934999999999999E-14" table:style-name="ce2">
            <text:p>2,2935E-14</text:p>
          </table:table-cell>
          <table:table-cell office:value-type="float" office:value="35.468499999999999" table:style-name="ce2">
            <text:p>35,4685</text:p>
          </table:table-cell>
          <table:table-cell office:value-type="float" office:value="-127.0898" table:style-name="ce2">
            <text:p>-127,0898</text:p>
          </table:table-cell>
          <table:table-cell office:value-type="float" office:value="16.966899999999999" table:style-name="ce2">
            <text:p>16,9669</text:p>
          </table:table-cell>
          <table:table-cell office:value-type="float" office:value="86.924800000000005" table:style-name="ce2">
            <text:p>86,9248</text:p>
          </table:table-cell>
          <table:table-cell office:value-type="float" office:value="86.924800000000005" table:style-name="ce2">
            <text:p>86,9248</text:p>
          </table:table-cell>
          <table:table-cell office:value-type="float" office:value="4.1834000000000003E-14" table:style-name="ce2">
            <text:p>4,1834E-14</text:p>
          </table:table-cell>
          <table:table-cell office:value-type="float" office:value="49.517099999999999" table:style-name="ce2">
            <text:p>49,5171</text:p>
          </table:table-cell>
          <table:table-cell office:value-type="float" office:value="218.57570000000001" table:style-name="ce2">
            <text:p>218,5757</text:p>
          </table:table-cell>
          <table:table-cell office:value-type="string" table:style-name="ce2">
            <text:p>N/A</text:p>
          </table:table-cell>
          <table:table-cell office:value-type="float" office:value="535.3433" table:style-name="ce2">
            <text:p>535,3433</text:p>
          </table:table-cell>
          <table:table-cell office:value-type="float" office:value="535.3433" table:style-name="ce2">
            <text:p>535,34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28" table:style-name="ce2">
            <text:p>3528</text:p>
          </table:table-cell>
          <table:table-cell office:value-type="float" office:value="76" table:style-name="ce2">
            <text:p>76</text:p>
          </table:table-cell>
          <table:table-cell office:value-type="float" office:value="363" table:style-name="ce2">
            <text:p>363</text:p>
          </table:table-cell>
          <table:table-cell office:value-type="string" table:style-name="ce2">
            <text:p>1400002C0000000000000000000000000000000000000000000000000000000000000000000A0DC8004C016B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31" table:style-name="ce6">
            <text:p>33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2 16:41:17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2" table:style-name="ce2">
            <text:p>332</text:p>
          </table:table-cell>
          <table:table-cell office:value-type="float" office:value="332" table:style-name="ce2">
            <text:p>332</text:p>
          </table:table-cell>
          <table:table-cell office:value-type="float" office:value="11394" table:style-name="ce2">
            <text:p>1139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18:37:14</text:p>
          </table:table-cell>
          <table:table-cell office:value-type="string" table:style-name="ce2">
            <text:p>2020 JUN 12 19:36:16</text:p>
          </table:table-cell>
          <table:table-cell office:value-type="string" table:style-name="ce2">
            <text:p>2020 JUN 12 18:41:35</text:p>
          </table:table-cell>
          <table:table-cell office:value-type="string" table:style-name="ce2">
            <text:p>2020 JUN 12 19:25:05</text:p>
          </table:table-cell>
          <table:table-cell office:value-type="string" table:style-name="ce2">
            <text:p>2020 JUN 12 18:37:24</text:p>
          </table:table-cell>
          <table:table-cell office:value-type="string" table:style-name="ce2">
            <text:p>2020 JUN 12 19:36:15</text:p>
          </table:table-cell>
          <table:table-cell office:value-type="float" office:value="-34.373800000000003" table:style-name="ce2">
            <text:p>-34,3738</text:p>
          </table:table-cell>
          <table:table-cell office:value-type="float" office:value="37.987699999999997" table:style-name="ce2">
            <text:p>37,9877</text:p>
          </table:table-cell>
          <table:table-cell office:value-type="float" office:value="4.9283000000000001" table:style-name="ce2">
            <text:p>4,9283</text:p>
          </table:table-cell>
          <table:table-cell office:value-type="float" office:value="93.916300000000007" table:style-name="ce2">
            <text:p>93,9163</text:p>
          </table:table-cell>
          <table:table-cell office:value-type="float" office:value="93.916300000000007" table:style-name="ce2">
            <text:p>93,9163</text:p>
          </table:table-cell>
          <table:table-cell office:value-type="float" office:value="3.7633000000000002E-14" table:style-name="ce2">
            <text:p>3,7633E-14</text:p>
          </table:table-cell>
          <table:table-cell office:value-type="float" office:value="35.724699999999999" table:style-name="ce2">
            <text:p>35,7247</text:p>
          </table:table-cell>
          <table:table-cell office:value-type="float" office:value="-155.9331" table:style-name="ce2">
            <text:p>-155,9331</text:p>
          </table:table-cell>
          <table:table-cell office:value-type="float" office:value="16.957799999999999" table:style-name="ce2">
            <text:p>16,9578</text:p>
          </table:table-cell>
          <table:table-cell office:value-type="float" office:value="86.925600000000003" table:style-name="ce2">
            <text:p>86,9256</text:p>
          </table:table-cell>
          <table:table-cell office:value-type="float" office:value="86.925600000000003" table:style-name="ce2">
            <text:p>86,9256</text:p>
          </table:table-cell>
          <table:table-cell office:value-type="float" office:value="3.7766999999999997E-14" table:style-name="ce2">
            <text:p>3,7767E-14</text:p>
          </table:table-cell>
          <table:table-cell office:value-type="float" office:value="49.286000000000001" table:style-name="ce2">
            <text:p>49,286</text:p>
          </table:table-cell>
          <table:table-cell office:value-type="float" office:value="218.62629999999999" table:style-name="ce2">
            <text:p>218,6263</text:p>
          </table:table-cell>
          <table:table-cell office:value-type="float" office:value="14.111700000000001" table:style-name="ce2">
            <text:p>14,1117</text:p>
          </table:table-cell>
          <table:table-cell office:value-type="float" office:value="535.79309999999998" table:style-name="ce2">
            <text:p>535,7931</text:p>
          </table:table-cell>
          <table:table-cell office:value-type="float" office:value="548.48479999999995" table:style-name="ce2">
            <text:p>548,48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1" table:style-name="ce2">
            <text:p>261</text:p>
          </table:table-cell>
          <table:table-cell office:value-type="float" office:value="891" table:style-name="ce2">
            <text:p>891</text:p>
          </table:table-cell>
          <table:table-cell office:value-type="float" office:value="1881" table:style-name="ce2">
            <text:p>188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10" table:style-name="ce2">
            <text:p>26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531" table:style-name="ce2">
            <text:p>3531</text:p>
          </table:table-cell>
          <table:table-cell office:value-type="float" office:value="76" table:style-name="ce2">
            <text:p>76</text:p>
          </table:table-cell>
          <table:table-cell office:value-type="float" office:value="953" table:style-name="ce2">
            <text:p>953</text:p>
          </table:table-cell>
          <table:table-cell office:value-type="string" table:style-name="ce2">
            <text:p>1400002C000000000000000000000000000000000105037B07591E1E0A32000102750275000A0DCB004C03B9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32" table:style-name="ce6">
            <text:p>332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2 18:39:1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3" table:style-name="ce2">
            <text:p>333</text:p>
          </table:table-cell>
          <table:table-cell office:value-type="float" office:value="333" table:style-name="ce2">
            <text:p>333</text:p>
          </table:table-cell>
          <table:table-cell office:value-type="float" office:value="11395" table:style-name="ce2">
            <text:p>1139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20:35:16</text:p>
          </table:table-cell>
          <table:table-cell office:value-type="string" table:style-name="ce2">
            <text:p>2020 JUN 12 21:37:50</text:p>
          </table:table-cell>
          <table:table-cell office:value-type="string" table:style-name="ce2">
            <text:p>2020 JUN 12 20:37:47</text:p>
          </table:table-cell>
          <table:table-cell office:value-type="string" table:style-name="ce2">
            <text:p>2020 JUN 12 21:25:02</text:p>
          </table:table-cell>
          <table:table-cell office:value-type="string" table:style-name="ce2">
            <text:p>2020 JUN 12 20:35:26</text:p>
          </table:table-cell>
          <table:table-cell office:value-type="string" table:style-name="ce2">
            <text:p>2020 JUN 12 21:37:49</text:p>
          </table:table-cell>
          <table:table-cell office:value-type="float" office:value="-34.613599999999998" table:style-name="ce2">
            <text:p>-34,6136</text:p>
          </table:table-cell>
          <table:table-cell office:value-type="float" office:value="9.1219000000000001" table:style-name="ce2">
            <text:p>9,1219</text:p>
          </table:table-cell>
          <table:table-cell office:value-type="float" office:value="4.9180999999999999" table:style-name="ce2">
            <text:p>4,9181</text:p>
          </table:table-cell>
          <table:table-cell office:value-type="float" office:value="93.9328" table:style-name="ce2">
            <text:p>93,9328</text:p>
          </table:table-cell>
          <table:table-cell office:value-type="float" office:value="93.9328" table:style-name="ce2">
            <text:p>93,9328</text:p>
          </table:table-cell>
          <table:table-cell office:value-type="float" office:value="2.2934999999999999E-14" table:style-name="ce2">
            <text:p>2,2935E-14</text:p>
          </table:table-cell>
          <table:table-cell office:value-type="float" office:value="45.985199999999999" table:style-name="ce2">
            <text:p>45,9852</text:p>
          </table:table-cell>
          <table:table-cell office:value-type="float" office:value="179.37690000000001" table:style-name="ce2">
            <text:p>179,3769</text:p>
          </table:table-cell>
          <table:table-cell office:value-type="float" office:value="17.283100000000001" table:style-name="ce2">
            <text:p>17,2831</text:p>
          </table:table-cell>
          <table:table-cell office:value-type="float" office:value="93.916399999999996" table:style-name="ce2">
            <text:p>93,9164</text:p>
          </table:table-cell>
          <table:table-cell office:value-type="float" office:value="93.916399999999996" table:style-name="ce2">
            <text:p>93,9164</text:p>
          </table:table-cell>
          <table:table-cell office:value-type="float" office:value="1.4224000000000001E-14" table:style-name="ce2">
            <text:p>1,4224E-14</text:p>
          </table:table-cell>
          <table:table-cell office:value-type="float" office:value="49.061500000000002" table:style-name="ce2">
            <text:p>49,0615</text:p>
          </table:table-cell>
          <table:table-cell office:value-type="float" office:value="218.67699999999999" table:style-name="ce2">
            <text:p>218,677</text:p>
          </table:table-cell>
          <table:table-cell office:value-type="float" office:value="15.646000000000001" table:style-name="ce2">
            <text:p>15,646</text:p>
          </table:table-cell>
          <table:table-cell office:value-type="float" office:value="567.96190000000001" table:style-name="ce2">
            <text:p>567,9619</text:p>
          </table:table-cell>
          <table:table-cell office:value-type="float" office:value="582.06510000000003" table:style-name="ce2">
            <text:p>582,06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1" table:style-name="ce2">
            <text:p>151</text:p>
          </table:table-cell>
          <table:table-cell office:value-type="float" office:value="781" table:style-name="ce2">
            <text:p>781</text:p>
          </table:table-cell>
          <table:table-cell office:value-type="float" office:value="1876" table:style-name="ce2">
            <text:p>187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35" table:style-name="ce2">
            <text:p>28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3" table:style-name="ce2">
            <text:p>3743</text:p>
          </table:table-cell>
          <table:table-cell office:value-type="float" office:value="76" table:style-name="ce2">
            <text:p>76</text:p>
          </table:table-cell>
          <table:table-cell office:value-type="float" office:value="910" table:style-name="ce2">
            <text:p>910</text:p>
          </table:table-cell>
          <table:table-cell office:value-type="string" table:style-name="ce2">
            <text:p>1400002C000000000000000000000000000000000097030D07541E1E0B13000102750275000A0E9F004C038E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022" table:style-name="ce6">
            <text:p>2022</text:p>
          </table:table-cell>
          <table:table-cell office:value-type="float" office:value="2022" table:style-name="ce6">
            <text:p>2022</text:p>
          </table:table-cell>
          <table:table-cell office:value-type="float" office:value="1" table:style-name="ce6">
            <text:p>1</text:p>
          </table:table-cell>
          <table:table-cell office:value-type="float" office:value="333" table:style-name="ce6">
            <text:p>333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2 20:37:16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34" table:style-name="ce2">
            <text:p>334</text:p>
          </table:table-cell>
          <table:table-cell office:value-type="float" office:value="334" table:style-name="ce2">
            <text:p>334</text:p>
          </table:table-cell>
          <table:table-cell office:value-type="float" office:value="11396" table:style-name="ce2">
            <text:p>1139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22:33:19</text:p>
          </table:table-cell>
          <table:table-cell office:value-type="string" table:style-name="ce2">
            <text:p>2020 JUN 12 23:32: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22:33:29</text:p>
          </table:table-cell>
          <table:table-cell office:value-type="string" table:style-name="ce2">
            <text:p>2020 JUN 12 23:32:13</text:p>
          </table:table-cell>
          <table:table-cell office:value-type="float" office:value="-34.880400000000002" table:style-name="ce2">
            <text:p>-34,8804</text:p>
          </table:table-cell>
          <table:table-cell office:value-type="float" office:value="-19.770299999999999" table:style-name="ce2">
            <text:p>-19,7703</text:p>
          </table:table-cell>
          <table:table-cell office:value-type="float" office:value="4.9063999999999997" table:style-name="ce2">
            <text:p>4,9064</text:p>
          </table:table-cell>
          <table:table-cell office:value-type="float" office:value="93.955100000000002" table:style-name="ce2">
            <text:p>93,9551</text:p>
          </table:table-cell>
          <table:table-cell office:value-type="float" office:value="93.955100000000002" table:style-name="ce2">
            <text:p>93,9551</text:p>
          </table:table-cell>
          <table:table-cell office:value-type="float" office:value="1.1018E-14" table:style-name="ce2">
            <text:p>1,1018E-14</text:p>
          </table:table-cell>
          <table:table-cell office:value-type="float" office:value="35.980499999999999" table:style-name="ce2">
            <text:p>35,9805</text:p>
          </table:table-cell>
          <table:table-cell office:value-type="float" office:value="146.21260000000001" table:style-name="ce2">
            <text:p>146,2126</text:p>
          </table:table-cell>
          <table:table-cell office:value-type="float" office:value="16.927499999999998" table:style-name="ce2">
            <text:p>16,9275</text:p>
          </table:table-cell>
          <table:table-cell office:value-type="float" office:value="86.702600000000004" table:style-name="ce2">
            <text:p>86,7026</text:p>
          </table:table-cell>
          <table:table-cell office:value-type="float" office:value="86.702600000000004" table:style-name="ce2">
            <text:p>86,7026</text:p>
          </table:table-cell>
          <table:table-cell office:value-type="float" office:value="4.631E-14" table:style-name="ce2">
            <text:p>4,631E-14</text:p>
          </table:table-cell>
          <table:table-cell office:value-type="float" office:value="48.8718" table:style-name="ce2">
            <text:p>48,8718</text:p>
          </table:table-cell>
          <table:table-cell office:value-type="float" office:value="218.7277" table:style-name="ce2">
            <text:p>218,7277</text:p>
          </table:table-cell>
          <table:table-cell office:value-type="string" table:style-name="ce2">
            <text:p>N/A</text:p>
          </table:table-cell>
          <table:table-cell office:value-type="float" office:value="534.7364" table:style-name="ce2">
            <text:p>534,7364</text:p>
          </table:table-cell>
          <table:table-cell office:value-type="float" office:value="534.7364" table:style-name="ce2">
            <text:p>534,73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24" table:style-name="ce2">
            <text:p>3524</text:p>
          </table:table-cell>
          <table:table-cell office:value-type="float" office:value="76" table:style-name="ce2">
            <text:p>76</text:p>
          </table:table-cell>
          <table:table-cell office:value-type="float" office:value="359" table:style-name="ce2">
            <text:p>359</text:p>
          </table:table-cell>
          <table:table-cell office:value-type="string" table:style-name="ce2">
            <text:p>1400002C0000000000000000000000000000000000000000000000000000000000000000000A0DC4004C0167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34" table:style-name="ce6">
            <text:p>334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2 22:35:19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5" table:style-name="ce2">
            <text:p>335</text:p>
          </table:table-cell>
          <table:table-cell office:value-type="float" office:value="335" table:style-name="ce2">
            <text:p>335</text:p>
          </table:table-cell>
          <table:table-cell office:value-type="float" office:value="11397" table:style-name="ce2">
            <text:p>1139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00:31:21</text:p>
          </table:table-cell>
          <table:table-cell office:value-type="string" table:style-name="ce2">
            <text:p>2020 JUN 13 01:33:53</text:p>
          </table:table-cell>
          <table:table-cell office:value-type="string" table:style-name="ce2">
            <text:p>2020 JUN 13 00:33:46</text:p>
          </table:table-cell>
          <table:table-cell office:value-type="string" table:style-name="ce2">
            <text:p>2020 JUN 13 01:21:01</text:p>
          </table:table-cell>
          <table:table-cell office:value-type="string" table:style-name="ce2">
            <text:p>2020 JUN 13 00:31:31</text:p>
          </table:table-cell>
          <table:table-cell office:value-type="string" table:style-name="ce2">
            <text:p>2020 JUN 13 01:33:52</text:p>
          </table:table-cell>
          <table:table-cell office:value-type="float" office:value="-35.198900000000002" table:style-name="ce2">
            <text:p>-35,1989</text:p>
          </table:table-cell>
          <table:table-cell office:value-type="float" office:value="-48.665599999999998" table:style-name="ce2">
            <text:p>-48,6656</text:p>
          </table:table-cell>
          <table:table-cell office:value-type="float" office:value="4.8941999999999997" table:style-name="ce2">
            <text:p>4,8942</text:p>
          </table:table-cell>
          <table:table-cell office:value-type="float" office:value="93.962100000000007" table:style-name="ce2">
            <text:p>93,9621</text:p>
          </table:table-cell>
          <table:table-cell office:value-type="float" office:value="93.962100000000007" table:style-name="ce2">
            <text:p>93,9621</text:p>
          </table:table-cell>
          <table:table-cell office:value-type="float" office:value="0" table:style-name="ce2">
            <text:p>0</text:p>
          </table:table-cell>
          <table:table-cell office:value-type="float" office:value="46.551499999999997" table:style-name="ce2">
            <text:p>46,5515</text:p>
          </table:table-cell>
          <table:table-cell office:value-type="float" office:value="121.679" table:style-name="ce2">
            <text:p>121,679</text:p>
          </table:table-cell>
          <table:table-cell office:value-type="float" office:value="17.264700000000001" table:style-name="ce2">
            <text:p>17,2647</text:p>
          </table:table-cell>
          <table:table-cell office:value-type="float" office:value="93.9405" table:style-name="ce2">
            <text:p>93,9405</text:p>
          </table:table-cell>
          <table:table-cell office:value-type="float" office:value="93.9405" table:style-name="ce2">
            <text:p>93,9405</text:p>
          </table:table-cell>
          <table:table-cell office:value-type="float" office:value="4.279E-14" table:style-name="ce2">
            <text:p>4,279E-14</text:p>
          </table:table-cell>
          <table:table-cell office:value-type="float" office:value="48.711300000000001" table:style-name="ce2">
            <text:p>48,7113</text:p>
          </table:table-cell>
          <table:table-cell office:value-type="float" office:value="218.7783" table:style-name="ce2">
            <text:p>218,7783</text:p>
          </table:table-cell>
          <table:table-cell office:value-type="float" office:value="15.646000000000001" table:style-name="ce2">
            <text:p>15,646</text:p>
          </table:table-cell>
          <table:table-cell office:value-type="float" office:value="567.65840000000003" table:style-name="ce2">
            <text:p>567,6584</text:p>
          </table:table-cell>
          <table:table-cell office:value-type="float" office:value="581.76160000000004" table:style-name="ce2">
            <text:p>581,76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5" table:style-name="ce2">
            <text:p>145</text:p>
          </table:table-cell>
          <table:table-cell office:value-type="float" office:value="775" table:style-name="ce2">
            <text:p>775</text:p>
          </table:table-cell>
          <table:table-cell office:value-type="float" office:value="1870" table:style-name="ce2">
            <text:p>187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35" table:style-name="ce2">
            <text:p>28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1" table:style-name="ce2">
            <text:p>3741</text:p>
          </table:table-cell>
          <table:table-cell office:value-type="float" office:value="76" table:style-name="ce2">
            <text:p>76</text:p>
          </table:table-cell>
          <table:table-cell office:value-type="float" office:value="890" table:style-name="ce2">
            <text:p>890</text:p>
          </table:table-cell>
          <table:table-cell office:value-type="string" table:style-name="ce2">
            <text:p>1400002C0000000000000000000000000000000000910307074E1E1E0B13000102750275000A0E9D004C037A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35" table:style-name="ce6">
            <text:p>335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3 00:33:21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36" table:style-name="ce2">
            <text:p>336</text:p>
          </table:table-cell>
          <table:table-cell office:value-type="float" office:value="336" table:style-name="ce2">
            <text:p>336</text:p>
          </table:table-cell>
          <table:table-cell office:value-type="float" office:value="11398" table:style-name="ce2">
            <text:p>1139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02:29:20</text:p>
          </table:table-cell>
          <table:table-cell office:value-type="string" table:style-name="ce2">
            <text:p>2020 JUN 13 03:28:0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3 02:29:30</text:p>
          </table:table-cell>
          <table:table-cell office:value-type="string" table:style-name="ce2">
            <text:p>2020 JUN 13 03:28:05</text:p>
          </table:table-cell>
          <table:table-cell office:value-type="float" office:value="-35.503599999999999" table:style-name="ce2">
            <text:p>-35,5036</text:p>
          </table:table-cell>
          <table:table-cell office:value-type="float" office:value="-77.539599999999993" table:style-name="ce2">
            <text:p>-77,5396</text:p>
          </table:table-cell>
          <table:table-cell office:value-type="float" office:value="4.8827999999999996" table:style-name="ce2">
            <text:p>4,8828</text:p>
          </table:table-cell>
          <table:table-cell office:value-type="float" office:value="93.965900000000005" table:style-name="ce2">
            <text:p>93,9659</text:p>
          </table:table-cell>
          <table:table-cell office:value-type="float" office:value="93.965900000000005" table:style-name="ce2">
            <text:p>93,9659</text:p>
          </table:table-cell>
          <table:table-cell office:value-type="float" office:value="9.1353999999999993E-15" table:style-name="ce2">
            <text:p>9,1354E-15</text:p>
          </table:table-cell>
          <table:table-cell office:value-type="float" office:value="36.232100000000003" table:style-name="ce2">
            <text:p>36,2321</text:p>
          </table:table-cell>
          <table:table-cell office:value-type="float" office:value="88.346199999999996" table:style-name="ce2">
            <text:p>88,3462</text:p>
          </table:table-cell>
          <table:table-cell office:value-type="float" office:value="16.8947" table:style-name="ce2">
            <text:p>16,8947</text:p>
          </table:table-cell>
          <table:table-cell office:value-type="float" office:value="86.454300000000003" table:style-name="ce2">
            <text:p>86,4543</text:p>
          </table:table-cell>
          <table:table-cell office:value-type="float" office:value="86.454300000000003" table:style-name="ce2">
            <text:p>86,4543</text:p>
          </table:table-cell>
          <table:table-cell office:value-type="float" office:value="1.2877E-14" table:style-name="ce2">
            <text:p>1,2877E-14</text:p>
          </table:table-cell>
          <table:table-cell office:value-type="float" office:value="48.557600000000001" table:style-name="ce2">
            <text:p>48,5576</text:p>
          </table:table-cell>
          <table:table-cell office:value-type="float" office:value="218.82900000000001" table:style-name="ce2">
            <text:p>218,829</text:p>
          </table:table-cell>
          <table:table-cell office:value-type="string" table:style-name="ce2">
            <text:p>N/A</text:p>
          </table:table-cell>
          <table:table-cell office:value-type="float" office:value="533.37070000000006" table:style-name="ce2">
            <text:p>533,3707</text:p>
          </table:table-cell>
          <table:table-cell office:value-type="float" office:value="533.37070000000006" table:style-name="ce2">
            <text:p>533,37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15" table:style-name="ce2">
            <text:p>3515</text:p>
          </table:table-cell>
          <table:table-cell office:value-type="float" office:value="76" table:style-name="ce2">
            <text:p>76</text:p>
          </table:table-cell>
          <table:table-cell office:value-type="float" office:value="350" table:style-name="ce2">
            <text:p>350</text:p>
          </table:table-cell>
          <table:table-cell office:value-type="string" table:style-name="ce2">
            <text:p>1400002C0000000000000000000000000000000000000000000000000000000000000000000A0DBB004C015E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36" table:style-name="ce6">
            <text:p>336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3 02:31:20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7" table:style-name="ce2">
            <text:p>337</text:p>
          </table:table-cell>
          <table:table-cell office:value-type="float" office:value="337" table:style-name="ce2">
            <text:p>337</text:p>
          </table:table-cell>
          <table:table-cell office:value-type="float" office:value="11399" table:style-name="ce2">
            <text:p>1139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04:27:16</text:p>
          </table:table-cell>
          <table:table-cell office:value-type="string" table:style-name="ce2">
            <text:p>2020 JUN 13 05:29:47</text:p>
          </table:table-cell>
          <table:table-cell office:value-type="string" table:style-name="ce2">
            <text:p>2020 JUN 13 04:29:36</text:p>
          </table:table-cell>
          <table:table-cell office:value-type="string" table:style-name="ce2">
            <text:p>2020 JUN 13 05:17:06</text:p>
          </table:table-cell>
          <table:table-cell office:value-type="string" table:style-name="ce2">
            <text:p>2020 JUN 13 04:27:26</text:p>
          </table:table-cell>
          <table:table-cell office:value-type="string" table:style-name="ce2">
            <text:p>2020 JUN 13 05:29:46</text:p>
          </table:table-cell>
          <table:table-cell office:value-type="float" office:value="-35.716000000000001" table:style-name="ce2">
            <text:p>-35,716</text:p>
          </table:table-cell>
          <table:table-cell office:value-type="float" office:value="-106.38509999999999" table:style-name="ce2">
            <text:p>-106,3851</text:p>
          </table:table-cell>
          <table:table-cell office:value-type="float" office:value="4.8722000000000003" table:style-name="ce2">
            <text:p>4,8722</text:p>
          </table:table-cell>
          <table:table-cell office:value-type="float" office:value="93.991500000000002" table:style-name="ce2">
            <text:p>93,9915</text:p>
          </table:table-cell>
          <table:table-cell office:value-type="float" office:value="93.991500000000002" table:style-name="ce2">
            <text:p>93,9915</text:p>
          </table:table-cell>
          <table:table-cell office:value-type="float" office:value="1.9148999999999999E-14" table:style-name="ce2">
            <text:p>1,9149E-14</text:p>
          </table:table-cell>
          <table:table-cell office:value-type="float" office:value="47.042700000000004" table:style-name="ce2">
            <text:p>47,0427</text:p>
          </table:table-cell>
          <table:table-cell office:value-type="float" office:value="64.0565" table:style-name="ce2">
            <text:p>64,0565</text:p>
          </table:table-cell>
          <table:table-cell office:value-type="float" office:value="17.248899999999999" table:style-name="ce2">
            <text:p>17,2489</text:p>
          </table:table-cell>
          <table:table-cell office:value-type="float" office:value="93.969300000000004" table:style-name="ce2">
            <text:p>93,9693</text:p>
          </table:table-cell>
          <table:table-cell office:value-type="float" office:value="93.969300000000004" table:style-name="ce2">
            <text:p>93,9693</text:p>
          </table:table-cell>
          <table:table-cell office:value-type="float" office:value="1.5581000000000001E-14" table:style-name="ce2">
            <text:p>1,5581E-14</text:p>
          </table:table-cell>
          <table:table-cell office:value-type="float" office:value="48.362400000000001" table:style-name="ce2">
            <text:p>48,3624</text:p>
          </table:table-cell>
          <table:table-cell office:value-type="float" office:value="218.87960000000001" table:style-name="ce2">
            <text:p>218,8796</text:p>
          </table:table-cell>
          <table:table-cell office:value-type="float" office:value="15.7483" table:style-name="ce2">
            <text:p>15,7483</text:p>
          </table:table-cell>
          <table:table-cell office:value-type="float" office:value="567.50670000000002" table:style-name="ce2">
            <text:p>567,5067</text:p>
          </table:table-cell>
          <table:table-cell office:value-type="float" office:value="581.70399999999995" table:style-name="ce2">
            <text:p>581,7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0" table:style-name="ce2">
            <text:p>140</text:p>
          </table:table-cell>
          <table:table-cell office:value-type="float" office:value="770" table:style-name="ce2">
            <text:p>770</text:p>
          </table:table-cell>
          <table:table-cell office:value-type="float" office:value="1880" table:style-name="ce2">
            <text:p>18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50" table:style-name="ce2">
            <text:p>28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0" table:style-name="ce2">
            <text:p>3740</text:p>
          </table:table-cell>
          <table:table-cell office:value-type="float" office:value="76" table:style-name="ce2">
            <text:p>76</text:p>
          </table:table-cell>
          <table:table-cell office:value-type="float" office:value="904" table:style-name="ce2">
            <text:p>904</text:p>
          </table:table-cell>
          <table:table-cell office:value-type="string" table:style-name="ce2">
            <text:p>1400002C00000000000000000000000000000000008C030207581E1E0B22000102750275000A0E9C004C0388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37" table:style-name="ce6">
            <text:p>337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3 04:29:1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38" table:style-name="ce2">
            <text:p>338</text:p>
          </table:table-cell>
          <table:table-cell office:value-type="float" office:value="338" table:style-name="ce2">
            <text:p>338</text:p>
          </table:table-cell>
          <table:table-cell office:value-type="float" office:value="11400" table:style-name="ce2">
            <text:p>1140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06:25:14</text:p>
          </table:table-cell>
          <table:table-cell office:value-type="string" table:style-name="ce2">
            <text:p>2020 JUN 13 07:23:5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3 06:25:24</text:p>
          </table:table-cell>
          <table:table-cell office:value-type="string" table:style-name="ce2">
            <text:p>2020 JUN 13 07:23:58</text:p>
          </table:table-cell>
          <table:table-cell office:value-type="float" office:value="-35.944299999999998" table:style-name="ce2">
            <text:p>-35,9443</text:p>
          </table:table-cell>
          <table:table-cell office:value-type="float" office:value="-135.20820000000001" table:style-name="ce2">
            <text:p>-135,2082</text:p>
          </table:table-cell>
          <table:table-cell office:value-type="float" office:value="4.8635999999999999" table:style-name="ce2">
            <text:p>4,8636</text:p>
          </table:table-cell>
          <table:table-cell office:value-type="float" office:value="93.987499999999997" table:style-name="ce2">
            <text:p>93,9875</text:p>
          </table:table-cell>
          <table:table-cell office:value-type="float" office:value="93.987499999999997" table:style-name="ce2">
            <text:p>93,9875</text:p>
          </table:table-cell>
          <table:table-cell office:value-type="float" office:value="2.0116000000000001E-14" table:style-name="ce2">
            <text:p>2,0116E-14</text:p>
          </table:table-cell>
          <table:table-cell office:value-type="float" office:value="36.519100000000002" table:style-name="ce2">
            <text:p>36,5191</text:p>
          </table:table-cell>
          <table:table-cell office:value-type="float" office:value="30.633299999999998" table:style-name="ce2">
            <text:p>30,6333</text:p>
          </table:table-cell>
          <table:table-cell office:value-type="float" office:value="16.872499999999999" table:style-name="ce2">
            <text:p>16,8725</text:p>
          </table:table-cell>
          <table:table-cell office:value-type="float" office:value="86.339600000000004" table:style-name="ce2">
            <text:p>86,3396</text:p>
          </table:table-cell>
          <table:table-cell office:value-type="float" office:value="86.339600000000004" table:style-name="ce2">
            <text:p>86,3396</text:p>
          </table:table-cell>
          <table:table-cell office:value-type="float" office:value="9.5416999999999996E-15" table:style-name="ce2">
            <text:p>9,5417E-15</text:p>
          </table:table-cell>
          <table:table-cell office:value-type="float" office:value="48.135100000000001" table:style-name="ce2">
            <text:p>48,1351</text:p>
          </table:table-cell>
          <table:table-cell office:value-type="float" office:value="218.93020000000001" table:style-name="ce2">
            <text:p>218,9302</text:p>
          </table:table-cell>
          <table:table-cell office:value-type="string" table:style-name="ce2">
            <text:p>N/A</text:p>
          </table:table-cell>
          <table:table-cell office:value-type="float" office:value="533.21900000000005" table:style-name="ce2">
            <text:p>533,219</text:p>
          </table:table-cell>
          <table:table-cell office:value-type="float" office:value="533.21900000000005" table:style-name="ce2">
            <text:p>533,2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514" table:style-name="ce2">
            <text:p>3514</text:p>
          </table:table-cell>
          <table:table-cell office:value-type="float" office:value="76" table:style-name="ce2">
            <text:p>76</text:p>
          </table:table-cell>
          <table:table-cell office:value-type="float" office:value="349" table:style-name="ce2">
            <text:p>349</text:p>
          </table:table-cell>
          <table:table-cell office:value-type="string" table:style-name="ce2">
            <text:p>1400002C0000000000000000000000000000000000000000000000000000000000000000000A0DBA004C015D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38" table:style-name="ce6">
            <text:p>338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3 06:27:14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9" table:style-name="ce2">
            <text:p>339</text:p>
          </table:table-cell>
          <table:table-cell office:value-type="float" office:value="339" table:style-name="ce2">
            <text:p>339</text:p>
          </table:table-cell>
          <table:table-cell office:value-type="float" office:value="11401" table:style-name="ce2">
            <text:p>1140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08:23:14</text:p>
          </table:table-cell>
          <table:table-cell office:value-type="string" table:style-name="ce2">
            <text:p>2020 JUN 13 09:21:58</text:p>
          </table:table-cell>
          <table:table-cell office:value-type="string" table:style-name="ce2">
            <text:p>2020 JUN 13 08:27:21</text:p>
          </table:table-cell>
          <table:table-cell office:value-type="string" table:style-name="ce2">
            <text:p>2020 JUN 13 09:11:21</text:p>
          </table:table-cell>
          <table:table-cell office:value-type="string" table:style-name="ce2">
            <text:p>2020 JUN 13 08:23:24</text:p>
          </table:table-cell>
          <table:table-cell office:value-type="string" table:style-name="ce2">
            <text:p>2020 JUN 13 09:21:57</text:p>
          </table:table-cell>
          <table:table-cell office:value-type="float" office:value="-36.163499999999999" table:style-name="ce2">
            <text:p>-36,1635</text:p>
          </table:table-cell>
          <table:table-cell office:value-type="float" office:value="-164.0789" table:style-name="ce2">
            <text:p>-164,0789</text:p>
          </table:table-cell>
          <table:table-cell office:value-type="float" office:value="4.8525" table:style-name="ce2">
            <text:p>4,8525</text:p>
          </table:table-cell>
          <table:table-cell office:value-type="float" office:value="94.0154" table:style-name="ce2">
            <text:p>94,0154</text:p>
          </table:table-cell>
          <table:table-cell office:value-type="float" office:value="94.0154" table:style-name="ce2">
            <text:p>94,0154</text:p>
          </table:table-cell>
          <table:table-cell office:value-type="float" office:value="7.4794000000000002E-14" table:style-name="ce2">
            <text:p>7,4794E-14</text:p>
          </table:table-cell>
          <table:table-cell office:value-type="float" office:value="36.594999999999999" table:style-name="ce2">
            <text:p>36,595</text:p>
          </table:table-cell>
          <table:table-cell office:value-type="float" office:value="1.7049000000000001" table:style-name="ce2">
            <text:p>1,7049</text:p>
          </table:table-cell>
          <table:table-cell office:value-type="float" office:value="16.857199999999999" table:style-name="ce2">
            <text:p>16,8572</text:p>
          </table:table-cell>
          <table:table-cell office:value-type="float" office:value="86.211500000000001" table:style-name="ce2">
            <text:p>86,2115</text:p>
          </table:table-cell>
          <table:table-cell office:value-type="float" office:value="86.211500000000001" table:style-name="ce2">
            <text:p>86,2115</text:p>
          </table:table-cell>
          <table:table-cell office:value-type="float" office:value="1.2736E-14" table:style-name="ce2">
            <text:p>1,2736E-14</text:p>
          </table:table-cell>
          <table:table-cell office:value-type="float" office:value="47.9148" table:style-name="ce2">
            <text:p>47,9148</text:p>
          </table:table-cell>
          <table:table-cell office:value-type="float" office:value="218.98089999999999" table:style-name="ce2">
            <text:p>218,9809</text:p>
          </table:table-cell>
          <table:table-cell office:value-type="float" office:value="14.3163" table:style-name="ce2">
            <text:p>14,3163</text:p>
          </table:table-cell>
          <table:table-cell office:value-type="float" office:value="533.06179999999995" table:style-name="ce2">
            <text:p>533,0618</text:p>
          </table:table-cell>
          <table:table-cell office:value-type="float" office:value="545.94169999999997" table:style-name="ce2">
            <text:p>545,94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7" table:style-name="ce2">
            <text:p>247</text:p>
          </table:table-cell>
          <table:table-cell office:value-type="float" office:value="877" table:style-name="ce2">
            <text:p>877</text:p>
          </table:table-cell>
          <table:table-cell office:value-type="float" office:value="1882" table:style-name="ce2">
            <text:p>188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40" table:style-name="ce2">
            <text:p>264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513" table:style-name="ce2">
            <text:p>3513</text:p>
          </table:table-cell>
          <table:table-cell office:value-type="float" office:value="76" table:style-name="ce2">
            <text:p>76</text:p>
          </table:table-cell>
          <table:table-cell office:value-type="float" office:value="1193" table:style-name="ce2">
            <text:p>1193</text:p>
          </table:table-cell>
          <table:table-cell office:value-type="string" table:style-name="ce2">
            <text:p>1400002C0000000000000000000000000000000000F7036D075A1E1E0A50000102750275000A0DB9004C04A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340" table:style-name="ce6">
            <text:p>1340</text:p>
          </table:table-cell>
          <table:table-cell office:value-type="float" office:value="1340" table:style-name="ce6">
            <text:p>1340</text:p>
          </table:table-cell>
          <table:table-cell office:value-type="float" office:value="1" table:style-name="ce6">
            <text:p>1</text:p>
          </table:table-cell>
          <table:table-cell office:value-type="float" office:value="339" table:style-name="ce6">
            <text:p>339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3 08:25:14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11402" table:style-name="ce2">
            <text:p>1140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10:21:16</text:p>
          </table:table-cell>
          <table:table-cell office:value-type="string" table:style-name="ce2">
            <text:p>2020 JUN 13 11:23:52</text:p>
          </table:table-cell>
          <table:table-cell office:value-type="string" table:style-name="ce2">
            <text:p>2020 JUN 13 10:23:24</text:p>
          </table:table-cell>
          <table:table-cell office:value-type="string" table:style-name="ce2">
            <text:p>2020 JUN 13 11:11:24</text:p>
          </table:table-cell>
          <table:table-cell office:value-type="string" table:style-name="ce2">
            <text:p>2020 JUN 13 10:21:26</text:p>
          </table:table-cell>
          <table:table-cell office:value-type="string" table:style-name="ce2">
            <text:p>2020 JUN 13 11:23:51</text:p>
          </table:table-cell>
          <table:table-cell office:value-type="float" office:value="-36.432600000000001" table:style-name="ce2">
            <text:p>-36,4326</text:p>
          </table:table-cell>
          <table:table-cell office:value-type="float" office:value="167.03569999999999" table:style-name="ce2">
            <text:p>167,0357</text:p>
          </table:table-cell>
          <table:table-cell office:value-type="float" office:value="4.8411" table:style-name="ce2">
            <text:p>4,8411</text:p>
          </table:table-cell>
          <table:table-cell office:value-type="float" office:value="94.027900000000002" table:style-name="ce2">
            <text:p>94,0279</text:p>
          </table:table-cell>
          <table:table-cell office:value-type="float" office:value="94.027900000000002" table:style-name="ce2">
            <text:p>94,0279</text:p>
          </table:table-cell>
          <table:table-cell office:value-type="float" office:value="2.0674000000000001E-14" table:style-name="ce2">
            <text:p>2,0674E-14</text:p>
          </table:table-cell>
          <table:table-cell office:value-type="float" office:value="47.756999999999998" table:style-name="ce2">
            <text:p>47,757</text:p>
          </table:table-cell>
          <table:table-cell office:value-type="float" office:value="-22.388500000000001" table:style-name="ce2">
            <text:p>-22,3885</text:p>
          </table:table-cell>
          <table:table-cell office:value-type="float" office:value="17.228100000000001" table:style-name="ce2">
            <text:p>17,2281</text:p>
          </table:table-cell>
          <table:table-cell office:value-type="float" office:value="94.0398" table:style-name="ce2">
            <text:p>94,0398</text:p>
          </table:table-cell>
          <table:table-cell office:value-type="float" office:value="94.0398" table:style-name="ce2">
            <text:p>94,0398</text:p>
          </table:table-cell>
          <table:table-cell office:value-type="float" office:value="3.9213E-14" table:style-name="ce2">
            <text:p>3,9213E-14</text:p>
          </table:table-cell>
          <table:table-cell office:value-type="float" office:value="47.7102" table:style-name="ce2">
            <text:p>47,7102</text:p>
          </table:table-cell>
          <table:table-cell office:value-type="float" office:value="219.0316" table:style-name="ce2">
            <text:p>219,0316</text:p>
          </table:table-cell>
          <table:table-cell office:value-type="float" office:value="15.9529" table:style-name="ce2">
            <text:p>15,9529</text:p>
          </table:table-cell>
          <table:table-cell office:value-type="float" office:value="568.2654" table:style-name="ce2">
            <text:p>568,2654</text:p>
          </table:table-cell>
          <table:table-cell office:value-type="float" office:value="582.65089999999998" table:style-name="ce2">
            <text:p>582,65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8" table:style-name="ce2">
            <text:p>128</text:p>
          </table:table-cell>
          <table:table-cell office:value-type="float" office:value="758" table:style-name="ce2">
            <text:p>758</text:p>
          </table:table-cell>
          <table:table-cell office:value-type="float" office:value="1883" table:style-name="ce2">
            <text:p>18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80" table:style-name="ce2">
            <text:p>288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3745" table:style-name="ce2">
            <text:p>3745</text:p>
          </table:table-cell>
          <table:table-cell office:value-type="float" office:value="76" table:style-name="ce2">
            <text:p>76</text:p>
          </table:table-cell>
          <table:table-cell office:value-type="float" office:value="1173" table:style-name="ce2">
            <text:p>1173</text:p>
          </table:table-cell>
          <table:table-cell office:value-type="string" table:style-name="ce2">
            <text:p>1400002C00000000000000000000000000000000008002F6075B1E1E0B40000102750275000A0EA1004C0495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340" table:style-name="ce6">
            <text:p>340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3 10:23:16</text:p>
          </table:table-cell>
          <table:table-cell office:value-type="string" table:style-name="ce6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41" table:style-name="ce2">
            <text:p>341</text:p>
          </table:table-cell>
          <table:table-cell office:value-type="float" office:value="341" table:style-name="ce2">
            <text:p>341</text:p>
          </table:table-cell>
          <table:table-cell office:value-type="float" office:value="11403" table:style-name="ce2">
            <text:p>1140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12:09:17</text:p>
          </table:table-cell>
          <table:table-cell office:value-type="string" table:style-name="ce2">
            <text:p>2020 JUN 13 13:17:56</text:p>
          </table:table-cell>
          <table:table-cell office:value-type="string" table:style-name="ce2">
            <text:p>2020 JUN 13 12:09:27</text:p>
          </table:table-cell>
          <table:table-cell office:value-type="string" table:style-name="ce2">
            <text:p>2020 JUN 13 13:17:42</text:p>
          </table:table-cell>
          <table:table-cell office:value-type="string" table:style-name="ce2">
            <text:p>2020 JUN 13 12:09:27</text:p>
          </table:table-cell>
          <table:table-cell office:value-type="string" table:style-name="ce2">
            <text:p>2020 JUN 13 13:17:55</text:p>
          </table:table-cell>
          <table:table-cell office:value-type="float" office:value="-7.3266" table:style-name="ce2">
            <text:p>-7,3266</text:p>
          </table:table-cell>
          <table:table-cell office:value-type="float" office:value="130.75299999999999" table:style-name="ce2">
            <text:p>130,753</text:p>
          </table:table-cell>
          <table:table-cell office:value-type="float" office:value="4.1738999999999997" table:style-name="ce2">
            <text:p>4,1739</text:p>
          </table:table-cell>
          <table:table-cell office:value-type="float" office:value="113.88590000000001" table:style-name="ce2">
            <text:p>113,8859</text:p>
          </table:table-cell>
          <table:table-cell office:value-type="float" office:value="113.88590000000001" table:style-name="ce2">
            <text:p>113,8859</text:p>
          </table:table-cell>
          <table:table-cell office:value-type="float" office:value="4.2701E-14" table:style-name="ce2">
            <text:p>4,2701E-14</text:p>
          </table:table-cell>
          <table:table-cell office:value-type="float" office:value="36.953000000000003" table:style-name="ce2">
            <text:p>36,953</text:p>
          </table:table-cell>
          <table:table-cell office:value-type="float" office:value="-56.170999999999999" table:style-name="ce2">
            <text:p>-56,171</text:p>
          </table:table-cell>
          <table:table-cell office:value-type="float" office:value="16.825600000000001" table:style-name="ce2">
            <text:p>16,8256</text:p>
          </table:table-cell>
          <table:table-cell office:value-type="float" office:value="86.024000000000001" table:style-name="ce2">
            <text:p>86,024</text:p>
          </table:table-cell>
          <table:table-cell office:value-type="float" office:value="86.024000000000001" table:style-name="ce2">
            <text:p>86,024</text:p>
          </table:table-cell>
          <table:table-cell office:value-type="float" office:value="2.1336000000000001E-14" table:style-name="ce2">
            <text:p>2,1336E-14</text:p>
          </table:table-cell>
          <table:table-cell office:value-type="float" office:value="47.539499999999997" table:style-name="ce2">
            <text:p>47,5395</text:p>
          </table:table-cell>
          <table:table-cell office:value-type="float" office:value="219.078" table:style-name="ce2">
            <text:p>219,078</text:p>
          </table:table-cell>
          <table:table-cell office:value-type="float" office:value="24.238199999999999" table:style-name="ce2">
            <text:p>24,2382</text:p>
          </table:table-cell>
          <table:table-cell office:value-type="float" office:value="623.34690000000001" table:style-name="ce2">
            <text:p>623,3469</text:p>
          </table:table-cell>
          <table:table-cell office:value-type="float" office:value="645.35419999999999" table:style-name="ce2">
            <text:p>645,35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2365" table:style-name="ce2">
            <text:p>236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4095" table:style-name="ce2">
            <text:p>409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4108" table:style-name="ce2">
            <text:p>4108</text:p>
          </table:table-cell>
          <table:table-cell office:value-type="float" office:value="76" table:style-name="ce2">
            <text:p>76</text:p>
          </table:table-cell>
          <table:table-cell office:value-type="float" office:value="957" table:style-name="ce2">
            <text:p>957</text:p>
          </table:table-cell>
          <table:table-cell office:value-type="string" table:style-name="ce2">
            <text:p>1400002C00000000000000000000000000000000000A0280093D1E1E0FFF000102750275000A100C004C03BD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420" table:style-name="ce6">
            <text:p>1420</text:p>
          </table:table-cell>
          <table:table-cell office:value-type="float" office:value="1420" table:style-name="ce6">
            <text:p>1420</text:p>
          </table:table-cell>
          <table:table-cell office:value-type="float" office:value="1" table:style-name="ce6">
            <text:p>1</text:p>
          </table:table-cell>
          <table:table-cell office:value-type="float" office:value="341" table:style-name="ce6">
            <text:p>341</text:p>
          </table:table-cell>
          <table:table-cell office:value-type="string" table:style-name="ce6">
            <text:p>dayside</text:p>
          </table:table-cell>
          <table:table-cell office:value-type="string" table:style-name="ce6">
            <text:p>2020 JUN 13 12:21:18</text:p>
          </table:table-cell>
          <table:table-cell office:value-type="string" table:style-name="ce6">
            <text:p>LNO ON</text:p>
          </table:table-cell>
          <table:table-cell table:number-columns-repeated="16317"/>
        </table:table-row>
        <table:table-row table:number-rows-repeated="10482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Ian Thomas</dc:creator>
    <dc:date>2020-04-21T12:38:13Z</dc:date>
    <meta:editing-cycles>8</meta:editing-cycles>
    <meta:editing-duration>PT3699S</meta:editing-duration>
  </office:meta>
</office:document-meta>
</file>